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ingreso_mensual</text:p>
          </table:table-cell>
          <table:table-cell table:style-name="Default" office:value-type="string" calcext:value-type="string">
            <text:p>otros_ingresos</text:p>
          </table:table-cell>
          <table:table-cell office:value-type="string" calcext:value-type="string">
            <text:p>facturas</text:p>
          </table:table-cell>
          <table:table-cell office:value-type="string" calcext:value-type="string">
            <text:p>importe_ultima_fact</text:p>
          </table:table-cell>
          <table:table-cell office:value-type="string" calcext:value-type="string">
            <text:p>edad</text:p>
          </table:table-cell>
          <table:table-cell table:style-name="Default" office:value-type="string" calcext:value-type="string">
            <text:p>meses_contrato</text:p>
          </table:table-cell>
          <table:table-cell table:style-name="Default" office:value-type="string" calcext:value-type="string">
            <text:p>sector</text:p>
          </table:table-cell>
          <table:table-cell office:value-type="string" calcext:value-type="string">
            <text:p>aprobacion</text:p>
          </table:table-cell>
        </table:table-row>
        <table:table-row table:style-name="ro1">
          <table:table-cell table:formula="of:=IF([.H2] = 1; ROUND(1000+RAND()*2000); ROUND(300+RAND()*1000))" office:value-type="float" office:value="2925" calcext:value-type="float">
            <text:p>2925</text:p>
          </table:table-cell>
          <table:table-cell table:formula="of:=IF([.H2]; ROUND(1000+RAND()*1000); ROUND(RAND()*100))" office:value-type="float" office:value="1565" calcext:value-type="float">
            <text:p>1565</text:p>
          </table:table-cell>
          <table:table-cell table:formula="of:=IF([.H2]; ROUND(RAND()*100); ROUND(RAND()*30))" office:value-type="float" office:value="31" calcext:value-type="float">
            <text:p>31</text:p>
          </table:table-cell>
          <table:table-cell table:formula="of:=IF([.H2]; ROUND(RAND()*200); ROUND(RAND()*100))" office:value-type="float" office:value="36" calcext:value-type="float">
            <text:p>36</text:p>
          </table:table-cell>
          <table:table-cell table:formula="of:=18+ROUND(RAND()*40)" office:value-type="float" office:value="54" calcext:value-type="float">
            <text:p>54</text:p>
          </table:table-cell>
          <table:table-cell table:formula="of:=ROUND(RAND()*90)" office:value-type="float" office:value="19" calcext:value-type="float">
            <text:p>19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] = 1; ROUND(1000+RAND()*2000); ROUND(300+RAND()*1000))" office:value-type="float" office:value="1779" calcext:value-type="float">
            <text:p>1779</text:p>
          </table:table-cell>
          <table:table-cell table:formula="of:=IF([.H3]; ROUND(1000+RAND()*1000); ROUND(RAND()*100))" office:value-type="float" office:value="1753" calcext:value-type="float">
            <text:p>1753</text:p>
          </table:table-cell>
          <table:table-cell table:formula="of:=IF([.H3]; ROUND(RAND()*100); ROUND(RAND()*30))" office:value-type="float" office:value="63" calcext:value-type="float">
            <text:p>63</text:p>
          </table:table-cell>
          <table:table-cell table:formula="of:=IF([.H3]; ROUND(RAND()*200); ROUND(RAND()*100))" office:value-type="float" office:value="4" calcext:value-type="float">
            <text:p>4</text:p>
          </table:table-cell>
          <table:table-cell table:formula="of:=18+ROUND(RAND()*40)" office:value-type="float" office:value="51" calcext:value-type="float">
            <text:p>51</text:p>
          </table:table-cell>
          <table:table-cell table:formula="of:=ROUND(RAND()*90)" office:value-type="float" office:value="28" calcext:value-type="float">
            <text:p>28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] = 1; ROUND(1000+RAND()*2000); ROUND(300+RAND()*1000))" office:value-type="float" office:value="1386" calcext:value-type="float">
            <text:p>1386</text:p>
          </table:table-cell>
          <table:table-cell table:formula="of:=IF([.H4]; ROUND(1000+RAND()*1000); ROUND(RAND()*100))" office:value-type="float" office:value="1546" calcext:value-type="float">
            <text:p>1546</text:p>
          </table:table-cell>
          <table:table-cell table:formula="of:=IF([.H4]; ROUND(RAND()*100); ROUND(RAND()*30))" office:value-type="float" office:value="57" calcext:value-type="float">
            <text:p>57</text:p>
          </table:table-cell>
          <table:table-cell table:formula="of:=IF([.H4]; ROUND(RAND()*200); ROUND(RAND()*100))" office:value-type="float" office:value="135" calcext:value-type="float">
            <text:p>135</text:p>
          </table:table-cell>
          <table:table-cell table:formula="of:=18+ROUND(RAND()*40)" office:value-type="float" office:value="18" calcext:value-type="float">
            <text:p>18</text:p>
          </table:table-cell>
          <table:table-cell table:formula="of:=ROUND(RAND()*90)" office:value-type="float" office:value="47" calcext:value-type="float">
            <text:p>47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] = 1; ROUND(1000+RAND()*2000); ROUND(300+RAND()*1000))" office:value-type="float" office:value="1266" calcext:value-type="float">
            <text:p>1266</text:p>
          </table:table-cell>
          <table:table-cell table:formula="of:=IF([.H5]; ROUND(1000+RAND()*1000); ROUND(RAND()*100))" office:value-type="float" office:value="80" calcext:value-type="float">
            <text:p>80</text:p>
          </table:table-cell>
          <table:table-cell table:formula="of:=IF([.H5]; ROUND(RAND()*100); ROUND(RAND()*30))" office:value-type="float" office:value="11" calcext:value-type="float">
            <text:p>11</text:p>
          </table:table-cell>
          <table:table-cell table:formula="of:=IF([.H5]; ROUND(RAND()*200); ROUND(RAND()*100))" office:value-type="float" office:value="85" calcext:value-type="float">
            <text:p>85</text:p>
          </table:table-cell>
          <table:table-cell table:formula="of:=18+ROUND(RAND()*40)" office:value-type="float" office:value="24" calcext:value-type="float">
            <text:p>24</text:p>
          </table:table-cell>
          <table:table-cell table:formula="of:=ROUND(RAND()*90)" office:value-type="float" office:value="76" calcext:value-type="float">
            <text:p>76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] = 1; ROUND(1000+RAND()*2000); ROUND(300+RAND()*1000))" office:value-type="float" office:value="639" calcext:value-type="float">
            <text:p>639</text:p>
          </table:table-cell>
          <table:table-cell table:formula="of:=IF([.H6]; ROUND(1000+RAND()*1000); ROUND(RAND()*100))" office:value-type="float" office:value="46" calcext:value-type="float">
            <text:p>46</text:p>
          </table:table-cell>
          <table:table-cell table:formula="of:=IF([.H6]; ROUND(RAND()*100); ROUND(RAND()*30))" office:value-type="float" office:value="19" calcext:value-type="float">
            <text:p>19</text:p>
          </table:table-cell>
          <table:table-cell table:formula="of:=IF([.H6]; ROUND(RAND()*200); ROUND(RAND()*100))" office:value-type="float" office:value="23" calcext:value-type="float">
            <text:p>23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61" calcext:value-type="float">
            <text:p>61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] = 1; ROUND(1000+RAND()*2000); ROUND(300+RAND()*1000))" office:value-type="float" office:value="2101" calcext:value-type="float">
            <text:p>2101</text:p>
          </table:table-cell>
          <table:table-cell table:formula="of:=IF([.H7]; ROUND(1000+RAND()*1000); ROUND(RAND()*100))" office:value-type="float" office:value="1937" calcext:value-type="float">
            <text:p>1937</text:p>
          </table:table-cell>
          <table:table-cell table:formula="of:=IF([.H7]; ROUND(RAND()*100); ROUND(RAND()*30))" office:value-type="float" office:value="5" calcext:value-type="float">
            <text:p>5</text:p>
          </table:table-cell>
          <table:table-cell table:formula="of:=IF([.H7]; ROUND(RAND()*200); ROUND(RAND()*100))" office:value-type="float" office:value="39" calcext:value-type="float">
            <text:p>39</text:p>
          </table:table-cell>
          <table:table-cell table:formula="of:=18+ROUND(RAND()*40)" office:value-type="float" office:value="26" calcext:value-type="float">
            <text:p>26</text:p>
          </table:table-cell>
          <table:table-cell table:formula="of:=ROUND(RAND()*90)" office:value-type="float" office:value="59" calcext:value-type="float">
            <text:p>59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] = 1; ROUND(1000+RAND()*2000); ROUND(300+RAND()*1000))" office:value-type="float" office:value="1352" calcext:value-type="float">
            <text:p>1352</text:p>
          </table:table-cell>
          <table:table-cell table:formula="of:=IF([.H8]; ROUND(1000+RAND()*1000); ROUND(RAND()*100))" office:value-type="float" office:value="1616" calcext:value-type="float">
            <text:p>1616</text:p>
          </table:table-cell>
          <table:table-cell table:formula="of:=IF([.H8]; ROUND(RAND()*100); ROUND(RAND()*30))" office:value-type="float" office:value="94" calcext:value-type="float">
            <text:p>94</text:p>
          </table:table-cell>
          <table:table-cell table:formula="of:=IF([.H8]; ROUND(RAND()*200); ROUND(RAND()*100))" office:value-type="float" office:value="35" calcext:value-type="float">
            <text:p>35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80" calcext:value-type="float">
            <text:p>80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9] = 1; ROUND(1000+RAND()*2000); ROUND(300+RAND()*1000))" office:value-type="float" office:value="1948" calcext:value-type="float">
            <text:p>1948</text:p>
          </table:table-cell>
          <table:table-cell table:formula="of:=IF([.H9]; ROUND(1000+RAND()*1000); ROUND(RAND()*100))" office:value-type="float" office:value="1118" calcext:value-type="float">
            <text:p>1118</text:p>
          </table:table-cell>
          <table:table-cell table:formula="of:=IF([.H9]; ROUND(RAND()*100); ROUND(RAND()*30))" office:value-type="float" office:value="2" calcext:value-type="float">
            <text:p>2</text:p>
          </table:table-cell>
          <table:table-cell table:formula="of:=IF([.H9]; ROUND(RAND()*200); ROUND(RAND()*100))" office:value-type="float" office:value="19" calcext:value-type="float">
            <text:p>19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74" calcext:value-type="float">
            <text:p>74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0] = 1; ROUND(1000+RAND()*2000); ROUND(300+RAND()*1000))" office:value-type="float" office:value="2526" calcext:value-type="float">
            <text:p>2526</text:p>
          </table:table-cell>
          <table:table-cell table:formula="of:=IF([.H10]; ROUND(1000+RAND()*1000); ROUND(RAND()*100))" office:value-type="float" office:value="1628" calcext:value-type="float">
            <text:p>1628</text:p>
          </table:table-cell>
          <table:table-cell table:formula="of:=IF([.H10]; ROUND(RAND()*100); ROUND(RAND()*30))" office:value-type="float" office:value="6" calcext:value-type="float">
            <text:p>6</text:p>
          </table:table-cell>
          <table:table-cell table:formula="of:=IF([.H10]; ROUND(RAND()*200); ROUND(RAND()*100))" office:value-type="float" office:value="3" calcext:value-type="float">
            <text:p>3</text:p>
          </table:table-cell>
          <table:table-cell table:formula="of:=18+ROUND(RAND()*40)" office:value-type="float" office:value="56" calcext:value-type="float">
            <text:p>56</text:p>
          </table:table-cell>
          <table:table-cell table:formula="of:=ROUND(RAND()*90)" office:value-type="float" office:value="40" calcext:value-type="float">
            <text:p>40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1] = 1; ROUND(1000+RAND()*2000); ROUND(300+RAND()*1000))" office:value-type="float" office:value="387" calcext:value-type="float">
            <text:p>387</text:p>
          </table:table-cell>
          <table:table-cell table:formula="of:=IF([.H11]; ROUND(1000+RAND()*1000); ROUND(RAND()*100))" office:value-type="float" office:value="85" calcext:value-type="float">
            <text:p>85</text:p>
          </table:table-cell>
          <table:table-cell table:formula="of:=IF([.H11]; ROUND(RAND()*100); ROUND(RAND()*30))" office:value-type="float" office:value="13" calcext:value-type="float">
            <text:p>13</text:p>
          </table:table-cell>
          <table:table-cell table:formula="of:=IF([.H11]; ROUND(RAND()*200); ROUND(RAND()*100))" office:value-type="float" office:value="26" calcext:value-type="float">
            <text:p>26</text:p>
          </table:table-cell>
          <table:table-cell table:formula="of:=18+ROUND(RAND()*40)" office:value-type="float" office:value="23" calcext:value-type="float">
            <text:p>23</text:p>
          </table:table-cell>
          <table:table-cell table:formula="of:=ROUND(RAND()*90)" office:value-type="float" office:value="89" calcext:value-type="float">
            <text:p>89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2] = 1; ROUND(1000+RAND()*2000); ROUND(300+RAND()*1000))" office:value-type="float" office:value="897" calcext:value-type="float">
            <text:p>897</text:p>
          </table:table-cell>
          <table:table-cell table:formula="of:=IF([.H12]; ROUND(1000+RAND()*1000); ROUND(RAND()*100))" office:value-type="float" office:value="54" calcext:value-type="float">
            <text:p>54</text:p>
          </table:table-cell>
          <table:table-cell table:formula="of:=IF([.H12]; ROUND(RAND()*100); ROUND(RAND()*30))" office:value-type="float" office:value="13" calcext:value-type="float">
            <text:p>13</text:p>
          </table:table-cell>
          <table:table-cell table:formula="of:=IF([.H12]; ROUND(RAND()*200); ROUND(RAND()*100))" office:value-type="float" office:value="22" calcext:value-type="float">
            <text:p>22</text:p>
          </table:table-cell>
          <table:table-cell table:formula="of:=18+ROUND(RAND()*40)" office:value-type="float" office:value="35" calcext:value-type="float">
            <text:p>35</text:p>
          </table:table-cell>
          <table:table-cell table:formula="of:=ROUND(RAND()*90)" office:value-type="float" office:value="36" calcext:value-type="float">
            <text:p>36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3] = 1; ROUND(1000+RAND()*2000); ROUND(300+RAND()*1000))" office:value-type="float" office:value="1494" calcext:value-type="float">
            <text:p>1494</text:p>
          </table:table-cell>
          <table:table-cell table:formula="of:=IF([.H13]; ROUND(1000+RAND()*1000); ROUND(RAND()*100))" office:value-type="float" office:value="1381" calcext:value-type="float">
            <text:p>1381</text:p>
          </table:table-cell>
          <table:table-cell table:formula="of:=IF([.H13]; ROUND(RAND()*100); ROUND(RAND()*30))" office:value-type="float" office:value="31" calcext:value-type="float">
            <text:p>31</text:p>
          </table:table-cell>
          <table:table-cell table:formula="of:=IF([.H13]; ROUND(RAND()*200); ROUND(RAND()*100))" office:value-type="float" office:value="152" calcext:value-type="float">
            <text:p>152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83" calcext:value-type="float">
            <text:p>83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4] = 1; ROUND(1000+RAND()*2000); ROUND(300+RAND()*1000))" office:value-type="float" office:value="2181" calcext:value-type="float">
            <text:p>2181</text:p>
          </table:table-cell>
          <table:table-cell table:formula="of:=IF([.H14]; ROUND(1000+RAND()*1000); ROUND(RAND()*100))" office:value-type="float" office:value="1160" calcext:value-type="float">
            <text:p>1160</text:p>
          </table:table-cell>
          <table:table-cell table:formula="of:=IF([.H14]; ROUND(RAND()*100); ROUND(RAND()*30))" office:value-type="float" office:value="22" calcext:value-type="float">
            <text:p>22</text:p>
          </table:table-cell>
          <table:table-cell table:formula="of:=IF([.H14]; ROUND(RAND()*200); ROUND(RAND()*100))" office:value-type="float" office:value="49" calcext:value-type="float">
            <text:p>49</text:p>
          </table:table-cell>
          <table:table-cell table:formula="of:=18+ROUND(RAND()*40)" office:value-type="float" office:value="56" calcext:value-type="float">
            <text:p>56</text:p>
          </table:table-cell>
          <table:table-cell table:formula="of:=ROUND(RAND()*90)" office:value-type="float" office:value="85" calcext:value-type="float">
            <text:p>85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5] = 1; ROUND(1000+RAND()*2000); ROUND(300+RAND()*1000))" office:value-type="float" office:value="825" calcext:value-type="float">
            <text:p>825</text:p>
          </table:table-cell>
          <table:table-cell table:formula="of:=IF([.H15]; ROUND(1000+RAND()*1000); ROUND(RAND()*100))" office:value-type="float" office:value="33" calcext:value-type="float">
            <text:p>33</text:p>
          </table:table-cell>
          <table:table-cell table:formula="of:=IF([.H15]; ROUND(RAND()*100); ROUND(RAND()*30))" office:value-type="float" office:value="4" calcext:value-type="float">
            <text:p>4</text:p>
          </table:table-cell>
          <table:table-cell table:formula="of:=IF([.H15]; ROUND(RAND()*200); ROUND(RAND()*100))" office:value-type="float" office:value="43" calcext:value-type="float">
            <text:p>43</text:p>
          </table:table-cell>
          <table:table-cell table:formula="of:=18+ROUND(RAND()*40)" office:value-type="float" office:value="56" calcext:value-type="float">
            <text:p>56</text:p>
          </table:table-cell>
          <table:table-cell table:formula="of:=ROUND(RAND()*90)" office:value-type="float" office:value="77" calcext:value-type="float">
            <text:p>77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6] = 1; ROUND(1000+RAND()*2000); ROUND(300+RAND()*1000))" office:value-type="float" office:value="994" calcext:value-type="float">
            <text:p>994</text:p>
          </table:table-cell>
          <table:table-cell table:formula="of:=IF([.H16]; ROUND(1000+RAND()*1000); ROUND(RAND()*100))" office:value-type="float" office:value="39" calcext:value-type="float">
            <text:p>39</text:p>
          </table:table-cell>
          <table:table-cell table:formula="of:=IF([.H16]; ROUND(RAND()*100); ROUND(RAND()*30))" office:value-type="float" office:value="4" calcext:value-type="float">
            <text:p>4</text:p>
          </table:table-cell>
          <table:table-cell table:formula="of:=IF([.H16]; ROUND(RAND()*200); ROUND(RAND()*100))" office:value-type="float" office:value="32" calcext:value-type="float">
            <text:p>32</text:p>
          </table:table-cell>
          <table:table-cell table:formula="of:=18+ROUND(RAND()*40)" office:value-type="float" office:value="50" calcext:value-type="float">
            <text:p>50</text:p>
          </table:table-cell>
          <table:table-cell table:formula="of:=ROUND(RAND()*90)" office:value-type="float" office:value="31" calcext:value-type="float">
            <text:p>31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7] = 1; ROUND(1000+RAND()*2000); ROUND(300+RAND()*1000))" office:value-type="float" office:value="634" calcext:value-type="float">
            <text:p>634</text:p>
          </table:table-cell>
          <table:table-cell table:formula="of:=IF([.H17]; ROUND(1000+RAND()*1000); ROUND(RAND()*100))" office:value-type="float" office:value="73" calcext:value-type="float">
            <text:p>73</text:p>
          </table:table-cell>
          <table:table-cell table:formula="of:=IF([.H17]; ROUND(RAND()*100); ROUND(RAND()*30))" office:value-type="float" office:value="27" calcext:value-type="float">
            <text:p>27</text:p>
          </table:table-cell>
          <table:table-cell table:formula="of:=IF([.H17]; ROUND(RAND()*200); ROUND(RAND()*100))" office:value-type="float" office:value="59" calcext:value-type="float">
            <text:p>59</text:p>
          </table:table-cell>
          <table:table-cell table:formula="of:=18+ROUND(RAND()*40)" office:value-type="float" office:value="29" calcext:value-type="float">
            <text:p>29</text:p>
          </table:table-cell>
          <table:table-cell table:formula="of:=ROUND(RAND()*90)" office:value-type="float" office:value="82" calcext:value-type="float">
            <text:p>82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8] = 1; ROUND(1000+RAND()*2000); ROUND(300+RAND()*1000))" office:value-type="float" office:value="389" calcext:value-type="float">
            <text:p>389</text:p>
          </table:table-cell>
          <table:table-cell table:formula="of:=IF([.H18]; ROUND(1000+RAND()*1000); ROUND(RAND()*100))" office:value-type="float" office:value="79" calcext:value-type="float">
            <text:p>79</text:p>
          </table:table-cell>
          <table:table-cell table:formula="of:=IF([.H18]; ROUND(RAND()*100); ROUND(RAND()*30))" office:value-type="float" office:value="13" calcext:value-type="float">
            <text:p>13</text:p>
          </table:table-cell>
          <table:table-cell table:formula="of:=IF([.H18]; ROUND(RAND()*200); ROUND(RAND()*100))" office:value-type="float" office:value="45" calcext:value-type="float">
            <text:p>45</text:p>
          </table:table-cell>
          <table:table-cell table:formula="of:=18+ROUND(RAND()*40)" office:value-type="float" office:value="41" calcext:value-type="float">
            <text:p>41</text:p>
          </table:table-cell>
          <table:table-cell table:formula="of:=ROUND(RAND()*90)" office:value-type="float" office:value="56" calcext:value-type="float">
            <text:p>56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9] = 1; ROUND(1000+RAND()*2000); ROUND(300+RAND()*1000))" office:value-type="float" office:value="1564" calcext:value-type="float">
            <text:p>1564</text:p>
          </table:table-cell>
          <table:table-cell table:formula="of:=IF([.H19]; ROUND(1000+RAND()*1000); ROUND(RAND()*100))" office:value-type="float" office:value="1451" calcext:value-type="float">
            <text:p>1451</text:p>
          </table:table-cell>
          <table:table-cell table:formula="of:=IF([.H19]; ROUND(RAND()*100); ROUND(RAND()*30))" office:value-type="float" office:value="61" calcext:value-type="float">
            <text:p>61</text:p>
          </table:table-cell>
          <table:table-cell table:formula="of:=IF([.H19]; ROUND(RAND()*200); ROUND(RAND()*100))" office:value-type="float" office:value="126" calcext:value-type="float">
            <text:p>126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45" calcext:value-type="float">
            <text:p>45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0] = 1; ROUND(1000+RAND()*2000); ROUND(300+RAND()*1000))" office:value-type="float" office:value="675" calcext:value-type="float">
            <text:p>675</text:p>
          </table:table-cell>
          <table:table-cell table:formula="of:=IF([.H20]; ROUND(1000+RAND()*1000); ROUND(RAND()*100))" office:value-type="float" office:value="41" calcext:value-type="float">
            <text:p>41</text:p>
          </table:table-cell>
          <table:table-cell table:formula="of:=IF([.H20]; ROUND(RAND()*100); ROUND(RAND()*30))" office:value-type="float" office:value="25" calcext:value-type="float">
            <text:p>25</text:p>
          </table:table-cell>
          <table:table-cell table:formula="of:=IF([.H20]; ROUND(RAND()*200); ROUND(RAND()*100))" office:value-type="float" office:value="72" calcext:value-type="float">
            <text:p>72</text:p>
          </table:table-cell>
          <table:table-cell table:formula="of:=18+ROUND(RAND()*40)" office:value-type="float" office:value="47" calcext:value-type="float">
            <text:p>47</text:p>
          </table:table-cell>
          <table:table-cell table:formula="of:=ROUND(RAND()*90)" office:value-type="float" office:value="14" calcext:value-type="float">
            <text:p>14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1] = 1; ROUND(1000+RAND()*2000); ROUND(300+RAND()*1000))" office:value-type="float" office:value="2182" calcext:value-type="float">
            <text:p>2182</text:p>
          </table:table-cell>
          <table:table-cell table:formula="of:=IF([.H21]; ROUND(1000+RAND()*1000); ROUND(RAND()*100))" office:value-type="float" office:value="1655" calcext:value-type="float">
            <text:p>1655</text:p>
          </table:table-cell>
          <table:table-cell table:formula="of:=IF([.H21]; ROUND(RAND()*100); ROUND(RAND()*30))" office:value-type="float" office:value="87" calcext:value-type="float">
            <text:p>87</text:p>
          </table:table-cell>
          <table:table-cell table:formula="of:=IF([.H21]; ROUND(RAND()*200); ROUND(RAND()*100))" office:value-type="float" office:value="190" calcext:value-type="float">
            <text:p>190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0" calcext:value-type="float">
            <text:p>0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2] = 1; ROUND(1000+RAND()*2000); ROUND(300+RAND()*1000))" office:value-type="float" office:value="1792" calcext:value-type="float">
            <text:p>1792</text:p>
          </table:table-cell>
          <table:table-cell table:formula="of:=IF([.H22]; ROUND(1000+RAND()*1000); ROUND(RAND()*100))" office:value-type="float" office:value="1876" calcext:value-type="float">
            <text:p>1876</text:p>
          </table:table-cell>
          <table:table-cell table:formula="of:=IF([.H22]; ROUND(RAND()*100); ROUND(RAND()*30))" office:value-type="float" office:value="8" calcext:value-type="float">
            <text:p>8</text:p>
          </table:table-cell>
          <table:table-cell table:formula="of:=IF([.H22]; ROUND(RAND()*200); ROUND(RAND()*100))" office:value-type="float" office:value="162" calcext:value-type="float">
            <text:p>162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37" calcext:value-type="float">
            <text:p>37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3] = 1; ROUND(1000+RAND()*2000); ROUND(300+RAND()*1000))" office:value-type="float" office:value="2784" calcext:value-type="float">
            <text:p>2784</text:p>
          </table:table-cell>
          <table:table-cell table:formula="of:=IF([.H23]; ROUND(1000+RAND()*1000); ROUND(RAND()*100))" office:value-type="float" office:value="1871" calcext:value-type="float">
            <text:p>1871</text:p>
          </table:table-cell>
          <table:table-cell table:formula="of:=IF([.H23]; ROUND(RAND()*100); ROUND(RAND()*30))" office:value-type="float" office:value="66" calcext:value-type="float">
            <text:p>66</text:p>
          </table:table-cell>
          <table:table-cell table:formula="of:=IF([.H23]; ROUND(RAND()*200); ROUND(RAND()*100))" office:value-type="float" office:value="72" calcext:value-type="float">
            <text:p>72</text:p>
          </table:table-cell>
          <table:table-cell table:formula="of:=18+ROUND(RAND()*40)" office:value-type="float" office:value="47" calcext:value-type="float">
            <text:p>47</text:p>
          </table:table-cell>
          <table:table-cell table:formula="of:=ROUND(RAND()*90)" office:value-type="float" office:value="42" calcext:value-type="float">
            <text:p>42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4] = 1; ROUND(1000+RAND()*2000); ROUND(300+RAND()*1000))" office:value-type="float" office:value="2355" calcext:value-type="float">
            <text:p>2355</text:p>
          </table:table-cell>
          <table:table-cell table:formula="of:=IF([.H24]; ROUND(1000+RAND()*1000); ROUND(RAND()*100))" office:value-type="float" office:value="1357" calcext:value-type="float">
            <text:p>1357</text:p>
          </table:table-cell>
          <table:table-cell table:formula="of:=IF([.H24]; ROUND(RAND()*100); ROUND(RAND()*30))" office:value-type="float" office:value="58" calcext:value-type="float">
            <text:p>58</text:p>
          </table:table-cell>
          <table:table-cell table:formula="of:=IF([.H24]; ROUND(RAND()*200); ROUND(RAND()*100))" office:value-type="float" office:value="75" calcext:value-type="float">
            <text:p>75</text:p>
          </table:table-cell>
          <table:table-cell table:formula="of:=18+ROUND(RAND()*40)" office:value-type="float" office:value="51" calcext:value-type="float">
            <text:p>51</text:p>
          </table:table-cell>
          <table:table-cell table:formula="of:=ROUND(RAND()*90)" office:value-type="float" office:value="24" calcext:value-type="float">
            <text:p>24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5] = 1; ROUND(1000+RAND()*2000); ROUND(300+RAND()*1000))" office:value-type="float" office:value="501" calcext:value-type="float">
            <text:p>501</text:p>
          </table:table-cell>
          <table:table-cell table:formula="of:=IF([.H25]; ROUND(1000+RAND()*1000); ROUND(RAND()*100))" office:value-type="float" office:value="91" calcext:value-type="float">
            <text:p>91</text:p>
          </table:table-cell>
          <table:table-cell table:formula="of:=IF([.H25]; ROUND(RAND()*100); ROUND(RAND()*30))" office:value-type="float" office:value="10" calcext:value-type="float">
            <text:p>10</text:p>
          </table:table-cell>
          <table:table-cell table:formula="of:=IF([.H25]; ROUND(RAND()*200); ROUND(RAND()*100))" office:value-type="float" office:value="31" calcext:value-type="float">
            <text:p>31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85" calcext:value-type="float">
            <text:p>85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6] = 1; ROUND(1000+RAND()*2000); ROUND(300+RAND()*1000))" office:value-type="float" office:value="770" calcext:value-type="float">
            <text:p>770</text:p>
          </table:table-cell>
          <table:table-cell table:formula="of:=IF([.H26]; ROUND(1000+RAND()*1000); ROUND(RAND()*100))" office:value-type="float" office:value="75" calcext:value-type="float">
            <text:p>75</text:p>
          </table:table-cell>
          <table:table-cell table:formula="of:=IF([.H26]; ROUND(RAND()*100); ROUND(RAND()*30))" office:value-type="float" office:value="15" calcext:value-type="float">
            <text:p>15</text:p>
          </table:table-cell>
          <table:table-cell table:formula="of:=IF([.H26]; ROUND(RAND()*200); ROUND(RAND()*100))" office:value-type="float" office:value="95" calcext:value-type="float">
            <text:p>95</text:p>
          </table:table-cell>
          <table:table-cell table:formula="of:=18+ROUND(RAND()*40)" office:value-type="float" office:value="54" calcext:value-type="float">
            <text:p>54</text:p>
          </table:table-cell>
          <table:table-cell table:formula="of:=ROUND(RAND()*90)" office:value-type="float" office:value="14" calcext:value-type="float">
            <text:p>14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7] = 1; ROUND(1000+RAND()*2000); ROUND(300+RAND()*1000))" office:value-type="float" office:value="2665" calcext:value-type="float">
            <text:p>2665</text:p>
          </table:table-cell>
          <table:table-cell table:formula="of:=IF([.H27]; ROUND(1000+RAND()*1000); ROUND(RAND()*100))" office:value-type="float" office:value="1654" calcext:value-type="float">
            <text:p>1654</text:p>
          </table:table-cell>
          <table:table-cell table:formula="of:=IF([.H27]; ROUND(RAND()*100); ROUND(RAND()*30))" office:value-type="float" office:value="54" calcext:value-type="float">
            <text:p>54</text:p>
          </table:table-cell>
          <table:table-cell table:formula="of:=IF([.H27]; ROUND(RAND()*200); ROUND(RAND()*100))" office:value-type="float" office:value="5" calcext:value-type="float">
            <text:p>5</text:p>
          </table:table-cell>
          <table:table-cell table:formula="of:=18+ROUND(RAND()*40)" office:value-type="float" office:value="23" calcext:value-type="float">
            <text:p>23</text:p>
          </table:table-cell>
          <table:table-cell table:formula="of:=ROUND(RAND()*90)" office:value-type="float" office:value="19" calcext:value-type="float">
            <text:p>19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8] = 1; ROUND(1000+RAND()*2000); ROUND(300+RAND()*1000))" office:value-type="float" office:value="1163" calcext:value-type="float">
            <text:p>1163</text:p>
          </table:table-cell>
          <table:table-cell table:formula="of:=IF([.H28]; ROUND(1000+RAND()*1000); ROUND(RAND()*100))" office:value-type="float" office:value="31" calcext:value-type="float">
            <text:p>31</text:p>
          </table:table-cell>
          <table:table-cell table:formula="of:=IF([.H28]; ROUND(RAND()*100); ROUND(RAND()*30))" office:value-type="float" office:value="3" calcext:value-type="float">
            <text:p>3</text:p>
          </table:table-cell>
          <table:table-cell table:formula="of:=IF([.H28]; ROUND(RAND()*200); ROUND(RAND()*100))" office:value-type="float" office:value="48" calcext:value-type="float">
            <text:p>48</text:p>
          </table:table-cell>
          <table:table-cell table:formula="of:=18+ROUND(RAND()*40)" office:value-type="float" office:value="18" calcext:value-type="float">
            <text:p>18</text:p>
          </table:table-cell>
          <table:table-cell table:formula="of:=ROUND(RAND()*90)" office:value-type="float" office:value="5" calcext:value-type="float">
            <text:p>5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9] = 1; ROUND(1000+RAND()*2000); ROUND(300+RAND()*1000))" office:value-type="float" office:value="473" calcext:value-type="float">
            <text:p>473</text:p>
          </table:table-cell>
          <table:table-cell table:formula="of:=IF([.H29]; ROUND(1000+RAND()*1000); ROUND(RAND()*100))" office:value-type="float" office:value="47" calcext:value-type="float">
            <text:p>47</text:p>
          </table:table-cell>
          <table:table-cell table:formula="of:=IF([.H29]; ROUND(RAND()*100); ROUND(RAND()*30))" office:value-type="float" office:value="14" calcext:value-type="float">
            <text:p>14</text:p>
          </table:table-cell>
          <table:table-cell table:formula="of:=IF([.H29]; ROUND(RAND()*200); ROUND(RAND()*100))" office:value-type="float" office:value="76" calcext:value-type="float">
            <text:p>76</text:p>
          </table:table-cell>
          <table:table-cell table:formula="of:=18+ROUND(RAND()*40)" office:value-type="float" office:value="24" calcext:value-type="float">
            <text:p>24</text:p>
          </table:table-cell>
          <table:table-cell table:formula="of:=ROUND(RAND()*90)" office:value-type="float" office:value="4" calcext:value-type="float">
            <text:p>4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0] = 1; ROUND(1000+RAND()*2000); ROUND(300+RAND()*1000))" office:value-type="float" office:value="1233" calcext:value-type="float">
            <text:p>1233</text:p>
          </table:table-cell>
          <table:table-cell table:formula="of:=IF([.H30]; ROUND(1000+RAND()*1000); ROUND(RAND()*100))" office:value-type="float" office:value="57" calcext:value-type="float">
            <text:p>57</text:p>
          </table:table-cell>
          <table:table-cell table:formula="of:=IF([.H30]; ROUND(RAND()*100); ROUND(RAND()*30))" office:value-type="float" office:value="14" calcext:value-type="float">
            <text:p>14</text:p>
          </table:table-cell>
          <table:table-cell table:formula="of:=IF([.H30]; ROUND(RAND()*200); ROUND(RAND()*100))" office:value-type="float" office:value="54" calcext:value-type="float">
            <text:p>54</text:p>
          </table:table-cell>
          <table:table-cell table:formula="of:=18+ROUND(RAND()*40)" office:value-type="float" office:value="47" calcext:value-type="float">
            <text:p>47</text:p>
          </table:table-cell>
          <table:table-cell table:formula="of:=ROUND(RAND()*90)" office:value-type="float" office:value="31" calcext:value-type="float">
            <text:p>31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1] = 1; ROUND(1000+RAND()*2000); ROUND(300+RAND()*1000))" office:value-type="float" office:value="305" calcext:value-type="float">
            <text:p>305</text:p>
          </table:table-cell>
          <table:table-cell table:formula="of:=IF([.H31]; ROUND(1000+RAND()*1000); ROUND(RAND()*100))" office:value-type="float" office:value="54" calcext:value-type="float">
            <text:p>54</text:p>
          </table:table-cell>
          <table:table-cell table:formula="of:=IF([.H31]; ROUND(RAND()*100); ROUND(RAND()*30))" office:value-type="float" office:value="23" calcext:value-type="float">
            <text:p>23</text:p>
          </table:table-cell>
          <table:table-cell table:formula="of:=IF([.H31]; ROUND(RAND()*200); ROUND(RAND()*100))" office:value-type="float" office:value="19" calcext:value-type="float">
            <text:p>19</text:p>
          </table:table-cell>
          <table:table-cell table:formula="of:=18+ROUND(RAND()*40)" office:value-type="float" office:value="22" calcext:value-type="float">
            <text:p>22</text:p>
          </table:table-cell>
          <table:table-cell table:formula="of:=ROUND(RAND()*90)" office:value-type="float" office:value="41" calcext:value-type="float">
            <text:p>41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2] = 1; ROUND(1000+RAND()*2000); ROUND(300+RAND()*1000))" office:value-type="float" office:value="678" calcext:value-type="float">
            <text:p>678</text:p>
          </table:table-cell>
          <table:table-cell table:formula="of:=IF([.H32]; ROUND(1000+RAND()*1000); ROUND(RAND()*100))" office:value-type="float" office:value="28" calcext:value-type="float">
            <text:p>28</text:p>
          </table:table-cell>
          <table:table-cell table:formula="of:=IF([.H32]; ROUND(RAND()*100); ROUND(RAND()*30))" office:value-type="float" office:value="13" calcext:value-type="float">
            <text:p>13</text:p>
          </table:table-cell>
          <table:table-cell table:formula="of:=IF([.H32]; ROUND(RAND()*200); ROUND(RAND()*100))" office:value-type="float" office:value="41" calcext:value-type="float">
            <text:p>41</text:p>
          </table:table-cell>
          <table:table-cell table:formula="of:=18+ROUND(RAND()*40)" office:value-type="float" office:value="41" calcext:value-type="float">
            <text:p>41</text:p>
          </table:table-cell>
          <table:table-cell table:formula="of:=ROUND(RAND()*90)" office:value-type="float" office:value="23" calcext:value-type="float">
            <text:p>23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3] = 1; ROUND(1000+RAND()*2000); ROUND(300+RAND()*1000))" office:value-type="float" office:value="641" calcext:value-type="float">
            <text:p>641</text:p>
          </table:table-cell>
          <table:table-cell table:formula="of:=IF([.H33]; ROUND(1000+RAND()*1000); ROUND(RAND()*100))" office:value-type="float" office:value="71" calcext:value-type="float">
            <text:p>71</text:p>
          </table:table-cell>
          <table:table-cell table:formula="of:=IF([.H33]; ROUND(RAND()*100); ROUND(RAND()*30))" office:value-type="float" office:value="29" calcext:value-type="float">
            <text:p>29</text:p>
          </table:table-cell>
          <table:table-cell table:formula="of:=IF([.H33]; ROUND(RAND()*200); ROUND(RAND()*100))" office:value-type="float" office:value="69" calcext:value-type="float">
            <text:p>69</text:p>
          </table:table-cell>
          <table:table-cell table:formula="of:=18+ROUND(RAND()*40)" office:value-type="float" office:value="35" calcext:value-type="float">
            <text:p>35</text:p>
          </table:table-cell>
          <table:table-cell table:formula="of:=ROUND(RAND()*90)" office:value-type="float" office:value="33" calcext:value-type="float">
            <text:p>33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4] = 1; ROUND(1000+RAND()*2000); ROUND(300+RAND()*1000))" office:value-type="float" office:value="2444" calcext:value-type="float">
            <text:p>2444</text:p>
          </table:table-cell>
          <table:table-cell table:formula="of:=IF([.H34]; ROUND(1000+RAND()*1000); ROUND(RAND()*100))" office:value-type="float" office:value="1208" calcext:value-type="float">
            <text:p>1208</text:p>
          </table:table-cell>
          <table:table-cell table:formula="of:=IF([.H34]; ROUND(RAND()*100); ROUND(RAND()*30))" office:value-type="float" office:value="57" calcext:value-type="float">
            <text:p>57</text:p>
          </table:table-cell>
          <table:table-cell table:formula="of:=IF([.H34]; ROUND(RAND()*200); ROUND(RAND()*100))" office:value-type="float" office:value="196" calcext:value-type="float">
            <text:p>196</text:p>
          </table:table-cell>
          <table:table-cell table:formula="of:=18+ROUND(RAND()*40)" office:value-type="float" office:value="26" calcext:value-type="float">
            <text:p>26</text:p>
          </table:table-cell>
          <table:table-cell table:formula="of:=ROUND(RAND()*90)" office:value-type="float" office:value="49" calcext:value-type="float">
            <text:p>49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5] = 1; ROUND(1000+RAND()*2000); ROUND(300+RAND()*1000))" office:value-type="float" office:value="403" calcext:value-type="float">
            <text:p>403</text:p>
          </table:table-cell>
          <table:table-cell table:formula="of:=IF([.H35]; ROUND(1000+RAND()*1000); ROUND(RAND()*100))" office:value-type="float" office:value="99" calcext:value-type="float">
            <text:p>99</text:p>
          </table:table-cell>
          <table:table-cell table:formula="of:=IF([.H35]; ROUND(RAND()*100); ROUND(RAND()*30))" office:value-type="float" office:value="23" calcext:value-type="float">
            <text:p>23</text:p>
          </table:table-cell>
          <table:table-cell table:formula="of:=IF([.H35]; ROUND(RAND()*200); ROUND(RAND()*100))" office:value-type="float" office:value="86" calcext:value-type="float">
            <text:p>86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11" calcext:value-type="float">
            <text:p>11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6] = 1; ROUND(1000+RAND()*2000); ROUND(300+RAND()*1000))" office:value-type="float" office:value="1013" calcext:value-type="float">
            <text:p>1013</text:p>
          </table:table-cell>
          <table:table-cell table:formula="of:=IF([.H36]; ROUND(1000+RAND()*1000); ROUND(RAND()*100))" office:value-type="float" office:value="1720" calcext:value-type="float">
            <text:p>1720</text:p>
          </table:table-cell>
          <table:table-cell table:formula="of:=IF([.H36]; ROUND(RAND()*100); ROUND(RAND()*30))" office:value-type="float" office:value="6" calcext:value-type="float">
            <text:p>6</text:p>
          </table:table-cell>
          <table:table-cell table:formula="of:=IF([.H36]; ROUND(RAND()*200); ROUND(RAND()*100))" office:value-type="float" office:value="134" calcext:value-type="float">
            <text:p>134</text:p>
          </table:table-cell>
          <table:table-cell table:formula="of:=18+ROUND(RAND()*40)" office:value-type="float" office:value="22" calcext:value-type="float">
            <text:p>22</text:p>
          </table:table-cell>
          <table:table-cell table:formula="of:=ROUND(RAND()*90)" office:value-type="float" office:value="33" calcext:value-type="float">
            <text:p>33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7] = 1; ROUND(1000+RAND()*2000); ROUND(300+RAND()*1000))" office:value-type="float" office:value="2160" calcext:value-type="float">
            <text:p>2160</text:p>
          </table:table-cell>
          <table:table-cell table:formula="of:=IF([.H37]; ROUND(1000+RAND()*1000); ROUND(RAND()*100))" office:value-type="float" office:value="1937" calcext:value-type="float">
            <text:p>1937</text:p>
          </table:table-cell>
          <table:table-cell table:formula="of:=IF([.H37]; ROUND(RAND()*100); ROUND(RAND()*30))" office:value-type="float" office:value="83" calcext:value-type="float">
            <text:p>83</text:p>
          </table:table-cell>
          <table:table-cell table:formula="of:=IF([.H37]; ROUND(RAND()*200); ROUND(RAND()*100))" office:value-type="float" office:value="111" calcext:value-type="float">
            <text:p>111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33" calcext:value-type="float">
            <text:p>33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8] = 1; ROUND(1000+RAND()*2000); ROUND(300+RAND()*1000))" office:value-type="float" office:value="985" calcext:value-type="float">
            <text:p>985</text:p>
          </table:table-cell>
          <table:table-cell table:formula="of:=IF([.H38]; ROUND(1000+RAND()*1000); ROUND(RAND()*100))" office:value-type="float" office:value="75" calcext:value-type="float">
            <text:p>75</text:p>
          </table:table-cell>
          <table:table-cell table:formula="of:=IF([.H38]; ROUND(RAND()*100); ROUND(RAND()*30))" office:value-type="float" office:value="13" calcext:value-type="float">
            <text:p>13</text:p>
          </table:table-cell>
          <table:table-cell table:formula="of:=IF([.H38]; ROUND(RAND()*200); ROUND(RAND()*100))" office:value-type="float" office:value="37" calcext:value-type="float">
            <text:p>37</text:p>
          </table:table-cell>
          <table:table-cell table:formula="of:=18+ROUND(RAND()*40)" office:value-type="float" office:value="54" calcext:value-type="float">
            <text:p>54</text:p>
          </table:table-cell>
          <table:table-cell table:formula="of:=ROUND(RAND()*90)" office:value-type="float" office:value="16" calcext:value-type="float">
            <text:p>16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9] = 1; ROUND(1000+RAND()*2000); ROUND(300+RAND()*1000))" office:value-type="float" office:value="447" calcext:value-type="float">
            <text:p>447</text:p>
          </table:table-cell>
          <table:table-cell table:formula="of:=IF([.H39]; ROUND(1000+RAND()*1000); ROUND(RAND()*100))" office:value-type="float" office:value="68" calcext:value-type="float">
            <text:p>68</text:p>
          </table:table-cell>
          <table:table-cell table:formula="of:=IF([.H39]; ROUND(RAND()*100); ROUND(RAND()*30))" office:value-type="float" office:value="13" calcext:value-type="float">
            <text:p>13</text:p>
          </table:table-cell>
          <table:table-cell table:formula="of:=IF([.H39]; ROUND(RAND()*200); ROUND(RAND()*100))" office:value-type="float" office:value="5" calcext:value-type="float">
            <text:p>5</text:p>
          </table:table-cell>
          <table:table-cell table:formula="of:=18+ROUND(RAND()*40)" office:value-type="float" office:value="38" calcext:value-type="float">
            <text:p>38</text:p>
          </table:table-cell>
          <table:table-cell table:formula="of:=ROUND(RAND()*90)" office:value-type="float" office:value="51" calcext:value-type="float">
            <text:p>51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0] = 1; ROUND(1000+RAND()*2000); ROUND(300+RAND()*1000))" office:value-type="float" office:value="1149" calcext:value-type="float">
            <text:p>1149</text:p>
          </table:table-cell>
          <table:table-cell table:formula="of:=IF([.H40]; ROUND(1000+RAND()*1000); ROUND(RAND()*100))" office:value-type="float" office:value="72" calcext:value-type="float">
            <text:p>72</text:p>
          </table:table-cell>
          <table:table-cell table:formula="of:=IF([.H40]; ROUND(RAND()*100); ROUND(RAND()*30))" office:value-type="float" office:value="7" calcext:value-type="float">
            <text:p>7</text:p>
          </table:table-cell>
          <table:table-cell table:formula="of:=IF([.H40]; ROUND(RAND()*200); ROUND(RAND()*100))" office:value-type="float" office:value="57" calcext:value-type="float">
            <text:p>57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30" calcext:value-type="float">
            <text:p>30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1] = 1; ROUND(1000+RAND()*2000); ROUND(300+RAND()*1000))" office:value-type="float" office:value="874" calcext:value-type="float">
            <text:p>874</text:p>
          </table:table-cell>
          <table:table-cell table:formula="of:=IF([.H41]; ROUND(1000+RAND()*1000); ROUND(RAND()*100))" office:value-type="float" office:value="32" calcext:value-type="float">
            <text:p>32</text:p>
          </table:table-cell>
          <table:table-cell table:formula="of:=IF([.H41]; ROUND(RAND()*100); ROUND(RAND()*30))" office:value-type="float" office:value="15" calcext:value-type="float">
            <text:p>15</text:p>
          </table:table-cell>
          <table:table-cell table:formula="of:=IF([.H41]; ROUND(RAND()*200); ROUND(RAND()*100))" office:value-type="float" office:value="89" calcext:value-type="float">
            <text:p>89</text:p>
          </table:table-cell>
          <table:table-cell table:formula="of:=18+ROUND(RAND()*40)" office:value-type="float" office:value="53" calcext:value-type="float">
            <text:p>53</text:p>
          </table:table-cell>
          <table:table-cell table:formula="of:=ROUND(RAND()*90)" office:value-type="float" office:value="13" calcext:value-type="float">
            <text:p>13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2] = 1; ROUND(1000+RAND()*2000); ROUND(300+RAND()*1000))" office:value-type="float" office:value="2865" calcext:value-type="float">
            <text:p>2865</text:p>
          </table:table-cell>
          <table:table-cell table:formula="of:=IF([.H42]; ROUND(1000+RAND()*1000); ROUND(RAND()*100))" office:value-type="float" office:value="1571" calcext:value-type="float">
            <text:p>1571</text:p>
          </table:table-cell>
          <table:table-cell table:formula="of:=IF([.H42]; ROUND(RAND()*100); ROUND(RAND()*30))" office:value-type="float" office:value="51" calcext:value-type="float">
            <text:p>51</text:p>
          </table:table-cell>
          <table:table-cell table:formula="of:=IF([.H42]; ROUND(RAND()*200); ROUND(RAND()*100))" office:value-type="float" office:value="161" calcext:value-type="float">
            <text:p>161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12" calcext:value-type="float">
            <text:p>12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3] = 1; ROUND(1000+RAND()*2000); ROUND(300+RAND()*1000))" office:value-type="float" office:value="1174" calcext:value-type="float">
            <text:p>1174</text:p>
          </table:table-cell>
          <table:table-cell table:formula="of:=IF([.H43]; ROUND(1000+RAND()*1000); ROUND(RAND()*100))" office:value-type="float" office:value="60" calcext:value-type="float">
            <text:p>60</text:p>
          </table:table-cell>
          <table:table-cell table:formula="of:=IF([.H43]; ROUND(RAND()*100); ROUND(RAND()*30))" office:value-type="float" office:value="16" calcext:value-type="float">
            <text:p>16</text:p>
          </table:table-cell>
          <table:table-cell table:formula="of:=IF([.H43]; ROUND(RAND()*200); ROUND(RAND()*100))" office:value-type="float" office:value="28" calcext:value-type="float">
            <text:p>28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41" calcext:value-type="float">
            <text:p>41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4] = 1; ROUND(1000+RAND()*2000); ROUND(300+RAND()*1000))" office:value-type="float" office:value="494" calcext:value-type="float">
            <text:p>494</text:p>
          </table:table-cell>
          <table:table-cell table:formula="of:=IF([.H44]; ROUND(1000+RAND()*1000); ROUND(RAND()*100))" office:value-type="float" office:value="44" calcext:value-type="float">
            <text:p>44</text:p>
          </table:table-cell>
          <table:table-cell table:formula="of:=IF([.H44]; ROUND(RAND()*100); ROUND(RAND()*30))" office:value-type="float" office:value="7" calcext:value-type="float">
            <text:p>7</text:p>
          </table:table-cell>
          <table:table-cell table:formula="of:=IF([.H44]; ROUND(RAND()*200); ROUND(RAND()*100))" office:value-type="float" office:value="33" calcext:value-type="float">
            <text:p>33</text:p>
          </table:table-cell>
          <table:table-cell table:formula="of:=18+ROUND(RAND()*40)" office:value-type="float" office:value="31" calcext:value-type="float">
            <text:p>31</text:p>
          </table:table-cell>
          <table:table-cell table:formula="of:=ROUND(RAND()*90)" office:value-type="float" office:value="46" calcext:value-type="float">
            <text:p>46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5] = 1; ROUND(1000+RAND()*2000); ROUND(300+RAND()*1000))" office:value-type="float" office:value="349" calcext:value-type="float">
            <text:p>349</text:p>
          </table:table-cell>
          <table:table-cell table:formula="of:=IF([.H45]; ROUND(1000+RAND()*1000); ROUND(RAND()*100))" office:value-type="float" office:value="52" calcext:value-type="float">
            <text:p>52</text:p>
          </table:table-cell>
          <table:table-cell table:formula="of:=IF([.H45]; ROUND(RAND()*100); ROUND(RAND()*30))" office:value-type="float" office:value="17" calcext:value-type="float">
            <text:p>17</text:p>
          </table:table-cell>
          <table:table-cell table:formula="of:=IF([.H45]; ROUND(RAND()*200); ROUND(RAND()*100))" office:value-type="float" office:value="20" calcext:value-type="float">
            <text:p>20</text:p>
          </table:table-cell>
          <table:table-cell table:formula="of:=18+ROUND(RAND()*40)" office:value-type="float" office:value="30" calcext:value-type="float">
            <text:p>30</text:p>
          </table:table-cell>
          <table:table-cell table:formula="of:=ROUND(RAND()*90)" office:value-type="float" office:value="7" calcext:value-type="float">
            <text:p>7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6] = 1; ROUND(1000+RAND()*2000); ROUND(300+RAND()*1000))" office:value-type="float" office:value="1924" calcext:value-type="float">
            <text:p>1924</text:p>
          </table:table-cell>
          <table:table-cell table:formula="of:=IF([.H46]; ROUND(1000+RAND()*1000); ROUND(RAND()*100))" office:value-type="float" office:value="1135" calcext:value-type="float">
            <text:p>1135</text:p>
          </table:table-cell>
          <table:table-cell table:formula="of:=IF([.H46]; ROUND(RAND()*100); ROUND(RAND()*30))" office:value-type="float" office:value="23" calcext:value-type="float">
            <text:p>23</text:p>
          </table:table-cell>
          <table:table-cell table:formula="of:=IF([.H46]; ROUND(RAND()*200); ROUND(RAND()*100))" office:value-type="float" office:value="95" calcext:value-type="float">
            <text:p>95</text:p>
          </table:table-cell>
          <table:table-cell table:formula="of:=18+ROUND(RAND()*40)" office:value-type="float" office:value="24" calcext:value-type="float">
            <text:p>24</text:p>
          </table:table-cell>
          <table:table-cell table:formula="of:=ROUND(RAND()*90)" office:value-type="float" office:value="72" calcext:value-type="float">
            <text:p>72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7] = 1; ROUND(1000+RAND()*2000); ROUND(300+RAND()*1000))" office:value-type="float" office:value="2986" calcext:value-type="float">
            <text:p>2986</text:p>
          </table:table-cell>
          <table:table-cell table:formula="of:=IF([.H47]; ROUND(1000+RAND()*1000); ROUND(RAND()*100))" office:value-type="float" office:value="1473" calcext:value-type="float">
            <text:p>1473</text:p>
          </table:table-cell>
          <table:table-cell table:formula="of:=IF([.H47]; ROUND(RAND()*100); ROUND(RAND()*30))" office:value-type="float" office:value="56" calcext:value-type="float">
            <text:p>56</text:p>
          </table:table-cell>
          <table:table-cell table:formula="of:=IF([.H47]; ROUND(RAND()*200); ROUND(RAND()*100))" office:value-type="float" office:value="88" calcext:value-type="float">
            <text:p>88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62" calcext:value-type="float">
            <text:p>62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8] = 1; ROUND(1000+RAND()*2000); ROUND(300+RAND()*1000))" office:value-type="float" office:value="795" calcext:value-type="float">
            <text:p>795</text:p>
          </table:table-cell>
          <table:table-cell table:formula="of:=IF([.H48]; ROUND(1000+RAND()*1000); ROUND(RAND()*100))" office:value-type="float" office:value="14" calcext:value-type="float">
            <text:p>14</text:p>
          </table:table-cell>
          <table:table-cell table:formula="of:=IF([.H48]; ROUND(RAND()*100); ROUND(RAND()*30))" office:value-type="float" office:value="17" calcext:value-type="float">
            <text:p>17</text:p>
          </table:table-cell>
          <table:table-cell table:formula="of:=IF([.H48]; ROUND(RAND()*200); ROUND(RAND()*100))" office:value-type="float" office:value="31" calcext:value-type="float">
            <text:p>31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58" calcext:value-type="float">
            <text:p>58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9] = 1; ROUND(1000+RAND()*2000); ROUND(300+RAND()*1000))" office:value-type="float" office:value="612" calcext:value-type="float">
            <text:p>612</text:p>
          </table:table-cell>
          <table:table-cell table:formula="of:=IF([.H49]; ROUND(1000+RAND()*1000); ROUND(RAND()*100))" office:value-type="float" office:value="0" calcext:value-type="float">
            <text:p>0</text:p>
          </table:table-cell>
          <table:table-cell table:formula="of:=IF([.H49]; ROUND(RAND()*100); ROUND(RAND()*30))" office:value-type="float" office:value="19" calcext:value-type="float">
            <text:p>19</text:p>
          </table:table-cell>
          <table:table-cell table:formula="of:=IF([.H49]; ROUND(RAND()*200); ROUND(RAND()*100))" office:value-type="float" office:value="15" calcext:value-type="float">
            <text:p>15</text:p>
          </table:table-cell>
          <table:table-cell table:formula="of:=18+ROUND(RAND()*40)" office:value-type="float" office:value="24" calcext:value-type="float">
            <text:p>24</text:p>
          </table:table-cell>
          <table:table-cell table:formula="of:=ROUND(RAND()*90)" office:value-type="float" office:value="68" calcext:value-type="float">
            <text:p>68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0] = 1; ROUND(1000+RAND()*2000); ROUND(300+RAND()*1000))" office:value-type="float" office:value="1695" calcext:value-type="float">
            <text:p>1695</text:p>
          </table:table-cell>
          <table:table-cell table:formula="of:=IF([.H50]; ROUND(1000+RAND()*1000); ROUND(RAND()*100))" office:value-type="float" office:value="1243" calcext:value-type="float">
            <text:p>1243</text:p>
          </table:table-cell>
          <table:table-cell table:formula="of:=IF([.H50]; ROUND(RAND()*100); ROUND(RAND()*30))" office:value-type="float" office:value="46" calcext:value-type="float">
            <text:p>46</text:p>
          </table:table-cell>
          <table:table-cell table:formula="of:=IF([.H50]; ROUND(RAND()*200); ROUND(RAND()*100))" office:value-type="float" office:value="119" calcext:value-type="float">
            <text:p>119</text:p>
          </table:table-cell>
          <table:table-cell table:formula="of:=18+ROUND(RAND()*40)" office:value-type="float" office:value="30" calcext:value-type="float">
            <text:p>30</text:p>
          </table:table-cell>
          <table:table-cell table:formula="of:=ROUND(RAND()*90)" office:value-type="float" office:value="45" calcext:value-type="float">
            <text:p>45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1] = 1; ROUND(1000+RAND()*2000); ROUND(300+RAND()*1000))" office:value-type="float" office:value="1049" calcext:value-type="float">
            <text:p>1049</text:p>
          </table:table-cell>
          <table:table-cell table:formula="of:=IF([.H51]; ROUND(1000+RAND()*1000); ROUND(RAND()*100))" office:value-type="float" office:value="54" calcext:value-type="float">
            <text:p>54</text:p>
          </table:table-cell>
          <table:table-cell table:formula="of:=IF([.H51]; ROUND(RAND()*100); ROUND(RAND()*30))" office:value-type="float" office:value="8" calcext:value-type="float">
            <text:p>8</text:p>
          </table:table-cell>
          <table:table-cell table:formula="of:=IF([.H51]; ROUND(RAND()*200); ROUND(RAND()*100))" office:value-type="float" office:value="61" calcext:value-type="float">
            <text:p>61</text:p>
          </table:table-cell>
          <table:table-cell table:formula="of:=18+ROUND(RAND()*40)" office:value-type="float" office:value="53" calcext:value-type="float">
            <text:p>53</text:p>
          </table:table-cell>
          <table:table-cell table:formula="of:=ROUND(RAND()*90)" office:value-type="float" office:value="18" calcext:value-type="float">
            <text:p>18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2] = 1; ROUND(1000+RAND()*2000); ROUND(300+RAND()*1000))" office:value-type="float" office:value="2025" calcext:value-type="float">
            <text:p>2025</text:p>
          </table:table-cell>
          <table:table-cell table:formula="of:=IF([.H52]; ROUND(1000+RAND()*1000); ROUND(RAND()*100))" office:value-type="float" office:value="1767" calcext:value-type="float">
            <text:p>1767</text:p>
          </table:table-cell>
          <table:table-cell table:formula="of:=IF([.H52]; ROUND(RAND()*100); ROUND(RAND()*30))" office:value-type="float" office:value="59" calcext:value-type="float">
            <text:p>59</text:p>
          </table:table-cell>
          <table:table-cell table:formula="of:=IF([.H52]; ROUND(RAND()*200); ROUND(RAND()*100))" office:value-type="float" office:value="110" calcext:value-type="float">
            <text:p>110</text:p>
          </table:table-cell>
          <table:table-cell table:formula="of:=18+ROUND(RAND()*40)" office:value-type="float" office:value="55" calcext:value-type="float">
            <text:p>55</text:p>
          </table:table-cell>
          <table:table-cell table:formula="of:=ROUND(RAND()*90)" office:value-type="float" office:value="66" calcext:value-type="float">
            <text:p>66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3] = 1; ROUND(1000+RAND()*2000); ROUND(300+RAND()*1000))" office:value-type="float" office:value="476" calcext:value-type="float">
            <text:p>476</text:p>
          </table:table-cell>
          <table:table-cell table:formula="of:=IF([.H53]; ROUND(1000+RAND()*1000); ROUND(RAND()*100))" office:value-type="float" office:value="61" calcext:value-type="float">
            <text:p>61</text:p>
          </table:table-cell>
          <table:table-cell table:formula="of:=IF([.H53]; ROUND(RAND()*100); ROUND(RAND()*30))" office:value-type="float" office:value="3" calcext:value-type="float">
            <text:p>3</text:p>
          </table:table-cell>
          <table:table-cell table:formula="of:=IF([.H53]; ROUND(RAND()*200); ROUND(RAND()*100))" office:value-type="float" office:value="57" calcext:value-type="float">
            <text:p>57</text:p>
          </table:table-cell>
          <table:table-cell table:formula="of:=18+ROUND(RAND()*40)" office:value-type="float" office:value="19" calcext:value-type="float">
            <text:p>19</text:p>
          </table:table-cell>
          <table:table-cell table:formula="of:=ROUND(RAND()*90)" office:value-type="float" office:value="23" calcext:value-type="float">
            <text:p>23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4] = 1; ROUND(1000+RAND()*2000); ROUND(300+RAND()*1000))" office:value-type="float" office:value="1233" calcext:value-type="float">
            <text:p>1233</text:p>
          </table:table-cell>
          <table:table-cell table:formula="of:=IF([.H54]; ROUND(1000+RAND()*1000); ROUND(RAND()*100))" office:value-type="float" office:value="90" calcext:value-type="float">
            <text:p>90</text:p>
          </table:table-cell>
          <table:table-cell table:formula="of:=IF([.H54]; ROUND(RAND()*100); ROUND(RAND()*30))" office:value-type="float" office:value="18" calcext:value-type="float">
            <text:p>18</text:p>
          </table:table-cell>
          <table:table-cell table:formula="of:=IF([.H54]; ROUND(RAND()*200); ROUND(RAND()*100))" office:value-type="float" office:value="78" calcext:value-type="float">
            <text:p>78</text:p>
          </table:table-cell>
          <table:table-cell table:formula="of:=18+ROUND(RAND()*40)" office:value-type="float" office:value="35" calcext:value-type="float">
            <text:p>35</text:p>
          </table:table-cell>
          <table:table-cell table:formula="of:=ROUND(RAND()*90)" office:value-type="float" office:value="20" calcext:value-type="float">
            <text:p>20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5] = 1; ROUND(1000+RAND()*2000); ROUND(300+RAND()*1000))" office:value-type="float" office:value="965" calcext:value-type="float">
            <text:p>965</text:p>
          </table:table-cell>
          <table:table-cell table:formula="of:=IF([.H55]; ROUND(1000+RAND()*1000); ROUND(RAND()*100))" office:value-type="float" office:value="49" calcext:value-type="float">
            <text:p>49</text:p>
          </table:table-cell>
          <table:table-cell table:formula="of:=IF([.H55]; ROUND(RAND()*100); ROUND(RAND()*30))" office:value-type="float" office:value="5" calcext:value-type="float">
            <text:p>5</text:p>
          </table:table-cell>
          <table:table-cell table:formula="of:=IF([.H55]; ROUND(RAND()*200); ROUND(RAND()*100))" office:value-type="float" office:value="95" calcext:value-type="float">
            <text:p>95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46" calcext:value-type="float">
            <text:p>46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6] = 1; ROUND(1000+RAND()*2000); ROUND(300+RAND()*1000))" office:value-type="float" office:value="1249" calcext:value-type="float">
            <text:p>1249</text:p>
          </table:table-cell>
          <table:table-cell table:formula="of:=IF([.H56]; ROUND(1000+RAND()*1000); ROUND(RAND()*100))" office:value-type="float" office:value="100" calcext:value-type="float">
            <text:p>100</text:p>
          </table:table-cell>
          <table:table-cell table:formula="of:=IF([.H56]; ROUND(RAND()*100); ROUND(RAND()*30))" office:value-type="float" office:value="12" calcext:value-type="float">
            <text:p>12</text:p>
          </table:table-cell>
          <table:table-cell table:formula="of:=IF([.H56]; ROUND(RAND()*200); ROUND(RAND()*100))" office:value-type="float" office:value="34" calcext:value-type="float">
            <text:p>34</text:p>
          </table:table-cell>
          <table:table-cell table:formula="of:=18+ROUND(RAND()*40)" office:value-type="float" office:value="44" calcext:value-type="float">
            <text:p>44</text:p>
          </table:table-cell>
          <table:table-cell table:formula="of:=ROUND(RAND()*90)" office:value-type="float" office:value="40" calcext:value-type="float">
            <text:p>40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7] = 1; ROUND(1000+RAND()*2000); ROUND(300+RAND()*1000))" office:value-type="float" office:value="691" calcext:value-type="float">
            <text:p>691</text:p>
          </table:table-cell>
          <table:table-cell table:formula="of:=IF([.H57]; ROUND(1000+RAND()*1000); ROUND(RAND()*100))" office:value-type="float" office:value="32" calcext:value-type="float">
            <text:p>32</text:p>
          </table:table-cell>
          <table:table-cell table:formula="of:=IF([.H57]; ROUND(RAND()*100); ROUND(RAND()*30))" office:value-type="float" office:value="20" calcext:value-type="float">
            <text:p>20</text:p>
          </table:table-cell>
          <table:table-cell table:formula="of:=IF([.H57]; ROUND(RAND()*200); ROUND(RAND()*100))" office:value-type="float" office:value="54" calcext:value-type="float">
            <text:p>54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16" calcext:value-type="float">
            <text:p>16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8] = 1; ROUND(1000+RAND()*2000); ROUND(300+RAND()*1000))" office:value-type="float" office:value="1960" calcext:value-type="float">
            <text:p>1960</text:p>
          </table:table-cell>
          <table:table-cell table:formula="of:=IF([.H58]; ROUND(1000+RAND()*1000); ROUND(RAND()*100))" office:value-type="float" office:value="1891" calcext:value-type="float">
            <text:p>1891</text:p>
          </table:table-cell>
          <table:table-cell table:formula="of:=IF([.H58]; ROUND(RAND()*100); ROUND(RAND()*30))" office:value-type="float" office:value="78" calcext:value-type="float">
            <text:p>78</text:p>
          </table:table-cell>
          <table:table-cell table:formula="of:=IF([.H58]; ROUND(RAND()*200); ROUND(RAND()*100))" office:value-type="float" office:value="44" calcext:value-type="float">
            <text:p>44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23" calcext:value-type="float">
            <text:p>23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9] = 1; ROUND(1000+RAND()*2000); ROUND(300+RAND()*1000))" office:value-type="float" office:value="2629" calcext:value-type="float">
            <text:p>2629</text:p>
          </table:table-cell>
          <table:table-cell table:formula="of:=IF([.H59]; ROUND(1000+RAND()*1000); ROUND(RAND()*100))" office:value-type="float" office:value="1382" calcext:value-type="float">
            <text:p>1382</text:p>
          </table:table-cell>
          <table:table-cell table:formula="of:=IF([.H59]; ROUND(RAND()*100); ROUND(RAND()*30))" office:value-type="float" office:value="63" calcext:value-type="float">
            <text:p>63</text:p>
          </table:table-cell>
          <table:table-cell table:formula="of:=IF([.H59]; ROUND(RAND()*200); ROUND(RAND()*100))" office:value-type="float" office:value="58" calcext:value-type="float">
            <text:p>58</text:p>
          </table:table-cell>
          <table:table-cell table:formula="of:=18+ROUND(RAND()*40)" office:value-type="float" office:value="19" calcext:value-type="float">
            <text:p>19</text:p>
          </table:table-cell>
          <table:table-cell table:formula="of:=ROUND(RAND()*90)" office:value-type="float" office:value="88" calcext:value-type="float">
            <text:p>88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0] = 1; ROUND(1000+RAND()*2000); ROUND(300+RAND()*1000))" office:value-type="float" office:value="1875" calcext:value-type="float">
            <text:p>1875</text:p>
          </table:table-cell>
          <table:table-cell table:formula="of:=IF([.H60]; ROUND(1000+RAND()*1000); ROUND(RAND()*100))" office:value-type="float" office:value="1558" calcext:value-type="float">
            <text:p>1558</text:p>
          </table:table-cell>
          <table:table-cell table:formula="of:=IF([.H60]; ROUND(RAND()*100); ROUND(RAND()*30))" office:value-type="float" office:value="79" calcext:value-type="float">
            <text:p>79</text:p>
          </table:table-cell>
          <table:table-cell table:formula="of:=IF([.H60]; ROUND(RAND()*200); ROUND(RAND()*100))" office:value-type="float" office:value="133" calcext:value-type="float">
            <text:p>133</text:p>
          </table:table-cell>
          <table:table-cell table:formula="of:=18+ROUND(RAND()*40)" office:value-type="float" office:value="21" calcext:value-type="float">
            <text:p>21</text:p>
          </table:table-cell>
          <table:table-cell table:formula="of:=ROUND(RAND()*90)" office:value-type="float" office:value="85" calcext:value-type="float">
            <text:p>85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1] = 1; ROUND(1000+RAND()*2000); ROUND(300+RAND()*1000))" office:value-type="float" office:value="1019" calcext:value-type="float">
            <text:p>1019</text:p>
          </table:table-cell>
          <table:table-cell table:formula="of:=IF([.H61]; ROUND(1000+RAND()*1000); ROUND(RAND()*100))" office:value-type="float" office:value="73" calcext:value-type="float">
            <text:p>73</text:p>
          </table:table-cell>
          <table:table-cell table:formula="of:=IF([.H61]; ROUND(RAND()*100); ROUND(RAND()*30))" office:value-type="float" office:value="7" calcext:value-type="float">
            <text:p>7</text:p>
          </table:table-cell>
          <table:table-cell table:formula="of:=IF([.H61]; ROUND(RAND()*200); ROUND(RAND()*100))" office:value-type="float" office:value="85" calcext:value-type="float">
            <text:p>85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24" calcext:value-type="float">
            <text:p>24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2] = 1; ROUND(1000+RAND()*2000); ROUND(300+RAND()*1000))" office:value-type="float" office:value="1166" calcext:value-type="float">
            <text:p>1166</text:p>
          </table:table-cell>
          <table:table-cell table:formula="of:=IF([.H62]; ROUND(1000+RAND()*1000); ROUND(RAND()*100))" office:value-type="float" office:value="1908" calcext:value-type="float">
            <text:p>1908</text:p>
          </table:table-cell>
          <table:table-cell table:formula="of:=IF([.H62]; ROUND(RAND()*100); ROUND(RAND()*30))" office:value-type="float" office:value="18" calcext:value-type="float">
            <text:p>18</text:p>
          </table:table-cell>
          <table:table-cell table:formula="of:=IF([.H62]; ROUND(RAND()*200); ROUND(RAND()*100))" office:value-type="float" office:value="142" calcext:value-type="float">
            <text:p>142</text:p>
          </table:table-cell>
          <table:table-cell table:formula="of:=18+ROUND(RAND()*40)" office:value-type="float" office:value="43" calcext:value-type="float">
            <text:p>43</text:p>
          </table:table-cell>
          <table:table-cell table:formula="of:=ROUND(RAND()*90)" office:value-type="float" office:value="22" calcext:value-type="float">
            <text:p>22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3] = 1; ROUND(1000+RAND()*2000); ROUND(300+RAND()*1000))" office:value-type="float" office:value="2495" calcext:value-type="float">
            <text:p>2495</text:p>
          </table:table-cell>
          <table:table-cell table:formula="of:=IF([.H63]; ROUND(1000+RAND()*1000); ROUND(RAND()*100))" office:value-type="float" office:value="1884" calcext:value-type="float">
            <text:p>1884</text:p>
          </table:table-cell>
          <table:table-cell table:formula="of:=IF([.H63]; ROUND(RAND()*100); ROUND(RAND()*30))" office:value-type="float" office:value="87" calcext:value-type="float">
            <text:p>87</text:p>
          </table:table-cell>
          <table:table-cell table:formula="of:=IF([.H63]; ROUND(RAND()*200); ROUND(RAND()*100))" office:value-type="float" office:value="90" calcext:value-type="float">
            <text:p>90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64" calcext:value-type="float">
            <text:p>64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4] = 1; ROUND(1000+RAND()*2000); ROUND(300+RAND()*1000))" office:value-type="float" office:value="853" calcext:value-type="float">
            <text:p>853</text:p>
          </table:table-cell>
          <table:table-cell table:formula="of:=IF([.H64]; ROUND(1000+RAND()*1000); ROUND(RAND()*100))" office:value-type="float" office:value="84" calcext:value-type="float">
            <text:p>84</text:p>
          </table:table-cell>
          <table:table-cell table:formula="of:=IF([.H64]; ROUND(RAND()*100); ROUND(RAND()*30))" office:value-type="float" office:value="6" calcext:value-type="float">
            <text:p>6</text:p>
          </table:table-cell>
          <table:table-cell table:formula="of:=IF([.H64]; ROUND(RAND()*200); ROUND(RAND()*100))" office:value-type="float" office:value="22" calcext:value-type="float">
            <text:p>22</text:p>
          </table:table-cell>
          <table:table-cell table:formula="of:=18+ROUND(RAND()*40)" office:value-type="float" office:value="20" calcext:value-type="float">
            <text:p>20</text:p>
          </table:table-cell>
          <table:table-cell table:formula="of:=ROUND(RAND()*90)" office:value-type="float" office:value="82" calcext:value-type="float">
            <text:p>82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5] = 1; ROUND(1000+RAND()*2000); ROUND(300+RAND()*1000))" office:value-type="float" office:value="2953" calcext:value-type="float">
            <text:p>2953</text:p>
          </table:table-cell>
          <table:table-cell table:formula="of:=IF([.H65]; ROUND(1000+RAND()*1000); ROUND(RAND()*100))" office:value-type="float" office:value="1974" calcext:value-type="float">
            <text:p>1974</text:p>
          </table:table-cell>
          <table:table-cell table:formula="of:=IF([.H65]; ROUND(RAND()*100); ROUND(RAND()*30))" office:value-type="float" office:value="28" calcext:value-type="float">
            <text:p>28</text:p>
          </table:table-cell>
          <table:table-cell table:formula="of:=IF([.H65]; ROUND(RAND()*200); ROUND(RAND()*100))" office:value-type="float" office:value="56" calcext:value-type="float">
            <text:p>56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37" calcext:value-type="float">
            <text:p>37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6] = 1; ROUND(1000+RAND()*2000); ROUND(300+RAND()*1000))" office:value-type="float" office:value="1349" calcext:value-type="float">
            <text:p>1349</text:p>
          </table:table-cell>
          <table:table-cell table:formula="of:=IF([.H66]; ROUND(1000+RAND()*1000); ROUND(RAND()*100))" office:value-type="float" office:value="1427" calcext:value-type="float">
            <text:p>1427</text:p>
          </table:table-cell>
          <table:table-cell table:formula="of:=IF([.H66]; ROUND(RAND()*100); ROUND(RAND()*30))" office:value-type="float" office:value="40" calcext:value-type="float">
            <text:p>40</text:p>
          </table:table-cell>
          <table:table-cell table:formula="of:=IF([.H66]; ROUND(RAND()*200); ROUND(RAND()*100))" office:value-type="float" office:value="20" calcext:value-type="float">
            <text:p>20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70" calcext:value-type="float">
            <text:p>70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7] = 1; ROUND(1000+RAND()*2000); ROUND(300+RAND()*1000))" office:value-type="float" office:value="1564" calcext:value-type="float">
            <text:p>1564</text:p>
          </table:table-cell>
          <table:table-cell table:formula="of:=IF([.H67]; ROUND(1000+RAND()*1000); ROUND(RAND()*100))" office:value-type="float" office:value="1176" calcext:value-type="float">
            <text:p>1176</text:p>
          </table:table-cell>
          <table:table-cell table:formula="of:=IF([.H67]; ROUND(RAND()*100); ROUND(RAND()*30))" office:value-type="float" office:value="43" calcext:value-type="float">
            <text:p>43</text:p>
          </table:table-cell>
          <table:table-cell table:formula="of:=IF([.H67]; ROUND(RAND()*200); ROUND(RAND()*100))" office:value-type="float" office:value="16" calcext:value-type="float">
            <text:p>16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47" calcext:value-type="float">
            <text:p>47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8] = 1; ROUND(1000+RAND()*2000); ROUND(300+RAND()*1000))" office:value-type="float" office:value="2484" calcext:value-type="float">
            <text:p>2484</text:p>
          </table:table-cell>
          <table:table-cell table:formula="of:=IF([.H68]; ROUND(1000+RAND()*1000); ROUND(RAND()*100))" office:value-type="float" office:value="1029" calcext:value-type="float">
            <text:p>1029</text:p>
          </table:table-cell>
          <table:table-cell table:formula="of:=IF([.H68]; ROUND(RAND()*100); ROUND(RAND()*30))" office:value-type="float" office:value="22" calcext:value-type="float">
            <text:p>22</text:p>
          </table:table-cell>
          <table:table-cell table:formula="of:=IF([.H68]; ROUND(RAND()*200); ROUND(RAND()*100))" office:value-type="float" office:value="140" calcext:value-type="float">
            <text:p>140</text:p>
          </table:table-cell>
          <table:table-cell table:formula="of:=18+ROUND(RAND()*40)" office:value-type="float" office:value="49" calcext:value-type="float">
            <text:p>49</text:p>
          </table:table-cell>
          <table:table-cell table:formula="of:=ROUND(RAND()*90)" office:value-type="float" office:value="40" calcext:value-type="float">
            <text:p>40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9] = 1; ROUND(1000+RAND()*2000); ROUND(300+RAND()*1000))" office:value-type="float" office:value="2415" calcext:value-type="float">
            <text:p>2415</text:p>
          </table:table-cell>
          <table:table-cell table:formula="of:=IF([.H69]; ROUND(1000+RAND()*1000); ROUND(RAND()*100))" office:value-type="float" office:value="1986" calcext:value-type="float">
            <text:p>1986</text:p>
          </table:table-cell>
          <table:table-cell table:formula="of:=IF([.H69]; ROUND(RAND()*100); ROUND(RAND()*30))" office:value-type="float" office:value="19" calcext:value-type="float">
            <text:p>19</text:p>
          </table:table-cell>
          <table:table-cell table:formula="of:=IF([.H69]; ROUND(RAND()*200); ROUND(RAND()*100))" office:value-type="float" office:value="74" calcext:value-type="float">
            <text:p>74</text:p>
          </table:table-cell>
          <table:table-cell table:formula="of:=18+ROUND(RAND()*40)" office:value-type="float" office:value="35" calcext:value-type="float">
            <text:p>35</text:p>
          </table:table-cell>
          <table:table-cell table:formula="of:=ROUND(RAND()*90)" office:value-type="float" office:value="89" calcext:value-type="float">
            <text:p>89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0] = 1; ROUND(1000+RAND()*2000); ROUND(300+RAND()*1000))" office:value-type="float" office:value="1124" calcext:value-type="float">
            <text:p>1124</text:p>
          </table:table-cell>
          <table:table-cell table:formula="of:=IF([.H70]; ROUND(1000+RAND()*1000); ROUND(RAND()*100))" office:value-type="float" office:value="79" calcext:value-type="float">
            <text:p>79</text:p>
          </table:table-cell>
          <table:table-cell table:formula="of:=IF([.H70]; ROUND(RAND()*100); ROUND(RAND()*30))" office:value-type="float" office:value="10" calcext:value-type="float">
            <text:p>10</text:p>
          </table:table-cell>
          <table:table-cell table:formula="of:=IF([.H70]; ROUND(RAND()*200); ROUND(RAND()*100))" office:value-type="float" office:value="36" calcext:value-type="float">
            <text:p>36</text:p>
          </table:table-cell>
          <table:table-cell table:formula="of:=18+ROUND(RAND()*40)" office:value-type="float" office:value="35" calcext:value-type="float">
            <text:p>35</text:p>
          </table:table-cell>
          <table:table-cell table:formula="of:=ROUND(RAND()*90)" office:value-type="float" office:value="80" calcext:value-type="float">
            <text:p>80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1] = 1; ROUND(1000+RAND()*2000); ROUND(300+RAND()*1000))" office:value-type="float" office:value="729" calcext:value-type="float">
            <text:p>729</text:p>
          </table:table-cell>
          <table:table-cell table:formula="of:=IF([.H71]; ROUND(1000+RAND()*1000); ROUND(RAND()*100))" office:value-type="float" office:value="14" calcext:value-type="float">
            <text:p>14</text:p>
          </table:table-cell>
          <table:table-cell table:formula="of:=IF([.H71]; ROUND(RAND()*100); ROUND(RAND()*30))" office:value-type="float" office:value="13" calcext:value-type="float">
            <text:p>13</text:p>
          </table:table-cell>
          <table:table-cell table:formula="of:=IF([.H71]; ROUND(RAND()*200); ROUND(RAND()*100))" office:value-type="float" office:value="26" calcext:value-type="float">
            <text:p>26</text:p>
          </table:table-cell>
          <table:table-cell table:formula="of:=18+ROUND(RAND()*40)" office:value-type="float" office:value="30" calcext:value-type="float">
            <text:p>30</text:p>
          </table:table-cell>
          <table:table-cell table:formula="of:=ROUND(RAND()*90)" office:value-type="float" office:value="20" calcext:value-type="float">
            <text:p>20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2] = 1; ROUND(1000+RAND()*2000); ROUND(300+RAND()*1000))" office:value-type="float" office:value="1260" calcext:value-type="float">
            <text:p>1260</text:p>
          </table:table-cell>
          <table:table-cell table:formula="of:=IF([.H72]; ROUND(1000+RAND()*1000); ROUND(RAND()*100))" office:value-type="float" office:value="1986" calcext:value-type="float">
            <text:p>1986</text:p>
          </table:table-cell>
          <table:table-cell table:formula="of:=IF([.H72]; ROUND(RAND()*100); ROUND(RAND()*30))" office:value-type="float" office:value="64" calcext:value-type="float">
            <text:p>64</text:p>
          </table:table-cell>
          <table:table-cell table:formula="of:=IF([.H72]; ROUND(RAND()*200); ROUND(RAND()*100))" office:value-type="float" office:value="43" calcext:value-type="float">
            <text:p>43</text:p>
          </table:table-cell>
          <table:table-cell table:formula="of:=18+ROUND(RAND()*40)" office:value-type="float" office:value="51" calcext:value-type="float">
            <text:p>51</text:p>
          </table:table-cell>
          <table:table-cell table:formula="of:=ROUND(RAND()*90)" office:value-type="float" office:value="57" calcext:value-type="float">
            <text:p>57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3] = 1; ROUND(1000+RAND()*2000); ROUND(300+RAND()*1000))" office:value-type="float" office:value="1213" calcext:value-type="float">
            <text:p>1213</text:p>
          </table:table-cell>
          <table:table-cell table:formula="of:=IF([.H73]; ROUND(1000+RAND()*1000); ROUND(RAND()*100))" office:value-type="float" office:value="1442" calcext:value-type="float">
            <text:p>1442</text:p>
          </table:table-cell>
          <table:table-cell table:formula="of:=IF([.H73]; ROUND(RAND()*100); ROUND(RAND()*30))" office:value-type="float" office:value="34" calcext:value-type="float">
            <text:p>34</text:p>
          </table:table-cell>
          <table:table-cell table:formula="of:=IF([.H73]; ROUND(RAND()*200); ROUND(RAND()*100))" office:value-type="float" office:value="114" calcext:value-type="float">
            <text:p>114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89" calcext:value-type="float">
            <text:p>89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4] = 1; ROUND(1000+RAND()*2000); ROUND(300+RAND()*1000))" office:value-type="float" office:value="2291" calcext:value-type="float">
            <text:p>2291</text:p>
          </table:table-cell>
          <table:table-cell table:formula="of:=IF([.H74]; ROUND(1000+RAND()*1000); ROUND(RAND()*100))" office:value-type="float" office:value="1959" calcext:value-type="float">
            <text:p>1959</text:p>
          </table:table-cell>
          <table:table-cell table:formula="of:=IF([.H74]; ROUND(RAND()*100); ROUND(RAND()*30))" office:value-type="float" office:value="14" calcext:value-type="float">
            <text:p>14</text:p>
          </table:table-cell>
          <table:table-cell table:formula="of:=IF([.H74]; ROUND(RAND()*200); ROUND(RAND()*100))" office:value-type="float" office:value="173" calcext:value-type="float">
            <text:p>173</text:p>
          </table:table-cell>
          <table:table-cell table:formula="of:=18+ROUND(RAND()*40)" office:value-type="float" office:value="44" calcext:value-type="float">
            <text:p>44</text:p>
          </table:table-cell>
          <table:table-cell table:formula="of:=ROUND(RAND()*90)" office:value-type="float" office:value="78" calcext:value-type="float">
            <text:p>78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5] = 1; ROUND(1000+RAND()*2000); ROUND(300+RAND()*1000))" office:value-type="float" office:value="500" calcext:value-type="float">
            <text:p>500</text:p>
          </table:table-cell>
          <table:table-cell table:formula="of:=IF([.H75]; ROUND(1000+RAND()*1000); ROUND(RAND()*100))" office:value-type="float" office:value="8" calcext:value-type="float">
            <text:p>8</text:p>
          </table:table-cell>
          <table:table-cell table:formula="of:=IF([.H75]; ROUND(RAND()*100); ROUND(RAND()*30))" office:value-type="float" office:value="29" calcext:value-type="float">
            <text:p>29</text:p>
          </table:table-cell>
          <table:table-cell table:formula="of:=IF([.H75]; ROUND(RAND()*200); ROUND(RAND()*100))" office:value-type="float" office:value="57" calcext:value-type="float">
            <text:p>57</text:p>
          </table:table-cell>
          <table:table-cell table:formula="of:=18+ROUND(RAND()*40)" office:value-type="float" office:value="50" calcext:value-type="float">
            <text:p>50</text:p>
          </table:table-cell>
          <table:table-cell table:formula="of:=ROUND(RAND()*90)" office:value-type="float" office:value="35" calcext:value-type="float">
            <text:p>35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6] = 1; ROUND(1000+RAND()*2000); ROUND(300+RAND()*1000))" office:value-type="float" office:value="2492" calcext:value-type="float">
            <text:p>2492</text:p>
          </table:table-cell>
          <table:table-cell table:formula="of:=IF([.H76]; ROUND(1000+RAND()*1000); ROUND(RAND()*100))" office:value-type="float" office:value="1839" calcext:value-type="float">
            <text:p>1839</text:p>
          </table:table-cell>
          <table:table-cell table:formula="of:=IF([.H76]; ROUND(RAND()*100); ROUND(RAND()*30))" office:value-type="float" office:value="84" calcext:value-type="float">
            <text:p>84</text:p>
          </table:table-cell>
          <table:table-cell table:formula="of:=IF([.H76]; ROUND(RAND()*200); ROUND(RAND()*100))" office:value-type="float" office:value="15" calcext:value-type="float">
            <text:p>15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56" calcext:value-type="float">
            <text:p>56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7] = 1; ROUND(1000+RAND()*2000); ROUND(300+RAND()*1000))" office:value-type="float" office:value="2491" calcext:value-type="float">
            <text:p>2491</text:p>
          </table:table-cell>
          <table:table-cell table:formula="of:=IF([.H77]; ROUND(1000+RAND()*1000); ROUND(RAND()*100))" office:value-type="float" office:value="1924" calcext:value-type="float">
            <text:p>1924</text:p>
          </table:table-cell>
          <table:table-cell table:formula="of:=IF([.H77]; ROUND(RAND()*100); ROUND(RAND()*30))" office:value-type="float" office:value="14" calcext:value-type="float">
            <text:p>14</text:p>
          </table:table-cell>
          <table:table-cell table:formula="of:=IF([.H77]; ROUND(RAND()*200); ROUND(RAND()*100))" office:value-type="float" office:value="129" calcext:value-type="float">
            <text:p>129</text:p>
          </table:table-cell>
          <table:table-cell table:formula="of:=18+ROUND(RAND()*40)" office:value-type="float" office:value="56" calcext:value-type="float">
            <text:p>56</text:p>
          </table:table-cell>
          <table:table-cell table:formula="of:=ROUND(RAND()*90)" office:value-type="float" office:value="53" calcext:value-type="float">
            <text:p>53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8] = 1; ROUND(1000+RAND()*2000); ROUND(300+RAND()*1000))" office:value-type="float" office:value="870" calcext:value-type="float">
            <text:p>870</text:p>
          </table:table-cell>
          <table:table-cell table:formula="of:=IF([.H78]; ROUND(1000+RAND()*1000); ROUND(RAND()*100))" office:value-type="float" office:value="54" calcext:value-type="float">
            <text:p>54</text:p>
          </table:table-cell>
          <table:table-cell table:formula="of:=IF([.H78]; ROUND(RAND()*100); ROUND(RAND()*30))" office:value-type="float" office:value="25" calcext:value-type="float">
            <text:p>25</text:p>
          </table:table-cell>
          <table:table-cell table:formula="of:=IF([.H78]; ROUND(RAND()*200); ROUND(RAND()*100))" office:value-type="float" office:value="71" calcext:value-type="float">
            <text:p>71</text:p>
          </table:table-cell>
          <table:table-cell table:formula="of:=18+ROUND(RAND()*40)" office:value-type="float" office:value="29" calcext:value-type="float">
            <text:p>29</text:p>
          </table:table-cell>
          <table:table-cell table:formula="of:=ROUND(RAND()*90)" office:value-type="float" office:value="71" calcext:value-type="float">
            <text:p>71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9] = 1; ROUND(1000+RAND()*2000); ROUND(300+RAND()*1000))" office:value-type="float" office:value="1115" calcext:value-type="float">
            <text:p>1115</text:p>
          </table:table-cell>
          <table:table-cell table:formula="of:=IF([.H79]; ROUND(1000+RAND()*1000); ROUND(RAND()*100))" office:value-type="float" office:value="31" calcext:value-type="float">
            <text:p>31</text:p>
          </table:table-cell>
          <table:table-cell table:formula="of:=IF([.H79]; ROUND(RAND()*100); ROUND(RAND()*30))" office:value-type="float" office:value="3" calcext:value-type="float">
            <text:p>3</text:p>
          </table:table-cell>
          <table:table-cell table:formula="of:=IF([.H79]; ROUND(RAND()*200); ROUND(RAND()*100))" office:value-type="float" office:value="68" calcext:value-type="float">
            <text:p>68</text:p>
          </table:table-cell>
          <table:table-cell table:formula="of:=18+ROUND(RAND()*40)" office:value-type="float" office:value="35" calcext:value-type="float">
            <text:p>35</text:p>
          </table:table-cell>
          <table:table-cell table:formula="of:=ROUND(RAND()*90)" office:value-type="float" office:value="29" calcext:value-type="float">
            <text:p>29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0] = 1; ROUND(1000+RAND()*2000); ROUND(300+RAND()*1000))" office:value-type="float" office:value="914" calcext:value-type="float">
            <text:p>914</text:p>
          </table:table-cell>
          <table:table-cell table:formula="of:=IF([.H80]; ROUND(1000+RAND()*1000); ROUND(RAND()*100))" office:value-type="float" office:value="40" calcext:value-type="float">
            <text:p>40</text:p>
          </table:table-cell>
          <table:table-cell table:formula="of:=IF([.H80]; ROUND(RAND()*100); ROUND(RAND()*30))" office:value-type="float" office:value="4" calcext:value-type="float">
            <text:p>4</text:p>
          </table:table-cell>
          <table:table-cell table:formula="of:=IF([.H80]; ROUND(RAND()*200); ROUND(RAND()*100))" office:value-type="float" office:value="19" calcext:value-type="float">
            <text:p>19</text:p>
          </table:table-cell>
          <table:table-cell table:formula="of:=18+ROUND(RAND()*40)" office:value-type="float" office:value="24" calcext:value-type="float">
            <text:p>24</text:p>
          </table:table-cell>
          <table:table-cell table:formula="of:=ROUND(RAND()*90)" office:value-type="float" office:value="63" calcext:value-type="float">
            <text:p>63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1] = 1; ROUND(1000+RAND()*2000); ROUND(300+RAND()*1000))" office:value-type="float" office:value="2976" calcext:value-type="float">
            <text:p>2976</text:p>
          </table:table-cell>
          <table:table-cell table:formula="of:=IF([.H81]; ROUND(1000+RAND()*1000); ROUND(RAND()*100))" office:value-type="float" office:value="1083" calcext:value-type="float">
            <text:p>1083</text:p>
          </table:table-cell>
          <table:table-cell table:formula="of:=IF([.H81]; ROUND(RAND()*100); ROUND(RAND()*30))" office:value-type="float" office:value="57" calcext:value-type="float">
            <text:p>57</text:p>
          </table:table-cell>
          <table:table-cell table:formula="of:=IF([.H81]; ROUND(RAND()*200); ROUND(RAND()*100))" office:value-type="float" office:value="0" calcext:value-type="float">
            <text:p>0</text:p>
          </table:table-cell>
          <table:table-cell table:formula="of:=18+ROUND(RAND()*40)" office:value-type="float" office:value="47" calcext:value-type="float">
            <text:p>47</text:p>
          </table:table-cell>
          <table:table-cell table:formula="of:=ROUND(RAND()*90)" office:value-type="float" office:value="72" calcext:value-type="float">
            <text:p>72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2] = 1; ROUND(1000+RAND()*2000); ROUND(300+RAND()*1000))" office:value-type="float" office:value="1275" calcext:value-type="float">
            <text:p>1275</text:p>
          </table:table-cell>
          <table:table-cell table:formula="of:=IF([.H82]; ROUND(1000+RAND()*1000); ROUND(RAND()*100))" office:value-type="float" office:value="30" calcext:value-type="float">
            <text:p>30</text:p>
          </table:table-cell>
          <table:table-cell table:formula="of:=IF([.H82]; ROUND(RAND()*100); ROUND(RAND()*30))" office:value-type="float" office:value="10" calcext:value-type="float">
            <text:p>10</text:p>
          </table:table-cell>
          <table:table-cell table:formula="of:=IF([.H82]; ROUND(RAND()*200); ROUND(RAND()*100))" office:value-type="float" office:value="3" calcext:value-type="float">
            <text:p>3</text:p>
          </table:table-cell>
          <table:table-cell table:formula="of:=18+ROUND(RAND()*40)" office:value-type="float" office:value="20" calcext:value-type="float">
            <text:p>20</text:p>
          </table:table-cell>
          <table:table-cell table:formula="of:=ROUND(RAND()*90)" office:value-type="float" office:value="61" calcext:value-type="float">
            <text:p>61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3] = 1; ROUND(1000+RAND()*2000); ROUND(300+RAND()*1000))" office:value-type="float" office:value="1369" calcext:value-type="float">
            <text:p>1369</text:p>
          </table:table-cell>
          <table:table-cell table:formula="of:=IF([.H83]; ROUND(1000+RAND()*1000); ROUND(RAND()*100))" office:value-type="float" office:value="1565" calcext:value-type="float">
            <text:p>1565</text:p>
          </table:table-cell>
          <table:table-cell table:formula="of:=IF([.H83]; ROUND(RAND()*100); ROUND(RAND()*30))" office:value-type="float" office:value="81" calcext:value-type="float">
            <text:p>81</text:p>
          </table:table-cell>
          <table:table-cell table:formula="of:=IF([.H83]; ROUND(RAND()*200); ROUND(RAND()*100))" office:value-type="float" office:value="70" calcext:value-type="float">
            <text:p>70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7" calcext:value-type="float">
            <text:p>7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4] = 1; ROUND(1000+RAND()*2000); ROUND(300+RAND()*1000))" office:value-type="float" office:value="445" calcext:value-type="float">
            <text:p>445</text:p>
          </table:table-cell>
          <table:table-cell table:formula="of:=IF([.H84]; ROUND(1000+RAND()*1000); ROUND(RAND()*100))" office:value-type="float" office:value="32" calcext:value-type="float">
            <text:p>32</text:p>
          </table:table-cell>
          <table:table-cell table:formula="of:=IF([.H84]; ROUND(RAND()*100); ROUND(RAND()*30))" office:value-type="float" office:value="21" calcext:value-type="float">
            <text:p>21</text:p>
          </table:table-cell>
          <table:table-cell table:formula="of:=IF([.H84]; ROUND(RAND()*200); ROUND(RAND()*100))" office:value-type="float" office:value="62" calcext:value-type="float">
            <text:p>62</text:p>
          </table:table-cell>
          <table:table-cell table:formula="of:=18+ROUND(RAND()*40)" office:value-type="float" office:value="49" calcext:value-type="float">
            <text:p>49</text:p>
          </table:table-cell>
          <table:table-cell table:formula="of:=ROUND(RAND()*90)" office:value-type="float" office:value="9" calcext:value-type="float">
            <text:p>9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5] = 1; ROUND(1000+RAND()*2000); ROUND(300+RAND()*1000))" office:value-type="float" office:value="759" calcext:value-type="float">
            <text:p>759</text:p>
          </table:table-cell>
          <table:table-cell table:formula="of:=IF([.H85]; ROUND(1000+RAND()*1000); ROUND(RAND()*100))" office:value-type="float" office:value="57" calcext:value-type="float">
            <text:p>57</text:p>
          </table:table-cell>
          <table:table-cell table:formula="of:=IF([.H85]; ROUND(RAND()*100); ROUND(RAND()*30))" office:value-type="float" office:value="1" calcext:value-type="float">
            <text:p>1</text:p>
          </table:table-cell>
          <table:table-cell table:formula="of:=IF([.H85]; ROUND(RAND()*200); ROUND(RAND()*100))" office:value-type="float" office:value="71" calcext:value-type="float">
            <text:p>71</text:p>
          </table:table-cell>
          <table:table-cell table:formula="of:=18+ROUND(RAND()*40)" office:value-type="float" office:value="58" calcext:value-type="float">
            <text:p>58</text:p>
          </table:table-cell>
          <table:table-cell table:formula="of:=ROUND(RAND()*90)" office:value-type="float" office:value="40" calcext:value-type="float">
            <text:p>40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6] = 1; ROUND(1000+RAND()*2000); ROUND(300+RAND()*1000))" office:value-type="float" office:value="1309" calcext:value-type="float">
            <text:p>1309</text:p>
          </table:table-cell>
          <table:table-cell table:formula="of:=IF([.H86]; ROUND(1000+RAND()*1000); ROUND(RAND()*100))" office:value-type="float" office:value="1030" calcext:value-type="float">
            <text:p>1030</text:p>
          </table:table-cell>
          <table:table-cell table:formula="of:=IF([.H86]; ROUND(RAND()*100); ROUND(RAND()*30))" office:value-type="float" office:value="96" calcext:value-type="float">
            <text:p>96</text:p>
          </table:table-cell>
          <table:table-cell table:formula="of:=IF([.H86]; ROUND(RAND()*200); ROUND(RAND()*100))" office:value-type="float" office:value="114" calcext:value-type="float">
            <text:p>114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50" calcext:value-type="float">
            <text:p>50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7] = 1; ROUND(1000+RAND()*2000); ROUND(300+RAND()*1000))" office:value-type="float" office:value="2045" calcext:value-type="float">
            <text:p>2045</text:p>
          </table:table-cell>
          <table:table-cell table:formula="of:=IF([.H87]; ROUND(1000+RAND()*1000); ROUND(RAND()*100))" office:value-type="float" office:value="1221" calcext:value-type="float">
            <text:p>1221</text:p>
          </table:table-cell>
          <table:table-cell table:formula="of:=IF([.H87]; ROUND(RAND()*100); ROUND(RAND()*30))" office:value-type="float" office:value="27" calcext:value-type="float">
            <text:p>27</text:p>
          </table:table-cell>
          <table:table-cell table:formula="of:=IF([.H87]; ROUND(RAND()*200); ROUND(RAND()*100))" office:value-type="float" office:value="96" calcext:value-type="float">
            <text:p>96</text:p>
          </table:table-cell>
          <table:table-cell table:formula="of:=18+ROUND(RAND()*40)" office:value-type="float" office:value="35" calcext:value-type="float">
            <text:p>35</text:p>
          </table:table-cell>
          <table:table-cell table:formula="of:=ROUND(RAND()*90)" office:value-type="float" office:value="53" calcext:value-type="float">
            <text:p>53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8] = 1; ROUND(1000+RAND()*2000); ROUND(300+RAND()*1000))" office:value-type="float" office:value="665" calcext:value-type="float">
            <text:p>665</text:p>
          </table:table-cell>
          <table:table-cell table:formula="of:=IF([.H88]; ROUND(1000+RAND()*1000); ROUND(RAND()*100))" office:value-type="float" office:value="62" calcext:value-type="float">
            <text:p>62</text:p>
          </table:table-cell>
          <table:table-cell table:formula="of:=IF([.H88]; ROUND(RAND()*100); ROUND(RAND()*30))" office:value-type="float" office:value="0" calcext:value-type="float">
            <text:p>0</text:p>
          </table:table-cell>
          <table:table-cell table:formula="of:=IF([.H88]; ROUND(RAND()*200); ROUND(RAND()*100))" office:value-type="float" office:value="78" calcext:value-type="float">
            <text:p>78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71" calcext:value-type="float">
            <text:p>71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9] = 1; ROUND(1000+RAND()*2000); ROUND(300+RAND()*1000))" office:value-type="float" office:value="2490" calcext:value-type="float">
            <text:p>2490</text:p>
          </table:table-cell>
          <table:table-cell table:formula="of:=IF([.H89]; ROUND(1000+RAND()*1000); ROUND(RAND()*100))" office:value-type="float" office:value="1914" calcext:value-type="float">
            <text:p>1914</text:p>
          </table:table-cell>
          <table:table-cell table:formula="of:=IF([.H89]; ROUND(RAND()*100); ROUND(RAND()*30))" office:value-type="float" office:value="37" calcext:value-type="float">
            <text:p>37</text:p>
          </table:table-cell>
          <table:table-cell table:formula="of:=IF([.H89]; ROUND(RAND()*200); ROUND(RAND()*100))" office:value-type="float" office:value="31" calcext:value-type="float">
            <text:p>31</text:p>
          </table:table-cell>
          <table:table-cell table:formula="of:=18+ROUND(RAND()*40)" office:value-type="float" office:value="29" calcext:value-type="float">
            <text:p>29</text:p>
          </table:table-cell>
          <table:table-cell table:formula="of:=ROUND(RAND()*90)" office:value-type="float" office:value="34" calcext:value-type="float">
            <text:p>34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90] = 1; ROUND(1000+RAND()*2000); ROUND(300+RAND()*1000))" office:value-type="float" office:value="2209" calcext:value-type="float">
            <text:p>2209</text:p>
          </table:table-cell>
          <table:table-cell table:formula="of:=IF([.H90]; ROUND(1000+RAND()*1000); ROUND(RAND()*100))" office:value-type="float" office:value="1884" calcext:value-type="float">
            <text:p>1884</text:p>
          </table:table-cell>
          <table:table-cell table:formula="of:=IF([.H90]; ROUND(RAND()*100); ROUND(RAND()*30))" office:value-type="float" office:value="99" calcext:value-type="float">
            <text:p>99</text:p>
          </table:table-cell>
          <table:table-cell table:formula="of:=IF([.H90]; ROUND(RAND()*200); ROUND(RAND()*100))" office:value-type="float" office:value="73" calcext:value-type="float">
            <text:p>73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82" calcext:value-type="float">
            <text:p>82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91] = 1; ROUND(1000+RAND()*2000); ROUND(300+RAND()*1000))" office:value-type="float" office:value="1537" calcext:value-type="float">
            <text:p>1537</text:p>
          </table:table-cell>
          <table:table-cell table:formula="of:=IF([.H91]; ROUND(1000+RAND()*1000); ROUND(RAND()*100))" office:value-type="float" office:value="1068" calcext:value-type="float">
            <text:p>1068</text:p>
          </table:table-cell>
          <table:table-cell table:formula="of:=IF([.H91]; ROUND(RAND()*100); ROUND(RAND()*30))" office:value-type="float" office:value="29" calcext:value-type="float">
            <text:p>29</text:p>
          </table:table-cell>
          <table:table-cell table:formula="of:=IF([.H91]; ROUND(RAND()*200); ROUND(RAND()*100))" office:value-type="float" office:value="25" calcext:value-type="float">
            <text:p>25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22" calcext:value-type="float">
            <text:p>22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92] = 1; ROUND(1000+RAND()*2000); ROUND(300+RAND()*1000))" office:value-type="float" office:value="2559" calcext:value-type="float">
            <text:p>2559</text:p>
          </table:table-cell>
          <table:table-cell table:formula="of:=IF([.H92]; ROUND(1000+RAND()*1000); ROUND(RAND()*100))" office:value-type="float" office:value="1844" calcext:value-type="float">
            <text:p>1844</text:p>
          </table:table-cell>
          <table:table-cell table:formula="of:=IF([.H92]; ROUND(RAND()*100); ROUND(RAND()*30))" office:value-type="float" office:value="28" calcext:value-type="float">
            <text:p>28</text:p>
          </table:table-cell>
          <table:table-cell table:formula="of:=IF([.H92]; ROUND(RAND()*200); ROUND(RAND()*100))" office:value-type="float" office:value="94" calcext:value-type="float">
            <text:p>94</text:p>
          </table:table-cell>
          <table:table-cell table:formula="of:=18+ROUND(RAND()*40)" office:value-type="float" office:value="29" calcext:value-type="float">
            <text:p>29</text:p>
          </table:table-cell>
          <table:table-cell table:formula="of:=ROUND(RAND()*90)" office:value-type="float" office:value="13" calcext:value-type="float">
            <text:p>13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93] = 1; ROUND(1000+RAND()*2000); ROUND(300+RAND()*1000))" office:value-type="float" office:value="819" calcext:value-type="float">
            <text:p>819</text:p>
          </table:table-cell>
          <table:table-cell table:formula="of:=IF([.H93]; ROUND(1000+RAND()*1000); ROUND(RAND()*100))" office:value-type="float" office:value="60" calcext:value-type="float">
            <text:p>60</text:p>
          </table:table-cell>
          <table:table-cell table:formula="of:=IF([.H93]; ROUND(RAND()*100); ROUND(RAND()*30))" office:value-type="float" office:value="20" calcext:value-type="float">
            <text:p>20</text:p>
          </table:table-cell>
          <table:table-cell table:formula="of:=IF([.H93]; ROUND(RAND()*200); ROUND(RAND()*100))" office:value-type="float" office:value="46" calcext:value-type="float">
            <text:p>46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4" calcext:value-type="float">
            <text:p>4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94] = 1; ROUND(1000+RAND()*2000); ROUND(300+RAND()*1000))" office:value-type="float" office:value="827" calcext:value-type="float">
            <text:p>827</text:p>
          </table:table-cell>
          <table:table-cell table:formula="of:=IF([.H94]; ROUND(1000+RAND()*1000); ROUND(RAND()*100))" office:value-type="float" office:value="62" calcext:value-type="float">
            <text:p>62</text:p>
          </table:table-cell>
          <table:table-cell table:formula="of:=IF([.H94]; ROUND(RAND()*100); ROUND(RAND()*30))" office:value-type="float" office:value="15" calcext:value-type="float">
            <text:p>15</text:p>
          </table:table-cell>
          <table:table-cell table:formula="of:=IF([.H94]; ROUND(RAND()*200); ROUND(RAND()*100))" office:value-type="float" office:value="5" calcext:value-type="float">
            <text:p>5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64" calcext:value-type="float">
            <text:p>64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95] = 1; ROUND(1000+RAND()*2000); ROUND(300+RAND()*1000))" office:value-type="float" office:value="2429" calcext:value-type="float">
            <text:p>2429</text:p>
          </table:table-cell>
          <table:table-cell table:formula="of:=IF([.H95]; ROUND(1000+RAND()*1000); ROUND(RAND()*100))" office:value-type="float" office:value="1333" calcext:value-type="float">
            <text:p>1333</text:p>
          </table:table-cell>
          <table:table-cell table:formula="of:=IF([.H95]; ROUND(RAND()*100); ROUND(RAND()*30))" office:value-type="float" office:value="95" calcext:value-type="float">
            <text:p>95</text:p>
          </table:table-cell>
          <table:table-cell table:formula="of:=IF([.H95]; ROUND(RAND()*200); ROUND(RAND()*100))" office:value-type="float" office:value="106" calcext:value-type="float">
            <text:p>106</text:p>
          </table:table-cell>
          <table:table-cell table:formula="of:=18+ROUND(RAND()*40)" office:value-type="float" office:value="56" calcext:value-type="float">
            <text:p>56</text:p>
          </table:table-cell>
          <table:table-cell table:formula="of:=ROUND(RAND()*90)" office:value-type="float" office:value="31" calcext:value-type="float">
            <text:p>31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96] = 1; ROUND(1000+RAND()*2000); ROUND(300+RAND()*1000))" office:value-type="float" office:value="2842" calcext:value-type="float">
            <text:p>2842</text:p>
          </table:table-cell>
          <table:table-cell table:formula="of:=IF([.H96]; ROUND(1000+RAND()*1000); ROUND(RAND()*100))" office:value-type="float" office:value="1713" calcext:value-type="float">
            <text:p>1713</text:p>
          </table:table-cell>
          <table:table-cell table:formula="of:=IF([.H96]; ROUND(RAND()*100); ROUND(RAND()*30))" office:value-type="float" office:value="20" calcext:value-type="float">
            <text:p>20</text:p>
          </table:table-cell>
          <table:table-cell table:formula="of:=IF([.H96]; ROUND(RAND()*200); ROUND(RAND()*100))" office:value-type="float" office:value="184" calcext:value-type="float">
            <text:p>184</text:p>
          </table:table-cell>
          <table:table-cell table:formula="of:=18+ROUND(RAND()*40)" office:value-type="float" office:value="45" calcext:value-type="float">
            <text:p>45</text:p>
          </table:table-cell>
          <table:table-cell table:formula="of:=ROUND(RAND()*90)" office:value-type="float" office:value="79" calcext:value-type="float">
            <text:p>79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97] = 1; ROUND(1000+RAND()*2000); ROUND(300+RAND()*1000))" office:value-type="float" office:value="1155" calcext:value-type="float">
            <text:p>1155</text:p>
          </table:table-cell>
          <table:table-cell table:formula="of:=IF([.H97]; ROUND(1000+RAND()*1000); ROUND(RAND()*100))" office:value-type="float" office:value="15" calcext:value-type="float">
            <text:p>15</text:p>
          </table:table-cell>
          <table:table-cell table:formula="of:=IF([.H97]; ROUND(RAND()*100); ROUND(RAND()*30))" office:value-type="float" office:value="28" calcext:value-type="float">
            <text:p>28</text:p>
          </table:table-cell>
          <table:table-cell table:formula="of:=IF([.H97]; ROUND(RAND()*200); ROUND(RAND()*100))" office:value-type="float" office:value="95" calcext:value-type="float">
            <text:p>95</text:p>
          </table:table-cell>
          <table:table-cell table:formula="of:=18+ROUND(RAND()*40)" office:value-type="float" office:value="49" calcext:value-type="float">
            <text:p>49</text:p>
          </table:table-cell>
          <table:table-cell table:formula="of:=ROUND(RAND()*90)" office:value-type="float" office:value="33" calcext:value-type="float">
            <text:p>33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98] = 1; ROUND(1000+RAND()*2000); ROUND(300+RAND()*1000))" office:value-type="float" office:value="1485" calcext:value-type="float">
            <text:p>1485</text:p>
          </table:table-cell>
          <table:table-cell table:formula="of:=IF([.H98]; ROUND(1000+RAND()*1000); ROUND(RAND()*100))" office:value-type="float" office:value="1357" calcext:value-type="float">
            <text:p>1357</text:p>
          </table:table-cell>
          <table:table-cell table:formula="of:=IF([.H98]; ROUND(RAND()*100); ROUND(RAND()*30))" office:value-type="float" office:value="86" calcext:value-type="float">
            <text:p>86</text:p>
          </table:table-cell>
          <table:table-cell table:formula="of:=IF([.H98]; ROUND(RAND()*200); ROUND(RAND()*100))" office:value-type="float" office:value="94" calcext:value-type="float">
            <text:p>94</text:p>
          </table:table-cell>
          <table:table-cell table:formula="of:=18+ROUND(RAND()*40)" office:value-type="float" office:value="56" calcext:value-type="float">
            <text:p>56</text:p>
          </table:table-cell>
          <table:table-cell table:formula="of:=ROUND(RAND()*90)" office:value-type="float" office:value="44" calcext:value-type="float">
            <text:p>44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99] = 1; ROUND(1000+RAND()*2000); ROUND(300+RAND()*1000))" office:value-type="float" office:value="1079" calcext:value-type="float">
            <text:p>1079</text:p>
          </table:table-cell>
          <table:table-cell table:formula="of:=IF([.H99]; ROUND(1000+RAND()*1000); ROUND(RAND()*100))" office:value-type="float" office:value="82" calcext:value-type="float">
            <text:p>82</text:p>
          </table:table-cell>
          <table:table-cell table:formula="of:=IF([.H99]; ROUND(RAND()*100); ROUND(RAND()*30))" office:value-type="float" office:value="26" calcext:value-type="float">
            <text:p>26</text:p>
          </table:table-cell>
          <table:table-cell table:formula="of:=IF([.H99]; ROUND(RAND()*200); ROUND(RAND()*100))" office:value-type="float" office:value="74" calcext:value-type="float">
            <text:p>74</text:p>
          </table:table-cell>
          <table:table-cell table:formula="of:=18+ROUND(RAND()*40)" office:value-type="float" office:value="43" calcext:value-type="float">
            <text:p>43</text:p>
          </table:table-cell>
          <table:table-cell table:formula="of:=ROUND(RAND()*90)" office:value-type="float" office:value="51" calcext:value-type="float">
            <text:p>51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00] = 1; ROUND(1000+RAND()*2000); ROUND(300+RAND()*1000))" office:value-type="float" office:value="472" calcext:value-type="float">
            <text:p>472</text:p>
          </table:table-cell>
          <table:table-cell table:formula="of:=IF([.H100]; ROUND(1000+RAND()*1000); ROUND(RAND()*100))" office:value-type="float" office:value="93" calcext:value-type="float">
            <text:p>93</text:p>
          </table:table-cell>
          <table:table-cell table:formula="of:=IF([.H100]; ROUND(RAND()*100); ROUND(RAND()*30))" office:value-type="float" office:value="29" calcext:value-type="float">
            <text:p>29</text:p>
          </table:table-cell>
          <table:table-cell table:formula="of:=IF([.H100]; ROUND(RAND()*200); ROUND(RAND()*100))" office:value-type="float" office:value="76" calcext:value-type="float">
            <text:p>76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27" calcext:value-type="float">
            <text:p>27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01] = 1; ROUND(1000+RAND()*2000); ROUND(300+RAND()*1000))" office:value-type="float" office:value="1729" calcext:value-type="float">
            <text:p>1729</text:p>
          </table:table-cell>
          <table:table-cell table:formula="of:=IF([.H101]; ROUND(1000+RAND()*1000); ROUND(RAND()*100))" office:value-type="float" office:value="1316" calcext:value-type="float">
            <text:p>1316</text:p>
          </table:table-cell>
          <table:table-cell table:formula="of:=IF([.H101]; ROUND(RAND()*100); ROUND(RAND()*30))" office:value-type="float" office:value="70" calcext:value-type="float">
            <text:p>70</text:p>
          </table:table-cell>
          <table:table-cell table:formula="of:=IF([.H101]; ROUND(RAND()*200); ROUND(RAND()*100))" office:value-type="float" office:value="24" calcext:value-type="float">
            <text:p>24</text:p>
          </table:table-cell>
          <table:table-cell table:formula="of:=18+ROUND(RAND()*40)" office:value-type="float" office:value="45" calcext:value-type="float">
            <text:p>45</text:p>
          </table:table-cell>
          <table:table-cell table:formula="of:=ROUND(RAND()*90)" office:value-type="float" office:value="65" calcext:value-type="float">
            <text:p>65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02] = 1; ROUND(1000+RAND()*2000); ROUND(300+RAND()*1000))" office:value-type="float" office:value="1546" calcext:value-type="float">
            <text:p>1546</text:p>
          </table:table-cell>
          <table:table-cell table:formula="of:=IF([.H102]; ROUND(1000+RAND()*1000); ROUND(RAND()*100))" office:value-type="float" office:value="1666" calcext:value-type="float">
            <text:p>1666</text:p>
          </table:table-cell>
          <table:table-cell table:formula="of:=IF([.H102]; ROUND(RAND()*100); ROUND(RAND()*30))" office:value-type="float" office:value="38" calcext:value-type="float">
            <text:p>38</text:p>
          </table:table-cell>
          <table:table-cell table:formula="of:=IF([.H102]; ROUND(RAND()*200); ROUND(RAND()*100))" office:value-type="float" office:value="183" calcext:value-type="float">
            <text:p>183</text:p>
          </table:table-cell>
          <table:table-cell table:formula="of:=18+ROUND(RAND()*40)" office:value-type="float" office:value="53" calcext:value-type="float">
            <text:p>53</text:p>
          </table:table-cell>
          <table:table-cell table:formula="of:=ROUND(RAND()*90)" office:value-type="float" office:value="63" calcext:value-type="float">
            <text:p>63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03] = 1; ROUND(1000+RAND()*2000); ROUND(300+RAND()*1000))" office:value-type="float" office:value="331" calcext:value-type="float">
            <text:p>331</text:p>
          </table:table-cell>
          <table:table-cell table:formula="of:=IF([.H103]; ROUND(1000+RAND()*1000); ROUND(RAND()*100))" office:value-type="float" office:value="6" calcext:value-type="float">
            <text:p>6</text:p>
          </table:table-cell>
          <table:table-cell table:formula="of:=IF([.H103]; ROUND(RAND()*100); ROUND(RAND()*30))" office:value-type="float" office:value="21" calcext:value-type="float">
            <text:p>21</text:p>
          </table:table-cell>
          <table:table-cell table:formula="of:=IF([.H103]; ROUND(RAND()*200); ROUND(RAND()*100))" office:value-type="float" office:value="76" calcext:value-type="float">
            <text:p>76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84" calcext:value-type="float">
            <text:p>84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04] = 1; ROUND(1000+RAND()*2000); ROUND(300+RAND()*1000))" office:value-type="float" office:value="954" calcext:value-type="float">
            <text:p>954</text:p>
          </table:table-cell>
          <table:table-cell table:formula="of:=IF([.H104]; ROUND(1000+RAND()*1000); ROUND(RAND()*100))" office:value-type="float" office:value="9" calcext:value-type="float">
            <text:p>9</text:p>
          </table:table-cell>
          <table:table-cell table:formula="of:=IF([.H104]; ROUND(RAND()*100); ROUND(RAND()*30))" office:value-type="float" office:value="10" calcext:value-type="float">
            <text:p>10</text:p>
          </table:table-cell>
          <table:table-cell table:formula="of:=IF([.H104]; ROUND(RAND()*200); ROUND(RAND()*100))" office:value-type="float" office:value="35" calcext:value-type="float">
            <text:p>35</text:p>
          </table:table-cell>
          <table:table-cell table:formula="of:=18+ROUND(RAND()*40)" office:value-type="float" office:value="23" calcext:value-type="float">
            <text:p>23</text:p>
          </table:table-cell>
          <table:table-cell table:formula="of:=ROUND(RAND()*90)" office:value-type="float" office:value="10" calcext:value-type="float">
            <text:p>10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05] = 1; ROUND(1000+RAND()*2000); ROUND(300+RAND()*1000))" office:value-type="float" office:value="2739" calcext:value-type="float">
            <text:p>2739</text:p>
          </table:table-cell>
          <table:table-cell table:formula="of:=IF([.H105]; ROUND(1000+RAND()*1000); ROUND(RAND()*100))" office:value-type="float" office:value="1345" calcext:value-type="float">
            <text:p>1345</text:p>
          </table:table-cell>
          <table:table-cell table:formula="of:=IF([.H105]; ROUND(RAND()*100); ROUND(RAND()*30))" office:value-type="float" office:value="44" calcext:value-type="float">
            <text:p>44</text:p>
          </table:table-cell>
          <table:table-cell table:formula="of:=IF([.H105]; ROUND(RAND()*200); ROUND(RAND()*100))" office:value-type="float" office:value="146" calcext:value-type="float">
            <text:p>146</text:p>
          </table:table-cell>
          <table:table-cell table:formula="of:=18+ROUND(RAND()*40)" office:value-type="float" office:value="54" calcext:value-type="float">
            <text:p>54</text:p>
          </table:table-cell>
          <table:table-cell table:formula="of:=ROUND(RAND()*90)" office:value-type="float" office:value="31" calcext:value-type="float">
            <text:p>31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06] = 1; ROUND(1000+RAND()*2000); ROUND(300+RAND()*1000))" office:value-type="float" office:value="1258" calcext:value-type="float">
            <text:p>1258</text:p>
          </table:table-cell>
          <table:table-cell table:formula="of:=IF([.H106]; ROUND(1000+RAND()*1000); ROUND(RAND()*100))" office:value-type="float" office:value="26" calcext:value-type="float">
            <text:p>26</text:p>
          </table:table-cell>
          <table:table-cell table:formula="of:=IF([.H106]; ROUND(RAND()*100); ROUND(RAND()*30))" office:value-type="float" office:value="21" calcext:value-type="float">
            <text:p>21</text:p>
          </table:table-cell>
          <table:table-cell table:formula="of:=IF([.H106]; ROUND(RAND()*200); ROUND(RAND()*100))" office:value-type="float" office:value="27" calcext:value-type="float">
            <text:p>27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23" calcext:value-type="float">
            <text:p>23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07] = 1; ROUND(1000+RAND()*2000); ROUND(300+RAND()*1000))" office:value-type="float" office:value="1197" calcext:value-type="float">
            <text:p>1197</text:p>
          </table:table-cell>
          <table:table-cell table:formula="of:=IF([.H107]; ROUND(1000+RAND()*1000); ROUND(RAND()*100))" office:value-type="float" office:value="41" calcext:value-type="float">
            <text:p>41</text:p>
          </table:table-cell>
          <table:table-cell table:formula="of:=IF([.H107]; ROUND(RAND()*100); ROUND(RAND()*30))" office:value-type="float" office:value="13" calcext:value-type="float">
            <text:p>13</text:p>
          </table:table-cell>
          <table:table-cell table:formula="of:=IF([.H107]; ROUND(RAND()*200); ROUND(RAND()*100))" office:value-type="float" office:value="35" calcext:value-type="float">
            <text:p>35</text:p>
          </table:table-cell>
          <table:table-cell table:formula="of:=18+ROUND(RAND()*40)" office:value-type="float" office:value="54" calcext:value-type="float">
            <text:p>54</text:p>
          </table:table-cell>
          <table:table-cell table:formula="of:=ROUND(RAND()*90)" office:value-type="float" office:value="30" calcext:value-type="float">
            <text:p>30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08] = 1; ROUND(1000+RAND()*2000); ROUND(300+RAND()*1000))" office:value-type="float" office:value="1031" calcext:value-type="float">
            <text:p>1031</text:p>
          </table:table-cell>
          <table:table-cell table:formula="of:=IF([.H108]; ROUND(1000+RAND()*1000); ROUND(RAND()*100))" office:value-type="float" office:value="70" calcext:value-type="float">
            <text:p>70</text:p>
          </table:table-cell>
          <table:table-cell table:formula="of:=IF([.H108]; ROUND(RAND()*100); ROUND(RAND()*30))" office:value-type="float" office:value="30" calcext:value-type="float">
            <text:p>30</text:p>
          </table:table-cell>
          <table:table-cell table:formula="of:=IF([.H108]; ROUND(RAND()*200); ROUND(RAND()*100))" office:value-type="float" office:value="45" calcext:value-type="float">
            <text:p>45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51" calcext:value-type="float">
            <text:p>51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09] = 1; ROUND(1000+RAND()*2000); ROUND(300+RAND()*1000))" office:value-type="float" office:value="1142" calcext:value-type="float">
            <text:p>1142</text:p>
          </table:table-cell>
          <table:table-cell table:formula="of:=IF([.H109]; ROUND(1000+RAND()*1000); ROUND(RAND()*100))" office:value-type="float" office:value="53" calcext:value-type="float">
            <text:p>53</text:p>
          </table:table-cell>
          <table:table-cell table:formula="of:=IF([.H109]; ROUND(RAND()*100); ROUND(RAND()*30))" office:value-type="float" office:value="6" calcext:value-type="float">
            <text:p>6</text:p>
          </table:table-cell>
          <table:table-cell table:formula="of:=IF([.H109]; ROUND(RAND()*200); ROUND(RAND()*100))" office:value-type="float" office:value="84" calcext:value-type="float">
            <text:p>84</text:p>
          </table:table-cell>
          <table:table-cell table:formula="of:=18+ROUND(RAND()*40)" office:value-type="float" office:value="18" calcext:value-type="float">
            <text:p>18</text:p>
          </table:table-cell>
          <table:table-cell table:formula="of:=ROUND(RAND()*90)" office:value-type="float" office:value="74" calcext:value-type="float">
            <text:p>74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10] = 1; ROUND(1000+RAND()*2000); ROUND(300+RAND()*1000))" office:value-type="float" office:value="1234" calcext:value-type="float">
            <text:p>1234</text:p>
          </table:table-cell>
          <table:table-cell table:formula="of:=IF([.H110]; ROUND(1000+RAND()*1000); ROUND(RAND()*100))" office:value-type="float" office:value="90" calcext:value-type="float">
            <text:p>90</text:p>
          </table:table-cell>
          <table:table-cell table:formula="of:=IF([.H110]; ROUND(RAND()*100); ROUND(RAND()*30))" office:value-type="float" office:value="23" calcext:value-type="float">
            <text:p>23</text:p>
          </table:table-cell>
          <table:table-cell table:formula="of:=IF([.H110]; ROUND(RAND()*200); ROUND(RAND()*100))" office:value-type="float" office:value="27" calcext:value-type="float">
            <text:p>27</text:p>
          </table:table-cell>
          <table:table-cell table:formula="of:=18+ROUND(RAND()*40)" office:value-type="float" office:value="23" calcext:value-type="float">
            <text:p>23</text:p>
          </table:table-cell>
          <table:table-cell table:formula="of:=ROUND(RAND()*90)" office:value-type="float" office:value="23" calcext:value-type="float">
            <text:p>23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11] = 1; ROUND(1000+RAND()*2000); ROUND(300+RAND()*1000))" office:value-type="float" office:value="1084" calcext:value-type="float">
            <text:p>1084</text:p>
          </table:table-cell>
          <table:table-cell table:formula="of:=IF([.H111]; ROUND(1000+RAND()*1000); ROUND(RAND()*100))" office:value-type="float" office:value="83" calcext:value-type="float">
            <text:p>83</text:p>
          </table:table-cell>
          <table:table-cell table:formula="of:=IF([.H111]; ROUND(RAND()*100); ROUND(RAND()*30))" office:value-type="float" office:value="14" calcext:value-type="float">
            <text:p>14</text:p>
          </table:table-cell>
          <table:table-cell table:formula="of:=IF([.H111]; ROUND(RAND()*200); ROUND(RAND()*100))" office:value-type="float" office:value="51" calcext:value-type="float">
            <text:p>51</text:p>
          </table:table-cell>
          <table:table-cell table:formula="of:=18+ROUND(RAND()*40)" office:value-type="float" office:value="37" calcext:value-type="float">
            <text:p>37</text:p>
          </table:table-cell>
          <table:table-cell table:formula="of:=ROUND(RAND()*90)" office:value-type="float" office:value="70" calcext:value-type="float">
            <text:p>70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12] = 1; ROUND(1000+RAND()*2000); ROUND(300+RAND()*1000))" office:value-type="float" office:value="2272" calcext:value-type="float">
            <text:p>2272</text:p>
          </table:table-cell>
          <table:table-cell table:formula="of:=IF([.H112]; ROUND(1000+RAND()*1000); ROUND(RAND()*100))" office:value-type="float" office:value="1160" calcext:value-type="float">
            <text:p>1160</text:p>
          </table:table-cell>
          <table:table-cell table:formula="of:=IF([.H112]; ROUND(RAND()*100); ROUND(RAND()*30))" office:value-type="float" office:value="97" calcext:value-type="float">
            <text:p>97</text:p>
          </table:table-cell>
          <table:table-cell table:formula="of:=IF([.H112]; ROUND(RAND()*200); ROUND(RAND()*100))" office:value-type="float" office:value="168" calcext:value-type="float">
            <text:p>168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26" calcext:value-type="float">
            <text:p>26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13] = 1; ROUND(1000+RAND()*2000); ROUND(300+RAND()*1000))" office:value-type="float" office:value="2077" calcext:value-type="float">
            <text:p>2077</text:p>
          </table:table-cell>
          <table:table-cell table:formula="of:=IF([.H113]; ROUND(1000+RAND()*1000); ROUND(RAND()*100))" office:value-type="float" office:value="1989" calcext:value-type="float">
            <text:p>1989</text:p>
          </table:table-cell>
          <table:table-cell table:formula="of:=IF([.H113]; ROUND(RAND()*100); ROUND(RAND()*30))" office:value-type="float" office:value="90" calcext:value-type="float">
            <text:p>90</text:p>
          </table:table-cell>
          <table:table-cell table:formula="of:=IF([.H113]; ROUND(RAND()*200); ROUND(RAND()*100))" office:value-type="float" office:value="197" calcext:value-type="float">
            <text:p>197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10" calcext:value-type="float">
            <text:p>10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14] = 1; ROUND(1000+RAND()*2000); ROUND(300+RAND()*1000))" office:value-type="float" office:value="2162" calcext:value-type="float">
            <text:p>2162</text:p>
          </table:table-cell>
          <table:table-cell table:formula="of:=IF([.H114]; ROUND(1000+RAND()*1000); ROUND(RAND()*100))" office:value-type="float" office:value="1006" calcext:value-type="float">
            <text:p>1006</text:p>
          </table:table-cell>
          <table:table-cell table:formula="of:=IF([.H114]; ROUND(RAND()*100); ROUND(RAND()*30))" office:value-type="float" office:value="28" calcext:value-type="float">
            <text:p>28</text:p>
          </table:table-cell>
          <table:table-cell table:formula="of:=IF([.H114]; ROUND(RAND()*200); ROUND(RAND()*100))" office:value-type="float" office:value="82" calcext:value-type="float">
            <text:p>82</text:p>
          </table:table-cell>
          <table:table-cell table:formula="of:=18+ROUND(RAND()*40)" office:value-type="float" office:value="29" calcext:value-type="float">
            <text:p>29</text:p>
          </table:table-cell>
          <table:table-cell table:formula="of:=ROUND(RAND()*90)" office:value-type="float" office:value="58" calcext:value-type="float">
            <text:p>58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15] = 1; ROUND(1000+RAND()*2000); ROUND(300+RAND()*1000))" office:value-type="float" office:value="2126" calcext:value-type="float">
            <text:p>2126</text:p>
          </table:table-cell>
          <table:table-cell table:formula="of:=IF([.H115]; ROUND(1000+RAND()*1000); ROUND(RAND()*100))" office:value-type="float" office:value="1092" calcext:value-type="float">
            <text:p>1092</text:p>
          </table:table-cell>
          <table:table-cell table:formula="of:=IF([.H115]; ROUND(RAND()*100); ROUND(RAND()*30))" office:value-type="float" office:value="60" calcext:value-type="float">
            <text:p>60</text:p>
          </table:table-cell>
          <table:table-cell table:formula="of:=IF([.H115]; ROUND(RAND()*200); ROUND(RAND()*100))" office:value-type="float" office:value="49" calcext:value-type="float">
            <text:p>49</text:p>
          </table:table-cell>
          <table:table-cell table:formula="of:=18+ROUND(RAND()*40)" office:value-type="float" office:value="51" calcext:value-type="float">
            <text:p>51</text:p>
          </table:table-cell>
          <table:table-cell table:formula="of:=ROUND(RAND()*90)" office:value-type="float" office:value="53" calcext:value-type="float">
            <text:p>53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16] = 1; ROUND(1000+RAND()*2000); ROUND(300+RAND()*1000))" office:value-type="float" office:value="1501" calcext:value-type="float">
            <text:p>1501</text:p>
          </table:table-cell>
          <table:table-cell table:formula="of:=IF([.H116]; ROUND(1000+RAND()*1000); ROUND(RAND()*100))" office:value-type="float" office:value="1370" calcext:value-type="float">
            <text:p>1370</text:p>
          </table:table-cell>
          <table:table-cell table:formula="of:=IF([.H116]; ROUND(RAND()*100); ROUND(RAND()*30))" office:value-type="float" office:value="100" calcext:value-type="float">
            <text:p>100</text:p>
          </table:table-cell>
          <table:table-cell table:formula="of:=IF([.H116]; ROUND(RAND()*200); ROUND(RAND()*100))" office:value-type="float" office:value="167" calcext:value-type="float">
            <text:p>167</text:p>
          </table:table-cell>
          <table:table-cell table:formula="of:=18+ROUND(RAND()*40)" office:value-type="float" office:value="21" calcext:value-type="float">
            <text:p>21</text:p>
          </table:table-cell>
          <table:table-cell table:formula="of:=ROUND(RAND()*90)" office:value-type="float" office:value="67" calcext:value-type="float">
            <text:p>67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17] = 1; ROUND(1000+RAND()*2000); ROUND(300+RAND()*1000))" office:value-type="float" office:value="1165" calcext:value-type="float">
            <text:p>1165</text:p>
          </table:table-cell>
          <table:table-cell table:formula="of:=IF([.H117]; ROUND(1000+RAND()*1000); ROUND(RAND()*100))" office:value-type="float" office:value="60" calcext:value-type="float">
            <text:p>60</text:p>
          </table:table-cell>
          <table:table-cell table:formula="of:=IF([.H117]; ROUND(RAND()*100); ROUND(RAND()*30))" office:value-type="float" office:value="11" calcext:value-type="float">
            <text:p>11</text:p>
          </table:table-cell>
          <table:table-cell table:formula="of:=IF([.H117]; ROUND(RAND()*200); ROUND(RAND()*100))" office:value-type="float" office:value="64" calcext:value-type="float">
            <text:p>64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23" calcext:value-type="float">
            <text:p>23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18] = 1; ROUND(1000+RAND()*2000); ROUND(300+RAND()*1000))" office:value-type="float" office:value="2694" calcext:value-type="float">
            <text:p>2694</text:p>
          </table:table-cell>
          <table:table-cell table:formula="of:=IF([.H118]; ROUND(1000+RAND()*1000); ROUND(RAND()*100))" office:value-type="float" office:value="1901" calcext:value-type="float">
            <text:p>1901</text:p>
          </table:table-cell>
          <table:table-cell table:formula="of:=IF([.H118]; ROUND(RAND()*100); ROUND(RAND()*30))" office:value-type="float" office:value="30" calcext:value-type="float">
            <text:p>30</text:p>
          </table:table-cell>
          <table:table-cell table:formula="of:=IF([.H118]; ROUND(RAND()*200); ROUND(RAND()*100))" office:value-type="float" office:value="156" calcext:value-type="float">
            <text:p>156</text:p>
          </table:table-cell>
          <table:table-cell table:formula="of:=18+ROUND(RAND()*40)" office:value-type="float" office:value="23" calcext:value-type="float">
            <text:p>23</text:p>
          </table:table-cell>
          <table:table-cell table:formula="of:=ROUND(RAND()*90)" office:value-type="float" office:value="1" calcext:value-type="float">
            <text:p>1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19] = 1; ROUND(1000+RAND()*2000); ROUND(300+RAND()*1000))" office:value-type="float" office:value="423" calcext:value-type="float">
            <text:p>423</text:p>
          </table:table-cell>
          <table:table-cell table:formula="of:=IF([.H119]; ROUND(1000+RAND()*1000); ROUND(RAND()*100))" office:value-type="float" office:value="40" calcext:value-type="float">
            <text:p>40</text:p>
          </table:table-cell>
          <table:table-cell table:formula="of:=IF([.H119]; ROUND(RAND()*100); ROUND(RAND()*30))" office:value-type="float" office:value="23" calcext:value-type="float">
            <text:p>23</text:p>
          </table:table-cell>
          <table:table-cell table:formula="of:=IF([.H119]; ROUND(RAND()*200); ROUND(RAND()*100))" office:value-type="float" office:value="87" calcext:value-type="float">
            <text:p>87</text:p>
          </table:table-cell>
          <table:table-cell table:formula="of:=18+ROUND(RAND()*40)" office:value-type="float" office:value="37" calcext:value-type="float">
            <text:p>37</text:p>
          </table:table-cell>
          <table:table-cell table:formula="of:=ROUND(RAND()*90)" office:value-type="float" office:value="22" calcext:value-type="float">
            <text:p>22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20] = 1; ROUND(1000+RAND()*2000); ROUND(300+RAND()*1000))" office:value-type="float" office:value="793" calcext:value-type="float">
            <text:p>793</text:p>
          </table:table-cell>
          <table:table-cell table:formula="of:=IF([.H120]; ROUND(1000+RAND()*1000); ROUND(RAND()*100))" office:value-type="float" office:value="7" calcext:value-type="float">
            <text:p>7</text:p>
          </table:table-cell>
          <table:table-cell table:formula="of:=IF([.H120]; ROUND(RAND()*100); ROUND(RAND()*30))" office:value-type="float" office:value="23" calcext:value-type="float">
            <text:p>23</text:p>
          </table:table-cell>
          <table:table-cell table:formula="of:=IF([.H120]; ROUND(RAND()*200); ROUND(RAND()*100))" office:value-type="float" office:value="51" calcext:value-type="float">
            <text:p>51</text:p>
          </table:table-cell>
          <table:table-cell table:formula="of:=18+ROUND(RAND()*40)" office:value-type="float" office:value="29" calcext:value-type="float">
            <text:p>29</text:p>
          </table:table-cell>
          <table:table-cell table:formula="of:=ROUND(RAND()*90)" office:value-type="float" office:value="82" calcext:value-type="float">
            <text:p>82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21] = 1; ROUND(1000+RAND()*2000); ROUND(300+RAND()*1000))" office:value-type="float" office:value="1696" calcext:value-type="float">
            <text:p>1696</text:p>
          </table:table-cell>
          <table:table-cell table:formula="of:=IF([.H121]; ROUND(1000+RAND()*1000); ROUND(RAND()*100))" office:value-type="float" office:value="1868" calcext:value-type="float">
            <text:p>1868</text:p>
          </table:table-cell>
          <table:table-cell table:formula="of:=IF([.H121]; ROUND(RAND()*100); ROUND(RAND()*30))" office:value-type="float" office:value="94" calcext:value-type="float">
            <text:p>94</text:p>
          </table:table-cell>
          <table:table-cell table:formula="of:=IF([.H121]; ROUND(RAND()*200); ROUND(RAND()*100))" office:value-type="float" office:value="96" calcext:value-type="float">
            <text:p>96</text:p>
          </table:table-cell>
          <table:table-cell table:formula="of:=18+ROUND(RAND()*40)" office:value-type="float" office:value="23" calcext:value-type="float">
            <text:p>23</text:p>
          </table:table-cell>
          <table:table-cell table:formula="of:=ROUND(RAND()*90)" office:value-type="float" office:value="90" calcext:value-type="float">
            <text:p>90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22] = 1; ROUND(1000+RAND()*2000); ROUND(300+RAND()*1000))" office:value-type="float" office:value="2523" calcext:value-type="float">
            <text:p>2523</text:p>
          </table:table-cell>
          <table:table-cell table:formula="of:=IF([.H122]; ROUND(1000+RAND()*1000); ROUND(RAND()*100))" office:value-type="float" office:value="1689" calcext:value-type="float">
            <text:p>1689</text:p>
          </table:table-cell>
          <table:table-cell table:formula="of:=IF([.H122]; ROUND(RAND()*100); ROUND(RAND()*30))" office:value-type="float" office:value="41" calcext:value-type="float">
            <text:p>41</text:p>
          </table:table-cell>
          <table:table-cell table:formula="of:=IF([.H122]; ROUND(RAND()*200); ROUND(RAND()*100))" office:value-type="float" office:value="191" calcext:value-type="float">
            <text:p>191</text:p>
          </table:table-cell>
          <table:table-cell table:formula="of:=18+ROUND(RAND()*40)" office:value-type="float" office:value="55" calcext:value-type="float">
            <text:p>55</text:p>
          </table:table-cell>
          <table:table-cell table:formula="of:=ROUND(RAND()*90)" office:value-type="float" office:value="83" calcext:value-type="float">
            <text:p>83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23] = 1; ROUND(1000+RAND()*2000); ROUND(300+RAND()*1000))" office:value-type="float" office:value="829" calcext:value-type="float">
            <text:p>829</text:p>
          </table:table-cell>
          <table:table-cell table:formula="of:=IF([.H123]; ROUND(1000+RAND()*1000); ROUND(RAND()*100))" office:value-type="float" office:value="37" calcext:value-type="float">
            <text:p>37</text:p>
          </table:table-cell>
          <table:table-cell table:formula="of:=IF([.H123]; ROUND(RAND()*100); ROUND(RAND()*30))" office:value-type="float" office:value="6" calcext:value-type="float">
            <text:p>6</text:p>
          </table:table-cell>
          <table:table-cell table:formula="of:=IF([.H123]; ROUND(RAND()*200); ROUND(RAND()*100))" office:value-type="float" office:value="86" calcext:value-type="float">
            <text:p>86</text:p>
          </table:table-cell>
          <table:table-cell table:formula="of:=18+ROUND(RAND()*40)" office:value-type="float" office:value="53" calcext:value-type="float">
            <text:p>53</text:p>
          </table:table-cell>
          <table:table-cell table:formula="of:=ROUND(RAND()*90)" office:value-type="float" office:value="5" calcext:value-type="float">
            <text:p>5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24] = 1; ROUND(1000+RAND()*2000); ROUND(300+RAND()*1000))" office:value-type="float" office:value="729" calcext:value-type="float">
            <text:p>729</text:p>
          </table:table-cell>
          <table:table-cell table:formula="of:=IF([.H124]; ROUND(1000+RAND()*1000); ROUND(RAND()*100))" office:value-type="float" office:value="72" calcext:value-type="float">
            <text:p>72</text:p>
          </table:table-cell>
          <table:table-cell table:formula="of:=IF([.H124]; ROUND(RAND()*100); ROUND(RAND()*30))" office:value-type="float" office:value="1" calcext:value-type="float">
            <text:p>1</text:p>
          </table:table-cell>
          <table:table-cell table:formula="of:=IF([.H124]; ROUND(RAND()*200); ROUND(RAND()*100))" office:value-type="float" office:value="38" calcext:value-type="float">
            <text:p>38</text:p>
          </table:table-cell>
          <table:table-cell table:formula="of:=18+ROUND(RAND()*40)" office:value-type="float" office:value="24" calcext:value-type="float">
            <text:p>24</text:p>
          </table:table-cell>
          <table:table-cell table:formula="of:=ROUND(RAND()*90)" office:value-type="float" office:value="40" calcext:value-type="float">
            <text:p>40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25] = 1; ROUND(1000+RAND()*2000); ROUND(300+RAND()*1000))" office:value-type="float" office:value="566" calcext:value-type="float">
            <text:p>566</text:p>
          </table:table-cell>
          <table:table-cell table:formula="of:=IF([.H125]; ROUND(1000+RAND()*1000); ROUND(RAND()*100))" office:value-type="float" office:value="38" calcext:value-type="float">
            <text:p>38</text:p>
          </table:table-cell>
          <table:table-cell table:formula="of:=IF([.H125]; ROUND(RAND()*100); ROUND(RAND()*30))" office:value-type="float" office:value="16" calcext:value-type="float">
            <text:p>16</text:p>
          </table:table-cell>
          <table:table-cell table:formula="of:=IF([.H125]; ROUND(RAND()*200); ROUND(RAND()*100))" office:value-type="float" office:value="40" calcext:value-type="float">
            <text:p>40</text:p>
          </table:table-cell>
          <table:table-cell table:formula="of:=18+ROUND(RAND()*40)" office:value-type="float" office:value="45" calcext:value-type="float">
            <text:p>45</text:p>
          </table:table-cell>
          <table:table-cell table:formula="of:=ROUND(RAND()*90)" office:value-type="float" office:value="54" calcext:value-type="float">
            <text:p>54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26] = 1; ROUND(1000+RAND()*2000); ROUND(300+RAND()*1000))" office:value-type="float" office:value="432" calcext:value-type="float">
            <text:p>432</text:p>
          </table:table-cell>
          <table:table-cell table:formula="of:=IF([.H126]; ROUND(1000+RAND()*1000); ROUND(RAND()*100))" office:value-type="float" office:value="38" calcext:value-type="float">
            <text:p>38</text:p>
          </table:table-cell>
          <table:table-cell table:formula="of:=IF([.H126]; ROUND(RAND()*100); ROUND(RAND()*30))" office:value-type="float" office:value="7" calcext:value-type="float">
            <text:p>7</text:p>
          </table:table-cell>
          <table:table-cell table:formula="of:=IF([.H126]; ROUND(RAND()*200); ROUND(RAND()*100))" office:value-type="float" office:value="29" calcext:value-type="float">
            <text:p>29</text:p>
          </table:table-cell>
          <table:table-cell table:formula="of:=18+ROUND(RAND()*40)" office:value-type="float" office:value="19" calcext:value-type="float">
            <text:p>19</text:p>
          </table:table-cell>
          <table:table-cell table:formula="of:=ROUND(RAND()*90)" office:value-type="float" office:value="35" calcext:value-type="float">
            <text:p>35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27] = 1; ROUND(1000+RAND()*2000); ROUND(300+RAND()*1000))" office:value-type="float" office:value="1326" calcext:value-type="float">
            <text:p>1326</text:p>
          </table:table-cell>
          <table:table-cell table:formula="of:=IF([.H127]; ROUND(1000+RAND()*1000); ROUND(RAND()*100))" office:value-type="float" office:value="1543" calcext:value-type="float">
            <text:p>1543</text:p>
          </table:table-cell>
          <table:table-cell table:formula="of:=IF([.H127]; ROUND(RAND()*100); ROUND(RAND()*30))" office:value-type="float" office:value="98" calcext:value-type="float">
            <text:p>98</text:p>
          </table:table-cell>
          <table:table-cell table:formula="of:=IF([.H127]; ROUND(RAND()*200); ROUND(RAND()*100))" office:value-type="float" office:value="14" calcext:value-type="float">
            <text:p>14</text:p>
          </table:table-cell>
          <table:table-cell table:formula="of:=18+ROUND(RAND()*40)" office:value-type="float" office:value="35" calcext:value-type="float">
            <text:p>35</text:p>
          </table:table-cell>
          <table:table-cell table:formula="of:=ROUND(RAND()*90)" office:value-type="float" office:value="39" calcext:value-type="float">
            <text:p>39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28] = 1; ROUND(1000+RAND()*2000); ROUND(300+RAND()*1000))" office:value-type="float" office:value="809" calcext:value-type="float">
            <text:p>809</text:p>
          </table:table-cell>
          <table:table-cell table:formula="of:=IF([.H128]; ROUND(1000+RAND()*1000); ROUND(RAND()*100))" office:value-type="float" office:value="74" calcext:value-type="float">
            <text:p>74</text:p>
          </table:table-cell>
          <table:table-cell table:formula="of:=IF([.H128]; ROUND(RAND()*100); ROUND(RAND()*30))" office:value-type="float" office:value="5" calcext:value-type="float">
            <text:p>5</text:p>
          </table:table-cell>
          <table:table-cell table:formula="of:=IF([.H128]; ROUND(RAND()*200); ROUND(RAND()*100))" office:value-type="float" office:value="15" calcext:value-type="float">
            <text:p>15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21" calcext:value-type="float">
            <text:p>21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29] = 1; ROUND(1000+RAND()*2000); ROUND(300+RAND()*1000))" office:value-type="float" office:value="1298" calcext:value-type="float">
            <text:p>1298</text:p>
          </table:table-cell>
          <table:table-cell table:formula="of:=IF([.H129]; ROUND(1000+RAND()*1000); ROUND(RAND()*100))" office:value-type="float" office:value="43" calcext:value-type="float">
            <text:p>43</text:p>
          </table:table-cell>
          <table:table-cell table:formula="of:=IF([.H129]; ROUND(RAND()*100); ROUND(RAND()*30))" office:value-type="float" office:value="23" calcext:value-type="float">
            <text:p>23</text:p>
          </table:table-cell>
          <table:table-cell table:formula="of:=IF([.H129]; ROUND(RAND()*200); ROUND(RAND()*100))" office:value-type="float" office:value="72" calcext:value-type="float">
            <text:p>72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80" calcext:value-type="float">
            <text:p>80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30] = 1; ROUND(1000+RAND()*2000); ROUND(300+RAND()*1000))" office:value-type="float" office:value="1963" calcext:value-type="float">
            <text:p>1963</text:p>
          </table:table-cell>
          <table:table-cell table:formula="of:=IF([.H130]; ROUND(1000+RAND()*1000); ROUND(RAND()*100))" office:value-type="float" office:value="1683" calcext:value-type="float">
            <text:p>1683</text:p>
          </table:table-cell>
          <table:table-cell table:formula="of:=IF([.H130]; ROUND(RAND()*100); ROUND(RAND()*30))" office:value-type="float" office:value="35" calcext:value-type="float">
            <text:p>35</text:p>
          </table:table-cell>
          <table:table-cell table:formula="of:=IF([.H130]; ROUND(RAND()*200); ROUND(RAND()*100))" office:value-type="float" office:value="101" calcext:value-type="float">
            <text:p>101</text:p>
          </table:table-cell>
          <table:table-cell table:formula="of:=18+ROUND(RAND()*40)" office:value-type="float" office:value="26" calcext:value-type="float">
            <text:p>26</text:p>
          </table:table-cell>
          <table:table-cell table:formula="of:=ROUND(RAND()*90)" office:value-type="float" office:value="3" calcext:value-type="float">
            <text:p>3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31] = 1; ROUND(1000+RAND()*2000); ROUND(300+RAND()*1000))" office:value-type="float" office:value="760" calcext:value-type="float">
            <text:p>760</text:p>
          </table:table-cell>
          <table:table-cell table:formula="of:=IF([.H131]; ROUND(1000+RAND()*1000); ROUND(RAND()*100))" office:value-type="float" office:value="4" calcext:value-type="float">
            <text:p>4</text:p>
          </table:table-cell>
          <table:table-cell table:formula="of:=IF([.H131]; ROUND(RAND()*100); ROUND(RAND()*30))" office:value-type="float" office:value="21" calcext:value-type="float">
            <text:p>21</text:p>
          </table:table-cell>
          <table:table-cell table:formula="of:=IF([.H131]; ROUND(RAND()*200); ROUND(RAND()*100))" office:value-type="float" office:value="22" calcext:value-type="float">
            <text:p>22</text:p>
          </table:table-cell>
          <table:table-cell table:formula="of:=18+ROUND(RAND()*40)" office:value-type="float" office:value="51" calcext:value-type="float">
            <text:p>51</text:p>
          </table:table-cell>
          <table:table-cell table:formula="of:=ROUND(RAND()*90)" office:value-type="float" office:value="28" calcext:value-type="float">
            <text:p>28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32] = 1; ROUND(1000+RAND()*2000); ROUND(300+RAND()*1000))" office:value-type="float" office:value="762" calcext:value-type="float">
            <text:p>762</text:p>
          </table:table-cell>
          <table:table-cell table:formula="of:=IF([.H132]; ROUND(1000+RAND()*1000); ROUND(RAND()*100))" office:value-type="float" office:value="8" calcext:value-type="float">
            <text:p>8</text:p>
          </table:table-cell>
          <table:table-cell table:formula="of:=IF([.H132]; ROUND(RAND()*100); ROUND(RAND()*30))" office:value-type="float" office:value="10" calcext:value-type="float">
            <text:p>10</text:p>
          </table:table-cell>
          <table:table-cell table:formula="of:=IF([.H132]; ROUND(RAND()*200); ROUND(RAND()*100))" office:value-type="float" office:value="38" calcext:value-type="float">
            <text:p>38</text:p>
          </table:table-cell>
          <table:table-cell table:formula="of:=18+ROUND(RAND()*40)" office:value-type="float" office:value="47" calcext:value-type="float">
            <text:p>47</text:p>
          </table:table-cell>
          <table:table-cell table:formula="of:=ROUND(RAND()*90)" office:value-type="float" office:value="11" calcext:value-type="float">
            <text:p>11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33] = 1; ROUND(1000+RAND()*2000); ROUND(300+RAND()*1000))" office:value-type="float" office:value="1852" calcext:value-type="float">
            <text:p>1852</text:p>
          </table:table-cell>
          <table:table-cell table:formula="of:=IF([.H133]; ROUND(1000+RAND()*1000); ROUND(RAND()*100))" office:value-type="float" office:value="1086" calcext:value-type="float">
            <text:p>1086</text:p>
          </table:table-cell>
          <table:table-cell table:formula="of:=IF([.H133]; ROUND(RAND()*100); ROUND(RAND()*30))" office:value-type="float" office:value="67" calcext:value-type="float">
            <text:p>67</text:p>
          </table:table-cell>
          <table:table-cell table:formula="of:=IF([.H133]; ROUND(RAND()*200); ROUND(RAND()*100))" office:value-type="float" office:value="75" calcext:value-type="float">
            <text:p>75</text:p>
          </table:table-cell>
          <table:table-cell table:formula="of:=18+ROUND(RAND()*40)" office:value-type="float" office:value="44" calcext:value-type="float">
            <text:p>44</text:p>
          </table:table-cell>
          <table:table-cell table:formula="of:=ROUND(RAND()*90)" office:value-type="float" office:value="24" calcext:value-type="float">
            <text:p>24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34] = 1; ROUND(1000+RAND()*2000); ROUND(300+RAND()*1000))" office:value-type="float" office:value="888" calcext:value-type="float">
            <text:p>888</text:p>
          </table:table-cell>
          <table:table-cell table:formula="of:=IF([.H134]; ROUND(1000+RAND()*1000); ROUND(RAND()*100))" office:value-type="float" office:value="44" calcext:value-type="float">
            <text:p>44</text:p>
          </table:table-cell>
          <table:table-cell table:formula="of:=IF([.H134]; ROUND(RAND()*100); ROUND(RAND()*30))" office:value-type="float" office:value="11" calcext:value-type="float">
            <text:p>11</text:p>
          </table:table-cell>
          <table:table-cell table:formula="of:=IF([.H134]; ROUND(RAND()*200); ROUND(RAND()*100))" office:value-type="float" office:value="69" calcext:value-type="float">
            <text:p>69</text:p>
          </table:table-cell>
          <table:table-cell table:formula="of:=18+ROUND(RAND()*40)" office:value-type="float" office:value="50" calcext:value-type="float">
            <text:p>50</text:p>
          </table:table-cell>
          <table:table-cell table:formula="of:=ROUND(RAND()*90)" office:value-type="float" office:value="67" calcext:value-type="float">
            <text:p>67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35] = 1; ROUND(1000+RAND()*2000); ROUND(300+RAND()*1000))" office:value-type="float" office:value="1477" calcext:value-type="float">
            <text:p>1477</text:p>
          </table:table-cell>
          <table:table-cell table:formula="of:=IF([.H135]; ROUND(1000+RAND()*1000); ROUND(RAND()*100))" office:value-type="float" office:value="1667" calcext:value-type="float">
            <text:p>1667</text:p>
          </table:table-cell>
          <table:table-cell table:formula="of:=IF([.H135]; ROUND(RAND()*100); ROUND(RAND()*30))" office:value-type="float" office:value="31" calcext:value-type="float">
            <text:p>31</text:p>
          </table:table-cell>
          <table:table-cell table:formula="of:=IF([.H135]; ROUND(RAND()*200); ROUND(RAND()*100))" office:value-type="float" office:value="51" calcext:value-type="float">
            <text:p>51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10" calcext:value-type="float">
            <text:p>10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36] = 1; ROUND(1000+RAND()*2000); ROUND(300+RAND()*1000))" office:value-type="float" office:value="710" calcext:value-type="float">
            <text:p>710</text:p>
          </table:table-cell>
          <table:table-cell table:formula="of:=IF([.H136]; ROUND(1000+RAND()*1000); ROUND(RAND()*100))" office:value-type="float" office:value="4" calcext:value-type="float">
            <text:p>4</text:p>
          </table:table-cell>
          <table:table-cell table:formula="of:=IF([.H136]; ROUND(RAND()*100); ROUND(RAND()*30))" office:value-type="float" office:value="9" calcext:value-type="float">
            <text:p>9</text:p>
          </table:table-cell>
          <table:table-cell table:formula="of:=IF([.H136]; ROUND(RAND()*200); ROUND(RAND()*100))" office:value-type="float" office:value="65" calcext:value-type="float">
            <text:p>65</text:p>
          </table:table-cell>
          <table:table-cell table:formula="of:=18+ROUND(RAND()*40)" office:value-type="float" office:value="43" calcext:value-type="float">
            <text:p>43</text:p>
          </table:table-cell>
          <table:table-cell table:formula="of:=ROUND(RAND()*90)" office:value-type="float" office:value="76" calcext:value-type="float">
            <text:p>76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37] = 1; ROUND(1000+RAND()*2000); ROUND(300+RAND()*1000))" office:value-type="float" office:value="779" calcext:value-type="float">
            <text:p>779</text:p>
          </table:table-cell>
          <table:table-cell table:formula="of:=IF([.H137]; ROUND(1000+RAND()*1000); ROUND(RAND()*100))" office:value-type="float" office:value="84" calcext:value-type="float">
            <text:p>84</text:p>
          </table:table-cell>
          <table:table-cell table:formula="of:=IF([.H137]; ROUND(RAND()*100); ROUND(RAND()*30))" office:value-type="float" office:value="20" calcext:value-type="float">
            <text:p>20</text:p>
          </table:table-cell>
          <table:table-cell table:formula="of:=IF([.H137]; ROUND(RAND()*200); ROUND(RAND()*100))" office:value-type="float" office:value="6" calcext:value-type="float">
            <text:p>6</text:p>
          </table:table-cell>
          <table:table-cell table:formula="of:=18+ROUND(RAND()*40)" office:value-type="float" office:value="31" calcext:value-type="float">
            <text:p>31</text:p>
          </table:table-cell>
          <table:table-cell table:formula="of:=ROUND(RAND()*90)" office:value-type="float" office:value="34" calcext:value-type="float">
            <text:p>34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38] = 1; ROUND(1000+RAND()*2000); ROUND(300+RAND()*1000))" office:value-type="float" office:value="1515" calcext:value-type="float">
            <text:p>1515</text:p>
          </table:table-cell>
          <table:table-cell table:formula="of:=IF([.H138]; ROUND(1000+RAND()*1000); ROUND(RAND()*100))" office:value-type="float" office:value="1061" calcext:value-type="float">
            <text:p>1061</text:p>
          </table:table-cell>
          <table:table-cell table:formula="of:=IF([.H138]; ROUND(RAND()*100); ROUND(RAND()*30))" office:value-type="float" office:value="27" calcext:value-type="float">
            <text:p>27</text:p>
          </table:table-cell>
          <table:table-cell table:formula="of:=IF([.H138]; ROUND(RAND()*200); ROUND(RAND()*100))" office:value-type="float" office:value="63" calcext:value-type="float">
            <text:p>63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20" calcext:value-type="float">
            <text:p>20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39] = 1; ROUND(1000+RAND()*2000); ROUND(300+RAND()*1000))" office:value-type="float" office:value="724" calcext:value-type="float">
            <text:p>724</text:p>
          </table:table-cell>
          <table:table-cell table:formula="of:=IF([.H139]; ROUND(1000+RAND()*1000); ROUND(RAND()*100))" office:value-type="float" office:value="74" calcext:value-type="float">
            <text:p>74</text:p>
          </table:table-cell>
          <table:table-cell table:formula="of:=IF([.H139]; ROUND(RAND()*100); ROUND(RAND()*30))" office:value-type="float" office:value="15" calcext:value-type="float">
            <text:p>15</text:p>
          </table:table-cell>
          <table:table-cell table:formula="of:=IF([.H139]; ROUND(RAND()*200); ROUND(RAND()*100))" office:value-type="float" office:value="79" calcext:value-type="float">
            <text:p>79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49" calcext:value-type="float">
            <text:p>49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40] = 1; ROUND(1000+RAND()*2000); ROUND(300+RAND()*1000))" office:value-type="float" office:value="1160" calcext:value-type="float">
            <text:p>1160</text:p>
          </table:table-cell>
          <table:table-cell table:formula="of:=IF([.H140]; ROUND(1000+RAND()*1000); ROUND(RAND()*100))" office:value-type="float" office:value="33" calcext:value-type="float">
            <text:p>33</text:p>
          </table:table-cell>
          <table:table-cell table:formula="of:=IF([.H140]; ROUND(RAND()*100); ROUND(RAND()*30))" office:value-type="float" office:value="7" calcext:value-type="float">
            <text:p>7</text:p>
          </table:table-cell>
          <table:table-cell table:formula="of:=IF([.H140]; ROUND(RAND()*200); ROUND(RAND()*100))" office:value-type="float" office:value="82" calcext:value-type="float">
            <text:p>82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55" calcext:value-type="float">
            <text:p>55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41] = 1; ROUND(1000+RAND()*2000); ROUND(300+RAND()*1000))" office:value-type="float" office:value="2248" calcext:value-type="float">
            <text:p>2248</text:p>
          </table:table-cell>
          <table:table-cell table:formula="of:=IF([.H141]; ROUND(1000+RAND()*1000); ROUND(RAND()*100))" office:value-type="float" office:value="1711" calcext:value-type="float">
            <text:p>1711</text:p>
          </table:table-cell>
          <table:table-cell table:formula="of:=IF([.H141]; ROUND(RAND()*100); ROUND(RAND()*30))" office:value-type="float" office:value="48" calcext:value-type="float">
            <text:p>48</text:p>
          </table:table-cell>
          <table:table-cell table:formula="of:=IF([.H141]; ROUND(RAND()*200); ROUND(RAND()*100))" office:value-type="float" office:value="101" calcext:value-type="float">
            <text:p>101</text:p>
          </table:table-cell>
          <table:table-cell table:formula="of:=18+ROUND(RAND()*40)" office:value-type="float" office:value="54" calcext:value-type="float">
            <text:p>54</text:p>
          </table:table-cell>
          <table:table-cell table:formula="of:=ROUND(RAND()*90)" office:value-type="float" office:value="15" calcext:value-type="float">
            <text:p>15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42] = 1; ROUND(1000+RAND()*2000); ROUND(300+RAND()*1000))" office:value-type="float" office:value="914" calcext:value-type="float">
            <text:p>914</text:p>
          </table:table-cell>
          <table:table-cell table:formula="of:=IF([.H142]; ROUND(1000+RAND()*1000); ROUND(RAND()*100))" office:value-type="float" office:value="57" calcext:value-type="float">
            <text:p>57</text:p>
          </table:table-cell>
          <table:table-cell table:formula="of:=IF([.H142]; ROUND(RAND()*100); ROUND(RAND()*30))" office:value-type="float" office:value="29" calcext:value-type="float">
            <text:p>29</text:p>
          </table:table-cell>
          <table:table-cell table:formula="of:=IF([.H142]; ROUND(RAND()*200); ROUND(RAND()*100))" office:value-type="float" office:value="49" calcext:value-type="float">
            <text:p>49</text:p>
          </table:table-cell>
          <table:table-cell table:formula="of:=18+ROUND(RAND()*40)" office:value-type="float" office:value="47" calcext:value-type="float">
            <text:p>47</text:p>
          </table:table-cell>
          <table:table-cell table:formula="of:=ROUND(RAND()*90)" office:value-type="float" office:value="27" calcext:value-type="float">
            <text:p>27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43] = 1; ROUND(1000+RAND()*2000); ROUND(300+RAND()*1000))" office:value-type="float" office:value="1970" calcext:value-type="float">
            <text:p>1970</text:p>
          </table:table-cell>
          <table:table-cell table:formula="of:=IF([.H143]; ROUND(1000+RAND()*1000); ROUND(RAND()*100))" office:value-type="float" office:value="1731" calcext:value-type="float">
            <text:p>1731</text:p>
          </table:table-cell>
          <table:table-cell table:formula="of:=IF([.H143]; ROUND(RAND()*100); ROUND(RAND()*30))" office:value-type="float" office:value="83" calcext:value-type="float">
            <text:p>83</text:p>
          </table:table-cell>
          <table:table-cell table:formula="of:=IF([.H143]; ROUND(RAND()*200); ROUND(RAND()*100))" office:value-type="float" office:value="125" calcext:value-type="float">
            <text:p>125</text:p>
          </table:table-cell>
          <table:table-cell table:formula="of:=18+ROUND(RAND()*40)" office:value-type="float" office:value="26" calcext:value-type="float">
            <text:p>26</text:p>
          </table:table-cell>
          <table:table-cell table:formula="of:=ROUND(RAND()*90)" office:value-type="float" office:value="67" calcext:value-type="float">
            <text:p>67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44] = 1; ROUND(1000+RAND()*2000); ROUND(300+RAND()*1000))" office:value-type="float" office:value="2484" calcext:value-type="float">
            <text:p>2484</text:p>
          </table:table-cell>
          <table:table-cell table:formula="of:=IF([.H144]; ROUND(1000+RAND()*1000); ROUND(RAND()*100))" office:value-type="float" office:value="1195" calcext:value-type="float">
            <text:p>1195</text:p>
          </table:table-cell>
          <table:table-cell table:formula="of:=IF([.H144]; ROUND(RAND()*100); ROUND(RAND()*30))" office:value-type="float" office:value="20" calcext:value-type="float">
            <text:p>20</text:p>
          </table:table-cell>
          <table:table-cell table:formula="of:=IF([.H144]; ROUND(RAND()*200); ROUND(RAND()*100))" office:value-type="float" office:value="112" calcext:value-type="float">
            <text:p>112</text:p>
          </table:table-cell>
          <table:table-cell table:formula="of:=18+ROUND(RAND()*40)" office:value-type="float" office:value="36" calcext:value-type="float">
            <text:p>36</text:p>
          </table:table-cell>
          <table:table-cell table:formula="of:=ROUND(RAND()*90)" office:value-type="float" office:value="8" calcext:value-type="float">
            <text:p>8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45] = 1; ROUND(1000+RAND()*2000); ROUND(300+RAND()*1000))" office:value-type="float" office:value="320" calcext:value-type="float">
            <text:p>320</text:p>
          </table:table-cell>
          <table:table-cell table:formula="of:=IF([.H145]; ROUND(1000+RAND()*1000); ROUND(RAND()*100))" office:value-type="float" office:value="79" calcext:value-type="float">
            <text:p>79</text:p>
          </table:table-cell>
          <table:table-cell table:formula="of:=IF([.H145]; ROUND(RAND()*100); ROUND(RAND()*30))" office:value-type="float" office:value="29" calcext:value-type="float">
            <text:p>29</text:p>
          </table:table-cell>
          <table:table-cell table:formula="of:=IF([.H145]; ROUND(RAND()*200); ROUND(RAND()*100))" office:value-type="float" office:value="32" calcext:value-type="float">
            <text:p>32</text:p>
          </table:table-cell>
          <table:table-cell table:formula="of:=18+ROUND(RAND()*40)" office:value-type="float" office:value="49" calcext:value-type="float">
            <text:p>49</text:p>
          </table:table-cell>
          <table:table-cell table:formula="of:=ROUND(RAND()*90)" office:value-type="float" office:value="16" calcext:value-type="float">
            <text:p>16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46] = 1; ROUND(1000+RAND()*2000); ROUND(300+RAND()*1000))" office:value-type="float" office:value="495" calcext:value-type="float">
            <text:p>495</text:p>
          </table:table-cell>
          <table:table-cell table:formula="of:=IF([.H146]; ROUND(1000+RAND()*1000); ROUND(RAND()*100))" office:value-type="float" office:value="11" calcext:value-type="float">
            <text:p>11</text:p>
          </table:table-cell>
          <table:table-cell table:formula="of:=IF([.H146]; ROUND(RAND()*100); ROUND(RAND()*30))" office:value-type="float" office:value="15" calcext:value-type="float">
            <text:p>15</text:p>
          </table:table-cell>
          <table:table-cell table:formula="of:=IF([.H146]; ROUND(RAND()*200); ROUND(RAND()*100))" office:value-type="float" office:value="56" calcext:value-type="float">
            <text:p>56</text:p>
          </table:table-cell>
          <table:table-cell table:formula="of:=18+ROUND(RAND()*40)" office:value-type="float" office:value="54" calcext:value-type="float">
            <text:p>54</text:p>
          </table:table-cell>
          <table:table-cell table:formula="of:=ROUND(RAND()*90)" office:value-type="float" office:value="82" calcext:value-type="float">
            <text:p>82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47] = 1; ROUND(1000+RAND()*2000); ROUND(300+RAND()*1000))" office:value-type="float" office:value="2253" calcext:value-type="float">
            <text:p>2253</text:p>
          </table:table-cell>
          <table:table-cell table:formula="of:=IF([.H147]; ROUND(1000+RAND()*1000); ROUND(RAND()*100))" office:value-type="float" office:value="1772" calcext:value-type="float">
            <text:p>1772</text:p>
          </table:table-cell>
          <table:table-cell table:formula="of:=IF([.H147]; ROUND(RAND()*100); ROUND(RAND()*30))" office:value-type="float" office:value="96" calcext:value-type="float">
            <text:p>96</text:p>
          </table:table-cell>
          <table:table-cell table:formula="of:=IF([.H147]; ROUND(RAND()*200); ROUND(RAND()*100))" office:value-type="float" office:value="25" calcext:value-type="float">
            <text:p>25</text:p>
          </table:table-cell>
          <table:table-cell table:formula="of:=18+ROUND(RAND()*40)" office:value-type="float" office:value="38" calcext:value-type="float">
            <text:p>38</text:p>
          </table:table-cell>
          <table:table-cell table:formula="of:=ROUND(RAND()*90)" office:value-type="float" office:value="32" calcext:value-type="float">
            <text:p>32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48] = 1; ROUND(1000+RAND()*2000); ROUND(300+RAND()*1000))" office:value-type="float" office:value="918" calcext:value-type="float">
            <text:p>918</text:p>
          </table:table-cell>
          <table:table-cell table:formula="of:=IF([.H148]; ROUND(1000+RAND()*1000); ROUND(RAND()*100))" office:value-type="float" office:value="10" calcext:value-type="float">
            <text:p>10</text:p>
          </table:table-cell>
          <table:table-cell table:formula="of:=IF([.H148]; ROUND(RAND()*100); ROUND(RAND()*30))" office:value-type="float" office:value="4" calcext:value-type="float">
            <text:p>4</text:p>
          </table:table-cell>
          <table:table-cell table:formula="of:=IF([.H148]; ROUND(RAND()*200); ROUND(RAND()*100))" office:value-type="float" office:value="43" calcext:value-type="float">
            <text:p>43</text:p>
          </table:table-cell>
          <table:table-cell table:formula="of:=18+ROUND(RAND()*40)" office:value-type="float" office:value="30" calcext:value-type="float">
            <text:p>30</text:p>
          </table:table-cell>
          <table:table-cell table:formula="of:=ROUND(RAND()*90)" office:value-type="float" office:value="55" calcext:value-type="float">
            <text:p>55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49] = 1; ROUND(1000+RAND()*2000); ROUND(300+RAND()*1000))" office:value-type="float" office:value="882" calcext:value-type="float">
            <text:p>882</text:p>
          </table:table-cell>
          <table:table-cell table:formula="of:=IF([.H149]; ROUND(1000+RAND()*1000); ROUND(RAND()*100))" office:value-type="float" office:value="86" calcext:value-type="float">
            <text:p>86</text:p>
          </table:table-cell>
          <table:table-cell table:formula="of:=IF([.H149]; ROUND(RAND()*100); ROUND(RAND()*30))" office:value-type="float" office:value="10" calcext:value-type="float">
            <text:p>10</text:p>
          </table:table-cell>
          <table:table-cell table:formula="of:=IF([.H149]; ROUND(RAND()*200); ROUND(RAND()*100))" office:value-type="float" office:value="11" calcext:value-type="float">
            <text:p>11</text:p>
          </table:table-cell>
          <table:table-cell table:formula="of:=18+ROUND(RAND()*40)" office:value-type="float" office:value="18" calcext:value-type="float">
            <text:p>18</text:p>
          </table:table-cell>
          <table:table-cell table:formula="of:=ROUND(RAND()*90)" office:value-type="float" office:value="44" calcext:value-type="float">
            <text:p>44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50] = 1; ROUND(1000+RAND()*2000); ROUND(300+RAND()*1000))" office:value-type="float" office:value="2787" calcext:value-type="float">
            <text:p>2787</text:p>
          </table:table-cell>
          <table:table-cell table:formula="of:=IF([.H150]; ROUND(1000+RAND()*1000); ROUND(RAND()*100))" office:value-type="float" office:value="1102" calcext:value-type="float">
            <text:p>1102</text:p>
          </table:table-cell>
          <table:table-cell table:formula="of:=IF([.H150]; ROUND(RAND()*100); ROUND(RAND()*30))" office:value-type="float" office:value="29" calcext:value-type="float">
            <text:p>29</text:p>
          </table:table-cell>
          <table:table-cell table:formula="of:=IF([.H150]; ROUND(RAND()*200); ROUND(RAND()*100))" office:value-type="float" office:value="142" calcext:value-type="float">
            <text:p>142</text:p>
          </table:table-cell>
          <table:table-cell table:formula="of:=18+ROUND(RAND()*40)" office:value-type="float" office:value="56" calcext:value-type="float">
            <text:p>56</text:p>
          </table:table-cell>
          <table:table-cell table:formula="of:=ROUND(RAND()*90)" office:value-type="float" office:value="30" calcext:value-type="float">
            <text:p>30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51] = 1; ROUND(1000+RAND()*2000); ROUND(300+RAND()*1000))" office:value-type="float" office:value="564" calcext:value-type="float">
            <text:p>564</text:p>
          </table:table-cell>
          <table:table-cell table:formula="of:=IF([.H151]; ROUND(1000+RAND()*1000); ROUND(RAND()*100))" office:value-type="float" office:value="65" calcext:value-type="float">
            <text:p>65</text:p>
          </table:table-cell>
          <table:table-cell table:formula="of:=IF([.H151]; ROUND(RAND()*100); ROUND(RAND()*30))" office:value-type="float" office:value="24" calcext:value-type="float">
            <text:p>24</text:p>
          </table:table-cell>
          <table:table-cell table:formula="of:=IF([.H151]; ROUND(RAND()*200); ROUND(RAND()*100))" office:value-type="float" office:value="31" calcext:value-type="float">
            <text:p>31</text:p>
          </table:table-cell>
          <table:table-cell table:formula="of:=18+ROUND(RAND()*40)" office:value-type="float" office:value="43" calcext:value-type="float">
            <text:p>43</text:p>
          </table:table-cell>
          <table:table-cell table:formula="of:=ROUND(RAND()*90)" office:value-type="float" office:value="50" calcext:value-type="float">
            <text:p>50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52] = 1; ROUND(1000+RAND()*2000); ROUND(300+RAND()*1000))" office:value-type="float" office:value="923" calcext:value-type="float">
            <text:p>923</text:p>
          </table:table-cell>
          <table:table-cell table:formula="of:=IF([.H152]; ROUND(1000+RAND()*1000); ROUND(RAND()*100))" office:value-type="float" office:value="78" calcext:value-type="float">
            <text:p>78</text:p>
          </table:table-cell>
          <table:table-cell table:formula="of:=IF([.H152]; ROUND(RAND()*100); ROUND(RAND()*30))" office:value-type="float" office:value="6" calcext:value-type="float">
            <text:p>6</text:p>
          </table:table-cell>
          <table:table-cell table:formula="of:=IF([.H152]; ROUND(RAND()*200); ROUND(RAND()*100))" office:value-type="float" office:value="50" calcext:value-type="float">
            <text:p>50</text:p>
          </table:table-cell>
          <table:table-cell table:formula="of:=18+ROUND(RAND()*40)" office:value-type="float" office:value="42" calcext:value-type="float">
            <text:p>42</text:p>
          </table:table-cell>
          <table:table-cell table:formula="of:=ROUND(RAND()*90)" office:value-type="float" office:value="72" calcext:value-type="float">
            <text:p>72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53] = 1; ROUND(1000+RAND()*2000); ROUND(300+RAND()*1000))" office:value-type="float" office:value="1225" calcext:value-type="float">
            <text:p>1225</text:p>
          </table:table-cell>
          <table:table-cell table:formula="of:=IF([.H153]; ROUND(1000+RAND()*1000); ROUND(RAND()*100))" office:value-type="float" office:value="45" calcext:value-type="float">
            <text:p>45</text:p>
          </table:table-cell>
          <table:table-cell table:formula="of:=IF([.H153]; ROUND(RAND()*100); ROUND(RAND()*30))" office:value-type="float" office:value="5" calcext:value-type="float">
            <text:p>5</text:p>
          </table:table-cell>
          <table:table-cell table:formula="of:=IF([.H153]; ROUND(RAND()*200); ROUND(RAND()*100))" office:value-type="float" office:value="37" calcext:value-type="float">
            <text:p>37</text:p>
          </table:table-cell>
          <table:table-cell table:formula="of:=18+ROUND(RAND()*40)" office:value-type="float" office:value="42" calcext:value-type="float">
            <text:p>42</text:p>
          </table:table-cell>
          <table:table-cell table:formula="of:=ROUND(RAND()*90)" office:value-type="float" office:value="82" calcext:value-type="float">
            <text:p>82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54] = 1; ROUND(1000+RAND()*2000); ROUND(300+RAND()*1000))" office:value-type="float" office:value="731" calcext:value-type="float">
            <text:p>731</text:p>
          </table:table-cell>
          <table:table-cell table:formula="of:=IF([.H154]; ROUND(1000+RAND()*1000); ROUND(RAND()*100))" office:value-type="float" office:value="97" calcext:value-type="float">
            <text:p>97</text:p>
          </table:table-cell>
          <table:table-cell table:formula="of:=IF([.H154]; ROUND(RAND()*100); ROUND(RAND()*30))" office:value-type="float" office:value="6" calcext:value-type="float">
            <text:p>6</text:p>
          </table:table-cell>
          <table:table-cell table:formula="of:=IF([.H154]; ROUND(RAND()*200); ROUND(RAND()*100))" office:value-type="float" office:value="30" calcext:value-type="float">
            <text:p>30</text:p>
          </table:table-cell>
          <table:table-cell table:formula="of:=18+ROUND(RAND()*40)" office:value-type="float" office:value="26" calcext:value-type="float">
            <text:p>26</text:p>
          </table:table-cell>
          <table:table-cell table:formula="of:=ROUND(RAND()*90)" office:value-type="float" office:value="29" calcext:value-type="float">
            <text:p>29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55] = 1; ROUND(1000+RAND()*2000); ROUND(300+RAND()*1000))" office:value-type="float" office:value="933" calcext:value-type="float">
            <text:p>933</text:p>
          </table:table-cell>
          <table:table-cell table:formula="of:=IF([.H155]; ROUND(1000+RAND()*1000); ROUND(RAND()*100))" office:value-type="float" office:value="21" calcext:value-type="float">
            <text:p>21</text:p>
          </table:table-cell>
          <table:table-cell table:formula="of:=IF([.H155]; ROUND(RAND()*100); ROUND(RAND()*30))" office:value-type="float" office:value="17" calcext:value-type="float">
            <text:p>17</text:p>
          </table:table-cell>
          <table:table-cell table:formula="of:=IF([.H155]; ROUND(RAND()*200); ROUND(RAND()*100))" office:value-type="float" office:value="30" calcext:value-type="float">
            <text:p>30</text:p>
          </table:table-cell>
          <table:table-cell table:formula="of:=18+ROUND(RAND()*40)" office:value-type="float" office:value="36" calcext:value-type="float">
            <text:p>36</text:p>
          </table:table-cell>
          <table:table-cell table:formula="of:=ROUND(RAND()*90)" office:value-type="float" office:value="85" calcext:value-type="float">
            <text:p>85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56] = 1; ROUND(1000+RAND()*2000); ROUND(300+RAND()*1000))" office:value-type="float" office:value="2853" calcext:value-type="float">
            <text:p>2853</text:p>
          </table:table-cell>
          <table:table-cell table:formula="of:=IF([.H156]; ROUND(1000+RAND()*1000); ROUND(RAND()*100))" office:value-type="float" office:value="1149" calcext:value-type="float">
            <text:p>1149</text:p>
          </table:table-cell>
          <table:table-cell table:formula="of:=IF([.H156]; ROUND(RAND()*100); ROUND(RAND()*30))" office:value-type="float" office:value="88" calcext:value-type="float">
            <text:p>88</text:p>
          </table:table-cell>
          <table:table-cell table:formula="of:=IF([.H156]; ROUND(RAND()*200); ROUND(RAND()*100))" office:value-type="float" office:value="123" calcext:value-type="float">
            <text:p>123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29" calcext:value-type="float">
            <text:p>29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57] = 1; ROUND(1000+RAND()*2000); ROUND(300+RAND()*1000))" office:value-type="float" office:value="1087" calcext:value-type="float">
            <text:p>1087</text:p>
          </table:table-cell>
          <table:table-cell table:formula="of:=IF([.H157]; ROUND(1000+RAND()*1000); ROUND(RAND()*100))" office:value-type="float" office:value="1249" calcext:value-type="float">
            <text:p>1249</text:p>
          </table:table-cell>
          <table:table-cell table:formula="of:=IF([.H157]; ROUND(RAND()*100); ROUND(RAND()*30))" office:value-type="float" office:value="78" calcext:value-type="float">
            <text:p>78</text:p>
          </table:table-cell>
          <table:table-cell table:formula="of:=IF([.H157]; ROUND(RAND()*200); ROUND(RAND()*100))" office:value-type="float" office:value="101" calcext:value-type="float">
            <text:p>101</text:p>
          </table:table-cell>
          <table:table-cell table:formula="of:=18+ROUND(RAND()*40)" office:value-type="float" office:value="44" calcext:value-type="float">
            <text:p>44</text:p>
          </table:table-cell>
          <table:table-cell table:formula="of:=ROUND(RAND()*90)" office:value-type="float" office:value="34" calcext:value-type="float">
            <text:p>34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58] = 1; ROUND(1000+RAND()*2000); ROUND(300+RAND()*1000))" office:value-type="float" office:value="433" calcext:value-type="float">
            <text:p>433</text:p>
          </table:table-cell>
          <table:table-cell table:formula="of:=IF([.H158]; ROUND(1000+RAND()*1000); ROUND(RAND()*100))" office:value-type="float" office:value="3" calcext:value-type="float">
            <text:p>3</text:p>
          </table:table-cell>
          <table:table-cell table:formula="of:=IF([.H158]; ROUND(RAND()*100); ROUND(RAND()*30))" office:value-type="float" office:value="2" calcext:value-type="float">
            <text:p>2</text:p>
          </table:table-cell>
          <table:table-cell table:formula="of:=IF([.H158]; ROUND(RAND()*200); ROUND(RAND()*100))" office:value-type="float" office:value="100" calcext:value-type="float">
            <text:p>100</text:p>
          </table:table-cell>
          <table:table-cell table:formula="of:=18+ROUND(RAND()*40)" office:value-type="float" office:value="53" calcext:value-type="float">
            <text:p>53</text:p>
          </table:table-cell>
          <table:table-cell table:formula="of:=ROUND(RAND()*90)" office:value-type="float" office:value="60" calcext:value-type="float">
            <text:p>60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59] = 1; ROUND(1000+RAND()*2000); ROUND(300+RAND()*1000))" office:value-type="float" office:value="545" calcext:value-type="float">
            <text:p>545</text:p>
          </table:table-cell>
          <table:table-cell table:formula="of:=IF([.H159]; ROUND(1000+RAND()*1000); ROUND(RAND()*100))" office:value-type="float" office:value="77" calcext:value-type="float">
            <text:p>77</text:p>
          </table:table-cell>
          <table:table-cell table:formula="of:=IF([.H159]; ROUND(RAND()*100); ROUND(RAND()*30))" office:value-type="float" office:value="2" calcext:value-type="float">
            <text:p>2</text:p>
          </table:table-cell>
          <table:table-cell table:formula="of:=IF([.H159]; ROUND(RAND()*200); ROUND(RAND()*100))" office:value-type="float" office:value="99" calcext:value-type="float">
            <text:p>99</text:p>
          </table:table-cell>
          <table:table-cell table:formula="of:=18+ROUND(RAND()*40)" office:value-type="float" office:value="44" calcext:value-type="float">
            <text:p>44</text:p>
          </table:table-cell>
          <table:table-cell table:formula="of:=ROUND(RAND()*90)" office:value-type="float" office:value="52" calcext:value-type="float">
            <text:p>52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60] = 1; ROUND(1000+RAND()*2000); ROUND(300+RAND()*1000))" office:value-type="float" office:value="1190" calcext:value-type="float">
            <text:p>1190</text:p>
          </table:table-cell>
          <table:table-cell table:formula="of:=IF([.H160]; ROUND(1000+RAND()*1000); ROUND(RAND()*100))" office:value-type="float" office:value="89" calcext:value-type="float">
            <text:p>89</text:p>
          </table:table-cell>
          <table:table-cell table:formula="of:=IF([.H160]; ROUND(RAND()*100); ROUND(RAND()*30))" office:value-type="float" office:value="27" calcext:value-type="float">
            <text:p>27</text:p>
          </table:table-cell>
          <table:table-cell table:formula="of:=IF([.H160]; ROUND(RAND()*200); ROUND(RAND()*100))" office:value-type="float" office:value="73" calcext:value-type="float">
            <text:p>73</text:p>
          </table:table-cell>
          <table:table-cell table:formula="of:=18+ROUND(RAND()*40)" office:value-type="float" office:value="55" calcext:value-type="float">
            <text:p>55</text:p>
          </table:table-cell>
          <table:table-cell table:formula="of:=ROUND(RAND()*90)" office:value-type="float" office:value="64" calcext:value-type="float">
            <text:p>64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61] = 1; ROUND(1000+RAND()*2000); ROUND(300+RAND()*1000))" office:value-type="float" office:value="2257" calcext:value-type="float">
            <text:p>2257</text:p>
          </table:table-cell>
          <table:table-cell table:formula="of:=IF([.H161]; ROUND(1000+RAND()*1000); ROUND(RAND()*100))" office:value-type="float" office:value="1652" calcext:value-type="float">
            <text:p>1652</text:p>
          </table:table-cell>
          <table:table-cell table:formula="of:=IF([.H161]; ROUND(RAND()*100); ROUND(RAND()*30))" office:value-type="float" office:value="72" calcext:value-type="float">
            <text:p>72</text:p>
          </table:table-cell>
          <table:table-cell table:formula="of:=IF([.H161]; ROUND(RAND()*200); ROUND(RAND()*100))" office:value-type="float" office:value="128" calcext:value-type="float">
            <text:p>128</text:p>
          </table:table-cell>
          <table:table-cell table:formula="of:=18+ROUND(RAND()*40)" office:value-type="float" office:value="35" calcext:value-type="float">
            <text:p>35</text:p>
          </table:table-cell>
          <table:table-cell table:formula="of:=ROUND(RAND()*90)" office:value-type="float" office:value="33" calcext:value-type="float">
            <text:p>33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62] = 1; ROUND(1000+RAND()*2000); ROUND(300+RAND()*1000))" office:value-type="float" office:value="486" calcext:value-type="float">
            <text:p>486</text:p>
          </table:table-cell>
          <table:table-cell table:formula="of:=IF([.H162]; ROUND(1000+RAND()*1000); ROUND(RAND()*100))" office:value-type="float" office:value="40" calcext:value-type="float">
            <text:p>40</text:p>
          </table:table-cell>
          <table:table-cell table:formula="of:=IF([.H162]; ROUND(RAND()*100); ROUND(RAND()*30))" office:value-type="float" office:value="20" calcext:value-type="float">
            <text:p>20</text:p>
          </table:table-cell>
          <table:table-cell table:formula="of:=IF([.H162]; ROUND(RAND()*200); ROUND(RAND()*100))" office:value-type="float" office:value="40" calcext:value-type="float">
            <text:p>40</text:p>
          </table:table-cell>
          <table:table-cell table:formula="of:=18+ROUND(RAND()*40)" office:value-type="float" office:value="39" calcext:value-type="float">
            <text:p>39</text:p>
          </table:table-cell>
          <table:table-cell table:formula="of:=ROUND(RAND()*90)" office:value-type="float" office:value="10" calcext:value-type="float">
            <text:p>10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63] = 1; ROUND(1000+RAND()*2000); ROUND(300+RAND()*1000))" office:value-type="float" office:value="2173" calcext:value-type="float">
            <text:p>2173</text:p>
          </table:table-cell>
          <table:table-cell table:formula="of:=IF([.H163]; ROUND(1000+RAND()*1000); ROUND(RAND()*100))" office:value-type="float" office:value="1271" calcext:value-type="float">
            <text:p>1271</text:p>
          </table:table-cell>
          <table:table-cell table:formula="of:=IF([.H163]; ROUND(RAND()*100); ROUND(RAND()*30))" office:value-type="float" office:value="93" calcext:value-type="float">
            <text:p>93</text:p>
          </table:table-cell>
          <table:table-cell table:formula="of:=IF([.H163]; ROUND(RAND()*200); ROUND(RAND()*100))" office:value-type="float" office:value="59" calcext:value-type="float">
            <text:p>59</text:p>
          </table:table-cell>
          <table:table-cell table:formula="of:=18+ROUND(RAND()*40)" office:value-type="float" office:value="36" calcext:value-type="float">
            <text:p>36</text:p>
          </table:table-cell>
          <table:table-cell table:formula="of:=ROUND(RAND()*90)" office:value-type="float" office:value="61" calcext:value-type="float">
            <text:p>61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64] = 1; ROUND(1000+RAND()*2000); ROUND(300+RAND()*1000))" office:value-type="float" office:value="884" calcext:value-type="float">
            <text:p>884</text:p>
          </table:table-cell>
          <table:table-cell table:formula="of:=IF([.H164]; ROUND(1000+RAND()*1000); ROUND(RAND()*100))" office:value-type="float" office:value="6" calcext:value-type="float">
            <text:p>6</text:p>
          </table:table-cell>
          <table:table-cell table:formula="of:=IF([.H164]; ROUND(RAND()*100); ROUND(RAND()*30))" office:value-type="float" office:value="12" calcext:value-type="float">
            <text:p>12</text:p>
          </table:table-cell>
          <table:table-cell table:formula="of:=IF([.H164]; ROUND(RAND()*200); ROUND(RAND()*100))" office:value-type="float" office:value="54" calcext:value-type="float">
            <text:p>54</text:p>
          </table:table-cell>
          <table:table-cell table:formula="of:=18+ROUND(RAND()*40)" office:value-type="float" office:value="24" calcext:value-type="float">
            <text:p>24</text:p>
          </table:table-cell>
          <table:table-cell table:formula="of:=ROUND(RAND()*90)" office:value-type="float" office:value="26" calcext:value-type="float">
            <text:p>26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65] = 1; ROUND(1000+RAND()*2000); ROUND(300+RAND()*1000))" office:value-type="float" office:value="2282" calcext:value-type="float">
            <text:p>2282</text:p>
          </table:table-cell>
          <table:table-cell table:formula="of:=IF([.H165]; ROUND(1000+RAND()*1000); ROUND(RAND()*100))" office:value-type="float" office:value="1164" calcext:value-type="float">
            <text:p>1164</text:p>
          </table:table-cell>
          <table:table-cell table:formula="of:=IF([.H165]; ROUND(RAND()*100); ROUND(RAND()*30))" office:value-type="float" office:value="66" calcext:value-type="float">
            <text:p>66</text:p>
          </table:table-cell>
          <table:table-cell table:formula="of:=IF([.H165]; ROUND(RAND()*200); ROUND(RAND()*100))" office:value-type="float" office:value="193" calcext:value-type="float">
            <text:p>193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47" calcext:value-type="float">
            <text:p>47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66] = 1; ROUND(1000+RAND()*2000); ROUND(300+RAND()*1000))" office:value-type="float" office:value="911" calcext:value-type="float">
            <text:p>911</text:p>
          </table:table-cell>
          <table:table-cell table:formula="of:=IF([.H166]; ROUND(1000+RAND()*1000); ROUND(RAND()*100))" office:value-type="float" office:value="67" calcext:value-type="float">
            <text:p>67</text:p>
          </table:table-cell>
          <table:table-cell table:formula="of:=IF([.H166]; ROUND(RAND()*100); ROUND(RAND()*30))" office:value-type="float" office:value="24" calcext:value-type="float">
            <text:p>24</text:p>
          </table:table-cell>
          <table:table-cell table:formula="of:=IF([.H166]; ROUND(RAND()*200); ROUND(RAND()*100))" office:value-type="float" office:value="63" calcext:value-type="float">
            <text:p>63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49" calcext:value-type="float">
            <text:p>49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67] = 1; ROUND(1000+RAND()*2000); ROUND(300+RAND()*1000))" office:value-type="float" office:value="2666" calcext:value-type="float">
            <text:p>2666</text:p>
          </table:table-cell>
          <table:table-cell table:formula="of:=IF([.H167]; ROUND(1000+RAND()*1000); ROUND(RAND()*100))" office:value-type="float" office:value="1865" calcext:value-type="float">
            <text:p>1865</text:p>
          </table:table-cell>
          <table:table-cell table:formula="of:=IF([.H167]; ROUND(RAND()*100); ROUND(RAND()*30))" office:value-type="float" office:value="25" calcext:value-type="float">
            <text:p>25</text:p>
          </table:table-cell>
          <table:table-cell table:formula="of:=IF([.H167]; ROUND(RAND()*200); ROUND(RAND()*100))" office:value-type="float" office:value="133" calcext:value-type="float">
            <text:p>133</text:p>
          </table:table-cell>
          <table:table-cell table:formula="of:=18+ROUND(RAND()*40)" office:value-type="float" office:value="55" calcext:value-type="float">
            <text:p>55</text:p>
          </table:table-cell>
          <table:table-cell table:formula="of:=ROUND(RAND()*90)" office:value-type="float" office:value="31" calcext:value-type="float">
            <text:p>31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68] = 1; ROUND(1000+RAND()*2000); ROUND(300+RAND()*1000))" office:value-type="float" office:value="316" calcext:value-type="float">
            <text:p>316</text:p>
          </table:table-cell>
          <table:table-cell table:formula="of:=IF([.H168]; ROUND(1000+RAND()*1000); ROUND(RAND()*100))" office:value-type="float" office:value="11" calcext:value-type="float">
            <text:p>11</text:p>
          </table:table-cell>
          <table:table-cell table:formula="of:=IF([.H168]; ROUND(RAND()*100); ROUND(RAND()*30))" office:value-type="float" office:value="24" calcext:value-type="float">
            <text:p>24</text:p>
          </table:table-cell>
          <table:table-cell table:formula="of:=IF([.H168]; ROUND(RAND()*200); ROUND(RAND()*100))" office:value-type="float" office:value="31" calcext:value-type="float">
            <text:p>31</text:p>
          </table:table-cell>
          <table:table-cell table:formula="of:=18+ROUND(RAND()*40)" office:value-type="float" office:value="45" calcext:value-type="float">
            <text:p>45</text:p>
          </table:table-cell>
          <table:table-cell table:formula="of:=ROUND(RAND()*90)" office:value-type="float" office:value="75" calcext:value-type="float">
            <text:p>75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69] = 1; ROUND(1000+RAND()*2000); ROUND(300+RAND()*1000))" office:value-type="float" office:value="2906" calcext:value-type="float">
            <text:p>2906</text:p>
          </table:table-cell>
          <table:table-cell table:formula="of:=IF([.H169]; ROUND(1000+RAND()*1000); ROUND(RAND()*100))" office:value-type="float" office:value="1307" calcext:value-type="float">
            <text:p>1307</text:p>
          </table:table-cell>
          <table:table-cell table:formula="of:=IF([.H169]; ROUND(RAND()*100); ROUND(RAND()*30))" office:value-type="float" office:value="75" calcext:value-type="float">
            <text:p>75</text:p>
          </table:table-cell>
          <table:table-cell table:formula="of:=IF([.H169]; ROUND(RAND()*200); ROUND(RAND()*100))" office:value-type="float" office:value="35" calcext:value-type="float">
            <text:p>35</text:p>
          </table:table-cell>
          <table:table-cell table:formula="of:=18+ROUND(RAND()*40)" office:value-type="float" office:value="37" calcext:value-type="float">
            <text:p>37</text:p>
          </table:table-cell>
          <table:table-cell table:formula="of:=ROUND(RAND()*90)" office:value-type="float" office:value="41" calcext:value-type="float">
            <text:p>41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70] = 1; ROUND(1000+RAND()*2000); ROUND(300+RAND()*1000))" office:value-type="float" office:value="1124" calcext:value-type="float">
            <text:p>1124</text:p>
          </table:table-cell>
          <table:table-cell table:formula="of:=IF([.H170]; ROUND(1000+RAND()*1000); ROUND(RAND()*100))" office:value-type="float" office:value="91" calcext:value-type="float">
            <text:p>91</text:p>
          </table:table-cell>
          <table:table-cell table:formula="of:=IF([.H170]; ROUND(RAND()*100); ROUND(RAND()*30))" office:value-type="float" office:value="24" calcext:value-type="float">
            <text:p>24</text:p>
          </table:table-cell>
          <table:table-cell table:formula="of:=IF([.H170]; ROUND(RAND()*200); ROUND(RAND()*100))" office:value-type="float" office:value="28" calcext:value-type="float">
            <text:p>28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55" calcext:value-type="float">
            <text:p>55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71] = 1; ROUND(1000+RAND()*2000); ROUND(300+RAND()*1000))" office:value-type="float" office:value="642" calcext:value-type="float">
            <text:p>642</text:p>
          </table:table-cell>
          <table:table-cell table:formula="of:=IF([.H171]; ROUND(1000+RAND()*1000); ROUND(RAND()*100))" office:value-type="float" office:value="9" calcext:value-type="float">
            <text:p>9</text:p>
          </table:table-cell>
          <table:table-cell table:formula="of:=IF([.H171]; ROUND(RAND()*100); ROUND(RAND()*30))" office:value-type="float" office:value="10" calcext:value-type="float">
            <text:p>10</text:p>
          </table:table-cell>
          <table:table-cell table:formula="of:=IF([.H171]; ROUND(RAND()*200); ROUND(RAND()*100))" office:value-type="float" office:value="77" calcext:value-type="float">
            <text:p>77</text:p>
          </table:table-cell>
          <table:table-cell table:formula="of:=18+ROUND(RAND()*40)" office:value-type="float" office:value="22" calcext:value-type="float">
            <text:p>22</text:p>
          </table:table-cell>
          <table:table-cell table:formula="of:=ROUND(RAND()*90)" office:value-type="float" office:value="23" calcext:value-type="float">
            <text:p>23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72] = 1; ROUND(1000+RAND()*2000); ROUND(300+RAND()*1000))" office:value-type="float" office:value="1200" calcext:value-type="float">
            <text:p>1200</text:p>
          </table:table-cell>
          <table:table-cell table:formula="of:=IF([.H172]; ROUND(1000+RAND()*1000); ROUND(RAND()*100))" office:value-type="float" office:value="69" calcext:value-type="float">
            <text:p>69</text:p>
          </table:table-cell>
          <table:table-cell table:formula="of:=IF([.H172]; ROUND(RAND()*100); ROUND(RAND()*30))" office:value-type="float" office:value="7" calcext:value-type="float">
            <text:p>7</text:p>
          </table:table-cell>
          <table:table-cell table:formula="of:=IF([.H172]; ROUND(RAND()*200); ROUND(RAND()*100))" office:value-type="float" office:value="92" calcext:value-type="float">
            <text:p>92</text:p>
          </table:table-cell>
          <table:table-cell table:formula="of:=18+ROUND(RAND()*40)" office:value-type="float" office:value="54" calcext:value-type="float">
            <text:p>54</text:p>
          </table:table-cell>
          <table:table-cell table:formula="of:=ROUND(RAND()*90)" office:value-type="float" office:value="43" calcext:value-type="float">
            <text:p>43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73] = 1; ROUND(1000+RAND()*2000); ROUND(300+RAND()*1000))" office:value-type="float" office:value="2321" calcext:value-type="float">
            <text:p>2321</text:p>
          </table:table-cell>
          <table:table-cell table:formula="of:=IF([.H173]; ROUND(1000+RAND()*1000); ROUND(RAND()*100))" office:value-type="float" office:value="1522" calcext:value-type="float">
            <text:p>1522</text:p>
          </table:table-cell>
          <table:table-cell table:formula="of:=IF([.H173]; ROUND(RAND()*100); ROUND(RAND()*30))" office:value-type="float" office:value="77" calcext:value-type="float">
            <text:p>77</text:p>
          </table:table-cell>
          <table:table-cell table:formula="of:=IF([.H173]; ROUND(RAND()*200); ROUND(RAND()*100))" office:value-type="float" office:value="72" calcext:value-type="float">
            <text:p>72</text:p>
          </table:table-cell>
          <table:table-cell table:formula="of:=18+ROUND(RAND()*40)" office:value-type="float" office:value="54" calcext:value-type="float">
            <text:p>54</text:p>
          </table:table-cell>
          <table:table-cell table:formula="of:=ROUND(RAND()*90)" office:value-type="float" office:value="32" calcext:value-type="float">
            <text:p>32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74] = 1; ROUND(1000+RAND()*2000); ROUND(300+RAND()*1000))" office:value-type="float" office:value="399" calcext:value-type="float">
            <text:p>399</text:p>
          </table:table-cell>
          <table:table-cell table:formula="of:=IF([.H174]; ROUND(1000+RAND()*1000); ROUND(RAND()*100))" office:value-type="float" office:value="11" calcext:value-type="float">
            <text:p>11</text:p>
          </table:table-cell>
          <table:table-cell table:formula="of:=IF([.H174]; ROUND(RAND()*100); ROUND(RAND()*30))" office:value-type="float" office:value="27" calcext:value-type="float">
            <text:p>27</text:p>
          </table:table-cell>
          <table:table-cell table:formula="of:=IF([.H174]; ROUND(RAND()*200); ROUND(RAND()*100))" office:value-type="float" office:value="40" calcext:value-type="float">
            <text:p>40</text:p>
          </table:table-cell>
          <table:table-cell table:formula="of:=18+ROUND(RAND()*40)" office:value-type="float" office:value="29" calcext:value-type="float">
            <text:p>29</text:p>
          </table:table-cell>
          <table:table-cell table:formula="of:=ROUND(RAND()*90)" office:value-type="float" office:value="35" calcext:value-type="float">
            <text:p>35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75] = 1; ROUND(1000+RAND()*2000); ROUND(300+RAND()*1000))" office:value-type="float" office:value="958" calcext:value-type="float">
            <text:p>958</text:p>
          </table:table-cell>
          <table:table-cell table:formula="of:=IF([.H175]; ROUND(1000+RAND()*1000); ROUND(RAND()*100))" office:value-type="float" office:value="53" calcext:value-type="float">
            <text:p>53</text:p>
          </table:table-cell>
          <table:table-cell table:formula="of:=IF([.H175]; ROUND(RAND()*100); ROUND(RAND()*30))" office:value-type="float" office:value="9" calcext:value-type="float">
            <text:p>9</text:p>
          </table:table-cell>
          <table:table-cell table:formula="of:=IF([.H175]; ROUND(RAND()*200); ROUND(RAND()*100))" office:value-type="float" office:value="46" calcext:value-type="float">
            <text:p>46</text:p>
          </table:table-cell>
          <table:table-cell table:formula="of:=18+ROUND(RAND()*40)" office:value-type="float" office:value="26" calcext:value-type="float">
            <text:p>26</text:p>
          </table:table-cell>
          <table:table-cell table:formula="of:=ROUND(RAND()*90)" office:value-type="float" office:value="24" calcext:value-type="float">
            <text:p>24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76] = 1; ROUND(1000+RAND()*2000); ROUND(300+RAND()*1000))" office:value-type="float" office:value="662" calcext:value-type="float">
            <text:p>662</text:p>
          </table:table-cell>
          <table:table-cell table:formula="of:=IF([.H176]; ROUND(1000+RAND()*1000); ROUND(RAND()*100))" office:value-type="float" office:value="8" calcext:value-type="float">
            <text:p>8</text:p>
          </table:table-cell>
          <table:table-cell table:formula="of:=IF([.H176]; ROUND(RAND()*100); ROUND(RAND()*30))" office:value-type="float" office:value="20" calcext:value-type="float">
            <text:p>20</text:p>
          </table:table-cell>
          <table:table-cell table:formula="of:=IF([.H176]; ROUND(RAND()*200); ROUND(RAND()*100))" office:value-type="float" office:value="91" calcext:value-type="float">
            <text:p>91</text:p>
          </table:table-cell>
          <table:table-cell table:formula="of:=18+ROUND(RAND()*40)" office:value-type="float" office:value="22" calcext:value-type="float">
            <text:p>22</text:p>
          </table:table-cell>
          <table:table-cell table:formula="of:=ROUND(RAND()*90)" office:value-type="float" office:value="89" calcext:value-type="float">
            <text:p>89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77] = 1; ROUND(1000+RAND()*2000); ROUND(300+RAND()*1000))" office:value-type="float" office:value="2099" calcext:value-type="float">
            <text:p>2099</text:p>
          </table:table-cell>
          <table:table-cell table:formula="of:=IF([.H177]; ROUND(1000+RAND()*1000); ROUND(RAND()*100))" office:value-type="float" office:value="1647" calcext:value-type="float">
            <text:p>1647</text:p>
          </table:table-cell>
          <table:table-cell table:formula="of:=IF([.H177]; ROUND(RAND()*100); ROUND(RAND()*30))" office:value-type="float" office:value="80" calcext:value-type="float">
            <text:p>80</text:p>
          </table:table-cell>
          <table:table-cell table:formula="of:=IF([.H177]; ROUND(RAND()*200); ROUND(RAND()*100))" office:value-type="float" office:value="119" calcext:value-type="float">
            <text:p>119</text:p>
          </table:table-cell>
          <table:table-cell table:formula="of:=18+ROUND(RAND()*40)" office:value-type="float" office:value="50" calcext:value-type="float">
            <text:p>50</text:p>
          </table:table-cell>
          <table:table-cell table:formula="of:=ROUND(RAND()*90)" office:value-type="float" office:value="84" calcext:value-type="float">
            <text:p>84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78] = 1; ROUND(1000+RAND()*2000); ROUND(300+RAND()*1000))" office:value-type="float" office:value="2151" calcext:value-type="float">
            <text:p>2151</text:p>
          </table:table-cell>
          <table:table-cell table:formula="of:=IF([.H178]; ROUND(1000+RAND()*1000); ROUND(RAND()*100))" office:value-type="float" office:value="1919" calcext:value-type="float">
            <text:p>1919</text:p>
          </table:table-cell>
          <table:table-cell table:formula="of:=IF([.H178]; ROUND(RAND()*100); ROUND(RAND()*30))" office:value-type="float" office:value="24" calcext:value-type="float">
            <text:p>24</text:p>
          </table:table-cell>
          <table:table-cell table:formula="of:=IF([.H178]; ROUND(RAND()*200); ROUND(RAND()*100))" office:value-type="float" office:value="110" calcext:value-type="float">
            <text:p>110</text:p>
          </table:table-cell>
          <table:table-cell table:formula="of:=18+ROUND(RAND()*40)" office:value-type="float" office:value="51" calcext:value-type="float">
            <text:p>51</text:p>
          </table:table-cell>
          <table:table-cell table:formula="of:=ROUND(RAND()*90)" office:value-type="float" office:value="16" calcext:value-type="float">
            <text:p>16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79] = 1; ROUND(1000+RAND()*2000); ROUND(300+RAND()*1000))" office:value-type="float" office:value="335" calcext:value-type="float">
            <text:p>335</text:p>
          </table:table-cell>
          <table:table-cell table:formula="of:=IF([.H179]; ROUND(1000+RAND()*1000); ROUND(RAND()*100))" office:value-type="float" office:value="4" calcext:value-type="float">
            <text:p>4</text:p>
          </table:table-cell>
          <table:table-cell table:formula="of:=IF([.H179]; ROUND(RAND()*100); ROUND(RAND()*30))" office:value-type="float" office:value="14" calcext:value-type="float">
            <text:p>14</text:p>
          </table:table-cell>
          <table:table-cell table:formula="of:=IF([.H179]; ROUND(RAND()*200); ROUND(RAND()*100))" office:value-type="float" office:value="74" calcext:value-type="float">
            <text:p>74</text:p>
          </table:table-cell>
          <table:table-cell table:formula="of:=18+ROUND(RAND()*40)" office:value-type="float" office:value="19" calcext:value-type="float">
            <text:p>19</text:p>
          </table:table-cell>
          <table:table-cell table:formula="of:=ROUND(RAND()*90)" office:value-type="float" office:value="45" calcext:value-type="float">
            <text:p>45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80] = 1; ROUND(1000+RAND()*2000); ROUND(300+RAND()*1000))" office:value-type="float" office:value="1229" calcext:value-type="float">
            <text:p>1229</text:p>
          </table:table-cell>
          <table:table-cell table:formula="of:=IF([.H180]; ROUND(1000+RAND()*1000); ROUND(RAND()*100))" office:value-type="float" office:value="2" calcext:value-type="float">
            <text:p>2</text:p>
          </table:table-cell>
          <table:table-cell table:formula="of:=IF([.H180]; ROUND(RAND()*100); ROUND(RAND()*30))" office:value-type="float" office:value="15" calcext:value-type="float">
            <text:p>15</text:p>
          </table:table-cell>
          <table:table-cell table:formula="of:=IF([.H180]; ROUND(RAND()*200); ROUND(RAND()*100))" office:value-type="float" office:value="59" calcext:value-type="float">
            <text:p>59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64" calcext:value-type="float">
            <text:p>64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81] = 1; ROUND(1000+RAND()*2000); ROUND(300+RAND()*1000))" office:value-type="float" office:value="1007" calcext:value-type="float">
            <text:p>1007</text:p>
          </table:table-cell>
          <table:table-cell table:formula="of:=IF([.H181]; ROUND(1000+RAND()*1000); ROUND(RAND()*100))" office:value-type="float" office:value="1273" calcext:value-type="float">
            <text:p>1273</text:p>
          </table:table-cell>
          <table:table-cell table:formula="of:=IF([.H181]; ROUND(RAND()*100); ROUND(RAND()*30))" office:value-type="float" office:value="82" calcext:value-type="float">
            <text:p>82</text:p>
          </table:table-cell>
          <table:table-cell table:formula="of:=IF([.H181]; ROUND(RAND()*200); ROUND(RAND()*100))" office:value-type="float" office:value="116" calcext:value-type="float">
            <text:p>116</text:p>
          </table:table-cell>
          <table:table-cell table:formula="of:=18+ROUND(RAND()*40)" office:value-type="float" office:value="22" calcext:value-type="float">
            <text:p>22</text:p>
          </table:table-cell>
          <table:table-cell table:formula="of:=ROUND(RAND()*90)" office:value-type="float" office:value="65" calcext:value-type="float">
            <text:p>65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82] = 1; ROUND(1000+RAND()*2000); ROUND(300+RAND()*1000))" office:value-type="float" office:value="2092" calcext:value-type="float">
            <text:p>2092</text:p>
          </table:table-cell>
          <table:table-cell table:formula="of:=IF([.H182]; ROUND(1000+RAND()*1000); ROUND(RAND()*100))" office:value-type="float" office:value="1444" calcext:value-type="float">
            <text:p>1444</text:p>
          </table:table-cell>
          <table:table-cell table:formula="of:=IF([.H182]; ROUND(RAND()*100); ROUND(RAND()*30))" office:value-type="float" office:value="22" calcext:value-type="float">
            <text:p>22</text:p>
          </table:table-cell>
          <table:table-cell table:formula="of:=IF([.H182]; ROUND(RAND()*200); ROUND(RAND()*100))" office:value-type="float" office:value="69" calcext:value-type="float">
            <text:p>69</text:p>
          </table:table-cell>
          <table:table-cell table:formula="of:=18+ROUND(RAND()*40)" office:value-type="float" office:value="30" calcext:value-type="float">
            <text:p>30</text:p>
          </table:table-cell>
          <table:table-cell table:formula="of:=ROUND(RAND()*90)" office:value-type="float" office:value="23" calcext:value-type="float">
            <text:p>23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83] = 1; ROUND(1000+RAND()*2000); ROUND(300+RAND()*1000))" office:value-type="float" office:value="2460" calcext:value-type="float">
            <text:p>2460</text:p>
          </table:table-cell>
          <table:table-cell table:formula="of:=IF([.H183]; ROUND(1000+RAND()*1000); ROUND(RAND()*100))" office:value-type="float" office:value="1998" calcext:value-type="float">
            <text:p>1998</text:p>
          </table:table-cell>
          <table:table-cell table:formula="of:=IF([.H183]; ROUND(RAND()*100); ROUND(RAND()*30))" office:value-type="float" office:value="12" calcext:value-type="float">
            <text:p>12</text:p>
          </table:table-cell>
          <table:table-cell table:formula="of:=IF([.H183]; ROUND(RAND()*200); ROUND(RAND()*100))" office:value-type="float" office:value="186" calcext:value-type="float">
            <text:p>186</text:p>
          </table:table-cell>
          <table:table-cell table:formula="of:=18+ROUND(RAND()*40)" office:value-type="float" office:value="49" calcext:value-type="float">
            <text:p>49</text:p>
          </table:table-cell>
          <table:table-cell table:formula="of:=ROUND(RAND()*90)" office:value-type="float" office:value="71" calcext:value-type="float">
            <text:p>71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84] = 1; ROUND(1000+RAND()*2000); ROUND(300+RAND()*1000))" office:value-type="float" office:value="2405" calcext:value-type="float">
            <text:p>2405</text:p>
          </table:table-cell>
          <table:table-cell table:formula="of:=IF([.H184]; ROUND(1000+RAND()*1000); ROUND(RAND()*100))" office:value-type="float" office:value="1911" calcext:value-type="float">
            <text:p>1911</text:p>
          </table:table-cell>
          <table:table-cell table:formula="of:=IF([.H184]; ROUND(RAND()*100); ROUND(RAND()*30))" office:value-type="float" office:value="79" calcext:value-type="float">
            <text:p>79</text:p>
          </table:table-cell>
          <table:table-cell table:formula="of:=IF([.H184]; ROUND(RAND()*200); ROUND(RAND()*100))" office:value-type="float" office:value="165" calcext:value-type="float">
            <text:p>165</text:p>
          </table:table-cell>
          <table:table-cell table:formula="of:=18+ROUND(RAND()*40)" office:value-type="float" office:value="54" calcext:value-type="float">
            <text:p>54</text:p>
          </table:table-cell>
          <table:table-cell table:formula="of:=ROUND(RAND()*90)" office:value-type="float" office:value="55" calcext:value-type="float">
            <text:p>55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85] = 1; ROUND(1000+RAND()*2000); ROUND(300+RAND()*1000))" office:value-type="float" office:value="1140" calcext:value-type="float">
            <text:p>1140</text:p>
          </table:table-cell>
          <table:table-cell table:formula="of:=IF([.H185]; ROUND(1000+RAND()*1000); ROUND(RAND()*100))" office:value-type="float" office:value="64" calcext:value-type="float">
            <text:p>64</text:p>
          </table:table-cell>
          <table:table-cell table:formula="of:=IF([.H185]; ROUND(RAND()*100); ROUND(RAND()*30))" office:value-type="float" office:value="13" calcext:value-type="float">
            <text:p>13</text:p>
          </table:table-cell>
          <table:table-cell table:formula="of:=IF([.H185]; ROUND(RAND()*200); ROUND(RAND()*100))" office:value-type="float" office:value="32" calcext:value-type="float">
            <text:p>32</text:p>
          </table:table-cell>
          <table:table-cell table:formula="of:=18+ROUND(RAND()*40)" office:value-type="float" office:value="31" calcext:value-type="float">
            <text:p>31</text:p>
          </table:table-cell>
          <table:table-cell table:formula="of:=ROUND(RAND()*90)" office:value-type="float" office:value="86" calcext:value-type="float">
            <text:p>86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86] = 1; ROUND(1000+RAND()*2000); ROUND(300+RAND()*1000))" office:value-type="float" office:value="2146" calcext:value-type="float">
            <text:p>2146</text:p>
          </table:table-cell>
          <table:table-cell table:formula="of:=IF([.H186]; ROUND(1000+RAND()*1000); ROUND(RAND()*100))" office:value-type="float" office:value="1075" calcext:value-type="float">
            <text:p>1075</text:p>
          </table:table-cell>
          <table:table-cell table:formula="of:=IF([.H186]; ROUND(RAND()*100); ROUND(RAND()*30))" office:value-type="float" office:value="13" calcext:value-type="float">
            <text:p>13</text:p>
          </table:table-cell>
          <table:table-cell table:formula="of:=IF([.H186]; ROUND(RAND()*200); ROUND(RAND()*100))" office:value-type="float" office:value="85" calcext:value-type="float">
            <text:p>85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59" calcext:value-type="float">
            <text:p>59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87] = 1; ROUND(1000+RAND()*2000); ROUND(300+RAND()*1000))" office:value-type="float" office:value="1218" calcext:value-type="float">
            <text:p>1218</text:p>
          </table:table-cell>
          <table:table-cell table:formula="of:=IF([.H187]; ROUND(1000+RAND()*1000); ROUND(RAND()*100))" office:value-type="float" office:value="66" calcext:value-type="float">
            <text:p>66</text:p>
          </table:table-cell>
          <table:table-cell table:formula="of:=IF([.H187]; ROUND(RAND()*100); ROUND(RAND()*30))" office:value-type="float" office:value="26" calcext:value-type="float">
            <text:p>26</text:p>
          </table:table-cell>
          <table:table-cell table:formula="of:=IF([.H187]; ROUND(RAND()*200); ROUND(RAND()*100))" office:value-type="float" office:value="97" calcext:value-type="float">
            <text:p>97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30" calcext:value-type="float">
            <text:p>30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88] = 1; ROUND(1000+RAND()*2000); ROUND(300+RAND()*1000))" office:value-type="float" office:value="2401" calcext:value-type="float">
            <text:p>2401</text:p>
          </table:table-cell>
          <table:table-cell table:formula="of:=IF([.H188]; ROUND(1000+RAND()*1000); ROUND(RAND()*100))" office:value-type="float" office:value="1884" calcext:value-type="float">
            <text:p>1884</text:p>
          </table:table-cell>
          <table:table-cell table:formula="of:=IF([.H188]; ROUND(RAND()*100); ROUND(RAND()*30))" office:value-type="float" office:value="62" calcext:value-type="float">
            <text:p>62</text:p>
          </table:table-cell>
          <table:table-cell table:formula="of:=IF([.H188]; ROUND(RAND()*200); ROUND(RAND()*100))" office:value-type="float" office:value="29" calcext:value-type="float">
            <text:p>29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60" calcext:value-type="float">
            <text:p>60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89] = 1; ROUND(1000+RAND()*2000); ROUND(300+RAND()*1000))" office:value-type="float" office:value="972" calcext:value-type="float">
            <text:p>972</text:p>
          </table:table-cell>
          <table:table-cell table:formula="of:=IF([.H189]; ROUND(1000+RAND()*1000); ROUND(RAND()*100))" office:value-type="float" office:value="23" calcext:value-type="float">
            <text:p>23</text:p>
          </table:table-cell>
          <table:table-cell table:formula="of:=IF([.H189]; ROUND(RAND()*100); ROUND(RAND()*30))" office:value-type="float" office:value="3" calcext:value-type="float">
            <text:p>3</text:p>
          </table:table-cell>
          <table:table-cell table:formula="of:=IF([.H189]; ROUND(RAND()*200); ROUND(RAND()*100))" office:value-type="float" office:value="23" calcext:value-type="float">
            <text:p>23</text:p>
          </table:table-cell>
          <table:table-cell table:formula="of:=18+ROUND(RAND()*40)" office:value-type="float" office:value="29" calcext:value-type="float">
            <text:p>29</text:p>
          </table:table-cell>
          <table:table-cell table:formula="of:=ROUND(RAND()*90)" office:value-type="float" office:value="32" calcext:value-type="float">
            <text:p>32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90] = 1; ROUND(1000+RAND()*2000); ROUND(300+RAND()*1000))" office:value-type="float" office:value="1110" calcext:value-type="float">
            <text:p>1110</text:p>
          </table:table-cell>
          <table:table-cell table:formula="of:=IF([.H190]; ROUND(1000+RAND()*1000); ROUND(RAND()*100))" office:value-type="float" office:value="1380" calcext:value-type="float">
            <text:p>1380</text:p>
          </table:table-cell>
          <table:table-cell table:formula="of:=IF([.H190]; ROUND(RAND()*100); ROUND(RAND()*30))" office:value-type="float" office:value="18" calcext:value-type="float">
            <text:p>18</text:p>
          </table:table-cell>
          <table:table-cell table:formula="of:=IF([.H190]; ROUND(RAND()*200); ROUND(RAND()*100))" office:value-type="float" office:value="34" calcext:value-type="float">
            <text:p>34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28" calcext:value-type="float">
            <text:p>28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91] = 1; ROUND(1000+RAND()*2000); ROUND(300+RAND()*1000))" office:value-type="float" office:value="1152" calcext:value-type="float">
            <text:p>1152</text:p>
          </table:table-cell>
          <table:table-cell table:formula="of:=IF([.H191]; ROUND(1000+RAND()*1000); ROUND(RAND()*100))" office:value-type="float" office:value="73" calcext:value-type="float">
            <text:p>73</text:p>
          </table:table-cell>
          <table:table-cell table:formula="of:=IF([.H191]; ROUND(RAND()*100); ROUND(RAND()*30))" office:value-type="float" office:value="24" calcext:value-type="float">
            <text:p>24</text:p>
          </table:table-cell>
          <table:table-cell table:formula="of:=IF([.H191]; ROUND(RAND()*200); ROUND(RAND()*100))" office:value-type="float" office:value="77" calcext:value-type="float">
            <text:p>77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65" calcext:value-type="float">
            <text:p>65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92] = 1; ROUND(1000+RAND()*2000); ROUND(300+RAND()*1000))" office:value-type="float" office:value="1962" calcext:value-type="float">
            <text:p>1962</text:p>
          </table:table-cell>
          <table:table-cell table:formula="of:=IF([.H192]; ROUND(1000+RAND()*1000); ROUND(RAND()*100))" office:value-type="float" office:value="1681" calcext:value-type="float">
            <text:p>1681</text:p>
          </table:table-cell>
          <table:table-cell table:formula="of:=IF([.H192]; ROUND(RAND()*100); ROUND(RAND()*30))" office:value-type="float" office:value="54" calcext:value-type="float">
            <text:p>54</text:p>
          </table:table-cell>
          <table:table-cell table:formula="of:=IF([.H192]; ROUND(RAND()*200); ROUND(RAND()*100))" office:value-type="float" office:value="31" calcext:value-type="float">
            <text:p>31</text:p>
          </table:table-cell>
          <table:table-cell table:formula="of:=18+ROUND(RAND()*40)" office:value-type="float" office:value="22" calcext:value-type="float">
            <text:p>22</text:p>
          </table:table-cell>
          <table:table-cell table:formula="of:=ROUND(RAND()*90)" office:value-type="float" office:value="74" calcext:value-type="float">
            <text:p>74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93] = 1; ROUND(1000+RAND()*2000); ROUND(300+RAND()*1000))" office:value-type="float" office:value="2665" calcext:value-type="float">
            <text:p>2665</text:p>
          </table:table-cell>
          <table:table-cell table:formula="of:=IF([.H193]; ROUND(1000+RAND()*1000); ROUND(RAND()*100))" office:value-type="float" office:value="1733" calcext:value-type="float">
            <text:p>1733</text:p>
          </table:table-cell>
          <table:table-cell table:formula="of:=IF([.H193]; ROUND(RAND()*100); ROUND(RAND()*30))" office:value-type="float" office:value="22" calcext:value-type="float">
            <text:p>22</text:p>
          </table:table-cell>
          <table:table-cell table:formula="of:=IF([.H193]; ROUND(RAND()*200); ROUND(RAND()*100))" office:value-type="float" office:value="158" calcext:value-type="float">
            <text:p>158</text:p>
          </table:table-cell>
          <table:table-cell table:formula="of:=18+ROUND(RAND()*40)" office:value-type="float" office:value="37" calcext:value-type="float">
            <text:p>37</text:p>
          </table:table-cell>
          <table:table-cell table:formula="of:=ROUND(RAND()*90)" office:value-type="float" office:value="15" calcext:value-type="float">
            <text:p>15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94] = 1; ROUND(1000+RAND()*2000); ROUND(300+RAND()*1000))" office:value-type="float" office:value="2055" calcext:value-type="float">
            <text:p>2055</text:p>
          </table:table-cell>
          <table:table-cell table:formula="of:=IF([.H194]; ROUND(1000+RAND()*1000); ROUND(RAND()*100))" office:value-type="float" office:value="1030" calcext:value-type="float">
            <text:p>1030</text:p>
          </table:table-cell>
          <table:table-cell table:formula="of:=IF([.H194]; ROUND(RAND()*100); ROUND(RAND()*30))" office:value-type="float" office:value="71" calcext:value-type="float">
            <text:p>71</text:p>
          </table:table-cell>
          <table:table-cell table:formula="of:=IF([.H194]; ROUND(RAND()*200); ROUND(RAND()*100))" office:value-type="float" office:value="194" calcext:value-type="float">
            <text:p>194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10" calcext:value-type="float">
            <text:p>10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95] = 1; ROUND(1000+RAND()*2000); ROUND(300+RAND()*1000))" office:value-type="float" office:value="329" calcext:value-type="float">
            <text:p>329</text:p>
          </table:table-cell>
          <table:table-cell table:formula="of:=IF([.H195]; ROUND(1000+RAND()*1000); ROUND(RAND()*100))" office:value-type="float" office:value="31" calcext:value-type="float">
            <text:p>31</text:p>
          </table:table-cell>
          <table:table-cell table:formula="of:=IF([.H195]; ROUND(RAND()*100); ROUND(RAND()*30))" office:value-type="float" office:value="26" calcext:value-type="float">
            <text:p>26</text:p>
          </table:table-cell>
          <table:table-cell table:formula="of:=IF([.H195]; ROUND(RAND()*200); ROUND(RAND()*100))" office:value-type="float" office:value="36" calcext:value-type="float">
            <text:p>36</text:p>
          </table:table-cell>
          <table:table-cell table:formula="of:=18+ROUND(RAND()*40)" office:value-type="float" office:value="39" calcext:value-type="float">
            <text:p>39</text:p>
          </table:table-cell>
          <table:table-cell table:formula="of:=ROUND(RAND()*90)" office:value-type="float" office:value="7" calcext:value-type="float">
            <text:p>7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96] = 1; ROUND(1000+RAND()*2000); ROUND(300+RAND()*1000))" office:value-type="float" office:value="2222" calcext:value-type="float">
            <text:p>2222</text:p>
          </table:table-cell>
          <table:table-cell table:formula="of:=IF([.H196]; ROUND(1000+RAND()*1000); ROUND(RAND()*100))" office:value-type="float" office:value="1525" calcext:value-type="float">
            <text:p>1525</text:p>
          </table:table-cell>
          <table:table-cell table:formula="of:=IF([.H196]; ROUND(RAND()*100); ROUND(RAND()*30))" office:value-type="float" office:value="1" calcext:value-type="float">
            <text:p>1</text:p>
          </table:table-cell>
          <table:table-cell table:formula="of:=IF([.H196]; ROUND(RAND()*200); ROUND(RAND()*100))" office:value-type="float" office:value="66" calcext:value-type="float">
            <text:p>66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20" calcext:value-type="float">
            <text:p>20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197] = 1; ROUND(1000+RAND()*2000); ROUND(300+RAND()*1000))" office:value-type="float" office:value="1153" calcext:value-type="float">
            <text:p>1153</text:p>
          </table:table-cell>
          <table:table-cell table:formula="of:=IF([.H197]; ROUND(1000+RAND()*1000); ROUND(RAND()*100))" office:value-type="float" office:value="2" calcext:value-type="float">
            <text:p>2</text:p>
          </table:table-cell>
          <table:table-cell table:formula="of:=IF([.H197]; ROUND(RAND()*100); ROUND(RAND()*30))" office:value-type="float" office:value="3" calcext:value-type="float">
            <text:p>3</text:p>
          </table:table-cell>
          <table:table-cell table:formula="of:=IF([.H197]; ROUND(RAND()*200); ROUND(RAND()*100))" office:value-type="float" office:value="42" calcext:value-type="float">
            <text:p>42</text:p>
          </table:table-cell>
          <table:table-cell table:formula="of:=18+ROUND(RAND()*40)" office:value-type="float" office:value="20" calcext:value-type="float">
            <text:p>20</text:p>
          </table:table-cell>
          <table:table-cell table:formula="of:=ROUND(RAND()*90)" office:value-type="float" office:value="39" calcext:value-type="float">
            <text:p>39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98] = 1; ROUND(1000+RAND()*2000); ROUND(300+RAND()*1000))" office:value-type="float" office:value="786" calcext:value-type="float">
            <text:p>786</text:p>
          </table:table-cell>
          <table:table-cell table:formula="of:=IF([.H198]; ROUND(1000+RAND()*1000); ROUND(RAND()*100))" office:value-type="float" office:value="98" calcext:value-type="float">
            <text:p>98</text:p>
          </table:table-cell>
          <table:table-cell table:formula="of:=IF([.H198]; ROUND(RAND()*100); ROUND(RAND()*30))" office:value-type="float" office:value="29" calcext:value-type="float">
            <text:p>29</text:p>
          </table:table-cell>
          <table:table-cell table:formula="of:=IF([.H198]; ROUND(RAND()*200); ROUND(RAND()*100))" office:value-type="float" office:value="86" calcext:value-type="float">
            <text:p>86</text:p>
          </table:table-cell>
          <table:table-cell table:formula="of:=18+ROUND(RAND()*40)" office:value-type="float" office:value="26" calcext:value-type="float">
            <text:p>26</text:p>
          </table:table-cell>
          <table:table-cell table:formula="of:=ROUND(RAND()*90)" office:value-type="float" office:value="76" calcext:value-type="float">
            <text:p>76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199] = 1; ROUND(1000+RAND()*2000); ROUND(300+RAND()*1000))" office:value-type="float" office:value="2125" calcext:value-type="float">
            <text:p>2125</text:p>
          </table:table-cell>
          <table:table-cell table:formula="of:=IF([.H199]; ROUND(1000+RAND()*1000); ROUND(RAND()*100))" office:value-type="float" office:value="1182" calcext:value-type="float">
            <text:p>1182</text:p>
          </table:table-cell>
          <table:table-cell table:formula="of:=IF([.H199]; ROUND(RAND()*100); ROUND(RAND()*30))" office:value-type="float" office:value="32" calcext:value-type="float">
            <text:p>32</text:p>
          </table:table-cell>
          <table:table-cell table:formula="of:=IF([.H199]; ROUND(RAND()*200); ROUND(RAND()*100))" office:value-type="float" office:value="83" calcext:value-type="float">
            <text:p>83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86" calcext:value-type="float">
            <text:p>86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00] = 1; ROUND(1000+RAND()*2000); ROUND(300+RAND()*1000))" office:value-type="float" office:value="747" calcext:value-type="float">
            <text:p>747</text:p>
          </table:table-cell>
          <table:table-cell table:formula="of:=IF([.H200]; ROUND(1000+RAND()*1000); ROUND(RAND()*100))" office:value-type="float" office:value="67" calcext:value-type="float">
            <text:p>67</text:p>
          </table:table-cell>
          <table:table-cell table:formula="of:=IF([.H200]; ROUND(RAND()*100); ROUND(RAND()*30))" office:value-type="float" office:value="8" calcext:value-type="float">
            <text:p>8</text:p>
          </table:table-cell>
          <table:table-cell table:formula="of:=IF([.H200]; ROUND(RAND()*200); ROUND(RAND()*100))" office:value-type="float" office:value="10" calcext:value-type="float">
            <text:p>10</text:p>
          </table:table-cell>
          <table:table-cell table:formula="of:=18+ROUND(RAND()*40)" office:value-type="float" office:value="50" calcext:value-type="float">
            <text:p>50</text:p>
          </table:table-cell>
          <table:table-cell table:formula="of:=ROUND(RAND()*90)" office:value-type="float" office:value="48" calcext:value-type="float">
            <text:p>48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01] = 1; ROUND(1000+RAND()*2000); ROUND(300+RAND()*1000))" office:value-type="float" office:value="1067" calcext:value-type="float">
            <text:p>1067</text:p>
          </table:table-cell>
          <table:table-cell table:formula="of:=IF([.H201]; ROUND(1000+RAND()*1000); ROUND(RAND()*100))" office:value-type="float" office:value="1874" calcext:value-type="float">
            <text:p>1874</text:p>
          </table:table-cell>
          <table:table-cell table:formula="of:=IF([.H201]; ROUND(RAND()*100); ROUND(RAND()*30))" office:value-type="float" office:value="15" calcext:value-type="float">
            <text:p>15</text:p>
          </table:table-cell>
          <table:table-cell table:formula="of:=IF([.H201]; ROUND(RAND()*200); ROUND(RAND()*100))" office:value-type="float" office:value="112" calcext:value-type="float">
            <text:p>112</text:p>
          </table:table-cell>
          <table:table-cell table:formula="of:=18+ROUND(RAND()*40)" office:value-type="float" office:value="51" calcext:value-type="float">
            <text:p>51</text:p>
          </table:table-cell>
          <table:table-cell table:formula="of:=ROUND(RAND()*90)" office:value-type="float" office:value="34" calcext:value-type="float">
            <text:p>34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02] = 1; ROUND(1000+RAND()*2000); ROUND(300+RAND()*1000))" office:value-type="float" office:value="805" calcext:value-type="float">
            <text:p>805</text:p>
          </table:table-cell>
          <table:table-cell table:formula="of:=IF([.H202]; ROUND(1000+RAND()*1000); ROUND(RAND()*100))" office:value-type="float" office:value="70" calcext:value-type="float">
            <text:p>70</text:p>
          </table:table-cell>
          <table:table-cell table:formula="of:=IF([.H202]; ROUND(RAND()*100); ROUND(RAND()*30))" office:value-type="float" office:value="23" calcext:value-type="float">
            <text:p>23</text:p>
          </table:table-cell>
          <table:table-cell table:formula="of:=IF([.H202]; ROUND(RAND()*200); ROUND(RAND()*100))" office:value-type="float" office:value="91" calcext:value-type="float">
            <text:p>91</text:p>
          </table:table-cell>
          <table:table-cell table:formula="of:=18+ROUND(RAND()*40)" office:value-type="float" office:value="50" calcext:value-type="float">
            <text:p>50</text:p>
          </table:table-cell>
          <table:table-cell table:formula="of:=ROUND(RAND()*90)" office:value-type="float" office:value="21" calcext:value-type="float">
            <text:p>21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03] = 1; ROUND(1000+RAND()*2000); ROUND(300+RAND()*1000))" office:value-type="float" office:value="470" calcext:value-type="float">
            <text:p>470</text:p>
          </table:table-cell>
          <table:table-cell table:formula="of:=IF([.H203]; ROUND(1000+RAND()*1000); ROUND(RAND()*100))" office:value-type="float" office:value="90" calcext:value-type="float">
            <text:p>90</text:p>
          </table:table-cell>
          <table:table-cell table:formula="of:=IF([.H203]; ROUND(RAND()*100); ROUND(RAND()*30))" office:value-type="float" office:value="26" calcext:value-type="float">
            <text:p>26</text:p>
          </table:table-cell>
          <table:table-cell table:formula="of:=IF([.H203]; ROUND(RAND()*200); ROUND(RAND()*100))" office:value-type="float" office:value="20" calcext:value-type="float">
            <text:p>20</text:p>
          </table:table-cell>
          <table:table-cell table:formula="of:=18+ROUND(RAND()*40)" office:value-type="float" office:value="45" calcext:value-type="float">
            <text:p>45</text:p>
          </table:table-cell>
          <table:table-cell table:formula="of:=ROUND(RAND()*90)" office:value-type="float" office:value="19" calcext:value-type="float">
            <text:p>19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04] = 1; ROUND(1000+RAND()*2000); ROUND(300+RAND()*1000))" office:value-type="float" office:value="917" calcext:value-type="float">
            <text:p>917</text:p>
          </table:table-cell>
          <table:table-cell table:formula="of:=IF([.H204]; ROUND(1000+RAND()*1000); ROUND(RAND()*100))" office:value-type="float" office:value="91" calcext:value-type="float">
            <text:p>91</text:p>
          </table:table-cell>
          <table:table-cell table:formula="of:=IF([.H204]; ROUND(RAND()*100); ROUND(RAND()*30))" office:value-type="float" office:value="16" calcext:value-type="float">
            <text:p>16</text:p>
          </table:table-cell>
          <table:table-cell table:formula="of:=IF([.H204]; ROUND(RAND()*200); ROUND(RAND()*100))" office:value-type="float" office:value="42" calcext:value-type="float">
            <text:p>42</text:p>
          </table:table-cell>
          <table:table-cell table:formula="of:=18+ROUND(RAND()*40)" office:value-type="float" office:value="51" calcext:value-type="float">
            <text:p>51</text:p>
          </table:table-cell>
          <table:table-cell table:formula="of:=ROUND(RAND()*90)" office:value-type="float" office:value="7" calcext:value-type="float">
            <text:p>7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05] = 1; ROUND(1000+RAND()*2000); ROUND(300+RAND()*1000))" office:value-type="float" office:value="1291" calcext:value-type="float">
            <text:p>1291</text:p>
          </table:table-cell>
          <table:table-cell table:formula="of:=IF([.H205]; ROUND(1000+RAND()*1000); ROUND(RAND()*100))" office:value-type="float" office:value="51" calcext:value-type="float">
            <text:p>51</text:p>
          </table:table-cell>
          <table:table-cell table:formula="of:=IF([.H205]; ROUND(RAND()*100); ROUND(RAND()*30))" office:value-type="float" office:value="17" calcext:value-type="float">
            <text:p>17</text:p>
          </table:table-cell>
          <table:table-cell table:formula="of:=IF([.H205]; ROUND(RAND()*200); ROUND(RAND()*100))" office:value-type="float" office:value="56" calcext:value-type="float">
            <text:p>56</text:p>
          </table:table-cell>
          <table:table-cell table:formula="of:=18+ROUND(RAND()*40)" office:value-type="float" office:value="31" calcext:value-type="float">
            <text:p>31</text:p>
          </table:table-cell>
          <table:table-cell table:formula="of:=ROUND(RAND()*90)" office:value-type="float" office:value="83" calcext:value-type="float">
            <text:p>83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06] = 1; ROUND(1000+RAND()*2000); ROUND(300+RAND()*1000))" office:value-type="float" office:value="757" calcext:value-type="float">
            <text:p>757</text:p>
          </table:table-cell>
          <table:table-cell table:formula="of:=IF([.H206]; ROUND(1000+RAND()*1000); ROUND(RAND()*100))" office:value-type="float" office:value="76" calcext:value-type="float">
            <text:p>76</text:p>
          </table:table-cell>
          <table:table-cell table:formula="of:=IF([.H206]; ROUND(RAND()*100); ROUND(RAND()*30))" office:value-type="float" office:value="22" calcext:value-type="float">
            <text:p>22</text:p>
          </table:table-cell>
          <table:table-cell table:formula="of:=IF([.H206]; ROUND(RAND()*200); ROUND(RAND()*100))" office:value-type="float" office:value="77" calcext:value-type="float">
            <text:p>77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52" calcext:value-type="float">
            <text:p>52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07] = 1; ROUND(1000+RAND()*2000); ROUND(300+RAND()*1000))" office:value-type="float" office:value="494" calcext:value-type="float">
            <text:p>494</text:p>
          </table:table-cell>
          <table:table-cell table:formula="of:=IF([.H207]; ROUND(1000+RAND()*1000); ROUND(RAND()*100))" office:value-type="float" office:value="39" calcext:value-type="float">
            <text:p>39</text:p>
          </table:table-cell>
          <table:table-cell table:formula="of:=IF([.H207]; ROUND(RAND()*100); ROUND(RAND()*30))" office:value-type="float" office:value="27" calcext:value-type="float">
            <text:p>27</text:p>
          </table:table-cell>
          <table:table-cell table:formula="of:=IF([.H207]; ROUND(RAND()*200); ROUND(RAND()*100))" office:value-type="float" office:value="12" calcext:value-type="float">
            <text:p>12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72" calcext:value-type="float">
            <text:p>72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08] = 1; ROUND(1000+RAND()*2000); ROUND(300+RAND()*1000))" office:value-type="float" office:value="438" calcext:value-type="float">
            <text:p>438</text:p>
          </table:table-cell>
          <table:table-cell table:formula="of:=IF([.H208]; ROUND(1000+RAND()*1000); ROUND(RAND()*100))" office:value-type="float" office:value="72" calcext:value-type="float">
            <text:p>72</text:p>
          </table:table-cell>
          <table:table-cell table:formula="of:=IF([.H208]; ROUND(RAND()*100); ROUND(RAND()*30))" office:value-type="float" office:value="16" calcext:value-type="float">
            <text:p>16</text:p>
          </table:table-cell>
          <table:table-cell table:formula="of:=IF([.H208]; ROUND(RAND()*200); ROUND(RAND()*100))" office:value-type="float" office:value="29" calcext:value-type="float">
            <text:p>29</text:p>
          </table:table-cell>
          <table:table-cell table:formula="of:=18+ROUND(RAND()*40)" office:value-type="float" office:value="19" calcext:value-type="float">
            <text:p>19</text:p>
          </table:table-cell>
          <table:table-cell table:formula="of:=ROUND(RAND()*90)" office:value-type="float" office:value="19" calcext:value-type="float">
            <text:p>19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09] = 1; ROUND(1000+RAND()*2000); ROUND(300+RAND()*1000))" office:value-type="float" office:value="2519" calcext:value-type="float">
            <text:p>2519</text:p>
          </table:table-cell>
          <table:table-cell table:formula="of:=IF([.H209]; ROUND(1000+RAND()*1000); ROUND(RAND()*100))" office:value-type="float" office:value="1762" calcext:value-type="float">
            <text:p>1762</text:p>
          </table:table-cell>
          <table:table-cell table:formula="of:=IF([.H209]; ROUND(RAND()*100); ROUND(RAND()*30))" office:value-type="float" office:value="65" calcext:value-type="float">
            <text:p>65</text:p>
          </table:table-cell>
          <table:table-cell table:formula="of:=IF([.H209]; ROUND(RAND()*200); ROUND(RAND()*100))" office:value-type="float" office:value="148" calcext:value-type="float">
            <text:p>148</text:p>
          </table:table-cell>
          <table:table-cell table:formula="of:=18+ROUND(RAND()*40)" office:value-type="float" office:value="50" calcext:value-type="float">
            <text:p>50</text:p>
          </table:table-cell>
          <table:table-cell table:formula="of:=ROUND(RAND()*90)" office:value-type="float" office:value="40" calcext:value-type="float">
            <text:p>40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10] = 1; ROUND(1000+RAND()*2000); ROUND(300+RAND()*1000))" office:value-type="float" office:value="1276" calcext:value-type="float">
            <text:p>1276</text:p>
          </table:table-cell>
          <table:table-cell table:formula="of:=IF([.H210]; ROUND(1000+RAND()*1000); ROUND(RAND()*100))" office:value-type="float" office:value="41" calcext:value-type="float">
            <text:p>41</text:p>
          </table:table-cell>
          <table:table-cell table:formula="of:=IF([.H210]; ROUND(RAND()*100); ROUND(RAND()*30))" office:value-type="float" office:value="4" calcext:value-type="float">
            <text:p>4</text:p>
          </table:table-cell>
          <table:table-cell table:formula="of:=IF([.H210]; ROUND(RAND()*200); ROUND(RAND()*100))" office:value-type="float" office:value="90" calcext:value-type="float">
            <text:p>90</text:p>
          </table:table-cell>
          <table:table-cell table:formula="of:=18+ROUND(RAND()*40)" office:value-type="float" office:value="26" calcext:value-type="float">
            <text:p>26</text:p>
          </table:table-cell>
          <table:table-cell table:formula="of:=ROUND(RAND()*90)" office:value-type="float" office:value="55" calcext:value-type="float">
            <text:p>55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11] = 1; ROUND(1000+RAND()*2000); ROUND(300+RAND()*1000))" office:value-type="float" office:value="1248" calcext:value-type="float">
            <text:p>1248</text:p>
          </table:table-cell>
          <table:table-cell table:formula="of:=IF([.H211]; ROUND(1000+RAND()*1000); ROUND(RAND()*100))" office:value-type="float" office:value="91" calcext:value-type="float">
            <text:p>91</text:p>
          </table:table-cell>
          <table:table-cell table:formula="of:=IF([.H211]; ROUND(RAND()*100); ROUND(RAND()*30))" office:value-type="float" office:value="28" calcext:value-type="float">
            <text:p>28</text:p>
          </table:table-cell>
          <table:table-cell table:formula="of:=IF([.H211]; ROUND(RAND()*200); ROUND(RAND()*100))" office:value-type="float" office:value="90" calcext:value-type="float">
            <text:p>90</text:p>
          </table:table-cell>
          <table:table-cell table:formula="of:=18+ROUND(RAND()*40)" office:value-type="float" office:value="18" calcext:value-type="float">
            <text:p>18</text:p>
          </table:table-cell>
          <table:table-cell table:formula="of:=ROUND(RAND()*90)" office:value-type="float" office:value="31" calcext:value-type="float">
            <text:p>31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12] = 1; ROUND(1000+RAND()*2000); ROUND(300+RAND()*1000))" office:value-type="float" office:value="1174" calcext:value-type="float">
            <text:p>1174</text:p>
          </table:table-cell>
          <table:table-cell table:formula="of:=IF([.H212]; ROUND(1000+RAND()*1000); ROUND(RAND()*100))" office:value-type="float" office:value="1423" calcext:value-type="float">
            <text:p>1423</text:p>
          </table:table-cell>
          <table:table-cell table:formula="of:=IF([.H212]; ROUND(RAND()*100); ROUND(RAND()*30))" office:value-type="float" office:value="25" calcext:value-type="float">
            <text:p>25</text:p>
          </table:table-cell>
          <table:table-cell table:formula="of:=IF([.H212]; ROUND(RAND()*200); ROUND(RAND()*100))" office:value-type="float" office:value="75" calcext:value-type="float">
            <text:p>75</text:p>
          </table:table-cell>
          <table:table-cell table:formula="of:=18+ROUND(RAND()*40)" office:value-type="float" office:value="47" calcext:value-type="float">
            <text:p>47</text:p>
          </table:table-cell>
          <table:table-cell table:formula="of:=ROUND(RAND()*90)" office:value-type="float" office:value="76" calcext:value-type="float">
            <text:p>76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13] = 1; ROUND(1000+RAND()*2000); ROUND(300+RAND()*1000))" office:value-type="float" office:value="384" calcext:value-type="float">
            <text:p>384</text:p>
          </table:table-cell>
          <table:table-cell table:formula="of:=IF([.H213]; ROUND(1000+RAND()*1000); ROUND(RAND()*100))" office:value-type="float" office:value="80" calcext:value-type="float">
            <text:p>80</text:p>
          </table:table-cell>
          <table:table-cell table:formula="of:=IF([.H213]; ROUND(RAND()*100); ROUND(RAND()*30))" office:value-type="float" office:value="11" calcext:value-type="float">
            <text:p>11</text:p>
          </table:table-cell>
          <table:table-cell table:formula="of:=IF([.H213]; ROUND(RAND()*200); ROUND(RAND()*100))" office:value-type="float" office:value="35" calcext:value-type="float">
            <text:p>35</text:p>
          </table:table-cell>
          <table:table-cell table:formula="of:=18+ROUND(RAND()*40)" office:value-type="float" office:value="51" calcext:value-type="float">
            <text:p>51</text:p>
          </table:table-cell>
          <table:table-cell table:formula="of:=ROUND(RAND()*90)" office:value-type="float" office:value="65" calcext:value-type="float">
            <text:p>65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14] = 1; ROUND(1000+RAND()*2000); ROUND(300+RAND()*1000))" office:value-type="float" office:value="1718" calcext:value-type="float">
            <text:p>1718</text:p>
          </table:table-cell>
          <table:table-cell table:formula="of:=IF([.H214]; ROUND(1000+RAND()*1000); ROUND(RAND()*100))" office:value-type="float" office:value="1171" calcext:value-type="float">
            <text:p>1171</text:p>
          </table:table-cell>
          <table:table-cell table:formula="of:=IF([.H214]; ROUND(RAND()*100); ROUND(RAND()*30))" office:value-type="float" office:value="79" calcext:value-type="float">
            <text:p>79</text:p>
          </table:table-cell>
          <table:table-cell table:formula="of:=IF([.H214]; ROUND(RAND()*200); ROUND(RAND()*100))" office:value-type="float" office:value="61" calcext:value-type="float">
            <text:p>61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82" calcext:value-type="float">
            <text:p>82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15] = 1; ROUND(1000+RAND()*2000); ROUND(300+RAND()*1000))" office:value-type="float" office:value="513" calcext:value-type="float">
            <text:p>513</text:p>
          </table:table-cell>
          <table:table-cell table:formula="of:=IF([.H215]; ROUND(1000+RAND()*1000); ROUND(RAND()*100))" office:value-type="float" office:value="84" calcext:value-type="float">
            <text:p>84</text:p>
          </table:table-cell>
          <table:table-cell table:formula="of:=IF([.H215]; ROUND(RAND()*100); ROUND(RAND()*30))" office:value-type="float" office:value="12" calcext:value-type="float">
            <text:p>12</text:p>
          </table:table-cell>
          <table:table-cell table:formula="of:=IF([.H215]; ROUND(RAND()*200); ROUND(RAND()*100))" office:value-type="float" office:value="32" calcext:value-type="float">
            <text:p>32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38" calcext:value-type="float">
            <text:p>38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16] = 1; ROUND(1000+RAND()*2000); ROUND(300+RAND()*1000))" office:value-type="float" office:value="696" calcext:value-type="float">
            <text:p>696</text:p>
          </table:table-cell>
          <table:table-cell table:formula="of:=IF([.H216]; ROUND(1000+RAND()*1000); ROUND(RAND()*100))" office:value-type="float" office:value="28" calcext:value-type="float">
            <text:p>28</text:p>
          </table:table-cell>
          <table:table-cell table:formula="of:=IF([.H216]; ROUND(RAND()*100); ROUND(RAND()*30))" office:value-type="float" office:value="29" calcext:value-type="float">
            <text:p>29</text:p>
          </table:table-cell>
          <table:table-cell table:formula="of:=IF([.H216]; ROUND(RAND()*200); ROUND(RAND()*100))" office:value-type="float" office:value="30" calcext:value-type="float">
            <text:p>30</text:p>
          </table:table-cell>
          <table:table-cell table:formula="of:=18+ROUND(RAND()*40)" office:value-type="float" office:value="55" calcext:value-type="float">
            <text:p>55</text:p>
          </table:table-cell>
          <table:table-cell table:formula="of:=ROUND(RAND()*90)" office:value-type="float" office:value="82" calcext:value-type="float">
            <text:p>82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17] = 1; ROUND(1000+RAND()*2000); ROUND(300+RAND()*1000))" office:value-type="float" office:value="1149" calcext:value-type="float">
            <text:p>1149</text:p>
          </table:table-cell>
          <table:table-cell table:formula="of:=IF([.H217]; ROUND(1000+RAND()*1000); ROUND(RAND()*100))" office:value-type="float" office:value="49" calcext:value-type="float">
            <text:p>49</text:p>
          </table:table-cell>
          <table:table-cell table:formula="of:=IF([.H217]; ROUND(RAND()*100); ROUND(RAND()*30))" office:value-type="float" office:value="26" calcext:value-type="float">
            <text:p>26</text:p>
          </table:table-cell>
          <table:table-cell table:formula="of:=IF([.H217]; ROUND(RAND()*200); ROUND(RAND()*100))" office:value-type="float" office:value="86" calcext:value-type="float">
            <text:p>86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25" calcext:value-type="float">
            <text:p>25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18] = 1; ROUND(1000+RAND()*2000); ROUND(300+RAND()*1000))" office:value-type="float" office:value="1251" calcext:value-type="float">
            <text:p>1251</text:p>
          </table:table-cell>
          <table:table-cell table:formula="of:=IF([.H218]; ROUND(1000+RAND()*1000); ROUND(RAND()*100))" office:value-type="float" office:value="56" calcext:value-type="float">
            <text:p>56</text:p>
          </table:table-cell>
          <table:table-cell table:formula="of:=IF([.H218]; ROUND(RAND()*100); ROUND(RAND()*30))" office:value-type="float" office:value="6" calcext:value-type="float">
            <text:p>6</text:p>
          </table:table-cell>
          <table:table-cell table:formula="of:=IF([.H218]; ROUND(RAND()*200); ROUND(RAND()*100))" office:value-type="float" office:value="83" calcext:value-type="float">
            <text:p>83</text:p>
          </table:table-cell>
          <table:table-cell table:formula="of:=18+ROUND(RAND()*40)" office:value-type="float" office:value="26" calcext:value-type="float">
            <text:p>26</text:p>
          </table:table-cell>
          <table:table-cell table:formula="of:=ROUND(RAND()*90)" office:value-type="float" office:value="13" calcext:value-type="float">
            <text:p>13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19] = 1; ROUND(1000+RAND()*2000); ROUND(300+RAND()*1000))" office:value-type="float" office:value="1059" calcext:value-type="float">
            <text:p>1059</text:p>
          </table:table-cell>
          <table:table-cell table:formula="of:=IF([.H219]; ROUND(1000+RAND()*1000); ROUND(RAND()*100))" office:value-type="float" office:value="66" calcext:value-type="float">
            <text:p>66</text:p>
          </table:table-cell>
          <table:table-cell table:formula="of:=IF([.H219]; ROUND(RAND()*100); ROUND(RAND()*30))" office:value-type="float" office:value="12" calcext:value-type="float">
            <text:p>12</text:p>
          </table:table-cell>
          <table:table-cell table:formula="of:=IF([.H219]; ROUND(RAND()*200); ROUND(RAND()*100))" office:value-type="float" office:value="77" calcext:value-type="float">
            <text:p>77</text:p>
          </table:table-cell>
          <table:table-cell table:formula="of:=18+ROUND(RAND()*40)" office:value-type="float" office:value="54" calcext:value-type="float">
            <text:p>54</text:p>
          </table:table-cell>
          <table:table-cell table:formula="of:=ROUND(RAND()*90)" office:value-type="float" office:value="10" calcext:value-type="float">
            <text:p>10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20] = 1; ROUND(1000+RAND()*2000); ROUND(300+RAND()*1000))" office:value-type="float" office:value="518" calcext:value-type="float">
            <text:p>518</text:p>
          </table:table-cell>
          <table:table-cell table:formula="of:=IF([.H220]; ROUND(1000+RAND()*1000); ROUND(RAND()*100))" office:value-type="float" office:value="33" calcext:value-type="float">
            <text:p>33</text:p>
          </table:table-cell>
          <table:table-cell table:formula="of:=IF([.H220]; ROUND(RAND()*100); ROUND(RAND()*30))" office:value-type="float" office:value="13" calcext:value-type="float">
            <text:p>13</text:p>
          </table:table-cell>
          <table:table-cell table:formula="of:=IF([.H220]; ROUND(RAND()*200); ROUND(RAND()*100))" office:value-type="float" office:value="7" calcext:value-type="float">
            <text:p>7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16" calcext:value-type="float">
            <text:p>16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21] = 1; ROUND(1000+RAND()*2000); ROUND(300+RAND()*1000))" office:value-type="float" office:value="554" calcext:value-type="float">
            <text:p>554</text:p>
          </table:table-cell>
          <table:table-cell table:formula="of:=IF([.H221]; ROUND(1000+RAND()*1000); ROUND(RAND()*100))" office:value-type="float" office:value="95" calcext:value-type="float">
            <text:p>95</text:p>
          </table:table-cell>
          <table:table-cell table:formula="of:=IF([.H221]; ROUND(RAND()*100); ROUND(RAND()*30))" office:value-type="float" office:value="17" calcext:value-type="float">
            <text:p>17</text:p>
          </table:table-cell>
          <table:table-cell table:formula="of:=IF([.H221]; ROUND(RAND()*200); ROUND(RAND()*100))" office:value-type="float" office:value="36" calcext:value-type="float">
            <text:p>36</text:p>
          </table:table-cell>
          <table:table-cell table:formula="of:=18+ROUND(RAND()*40)" office:value-type="float" office:value="46" calcext:value-type="float">
            <text:p>46</text:p>
          </table:table-cell>
          <table:table-cell table:formula="of:=ROUND(RAND()*90)" office:value-type="float" office:value="20" calcext:value-type="float">
            <text:p>20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22] = 1; ROUND(1000+RAND()*2000); ROUND(300+RAND()*1000))" office:value-type="float" office:value="2223" calcext:value-type="float">
            <text:p>2223</text:p>
          </table:table-cell>
          <table:table-cell table:formula="of:=IF([.H222]; ROUND(1000+RAND()*1000); ROUND(RAND()*100))" office:value-type="float" office:value="1584" calcext:value-type="float">
            <text:p>1584</text:p>
          </table:table-cell>
          <table:table-cell table:formula="of:=IF([.H222]; ROUND(RAND()*100); ROUND(RAND()*30))" office:value-type="float" office:value="98" calcext:value-type="float">
            <text:p>98</text:p>
          </table:table-cell>
          <table:table-cell table:formula="of:=IF([.H222]; ROUND(RAND()*200); ROUND(RAND()*100))" office:value-type="float" office:value="111" calcext:value-type="float">
            <text:p>111</text:p>
          </table:table-cell>
          <table:table-cell table:formula="of:=18+ROUND(RAND()*40)" office:value-type="float" office:value="24" calcext:value-type="float">
            <text:p>24</text:p>
          </table:table-cell>
          <table:table-cell table:formula="of:=ROUND(RAND()*90)" office:value-type="float" office:value="7" calcext:value-type="float">
            <text:p>7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23] = 1; ROUND(1000+RAND()*2000); ROUND(300+RAND()*1000))" office:value-type="float" office:value="1928" calcext:value-type="float">
            <text:p>1928</text:p>
          </table:table-cell>
          <table:table-cell table:formula="of:=IF([.H223]; ROUND(1000+RAND()*1000); ROUND(RAND()*100))" office:value-type="float" office:value="1130" calcext:value-type="float">
            <text:p>1130</text:p>
          </table:table-cell>
          <table:table-cell table:formula="of:=IF([.H223]; ROUND(RAND()*100); ROUND(RAND()*30))" office:value-type="float" office:value="20" calcext:value-type="float">
            <text:p>20</text:p>
          </table:table-cell>
          <table:table-cell table:formula="of:=IF([.H223]; ROUND(RAND()*200); ROUND(RAND()*100))" office:value-type="float" office:value="167" calcext:value-type="float">
            <text:p>167</text:p>
          </table:table-cell>
          <table:table-cell table:formula="of:=18+ROUND(RAND()*40)" office:value-type="float" office:value="19" calcext:value-type="float">
            <text:p>19</text:p>
          </table:table-cell>
          <table:table-cell table:formula="of:=ROUND(RAND()*90)" office:value-type="float" office:value="50" calcext:value-type="float">
            <text:p>50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24] = 1; ROUND(1000+RAND()*2000); ROUND(300+RAND()*1000))" office:value-type="float" office:value="1054" calcext:value-type="float">
            <text:p>1054</text:p>
          </table:table-cell>
          <table:table-cell table:formula="of:=IF([.H224]; ROUND(1000+RAND()*1000); ROUND(RAND()*100))" office:value-type="float" office:value="94" calcext:value-type="float">
            <text:p>94</text:p>
          </table:table-cell>
          <table:table-cell table:formula="of:=IF([.H224]; ROUND(RAND()*100); ROUND(RAND()*30))" office:value-type="float" office:value="21" calcext:value-type="float">
            <text:p>21</text:p>
          </table:table-cell>
          <table:table-cell table:formula="of:=IF([.H224]; ROUND(RAND()*200); ROUND(RAND()*100))" office:value-type="float" office:value="68" calcext:value-type="float">
            <text:p>68</text:p>
          </table:table-cell>
          <table:table-cell table:formula="of:=18+ROUND(RAND()*40)" office:value-type="float" office:value="56" calcext:value-type="float">
            <text:p>56</text:p>
          </table:table-cell>
          <table:table-cell table:formula="of:=ROUND(RAND()*90)" office:value-type="float" office:value="29" calcext:value-type="float">
            <text:p>29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25] = 1; ROUND(1000+RAND()*2000); ROUND(300+RAND()*1000))" office:value-type="float" office:value="546" calcext:value-type="float">
            <text:p>546</text:p>
          </table:table-cell>
          <table:table-cell table:formula="of:=IF([.H225]; ROUND(1000+RAND()*1000); ROUND(RAND()*100))" office:value-type="float" office:value="15" calcext:value-type="float">
            <text:p>15</text:p>
          </table:table-cell>
          <table:table-cell table:formula="of:=IF([.H225]; ROUND(RAND()*100); ROUND(RAND()*30))" office:value-type="float" office:value="29" calcext:value-type="float">
            <text:p>29</text:p>
          </table:table-cell>
          <table:table-cell table:formula="of:=IF([.H225]; ROUND(RAND()*200); ROUND(RAND()*100))" office:value-type="float" office:value="11" calcext:value-type="float">
            <text:p>11</text:p>
          </table:table-cell>
          <table:table-cell table:formula="of:=18+ROUND(RAND()*40)" office:value-type="float" office:value="43" calcext:value-type="float">
            <text:p>43</text:p>
          </table:table-cell>
          <table:table-cell table:formula="of:=ROUND(RAND()*90)" office:value-type="float" office:value="35" calcext:value-type="float">
            <text:p>35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26] = 1; ROUND(1000+RAND()*2000); ROUND(300+RAND()*1000))" office:value-type="float" office:value="867" calcext:value-type="float">
            <text:p>867</text:p>
          </table:table-cell>
          <table:table-cell table:formula="of:=IF([.H226]; ROUND(1000+RAND()*1000); ROUND(RAND()*100))" office:value-type="float" office:value="63" calcext:value-type="float">
            <text:p>63</text:p>
          </table:table-cell>
          <table:table-cell table:formula="of:=IF([.H226]; ROUND(RAND()*100); ROUND(RAND()*30))" office:value-type="float" office:value="18" calcext:value-type="float">
            <text:p>18</text:p>
          </table:table-cell>
          <table:table-cell table:formula="of:=IF([.H226]; ROUND(RAND()*200); ROUND(RAND()*100))" office:value-type="float" office:value="55" calcext:value-type="float">
            <text:p>55</text:p>
          </table:table-cell>
          <table:table-cell table:formula="of:=18+ROUND(RAND()*40)" office:value-type="float" office:value="56" calcext:value-type="float">
            <text:p>56</text:p>
          </table:table-cell>
          <table:table-cell table:formula="of:=ROUND(RAND()*90)" office:value-type="float" office:value="4" calcext:value-type="float">
            <text:p>4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27] = 1; ROUND(1000+RAND()*2000); ROUND(300+RAND()*1000))" office:value-type="float" office:value="1570" calcext:value-type="float">
            <text:p>1570</text:p>
          </table:table-cell>
          <table:table-cell table:formula="of:=IF([.H227]; ROUND(1000+RAND()*1000); ROUND(RAND()*100))" office:value-type="float" office:value="1506" calcext:value-type="float">
            <text:p>1506</text:p>
          </table:table-cell>
          <table:table-cell table:formula="of:=IF([.H227]; ROUND(RAND()*100); ROUND(RAND()*30))" office:value-type="float" office:value="35" calcext:value-type="float">
            <text:p>35</text:p>
          </table:table-cell>
          <table:table-cell table:formula="of:=IF([.H227]; ROUND(RAND()*200); ROUND(RAND()*100))" office:value-type="float" office:value="146" calcext:value-type="float">
            <text:p>146</text:p>
          </table:table-cell>
          <table:table-cell table:formula="of:=18+ROUND(RAND()*40)" office:value-type="float" office:value="53" calcext:value-type="float">
            <text:p>53</text:p>
          </table:table-cell>
          <table:table-cell table:formula="of:=ROUND(RAND()*90)" office:value-type="float" office:value="26" calcext:value-type="float">
            <text:p>26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28] = 1; ROUND(1000+RAND()*2000); ROUND(300+RAND()*1000))" office:value-type="float" office:value="903" calcext:value-type="float">
            <text:p>903</text:p>
          </table:table-cell>
          <table:table-cell table:formula="of:=IF([.H228]; ROUND(1000+RAND()*1000); ROUND(RAND()*100))" office:value-type="float" office:value="100" calcext:value-type="float">
            <text:p>100</text:p>
          </table:table-cell>
          <table:table-cell table:formula="of:=IF([.H228]; ROUND(RAND()*100); ROUND(RAND()*30))" office:value-type="float" office:value="28" calcext:value-type="float">
            <text:p>28</text:p>
          </table:table-cell>
          <table:table-cell table:formula="of:=IF([.H228]; ROUND(RAND()*200); ROUND(RAND()*100))" office:value-type="float" office:value="77" calcext:value-type="float">
            <text:p>77</text:p>
          </table:table-cell>
          <table:table-cell table:formula="of:=18+ROUND(RAND()*40)" office:value-type="float" office:value="51" calcext:value-type="float">
            <text:p>51</text:p>
          </table:table-cell>
          <table:table-cell table:formula="of:=ROUND(RAND()*90)" office:value-type="float" office:value="76" calcext:value-type="float">
            <text:p>76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29] = 1; ROUND(1000+RAND()*2000); ROUND(300+RAND()*1000))" office:value-type="float" office:value="2144" calcext:value-type="float">
            <text:p>2144</text:p>
          </table:table-cell>
          <table:table-cell table:formula="of:=IF([.H229]; ROUND(1000+RAND()*1000); ROUND(RAND()*100))" office:value-type="float" office:value="1003" calcext:value-type="float">
            <text:p>1003</text:p>
          </table:table-cell>
          <table:table-cell table:formula="of:=IF([.H229]; ROUND(RAND()*100); ROUND(RAND()*30))" office:value-type="float" office:value="13" calcext:value-type="float">
            <text:p>13</text:p>
          </table:table-cell>
          <table:table-cell table:formula="of:=IF([.H229]; ROUND(RAND()*200); ROUND(RAND()*100))" office:value-type="float" office:value="33" calcext:value-type="float">
            <text:p>33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46" calcext:value-type="float">
            <text:p>46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30] = 1; ROUND(1000+RAND()*2000); ROUND(300+RAND()*1000))" office:value-type="float" office:value="1033" calcext:value-type="float">
            <text:p>1033</text:p>
          </table:table-cell>
          <table:table-cell table:formula="of:=IF([.H230]; ROUND(1000+RAND()*1000); ROUND(RAND()*100))" office:value-type="float" office:value="5" calcext:value-type="float">
            <text:p>5</text:p>
          </table:table-cell>
          <table:table-cell table:formula="of:=IF([.H230]; ROUND(RAND()*100); ROUND(RAND()*30))" office:value-type="float" office:value="18" calcext:value-type="float">
            <text:p>18</text:p>
          </table:table-cell>
          <table:table-cell table:formula="of:=IF([.H230]; ROUND(RAND()*200); ROUND(RAND()*100))" office:value-type="float" office:value="91" calcext:value-type="float">
            <text:p>91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45" calcext:value-type="float">
            <text:p>45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31] = 1; ROUND(1000+RAND()*2000); ROUND(300+RAND()*1000))" office:value-type="float" office:value="554" calcext:value-type="float">
            <text:p>554</text:p>
          </table:table-cell>
          <table:table-cell table:formula="of:=IF([.H231]; ROUND(1000+RAND()*1000); ROUND(RAND()*100))" office:value-type="float" office:value="65" calcext:value-type="float">
            <text:p>65</text:p>
          </table:table-cell>
          <table:table-cell table:formula="of:=IF([.H231]; ROUND(RAND()*100); ROUND(RAND()*30))" office:value-type="float" office:value="24" calcext:value-type="float">
            <text:p>24</text:p>
          </table:table-cell>
          <table:table-cell table:formula="of:=IF([.H231]; ROUND(RAND()*200); ROUND(RAND()*100))" office:value-type="float" office:value="68" calcext:value-type="float">
            <text:p>68</text:p>
          </table:table-cell>
          <table:table-cell table:formula="of:=18+ROUND(RAND()*40)" office:value-type="float" office:value="37" calcext:value-type="float">
            <text:p>37</text:p>
          </table:table-cell>
          <table:table-cell table:formula="of:=ROUND(RAND()*90)" office:value-type="float" office:value="25" calcext:value-type="float">
            <text:p>25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32] = 1; ROUND(1000+RAND()*2000); ROUND(300+RAND()*1000))" office:value-type="float" office:value="1336" calcext:value-type="float">
            <text:p>1336</text:p>
          </table:table-cell>
          <table:table-cell table:formula="of:=IF([.H232]; ROUND(1000+RAND()*1000); ROUND(RAND()*100))" office:value-type="float" office:value="1379" calcext:value-type="float">
            <text:p>1379</text:p>
          </table:table-cell>
          <table:table-cell table:formula="of:=IF([.H232]; ROUND(RAND()*100); ROUND(RAND()*30))" office:value-type="float" office:value="73" calcext:value-type="float">
            <text:p>73</text:p>
          </table:table-cell>
          <table:table-cell table:formula="of:=IF([.H232]; ROUND(RAND()*200); ROUND(RAND()*100))" office:value-type="float" office:value="178" calcext:value-type="float">
            <text:p>178</text:p>
          </table:table-cell>
          <table:table-cell table:formula="of:=18+ROUND(RAND()*40)" office:value-type="float" office:value="35" calcext:value-type="float">
            <text:p>35</text:p>
          </table:table-cell>
          <table:table-cell table:formula="of:=ROUND(RAND()*90)" office:value-type="float" office:value="44" calcext:value-type="float">
            <text:p>44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33] = 1; ROUND(1000+RAND()*2000); ROUND(300+RAND()*1000))" office:value-type="float" office:value="618" calcext:value-type="float">
            <text:p>618</text:p>
          </table:table-cell>
          <table:table-cell table:formula="of:=IF([.H233]; ROUND(1000+RAND()*1000); ROUND(RAND()*100))" office:value-type="float" office:value="56" calcext:value-type="float">
            <text:p>56</text:p>
          </table:table-cell>
          <table:table-cell table:formula="of:=IF([.H233]; ROUND(RAND()*100); ROUND(RAND()*30))" office:value-type="float" office:value="9" calcext:value-type="float">
            <text:p>9</text:p>
          </table:table-cell>
          <table:table-cell table:formula="of:=IF([.H233]; ROUND(RAND()*200); ROUND(RAND()*100))" office:value-type="float" office:value="42" calcext:value-type="float">
            <text:p>42</text:p>
          </table:table-cell>
          <table:table-cell table:formula="of:=18+ROUND(RAND()*40)" office:value-type="float" office:value="46" calcext:value-type="float">
            <text:p>46</text:p>
          </table:table-cell>
          <table:table-cell table:formula="of:=ROUND(RAND()*90)" office:value-type="float" office:value="40" calcext:value-type="float">
            <text:p>40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34] = 1; ROUND(1000+RAND()*2000); ROUND(300+RAND()*1000))" office:value-type="float" office:value="1213" calcext:value-type="float">
            <text:p>1213</text:p>
          </table:table-cell>
          <table:table-cell table:formula="of:=IF([.H234]; ROUND(1000+RAND()*1000); ROUND(RAND()*100))" office:value-type="float" office:value="5" calcext:value-type="float">
            <text:p>5</text:p>
          </table:table-cell>
          <table:table-cell table:formula="of:=IF([.H234]; ROUND(RAND()*100); ROUND(RAND()*30))" office:value-type="float" office:value="4" calcext:value-type="float">
            <text:p>4</text:p>
          </table:table-cell>
          <table:table-cell table:formula="of:=IF([.H234]; ROUND(RAND()*200); ROUND(RAND()*100))" office:value-type="float" office:value="6" calcext:value-type="float">
            <text:p>6</text:p>
          </table:table-cell>
          <table:table-cell table:formula="of:=18+ROUND(RAND()*40)" office:value-type="float" office:value="44" calcext:value-type="float">
            <text:p>44</text:p>
          </table:table-cell>
          <table:table-cell table:formula="of:=ROUND(RAND()*90)" office:value-type="float" office:value="63" calcext:value-type="float">
            <text:p>63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35] = 1; ROUND(1000+RAND()*2000); ROUND(300+RAND()*1000))" office:value-type="float" office:value="1615" calcext:value-type="float">
            <text:p>1615</text:p>
          </table:table-cell>
          <table:table-cell table:formula="of:=IF([.H235]; ROUND(1000+RAND()*1000); ROUND(RAND()*100))" office:value-type="float" office:value="1256" calcext:value-type="float">
            <text:p>1256</text:p>
          </table:table-cell>
          <table:table-cell table:formula="of:=IF([.H235]; ROUND(RAND()*100); ROUND(RAND()*30))" office:value-type="float" office:value="12" calcext:value-type="float">
            <text:p>12</text:p>
          </table:table-cell>
          <table:table-cell table:formula="of:=IF([.H235]; ROUND(RAND()*200); ROUND(RAND()*100))" office:value-type="float" office:value="15" calcext:value-type="float">
            <text:p>15</text:p>
          </table:table-cell>
          <table:table-cell table:formula="of:=18+ROUND(RAND()*40)" office:value-type="float" office:value="51" calcext:value-type="float">
            <text:p>51</text:p>
          </table:table-cell>
          <table:table-cell table:formula="of:=ROUND(RAND()*90)" office:value-type="float" office:value="45" calcext:value-type="float">
            <text:p>45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36] = 1; ROUND(1000+RAND()*2000); ROUND(300+RAND()*1000))" office:value-type="float" office:value="1069" calcext:value-type="float">
            <text:p>1069</text:p>
          </table:table-cell>
          <table:table-cell table:formula="of:=IF([.H236]; ROUND(1000+RAND()*1000); ROUND(RAND()*100))" office:value-type="float" office:value="56" calcext:value-type="float">
            <text:p>56</text:p>
          </table:table-cell>
          <table:table-cell table:formula="of:=IF([.H236]; ROUND(RAND()*100); ROUND(RAND()*30))" office:value-type="float" office:value="12" calcext:value-type="float">
            <text:p>12</text:p>
          </table:table-cell>
          <table:table-cell table:formula="of:=IF([.H236]; ROUND(RAND()*200); ROUND(RAND()*100))" office:value-type="float" office:value="13" calcext:value-type="float">
            <text:p>13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29" calcext:value-type="float">
            <text:p>29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37] = 1; ROUND(1000+RAND()*2000); ROUND(300+RAND()*1000))" office:value-type="float" office:value="1091" calcext:value-type="float">
            <text:p>1091</text:p>
          </table:table-cell>
          <table:table-cell table:formula="of:=IF([.H237]; ROUND(1000+RAND()*1000); ROUND(RAND()*100))" office:value-type="float" office:value="1491" calcext:value-type="float">
            <text:p>1491</text:p>
          </table:table-cell>
          <table:table-cell table:formula="of:=IF([.H237]; ROUND(RAND()*100); ROUND(RAND()*30))" office:value-type="float" office:value="65" calcext:value-type="float">
            <text:p>65</text:p>
          </table:table-cell>
          <table:table-cell table:formula="of:=IF([.H237]; ROUND(RAND()*200); ROUND(RAND()*100))" office:value-type="float" office:value="7" calcext:value-type="float">
            <text:p>7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7" calcext:value-type="float">
            <text:p>7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38] = 1; ROUND(1000+RAND()*2000); ROUND(300+RAND()*1000))" office:value-type="float" office:value="2387" calcext:value-type="float">
            <text:p>2387</text:p>
          </table:table-cell>
          <table:table-cell table:formula="of:=IF([.H238]; ROUND(1000+RAND()*1000); ROUND(RAND()*100))" office:value-type="float" office:value="1196" calcext:value-type="float">
            <text:p>1196</text:p>
          </table:table-cell>
          <table:table-cell table:formula="of:=IF([.H238]; ROUND(RAND()*100); ROUND(RAND()*30))" office:value-type="float" office:value="70" calcext:value-type="float">
            <text:p>70</text:p>
          </table:table-cell>
          <table:table-cell table:formula="of:=IF([.H238]; ROUND(RAND()*200); ROUND(RAND()*100))" office:value-type="float" office:value="10" calcext:value-type="float">
            <text:p>10</text:p>
          </table:table-cell>
          <table:table-cell table:formula="of:=18+ROUND(RAND()*40)" office:value-type="float" office:value="51" calcext:value-type="float">
            <text:p>51</text:p>
          </table:table-cell>
          <table:table-cell table:formula="of:=ROUND(RAND()*90)" office:value-type="float" office:value="82" calcext:value-type="float">
            <text:p>82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39] = 1; ROUND(1000+RAND()*2000); ROUND(300+RAND()*1000))" office:value-type="float" office:value="1167" calcext:value-type="float">
            <text:p>1167</text:p>
          </table:table-cell>
          <table:table-cell table:formula="of:=IF([.H239]; ROUND(1000+RAND()*1000); ROUND(RAND()*100))" office:value-type="float" office:value="87" calcext:value-type="float">
            <text:p>87</text:p>
          </table:table-cell>
          <table:table-cell table:formula="of:=IF([.H239]; ROUND(RAND()*100); ROUND(RAND()*30))" office:value-type="float" office:value="3" calcext:value-type="float">
            <text:p>3</text:p>
          </table:table-cell>
          <table:table-cell table:formula="of:=IF([.H239]; ROUND(RAND()*200); ROUND(RAND()*100))" office:value-type="float" office:value="69" calcext:value-type="float">
            <text:p>69</text:p>
          </table:table-cell>
          <table:table-cell table:formula="of:=18+ROUND(RAND()*40)" office:value-type="float" office:value="54" calcext:value-type="float">
            <text:p>54</text:p>
          </table:table-cell>
          <table:table-cell table:formula="of:=ROUND(RAND()*90)" office:value-type="float" office:value="90" calcext:value-type="float">
            <text:p>90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40] = 1; ROUND(1000+RAND()*2000); ROUND(300+RAND()*1000))" office:value-type="float" office:value="724" calcext:value-type="float">
            <text:p>724</text:p>
          </table:table-cell>
          <table:table-cell table:formula="of:=IF([.H240]; ROUND(1000+RAND()*1000); ROUND(RAND()*100))" office:value-type="float" office:value="66" calcext:value-type="float">
            <text:p>66</text:p>
          </table:table-cell>
          <table:table-cell table:formula="of:=IF([.H240]; ROUND(RAND()*100); ROUND(RAND()*30))" office:value-type="float" office:value="8" calcext:value-type="float">
            <text:p>8</text:p>
          </table:table-cell>
          <table:table-cell table:formula="of:=IF([.H240]; ROUND(RAND()*200); ROUND(RAND()*100))" office:value-type="float" office:value="12" calcext:value-type="float">
            <text:p>12</text:p>
          </table:table-cell>
          <table:table-cell table:formula="of:=18+ROUND(RAND()*40)" office:value-type="float" office:value="22" calcext:value-type="float">
            <text:p>22</text:p>
          </table:table-cell>
          <table:table-cell table:formula="of:=ROUND(RAND()*90)" office:value-type="float" office:value="58" calcext:value-type="float">
            <text:p>58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41] = 1; ROUND(1000+RAND()*2000); ROUND(300+RAND()*1000))" office:value-type="float" office:value="759" calcext:value-type="float">
            <text:p>759</text:p>
          </table:table-cell>
          <table:table-cell table:formula="of:=IF([.H241]; ROUND(1000+RAND()*1000); ROUND(RAND()*100))" office:value-type="float" office:value="3" calcext:value-type="float">
            <text:p>3</text:p>
          </table:table-cell>
          <table:table-cell table:formula="of:=IF([.H241]; ROUND(RAND()*100); ROUND(RAND()*30))" office:value-type="float" office:value="27" calcext:value-type="float">
            <text:p>27</text:p>
          </table:table-cell>
          <table:table-cell table:formula="of:=IF([.H241]; ROUND(RAND()*200); ROUND(RAND()*100))" office:value-type="float" office:value="52" calcext:value-type="float">
            <text:p>52</text:p>
          </table:table-cell>
          <table:table-cell table:formula="of:=18+ROUND(RAND()*40)" office:value-type="float" office:value="37" calcext:value-type="float">
            <text:p>37</text:p>
          </table:table-cell>
          <table:table-cell table:formula="of:=ROUND(RAND()*90)" office:value-type="float" office:value="77" calcext:value-type="float">
            <text:p>77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42] = 1; ROUND(1000+RAND()*2000); ROUND(300+RAND()*1000))" office:value-type="float" office:value="411" calcext:value-type="float">
            <text:p>411</text:p>
          </table:table-cell>
          <table:table-cell table:formula="of:=IF([.H242]; ROUND(1000+RAND()*1000); ROUND(RAND()*100))" office:value-type="float" office:value="2" calcext:value-type="float">
            <text:p>2</text:p>
          </table:table-cell>
          <table:table-cell table:formula="of:=IF([.H242]; ROUND(RAND()*100); ROUND(RAND()*30))" office:value-type="float" office:value="10" calcext:value-type="float">
            <text:p>10</text:p>
          </table:table-cell>
          <table:table-cell table:formula="of:=IF([.H242]; ROUND(RAND()*200); ROUND(RAND()*100))" office:value-type="float" office:value="54" calcext:value-type="float">
            <text:p>54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35" calcext:value-type="float">
            <text:p>35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43] = 1; ROUND(1000+RAND()*2000); ROUND(300+RAND()*1000))" office:value-type="float" office:value="1081" calcext:value-type="float">
            <text:p>1081</text:p>
          </table:table-cell>
          <table:table-cell table:formula="of:=IF([.H243]; ROUND(1000+RAND()*1000); ROUND(RAND()*100))" office:value-type="float" office:value="1464" calcext:value-type="float">
            <text:p>1464</text:p>
          </table:table-cell>
          <table:table-cell table:formula="of:=IF([.H243]; ROUND(RAND()*100); ROUND(RAND()*30))" office:value-type="float" office:value="19" calcext:value-type="float">
            <text:p>19</text:p>
          </table:table-cell>
          <table:table-cell table:formula="of:=IF([.H243]; ROUND(RAND()*200); ROUND(RAND()*100))" office:value-type="float" office:value="30" calcext:value-type="float">
            <text:p>30</text:p>
          </table:table-cell>
          <table:table-cell table:formula="of:=18+ROUND(RAND()*40)" office:value-type="float" office:value="41" calcext:value-type="float">
            <text:p>41</text:p>
          </table:table-cell>
          <table:table-cell table:formula="of:=ROUND(RAND()*90)" office:value-type="float" office:value="82" calcext:value-type="float">
            <text:p>82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44] = 1; ROUND(1000+RAND()*2000); ROUND(300+RAND()*1000))" office:value-type="float" office:value="1276" calcext:value-type="float">
            <text:p>1276</text:p>
          </table:table-cell>
          <table:table-cell table:formula="of:=IF([.H244]; ROUND(1000+RAND()*1000); ROUND(RAND()*100))" office:value-type="float" office:value="75" calcext:value-type="float">
            <text:p>75</text:p>
          </table:table-cell>
          <table:table-cell table:formula="of:=IF([.H244]; ROUND(RAND()*100); ROUND(RAND()*30))" office:value-type="float" office:value="24" calcext:value-type="float">
            <text:p>24</text:p>
          </table:table-cell>
          <table:table-cell table:formula="of:=IF([.H244]; ROUND(RAND()*200); ROUND(RAND()*100))" office:value-type="float" office:value="87" calcext:value-type="float">
            <text:p>87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46" calcext:value-type="float">
            <text:p>46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45] = 1; ROUND(1000+RAND()*2000); ROUND(300+RAND()*1000))" office:value-type="float" office:value="2054" calcext:value-type="float">
            <text:p>2054</text:p>
          </table:table-cell>
          <table:table-cell table:formula="of:=IF([.H245]; ROUND(1000+RAND()*1000); ROUND(RAND()*100))" office:value-type="float" office:value="1926" calcext:value-type="float">
            <text:p>1926</text:p>
          </table:table-cell>
          <table:table-cell table:formula="of:=IF([.H245]; ROUND(RAND()*100); ROUND(RAND()*30))" office:value-type="float" office:value="24" calcext:value-type="float">
            <text:p>24</text:p>
          </table:table-cell>
          <table:table-cell table:formula="of:=IF([.H245]; ROUND(RAND()*200); ROUND(RAND()*100))" office:value-type="float" office:value="106" calcext:value-type="float">
            <text:p>106</text:p>
          </table:table-cell>
          <table:table-cell table:formula="of:=18+ROUND(RAND()*40)" office:value-type="float" office:value="30" calcext:value-type="float">
            <text:p>30</text:p>
          </table:table-cell>
          <table:table-cell table:formula="of:=ROUND(RAND()*90)" office:value-type="float" office:value="62" calcext:value-type="float">
            <text:p>62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46] = 1; ROUND(1000+RAND()*2000); ROUND(300+RAND()*1000))" office:value-type="float" office:value="2522" calcext:value-type="float">
            <text:p>2522</text:p>
          </table:table-cell>
          <table:table-cell table:formula="of:=IF([.H246]; ROUND(1000+RAND()*1000); ROUND(RAND()*100))" office:value-type="float" office:value="1389" calcext:value-type="float">
            <text:p>1389</text:p>
          </table:table-cell>
          <table:table-cell table:formula="of:=IF([.H246]; ROUND(RAND()*100); ROUND(RAND()*30))" office:value-type="float" office:value="17" calcext:value-type="float">
            <text:p>17</text:p>
          </table:table-cell>
          <table:table-cell table:formula="of:=IF([.H246]; ROUND(RAND()*200); ROUND(RAND()*100))" office:value-type="float" office:value="118" calcext:value-type="float">
            <text:p>118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27" calcext:value-type="float">
            <text:p>27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47] = 1; ROUND(1000+RAND()*2000); ROUND(300+RAND()*1000))" office:value-type="float" office:value="455" calcext:value-type="float">
            <text:p>455</text:p>
          </table:table-cell>
          <table:table-cell table:formula="of:=IF([.H247]; ROUND(1000+RAND()*1000); ROUND(RAND()*100))" office:value-type="float" office:value="88" calcext:value-type="float">
            <text:p>88</text:p>
          </table:table-cell>
          <table:table-cell table:formula="of:=IF([.H247]; ROUND(RAND()*100); ROUND(RAND()*30))" office:value-type="float" office:value="16" calcext:value-type="float">
            <text:p>16</text:p>
          </table:table-cell>
          <table:table-cell table:formula="of:=IF([.H247]; ROUND(RAND()*200); ROUND(RAND()*100))" office:value-type="float" office:value="87" calcext:value-type="float">
            <text:p>87</text:p>
          </table:table-cell>
          <table:table-cell table:formula="of:=18+ROUND(RAND()*40)" office:value-type="float" office:value="36" calcext:value-type="float">
            <text:p>36</text:p>
          </table:table-cell>
          <table:table-cell table:formula="of:=ROUND(RAND()*90)" office:value-type="float" office:value="81" calcext:value-type="float">
            <text:p>81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48] = 1; ROUND(1000+RAND()*2000); ROUND(300+RAND()*1000))" office:value-type="float" office:value="2875" calcext:value-type="float">
            <text:p>2875</text:p>
          </table:table-cell>
          <table:table-cell table:formula="of:=IF([.H248]; ROUND(1000+RAND()*1000); ROUND(RAND()*100))" office:value-type="float" office:value="1404" calcext:value-type="float">
            <text:p>1404</text:p>
          </table:table-cell>
          <table:table-cell table:formula="of:=IF([.H248]; ROUND(RAND()*100); ROUND(RAND()*30))" office:value-type="float" office:value="9" calcext:value-type="float">
            <text:p>9</text:p>
          </table:table-cell>
          <table:table-cell table:formula="of:=IF([.H248]; ROUND(RAND()*200); ROUND(RAND()*100))" office:value-type="float" office:value="50" calcext:value-type="float">
            <text:p>50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24" calcext:value-type="float">
            <text:p>24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49] = 1; ROUND(1000+RAND()*2000); ROUND(300+RAND()*1000))" office:value-type="float" office:value="2706" calcext:value-type="float">
            <text:p>2706</text:p>
          </table:table-cell>
          <table:table-cell table:formula="of:=IF([.H249]; ROUND(1000+RAND()*1000); ROUND(RAND()*100))" office:value-type="float" office:value="1830" calcext:value-type="float">
            <text:p>1830</text:p>
          </table:table-cell>
          <table:table-cell table:formula="of:=IF([.H249]; ROUND(RAND()*100); ROUND(RAND()*30))" office:value-type="float" office:value="97" calcext:value-type="float">
            <text:p>97</text:p>
          </table:table-cell>
          <table:table-cell table:formula="of:=IF([.H249]; ROUND(RAND()*200); ROUND(RAND()*100))" office:value-type="float" office:value="171" calcext:value-type="float">
            <text:p>171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72" calcext:value-type="float">
            <text:p>72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50] = 1; ROUND(1000+RAND()*2000); ROUND(300+RAND()*1000))" office:value-type="float" office:value="813" calcext:value-type="float">
            <text:p>813</text:p>
          </table:table-cell>
          <table:table-cell table:formula="of:=IF([.H250]; ROUND(1000+RAND()*1000); ROUND(RAND()*100))" office:value-type="float" office:value="52" calcext:value-type="float">
            <text:p>52</text:p>
          </table:table-cell>
          <table:table-cell table:formula="of:=IF([.H250]; ROUND(RAND()*100); ROUND(RAND()*30))" office:value-type="float" office:value="19" calcext:value-type="float">
            <text:p>19</text:p>
          </table:table-cell>
          <table:table-cell table:formula="of:=IF([.H250]; ROUND(RAND()*200); ROUND(RAND()*100))" office:value-type="float" office:value="6" calcext:value-type="float">
            <text:p>6</text:p>
          </table:table-cell>
          <table:table-cell table:formula="of:=18+ROUND(RAND()*40)" office:value-type="float" office:value="39" calcext:value-type="float">
            <text:p>39</text:p>
          </table:table-cell>
          <table:table-cell table:formula="of:=ROUND(RAND()*90)" office:value-type="float" office:value="22" calcext:value-type="float">
            <text:p>22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51] = 1; ROUND(1000+RAND()*2000); ROUND(300+RAND()*1000))" office:value-type="float" office:value="615" calcext:value-type="float">
            <text:p>615</text:p>
          </table:table-cell>
          <table:table-cell table:formula="of:=IF([.H251]; ROUND(1000+RAND()*1000); ROUND(RAND()*100))" office:value-type="float" office:value="64" calcext:value-type="float">
            <text:p>64</text:p>
          </table:table-cell>
          <table:table-cell table:formula="of:=IF([.H251]; ROUND(RAND()*100); ROUND(RAND()*30))" office:value-type="float" office:value="29" calcext:value-type="float">
            <text:p>29</text:p>
          </table:table-cell>
          <table:table-cell table:formula="of:=IF([.H251]; ROUND(RAND()*200); ROUND(RAND()*100))" office:value-type="float" office:value="88" calcext:value-type="float">
            <text:p>88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24" calcext:value-type="float">
            <text:p>24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52] = 1; ROUND(1000+RAND()*2000); ROUND(300+RAND()*1000))" office:value-type="float" office:value="2209" calcext:value-type="float">
            <text:p>2209</text:p>
          </table:table-cell>
          <table:table-cell table:formula="of:=IF([.H252]; ROUND(1000+RAND()*1000); ROUND(RAND()*100))" office:value-type="float" office:value="1742" calcext:value-type="float">
            <text:p>1742</text:p>
          </table:table-cell>
          <table:table-cell table:formula="of:=IF([.H252]; ROUND(RAND()*100); ROUND(RAND()*30))" office:value-type="float" office:value="67" calcext:value-type="float">
            <text:p>67</text:p>
          </table:table-cell>
          <table:table-cell table:formula="of:=IF([.H252]; ROUND(RAND()*200); ROUND(RAND()*100))" office:value-type="float" office:value="82" calcext:value-type="float">
            <text:p>82</text:p>
          </table:table-cell>
          <table:table-cell table:formula="of:=18+ROUND(RAND()*40)" office:value-type="float" office:value="37" calcext:value-type="float">
            <text:p>37</text:p>
          </table:table-cell>
          <table:table-cell table:formula="of:=ROUND(RAND()*90)" office:value-type="float" office:value="45" calcext:value-type="float">
            <text:p>45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53] = 1; ROUND(1000+RAND()*2000); ROUND(300+RAND()*1000))" office:value-type="float" office:value="451" calcext:value-type="float">
            <text:p>451</text:p>
          </table:table-cell>
          <table:table-cell table:formula="of:=IF([.H253]; ROUND(1000+RAND()*1000); ROUND(RAND()*100))" office:value-type="float" office:value="89" calcext:value-type="float">
            <text:p>89</text:p>
          </table:table-cell>
          <table:table-cell table:formula="of:=IF([.H253]; ROUND(RAND()*100); ROUND(RAND()*30))" office:value-type="float" office:value="22" calcext:value-type="float">
            <text:p>22</text:p>
          </table:table-cell>
          <table:table-cell table:formula="of:=IF([.H253]; ROUND(RAND()*200); ROUND(RAND()*100))" office:value-type="float" office:value="95" calcext:value-type="float">
            <text:p>95</text:p>
          </table:table-cell>
          <table:table-cell table:formula="of:=18+ROUND(RAND()*40)" office:value-type="float" office:value="42" calcext:value-type="float">
            <text:p>42</text:p>
          </table:table-cell>
          <table:table-cell table:formula="of:=ROUND(RAND()*90)" office:value-type="float" office:value="72" calcext:value-type="float">
            <text:p>72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54] = 1; ROUND(1000+RAND()*2000); ROUND(300+RAND()*1000))" office:value-type="float" office:value="348" calcext:value-type="float">
            <text:p>348</text:p>
          </table:table-cell>
          <table:table-cell table:formula="of:=IF([.H254]; ROUND(1000+RAND()*1000); ROUND(RAND()*100))" office:value-type="float" office:value="11" calcext:value-type="float">
            <text:p>11</text:p>
          </table:table-cell>
          <table:table-cell table:formula="of:=IF([.H254]; ROUND(RAND()*100); ROUND(RAND()*30))" office:value-type="float" office:value="1" calcext:value-type="float">
            <text:p>1</text:p>
          </table:table-cell>
          <table:table-cell table:formula="of:=IF([.H254]; ROUND(RAND()*200); ROUND(RAND()*100))" office:value-type="float" office:value="53" calcext:value-type="float">
            <text:p>53</text:p>
          </table:table-cell>
          <table:table-cell table:formula="of:=18+ROUND(RAND()*40)" office:value-type="float" office:value="50" calcext:value-type="float">
            <text:p>50</text:p>
          </table:table-cell>
          <table:table-cell table:formula="of:=ROUND(RAND()*90)" office:value-type="float" office:value="36" calcext:value-type="float">
            <text:p>36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55] = 1; ROUND(1000+RAND()*2000); ROUND(300+RAND()*1000))" office:value-type="float" office:value="2952" calcext:value-type="float">
            <text:p>2952</text:p>
          </table:table-cell>
          <table:table-cell table:formula="of:=IF([.H255]; ROUND(1000+RAND()*1000); ROUND(RAND()*100))" office:value-type="float" office:value="1076" calcext:value-type="float">
            <text:p>1076</text:p>
          </table:table-cell>
          <table:table-cell table:formula="of:=IF([.H255]; ROUND(RAND()*100); ROUND(RAND()*30))" office:value-type="float" office:value="25" calcext:value-type="float">
            <text:p>25</text:p>
          </table:table-cell>
          <table:table-cell table:formula="of:=IF([.H255]; ROUND(RAND()*200); ROUND(RAND()*100))" office:value-type="float" office:value="90" calcext:value-type="float">
            <text:p>90</text:p>
          </table:table-cell>
          <table:table-cell table:formula="of:=18+ROUND(RAND()*40)" office:value-type="float" office:value="45" calcext:value-type="float">
            <text:p>45</text:p>
          </table:table-cell>
          <table:table-cell table:formula="of:=ROUND(RAND()*90)" office:value-type="float" office:value="78" calcext:value-type="float">
            <text:p>78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56] = 1; ROUND(1000+RAND()*2000); ROUND(300+RAND()*1000))" office:value-type="float" office:value="1779" calcext:value-type="float">
            <text:p>1779</text:p>
          </table:table-cell>
          <table:table-cell table:formula="of:=IF([.H256]; ROUND(1000+RAND()*1000); ROUND(RAND()*100))" office:value-type="float" office:value="1982" calcext:value-type="float">
            <text:p>1982</text:p>
          </table:table-cell>
          <table:table-cell table:formula="of:=IF([.H256]; ROUND(RAND()*100); ROUND(RAND()*30))" office:value-type="float" office:value="76" calcext:value-type="float">
            <text:p>76</text:p>
          </table:table-cell>
          <table:table-cell table:formula="of:=IF([.H256]; ROUND(RAND()*200); ROUND(RAND()*100))" office:value-type="float" office:value="36" calcext:value-type="float">
            <text:p>36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8" calcext:value-type="float">
            <text:p>8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57] = 1; ROUND(1000+RAND()*2000); ROUND(300+RAND()*1000))" office:value-type="float" office:value="1296" calcext:value-type="float">
            <text:p>1296</text:p>
          </table:table-cell>
          <table:table-cell table:formula="of:=IF([.H257]; ROUND(1000+RAND()*1000); ROUND(RAND()*100))" office:value-type="float" office:value="1559" calcext:value-type="float">
            <text:p>1559</text:p>
          </table:table-cell>
          <table:table-cell table:formula="of:=IF([.H257]; ROUND(RAND()*100); ROUND(RAND()*30))" office:value-type="float" office:value="24" calcext:value-type="float">
            <text:p>24</text:p>
          </table:table-cell>
          <table:table-cell table:formula="of:=IF([.H257]; ROUND(RAND()*200); ROUND(RAND()*100))" office:value-type="float" office:value="42" calcext:value-type="float">
            <text:p>42</text:p>
          </table:table-cell>
          <table:table-cell table:formula="of:=18+ROUND(RAND()*40)" office:value-type="float" office:value="19" calcext:value-type="float">
            <text:p>19</text:p>
          </table:table-cell>
          <table:table-cell table:formula="of:=ROUND(RAND()*90)" office:value-type="float" office:value="47" calcext:value-type="float">
            <text:p>47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58] = 1; ROUND(1000+RAND()*2000); ROUND(300+RAND()*1000))" office:value-type="float" office:value="2815" calcext:value-type="float">
            <text:p>2815</text:p>
          </table:table-cell>
          <table:table-cell table:formula="of:=IF([.H258]; ROUND(1000+RAND()*1000); ROUND(RAND()*100))" office:value-type="float" office:value="1242" calcext:value-type="float">
            <text:p>1242</text:p>
          </table:table-cell>
          <table:table-cell table:formula="of:=IF([.H258]; ROUND(RAND()*100); ROUND(RAND()*30))" office:value-type="float" office:value="97" calcext:value-type="float">
            <text:p>97</text:p>
          </table:table-cell>
          <table:table-cell table:formula="of:=IF([.H258]; ROUND(RAND()*200); ROUND(RAND()*100))" office:value-type="float" office:value="170" calcext:value-type="float">
            <text:p>170</text:p>
          </table:table-cell>
          <table:table-cell table:formula="of:=18+ROUND(RAND()*40)" office:value-type="float" office:value="18" calcext:value-type="float">
            <text:p>18</text:p>
          </table:table-cell>
          <table:table-cell table:formula="of:=ROUND(RAND()*90)" office:value-type="float" office:value="11" calcext:value-type="float">
            <text:p>11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59] = 1; ROUND(1000+RAND()*2000); ROUND(300+RAND()*1000))" office:value-type="float" office:value="679" calcext:value-type="float">
            <text:p>679</text:p>
          </table:table-cell>
          <table:table-cell table:formula="of:=IF([.H259]; ROUND(1000+RAND()*1000); ROUND(RAND()*100))" office:value-type="float" office:value="77" calcext:value-type="float">
            <text:p>77</text:p>
          </table:table-cell>
          <table:table-cell table:formula="of:=IF([.H259]; ROUND(RAND()*100); ROUND(RAND()*30))" office:value-type="float" office:value="9" calcext:value-type="float">
            <text:p>9</text:p>
          </table:table-cell>
          <table:table-cell table:formula="of:=IF([.H259]; ROUND(RAND()*200); ROUND(RAND()*100))" office:value-type="float" office:value="87" calcext:value-type="float">
            <text:p>87</text:p>
          </table:table-cell>
          <table:table-cell table:formula="of:=18+ROUND(RAND()*40)" office:value-type="float" office:value="42" calcext:value-type="float">
            <text:p>42</text:p>
          </table:table-cell>
          <table:table-cell table:formula="of:=ROUND(RAND()*90)" office:value-type="float" office:value="47" calcext:value-type="float">
            <text:p>47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60] = 1; ROUND(1000+RAND()*2000); ROUND(300+RAND()*1000))" office:value-type="float" office:value="1163" calcext:value-type="float">
            <text:p>1163</text:p>
          </table:table-cell>
          <table:table-cell table:formula="of:=IF([.H260]; ROUND(1000+RAND()*1000); ROUND(RAND()*100))" office:value-type="float" office:value="1121" calcext:value-type="float">
            <text:p>1121</text:p>
          </table:table-cell>
          <table:table-cell table:formula="of:=IF([.H260]; ROUND(RAND()*100); ROUND(RAND()*30))" office:value-type="float" office:value="22" calcext:value-type="float">
            <text:p>22</text:p>
          </table:table-cell>
          <table:table-cell table:formula="of:=IF([.H260]; ROUND(RAND()*200); ROUND(RAND()*100))" office:value-type="float" office:value="92" calcext:value-type="float">
            <text:p>92</text:p>
          </table:table-cell>
          <table:table-cell table:formula="of:=18+ROUND(RAND()*40)" office:value-type="float" office:value="24" calcext:value-type="float">
            <text:p>24</text:p>
          </table:table-cell>
          <table:table-cell table:formula="of:=ROUND(RAND()*90)" office:value-type="float" office:value="37" calcext:value-type="float">
            <text:p>37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61] = 1; ROUND(1000+RAND()*2000); ROUND(300+RAND()*1000))" office:value-type="float" office:value="1044" calcext:value-type="float">
            <text:p>1044</text:p>
          </table:table-cell>
          <table:table-cell table:formula="of:=IF([.H261]; ROUND(1000+RAND()*1000); ROUND(RAND()*100))" office:value-type="float" office:value="99" calcext:value-type="float">
            <text:p>99</text:p>
          </table:table-cell>
          <table:table-cell table:formula="of:=IF([.H261]; ROUND(RAND()*100); ROUND(RAND()*30))" office:value-type="float" office:value="25" calcext:value-type="float">
            <text:p>25</text:p>
          </table:table-cell>
          <table:table-cell table:formula="of:=IF([.H261]; ROUND(RAND()*200); ROUND(RAND()*100))" office:value-type="float" office:value="54" calcext:value-type="float">
            <text:p>54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36" calcext:value-type="float">
            <text:p>36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62] = 1; ROUND(1000+RAND()*2000); ROUND(300+RAND()*1000))" office:value-type="float" office:value="909" calcext:value-type="float">
            <text:p>909</text:p>
          </table:table-cell>
          <table:table-cell table:formula="of:=IF([.H262]; ROUND(1000+RAND()*1000); ROUND(RAND()*100))" office:value-type="float" office:value="84" calcext:value-type="float">
            <text:p>84</text:p>
          </table:table-cell>
          <table:table-cell table:formula="of:=IF([.H262]; ROUND(RAND()*100); ROUND(RAND()*30))" office:value-type="float" office:value="2" calcext:value-type="float">
            <text:p>2</text:p>
          </table:table-cell>
          <table:table-cell table:formula="of:=IF([.H262]; ROUND(RAND()*200); ROUND(RAND()*100))" office:value-type="float" office:value="94" calcext:value-type="float">
            <text:p>94</text:p>
          </table:table-cell>
          <table:table-cell table:formula="of:=18+ROUND(RAND()*40)" office:value-type="float" office:value="35" calcext:value-type="float">
            <text:p>35</text:p>
          </table:table-cell>
          <table:table-cell table:formula="of:=ROUND(RAND()*90)" office:value-type="float" office:value="42" calcext:value-type="float">
            <text:p>42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63] = 1; ROUND(1000+RAND()*2000); ROUND(300+RAND()*1000))" office:value-type="float" office:value="1081" calcext:value-type="float">
            <text:p>1081</text:p>
          </table:table-cell>
          <table:table-cell table:formula="of:=IF([.H263]; ROUND(1000+RAND()*1000); ROUND(RAND()*100))" office:value-type="float" office:value="1083" calcext:value-type="float">
            <text:p>1083</text:p>
          </table:table-cell>
          <table:table-cell table:formula="of:=IF([.H263]; ROUND(RAND()*100); ROUND(RAND()*30))" office:value-type="float" office:value="18" calcext:value-type="float">
            <text:p>18</text:p>
          </table:table-cell>
          <table:table-cell table:formula="of:=IF([.H263]; ROUND(RAND()*200); ROUND(RAND()*100))" office:value-type="float" office:value="158" calcext:value-type="float">
            <text:p>158</text:p>
          </table:table-cell>
          <table:table-cell table:formula="of:=18+ROUND(RAND()*40)" office:value-type="float" office:value="55" calcext:value-type="float">
            <text:p>55</text:p>
          </table:table-cell>
          <table:table-cell table:formula="of:=ROUND(RAND()*90)" office:value-type="float" office:value="24" calcext:value-type="float">
            <text:p>24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64] = 1; ROUND(1000+RAND()*2000); ROUND(300+RAND()*1000))" office:value-type="float" office:value="2274" calcext:value-type="float">
            <text:p>2274</text:p>
          </table:table-cell>
          <table:table-cell table:formula="of:=IF([.H264]; ROUND(1000+RAND()*1000); ROUND(RAND()*100))" office:value-type="float" office:value="1013" calcext:value-type="float">
            <text:p>1013</text:p>
          </table:table-cell>
          <table:table-cell table:formula="of:=IF([.H264]; ROUND(RAND()*100); ROUND(RAND()*30))" office:value-type="float" office:value="99" calcext:value-type="float">
            <text:p>99</text:p>
          </table:table-cell>
          <table:table-cell table:formula="of:=IF([.H264]; ROUND(RAND()*200); ROUND(RAND()*100))" office:value-type="float" office:value="136" calcext:value-type="float">
            <text:p>136</text:p>
          </table:table-cell>
          <table:table-cell table:formula="of:=18+ROUND(RAND()*40)" office:value-type="float" office:value="42" calcext:value-type="float">
            <text:p>42</text:p>
          </table:table-cell>
          <table:table-cell table:formula="of:=ROUND(RAND()*90)" office:value-type="float" office:value="50" calcext:value-type="float">
            <text:p>50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65] = 1; ROUND(1000+RAND()*2000); ROUND(300+RAND()*1000))" office:value-type="float" office:value="778" calcext:value-type="float">
            <text:p>778</text:p>
          </table:table-cell>
          <table:table-cell table:formula="of:=IF([.H265]; ROUND(1000+RAND()*1000); ROUND(RAND()*100))" office:value-type="float" office:value="99" calcext:value-type="float">
            <text:p>99</text:p>
          </table:table-cell>
          <table:table-cell table:formula="of:=IF([.H265]; ROUND(RAND()*100); ROUND(RAND()*30))" office:value-type="float" office:value="1" calcext:value-type="float">
            <text:p>1</text:p>
          </table:table-cell>
          <table:table-cell table:formula="of:=IF([.H265]; ROUND(RAND()*200); ROUND(RAND()*100))" office:value-type="float" office:value="12" calcext:value-type="float">
            <text:p>12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23" calcext:value-type="float">
            <text:p>23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66] = 1; ROUND(1000+RAND()*2000); ROUND(300+RAND()*1000))" office:value-type="float" office:value="1051" calcext:value-type="float">
            <text:p>1051</text:p>
          </table:table-cell>
          <table:table-cell table:formula="of:=IF([.H266]; ROUND(1000+RAND()*1000); ROUND(RAND()*100))" office:value-type="float" office:value="1861" calcext:value-type="float">
            <text:p>1861</text:p>
          </table:table-cell>
          <table:table-cell table:formula="of:=IF([.H266]; ROUND(RAND()*100); ROUND(RAND()*30))" office:value-type="float" office:value="15" calcext:value-type="float">
            <text:p>15</text:p>
          </table:table-cell>
          <table:table-cell table:formula="of:=IF([.H266]; ROUND(RAND()*200); ROUND(RAND()*100))" office:value-type="float" office:value="39" calcext:value-type="float">
            <text:p>39</text:p>
          </table:table-cell>
          <table:table-cell table:formula="of:=18+ROUND(RAND()*40)" office:value-type="float" office:value="51" calcext:value-type="float">
            <text:p>51</text:p>
          </table:table-cell>
          <table:table-cell table:formula="of:=ROUND(RAND()*90)" office:value-type="float" office:value="20" calcext:value-type="float">
            <text:p>20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67] = 1; ROUND(1000+RAND()*2000); ROUND(300+RAND()*1000))" office:value-type="float" office:value="763" calcext:value-type="float">
            <text:p>763</text:p>
          </table:table-cell>
          <table:table-cell table:formula="of:=IF([.H267]; ROUND(1000+RAND()*1000); ROUND(RAND()*100))" office:value-type="float" office:value="63" calcext:value-type="float">
            <text:p>63</text:p>
          </table:table-cell>
          <table:table-cell table:formula="of:=IF([.H267]; ROUND(RAND()*100); ROUND(RAND()*30))" office:value-type="float" office:value="20" calcext:value-type="float">
            <text:p>20</text:p>
          </table:table-cell>
          <table:table-cell table:formula="of:=IF([.H267]; ROUND(RAND()*200); ROUND(RAND()*100))" office:value-type="float" office:value="94" calcext:value-type="float">
            <text:p>94</text:p>
          </table:table-cell>
          <table:table-cell table:formula="of:=18+ROUND(RAND()*40)" office:value-type="float" office:value="29" calcext:value-type="float">
            <text:p>29</text:p>
          </table:table-cell>
          <table:table-cell table:formula="of:=ROUND(RAND()*90)" office:value-type="float" office:value="16" calcext:value-type="float">
            <text:p>16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68] = 1; ROUND(1000+RAND()*2000); ROUND(300+RAND()*1000))" office:value-type="float" office:value="518" calcext:value-type="float">
            <text:p>518</text:p>
          </table:table-cell>
          <table:table-cell table:formula="of:=IF([.H268]; ROUND(1000+RAND()*1000); ROUND(RAND()*100))" office:value-type="float" office:value="73" calcext:value-type="float">
            <text:p>73</text:p>
          </table:table-cell>
          <table:table-cell table:formula="of:=IF([.H268]; ROUND(RAND()*100); ROUND(RAND()*30))" office:value-type="float" office:value="6" calcext:value-type="float">
            <text:p>6</text:p>
          </table:table-cell>
          <table:table-cell table:formula="of:=IF([.H268]; ROUND(RAND()*200); ROUND(RAND()*100))" office:value-type="float" office:value="47" calcext:value-type="float">
            <text:p>47</text:p>
          </table:table-cell>
          <table:table-cell table:formula="of:=18+ROUND(RAND()*40)" office:value-type="float" office:value="26" calcext:value-type="float">
            <text:p>26</text:p>
          </table:table-cell>
          <table:table-cell table:formula="of:=ROUND(RAND()*90)" office:value-type="float" office:value="33" calcext:value-type="float">
            <text:p>33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69] = 1; ROUND(1000+RAND()*2000); ROUND(300+RAND()*1000))" office:value-type="float" office:value="1365" calcext:value-type="float">
            <text:p>1365</text:p>
          </table:table-cell>
          <table:table-cell table:formula="of:=IF([.H269]; ROUND(1000+RAND()*1000); ROUND(RAND()*100))" office:value-type="float" office:value="1355" calcext:value-type="float">
            <text:p>1355</text:p>
          </table:table-cell>
          <table:table-cell table:formula="of:=IF([.H269]; ROUND(RAND()*100); ROUND(RAND()*30))" office:value-type="float" office:value="31" calcext:value-type="float">
            <text:p>31</text:p>
          </table:table-cell>
          <table:table-cell table:formula="of:=IF([.H269]; ROUND(RAND()*200); ROUND(RAND()*100))" office:value-type="float" office:value="9" calcext:value-type="float">
            <text:p>9</text:p>
          </table:table-cell>
          <table:table-cell table:formula="of:=18+ROUND(RAND()*40)" office:value-type="float" office:value="39" calcext:value-type="float">
            <text:p>39</text:p>
          </table:table-cell>
          <table:table-cell table:formula="of:=ROUND(RAND()*90)" office:value-type="float" office:value="27" calcext:value-type="float">
            <text:p>27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70] = 1; ROUND(1000+RAND()*2000); ROUND(300+RAND()*1000))" office:value-type="float" office:value="2730" calcext:value-type="float">
            <text:p>2730</text:p>
          </table:table-cell>
          <table:table-cell table:formula="of:=IF([.H270]; ROUND(1000+RAND()*1000); ROUND(RAND()*100))" office:value-type="float" office:value="1618" calcext:value-type="float">
            <text:p>1618</text:p>
          </table:table-cell>
          <table:table-cell table:formula="of:=IF([.H270]; ROUND(RAND()*100); ROUND(RAND()*30))" office:value-type="float" office:value="62" calcext:value-type="float">
            <text:p>62</text:p>
          </table:table-cell>
          <table:table-cell table:formula="of:=IF([.H270]; ROUND(RAND()*200); ROUND(RAND()*100))" office:value-type="float" office:value="8" calcext:value-type="float">
            <text:p>8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64" calcext:value-type="float">
            <text:p>64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71] = 1; ROUND(1000+RAND()*2000); ROUND(300+RAND()*1000))" office:value-type="float" office:value="1874" calcext:value-type="float">
            <text:p>1874</text:p>
          </table:table-cell>
          <table:table-cell table:formula="of:=IF([.H271]; ROUND(1000+RAND()*1000); ROUND(RAND()*100))" office:value-type="float" office:value="1692" calcext:value-type="float">
            <text:p>1692</text:p>
          </table:table-cell>
          <table:table-cell table:formula="of:=IF([.H271]; ROUND(RAND()*100); ROUND(RAND()*30))" office:value-type="float" office:value="95" calcext:value-type="float">
            <text:p>95</text:p>
          </table:table-cell>
          <table:table-cell table:formula="of:=IF([.H271]; ROUND(RAND()*200); ROUND(RAND()*100))" office:value-type="float" office:value="153" calcext:value-type="float">
            <text:p>153</text:p>
          </table:table-cell>
          <table:table-cell table:formula="of:=18+ROUND(RAND()*40)" office:value-type="float" office:value="31" calcext:value-type="float">
            <text:p>31</text:p>
          </table:table-cell>
          <table:table-cell table:formula="of:=ROUND(RAND()*90)" office:value-type="float" office:value="30" calcext:value-type="float">
            <text:p>30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72] = 1; ROUND(1000+RAND()*2000); ROUND(300+RAND()*1000))" office:value-type="float" office:value="1044" calcext:value-type="float">
            <text:p>1044</text:p>
          </table:table-cell>
          <table:table-cell table:formula="of:=IF([.H272]; ROUND(1000+RAND()*1000); ROUND(RAND()*100))" office:value-type="float" office:value="1660" calcext:value-type="float">
            <text:p>1660</text:p>
          </table:table-cell>
          <table:table-cell table:formula="of:=IF([.H272]; ROUND(RAND()*100); ROUND(RAND()*30))" office:value-type="float" office:value="47" calcext:value-type="float">
            <text:p>47</text:p>
          </table:table-cell>
          <table:table-cell table:formula="of:=IF([.H272]; ROUND(RAND()*200); ROUND(RAND()*100))" office:value-type="float" office:value="97" calcext:value-type="float">
            <text:p>97</text:p>
          </table:table-cell>
          <table:table-cell table:formula="of:=18+ROUND(RAND()*40)" office:value-type="float" office:value="24" calcext:value-type="float">
            <text:p>24</text:p>
          </table:table-cell>
          <table:table-cell table:formula="of:=ROUND(RAND()*90)" office:value-type="float" office:value="29" calcext:value-type="float">
            <text:p>29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73] = 1; ROUND(1000+RAND()*2000); ROUND(300+RAND()*1000))" office:value-type="float" office:value="812" calcext:value-type="float">
            <text:p>812</text:p>
          </table:table-cell>
          <table:table-cell table:formula="of:=IF([.H273]; ROUND(1000+RAND()*1000); ROUND(RAND()*100))" office:value-type="float" office:value="3" calcext:value-type="float">
            <text:p>3</text:p>
          </table:table-cell>
          <table:table-cell table:formula="of:=IF([.H273]; ROUND(RAND()*100); ROUND(RAND()*30))" office:value-type="float" office:value="13" calcext:value-type="float">
            <text:p>13</text:p>
          </table:table-cell>
          <table:table-cell table:formula="of:=IF([.H273]; ROUND(RAND()*200); ROUND(RAND()*100))" office:value-type="float" office:value="43" calcext:value-type="float">
            <text:p>43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90" calcext:value-type="float">
            <text:p>90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74] = 1; ROUND(1000+RAND()*2000); ROUND(300+RAND()*1000))" office:value-type="float" office:value="795" calcext:value-type="float">
            <text:p>795</text:p>
          </table:table-cell>
          <table:table-cell table:formula="of:=IF([.H274]; ROUND(1000+RAND()*1000); ROUND(RAND()*100))" office:value-type="float" office:value="31" calcext:value-type="float">
            <text:p>31</text:p>
          </table:table-cell>
          <table:table-cell table:formula="of:=IF([.H274]; ROUND(RAND()*100); ROUND(RAND()*30))" office:value-type="float" office:value="23" calcext:value-type="float">
            <text:p>23</text:p>
          </table:table-cell>
          <table:table-cell table:formula="of:=IF([.H274]; ROUND(RAND()*200); ROUND(RAND()*100))" office:value-type="float" office:value="9" calcext:value-type="float">
            <text:p>9</text:p>
          </table:table-cell>
          <table:table-cell table:formula="of:=18+ROUND(RAND()*40)" office:value-type="float" office:value="26" calcext:value-type="float">
            <text:p>26</text:p>
          </table:table-cell>
          <table:table-cell table:formula="of:=ROUND(RAND()*90)" office:value-type="float" office:value="69" calcext:value-type="float">
            <text:p>69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75] = 1; ROUND(1000+RAND()*2000); ROUND(300+RAND()*1000))" office:value-type="float" office:value="890" calcext:value-type="float">
            <text:p>890</text:p>
          </table:table-cell>
          <table:table-cell table:formula="of:=IF([.H275]; ROUND(1000+RAND()*1000); ROUND(RAND()*100))" office:value-type="float" office:value="85" calcext:value-type="float">
            <text:p>85</text:p>
          </table:table-cell>
          <table:table-cell table:formula="of:=IF([.H275]; ROUND(RAND()*100); ROUND(RAND()*30))" office:value-type="float" office:value="10" calcext:value-type="float">
            <text:p>10</text:p>
          </table:table-cell>
          <table:table-cell table:formula="of:=IF([.H275]; ROUND(RAND()*200); ROUND(RAND()*100))" office:value-type="float" office:value="42" calcext:value-type="float">
            <text:p>42</text:p>
          </table:table-cell>
          <table:table-cell table:formula="of:=18+ROUND(RAND()*40)" office:value-type="float" office:value="21" calcext:value-type="float">
            <text:p>21</text:p>
          </table:table-cell>
          <table:table-cell table:formula="of:=ROUND(RAND()*90)" office:value-type="float" office:value="19" calcext:value-type="float">
            <text:p>19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76] = 1; ROUND(1000+RAND()*2000); ROUND(300+RAND()*1000))" office:value-type="float" office:value="2710" calcext:value-type="float">
            <text:p>2710</text:p>
          </table:table-cell>
          <table:table-cell table:formula="of:=IF([.H276]; ROUND(1000+RAND()*1000); ROUND(RAND()*100))" office:value-type="float" office:value="1844" calcext:value-type="float">
            <text:p>1844</text:p>
          </table:table-cell>
          <table:table-cell table:formula="of:=IF([.H276]; ROUND(RAND()*100); ROUND(RAND()*30))" office:value-type="float" office:value="8" calcext:value-type="float">
            <text:p>8</text:p>
          </table:table-cell>
          <table:table-cell table:formula="of:=IF([.H276]; ROUND(RAND()*200); ROUND(RAND()*100))" office:value-type="float" office:value="107" calcext:value-type="float">
            <text:p>107</text:p>
          </table:table-cell>
          <table:table-cell table:formula="of:=18+ROUND(RAND()*40)" office:value-type="float" office:value="36" calcext:value-type="float">
            <text:p>36</text:p>
          </table:table-cell>
          <table:table-cell table:formula="of:=ROUND(RAND()*90)" office:value-type="float" office:value="13" calcext:value-type="float">
            <text:p>13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77] = 1; ROUND(1000+RAND()*2000); ROUND(300+RAND()*1000))" office:value-type="float" office:value="898" calcext:value-type="float">
            <text:p>898</text:p>
          </table:table-cell>
          <table:table-cell table:formula="of:=IF([.H277]; ROUND(1000+RAND()*1000); ROUND(RAND()*100))" office:value-type="float" office:value="28" calcext:value-type="float">
            <text:p>28</text:p>
          </table:table-cell>
          <table:table-cell table:formula="of:=IF([.H277]; ROUND(RAND()*100); ROUND(RAND()*30))" office:value-type="float" office:value="6" calcext:value-type="float">
            <text:p>6</text:p>
          </table:table-cell>
          <table:table-cell table:formula="of:=IF([.H277]; ROUND(RAND()*200); ROUND(RAND()*100))" office:value-type="float" office:value="68" calcext:value-type="float">
            <text:p>68</text:p>
          </table:table-cell>
          <table:table-cell table:formula="of:=18+ROUND(RAND()*40)" office:value-type="float" office:value="30" calcext:value-type="float">
            <text:p>30</text:p>
          </table:table-cell>
          <table:table-cell table:formula="of:=ROUND(RAND()*90)" office:value-type="float" office:value="86" calcext:value-type="float">
            <text:p>86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78] = 1; ROUND(1000+RAND()*2000); ROUND(300+RAND()*1000))" office:value-type="float" office:value="940" calcext:value-type="float">
            <text:p>940</text:p>
          </table:table-cell>
          <table:table-cell table:formula="of:=IF([.H278]; ROUND(1000+RAND()*1000); ROUND(RAND()*100))" office:value-type="float" office:value="35" calcext:value-type="float">
            <text:p>35</text:p>
          </table:table-cell>
          <table:table-cell table:formula="of:=IF([.H278]; ROUND(RAND()*100); ROUND(RAND()*30))" office:value-type="float" office:value="20" calcext:value-type="float">
            <text:p>20</text:p>
          </table:table-cell>
          <table:table-cell table:formula="of:=IF([.H278]; ROUND(RAND()*200); ROUND(RAND()*100))" office:value-type="float" office:value="33" calcext:value-type="float">
            <text:p>33</text:p>
          </table:table-cell>
          <table:table-cell table:formula="of:=18+ROUND(RAND()*40)" office:value-type="float" office:value="30" calcext:value-type="float">
            <text:p>30</text:p>
          </table:table-cell>
          <table:table-cell table:formula="of:=ROUND(RAND()*90)" office:value-type="float" office:value="75" calcext:value-type="float">
            <text:p>75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79] = 1; ROUND(1000+RAND()*2000); ROUND(300+RAND()*1000))" office:value-type="float" office:value="793" calcext:value-type="float">
            <text:p>793</text:p>
          </table:table-cell>
          <table:table-cell table:formula="of:=IF([.H279]; ROUND(1000+RAND()*1000); ROUND(RAND()*100))" office:value-type="float" office:value="30" calcext:value-type="float">
            <text:p>30</text:p>
          </table:table-cell>
          <table:table-cell table:formula="of:=IF([.H279]; ROUND(RAND()*100); ROUND(RAND()*30))" office:value-type="float" office:value="26" calcext:value-type="float">
            <text:p>26</text:p>
          </table:table-cell>
          <table:table-cell table:formula="of:=IF([.H279]; ROUND(RAND()*200); ROUND(RAND()*100))" office:value-type="float" office:value="12" calcext:value-type="float">
            <text:p>12</text:p>
          </table:table-cell>
          <table:table-cell table:formula="of:=18+ROUND(RAND()*40)" office:value-type="float" office:value="53" calcext:value-type="float">
            <text:p>53</text:p>
          </table:table-cell>
          <table:table-cell table:formula="of:=ROUND(RAND()*90)" office:value-type="float" office:value="84" calcext:value-type="float">
            <text:p>84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80] = 1; ROUND(1000+RAND()*2000); ROUND(300+RAND()*1000))" office:value-type="float" office:value="2180" calcext:value-type="float">
            <text:p>2180</text:p>
          </table:table-cell>
          <table:table-cell table:formula="of:=IF([.H280]; ROUND(1000+RAND()*1000); ROUND(RAND()*100))" office:value-type="float" office:value="1745" calcext:value-type="float">
            <text:p>1745</text:p>
          </table:table-cell>
          <table:table-cell table:formula="of:=IF([.H280]; ROUND(RAND()*100); ROUND(RAND()*30))" office:value-type="float" office:value="83" calcext:value-type="float">
            <text:p>83</text:p>
          </table:table-cell>
          <table:table-cell table:formula="of:=IF([.H280]; ROUND(RAND()*200); ROUND(RAND()*100))" office:value-type="float" office:value="113" calcext:value-type="float">
            <text:p>113</text:p>
          </table:table-cell>
          <table:table-cell table:formula="of:=18+ROUND(RAND()*40)" office:value-type="float" office:value="58" calcext:value-type="float">
            <text:p>58</text:p>
          </table:table-cell>
          <table:table-cell table:formula="of:=ROUND(RAND()*90)" office:value-type="float" office:value="42" calcext:value-type="float">
            <text:p>42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81] = 1; ROUND(1000+RAND()*2000); ROUND(300+RAND()*1000))" office:value-type="float" office:value="2199" calcext:value-type="float">
            <text:p>2199</text:p>
          </table:table-cell>
          <table:table-cell table:formula="of:=IF([.H281]; ROUND(1000+RAND()*1000); ROUND(RAND()*100))" office:value-type="float" office:value="1569" calcext:value-type="float">
            <text:p>1569</text:p>
          </table:table-cell>
          <table:table-cell table:formula="of:=IF([.H281]; ROUND(RAND()*100); ROUND(RAND()*30))" office:value-type="float" office:value="4" calcext:value-type="float">
            <text:p>4</text:p>
          </table:table-cell>
          <table:table-cell table:formula="of:=IF([.H281]; ROUND(RAND()*200); ROUND(RAND()*100))" office:value-type="float" office:value="109" calcext:value-type="float">
            <text:p>109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82" calcext:value-type="float">
            <text:p>82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82] = 1; ROUND(1000+RAND()*2000); ROUND(300+RAND()*1000))" office:value-type="float" office:value="2924" calcext:value-type="float">
            <text:p>2924</text:p>
          </table:table-cell>
          <table:table-cell table:formula="of:=IF([.H282]; ROUND(1000+RAND()*1000); ROUND(RAND()*100))" office:value-type="float" office:value="1327" calcext:value-type="float">
            <text:p>1327</text:p>
          </table:table-cell>
          <table:table-cell table:formula="of:=IF([.H282]; ROUND(RAND()*100); ROUND(RAND()*30))" office:value-type="float" office:value="70" calcext:value-type="float">
            <text:p>70</text:p>
          </table:table-cell>
          <table:table-cell table:formula="of:=IF([.H282]; ROUND(RAND()*200); ROUND(RAND()*100))" office:value-type="float" office:value="164" calcext:value-type="float">
            <text:p>164</text:p>
          </table:table-cell>
          <table:table-cell table:formula="of:=18+ROUND(RAND()*40)" office:value-type="float" office:value="58" calcext:value-type="float">
            <text:p>58</text:p>
          </table:table-cell>
          <table:table-cell table:formula="of:=ROUND(RAND()*90)" office:value-type="float" office:value="2" calcext:value-type="float">
            <text:p>2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83] = 1; ROUND(1000+RAND()*2000); ROUND(300+RAND()*1000))" office:value-type="float" office:value="913" calcext:value-type="float">
            <text:p>913</text:p>
          </table:table-cell>
          <table:table-cell table:formula="of:=IF([.H283]; ROUND(1000+RAND()*1000); ROUND(RAND()*100))" office:value-type="float" office:value="51" calcext:value-type="float">
            <text:p>51</text:p>
          </table:table-cell>
          <table:table-cell table:formula="of:=IF([.H283]; ROUND(RAND()*100); ROUND(RAND()*30))" office:value-type="float" office:value="29" calcext:value-type="float">
            <text:p>29</text:p>
          </table:table-cell>
          <table:table-cell table:formula="of:=IF([.H283]; ROUND(RAND()*200); ROUND(RAND()*100))" office:value-type="float" office:value="91" calcext:value-type="float">
            <text:p>91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83" calcext:value-type="float">
            <text:p>83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84] = 1; ROUND(1000+RAND()*2000); ROUND(300+RAND()*1000))" office:value-type="float" office:value="2241" calcext:value-type="float">
            <text:p>2241</text:p>
          </table:table-cell>
          <table:table-cell table:formula="of:=IF([.H284]; ROUND(1000+RAND()*1000); ROUND(RAND()*100))" office:value-type="float" office:value="1767" calcext:value-type="float">
            <text:p>1767</text:p>
          </table:table-cell>
          <table:table-cell table:formula="of:=IF([.H284]; ROUND(RAND()*100); ROUND(RAND()*30))" office:value-type="float" office:value="32" calcext:value-type="float">
            <text:p>32</text:p>
          </table:table-cell>
          <table:table-cell table:formula="of:=IF([.H284]; ROUND(RAND()*200); ROUND(RAND()*100))" office:value-type="float" office:value="157" calcext:value-type="float">
            <text:p>157</text:p>
          </table:table-cell>
          <table:table-cell table:formula="of:=18+ROUND(RAND()*40)" office:value-type="float" office:value="53" calcext:value-type="float">
            <text:p>53</text:p>
          </table:table-cell>
          <table:table-cell table:formula="of:=ROUND(RAND()*90)" office:value-type="float" office:value="13" calcext:value-type="float">
            <text:p>13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85] = 1; ROUND(1000+RAND()*2000); ROUND(300+RAND()*1000))" office:value-type="float" office:value="585" calcext:value-type="float">
            <text:p>585</text:p>
          </table:table-cell>
          <table:table-cell table:formula="of:=IF([.H285]; ROUND(1000+RAND()*1000); ROUND(RAND()*100))" office:value-type="float" office:value="18" calcext:value-type="float">
            <text:p>18</text:p>
          </table:table-cell>
          <table:table-cell table:formula="of:=IF([.H285]; ROUND(RAND()*100); ROUND(RAND()*30))" office:value-type="float" office:value="9" calcext:value-type="float">
            <text:p>9</text:p>
          </table:table-cell>
          <table:table-cell table:formula="of:=IF([.H285]; ROUND(RAND()*200); ROUND(RAND()*100))" office:value-type="float" office:value="84" calcext:value-type="float">
            <text:p>84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26" calcext:value-type="float">
            <text:p>26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86] = 1; ROUND(1000+RAND()*2000); ROUND(300+RAND()*1000))" office:value-type="float" office:value="314" calcext:value-type="float">
            <text:p>314</text:p>
          </table:table-cell>
          <table:table-cell table:formula="of:=IF([.H286]; ROUND(1000+RAND()*1000); ROUND(RAND()*100))" office:value-type="float" office:value="73" calcext:value-type="float">
            <text:p>73</text:p>
          </table:table-cell>
          <table:table-cell table:formula="of:=IF([.H286]; ROUND(RAND()*100); ROUND(RAND()*30))" office:value-type="float" office:value="9" calcext:value-type="float">
            <text:p>9</text:p>
          </table:table-cell>
          <table:table-cell table:formula="of:=IF([.H286]; ROUND(RAND()*200); ROUND(RAND()*100))" office:value-type="float" office:value="47" calcext:value-type="float">
            <text:p>47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79" calcext:value-type="float">
            <text:p>79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87] = 1; ROUND(1000+RAND()*2000); ROUND(300+RAND()*1000))" office:value-type="float" office:value="2239" calcext:value-type="float">
            <text:p>2239</text:p>
          </table:table-cell>
          <table:table-cell table:formula="of:=IF([.H287]; ROUND(1000+RAND()*1000); ROUND(RAND()*100))" office:value-type="float" office:value="1326" calcext:value-type="float">
            <text:p>1326</text:p>
          </table:table-cell>
          <table:table-cell table:formula="of:=IF([.H287]; ROUND(RAND()*100); ROUND(RAND()*30))" office:value-type="float" office:value="64" calcext:value-type="float">
            <text:p>64</text:p>
          </table:table-cell>
          <table:table-cell table:formula="of:=IF([.H287]; ROUND(RAND()*200); ROUND(RAND()*100))" office:value-type="float" office:value="163" calcext:value-type="float">
            <text:p>163</text:p>
          </table:table-cell>
          <table:table-cell table:formula="of:=18+ROUND(RAND()*40)" office:value-type="float" office:value="20" calcext:value-type="float">
            <text:p>20</text:p>
          </table:table-cell>
          <table:table-cell table:formula="of:=ROUND(RAND()*90)" office:value-type="float" office:value="36" calcext:value-type="float">
            <text:p>36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88] = 1; ROUND(1000+RAND()*2000); ROUND(300+RAND()*1000))" office:value-type="float" office:value="1930" calcext:value-type="float">
            <text:p>1930</text:p>
          </table:table-cell>
          <table:table-cell table:formula="of:=IF([.H288]; ROUND(1000+RAND()*1000); ROUND(RAND()*100))" office:value-type="float" office:value="1769" calcext:value-type="float">
            <text:p>1769</text:p>
          </table:table-cell>
          <table:table-cell table:formula="of:=IF([.H288]; ROUND(RAND()*100); ROUND(RAND()*30))" office:value-type="float" office:value="33" calcext:value-type="float">
            <text:p>33</text:p>
          </table:table-cell>
          <table:table-cell table:formula="of:=IF([.H288]; ROUND(RAND()*200); ROUND(RAND()*100))" office:value-type="float" office:value="127" calcext:value-type="float">
            <text:p>127</text:p>
          </table:table-cell>
          <table:table-cell table:formula="of:=18+ROUND(RAND()*40)" office:value-type="float" office:value="39" calcext:value-type="float">
            <text:p>39</text:p>
          </table:table-cell>
          <table:table-cell table:formula="of:=ROUND(RAND()*90)" office:value-type="float" office:value="12" calcext:value-type="float">
            <text:p>12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89] = 1; ROUND(1000+RAND()*2000); ROUND(300+RAND()*1000))" office:value-type="float" office:value="1221" calcext:value-type="float">
            <text:p>1221</text:p>
          </table:table-cell>
          <table:table-cell table:formula="of:=IF([.H289]; ROUND(1000+RAND()*1000); ROUND(RAND()*100))" office:value-type="float" office:value="1575" calcext:value-type="float">
            <text:p>1575</text:p>
          </table:table-cell>
          <table:table-cell table:formula="of:=IF([.H289]; ROUND(RAND()*100); ROUND(RAND()*30))" office:value-type="float" office:value="99" calcext:value-type="float">
            <text:p>99</text:p>
          </table:table-cell>
          <table:table-cell table:formula="of:=IF([.H289]; ROUND(RAND()*200); ROUND(RAND()*100))" office:value-type="float" office:value="55" calcext:value-type="float">
            <text:p>55</text:p>
          </table:table-cell>
          <table:table-cell table:formula="of:=18+ROUND(RAND()*40)" office:value-type="float" office:value="55" calcext:value-type="float">
            <text:p>55</text:p>
          </table:table-cell>
          <table:table-cell table:formula="of:=ROUND(RAND()*90)" office:value-type="float" office:value="49" calcext:value-type="float">
            <text:p>49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90] = 1; ROUND(1000+RAND()*2000); ROUND(300+RAND()*1000))" office:value-type="float" office:value="614" calcext:value-type="float">
            <text:p>614</text:p>
          </table:table-cell>
          <table:table-cell table:formula="of:=IF([.H290]; ROUND(1000+RAND()*1000); ROUND(RAND()*100))" office:value-type="float" office:value="47" calcext:value-type="float">
            <text:p>47</text:p>
          </table:table-cell>
          <table:table-cell table:formula="of:=IF([.H290]; ROUND(RAND()*100); ROUND(RAND()*30))" office:value-type="float" office:value="8" calcext:value-type="float">
            <text:p>8</text:p>
          </table:table-cell>
          <table:table-cell table:formula="of:=IF([.H290]; ROUND(RAND()*200); ROUND(RAND()*100))" office:value-type="float" office:value="97" calcext:value-type="float">
            <text:p>97</text:p>
          </table:table-cell>
          <table:table-cell table:formula="of:=18+ROUND(RAND()*40)" office:value-type="float" office:value="31" calcext:value-type="float">
            <text:p>31</text:p>
          </table:table-cell>
          <table:table-cell table:formula="of:=ROUND(RAND()*90)" office:value-type="float" office:value="11" calcext:value-type="float">
            <text:p>11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91] = 1; ROUND(1000+RAND()*2000); ROUND(300+RAND()*1000))" office:value-type="float" office:value="1095" calcext:value-type="float">
            <text:p>1095</text:p>
          </table:table-cell>
          <table:table-cell table:formula="of:=IF([.H291]; ROUND(1000+RAND()*1000); ROUND(RAND()*100))" office:value-type="float" office:value="86" calcext:value-type="float">
            <text:p>86</text:p>
          </table:table-cell>
          <table:table-cell table:formula="of:=IF([.H291]; ROUND(RAND()*100); ROUND(RAND()*30))" office:value-type="float" office:value="29" calcext:value-type="float">
            <text:p>29</text:p>
          </table:table-cell>
          <table:table-cell table:formula="of:=IF([.H291]; ROUND(RAND()*200); ROUND(RAND()*100))" office:value-type="float" office:value="26" calcext:value-type="float">
            <text:p>26</text:p>
          </table:table-cell>
          <table:table-cell table:formula="of:=18+ROUND(RAND()*40)" office:value-type="float" office:value="38" calcext:value-type="float">
            <text:p>38</text:p>
          </table:table-cell>
          <table:table-cell table:formula="of:=ROUND(RAND()*90)" office:value-type="float" office:value="14" calcext:value-type="float">
            <text:p>14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92] = 1; ROUND(1000+RAND()*2000); ROUND(300+RAND()*1000))" office:value-type="float" office:value="607" calcext:value-type="float">
            <text:p>607</text:p>
          </table:table-cell>
          <table:table-cell table:formula="of:=IF([.H292]; ROUND(1000+RAND()*1000); ROUND(RAND()*100))" office:value-type="float" office:value="4" calcext:value-type="float">
            <text:p>4</text:p>
          </table:table-cell>
          <table:table-cell table:formula="of:=IF([.H292]; ROUND(RAND()*100); ROUND(RAND()*30))" office:value-type="float" office:value="12" calcext:value-type="float">
            <text:p>12</text:p>
          </table:table-cell>
          <table:table-cell table:formula="of:=IF([.H292]; ROUND(RAND()*200); ROUND(RAND()*100))" office:value-type="float" office:value="40" calcext:value-type="float">
            <text:p>40</text:p>
          </table:table-cell>
          <table:table-cell table:formula="of:=18+ROUND(RAND()*40)" office:value-type="float" office:value="42" calcext:value-type="float">
            <text:p>42</text:p>
          </table:table-cell>
          <table:table-cell table:formula="of:=ROUND(RAND()*90)" office:value-type="float" office:value="78" calcext:value-type="float">
            <text:p>78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93] = 1; ROUND(1000+RAND()*2000); ROUND(300+RAND()*1000))" office:value-type="float" office:value="695" calcext:value-type="float">
            <text:p>695</text:p>
          </table:table-cell>
          <table:table-cell table:formula="of:=IF([.H293]; ROUND(1000+RAND()*1000); ROUND(RAND()*100))" office:value-type="float" office:value="48" calcext:value-type="float">
            <text:p>48</text:p>
          </table:table-cell>
          <table:table-cell table:formula="of:=IF([.H293]; ROUND(RAND()*100); ROUND(RAND()*30))" office:value-type="float" office:value="13" calcext:value-type="float">
            <text:p>13</text:p>
          </table:table-cell>
          <table:table-cell table:formula="of:=IF([.H293]; ROUND(RAND()*200); ROUND(RAND()*100))" office:value-type="float" office:value="95" calcext:value-type="float">
            <text:p>95</text:p>
          </table:table-cell>
          <table:table-cell table:formula="of:=18+ROUND(RAND()*40)" office:value-type="float" office:value="36" calcext:value-type="float">
            <text:p>36</text:p>
          </table:table-cell>
          <table:table-cell table:formula="of:=ROUND(RAND()*90)" office:value-type="float" office:value="33" calcext:value-type="float">
            <text:p>33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94] = 1; ROUND(1000+RAND()*2000); ROUND(300+RAND()*1000))" office:value-type="float" office:value="638" calcext:value-type="float">
            <text:p>638</text:p>
          </table:table-cell>
          <table:table-cell table:formula="of:=IF([.H294]; ROUND(1000+RAND()*1000); ROUND(RAND()*100))" office:value-type="float" office:value="85" calcext:value-type="float">
            <text:p>85</text:p>
          </table:table-cell>
          <table:table-cell table:formula="of:=IF([.H294]; ROUND(RAND()*100); ROUND(RAND()*30))" office:value-type="float" office:value="0" calcext:value-type="float">
            <text:p>0</text:p>
          </table:table-cell>
          <table:table-cell table:formula="of:=IF([.H294]; ROUND(RAND()*200); ROUND(RAND()*100))" office:value-type="float" office:value="88" calcext:value-type="float">
            <text:p>88</text:p>
          </table:table-cell>
          <table:table-cell table:formula="of:=18+ROUND(RAND()*40)" office:value-type="float" office:value="43" calcext:value-type="float">
            <text:p>43</text:p>
          </table:table-cell>
          <table:table-cell table:formula="of:=ROUND(RAND()*90)" office:value-type="float" office:value="37" calcext:value-type="float">
            <text:p>37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95] = 1; ROUND(1000+RAND()*2000); ROUND(300+RAND()*1000))" office:value-type="float" office:value="420" calcext:value-type="float">
            <text:p>420</text:p>
          </table:table-cell>
          <table:table-cell table:formula="of:=IF([.H295]; ROUND(1000+RAND()*1000); ROUND(RAND()*100))" office:value-type="float" office:value="92" calcext:value-type="float">
            <text:p>92</text:p>
          </table:table-cell>
          <table:table-cell table:formula="of:=IF([.H295]; ROUND(RAND()*100); ROUND(RAND()*30))" office:value-type="float" office:value="11" calcext:value-type="float">
            <text:p>11</text:p>
          </table:table-cell>
          <table:table-cell table:formula="of:=IF([.H295]; ROUND(RAND()*200); ROUND(RAND()*100))" office:value-type="float" office:value="50" calcext:value-type="float">
            <text:p>50</text:p>
          </table:table-cell>
          <table:table-cell table:formula="of:=18+ROUND(RAND()*40)" office:value-type="float" office:value="20" calcext:value-type="float">
            <text:p>20</text:p>
          </table:table-cell>
          <table:table-cell table:formula="of:=ROUND(RAND()*90)" office:value-type="float" office:value="18" calcext:value-type="float">
            <text:p>18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96] = 1; ROUND(1000+RAND()*2000); ROUND(300+RAND()*1000))" office:value-type="float" office:value="804" calcext:value-type="float">
            <text:p>804</text:p>
          </table:table-cell>
          <table:table-cell table:formula="of:=IF([.H296]; ROUND(1000+RAND()*1000); ROUND(RAND()*100))" office:value-type="float" office:value="25" calcext:value-type="float">
            <text:p>25</text:p>
          </table:table-cell>
          <table:table-cell table:formula="of:=IF([.H296]; ROUND(RAND()*100); ROUND(RAND()*30))" office:value-type="float" office:value="2" calcext:value-type="float">
            <text:p>2</text:p>
          </table:table-cell>
          <table:table-cell table:formula="of:=IF([.H296]; ROUND(RAND()*200); ROUND(RAND()*100))" office:value-type="float" office:value="20" calcext:value-type="float">
            <text:p>20</text:p>
          </table:table-cell>
          <table:table-cell table:formula="of:=18+ROUND(RAND()*40)" office:value-type="float" office:value="23" calcext:value-type="float">
            <text:p>23</text:p>
          </table:table-cell>
          <table:table-cell table:formula="of:=ROUND(RAND()*90)" office:value-type="float" office:value="71" calcext:value-type="float">
            <text:p>71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297] = 1; ROUND(1000+RAND()*2000); ROUND(300+RAND()*1000))" office:value-type="float" office:value="2938" calcext:value-type="float">
            <text:p>2938</text:p>
          </table:table-cell>
          <table:table-cell table:formula="of:=IF([.H297]; ROUND(1000+RAND()*1000); ROUND(RAND()*100))" office:value-type="float" office:value="1236" calcext:value-type="float">
            <text:p>1236</text:p>
          </table:table-cell>
          <table:table-cell table:formula="of:=IF([.H297]; ROUND(RAND()*100); ROUND(RAND()*30))" office:value-type="float" office:value="34" calcext:value-type="float">
            <text:p>34</text:p>
          </table:table-cell>
          <table:table-cell table:formula="of:=IF([.H297]; ROUND(RAND()*200); ROUND(RAND()*100))" office:value-type="float" office:value="153" calcext:value-type="float">
            <text:p>153</text:p>
          </table:table-cell>
          <table:table-cell table:formula="of:=18+ROUND(RAND()*40)" office:value-type="float" office:value="19" calcext:value-type="float">
            <text:p>19</text:p>
          </table:table-cell>
          <table:table-cell table:formula="of:=ROUND(RAND()*90)" office:value-type="float" office:value="1" calcext:value-type="float">
            <text:p>1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98] = 1; ROUND(1000+RAND()*2000); ROUND(300+RAND()*1000))" office:value-type="float" office:value="1009" calcext:value-type="float">
            <text:p>1009</text:p>
          </table:table-cell>
          <table:table-cell table:formula="of:=IF([.H298]; ROUND(1000+RAND()*1000); ROUND(RAND()*100))" office:value-type="float" office:value="1982" calcext:value-type="float">
            <text:p>1982</text:p>
          </table:table-cell>
          <table:table-cell table:formula="of:=IF([.H298]; ROUND(RAND()*100); ROUND(RAND()*30))" office:value-type="float" office:value="55" calcext:value-type="float">
            <text:p>55</text:p>
          </table:table-cell>
          <table:table-cell table:formula="of:=IF([.H298]; ROUND(RAND()*200); ROUND(RAND()*100))" office:value-type="float" office:value="43" calcext:value-type="float">
            <text:p>43</text:p>
          </table:table-cell>
          <table:table-cell table:formula="of:=18+ROUND(RAND()*40)" office:value-type="float" office:value="30" calcext:value-type="float">
            <text:p>30</text:p>
          </table:table-cell>
          <table:table-cell table:formula="of:=ROUND(RAND()*90)" office:value-type="float" office:value="40" calcext:value-type="float">
            <text:p>40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299] = 1; ROUND(1000+RAND()*2000); ROUND(300+RAND()*1000))" office:value-type="float" office:value="1028" calcext:value-type="float">
            <text:p>1028</text:p>
          </table:table-cell>
          <table:table-cell table:formula="of:=IF([.H299]; ROUND(1000+RAND()*1000); ROUND(RAND()*100))" office:value-type="float" office:value="56" calcext:value-type="float">
            <text:p>56</text:p>
          </table:table-cell>
          <table:table-cell table:formula="of:=IF([.H299]; ROUND(RAND()*100); ROUND(RAND()*30))" office:value-type="float" office:value="23" calcext:value-type="float">
            <text:p>23</text:p>
          </table:table-cell>
          <table:table-cell table:formula="of:=IF([.H299]; ROUND(RAND()*200); ROUND(RAND()*100))" office:value-type="float" office:value="55" calcext:value-type="float">
            <text:p>55</text:p>
          </table:table-cell>
          <table:table-cell table:formula="of:=18+ROUND(RAND()*40)" office:value-type="float" office:value="43" calcext:value-type="float">
            <text:p>43</text:p>
          </table:table-cell>
          <table:table-cell table:formula="of:=ROUND(RAND()*90)" office:value-type="float" office:value="15" calcext:value-type="float">
            <text:p>15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00] = 1; ROUND(1000+RAND()*2000); ROUND(300+RAND()*1000))" office:value-type="float" office:value="2779" calcext:value-type="float">
            <text:p>2779</text:p>
          </table:table-cell>
          <table:table-cell table:formula="of:=IF([.H300]; ROUND(1000+RAND()*1000); ROUND(RAND()*100))" office:value-type="float" office:value="1239" calcext:value-type="float">
            <text:p>1239</text:p>
          </table:table-cell>
          <table:table-cell table:formula="of:=IF([.H300]; ROUND(RAND()*100); ROUND(RAND()*30))" office:value-type="float" office:value="29" calcext:value-type="float">
            <text:p>29</text:p>
          </table:table-cell>
          <table:table-cell table:formula="of:=IF([.H300]; ROUND(RAND()*200); ROUND(RAND()*100))" office:value-type="float" office:value="175" calcext:value-type="float">
            <text:p>175</text:p>
          </table:table-cell>
          <table:table-cell table:formula="of:=18+ROUND(RAND()*40)" office:value-type="float" office:value="26" calcext:value-type="float">
            <text:p>26</text:p>
          </table:table-cell>
          <table:table-cell table:formula="of:=ROUND(RAND()*90)" office:value-type="float" office:value="46" calcext:value-type="float">
            <text:p>46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01] = 1; ROUND(1000+RAND()*2000); ROUND(300+RAND()*1000))" office:value-type="float" office:value="2247" calcext:value-type="float">
            <text:p>2247</text:p>
          </table:table-cell>
          <table:table-cell table:formula="of:=IF([.H301]; ROUND(1000+RAND()*1000); ROUND(RAND()*100))" office:value-type="float" office:value="1535" calcext:value-type="float">
            <text:p>1535</text:p>
          </table:table-cell>
          <table:table-cell table:formula="of:=IF([.H301]; ROUND(RAND()*100); ROUND(RAND()*30))" office:value-type="float" office:value="48" calcext:value-type="float">
            <text:p>48</text:p>
          </table:table-cell>
          <table:table-cell table:formula="of:=IF([.H301]; ROUND(RAND()*200); ROUND(RAND()*100))" office:value-type="float" office:value="122" calcext:value-type="float">
            <text:p>122</text:p>
          </table:table-cell>
          <table:table-cell table:formula="of:=18+ROUND(RAND()*40)" office:value-type="float" office:value="42" calcext:value-type="float">
            <text:p>42</text:p>
          </table:table-cell>
          <table:table-cell table:formula="of:=ROUND(RAND()*90)" office:value-type="float" office:value="47" calcext:value-type="float">
            <text:p>47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02] = 1; ROUND(1000+RAND()*2000); ROUND(300+RAND()*1000))" office:value-type="float" office:value="1068" calcext:value-type="float">
            <text:p>1068</text:p>
          </table:table-cell>
          <table:table-cell table:formula="of:=IF([.H302]; ROUND(1000+RAND()*1000); ROUND(RAND()*100))" office:value-type="float" office:value="79" calcext:value-type="float">
            <text:p>79</text:p>
          </table:table-cell>
          <table:table-cell table:formula="of:=IF([.H302]; ROUND(RAND()*100); ROUND(RAND()*30))" office:value-type="float" office:value="24" calcext:value-type="float">
            <text:p>24</text:p>
          </table:table-cell>
          <table:table-cell table:formula="of:=IF([.H302]; ROUND(RAND()*200); ROUND(RAND()*100))" office:value-type="float" office:value="81" calcext:value-type="float">
            <text:p>81</text:p>
          </table:table-cell>
          <table:table-cell table:formula="of:=18+ROUND(RAND()*40)" office:value-type="float" office:value="20" calcext:value-type="float">
            <text:p>20</text:p>
          </table:table-cell>
          <table:table-cell table:formula="of:=ROUND(RAND()*90)" office:value-type="float" office:value="76" calcext:value-type="float">
            <text:p>76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03] = 1; ROUND(1000+RAND()*2000); ROUND(300+RAND()*1000))" office:value-type="float" office:value="2717" calcext:value-type="float">
            <text:p>2717</text:p>
          </table:table-cell>
          <table:table-cell table:formula="of:=IF([.H303]; ROUND(1000+RAND()*1000); ROUND(RAND()*100))" office:value-type="float" office:value="1085" calcext:value-type="float">
            <text:p>1085</text:p>
          </table:table-cell>
          <table:table-cell table:formula="of:=IF([.H303]; ROUND(RAND()*100); ROUND(RAND()*30))" office:value-type="float" office:value="42" calcext:value-type="float">
            <text:p>42</text:p>
          </table:table-cell>
          <table:table-cell table:formula="of:=IF([.H303]; ROUND(RAND()*200); ROUND(RAND()*100))" office:value-type="float" office:value="14" calcext:value-type="float">
            <text:p>14</text:p>
          </table:table-cell>
          <table:table-cell table:formula="of:=18+ROUND(RAND()*40)" office:value-type="float" office:value="51" calcext:value-type="float">
            <text:p>51</text:p>
          </table:table-cell>
          <table:table-cell table:formula="of:=ROUND(RAND()*90)" office:value-type="float" office:value="68" calcext:value-type="float">
            <text:p>68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04] = 1; ROUND(1000+RAND()*2000); ROUND(300+RAND()*1000))" office:value-type="float" office:value="1213" calcext:value-type="float">
            <text:p>1213</text:p>
          </table:table-cell>
          <table:table-cell table:formula="of:=IF([.H304]; ROUND(1000+RAND()*1000); ROUND(RAND()*100))" office:value-type="float" office:value="1634" calcext:value-type="float">
            <text:p>1634</text:p>
          </table:table-cell>
          <table:table-cell table:formula="of:=IF([.H304]; ROUND(RAND()*100); ROUND(RAND()*30))" office:value-type="float" office:value="48" calcext:value-type="float">
            <text:p>48</text:p>
          </table:table-cell>
          <table:table-cell table:formula="of:=IF([.H304]; ROUND(RAND()*200); ROUND(RAND()*100))" office:value-type="float" office:value="184" calcext:value-type="float">
            <text:p>184</text:p>
          </table:table-cell>
          <table:table-cell table:formula="of:=18+ROUND(RAND()*40)" office:value-type="float" office:value="26" calcext:value-type="float">
            <text:p>26</text:p>
          </table:table-cell>
          <table:table-cell table:formula="of:=ROUND(RAND()*90)" office:value-type="float" office:value="41" calcext:value-type="float">
            <text:p>41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05] = 1; ROUND(1000+RAND()*2000); ROUND(300+RAND()*1000))" office:value-type="float" office:value="1863" calcext:value-type="float">
            <text:p>1863</text:p>
          </table:table-cell>
          <table:table-cell table:formula="of:=IF([.H305]; ROUND(1000+RAND()*1000); ROUND(RAND()*100))" office:value-type="float" office:value="1964" calcext:value-type="float">
            <text:p>1964</text:p>
          </table:table-cell>
          <table:table-cell table:formula="of:=IF([.H305]; ROUND(RAND()*100); ROUND(RAND()*30))" office:value-type="float" office:value="52" calcext:value-type="float">
            <text:p>52</text:p>
          </table:table-cell>
          <table:table-cell table:formula="of:=IF([.H305]; ROUND(RAND()*200); ROUND(RAND()*100))" office:value-type="float" office:value="103" calcext:value-type="float">
            <text:p>103</text:p>
          </table:table-cell>
          <table:table-cell table:formula="of:=18+ROUND(RAND()*40)" office:value-type="float" office:value="45" calcext:value-type="float">
            <text:p>45</text:p>
          </table:table-cell>
          <table:table-cell table:formula="of:=ROUND(RAND()*90)" office:value-type="float" office:value="46" calcext:value-type="float">
            <text:p>46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06] = 1; ROUND(1000+RAND()*2000); ROUND(300+RAND()*1000))" office:value-type="float" office:value="867" calcext:value-type="float">
            <text:p>867</text:p>
          </table:table-cell>
          <table:table-cell table:formula="of:=IF([.H306]; ROUND(1000+RAND()*1000); ROUND(RAND()*100))" office:value-type="float" office:value="74" calcext:value-type="float">
            <text:p>74</text:p>
          </table:table-cell>
          <table:table-cell table:formula="of:=IF([.H306]; ROUND(RAND()*100); ROUND(RAND()*30))" office:value-type="float" office:value="27" calcext:value-type="float">
            <text:p>27</text:p>
          </table:table-cell>
          <table:table-cell table:formula="of:=IF([.H306]; ROUND(RAND()*200); ROUND(RAND()*100))" office:value-type="float" office:value="27" calcext:value-type="float">
            <text:p>27</text:p>
          </table:table-cell>
          <table:table-cell table:formula="of:=18+ROUND(RAND()*40)" office:value-type="float" office:value="22" calcext:value-type="float">
            <text:p>22</text:p>
          </table:table-cell>
          <table:table-cell table:formula="of:=ROUND(RAND()*90)" office:value-type="float" office:value="71" calcext:value-type="float">
            <text:p>71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07] = 1; ROUND(1000+RAND()*2000); ROUND(300+RAND()*1000))" office:value-type="float" office:value="626" calcext:value-type="float">
            <text:p>626</text:p>
          </table:table-cell>
          <table:table-cell table:formula="of:=IF([.H307]; ROUND(1000+RAND()*1000); ROUND(RAND()*100))" office:value-type="float" office:value="7" calcext:value-type="float">
            <text:p>7</text:p>
          </table:table-cell>
          <table:table-cell table:formula="of:=IF([.H307]; ROUND(RAND()*100); ROUND(RAND()*30))" office:value-type="float" office:value="17" calcext:value-type="float">
            <text:p>17</text:p>
          </table:table-cell>
          <table:table-cell table:formula="of:=IF([.H307]; ROUND(RAND()*200); ROUND(RAND()*100))" office:value-type="float" office:value="20" calcext:value-type="float">
            <text:p>20</text:p>
          </table:table-cell>
          <table:table-cell table:formula="of:=18+ROUND(RAND()*40)" office:value-type="float" office:value="49" calcext:value-type="float">
            <text:p>49</text:p>
          </table:table-cell>
          <table:table-cell table:formula="of:=ROUND(RAND()*90)" office:value-type="float" office:value="26" calcext:value-type="float">
            <text:p>26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08] = 1; ROUND(1000+RAND()*2000); ROUND(300+RAND()*1000))" office:value-type="float" office:value="2694" calcext:value-type="float">
            <text:p>2694</text:p>
          </table:table-cell>
          <table:table-cell table:formula="of:=IF([.H308]; ROUND(1000+RAND()*1000); ROUND(RAND()*100))" office:value-type="float" office:value="1052" calcext:value-type="float">
            <text:p>1052</text:p>
          </table:table-cell>
          <table:table-cell table:formula="of:=IF([.H308]; ROUND(RAND()*100); ROUND(RAND()*30))" office:value-type="float" office:value="99" calcext:value-type="float">
            <text:p>99</text:p>
          </table:table-cell>
          <table:table-cell table:formula="of:=IF([.H308]; ROUND(RAND()*200); ROUND(RAND()*100))" office:value-type="float" office:value="25" calcext:value-type="float">
            <text:p>25</text:p>
          </table:table-cell>
          <table:table-cell table:formula="of:=18+ROUND(RAND()*40)" office:value-type="float" office:value="46" calcext:value-type="float">
            <text:p>46</text:p>
          </table:table-cell>
          <table:table-cell table:formula="of:=ROUND(RAND()*90)" office:value-type="float" office:value="89" calcext:value-type="float">
            <text:p>89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09] = 1; ROUND(1000+RAND()*2000); ROUND(300+RAND()*1000))" office:value-type="float" office:value="1293" calcext:value-type="float">
            <text:p>1293</text:p>
          </table:table-cell>
          <table:table-cell table:formula="of:=IF([.H309]; ROUND(1000+RAND()*1000); ROUND(RAND()*100))" office:value-type="float" office:value="82" calcext:value-type="float">
            <text:p>82</text:p>
          </table:table-cell>
          <table:table-cell table:formula="of:=IF([.H309]; ROUND(RAND()*100); ROUND(RAND()*30))" office:value-type="float" office:value="22" calcext:value-type="float">
            <text:p>22</text:p>
          </table:table-cell>
          <table:table-cell table:formula="of:=IF([.H309]; ROUND(RAND()*200); ROUND(RAND()*100))" office:value-type="float" office:value="32" calcext:value-type="float">
            <text:p>32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43" calcext:value-type="float">
            <text:p>43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10] = 1; ROUND(1000+RAND()*2000); ROUND(300+RAND()*1000))" office:value-type="float" office:value="1033" calcext:value-type="float">
            <text:p>1033</text:p>
          </table:table-cell>
          <table:table-cell table:formula="of:=IF([.H310]; ROUND(1000+RAND()*1000); ROUND(RAND()*100))" office:value-type="float" office:value="1231" calcext:value-type="float">
            <text:p>1231</text:p>
          </table:table-cell>
          <table:table-cell table:formula="of:=IF([.H310]; ROUND(RAND()*100); ROUND(RAND()*30))" office:value-type="float" office:value="74" calcext:value-type="float">
            <text:p>74</text:p>
          </table:table-cell>
          <table:table-cell table:formula="of:=IF([.H310]; ROUND(RAND()*200); ROUND(RAND()*100))" office:value-type="float" office:value="187" calcext:value-type="float">
            <text:p>187</text:p>
          </table:table-cell>
          <table:table-cell table:formula="of:=18+ROUND(RAND()*40)" office:value-type="float" office:value="24" calcext:value-type="float">
            <text:p>24</text:p>
          </table:table-cell>
          <table:table-cell table:formula="of:=ROUND(RAND()*90)" office:value-type="float" office:value="46" calcext:value-type="float">
            <text:p>46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11] = 1; ROUND(1000+RAND()*2000); ROUND(300+RAND()*1000))" office:value-type="float" office:value="408" calcext:value-type="float">
            <text:p>408</text:p>
          </table:table-cell>
          <table:table-cell table:formula="of:=IF([.H311]; ROUND(1000+RAND()*1000); ROUND(RAND()*100))" office:value-type="float" office:value="27" calcext:value-type="float">
            <text:p>27</text:p>
          </table:table-cell>
          <table:table-cell table:formula="of:=IF([.H311]; ROUND(RAND()*100); ROUND(RAND()*30))" office:value-type="float" office:value="11" calcext:value-type="float">
            <text:p>11</text:p>
          </table:table-cell>
          <table:table-cell table:formula="of:=IF([.H311]; ROUND(RAND()*200); ROUND(RAND()*100))" office:value-type="float" office:value="41" calcext:value-type="float">
            <text:p>41</text:p>
          </table:table-cell>
          <table:table-cell table:formula="of:=18+ROUND(RAND()*40)" office:value-type="float" office:value="44" calcext:value-type="float">
            <text:p>44</text:p>
          </table:table-cell>
          <table:table-cell table:formula="of:=ROUND(RAND()*90)" office:value-type="float" office:value="75" calcext:value-type="float">
            <text:p>75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12] = 1; ROUND(1000+RAND()*2000); ROUND(300+RAND()*1000))" office:value-type="float" office:value="1061" calcext:value-type="float">
            <text:p>1061</text:p>
          </table:table-cell>
          <table:table-cell table:formula="of:=IF([.H312]; ROUND(1000+RAND()*1000); ROUND(RAND()*100))" office:value-type="float" office:value="40" calcext:value-type="float">
            <text:p>40</text:p>
          </table:table-cell>
          <table:table-cell table:formula="of:=IF([.H312]; ROUND(RAND()*100); ROUND(RAND()*30))" office:value-type="float" office:value="27" calcext:value-type="float">
            <text:p>27</text:p>
          </table:table-cell>
          <table:table-cell table:formula="of:=IF([.H312]; ROUND(RAND()*200); ROUND(RAND()*100))" office:value-type="float" office:value="60" calcext:value-type="float">
            <text:p>60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31" calcext:value-type="float">
            <text:p>31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13] = 1; ROUND(1000+RAND()*2000); ROUND(300+RAND()*1000))" office:value-type="float" office:value="334" calcext:value-type="float">
            <text:p>334</text:p>
          </table:table-cell>
          <table:table-cell table:formula="of:=IF([.H313]; ROUND(1000+RAND()*1000); ROUND(RAND()*100))" office:value-type="float" office:value="80" calcext:value-type="float">
            <text:p>80</text:p>
          </table:table-cell>
          <table:table-cell table:formula="of:=IF([.H313]; ROUND(RAND()*100); ROUND(RAND()*30))" office:value-type="float" office:value="14" calcext:value-type="float">
            <text:p>14</text:p>
          </table:table-cell>
          <table:table-cell table:formula="of:=IF([.H313]; ROUND(RAND()*200); ROUND(RAND()*100))" office:value-type="float" office:value="22" calcext:value-type="float">
            <text:p>22</text:p>
          </table:table-cell>
          <table:table-cell table:formula="of:=18+ROUND(RAND()*40)" office:value-type="float" office:value="43" calcext:value-type="float">
            <text:p>43</text:p>
          </table:table-cell>
          <table:table-cell table:formula="of:=ROUND(RAND()*90)" office:value-type="float" office:value="39" calcext:value-type="float">
            <text:p>39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14] = 1; ROUND(1000+RAND()*2000); ROUND(300+RAND()*1000))" office:value-type="float" office:value="2909" calcext:value-type="float">
            <text:p>2909</text:p>
          </table:table-cell>
          <table:table-cell table:formula="of:=IF([.H314]; ROUND(1000+RAND()*1000); ROUND(RAND()*100))" office:value-type="float" office:value="1726" calcext:value-type="float">
            <text:p>1726</text:p>
          </table:table-cell>
          <table:table-cell table:formula="of:=IF([.H314]; ROUND(RAND()*100); ROUND(RAND()*30))" office:value-type="float" office:value="33" calcext:value-type="float">
            <text:p>33</text:p>
          </table:table-cell>
          <table:table-cell table:formula="of:=IF([.H314]; ROUND(RAND()*200); ROUND(RAND()*100))" office:value-type="float" office:value="168" calcext:value-type="float">
            <text:p>168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12" calcext:value-type="float">
            <text:p>12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15] = 1; ROUND(1000+RAND()*2000); ROUND(300+RAND()*1000))" office:value-type="float" office:value="2731" calcext:value-type="float">
            <text:p>2731</text:p>
          </table:table-cell>
          <table:table-cell table:formula="of:=IF([.H315]; ROUND(1000+RAND()*1000); ROUND(RAND()*100))" office:value-type="float" office:value="1055" calcext:value-type="float">
            <text:p>1055</text:p>
          </table:table-cell>
          <table:table-cell table:formula="of:=IF([.H315]; ROUND(RAND()*100); ROUND(RAND()*30))" office:value-type="float" office:value="30" calcext:value-type="float">
            <text:p>30</text:p>
          </table:table-cell>
          <table:table-cell table:formula="of:=IF([.H315]; ROUND(RAND()*200); ROUND(RAND()*100))" office:value-type="float" office:value="28" calcext:value-type="float">
            <text:p>28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47" calcext:value-type="float">
            <text:p>47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16] = 1; ROUND(1000+RAND()*2000); ROUND(300+RAND()*1000))" office:value-type="float" office:value="2464" calcext:value-type="float">
            <text:p>2464</text:p>
          </table:table-cell>
          <table:table-cell table:formula="of:=IF([.H316]; ROUND(1000+RAND()*1000); ROUND(RAND()*100))" office:value-type="float" office:value="1691" calcext:value-type="float">
            <text:p>1691</text:p>
          </table:table-cell>
          <table:table-cell table:formula="of:=IF([.H316]; ROUND(RAND()*100); ROUND(RAND()*30))" office:value-type="float" office:value="35" calcext:value-type="float">
            <text:p>35</text:p>
          </table:table-cell>
          <table:table-cell table:formula="of:=IF([.H316]; ROUND(RAND()*200); ROUND(RAND()*100))" office:value-type="float" office:value="132" calcext:value-type="float">
            <text:p>132</text:p>
          </table:table-cell>
          <table:table-cell table:formula="of:=18+ROUND(RAND()*40)" office:value-type="float" office:value="53" calcext:value-type="float">
            <text:p>53</text:p>
          </table:table-cell>
          <table:table-cell table:formula="of:=ROUND(RAND()*90)" office:value-type="float" office:value="83" calcext:value-type="float">
            <text:p>83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17] = 1; ROUND(1000+RAND()*2000); ROUND(300+RAND()*1000))" office:value-type="float" office:value="2200" calcext:value-type="float">
            <text:p>2200</text:p>
          </table:table-cell>
          <table:table-cell table:formula="of:=IF([.H317]; ROUND(1000+RAND()*1000); ROUND(RAND()*100))" office:value-type="float" office:value="1889" calcext:value-type="float">
            <text:p>1889</text:p>
          </table:table-cell>
          <table:table-cell table:formula="of:=IF([.H317]; ROUND(RAND()*100); ROUND(RAND()*30))" office:value-type="float" office:value="25" calcext:value-type="float">
            <text:p>25</text:p>
          </table:table-cell>
          <table:table-cell table:formula="of:=IF([.H317]; ROUND(RAND()*200); ROUND(RAND()*100))" office:value-type="float" office:value="145" calcext:value-type="float">
            <text:p>145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44" calcext:value-type="float">
            <text:p>44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18] = 1; ROUND(1000+RAND()*2000); ROUND(300+RAND()*1000))" office:value-type="float" office:value="1936" calcext:value-type="float">
            <text:p>1936</text:p>
          </table:table-cell>
          <table:table-cell table:formula="of:=IF([.H318]; ROUND(1000+RAND()*1000); ROUND(RAND()*100))" office:value-type="float" office:value="1591" calcext:value-type="float">
            <text:p>1591</text:p>
          </table:table-cell>
          <table:table-cell table:formula="of:=IF([.H318]; ROUND(RAND()*100); ROUND(RAND()*30))" office:value-type="float" office:value="29" calcext:value-type="float">
            <text:p>29</text:p>
          </table:table-cell>
          <table:table-cell table:formula="of:=IF([.H318]; ROUND(RAND()*200); ROUND(RAND()*100))" office:value-type="float" office:value="44" calcext:value-type="float">
            <text:p>44</text:p>
          </table:table-cell>
          <table:table-cell table:formula="of:=18+ROUND(RAND()*40)" office:value-type="float" office:value="31" calcext:value-type="float">
            <text:p>31</text:p>
          </table:table-cell>
          <table:table-cell table:formula="of:=ROUND(RAND()*90)" office:value-type="float" office:value="46" calcext:value-type="float">
            <text:p>46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19] = 1; ROUND(1000+RAND()*2000); ROUND(300+RAND()*1000))" office:value-type="float" office:value="2216" calcext:value-type="float">
            <text:p>2216</text:p>
          </table:table-cell>
          <table:table-cell table:formula="of:=IF([.H319]; ROUND(1000+RAND()*1000); ROUND(RAND()*100))" office:value-type="float" office:value="1865" calcext:value-type="float">
            <text:p>1865</text:p>
          </table:table-cell>
          <table:table-cell table:formula="of:=IF([.H319]; ROUND(RAND()*100); ROUND(RAND()*30))" office:value-type="float" office:value="8" calcext:value-type="float">
            <text:p>8</text:p>
          </table:table-cell>
          <table:table-cell table:formula="of:=IF([.H319]; ROUND(RAND()*200); ROUND(RAND()*100))" office:value-type="float" office:value="174" calcext:value-type="float">
            <text:p>174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35" calcext:value-type="float">
            <text:p>35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20] = 1; ROUND(1000+RAND()*2000); ROUND(300+RAND()*1000))" office:value-type="float" office:value="529" calcext:value-type="float">
            <text:p>529</text:p>
          </table:table-cell>
          <table:table-cell table:formula="of:=IF([.H320]; ROUND(1000+RAND()*1000); ROUND(RAND()*100))" office:value-type="float" office:value="91" calcext:value-type="float">
            <text:p>91</text:p>
          </table:table-cell>
          <table:table-cell table:formula="of:=IF([.H320]; ROUND(RAND()*100); ROUND(RAND()*30))" office:value-type="float" office:value="11" calcext:value-type="float">
            <text:p>11</text:p>
          </table:table-cell>
          <table:table-cell table:formula="of:=IF([.H320]; ROUND(RAND()*200); ROUND(RAND()*100))" office:value-type="float" office:value="94" calcext:value-type="float">
            <text:p>94</text:p>
          </table:table-cell>
          <table:table-cell table:formula="of:=18+ROUND(RAND()*40)" office:value-type="float" office:value="44" calcext:value-type="float">
            <text:p>44</text:p>
          </table:table-cell>
          <table:table-cell table:formula="of:=ROUND(RAND()*90)" office:value-type="float" office:value="8" calcext:value-type="float">
            <text:p>8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21] = 1; ROUND(1000+RAND()*2000); ROUND(300+RAND()*1000))" office:value-type="float" office:value="557" calcext:value-type="float">
            <text:p>557</text:p>
          </table:table-cell>
          <table:table-cell table:formula="of:=IF([.H321]; ROUND(1000+RAND()*1000); ROUND(RAND()*100))" office:value-type="float" office:value="10" calcext:value-type="float">
            <text:p>10</text:p>
          </table:table-cell>
          <table:table-cell table:formula="of:=IF([.H321]; ROUND(RAND()*100); ROUND(RAND()*30))" office:value-type="float" office:value="16" calcext:value-type="float">
            <text:p>16</text:p>
          </table:table-cell>
          <table:table-cell table:formula="of:=IF([.H321]; ROUND(RAND()*200); ROUND(RAND()*100))" office:value-type="float" office:value="38" calcext:value-type="float">
            <text:p>38</text:p>
          </table:table-cell>
          <table:table-cell table:formula="of:=18+ROUND(RAND()*40)" office:value-type="float" office:value="39" calcext:value-type="float">
            <text:p>39</text:p>
          </table:table-cell>
          <table:table-cell table:formula="of:=ROUND(RAND()*90)" office:value-type="float" office:value="43" calcext:value-type="float">
            <text:p>43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22] = 1; ROUND(1000+RAND()*2000); ROUND(300+RAND()*1000))" office:value-type="float" office:value="1185" calcext:value-type="float">
            <text:p>1185</text:p>
          </table:table-cell>
          <table:table-cell table:formula="of:=IF([.H322]; ROUND(1000+RAND()*1000); ROUND(RAND()*100))" office:value-type="float" office:value="8" calcext:value-type="float">
            <text:p>8</text:p>
          </table:table-cell>
          <table:table-cell table:formula="of:=IF([.H322]; ROUND(RAND()*100); ROUND(RAND()*30))" office:value-type="float" office:value="28" calcext:value-type="float">
            <text:p>28</text:p>
          </table:table-cell>
          <table:table-cell table:formula="of:=IF([.H322]; ROUND(RAND()*200); ROUND(RAND()*100))" office:value-type="float" office:value="65" calcext:value-type="float">
            <text:p>65</text:p>
          </table:table-cell>
          <table:table-cell table:formula="of:=18+ROUND(RAND()*40)" office:value-type="float" office:value="19" calcext:value-type="float">
            <text:p>19</text:p>
          </table:table-cell>
          <table:table-cell table:formula="of:=ROUND(RAND()*90)" office:value-type="float" office:value="87" calcext:value-type="float">
            <text:p>87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23] = 1; ROUND(1000+RAND()*2000); ROUND(300+RAND()*1000))" office:value-type="float" office:value="1028" calcext:value-type="float">
            <text:p>1028</text:p>
          </table:table-cell>
          <table:table-cell table:formula="of:=IF([.H323]; ROUND(1000+RAND()*1000); ROUND(RAND()*100))" office:value-type="float" office:value="88" calcext:value-type="float">
            <text:p>88</text:p>
          </table:table-cell>
          <table:table-cell table:formula="of:=IF([.H323]; ROUND(RAND()*100); ROUND(RAND()*30))" office:value-type="float" office:value="2" calcext:value-type="float">
            <text:p>2</text:p>
          </table:table-cell>
          <table:table-cell table:formula="of:=IF([.H323]; ROUND(RAND()*200); ROUND(RAND()*100))" office:value-type="float" office:value="91" calcext:value-type="float">
            <text:p>91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20" calcext:value-type="float">
            <text:p>20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24] = 1; ROUND(1000+RAND()*2000); ROUND(300+RAND()*1000))" office:value-type="float" office:value="1224" calcext:value-type="float">
            <text:p>1224</text:p>
          </table:table-cell>
          <table:table-cell table:formula="of:=IF([.H324]; ROUND(1000+RAND()*1000); ROUND(RAND()*100))" office:value-type="float" office:value="91" calcext:value-type="float">
            <text:p>91</text:p>
          </table:table-cell>
          <table:table-cell table:formula="of:=IF([.H324]; ROUND(RAND()*100); ROUND(RAND()*30))" office:value-type="float" office:value="29" calcext:value-type="float">
            <text:p>29</text:p>
          </table:table-cell>
          <table:table-cell table:formula="of:=IF([.H324]; ROUND(RAND()*200); ROUND(RAND()*100))" office:value-type="float" office:value="97" calcext:value-type="float">
            <text:p>97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7" calcext:value-type="float">
            <text:p>7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25] = 1; ROUND(1000+RAND()*2000); ROUND(300+RAND()*1000))" office:value-type="float" office:value="491" calcext:value-type="float">
            <text:p>491</text:p>
          </table:table-cell>
          <table:table-cell table:formula="of:=IF([.H325]; ROUND(1000+RAND()*1000); ROUND(RAND()*100))" office:value-type="float" office:value="92" calcext:value-type="float">
            <text:p>92</text:p>
          </table:table-cell>
          <table:table-cell table:formula="of:=IF([.H325]; ROUND(RAND()*100); ROUND(RAND()*30))" office:value-type="float" office:value="26" calcext:value-type="float">
            <text:p>26</text:p>
          </table:table-cell>
          <table:table-cell table:formula="of:=IF([.H325]; ROUND(RAND()*200); ROUND(RAND()*100))" office:value-type="float" office:value="33" calcext:value-type="float">
            <text:p>33</text:p>
          </table:table-cell>
          <table:table-cell table:formula="of:=18+ROUND(RAND()*40)" office:value-type="float" office:value="29" calcext:value-type="float">
            <text:p>29</text:p>
          </table:table-cell>
          <table:table-cell table:formula="of:=ROUND(RAND()*90)" office:value-type="float" office:value="48" calcext:value-type="float">
            <text:p>48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26] = 1; ROUND(1000+RAND()*2000); ROUND(300+RAND()*1000))" office:value-type="float" office:value="1010" calcext:value-type="float">
            <text:p>1010</text:p>
          </table:table-cell>
          <table:table-cell table:formula="of:=IF([.H326]; ROUND(1000+RAND()*1000); ROUND(RAND()*100))" office:value-type="float" office:value="1978" calcext:value-type="float">
            <text:p>1978</text:p>
          </table:table-cell>
          <table:table-cell table:formula="of:=IF([.H326]; ROUND(RAND()*100); ROUND(RAND()*30))" office:value-type="float" office:value="11" calcext:value-type="float">
            <text:p>11</text:p>
          </table:table-cell>
          <table:table-cell table:formula="of:=IF([.H326]; ROUND(RAND()*200); ROUND(RAND()*100))" office:value-type="float" office:value="155" calcext:value-type="float">
            <text:p>155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66" calcext:value-type="float">
            <text:p>66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27] = 1; ROUND(1000+RAND()*2000); ROUND(300+RAND()*1000))" office:value-type="float" office:value="306" calcext:value-type="float">
            <text:p>306</text:p>
          </table:table-cell>
          <table:table-cell table:formula="of:=IF([.H327]; ROUND(1000+RAND()*1000); ROUND(RAND()*100))" office:value-type="float" office:value="2" calcext:value-type="float">
            <text:p>2</text:p>
          </table:table-cell>
          <table:table-cell table:formula="of:=IF([.H327]; ROUND(RAND()*100); ROUND(RAND()*30))" office:value-type="float" office:value="20" calcext:value-type="float">
            <text:p>20</text:p>
          </table:table-cell>
          <table:table-cell table:formula="of:=IF([.H327]; ROUND(RAND()*200); ROUND(RAND()*100))" office:value-type="float" office:value="84" calcext:value-type="float">
            <text:p>84</text:p>
          </table:table-cell>
          <table:table-cell table:formula="of:=18+ROUND(RAND()*40)" office:value-type="float" office:value="44" calcext:value-type="float">
            <text:p>44</text:p>
          </table:table-cell>
          <table:table-cell table:formula="of:=ROUND(RAND()*90)" office:value-type="float" office:value="49" calcext:value-type="float">
            <text:p>49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28] = 1; ROUND(1000+RAND()*2000); ROUND(300+RAND()*1000))" office:value-type="float" office:value="2631" calcext:value-type="float">
            <text:p>2631</text:p>
          </table:table-cell>
          <table:table-cell table:formula="of:=IF([.H328]; ROUND(1000+RAND()*1000); ROUND(RAND()*100))" office:value-type="float" office:value="1276" calcext:value-type="float">
            <text:p>1276</text:p>
          </table:table-cell>
          <table:table-cell table:formula="of:=IF([.H328]; ROUND(RAND()*100); ROUND(RAND()*30))" office:value-type="float" office:value="52" calcext:value-type="float">
            <text:p>52</text:p>
          </table:table-cell>
          <table:table-cell table:formula="of:=IF([.H328]; ROUND(RAND()*200); ROUND(RAND()*100))" office:value-type="float" office:value="19" calcext:value-type="float">
            <text:p>19</text:p>
          </table:table-cell>
          <table:table-cell table:formula="of:=18+ROUND(RAND()*40)" office:value-type="float" office:value="56" calcext:value-type="float">
            <text:p>56</text:p>
          </table:table-cell>
          <table:table-cell table:formula="of:=ROUND(RAND()*90)" office:value-type="float" office:value="54" calcext:value-type="float">
            <text:p>54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29] = 1; ROUND(1000+RAND()*2000); ROUND(300+RAND()*1000))" office:value-type="float" office:value="449" calcext:value-type="float">
            <text:p>449</text:p>
          </table:table-cell>
          <table:table-cell table:formula="of:=IF([.H329]; ROUND(1000+RAND()*1000); ROUND(RAND()*100))" office:value-type="float" office:value="88" calcext:value-type="float">
            <text:p>88</text:p>
          </table:table-cell>
          <table:table-cell table:formula="of:=IF([.H329]; ROUND(RAND()*100); ROUND(RAND()*30))" office:value-type="float" office:value="15" calcext:value-type="float">
            <text:p>15</text:p>
          </table:table-cell>
          <table:table-cell table:formula="of:=IF([.H329]; ROUND(RAND()*200); ROUND(RAND()*100))" office:value-type="float" office:value="66" calcext:value-type="float">
            <text:p>66</text:p>
          </table:table-cell>
          <table:table-cell table:formula="of:=18+ROUND(RAND()*40)" office:value-type="float" office:value="41" calcext:value-type="float">
            <text:p>41</text:p>
          </table:table-cell>
          <table:table-cell table:formula="of:=ROUND(RAND()*90)" office:value-type="float" office:value="50" calcext:value-type="float">
            <text:p>50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30] = 1; ROUND(1000+RAND()*2000); ROUND(300+RAND()*1000))" office:value-type="float" office:value="1673" calcext:value-type="float">
            <text:p>1673</text:p>
          </table:table-cell>
          <table:table-cell table:formula="of:=IF([.H330]; ROUND(1000+RAND()*1000); ROUND(RAND()*100))" office:value-type="float" office:value="1171" calcext:value-type="float">
            <text:p>1171</text:p>
          </table:table-cell>
          <table:table-cell table:formula="of:=IF([.H330]; ROUND(RAND()*100); ROUND(RAND()*30))" office:value-type="float" office:value="25" calcext:value-type="float">
            <text:p>25</text:p>
          </table:table-cell>
          <table:table-cell table:formula="of:=IF([.H330]; ROUND(RAND()*200); ROUND(RAND()*100))" office:value-type="float" office:value="127" calcext:value-type="float">
            <text:p>127</text:p>
          </table:table-cell>
          <table:table-cell table:formula="of:=18+ROUND(RAND()*40)" office:value-type="float" office:value="21" calcext:value-type="float">
            <text:p>21</text:p>
          </table:table-cell>
          <table:table-cell table:formula="of:=ROUND(RAND()*90)" office:value-type="float" office:value="67" calcext:value-type="float">
            <text:p>67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31] = 1; ROUND(1000+RAND()*2000); ROUND(300+RAND()*1000))" office:value-type="float" office:value="611" calcext:value-type="float">
            <text:p>611</text:p>
          </table:table-cell>
          <table:table-cell table:formula="of:=IF([.H331]; ROUND(1000+RAND()*1000); ROUND(RAND()*100))" office:value-type="float" office:value="96" calcext:value-type="float">
            <text:p>96</text:p>
          </table:table-cell>
          <table:table-cell table:formula="of:=IF([.H331]; ROUND(RAND()*100); ROUND(RAND()*30))" office:value-type="float" office:value="7" calcext:value-type="float">
            <text:p>7</text:p>
          </table:table-cell>
          <table:table-cell table:formula="of:=IF([.H331]; ROUND(RAND()*200); ROUND(RAND()*100))" office:value-type="float" office:value="14" calcext:value-type="float">
            <text:p>14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36" calcext:value-type="float">
            <text:p>36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32] = 1; ROUND(1000+RAND()*2000); ROUND(300+RAND()*1000))" office:value-type="float" office:value="1293" calcext:value-type="float">
            <text:p>1293</text:p>
          </table:table-cell>
          <table:table-cell table:formula="of:=IF([.H332]; ROUND(1000+RAND()*1000); ROUND(RAND()*100))" office:value-type="float" office:value="1544" calcext:value-type="float">
            <text:p>1544</text:p>
          </table:table-cell>
          <table:table-cell table:formula="of:=IF([.H332]; ROUND(RAND()*100); ROUND(RAND()*30))" office:value-type="float" office:value="56" calcext:value-type="float">
            <text:p>56</text:p>
          </table:table-cell>
          <table:table-cell table:formula="of:=IF([.H332]; ROUND(RAND()*200); ROUND(RAND()*100))" office:value-type="float" office:value="69" calcext:value-type="float">
            <text:p>69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57" calcext:value-type="float">
            <text:p>57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33] = 1; ROUND(1000+RAND()*2000); ROUND(300+RAND()*1000))" office:value-type="float" office:value="622" calcext:value-type="float">
            <text:p>622</text:p>
          </table:table-cell>
          <table:table-cell table:formula="of:=IF([.H333]; ROUND(1000+RAND()*1000); ROUND(RAND()*100))" office:value-type="float" office:value="33" calcext:value-type="float">
            <text:p>33</text:p>
          </table:table-cell>
          <table:table-cell table:formula="of:=IF([.H333]; ROUND(RAND()*100); ROUND(RAND()*30))" office:value-type="float" office:value="13" calcext:value-type="float">
            <text:p>13</text:p>
          </table:table-cell>
          <table:table-cell table:formula="of:=IF([.H333]; ROUND(RAND()*200); ROUND(RAND()*100))" office:value-type="float" office:value="7" calcext:value-type="float">
            <text:p>7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76" calcext:value-type="float">
            <text:p>76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34] = 1; ROUND(1000+RAND()*2000); ROUND(300+RAND()*1000))" office:value-type="float" office:value="2440" calcext:value-type="float">
            <text:p>2440</text:p>
          </table:table-cell>
          <table:table-cell table:formula="of:=IF([.H334]; ROUND(1000+RAND()*1000); ROUND(RAND()*100))" office:value-type="float" office:value="1015" calcext:value-type="float">
            <text:p>1015</text:p>
          </table:table-cell>
          <table:table-cell table:formula="of:=IF([.H334]; ROUND(RAND()*100); ROUND(RAND()*30))" office:value-type="float" office:value="51" calcext:value-type="float">
            <text:p>51</text:p>
          </table:table-cell>
          <table:table-cell table:formula="of:=IF([.H334]; ROUND(RAND()*200); ROUND(RAND()*100))" office:value-type="float" office:value="94" calcext:value-type="float">
            <text:p>94</text:p>
          </table:table-cell>
          <table:table-cell table:formula="of:=18+ROUND(RAND()*40)" office:value-type="float" office:value="56" calcext:value-type="float">
            <text:p>56</text:p>
          </table:table-cell>
          <table:table-cell table:formula="of:=ROUND(RAND()*90)" office:value-type="float" office:value="82" calcext:value-type="float">
            <text:p>82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35] = 1; ROUND(1000+RAND()*2000); ROUND(300+RAND()*1000))" office:value-type="float" office:value="409" calcext:value-type="float">
            <text:p>409</text:p>
          </table:table-cell>
          <table:table-cell table:formula="of:=IF([.H335]; ROUND(1000+RAND()*1000); ROUND(RAND()*100))" office:value-type="float" office:value="87" calcext:value-type="float">
            <text:p>87</text:p>
          </table:table-cell>
          <table:table-cell table:formula="of:=IF([.H335]; ROUND(RAND()*100); ROUND(RAND()*30))" office:value-type="float" office:value="8" calcext:value-type="float">
            <text:p>8</text:p>
          </table:table-cell>
          <table:table-cell table:formula="of:=IF([.H335]; ROUND(RAND()*200); ROUND(RAND()*100))" office:value-type="float" office:value="19" calcext:value-type="float">
            <text:p>19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39" calcext:value-type="float">
            <text:p>39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36] = 1; ROUND(1000+RAND()*2000); ROUND(300+RAND()*1000))" office:value-type="float" office:value="895" calcext:value-type="float">
            <text:p>895</text:p>
          </table:table-cell>
          <table:table-cell table:formula="of:=IF([.H336]; ROUND(1000+RAND()*1000); ROUND(RAND()*100))" office:value-type="float" office:value="46" calcext:value-type="float">
            <text:p>46</text:p>
          </table:table-cell>
          <table:table-cell table:formula="of:=IF([.H336]; ROUND(RAND()*100); ROUND(RAND()*30))" office:value-type="float" office:value="14" calcext:value-type="float">
            <text:p>14</text:p>
          </table:table-cell>
          <table:table-cell table:formula="of:=IF([.H336]; ROUND(RAND()*200); ROUND(RAND()*100))" office:value-type="float" office:value="62" calcext:value-type="float">
            <text:p>62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5" calcext:value-type="float">
            <text:p>5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37] = 1; ROUND(1000+RAND()*2000); ROUND(300+RAND()*1000))" office:value-type="float" office:value="1158" calcext:value-type="float">
            <text:p>1158</text:p>
          </table:table-cell>
          <table:table-cell table:formula="of:=IF([.H337]; ROUND(1000+RAND()*1000); ROUND(RAND()*100))" office:value-type="float" office:value="1093" calcext:value-type="float">
            <text:p>1093</text:p>
          </table:table-cell>
          <table:table-cell table:formula="of:=IF([.H337]; ROUND(RAND()*100); ROUND(RAND()*30))" office:value-type="float" office:value="77" calcext:value-type="float">
            <text:p>77</text:p>
          </table:table-cell>
          <table:table-cell table:formula="of:=IF([.H337]; ROUND(RAND()*200); ROUND(RAND()*100))" office:value-type="float" office:value="9" calcext:value-type="float">
            <text:p>9</text:p>
          </table:table-cell>
          <table:table-cell table:formula="of:=18+ROUND(RAND()*40)" office:value-type="float" office:value="41" calcext:value-type="float">
            <text:p>41</text:p>
          </table:table-cell>
          <table:table-cell table:formula="of:=ROUND(RAND()*90)" office:value-type="float" office:value="14" calcext:value-type="float">
            <text:p>14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38] = 1; ROUND(1000+RAND()*2000); ROUND(300+RAND()*1000))" office:value-type="float" office:value="1045" calcext:value-type="float">
            <text:p>1045</text:p>
          </table:table-cell>
          <table:table-cell table:formula="of:=IF([.H338]; ROUND(1000+RAND()*1000); ROUND(RAND()*100))" office:value-type="float" office:value="71" calcext:value-type="float">
            <text:p>71</text:p>
          </table:table-cell>
          <table:table-cell table:formula="of:=IF([.H338]; ROUND(RAND()*100); ROUND(RAND()*30))" office:value-type="float" office:value="25" calcext:value-type="float">
            <text:p>25</text:p>
          </table:table-cell>
          <table:table-cell table:formula="of:=IF([.H338]; ROUND(RAND()*200); ROUND(RAND()*100))" office:value-type="float" office:value="48" calcext:value-type="float">
            <text:p>48</text:p>
          </table:table-cell>
          <table:table-cell table:formula="of:=18+ROUND(RAND()*40)" office:value-type="float" office:value="55" calcext:value-type="float">
            <text:p>55</text:p>
          </table:table-cell>
          <table:table-cell table:formula="of:=ROUND(RAND()*90)" office:value-type="float" office:value="2" calcext:value-type="float">
            <text:p>2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39] = 1; ROUND(1000+RAND()*2000); ROUND(300+RAND()*1000))" office:value-type="float" office:value="1846" calcext:value-type="float">
            <text:p>1846</text:p>
          </table:table-cell>
          <table:table-cell table:formula="of:=IF([.H339]; ROUND(1000+RAND()*1000); ROUND(RAND()*100))" office:value-type="float" office:value="1192" calcext:value-type="float">
            <text:p>1192</text:p>
          </table:table-cell>
          <table:table-cell table:formula="of:=IF([.H339]; ROUND(RAND()*100); ROUND(RAND()*30))" office:value-type="float" office:value="89" calcext:value-type="float">
            <text:p>89</text:p>
          </table:table-cell>
          <table:table-cell table:formula="of:=IF([.H339]; ROUND(RAND()*200); ROUND(RAND()*100))" office:value-type="float" office:value="27" calcext:value-type="float">
            <text:p>27</text:p>
          </table:table-cell>
          <table:table-cell table:formula="of:=18+ROUND(RAND()*40)" office:value-type="float" office:value="21" calcext:value-type="float">
            <text:p>21</text:p>
          </table:table-cell>
          <table:table-cell table:formula="of:=ROUND(RAND()*90)" office:value-type="float" office:value="12" calcext:value-type="float">
            <text:p>12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40] = 1; ROUND(1000+RAND()*2000); ROUND(300+RAND()*1000))" office:value-type="float" office:value="322" calcext:value-type="float">
            <text:p>322</text:p>
          </table:table-cell>
          <table:table-cell table:formula="of:=IF([.H340]; ROUND(1000+RAND()*1000); ROUND(RAND()*100))" office:value-type="float" office:value="19" calcext:value-type="float">
            <text:p>19</text:p>
          </table:table-cell>
          <table:table-cell table:formula="of:=IF([.H340]; ROUND(RAND()*100); ROUND(RAND()*30))" office:value-type="float" office:value="12" calcext:value-type="float">
            <text:p>12</text:p>
          </table:table-cell>
          <table:table-cell table:formula="of:=IF([.H340]; ROUND(RAND()*200); ROUND(RAND()*100))" office:value-type="float" office:value="90" calcext:value-type="float">
            <text:p>90</text:p>
          </table:table-cell>
          <table:table-cell table:formula="of:=18+ROUND(RAND()*40)" office:value-type="float" office:value="21" calcext:value-type="float">
            <text:p>21</text:p>
          </table:table-cell>
          <table:table-cell table:formula="of:=ROUND(RAND()*90)" office:value-type="float" office:value="50" calcext:value-type="float">
            <text:p>50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41] = 1; ROUND(1000+RAND()*2000); ROUND(300+RAND()*1000))" office:value-type="float" office:value="459" calcext:value-type="float">
            <text:p>459</text:p>
          </table:table-cell>
          <table:table-cell table:formula="of:=IF([.H341]; ROUND(1000+RAND()*1000); ROUND(RAND()*100))" office:value-type="float" office:value="61" calcext:value-type="float">
            <text:p>61</text:p>
          </table:table-cell>
          <table:table-cell table:formula="of:=IF([.H341]; ROUND(RAND()*100); ROUND(RAND()*30))" office:value-type="float" office:value="27" calcext:value-type="float">
            <text:p>27</text:p>
          </table:table-cell>
          <table:table-cell table:formula="of:=IF([.H341]; ROUND(RAND()*200); ROUND(RAND()*100))" office:value-type="float" office:value="69" calcext:value-type="float">
            <text:p>69</text:p>
          </table:table-cell>
          <table:table-cell table:formula="of:=18+ROUND(RAND()*40)" office:value-type="float" office:value="49" calcext:value-type="float">
            <text:p>49</text:p>
          </table:table-cell>
          <table:table-cell table:formula="of:=ROUND(RAND()*90)" office:value-type="float" office:value="89" calcext:value-type="float">
            <text:p>89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42] = 1; ROUND(1000+RAND()*2000); ROUND(300+RAND()*1000))" office:value-type="float" office:value="637" calcext:value-type="float">
            <text:p>637</text:p>
          </table:table-cell>
          <table:table-cell table:formula="of:=IF([.H342]; ROUND(1000+RAND()*1000); ROUND(RAND()*100))" office:value-type="float" office:value="76" calcext:value-type="float">
            <text:p>76</text:p>
          </table:table-cell>
          <table:table-cell table:formula="of:=IF([.H342]; ROUND(RAND()*100); ROUND(RAND()*30))" office:value-type="float" office:value="14" calcext:value-type="float">
            <text:p>14</text:p>
          </table:table-cell>
          <table:table-cell table:formula="of:=IF([.H342]; ROUND(RAND()*200); ROUND(RAND()*100))" office:value-type="float" office:value="29" calcext:value-type="float">
            <text:p>29</text:p>
          </table:table-cell>
          <table:table-cell table:formula="of:=18+ROUND(RAND()*40)" office:value-type="float" office:value="23" calcext:value-type="float">
            <text:p>23</text:p>
          </table:table-cell>
          <table:table-cell table:formula="of:=ROUND(RAND()*90)" office:value-type="float" office:value="48" calcext:value-type="float">
            <text:p>48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43] = 1; ROUND(1000+RAND()*2000); ROUND(300+RAND()*1000))" office:value-type="float" office:value="2840" calcext:value-type="float">
            <text:p>2840</text:p>
          </table:table-cell>
          <table:table-cell table:formula="of:=IF([.H343]; ROUND(1000+RAND()*1000); ROUND(RAND()*100))" office:value-type="float" office:value="1206" calcext:value-type="float">
            <text:p>1206</text:p>
          </table:table-cell>
          <table:table-cell table:formula="of:=IF([.H343]; ROUND(RAND()*100); ROUND(RAND()*30))" office:value-type="float" office:value="10" calcext:value-type="float">
            <text:p>10</text:p>
          </table:table-cell>
          <table:table-cell table:formula="of:=IF([.H343]; ROUND(RAND()*200); ROUND(RAND()*100))" office:value-type="float" office:value="166" calcext:value-type="float">
            <text:p>166</text:p>
          </table:table-cell>
          <table:table-cell table:formula="of:=18+ROUND(RAND()*40)" office:value-type="float" office:value="42" calcext:value-type="float">
            <text:p>42</text:p>
          </table:table-cell>
          <table:table-cell table:formula="of:=ROUND(RAND()*90)" office:value-type="float" office:value="38" calcext:value-type="float">
            <text:p>38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44] = 1; ROUND(1000+RAND()*2000); ROUND(300+RAND()*1000))" office:value-type="float" office:value="1231" calcext:value-type="float">
            <text:p>1231</text:p>
          </table:table-cell>
          <table:table-cell table:formula="of:=IF([.H344]; ROUND(1000+RAND()*1000); ROUND(RAND()*100))" office:value-type="float" office:value="5" calcext:value-type="float">
            <text:p>5</text:p>
          </table:table-cell>
          <table:table-cell table:formula="of:=IF([.H344]; ROUND(RAND()*100); ROUND(RAND()*30))" office:value-type="float" office:value="29" calcext:value-type="float">
            <text:p>29</text:p>
          </table:table-cell>
          <table:table-cell table:formula="of:=IF([.H344]; ROUND(RAND()*200); ROUND(RAND()*100))" office:value-type="float" office:value="99" calcext:value-type="float">
            <text:p>99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31" calcext:value-type="float">
            <text:p>31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45] = 1; ROUND(1000+RAND()*2000); ROUND(300+RAND()*1000))" office:value-type="float" office:value="504" calcext:value-type="float">
            <text:p>504</text:p>
          </table:table-cell>
          <table:table-cell table:formula="of:=IF([.H345]; ROUND(1000+RAND()*1000); ROUND(RAND()*100))" office:value-type="float" office:value="76" calcext:value-type="float">
            <text:p>76</text:p>
          </table:table-cell>
          <table:table-cell table:formula="of:=IF([.H345]; ROUND(RAND()*100); ROUND(RAND()*30))" office:value-type="float" office:value="25" calcext:value-type="float">
            <text:p>25</text:p>
          </table:table-cell>
          <table:table-cell table:formula="of:=IF([.H345]; ROUND(RAND()*200); ROUND(RAND()*100))" office:value-type="float" office:value="23" calcext:value-type="float">
            <text:p>23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1" calcext:value-type="float">
            <text:p>1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46] = 1; ROUND(1000+RAND()*2000); ROUND(300+RAND()*1000))" office:value-type="float" office:value="1819" calcext:value-type="float">
            <text:p>1819</text:p>
          </table:table-cell>
          <table:table-cell table:formula="of:=IF([.H346]; ROUND(1000+RAND()*1000); ROUND(RAND()*100))" office:value-type="float" office:value="1020" calcext:value-type="float">
            <text:p>1020</text:p>
          </table:table-cell>
          <table:table-cell table:formula="of:=IF([.H346]; ROUND(RAND()*100); ROUND(RAND()*30))" office:value-type="float" office:value="35" calcext:value-type="float">
            <text:p>35</text:p>
          </table:table-cell>
          <table:table-cell table:formula="of:=IF([.H346]; ROUND(RAND()*200); ROUND(RAND()*100))" office:value-type="float" office:value="50" calcext:value-type="float">
            <text:p>50</text:p>
          </table:table-cell>
          <table:table-cell table:formula="of:=18+ROUND(RAND()*40)" office:value-type="float" office:value="26" calcext:value-type="float">
            <text:p>26</text:p>
          </table:table-cell>
          <table:table-cell table:formula="of:=ROUND(RAND()*90)" office:value-type="float" office:value="46" calcext:value-type="float">
            <text:p>46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47] = 1; ROUND(1000+RAND()*2000); ROUND(300+RAND()*1000))" office:value-type="float" office:value="928" calcext:value-type="float">
            <text:p>928</text:p>
          </table:table-cell>
          <table:table-cell table:formula="of:=IF([.H347]; ROUND(1000+RAND()*1000); ROUND(RAND()*100))" office:value-type="float" office:value="58" calcext:value-type="float">
            <text:p>58</text:p>
          </table:table-cell>
          <table:table-cell table:formula="of:=IF([.H347]; ROUND(RAND()*100); ROUND(RAND()*30))" office:value-type="float" office:value="13" calcext:value-type="float">
            <text:p>13</text:p>
          </table:table-cell>
          <table:table-cell table:formula="of:=IF([.H347]; ROUND(RAND()*200); ROUND(RAND()*100))" office:value-type="float" office:value="13" calcext:value-type="float">
            <text:p>13</text:p>
          </table:table-cell>
          <table:table-cell table:formula="of:=18+ROUND(RAND()*40)" office:value-type="float" office:value="55" calcext:value-type="float">
            <text:p>55</text:p>
          </table:table-cell>
          <table:table-cell table:formula="of:=ROUND(RAND()*90)" office:value-type="float" office:value="10" calcext:value-type="float">
            <text:p>10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48] = 1; ROUND(1000+RAND()*2000); ROUND(300+RAND()*1000))" office:value-type="float" office:value="842" calcext:value-type="float">
            <text:p>842</text:p>
          </table:table-cell>
          <table:table-cell table:formula="of:=IF([.H348]; ROUND(1000+RAND()*1000); ROUND(RAND()*100))" office:value-type="float" office:value="24" calcext:value-type="float">
            <text:p>24</text:p>
          </table:table-cell>
          <table:table-cell table:formula="of:=IF([.H348]; ROUND(RAND()*100); ROUND(RAND()*30))" office:value-type="float" office:value="6" calcext:value-type="float">
            <text:p>6</text:p>
          </table:table-cell>
          <table:table-cell table:formula="of:=IF([.H348]; ROUND(RAND()*200); ROUND(RAND()*100))" office:value-type="float" office:value="49" calcext:value-type="float">
            <text:p>49</text:p>
          </table:table-cell>
          <table:table-cell table:formula="of:=18+ROUND(RAND()*40)" office:value-type="float" office:value="31" calcext:value-type="float">
            <text:p>31</text:p>
          </table:table-cell>
          <table:table-cell table:formula="of:=ROUND(RAND()*90)" office:value-type="float" office:value="17" calcext:value-type="float">
            <text:p>17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49] = 1; ROUND(1000+RAND()*2000); ROUND(300+RAND()*1000))" office:value-type="float" office:value="879" calcext:value-type="float">
            <text:p>879</text:p>
          </table:table-cell>
          <table:table-cell table:formula="of:=IF([.H349]; ROUND(1000+RAND()*1000); ROUND(RAND()*100))" office:value-type="float" office:value="78" calcext:value-type="float">
            <text:p>78</text:p>
          </table:table-cell>
          <table:table-cell table:formula="of:=IF([.H349]; ROUND(RAND()*100); ROUND(RAND()*30))" office:value-type="float" office:value="12" calcext:value-type="float">
            <text:p>12</text:p>
          </table:table-cell>
          <table:table-cell table:formula="of:=IF([.H349]; ROUND(RAND()*200); ROUND(RAND()*100))" office:value-type="float" office:value="38" calcext:value-type="float">
            <text:p>38</text:p>
          </table:table-cell>
          <table:table-cell table:formula="of:=18+ROUND(RAND()*40)" office:value-type="float" office:value="38" calcext:value-type="float">
            <text:p>38</text:p>
          </table:table-cell>
          <table:table-cell table:formula="of:=ROUND(RAND()*90)" office:value-type="float" office:value="63" calcext:value-type="float">
            <text:p>63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50] = 1; ROUND(1000+RAND()*2000); ROUND(300+RAND()*1000))" office:value-type="float" office:value="2788" calcext:value-type="float">
            <text:p>2788</text:p>
          </table:table-cell>
          <table:table-cell table:formula="of:=IF([.H350]; ROUND(1000+RAND()*1000); ROUND(RAND()*100))" office:value-type="float" office:value="1961" calcext:value-type="float">
            <text:p>1961</text:p>
          </table:table-cell>
          <table:table-cell table:formula="of:=IF([.H350]; ROUND(RAND()*100); ROUND(RAND()*30))" office:value-type="float" office:value="90" calcext:value-type="float">
            <text:p>90</text:p>
          </table:table-cell>
          <table:table-cell table:formula="of:=IF([.H350]; ROUND(RAND()*200); ROUND(RAND()*100))" office:value-type="float" office:value="151" calcext:value-type="float">
            <text:p>151</text:p>
          </table:table-cell>
          <table:table-cell table:formula="of:=18+ROUND(RAND()*40)" office:value-type="float" office:value="55" calcext:value-type="float">
            <text:p>55</text:p>
          </table:table-cell>
          <table:table-cell table:formula="of:=ROUND(RAND()*90)" office:value-type="float" office:value="71" calcext:value-type="float">
            <text:p>71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51] = 1; ROUND(1000+RAND()*2000); ROUND(300+RAND()*1000))" office:value-type="float" office:value="1994" calcext:value-type="float">
            <text:p>1994</text:p>
          </table:table-cell>
          <table:table-cell table:formula="of:=IF([.H351]; ROUND(1000+RAND()*1000); ROUND(RAND()*100))" office:value-type="float" office:value="1702" calcext:value-type="float">
            <text:p>1702</text:p>
          </table:table-cell>
          <table:table-cell table:formula="of:=IF([.H351]; ROUND(RAND()*100); ROUND(RAND()*30))" office:value-type="float" office:value="89" calcext:value-type="float">
            <text:p>89</text:p>
          </table:table-cell>
          <table:table-cell table:formula="of:=IF([.H351]; ROUND(RAND()*200); ROUND(RAND()*100))" office:value-type="float" office:value="157" calcext:value-type="float">
            <text:p>157</text:p>
          </table:table-cell>
          <table:table-cell table:formula="of:=18+ROUND(RAND()*40)" office:value-type="float" office:value="30" calcext:value-type="float">
            <text:p>30</text:p>
          </table:table-cell>
          <table:table-cell table:formula="of:=ROUND(RAND()*90)" office:value-type="float" office:value="52" calcext:value-type="float">
            <text:p>52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52] = 1; ROUND(1000+RAND()*2000); ROUND(300+RAND()*1000))" office:value-type="float" office:value="1705" calcext:value-type="float">
            <text:p>1705</text:p>
          </table:table-cell>
          <table:table-cell table:formula="of:=IF([.H352]; ROUND(1000+RAND()*1000); ROUND(RAND()*100))" office:value-type="float" office:value="1872" calcext:value-type="float">
            <text:p>1872</text:p>
          </table:table-cell>
          <table:table-cell table:formula="of:=IF([.H352]; ROUND(RAND()*100); ROUND(RAND()*30))" office:value-type="float" office:value="50" calcext:value-type="float">
            <text:p>50</text:p>
          </table:table-cell>
          <table:table-cell table:formula="of:=IF([.H352]; ROUND(RAND()*200); ROUND(RAND()*100))" office:value-type="float" office:value="141" calcext:value-type="float">
            <text:p>141</text:p>
          </table:table-cell>
          <table:table-cell table:formula="of:=18+ROUND(RAND()*40)" office:value-type="float" office:value="24" calcext:value-type="float">
            <text:p>24</text:p>
          </table:table-cell>
          <table:table-cell table:formula="of:=ROUND(RAND()*90)" office:value-type="float" office:value="12" calcext:value-type="float">
            <text:p>12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53] = 1; ROUND(1000+RAND()*2000); ROUND(300+RAND()*1000))" office:value-type="float" office:value="2129" calcext:value-type="float">
            <text:p>2129</text:p>
          </table:table-cell>
          <table:table-cell table:formula="of:=IF([.H353]; ROUND(1000+RAND()*1000); ROUND(RAND()*100))" office:value-type="float" office:value="1463" calcext:value-type="float">
            <text:p>1463</text:p>
          </table:table-cell>
          <table:table-cell table:formula="of:=IF([.H353]; ROUND(RAND()*100); ROUND(RAND()*30))" office:value-type="float" office:value="41" calcext:value-type="float">
            <text:p>41</text:p>
          </table:table-cell>
          <table:table-cell table:formula="of:=IF([.H353]; ROUND(RAND()*200); ROUND(RAND()*100))" office:value-type="float" office:value="20" calcext:value-type="float">
            <text:p>20</text:p>
          </table:table-cell>
          <table:table-cell table:formula="of:=18+ROUND(RAND()*40)" office:value-type="float" office:value="19" calcext:value-type="float">
            <text:p>19</text:p>
          </table:table-cell>
          <table:table-cell table:formula="of:=ROUND(RAND()*90)" office:value-type="float" office:value="33" calcext:value-type="float">
            <text:p>33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54] = 1; ROUND(1000+RAND()*2000); ROUND(300+RAND()*1000))" office:value-type="float" office:value="653" calcext:value-type="float">
            <text:p>653</text:p>
          </table:table-cell>
          <table:table-cell table:formula="of:=IF([.H354]; ROUND(1000+RAND()*1000); ROUND(RAND()*100))" office:value-type="float" office:value="36" calcext:value-type="float">
            <text:p>36</text:p>
          </table:table-cell>
          <table:table-cell table:formula="of:=IF([.H354]; ROUND(RAND()*100); ROUND(RAND()*30))" office:value-type="float" office:value="14" calcext:value-type="float">
            <text:p>14</text:p>
          </table:table-cell>
          <table:table-cell table:formula="of:=IF([.H354]; ROUND(RAND()*200); ROUND(RAND()*100))" office:value-type="float" office:value="50" calcext:value-type="float">
            <text:p>50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21" calcext:value-type="float">
            <text:p>21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55] = 1; ROUND(1000+RAND()*2000); ROUND(300+RAND()*1000))" office:value-type="float" office:value="1912" calcext:value-type="float">
            <text:p>1912</text:p>
          </table:table-cell>
          <table:table-cell table:formula="of:=IF([.H355]; ROUND(1000+RAND()*1000); ROUND(RAND()*100))" office:value-type="float" office:value="1633" calcext:value-type="float">
            <text:p>1633</text:p>
          </table:table-cell>
          <table:table-cell table:formula="of:=IF([.H355]; ROUND(RAND()*100); ROUND(RAND()*30))" office:value-type="float" office:value="27" calcext:value-type="float">
            <text:p>27</text:p>
          </table:table-cell>
          <table:table-cell table:formula="of:=IF([.H355]; ROUND(RAND()*200); ROUND(RAND()*100))" office:value-type="float" office:value="97" calcext:value-type="float">
            <text:p>97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49" calcext:value-type="float">
            <text:p>49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56] = 1; ROUND(1000+RAND()*2000); ROUND(300+RAND()*1000))" office:value-type="float" office:value="1025" calcext:value-type="float">
            <text:p>1025</text:p>
          </table:table-cell>
          <table:table-cell table:formula="of:=IF([.H356]; ROUND(1000+RAND()*1000); ROUND(RAND()*100))" office:value-type="float" office:value="57" calcext:value-type="float">
            <text:p>57</text:p>
          </table:table-cell>
          <table:table-cell table:formula="of:=IF([.H356]; ROUND(RAND()*100); ROUND(RAND()*30))" office:value-type="float" office:value="14" calcext:value-type="float">
            <text:p>14</text:p>
          </table:table-cell>
          <table:table-cell table:formula="of:=IF([.H356]; ROUND(RAND()*200); ROUND(RAND()*100))" office:value-type="float" office:value="99" calcext:value-type="float">
            <text:p>99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5" calcext:value-type="float">
            <text:p>5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57] = 1; ROUND(1000+RAND()*2000); ROUND(300+RAND()*1000))" office:value-type="float" office:value="1581" calcext:value-type="float">
            <text:p>1581</text:p>
          </table:table-cell>
          <table:table-cell table:formula="of:=IF([.H357]; ROUND(1000+RAND()*1000); ROUND(RAND()*100))" office:value-type="float" office:value="1411" calcext:value-type="float">
            <text:p>1411</text:p>
          </table:table-cell>
          <table:table-cell table:formula="of:=IF([.H357]; ROUND(RAND()*100); ROUND(RAND()*30))" office:value-type="float" office:value="38" calcext:value-type="float">
            <text:p>38</text:p>
          </table:table-cell>
          <table:table-cell table:formula="of:=IF([.H357]; ROUND(RAND()*200); ROUND(RAND()*100))" office:value-type="float" office:value="79" calcext:value-type="float">
            <text:p>79</text:p>
          </table:table-cell>
          <table:table-cell table:formula="of:=18+ROUND(RAND()*40)" office:value-type="float" office:value="31" calcext:value-type="float">
            <text:p>31</text:p>
          </table:table-cell>
          <table:table-cell table:formula="of:=ROUND(RAND()*90)" office:value-type="float" office:value="25" calcext:value-type="float">
            <text:p>25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58] = 1; ROUND(1000+RAND()*2000); ROUND(300+RAND()*1000))" office:value-type="float" office:value="1586" calcext:value-type="float">
            <text:p>1586</text:p>
          </table:table-cell>
          <table:table-cell table:formula="of:=IF([.H358]; ROUND(1000+RAND()*1000); ROUND(RAND()*100))" office:value-type="float" office:value="1410" calcext:value-type="float">
            <text:p>1410</text:p>
          </table:table-cell>
          <table:table-cell table:formula="of:=IF([.H358]; ROUND(RAND()*100); ROUND(RAND()*30))" office:value-type="float" office:value="1" calcext:value-type="float">
            <text:p>1</text:p>
          </table:table-cell>
          <table:table-cell table:formula="of:=IF([.H358]; ROUND(RAND()*200); ROUND(RAND()*100))" office:value-type="float" office:value="43" calcext:value-type="float">
            <text:p>43</text:p>
          </table:table-cell>
          <table:table-cell table:formula="of:=18+ROUND(RAND()*40)" office:value-type="float" office:value="50" calcext:value-type="float">
            <text:p>50</text:p>
          </table:table-cell>
          <table:table-cell table:formula="of:=ROUND(RAND()*90)" office:value-type="float" office:value="51" calcext:value-type="float">
            <text:p>51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59] = 1; ROUND(1000+RAND()*2000); ROUND(300+RAND()*1000))" office:value-type="float" office:value="2811" calcext:value-type="float">
            <text:p>2811</text:p>
          </table:table-cell>
          <table:table-cell table:formula="of:=IF([.H359]; ROUND(1000+RAND()*1000); ROUND(RAND()*100))" office:value-type="float" office:value="1026" calcext:value-type="float">
            <text:p>1026</text:p>
          </table:table-cell>
          <table:table-cell table:formula="of:=IF([.H359]; ROUND(RAND()*100); ROUND(RAND()*30))" office:value-type="float" office:value="66" calcext:value-type="float">
            <text:p>66</text:p>
          </table:table-cell>
          <table:table-cell table:formula="of:=IF([.H359]; ROUND(RAND()*200); ROUND(RAND()*100))" office:value-type="float" office:value="182" calcext:value-type="float">
            <text:p>182</text:p>
          </table:table-cell>
          <table:table-cell table:formula="of:=18+ROUND(RAND()*40)" office:value-type="float" office:value="22" calcext:value-type="float">
            <text:p>22</text:p>
          </table:table-cell>
          <table:table-cell table:formula="of:=ROUND(RAND()*90)" office:value-type="float" office:value="64" calcext:value-type="float">
            <text:p>64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60] = 1; ROUND(1000+RAND()*2000); ROUND(300+RAND()*1000))" office:value-type="float" office:value="1182" calcext:value-type="float">
            <text:p>1182</text:p>
          </table:table-cell>
          <table:table-cell table:formula="of:=IF([.H360]; ROUND(1000+RAND()*1000); ROUND(RAND()*100))" office:value-type="float" office:value="1432" calcext:value-type="float">
            <text:p>1432</text:p>
          </table:table-cell>
          <table:table-cell table:formula="of:=IF([.H360]; ROUND(RAND()*100); ROUND(RAND()*30))" office:value-type="float" office:value="88" calcext:value-type="float">
            <text:p>88</text:p>
          </table:table-cell>
          <table:table-cell table:formula="of:=IF([.H360]; ROUND(RAND()*200); ROUND(RAND()*100))" office:value-type="float" office:value="194" calcext:value-type="float">
            <text:p>194</text:p>
          </table:table-cell>
          <table:table-cell table:formula="of:=18+ROUND(RAND()*40)" office:value-type="float" office:value="24" calcext:value-type="float">
            <text:p>24</text:p>
          </table:table-cell>
          <table:table-cell table:formula="of:=ROUND(RAND()*90)" office:value-type="float" office:value="76" calcext:value-type="float">
            <text:p>76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61] = 1; ROUND(1000+RAND()*2000); ROUND(300+RAND()*1000))" office:value-type="float" office:value="1288" calcext:value-type="float">
            <text:p>1288</text:p>
          </table:table-cell>
          <table:table-cell table:formula="of:=IF([.H361]; ROUND(1000+RAND()*1000); ROUND(RAND()*100))" office:value-type="float" office:value="86" calcext:value-type="float">
            <text:p>86</text:p>
          </table:table-cell>
          <table:table-cell table:formula="of:=IF([.H361]; ROUND(RAND()*100); ROUND(RAND()*30))" office:value-type="float" office:value="3" calcext:value-type="float">
            <text:p>3</text:p>
          </table:table-cell>
          <table:table-cell table:formula="of:=IF([.H361]; ROUND(RAND()*200); ROUND(RAND()*100))" office:value-type="float" office:value="55" calcext:value-type="float">
            <text:p>55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65" calcext:value-type="float">
            <text:p>65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62] = 1; ROUND(1000+RAND()*2000); ROUND(300+RAND()*1000))" office:value-type="float" office:value="532" calcext:value-type="float">
            <text:p>532</text:p>
          </table:table-cell>
          <table:table-cell table:formula="of:=IF([.H362]; ROUND(1000+RAND()*1000); ROUND(RAND()*100))" office:value-type="float" office:value="30" calcext:value-type="float">
            <text:p>30</text:p>
          </table:table-cell>
          <table:table-cell table:formula="of:=IF([.H362]; ROUND(RAND()*100); ROUND(RAND()*30))" office:value-type="float" office:value="22" calcext:value-type="float">
            <text:p>22</text:p>
          </table:table-cell>
          <table:table-cell table:formula="of:=IF([.H362]; ROUND(RAND()*200); ROUND(RAND()*100))" office:value-type="float" office:value="30" calcext:value-type="float">
            <text:p>30</text:p>
          </table:table-cell>
          <table:table-cell table:formula="of:=18+ROUND(RAND()*40)" office:value-type="float" office:value="47" calcext:value-type="float">
            <text:p>47</text:p>
          </table:table-cell>
          <table:table-cell table:formula="of:=ROUND(RAND()*90)" office:value-type="float" office:value="51" calcext:value-type="float">
            <text:p>51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63] = 1; ROUND(1000+RAND()*2000); ROUND(300+RAND()*1000))" office:value-type="float" office:value="968" calcext:value-type="float">
            <text:p>968</text:p>
          </table:table-cell>
          <table:table-cell table:formula="of:=IF([.H363]; ROUND(1000+RAND()*1000); ROUND(RAND()*100))" office:value-type="float" office:value="56" calcext:value-type="float">
            <text:p>56</text:p>
          </table:table-cell>
          <table:table-cell table:formula="of:=IF([.H363]; ROUND(RAND()*100); ROUND(RAND()*30))" office:value-type="float" office:value="28" calcext:value-type="float">
            <text:p>28</text:p>
          </table:table-cell>
          <table:table-cell table:formula="of:=IF([.H363]; ROUND(RAND()*200); ROUND(RAND()*100))" office:value-type="float" office:value="33" calcext:value-type="float">
            <text:p>33</text:p>
          </table:table-cell>
          <table:table-cell table:formula="of:=18+ROUND(RAND()*40)" office:value-type="float" office:value="31" calcext:value-type="float">
            <text:p>31</text:p>
          </table:table-cell>
          <table:table-cell table:formula="of:=ROUND(RAND()*90)" office:value-type="float" office:value="49" calcext:value-type="float">
            <text:p>49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64] = 1; ROUND(1000+RAND()*2000); ROUND(300+RAND()*1000))" office:value-type="float" office:value="1039" calcext:value-type="float">
            <text:p>1039</text:p>
          </table:table-cell>
          <table:table-cell table:formula="of:=IF([.H364]; ROUND(1000+RAND()*1000); ROUND(RAND()*100))" office:value-type="float" office:value="44" calcext:value-type="float">
            <text:p>44</text:p>
          </table:table-cell>
          <table:table-cell table:formula="of:=IF([.H364]; ROUND(RAND()*100); ROUND(RAND()*30))" office:value-type="float" office:value="30" calcext:value-type="float">
            <text:p>30</text:p>
          </table:table-cell>
          <table:table-cell table:formula="of:=IF([.H364]; ROUND(RAND()*200); ROUND(RAND()*100))" office:value-type="float" office:value="33" calcext:value-type="float">
            <text:p>33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40" calcext:value-type="float">
            <text:p>40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65] = 1; ROUND(1000+RAND()*2000); ROUND(300+RAND()*1000))" office:value-type="float" office:value="872" calcext:value-type="float">
            <text:p>872</text:p>
          </table:table-cell>
          <table:table-cell table:formula="of:=IF([.H365]; ROUND(1000+RAND()*1000); ROUND(RAND()*100))" office:value-type="float" office:value="9" calcext:value-type="float">
            <text:p>9</text:p>
          </table:table-cell>
          <table:table-cell table:formula="of:=IF([.H365]; ROUND(RAND()*100); ROUND(RAND()*30))" office:value-type="float" office:value="21" calcext:value-type="float">
            <text:p>21</text:p>
          </table:table-cell>
          <table:table-cell table:formula="of:=IF([.H365]; ROUND(RAND()*200); ROUND(RAND()*100))" office:value-type="float" office:value="46" calcext:value-type="float">
            <text:p>46</text:p>
          </table:table-cell>
          <table:table-cell table:formula="of:=18+ROUND(RAND()*40)" office:value-type="float" office:value="23" calcext:value-type="float">
            <text:p>23</text:p>
          </table:table-cell>
          <table:table-cell table:formula="of:=ROUND(RAND()*90)" office:value-type="float" office:value="20" calcext:value-type="float">
            <text:p>20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66] = 1; ROUND(1000+RAND()*2000); ROUND(300+RAND()*1000))" office:value-type="float" office:value="2760" calcext:value-type="float">
            <text:p>2760</text:p>
          </table:table-cell>
          <table:table-cell table:formula="of:=IF([.H366]; ROUND(1000+RAND()*1000); ROUND(RAND()*100))" office:value-type="float" office:value="1802" calcext:value-type="float">
            <text:p>1802</text:p>
          </table:table-cell>
          <table:table-cell table:formula="of:=IF([.H366]; ROUND(RAND()*100); ROUND(RAND()*30))" office:value-type="float" office:value="75" calcext:value-type="float">
            <text:p>75</text:p>
          </table:table-cell>
          <table:table-cell table:formula="of:=IF([.H366]; ROUND(RAND()*200); ROUND(RAND()*100))" office:value-type="float" office:value="177" calcext:value-type="float">
            <text:p>177</text:p>
          </table:table-cell>
          <table:table-cell table:formula="of:=18+ROUND(RAND()*40)" office:value-type="float" office:value="35" calcext:value-type="float">
            <text:p>35</text:p>
          </table:table-cell>
          <table:table-cell table:formula="of:=ROUND(RAND()*90)" office:value-type="float" office:value="18" calcext:value-type="float">
            <text:p>18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67] = 1; ROUND(1000+RAND()*2000); ROUND(300+RAND()*1000))" office:value-type="float" office:value="1064" calcext:value-type="float">
            <text:p>1064</text:p>
          </table:table-cell>
          <table:table-cell table:formula="of:=IF([.H367]; ROUND(1000+RAND()*1000); ROUND(RAND()*100))" office:value-type="float" office:value="41" calcext:value-type="float">
            <text:p>41</text:p>
          </table:table-cell>
          <table:table-cell table:formula="of:=IF([.H367]; ROUND(RAND()*100); ROUND(RAND()*30))" office:value-type="float" office:value="26" calcext:value-type="float">
            <text:p>26</text:p>
          </table:table-cell>
          <table:table-cell table:formula="of:=IF([.H367]; ROUND(RAND()*200); ROUND(RAND()*100))" office:value-type="float" office:value="95" calcext:value-type="float">
            <text:p>95</text:p>
          </table:table-cell>
          <table:table-cell table:formula="of:=18+ROUND(RAND()*40)" office:value-type="float" office:value="23" calcext:value-type="float">
            <text:p>23</text:p>
          </table:table-cell>
          <table:table-cell table:formula="of:=ROUND(RAND()*90)" office:value-type="float" office:value="20" calcext:value-type="float">
            <text:p>20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68] = 1; ROUND(1000+RAND()*2000); ROUND(300+RAND()*1000))" office:value-type="float" office:value="2542" calcext:value-type="float">
            <text:p>2542</text:p>
          </table:table-cell>
          <table:table-cell table:formula="of:=IF([.H368]; ROUND(1000+RAND()*1000); ROUND(RAND()*100))" office:value-type="float" office:value="1846" calcext:value-type="float">
            <text:p>1846</text:p>
          </table:table-cell>
          <table:table-cell table:formula="of:=IF([.H368]; ROUND(RAND()*100); ROUND(RAND()*30))" office:value-type="float" office:value="77" calcext:value-type="float">
            <text:p>77</text:p>
          </table:table-cell>
          <table:table-cell table:formula="of:=IF([.H368]; ROUND(RAND()*200); ROUND(RAND()*100))" office:value-type="float" office:value="44" calcext:value-type="float">
            <text:p>44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63" calcext:value-type="float">
            <text:p>63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69] = 1; ROUND(1000+RAND()*2000); ROUND(300+RAND()*1000))" office:value-type="float" office:value="1195" calcext:value-type="float">
            <text:p>1195</text:p>
          </table:table-cell>
          <table:table-cell table:formula="of:=IF([.H369]; ROUND(1000+RAND()*1000); ROUND(RAND()*100))" office:value-type="float" office:value="41" calcext:value-type="float">
            <text:p>41</text:p>
          </table:table-cell>
          <table:table-cell table:formula="of:=IF([.H369]; ROUND(RAND()*100); ROUND(RAND()*30))" office:value-type="float" office:value="7" calcext:value-type="float">
            <text:p>7</text:p>
          </table:table-cell>
          <table:table-cell table:formula="of:=IF([.H369]; ROUND(RAND()*200); ROUND(RAND()*100))" office:value-type="float" office:value="52" calcext:value-type="float">
            <text:p>52</text:p>
          </table:table-cell>
          <table:table-cell table:formula="of:=18+ROUND(RAND()*40)" office:value-type="float" office:value="44" calcext:value-type="float">
            <text:p>44</text:p>
          </table:table-cell>
          <table:table-cell table:formula="of:=ROUND(RAND()*90)" office:value-type="float" office:value="74" calcext:value-type="float">
            <text:p>74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70] = 1; ROUND(1000+RAND()*2000); ROUND(300+RAND()*1000))" office:value-type="float" office:value="1239" calcext:value-type="float">
            <text:p>1239</text:p>
          </table:table-cell>
          <table:table-cell table:formula="of:=IF([.H370]; ROUND(1000+RAND()*1000); ROUND(RAND()*100))" office:value-type="float" office:value="1286" calcext:value-type="float">
            <text:p>1286</text:p>
          </table:table-cell>
          <table:table-cell table:formula="of:=IF([.H370]; ROUND(RAND()*100); ROUND(RAND()*30))" office:value-type="float" office:value="83" calcext:value-type="float">
            <text:p>83</text:p>
          </table:table-cell>
          <table:table-cell table:formula="of:=IF([.H370]; ROUND(RAND()*200); ROUND(RAND()*100))" office:value-type="float" office:value="61" calcext:value-type="float">
            <text:p>61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75" calcext:value-type="float">
            <text:p>75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71] = 1; ROUND(1000+RAND()*2000); ROUND(300+RAND()*1000))" office:value-type="float" office:value="887" calcext:value-type="float">
            <text:p>887</text:p>
          </table:table-cell>
          <table:table-cell table:formula="of:=IF([.H371]; ROUND(1000+RAND()*1000); ROUND(RAND()*100))" office:value-type="float" office:value="32" calcext:value-type="float">
            <text:p>32</text:p>
          </table:table-cell>
          <table:table-cell table:formula="of:=IF([.H371]; ROUND(RAND()*100); ROUND(RAND()*30))" office:value-type="float" office:value="20" calcext:value-type="float">
            <text:p>20</text:p>
          </table:table-cell>
          <table:table-cell table:formula="of:=IF([.H371]; ROUND(RAND()*200); ROUND(RAND()*100))" office:value-type="float" office:value="5" calcext:value-type="float">
            <text:p>5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89" calcext:value-type="float">
            <text:p>89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72] = 1; ROUND(1000+RAND()*2000); ROUND(300+RAND()*1000))" office:value-type="float" office:value="2835" calcext:value-type="float">
            <text:p>2835</text:p>
          </table:table-cell>
          <table:table-cell table:formula="of:=IF([.H372]; ROUND(1000+RAND()*1000); ROUND(RAND()*100))" office:value-type="float" office:value="1067" calcext:value-type="float">
            <text:p>1067</text:p>
          </table:table-cell>
          <table:table-cell table:formula="of:=IF([.H372]; ROUND(RAND()*100); ROUND(RAND()*30))" office:value-type="float" office:value="34" calcext:value-type="float">
            <text:p>34</text:p>
          </table:table-cell>
          <table:table-cell table:formula="of:=IF([.H372]; ROUND(RAND()*200); ROUND(RAND()*100))" office:value-type="float" office:value="170" calcext:value-type="float">
            <text:p>170</text:p>
          </table:table-cell>
          <table:table-cell table:formula="of:=18+ROUND(RAND()*40)" office:value-type="float" office:value="41" calcext:value-type="float">
            <text:p>41</text:p>
          </table:table-cell>
          <table:table-cell table:formula="of:=ROUND(RAND()*90)" office:value-type="float" office:value="10" calcext:value-type="float">
            <text:p>10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73] = 1; ROUND(1000+RAND()*2000); ROUND(300+RAND()*1000))" office:value-type="float" office:value="528" calcext:value-type="float">
            <text:p>528</text:p>
          </table:table-cell>
          <table:table-cell table:formula="of:=IF([.H373]; ROUND(1000+RAND()*1000); ROUND(RAND()*100))" office:value-type="float" office:value="54" calcext:value-type="float">
            <text:p>54</text:p>
          </table:table-cell>
          <table:table-cell table:formula="of:=IF([.H373]; ROUND(RAND()*100); ROUND(RAND()*30))" office:value-type="float" office:value="13" calcext:value-type="float">
            <text:p>13</text:p>
          </table:table-cell>
          <table:table-cell table:formula="of:=IF([.H373]; ROUND(RAND()*200); ROUND(RAND()*100))" office:value-type="float" office:value="12" calcext:value-type="float">
            <text:p>12</text:p>
          </table:table-cell>
          <table:table-cell table:formula="of:=18+ROUND(RAND()*40)" office:value-type="float" office:value="35" calcext:value-type="float">
            <text:p>35</text:p>
          </table:table-cell>
          <table:table-cell table:formula="of:=ROUND(RAND()*90)" office:value-type="float" office:value="37" calcext:value-type="float">
            <text:p>37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74] = 1; ROUND(1000+RAND()*2000); ROUND(300+RAND()*1000))" office:value-type="float" office:value="1280" calcext:value-type="float">
            <text:p>1280</text:p>
          </table:table-cell>
          <table:table-cell table:formula="of:=IF([.H374]; ROUND(1000+RAND()*1000); ROUND(RAND()*100))" office:value-type="float" office:value="81" calcext:value-type="float">
            <text:p>81</text:p>
          </table:table-cell>
          <table:table-cell table:formula="of:=IF([.H374]; ROUND(RAND()*100); ROUND(RAND()*30))" office:value-type="float" office:value="6" calcext:value-type="float">
            <text:p>6</text:p>
          </table:table-cell>
          <table:table-cell table:formula="of:=IF([.H374]; ROUND(RAND()*200); ROUND(RAND()*100))" office:value-type="float" office:value="81" calcext:value-type="float">
            <text:p>81</text:p>
          </table:table-cell>
          <table:table-cell table:formula="of:=18+ROUND(RAND()*40)" office:value-type="float" office:value="43" calcext:value-type="float">
            <text:p>43</text:p>
          </table:table-cell>
          <table:table-cell table:formula="of:=ROUND(RAND()*90)" office:value-type="float" office:value="39" calcext:value-type="float">
            <text:p>39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75] = 1; ROUND(1000+RAND()*2000); ROUND(300+RAND()*1000))" office:value-type="float" office:value="2497" calcext:value-type="float">
            <text:p>2497</text:p>
          </table:table-cell>
          <table:table-cell table:formula="of:=IF([.H375]; ROUND(1000+RAND()*1000); ROUND(RAND()*100))" office:value-type="float" office:value="1173" calcext:value-type="float">
            <text:p>1173</text:p>
          </table:table-cell>
          <table:table-cell table:formula="of:=IF([.H375]; ROUND(RAND()*100); ROUND(RAND()*30))" office:value-type="float" office:value="45" calcext:value-type="float">
            <text:p>45</text:p>
          </table:table-cell>
          <table:table-cell table:formula="of:=IF([.H375]; ROUND(RAND()*200); ROUND(RAND()*100))" office:value-type="float" office:value="25" calcext:value-type="float">
            <text:p>25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76" calcext:value-type="float">
            <text:p>76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76] = 1; ROUND(1000+RAND()*2000); ROUND(300+RAND()*1000))" office:value-type="float" office:value="1759" calcext:value-type="float">
            <text:p>1759</text:p>
          </table:table-cell>
          <table:table-cell table:formula="of:=IF([.H376]; ROUND(1000+RAND()*1000); ROUND(RAND()*100))" office:value-type="float" office:value="1833" calcext:value-type="float">
            <text:p>1833</text:p>
          </table:table-cell>
          <table:table-cell table:formula="of:=IF([.H376]; ROUND(RAND()*100); ROUND(RAND()*30))" office:value-type="float" office:value="52" calcext:value-type="float">
            <text:p>52</text:p>
          </table:table-cell>
          <table:table-cell table:formula="of:=IF([.H376]; ROUND(RAND()*200); ROUND(RAND()*100))" office:value-type="float" office:value="178" calcext:value-type="float">
            <text:p>178</text:p>
          </table:table-cell>
          <table:table-cell table:formula="of:=18+ROUND(RAND()*40)" office:value-type="float" office:value="29" calcext:value-type="float">
            <text:p>29</text:p>
          </table:table-cell>
          <table:table-cell table:formula="of:=ROUND(RAND()*90)" office:value-type="float" office:value="53" calcext:value-type="float">
            <text:p>53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77] = 1; ROUND(1000+RAND()*2000); ROUND(300+RAND()*1000))" office:value-type="float" office:value="915" calcext:value-type="float">
            <text:p>915</text:p>
          </table:table-cell>
          <table:table-cell table:formula="of:=IF([.H377]; ROUND(1000+RAND()*1000); ROUND(RAND()*100))" office:value-type="float" office:value="99" calcext:value-type="float">
            <text:p>99</text:p>
          </table:table-cell>
          <table:table-cell table:formula="of:=IF([.H377]; ROUND(RAND()*100); ROUND(RAND()*30))" office:value-type="float" office:value="23" calcext:value-type="float">
            <text:p>23</text:p>
          </table:table-cell>
          <table:table-cell table:formula="of:=IF([.H377]; ROUND(RAND()*200); ROUND(RAND()*100))" office:value-type="float" office:value="4" calcext:value-type="float">
            <text:p>4</text:p>
          </table:table-cell>
          <table:table-cell table:formula="of:=18+ROUND(RAND()*40)" office:value-type="float" office:value="47" calcext:value-type="float">
            <text:p>47</text:p>
          </table:table-cell>
          <table:table-cell table:formula="of:=ROUND(RAND()*90)" office:value-type="float" office:value="66" calcext:value-type="float">
            <text:p>66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78] = 1; ROUND(1000+RAND()*2000); ROUND(300+RAND()*1000))" office:value-type="float" office:value="2914" calcext:value-type="float">
            <text:p>2914</text:p>
          </table:table-cell>
          <table:table-cell table:formula="of:=IF([.H378]; ROUND(1000+RAND()*1000); ROUND(RAND()*100))" office:value-type="float" office:value="1456" calcext:value-type="float">
            <text:p>1456</text:p>
          </table:table-cell>
          <table:table-cell table:formula="of:=IF([.H378]; ROUND(RAND()*100); ROUND(RAND()*30))" office:value-type="float" office:value="62" calcext:value-type="float">
            <text:p>62</text:p>
          </table:table-cell>
          <table:table-cell table:formula="of:=IF([.H378]; ROUND(RAND()*200); ROUND(RAND()*100))" office:value-type="float" office:value="187" calcext:value-type="float">
            <text:p>187</text:p>
          </table:table-cell>
          <table:table-cell table:formula="of:=18+ROUND(RAND()*40)" office:value-type="float" office:value="53" calcext:value-type="float">
            <text:p>53</text:p>
          </table:table-cell>
          <table:table-cell table:formula="of:=ROUND(RAND()*90)" office:value-type="float" office:value="18" calcext:value-type="float">
            <text:p>18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79] = 1; ROUND(1000+RAND()*2000); ROUND(300+RAND()*1000))" office:value-type="float" office:value="873" calcext:value-type="float">
            <text:p>873</text:p>
          </table:table-cell>
          <table:table-cell table:formula="of:=IF([.H379]; ROUND(1000+RAND()*1000); ROUND(RAND()*100))" office:value-type="float" office:value="24" calcext:value-type="float">
            <text:p>24</text:p>
          </table:table-cell>
          <table:table-cell table:formula="of:=IF([.H379]; ROUND(RAND()*100); ROUND(RAND()*30))" office:value-type="float" office:value="11" calcext:value-type="float">
            <text:p>11</text:p>
          </table:table-cell>
          <table:table-cell table:formula="of:=IF([.H379]; ROUND(RAND()*200); ROUND(RAND()*100))" office:value-type="float" office:value="82" calcext:value-type="float">
            <text:p>82</text:p>
          </table:table-cell>
          <table:table-cell table:formula="of:=18+ROUND(RAND()*40)" office:value-type="float" office:value="36" calcext:value-type="float">
            <text:p>36</text:p>
          </table:table-cell>
          <table:table-cell table:formula="of:=ROUND(RAND()*90)" office:value-type="float" office:value="65" calcext:value-type="float">
            <text:p>65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80] = 1; ROUND(1000+RAND()*2000); ROUND(300+RAND()*1000))" office:value-type="float" office:value="1161" calcext:value-type="float">
            <text:p>1161</text:p>
          </table:table-cell>
          <table:table-cell table:formula="of:=IF([.H380]; ROUND(1000+RAND()*1000); ROUND(RAND()*100))" office:value-type="float" office:value="15" calcext:value-type="float">
            <text:p>15</text:p>
          </table:table-cell>
          <table:table-cell table:formula="of:=IF([.H380]; ROUND(RAND()*100); ROUND(RAND()*30))" office:value-type="float" office:value="2" calcext:value-type="float">
            <text:p>2</text:p>
          </table:table-cell>
          <table:table-cell table:formula="of:=IF([.H380]; ROUND(RAND()*200); ROUND(RAND()*100))" office:value-type="float" office:value="82" calcext:value-type="float">
            <text:p>82</text:p>
          </table:table-cell>
          <table:table-cell table:formula="of:=18+ROUND(RAND()*40)" office:value-type="float" office:value="43" calcext:value-type="float">
            <text:p>43</text:p>
          </table:table-cell>
          <table:table-cell table:formula="of:=ROUND(RAND()*90)" office:value-type="float" office:value="80" calcext:value-type="float">
            <text:p>80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81] = 1; ROUND(1000+RAND()*2000); ROUND(300+RAND()*1000))" office:value-type="float" office:value="907" calcext:value-type="float">
            <text:p>907</text:p>
          </table:table-cell>
          <table:table-cell table:formula="of:=IF([.H381]; ROUND(1000+RAND()*1000); ROUND(RAND()*100))" office:value-type="float" office:value="85" calcext:value-type="float">
            <text:p>85</text:p>
          </table:table-cell>
          <table:table-cell table:formula="of:=IF([.H381]; ROUND(RAND()*100); ROUND(RAND()*30))" office:value-type="float" office:value="26" calcext:value-type="float">
            <text:p>26</text:p>
          </table:table-cell>
          <table:table-cell table:formula="of:=IF([.H381]; ROUND(RAND()*200); ROUND(RAND()*100))" office:value-type="float" office:value="81" calcext:value-type="float">
            <text:p>81</text:p>
          </table:table-cell>
          <table:table-cell table:formula="of:=18+ROUND(RAND()*40)" office:value-type="float" office:value="53" calcext:value-type="float">
            <text:p>53</text:p>
          </table:table-cell>
          <table:table-cell table:formula="of:=ROUND(RAND()*90)" office:value-type="float" office:value="38" calcext:value-type="float">
            <text:p>38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82] = 1; ROUND(1000+RAND()*2000); ROUND(300+RAND()*1000))" office:value-type="float" office:value="1899" calcext:value-type="float">
            <text:p>1899</text:p>
          </table:table-cell>
          <table:table-cell table:formula="of:=IF([.H382]; ROUND(1000+RAND()*1000); ROUND(RAND()*100))" office:value-type="float" office:value="1285" calcext:value-type="float">
            <text:p>1285</text:p>
          </table:table-cell>
          <table:table-cell table:formula="of:=IF([.H382]; ROUND(RAND()*100); ROUND(RAND()*30))" office:value-type="float" office:value="60" calcext:value-type="float">
            <text:p>60</text:p>
          </table:table-cell>
          <table:table-cell table:formula="of:=IF([.H382]; ROUND(RAND()*200); ROUND(RAND()*100))" office:value-type="float" office:value="127" calcext:value-type="float">
            <text:p>127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83" calcext:value-type="float">
            <text:p>83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83] = 1; ROUND(1000+RAND()*2000); ROUND(300+RAND()*1000))" office:value-type="float" office:value="515" calcext:value-type="float">
            <text:p>515</text:p>
          </table:table-cell>
          <table:table-cell table:formula="of:=IF([.H383]; ROUND(1000+RAND()*1000); ROUND(RAND()*100))" office:value-type="float" office:value="2" calcext:value-type="float">
            <text:p>2</text:p>
          </table:table-cell>
          <table:table-cell table:formula="of:=IF([.H383]; ROUND(RAND()*100); ROUND(RAND()*30))" office:value-type="float" office:value="30" calcext:value-type="float">
            <text:p>30</text:p>
          </table:table-cell>
          <table:table-cell table:formula="of:=IF([.H383]; ROUND(RAND()*200); ROUND(RAND()*100))" office:value-type="float" office:value="60" calcext:value-type="float">
            <text:p>60</text:p>
          </table:table-cell>
          <table:table-cell table:formula="of:=18+ROUND(RAND()*40)" office:value-type="float" office:value="58" calcext:value-type="float">
            <text:p>58</text:p>
          </table:table-cell>
          <table:table-cell table:formula="of:=ROUND(RAND()*90)" office:value-type="float" office:value="56" calcext:value-type="float">
            <text:p>56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84] = 1; ROUND(1000+RAND()*2000); ROUND(300+RAND()*1000))" office:value-type="float" office:value="953" calcext:value-type="float">
            <text:p>953</text:p>
          </table:table-cell>
          <table:table-cell table:formula="of:=IF([.H384]; ROUND(1000+RAND()*1000); ROUND(RAND()*100))" office:value-type="float" office:value="5" calcext:value-type="float">
            <text:p>5</text:p>
          </table:table-cell>
          <table:table-cell table:formula="of:=IF([.H384]; ROUND(RAND()*100); ROUND(RAND()*30))" office:value-type="float" office:value="1" calcext:value-type="float">
            <text:p>1</text:p>
          </table:table-cell>
          <table:table-cell table:formula="of:=IF([.H384]; ROUND(RAND()*200); ROUND(RAND()*100))" office:value-type="float" office:value="1" calcext:value-type="float">
            <text:p>1</text:p>
          </table:table-cell>
          <table:table-cell table:formula="of:=18+ROUND(RAND()*40)" office:value-type="float" office:value="18" calcext:value-type="float">
            <text:p>18</text:p>
          </table:table-cell>
          <table:table-cell table:formula="of:=ROUND(RAND()*90)" office:value-type="float" office:value="55" calcext:value-type="float">
            <text:p>55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85] = 1; ROUND(1000+RAND()*2000); ROUND(300+RAND()*1000))" office:value-type="float" office:value="1022" calcext:value-type="float">
            <text:p>1022</text:p>
          </table:table-cell>
          <table:table-cell table:formula="of:=IF([.H385]; ROUND(1000+RAND()*1000); ROUND(RAND()*100))" office:value-type="float" office:value="33" calcext:value-type="float">
            <text:p>33</text:p>
          </table:table-cell>
          <table:table-cell table:formula="of:=IF([.H385]; ROUND(RAND()*100); ROUND(RAND()*30))" office:value-type="float" office:value="22" calcext:value-type="float">
            <text:p>22</text:p>
          </table:table-cell>
          <table:table-cell table:formula="of:=IF([.H385]; ROUND(RAND()*200); ROUND(RAND()*100))" office:value-type="float" office:value="35" calcext:value-type="float">
            <text:p>35</text:p>
          </table:table-cell>
          <table:table-cell table:formula="of:=18+ROUND(RAND()*40)" office:value-type="float" office:value="44" calcext:value-type="float">
            <text:p>44</text:p>
          </table:table-cell>
          <table:table-cell table:formula="of:=ROUND(RAND()*90)" office:value-type="float" office:value="56" calcext:value-type="float">
            <text:p>56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86] = 1; ROUND(1000+RAND()*2000); ROUND(300+RAND()*1000))" office:value-type="float" office:value="1272" calcext:value-type="float">
            <text:p>1272</text:p>
          </table:table-cell>
          <table:table-cell table:formula="of:=IF([.H386]; ROUND(1000+RAND()*1000); ROUND(RAND()*100))" office:value-type="float" office:value="1417" calcext:value-type="float">
            <text:p>1417</text:p>
          </table:table-cell>
          <table:table-cell table:formula="of:=IF([.H386]; ROUND(RAND()*100); ROUND(RAND()*30))" office:value-type="float" office:value="74" calcext:value-type="float">
            <text:p>74</text:p>
          </table:table-cell>
          <table:table-cell table:formula="of:=IF([.H386]; ROUND(RAND()*200); ROUND(RAND()*100))" office:value-type="float" office:value="20" calcext:value-type="float">
            <text:p>20</text:p>
          </table:table-cell>
          <table:table-cell table:formula="of:=18+ROUND(RAND()*40)" office:value-type="float" office:value="24" calcext:value-type="float">
            <text:p>24</text:p>
          </table:table-cell>
          <table:table-cell table:formula="of:=ROUND(RAND()*90)" office:value-type="float" office:value="78" calcext:value-type="float">
            <text:p>78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87] = 1; ROUND(1000+RAND()*2000); ROUND(300+RAND()*1000))" office:value-type="float" office:value="1008" calcext:value-type="float">
            <text:p>1008</text:p>
          </table:table-cell>
          <table:table-cell table:formula="of:=IF([.H387]; ROUND(1000+RAND()*1000); ROUND(RAND()*100))" office:value-type="float" office:value="37" calcext:value-type="float">
            <text:p>37</text:p>
          </table:table-cell>
          <table:table-cell table:formula="of:=IF([.H387]; ROUND(RAND()*100); ROUND(RAND()*30))" office:value-type="float" office:value="6" calcext:value-type="float">
            <text:p>6</text:p>
          </table:table-cell>
          <table:table-cell table:formula="of:=IF([.H387]; ROUND(RAND()*200); ROUND(RAND()*100))" office:value-type="float" office:value="23" calcext:value-type="float">
            <text:p>23</text:p>
          </table:table-cell>
          <table:table-cell table:formula="of:=18+ROUND(RAND()*40)" office:value-type="float" office:value="38" calcext:value-type="float">
            <text:p>38</text:p>
          </table:table-cell>
          <table:table-cell table:formula="of:=ROUND(RAND()*90)" office:value-type="float" office:value="4" calcext:value-type="float">
            <text:p>4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88] = 1; ROUND(1000+RAND()*2000); ROUND(300+RAND()*1000))" office:value-type="float" office:value="2823" calcext:value-type="float">
            <text:p>2823</text:p>
          </table:table-cell>
          <table:table-cell table:formula="of:=IF([.H388]; ROUND(1000+RAND()*1000); ROUND(RAND()*100))" office:value-type="float" office:value="1696" calcext:value-type="float">
            <text:p>1696</text:p>
          </table:table-cell>
          <table:table-cell table:formula="of:=IF([.H388]; ROUND(RAND()*100); ROUND(RAND()*30))" office:value-type="float" office:value="36" calcext:value-type="float">
            <text:p>36</text:p>
          </table:table-cell>
          <table:table-cell table:formula="of:=IF([.H388]; ROUND(RAND()*200); ROUND(RAND()*100))" office:value-type="float" office:value="118" calcext:value-type="float">
            <text:p>118</text:p>
          </table:table-cell>
          <table:table-cell table:formula="of:=18+ROUND(RAND()*40)" office:value-type="float" office:value="46" calcext:value-type="float">
            <text:p>46</text:p>
          </table:table-cell>
          <table:table-cell table:formula="of:=ROUND(RAND()*90)" office:value-type="float" office:value="81" calcext:value-type="float">
            <text:p>81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89] = 1; ROUND(1000+RAND()*2000); ROUND(300+RAND()*1000))" office:value-type="float" office:value="1958" calcext:value-type="float">
            <text:p>1958</text:p>
          </table:table-cell>
          <table:table-cell table:formula="of:=IF([.H389]; ROUND(1000+RAND()*1000); ROUND(RAND()*100))" office:value-type="float" office:value="1559" calcext:value-type="float">
            <text:p>1559</text:p>
          </table:table-cell>
          <table:table-cell table:formula="of:=IF([.H389]; ROUND(RAND()*100); ROUND(RAND()*30))" office:value-type="float" office:value="87" calcext:value-type="float">
            <text:p>87</text:p>
          </table:table-cell>
          <table:table-cell table:formula="of:=IF([.H389]; ROUND(RAND()*200); ROUND(RAND()*100))" office:value-type="float" office:value="115" calcext:value-type="float">
            <text:p>115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18" calcext:value-type="float">
            <text:p>18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90] = 1; ROUND(1000+RAND()*2000); ROUND(300+RAND()*1000))" office:value-type="float" office:value="1129" calcext:value-type="float">
            <text:p>1129</text:p>
          </table:table-cell>
          <table:table-cell table:formula="of:=IF([.H390]; ROUND(1000+RAND()*1000); ROUND(RAND()*100))" office:value-type="float" office:value="24" calcext:value-type="float">
            <text:p>24</text:p>
          </table:table-cell>
          <table:table-cell table:formula="of:=IF([.H390]; ROUND(RAND()*100); ROUND(RAND()*30))" office:value-type="float" office:value="10" calcext:value-type="float">
            <text:p>10</text:p>
          </table:table-cell>
          <table:table-cell table:formula="of:=IF([.H390]; ROUND(RAND()*200); ROUND(RAND()*100))" office:value-type="float" office:value="17" calcext:value-type="float">
            <text:p>17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89" calcext:value-type="float">
            <text:p>89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91] = 1; ROUND(1000+RAND()*2000); ROUND(300+RAND()*1000))" office:value-type="float" office:value="1122" calcext:value-type="float">
            <text:p>1122</text:p>
          </table:table-cell>
          <table:table-cell table:formula="of:=IF([.H391]; ROUND(1000+RAND()*1000); ROUND(RAND()*100))" office:value-type="float" office:value="1598" calcext:value-type="float">
            <text:p>1598</text:p>
          </table:table-cell>
          <table:table-cell table:formula="of:=IF([.H391]; ROUND(RAND()*100); ROUND(RAND()*30))" office:value-type="float" office:value="47" calcext:value-type="float">
            <text:p>47</text:p>
          </table:table-cell>
          <table:table-cell table:formula="of:=IF([.H391]; ROUND(RAND()*200); ROUND(RAND()*100))" office:value-type="float" office:value="79" calcext:value-type="float">
            <text:p>79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36" calcext:value-type="float">
            <text:p>36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92] = 1; ROUND(1000+RAND()*2000); ROUND(300+RAND()*1000))" office:value-type="float" office:value="964" calcext:value-type="float">
            <text:p>964</text:p>
          </table:table-cell>
          <table:table-cell table:formula="of:=IF([.H392]; ROUND(1000+RAND()*1000); ROUND(RAND()*100))" office:value-type="float" office:value="80" calcext:value-type="float">
            <text:p>80</text:p>
          </table:table-cell>
          <table:table-cell table:formula="of:=IF([.H392]; ROUND(RAND()*100); ROUND(RAND()*30))" office:value-type="float" office:value="1" calcext:value-type="float">
            <text:p>1</text:p>
          </table:table-cell>
          <table:table-cell table:formula="of:=IF([.H392]; ROUND(RAND()*200); ROUND(RAND()*100))" office:value-type="float" office:value="33" calcext:value-type="float">
            <text:p>33</text:p>
          </table:table-cell>
          <table:table-cell table:formula="of:=18+ROUND(RAND()*40)" office:value-type="float" office:value="29" calcext:value-type="float">
            <text:p>29</text:p>
          </table:table-cell>
          <table:table-cell table:formula="of:=ROUND(RAND()*90)" office:value-type="float" office:value="75" calcext:value-type="float">
            <text:p>75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93] = 1; ROUND(1000+RAND()*2000); ROUND(300+RAND()*1000))" office:value-type="float" office:value="1185" calcext:value-type="float">
            <text:p>1185</text:p>
          </table:table-cell>
          <table:table-cell table:formula="of:=IF([.H393]; ROUND(1000+RAND()*1000); ROUND(RAND()*100))" office:value-type="float" office:value="97" calcext:value-type="float">
            <text:p>97</text:p>
          </table:table-cell>
          <table:table-cell table:formula="of:=IF([.H393]; ROUND(RAND()*100); ROUND(RAND()*30))" office:value-type="float" office:value="14" calcext:value-type="float">
            <text:p>14</text:p>
          </table:table-cell>
          <table:table-cell table:formula="of:=IF([.H393]; ROUND(RAND()*200); ROUND(RAND()*100))" office:value-type="float" office:value="33" calcext:value-type="float">
            <text:p>33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32" calcext:value-type="float">
            <text:p>32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94] = 1; ROUND(1000+RAND()*2000); ROUND(300+RAND()*1000))" office:value-type="float" office:value="544" calcext:value-type="float">
            <text:p>544</text:p>
          </table:table-cell>
          <table:table-cell table:formula="of:=IF([.H394]; ROUND(1000+RAND()*1000); ROUND(RAND()*100))" office:value-type="float" office:value="93" calcext:value-type="float">
            <text:p>93</text:p>
          </table:table-cell>
          <table:table-cell table:formula="of:=IF([.H394]; ROUND(RAND()*100); ROUND(RAND()*30))" office:value-type="float" office:value="28" calcext:value-type="float">
            <text:p>28</text:p>
          </table:table-cell>
          <table:table-cell table:formula="of:=IF([.H394]; ROUND(RAND()*200); ROUND(RAND()*100))" office:value-type="float" office:value="55" calcext:value-type="float">
            <text:p>55</text:p>
          </table:table-cell>
          <table:table-cell table:formula="of:=18+ROUND(RAND()*40)" office:value-type="float" office:value="21" calcext:value-type="float">
            <text:p>21</text:p>
          </table:table-cell>
          <table:table-cell table:formula="of:=ROUND(RAND()*90)" office:value-type="float" office:value="47" calcext:value-type="float">
            <text:p>47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95] = 1; ROUND(1000+RAND()*2000); ROUND(300+RAND()*1000))" office:value-type="float" office:value="2263" calcext:value-type="float">
            <text:p>2263</text:p>
          </table:table-cell>
          <table:table-cell table:formula="of:=IF([.H395]; ROUND(1000+RAND()*1000); ROUND(RAND()*100))" office:value-type="float" office:value="1907" calcext:value-type="float">
            <text:p>1907</text:p>
          </table:table-cell>
          <table:table-cell table:formula="of:=IF([.H395]; ROUND(RAND()*100); ROUND(RAND()*30))" office:value-type="float" office:value="25" calcext:value-type="float">
            <text:p>25</text:p>
          </table:table-cell>
          <table:table-cell table:formula="of:=IF([.H395]; ROUND(RAND()*200); ROUND(RAND()*100))" office:value-type="float" office:value="191" calcext:value-type="float">
            <text:p>191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48" calcext:value-type="float">
            <text:p>48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96] = 1; ROUND(1000+RAND()*2000); ROUND(300+RAND()*1000))" office:value-type="float" office:value="781" calcext:value-type="float">
            <text:p>781</text:p>
          </table:table-cell>
          <table:table-cell table:formula="of:=IF([.H396]; ROUND(1000+RAND()*1000); ROUND(RAND()*100))" office:value-type="float" office:value="52" calcext:value-type="float">
            <text:p>52</text:p>
          </table:table-cell>
          <table:table-cell table:formula="of:=IF([.H396]; ROUND(RAND()*100); ROUND(RAND()*30))" office:value-type="float" office:value="6" calcext:value-type="float">
            <text:p>6</text:p>
          </table:table-cell>
          <table:table-cell table:formula="of:=IF([.H396]; ROUND(RAND()*200); ROUND(RAND()*100))" office:value-type="float" office:value="2" calcext:value-type="float">
            <text:p>2</text:p>
          </table:table-cell>
          <table:table-cell table:formula="of:=18+ROUND(RAND()*40)" office:value-type="float" office:value="21" calcext:value-type="float">
            <text:p>21</text:p>
          </table:table-cell>
          <table:table-cell table:formula="of:=ROUND(RAND()*90)" office:value-type="float" office:value="12" calcext:value-type="float">
            <text:p>12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97] = 1; ROUND(1000+RAND()*2000); ROUND(300+RAND()*1000))" office:value-type="float" office:value="1127" calcext:value-type="float">
            <text:p>1127</text:p>
          </table:table-cell>
          <table:table-cell table:formula="of:=IF([.H397]; ROUND(1000+RAND()*1000); ROUND(RAND()*100))" office:value-type="float" office:value="1654" calcext:value-type="float">
            <text:p>1654</text:p>
          </table:table-cell>
          <table:table-cell table:formula="of:=IF([.H397]; ROUND(RAND()*100); ROUND(RAND()*30))" office:value-type="float" office:value="51" calcext:value-type="float">
            <text:p>51</text:p>
          </table:table-cell>
          <table:table-cell table:formula="of:=IF([.H397]; ROUND(RAND()*200); ROUND(RAND()*100))" office:value-type="float" office:value="105" calcext:value-type="float">
            <text:p>105</text:p>
          </table:table-cell>
          <table:table-cell table:formula="of:=18+ROUND(RAND()*40)" office:value-type="float" office:value="26" calcext:value-type="float">
            <text:p>26</text:p>
          </table:table-cell>
          <table:table-cell table:formula="of:=ROUND(RAND()*90)" office:value-type="float" office:value="11" calcext:value-type="float">
            <text:p>11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398] = 1; ROUND(1000+RAND()*2000); ROUND(300+RAND()*1000))" office:value-type="float" office:value="767" calcext:value-type="float">
            <text:p>767</text:p>
          </table:table-cell>
          <table:table-cell table:formula="of:=IF([.H398]; ROUND(1000+RAND()*1000); ROUND(RAND()*100))" office:value-type="float" office:value="75" calcext:value-type="float">
            <text:p>75</text:p>
          </table:table-cell>
          <table:table-cell table:formula="of:=IF([.H398]; ROUND(RAND()*100); ROUND(RAND()*30))" office:value-type="float" office:value="20" calcext:value-type="float">
            <text:p>20</text:p>
          </table:table-cell>
          <table:table-cell table:formula="of:=IF([.H398]; ROUND(RAND()*200); ROUND(RAND()*100))" office:value-type="float" office:value="71" calcext:value-type="float">
            <text:p>71</text:p>
          </table:table-cell>
          <table:table-cell table:formula="of:=18+ROUND(RAND()*40)" office:value-type="float" office:value="53" calcext:value-type="float">
            <text:p>53</text:p>
          </table:table-cell>
          <table:table-cell table:formula="of:=ROUND(RAND()*90)" office:value-type="float" office:value="76" calcext:value-type="float">
            <text:p>76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399] = 1; ROUND(1000+RAND()*2000); ROUND(300+RAND()*1000))" office:value-type="float" office:value="1055" calcext:value-type="float">
            <text:p>1055</text:p>
          </table:table-cell>
          <table:table-cell table:formula="of:=IF([.H399]; ROUND(1000+RAND()*1000); ROUND(RAND()*100))" office:value-type="float" office:value="57" calcext:value-type="float">
            <text:p>57</text:p>
          </table:table-cell>
          <table:table-cell table:formula="of:=IF([.H399]; ROUND(RAND()*100); ROUND(RAND()*30))" office:value-type="float" office:value="4" calcext:value-type="float">
            <text:p>4</text:p>
          </table:table-cell>
          <table:table-cell table:formula="of:=IF([.H399]; ROUND(RAND()*200); ROUND(RAND()*100))" office:value-type="float" office:value="51" calcext:value-type="float">
            <text:p>51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58" calcext:value-type="float">
            <text:p>58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00] = 1; ROUND(1000+RAND()*2000); ROUND(300+RAND()*1000))" office:value-type="float" office:value="1198" calcext:value-type="float">
            <text:p>1198</text:p>
          </table:table-cell>
          <table:table-cell table:formula="of:=IF([.H400]; ROUND(1000+RAND()*1000); ROUND(RAND()*100))" office:value-type="float" office:value="1068" calcext:value-type="float">
            <text:p>1068</text:p>
          </table:table-cell>
          <table:table-cell table:formula="of:=IF([.H400]; ROUND(RAND()*100); ROUND(RAND()*30))" office:value-type="float" office:value="70" calcext:value-type="float">
            <text:p>70</text:p>
          </table:table-cell>
          <table:table-cell table:formula="of:=IF([.H400]; ROUND(RAND()*200); ROUND(RAND()*100))" office:value-type="float" office:value="178" calcext:value-type="float">
            <text:p>178</text:p>
          </table:table-cell>
          <table:table-cell table:formula="of:=18+ROUND(RAND()*40)" office:value-type="float" office:value="45" calcext:value-type="float">
            <text:p>45</text:p>
          </table:table-cell>
          <table:table-cell table:formula="of:=ROUND(RAND()*90)" office:value-type="float" office:value="1" calcext:value-type="float">
            <text:p>1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01] = 1; ROUND(1000+RAND()*2000); ROUND(300+RAND()*1000))" office:value-type="float" office:value="391" calcext:value-type="float">
            <text:p>391</text:p>
          </table:table-cell>
          <table:table-cell table:formula="of:=IF([.H401]; ROUND(1000+RAND()*1000); ROUND(RAND()*100))" office:value-type="float" office:value="49" calcext:value-type="float">
            <text:p>49</text:p>
          </table:table-cell>
          <table:table-cell table:formula="of:=IF([.H401]; ROUND(RAND()*100); ROUND(RAND()*30))" office:value-type="float" office:value="29" calcext:value-type="float">
            <text:p>29</text:p>
          </table:table-cell>
          <table:table-cell table:formula="of:=IF([.H401]; ROUND(RAND()*200); ROUND(RAND()*100))" office:value-type="float" office:value="77" calcext:value-type="float">
            <text:p>77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49" calcext:value-type="float">
            <text:p>49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02] = 1; ROUND(1000+RAND()*2000); ROUND(300+RAND()*1000))" office:value-type="float" office:value="2026" calcext:value-type="float">
            <text:p>2026</text:p>
          </table:table-cell>
          <table:table-cell table:formula="of:=IF([.H402]; ROUND(1000+RAND()*1000); ROUND(RAND()*100))" office:value-type="float" office:value="1645" calcext:value-type="float">
            <text:p>1645</text:p>
          </table:table-cell>
          <table:table-cell table:formula="of:=IF([.H402]; ROUND(RAND()*100); ROUND(RAND()*30))" office:value-type="float" office:value="100" calcext:value-type="float">
            <text:p>100</text:p>
          </table:table-cell>
          <table:table-cell table:formula="of:=IF([.H402]; ROUND(RAND()*200); ROUND(RAND()*100))" office:value-type="float" office:value="196" calcext:value-type="float">
            <text:p>196</text:p>
          </table:table-cell>
          <table:table-cell table:formula="of:=18+ROUND(RAND()*40)" office:value-type="float" office:value="44" calcext:value-type="float">
            <text:p>44</text:p>
          </table:table-cell>
          <table:table-cell table:formula="of:=ROUND(RAND()*90)" office:value-type="float" office:value="78" calcext:value-type="float">
            <text:p>78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03] = 1; ROUND(1000+RAND()*2000); ROUND(300+RAND()*1000))" office:value-type="float" office:value="2743" calcext:value-type="float">
            <text:p>2743</text:p>
          </table:table-cell>
          <table:table-cell table:formula="of:=IF([.H403]; ROUND(1000+RAND()*1000); ROUND(RAND()*100))" office:value-type="float" office:value="1834" calcext:value-type="float">
            <text:p>1834</text:p>
          </table:table-cell>
          <table:table-cell table:formula="of:=IF([.H403]; ROUND(RAND()*100); ROUND(RAND()*30))" office:value-type="float" office:value="54" calcext:value-type="float">
            <text:p>54</text:p>
          </table:table-cell>
          <table:table-cell table:formula="of:=IF([.H403]; ROUND(RAND()*200); ROUND(RAND()*100))" office:value-type="float" office:value="95" calcext:value-type="float">
            <text:p>95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25" calcext:value-type="float">
            <text:p>25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04] = 1; ROUND(1000+RAND()*2000); ROUND(300+RAND()*1000))" office:value-type="float" office:value="1009" calcext:value-type="float">
            <text:p>1009</text:p>
          </table:table-cell>
          <table:table-cell table:formula="of:=IF([.H404]; ROUND(1000+RAND()*1000); ROUND(RAND()*100))" office:value-type="float" office:value="1984" calcext:value-type="float">
            <text:p>1984</text:p>
          </table:table-cell>
          <table:table-cell table:formula="of:=IF([.H404]; ROUND(RAND()*100); ROUND(RAND()*30))" office:value-type="float" office:value="24" calcext:value-type="float">
            <text:p>24</text:p>
          </table:table-cell>
          <table:table-cell table:formula="of:=IF([.H404]; ROUND(RAND()*200); ROUND(RAND()*100))" office:value-type="float" office:value="154" calcext:value-type="float">
            <text:p>154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55" calcext:value-type="float">
            <text:p>55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05] = 1; ROUND(1000+RAND()*2000); ROUND(300+RAND()*1000))" office:value-type="float" office:value="725" calcext:value-type="float">
            <text:p>725</text:p>
          </table:table-cell>
          <table:table-cell table:formula="of:=IF([.H405]; ROUND(1000+RAND()*1000); ROUND(RAND()*100))" office:value-type="float" office:value="55" calcext:value-type="float">
            <text:p>55</text:p>
          </table:table-cell>
          <table:table-cell table:formula="of:=IF([.H405]; ROUND(RAND()*100); ROUND(RAND()*30))" office:value-type="float" office:value="14" calcext:value-type="float">
            <text:p>14</text:p>
          </table:table-cell>
          <table:table-cell table:formula="of:=IF([.H405]; ROUND(RAND()*200); ROUND(RAND()*100))" office:value-type="float" office:value="65" calcext:value-type="float">
            <text:p>65</text:p>
          </table:table-cell>
          <table:table-cell table:formula="of:=18+ROUND(RAND()*40)" office:value-type="float" office:value="54" calcext:value-type="float">
            <text:p>54</text:p>
          </table:table-cell>
          <table:table-cell table:formula="of:=ROUND(RAND()*90)" office:value-type="float" office:value="68" calcext:value-type="float">
            <text:p>68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06] = 1; ROUND(1000+RAND()*2000); ROUND(300+RAND()*1000))" office:value-type="float" office:value="1959" calcext:value-type="float">
            <text:p>1959</text:p>
          </table:table-cell>
          <table:table-cell table:formula="of:=IF([.H406]; ROUND(1000+RAND()*1000); ROUND(RAND()*100))" office:value-type="float" office:value="1154" calcext:value-type="float">
            <text:p>1154</text:p>
          </table:table-cell>
          <table:table-cell table:formula="of:=IF([.H406]; ROUND(RAND()*100); ROUND(RAND()*30))" office:value-type="float" office:value="35" calcext:value-type="float">
            <text:p>35</text:p>
          </table:table-cell>
          <table:table-cell table:formula="of:=IF([.H406]; ROUND(RAND()*200); ROUND(RAND()*100))" office:value-type="float" office:value="145" calcext:value-type="float">
            <text:p>145</text:p>
          </table:table-cell>
          <table:table-cell table:formula="of:=18+ROUND(RAND()*40)" office:value-type="float" office:value="54" calcext:value-type="float">
            <text:p>54</text:p>
          </table:table-cell>
          <table:table-cell table:formula="of:=ROUND(RAND()*90)" office:value-type="float" office:value="60" calcext:value-type="float">
            <text:p>60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07] = 1; ROUND(1000+RAND()*2000); ROUND(300+RAND()*1000))" office:value-type="float" office:value="555" calcext:value-type="float">
            <text:p>555</text:p>
          </table:table-cell>
          <table:table-cell table:formula="of:=IF([.H407]; ROUND(1000+RAND()*1000); ROUND(RAND()*100))" office:value-type="float" office:value="95" calcext:value-type="float">
            <text:p>95</text:p>
          </table:table-cell>
          <table:table-cell table:formula="of:=IF([.H407]; ROUND(RAND()*100); ROUND(RAND()*30))" office:value-type="float" office:value="27" calcext:value-type="float">
            <text:p>27</text:p>
          </table:table-cell>
          <table:table-cell table:formula="of:=IF([.H407]; ROUND(RAND()*200); ROUND(RAND()*100))" office:value-type="float" office:value="44" calcext:value-type="float">
            <text:p>44</text:p>
          </table:table-cell>
          <table:table-cell table:formula="of:=18+ROUND(RAND()*40)" office:value-type="float" office:value="42" calcext:value-type="float">
            <text:p>42</text:p>
          </table:table-cell>
          <table:table-cell table:formula="of:=ROUND(RAND()*90)" office:value-type="float" office:value="26" calcext:value-type="float">
            <text:p>26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08] = 1; ROUND(1000+RAND()*2000); ROUND(300+RAND()*1000))" office:value-type="float" office:value="1394" calcext:value-type="float">
            <text:p>1394</text:p>
          </table:table-cell>
          <table:table-cell table:formula="of:=IF([.H408]; ROUND(1000+RAND()*1000); ROUND(RAND()*100))" office:value-type="float" office:value="1806" calcext:value-type="float">
            <text:p>1806</text:p>
          </table:table-cell>
          <table:table-cell table:formula="of:=IF([.H408]; ROUND(RAND()*100); ROUND(RAND()*30))" office:value-type="float" office:value="99" calcext:value-type="float">
            <text:p>99</text:p>
          </table:table-cell>
          <table:table-cell table:formula="of:=IF([.H408]; ROUND(RAND()*200); ROUND(RAND()*100))" office:value-type="float" office:value="91" calcext:value-type="float">
            <text:p>91</text:p>
          </table:table-cell>
          <table:table-cell table:formula="of:=18+ROUND(RAND()*40)" office:value-type="float" office:value="39" calcext:value-type="float">
            <text:p>39</text:p>
          </table:table-cell>
          <table:table-cell table:formula="of:=ROUND(RAND()*90)" office:value-type="float" office:value="66" calcext:value-type="float">
            <text:p>66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09] = 1; ROUND(1000+RAND()*2000); ROUND(300+RAND()*1000))" office:value-type="float" office:value="1947" calcext:value-type="float">
            <text:p>1947</text:p>
          </table:table-cell>
          <table:table-cell table:formula="of:=IF([.H409]; ROUND(1000+RAND()*1000); ROUND(RAND()*100))" office:value-type="float" office:value="1014" calcext:value-type="float">
            <text:p>1014</text:p>
          </table:table-cell>
          <table:table-cell table:formula="of:=IF([.H409]; ROUND(RAND()*100); ROUND(RAND()*30))" office:value-type="float" office:value="71" calcext:value-type="float">
            <text:p>71</text:p>
          </table:table-cell>
          <table:table-cell table:formula="of:=IF([.H409]; ROUND(RAND()*200); ROUND(RAND()*100))" office:value-type="float" office:value="167" calcext:value-type="float">
            <text:p>167</text:p>
          </table:table-cell>
          <table:table-cell table:formula="of:=18+ROUND(RAND()*40)" office:value-type="float" office:value="55" calcext:value-type="float">
            <text:p>55</text:p>
          </table:table-cell>
          <table:table-cell table:formula="of:=ROUND(RAND()*90)" office:value-type="float" office:value="28" calcext:value-type="float">
            <text:p>28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10] = 1; ROUND(1000+RAND()*2000); ROUND(300+RAND()*1000))" office:value-type="float" office:value="1212" calcext:value-type="float">
            <text:p>1212</text:p>
          </table:table-cell>
          <table:table-cell table:formula="of:=IF([.H410]; ROUND(1000+RAND()*1000); ROUND(RAND()*100))" office:value-type="float" office:value="38" calcext:value-type="float">
            <text:p>38</text:p>
          </table:table-cell>
          <table:table-cell table:formula="of:=IF([.H410]; ROUND(RAND()*100); ROUND(RAND()*30))" office:value-type="float" office:value="20" calcext:value-type="float">
            <text:p>20</text:p>
          </table:table-cell>
          <table:table-cell table:formula="of:=IF([.H410]; ROUND(RAND()*200); ROUND(RAND()*100))" office:value-type="float" office:value="9" calcext:value-type="float">
            <text:p>9</text:p>
          </table:table-cell>
          <table:table-cell table:formula="of:=18+ROUND(RAND()*40)" office:value-type="float" office:value="49" calcext:value-type="float">
            <text:p>49</text:p>
          </table:table-cell>
          <table:table-cell table:formula="of:=ROUND(RAND()*90)" office:value-type="float" office:value="11" calcext:value-type="float">
            <text:p>11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11] = 1; ROUND(1000+RAND()*2000); ROUND(300+RAND()*1000))" office:value-type="float" office:value="598" calcext:value-type="float">
            <text:p>598</text:p>
          </table:table-cell>
          <table:table-cell table:formula="of:=IF([.H411]; ROUND(1000+RAND()*1000); ROUND(RAND()*100))" office:value-type="float" office:value="79" calcext:value-type="float">
            <text:p>79</text:p>
          </table:table-cell>
          <table:table-cell table:formula="of:=IF([.H411]; ROUND(RAND()*100); ROUND(RAND()*30))" office:value-type="float" office:value="26" calcext:value-type="float">
            <text:p>26</text:p>
          </table:table-cell>
          <table:table-cell table:formula="of:=IF([.H411]; ROUND(RAND()*200); ROUND(RAND()*100))" office:value-type="float" office:value="79" calcext:value-type="float">
            <text:p>79</text:p>
          </table:table-cell>
          <table:table-cell table:formula="of:=18+ROUND(RAND()*40)" office:value-type="float" office:value="55" calcext:value-type="float">
            <text:p>55</text:p>
          </table:table-cell>
          <table:table-cell table:formula="of:=ROUND(RAND()*90)" office:value-type="float" office:value="75" calcext:value-type="float">
            <text:p>75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12] = 1; ROUND(1000+RAND()*2000); ROUND(300+RAND()*1000))" office:value-type="float" office:value="1840" calcext:value-type="float">
            <text:p>1840</text:p>
          </table:table-cell>
          <table:table-cell table:formula="of:=IF([.H412]; ROUND(1000+RAND()*1000); ROUND(RAND()*100))" office:value-type="float" office:value="1261" calcext:value-type="float">
            <text:p>1261</text:p>
          </table:table-cell>
          <table:table-cell table:formula="of:=IF([.H412]; ROUND(RAND()*100); ROUND(RAND()*30))" office:value-type="float" office:value="7" calcext:value-type="float">
            <text:p>7</text:p>
          </table:table-cell>
          <table:table-cell table:formula="of:=IF([.H412]; ROUND(RAND()*200); ROUND(RAND()*100))" office:value-type="float" office:value="189" calcext:value-type="float">
            <text:p>189</text:p>
          </table:table-cell>
          <table:table-cell table:formula="of:=18+ROUND(RAND()*40)" office:value-type="float" office:value="30" calcext:value-type="float">
            <text:p>30</text:p>
          </table:table-cell>
          <table:table-cell table:formula="of:=ROUND(RAND()*90)" office:value-type="float" office:value="35" calcext:value-type="float">
            <text:p>35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13] = 1; ROUND(1000+RAND()*2000); ROUND(300+RAND()*1000))" office:value-type="float" office:value="2790" calcext:value-type="float">
            <text:p>2790</text:p>
          </table:table-cell>
          <table:table-cell table:formula="of:=IF([.H413]; ROUND(1000+RAND()*1000); ROUND(RAND()*100))" office:value-type="float" office:value="1985" calcext:value-type="float">
            <text:p>1985</text:p>
          </table:table-cell>
          <table:table-cell table:formula="of:=IF([.H413]; ROUND(RAND()*100); ROUND(RAND()*30))" office:value-type="float" office:value="53" calcext:value-type="float">
            <text:p>53</text:p>
          </table:table-cell>
          <table:table-cell table:formula="of:=IF([.H413]; ROUND(RAND()*200); ROUND(RAND()*100))" office:value-type="float" office:value="25" calcext:value-type="float">
            <text:p>25</text:p>
          </table:table-cell>
          <table:table-cell table:formula="of:=18+ROUND(RAND()*40)" office:value-type="float" office:value="56" calcext:value-type="float">
            <text:p>56</text:p>
          </table:table-cell>
          <table:table-cell table:formula="of:=ROUND(RAND()*90)" office:value-type="float" office:value="16" calcext:value-type="float">
            <text:p>16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14] = 1; ROUND(1000+RAND()*2000); ROUND(300+RAND()*1000))" office:value-type="float" office:value="2071" calcext:value-type="float">
            <text:p>2071</text:p>
          </table:table-cell>
          <table:table-cell table:formula="of:=IF([.H414]; ROUND(1000+RAND()*1000); ROUND(RAND()*100))" office:value-type="float" office:value="1675" calcext:value-type="float">
            <text:p>1675</text:p>
          </table:table-cell>
          <table:table-cell table:formula="of:=IF([.H414]; ROUND(RAND()*100); ROUND(RAND()*30))" office:value-type="float" office:value="15" calcext:value-type="float">
            <text:p>15</text:p>
          </table:table-cell>
          <table:table-cell table:formula="of:=IF([.H414]; ROUND(RAND()*200); ROUND(RAND()*100))" office:value-type="float" office:value="64" calcext:value-type="float">
            <text:p>64</text:p>
          </table:table-cell>
          <table:table-cell table:formula="of:=18+ROUND(RAND()*40)" office:value-type="float" office:value="47" calcext:value-type="float">
            <text:p>47</text:p>
          </table:table-cell>
          <table:table-cell table:formula="of:=ROUND(RAND()*90)" office:value-type="float" office:value="39" calcext:value-type="float">
            <text:p>39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15] = 1; ROUND(1000+RAND()*2000); ROUND(300+RAND()*1000))" office:value-type="float" office:value="2221" calcext:value-type="float">
            <text:p>2221</text:p>
          </table:table-cell>
          <table:table-cell table:formula="of:=IF([.H415]; ROUND(1000+RAND()*1000); ROUND(RAND()*100))" office:value-type="float" office:value="1358" calcext:value-type="float">
            <text:p>1358</text:p>
          </table:table-cell>
          <table:table-cell table:formula="of:=IF([.H415]; ROUND(RAND()*100); ROUND(RAND()*30))" office:value-type="float" office:value="40" calcext:value-type="float">
            <text:p>40</text:p>
          </table:table-cell>
          <table:table-cell table:formula="of:=IF([.H415]; ROUND(RAND()*200); ROUND(RAND()*100))" office:value-type="float" office:value="127" calcext:value-type="float">
            <text:p>127</text:p>
          </table:table-cell>
          <table:table-cell table:formula="of:=18+ROUND(RAND()*40)" office:value-type="float" office:value="49" calcext:value-type="float">
            <text:p>49</text:p>
          </table:table-cell>
          <table:table-cell table:formula="of:=ROUND(RAND()*90)" office:value-type="float" office:value="50" calcext:value-type="float">
            <text:p>50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16] = 1; ROUND(1000+RAND()*2000); ROUND(300+RAND()*1000))" office:value-type="float" office:value="393" calcext:value-type="float">
            <text:p>393</text:p>
          </table:table-cell>
          <table:table-cell table:formula="of:=IF([.H416]; ROUND(1000+RAND()*1000); ROUND(RAND()*100))" office:value-type="float" office:value="7" calcext:value-type="float">
            <text:p>7</text:p>
          </table:table-cell>
          <table:table-cell table:formula="of:=IF([.H416]; ROUND(RAND()*100); ROUND(RAND()*30))" office:value-type="float" office:value="18" calcext:value-type="float">
            <text:p>18</text:p>
          </table:table-cell>
          <table:table-cell table:formula="of:=IF([.H416]; ROUND(RAND()*200); ROUND(RAND()*100))" office:value-type="float" office:value="10" calcext:value-type="float">
            <text:p>10</text:p>
          </table:table-cell>
          <table:table-cell table:formula="of:=18+ROUND(RAND()*40)" office:value-type="float" office:value="35" calcext:value-type="float">
            <text:p>35</text:p>
          </table:table-cell>
          <table:table-cell table:formula="of:=ROUND(RAND()*90)" office:value-type="float" office:value="15" calcext:value-type="float">
            <text:p>15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17] = 1; ROUND(1000+RAND()*2000); ROUND(300+RAND()*1000))" office:value-type="float" office:value="1960" calcext:value-type="float">
            <text:p>1960</text:p>
          </table:table-cell>
          <table:table-cell table:formula="of:=IF([.H417]; ROUND(1000+RAND()*1000); ROUND(RAND()*100))" office:value-type="float" office:value="1584" calcext:value-type="float">
            <text:p>1584</text:p>
          </table:table-cell>
          <table:table-cell table:formula="of:=IF([.H417]; ROUND(RAND()*100); ROUND(RAND()*30))" office:value-type="float" office:value="27" calcext:value-type="float">
            <text:p>27</text:p>
          </table:table-cell>
          <table:table-cell table:formula="of:=IF([.H417]; ROUND(RAND()*200); ROUND(RAND()*100))" office:value-type="float" office:value="129" calcext:value-type="float">
            <text:p>129</text:p>
          </table:table-cell>
          <table:table-cell table:formula="of:=18+ROUND(RAND()*40)" office:value-type="float" office:value="50" calcext:value-type="float">
            <text:p>50</text:p>
          </table:table-cell>
          <table:table-cell table:formula="of:=ROUND(RAND()*90)" office:value-type="float" office:value="21" calcext:value-type="float">
            <text:p>21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18] = 1; ROUND(1000+RAND()*2000); ROUND(300+RAND()*1000))" office:value-type="float" office:value="688" calcext:value-type="float">
            <text:p>688</text:p>
          </table:table-cell>
          <table:table-cell table:formula="of:=IF([.H418]; ROUND(1000+RAND()*1000); ROUND(RAND()*100))" office:value-type="float" office:value="0" calcext:value-type="float">
            <text:p>0</text:p>
          </table:table-cell>
          <table:table-cell table:formula="of:=IF([.H418]; ROUND(RAND()*100); ROUND(RAND()*30))" office:value-type="float" office:value="28" calcext:value-type="float">
            <text:p>28</text:p>
          </table:table-cell>
          <table:table-cell table:formula="of:=IF([.H418]; ROUND(RAND()*200); ROUND(RAND()*100))" office:value-type="float" office:value="27" calcext:value-type="float">
            <text:p>27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66" calcext:value-type="float">
            <text:p>66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19] = 1; ROUND(1000+RAND()*2000); ROUND(300+RAND()*1000))" office:value-type="float" office:value="2274" calcext:value-type="float">
            <text:p>2274</text:p>
          </table:table-cell>
          <table:table-cell table:formula="of:=IF([.H419]; ROUND(1000+RAND()*1000); ROUND(RAND()*100))" office:value-type="float" office:value="1189" calcext:value-type="float">
            <text:p>1189</text:p>
          </table:table-cell>
          <table:table-cell table:formula="of:=IF([.H419]; ROUND(RAND()*100); ROUND(RAND()*30))" office:value-type="float" office:value="59" calcext:value-type="float">
            <text:p>59</text:p>
          </table:table-cell>
          <table:table-cell table:formula="of:=IF([.H419]; ROUND(RAND()*200); ROUND(RAND()*100))" office:value-type="float" office:value="151" calcext:value-type="float">
            <text:p>151</text:p>
          </table:table-cell>
          <table:table-cell table:formula="of:=18+ROUND(RAND()*40)" office:value-type="float" office:value="44" calcext:value-type="float">
            <text:p>44</text:p>
          </table:table-cell>
          <table:table-cell table:formula="of:=ROUND(RAND()*90)" office:value-type="float" office:value="70" calcext:value-type="float">
            <text:p>70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20] = 1; ROUND(1000+RAND()*2000); ROUND(300+RAND()*1000))" office:value-type="float" office:value="2136" calcext:value-type="float">
            <text:p>2136</text:p>
          </table:table-cell>
          <table:table-cell table:formula="of:=IF([.H420]; ROUND(1000+RAND()*1000); ROUND(RAND()*100))" office:value-type="float" office:value="1039" calcext:value-type="float">
            <text:p>1039</text:p>
          </table:table-cell>
          <table:table-cell table:formula="of:=IF([.H420]; ROUND(RAND()*100); ROUND(RAND()*30))" office:value-type="float" office:value="1" calcext:value-type="float">
            <text:p>1</text:p>
          </table:table-cell>
          <table:table-cell table:formula="of:=IF([.H420]; ROUND(RAND()*200); ROUND(RAND()*100))" office:value-type="float" office:value="152" calcext:value-type="float">
            <text:p>152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78" calcext:value-type="float">
            <text:p>78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21] = 1; ROUND(1000+RAND()*2000); ROUND(300+RAND()*1000))" office:value-type="float" office:value="392" calcext:value-type="float">
            <text:p>392</text:p>
          </table:table-cell>
          <table:table-cell table:formula="of:=IF([.H421]; ROUND(1000+RAND()*1000); ROUND(RAND()*100))" office:value-type="float" office:value="85" calcext:value-type="float">
            <text:p>85</text:p>
          </table:table-cell>
          <table:table-cell table:formula="of:=IF([.H421]; ROUND(RAND()*100); ROUND(RAND()*30))" office:value-type="float" office:value="10" calcext:value-type="float">
            <text:p>10</text:p>
          </table:table-cell>
          <table:table-cell table:formula="of:=IF([.H421]; ROUND(RAND()*200); ROUND(RAND()*100))" office:value-type="float" office:value="72" calcext:value-type="float">
            <text:p>72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82" calcext:value-type="float">
            <text:p>82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22] = 1; ROUND(1000+RAND()*2000); ROUND(300+RAND()*1000))" office:value-type="float" office:value="1306" calcext:value-type="float">
            <text:p>1306</text:p>
          </table:table-cell>
          <table:table-cell table:formula="of:=IF([.H422]; ROUND(1000+RAND()*1000); ROUND(RAND()*100))" office:value-type="float" office:value="1249" calcext:value-type="float">
            <text:p>1249</text:p>
          </table:table-cell>
          <table:table-cell table:formula="of:=IF([.H422]; ROUND(RAND()*100); ROUND(RAND()*30))" office:value-type="float" office:value="31" calcext:value-type="float">
            <text:p>31</text:p>
          </table:table-cell>
          <table:table-cell table:formula="of:=IF([.H422]; ROUND(RAND()*200); ROUND(RAND()*100))" office:value-type="float" office:value="154" calcext:value-type="float">
            <text:p>154</text:p>
          </table:table-cell>
          <table:table-cell table:formula="of:=18+ROUND(RAND()*40)" office:value-type="float" office:value="35" calcext:value-type="float">
            <text:p>35</text:p>
          </table:table-cell>
          <table:table-cell table:formula="of:=ROUND(RAND()*90)" office:value-type="float" office:value="72" calcext:value-type="float">
            <text:p>72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23] = 1; ROUND(1000+RAND()*2000); ROUND(300+RAND()*1000))" office:value-type="float" office:value="2831" calcext:value-type="float">
            <text:p>2831</text:p>
          </table:table-cell>
          <table:table-cell table:formula="of:=IF([.H423]; ROUND(1000+RAND()*1000); ROUND(RAND()*100))" office:value-type="float" office:value="1004" calcext:value-type="float">
            <text:p>1004</text:p>
          </table:table-cell>
          <table:table-cell table:formula="of:=IF([.H423]; ROUND(RAND()*100); ROUND(RAND()*30))" office:value-type="float" office:value="99" calcext:value-type="float">
            <text:p>99</text:p>
          </table:table-cell>
          <table:table-cell table:formula="of:=IF([.H423]; ROUND(RAND()*200); ROUND(RAND()*100))" office:value-type="float" office:value="90" calcext:value-type="float">
            <text:p>90</text:p>
          </table:table-cell>
          <table:table-cell table:formula="of:=18+ROUND(RAND()*40)" office:value-type="float" office:value="43" calcext:value-type="float">
            <text:p>43</text:p>
          </table:table-cell>
          <table:table-cell table:formula="of:=ROUND(RAND()*90)" office:value-type="float" office:value="82" calcext:value-type="float">
            <text:p>82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24] = 1; ROUND(1000+RAND()*2000); ROUND(300+RAND()*1000))" office:value-type="float" office:value="369" calcext:value-type="float">
            <text:p>369</text:p>
          </table:table-cell>
          <table:table-cell table:formula="of:=IF([.H424]; ROUND(1000+RAND()*1000); ROUND(RAND()*100))" office:value-type="float" office:value="64" calcext:value-type="float">
            <text:p>64</text:p>
          </table:table-cell>
          <table:table-cell table:formula="of:=IF([.H424]; ROUND(RAND()*100); ROUND(RAND()*30))" office:value-type="float" office:value="20" calcext:value-type="float">
            <text:p>20</text:p>
          </table:table-cell>
          <table:table-cell table:formula="of:=IF([.H424]; ROUND(RAND()*200); ROUND(RAND()*100))" office:value-type="float" office:value="55" calcext:value-type="float">
            <text:p>55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73" calcext:value-type="float">
            <text:p>73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25] = 1; ROUND(1000+RAND()*2000); ROUND(300+RAND()*1000))" office:value-type="float" office:value="2756" calcext:value-type="float">
            <text:p>2756</text:p>
          </table:table-cell>
          <table:table-cell table:formula="of:=IF([.H425]; ROUND(1000+RAND()*1000); ROUND(RAND()*100))" office:value-type="float" office:value="1189" calcext:value-type="float">
            <text:p>1189</text:p>
          </table:table-cell>
          <table:table-cell table:formula="of:=IF([.H425]; ROUND(RAND()*100); ROUND(RAND()*30))" office:value-type="float" office:value="25" calcext:value-type="float">
            <text:p>25</text:p>
          </table:table-cell>
          <table:table-cell table:formula="of:=IF([.H425]; ROUND(RAND()*200); ROUND(RAND()*100))" office:value-type="float" office:value="76" calcext:value-type="float">
            <text:p>76</text:p>
          </table:table-cell>
          <table:table-cell table:formula="of:=18+ROUND(RAND()*40)" office:value-type="float" office:value="49" calcext:value-type="float">
            <text:p>49</text:p>
          </table:table-cell>
          <table:table-cell table:formula="of:=ROUND(RAND()*90)" office:value-type="float" office:value="76" calcext:value-type="float">
            <text:p>76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26] = 1; ROUND(1000+RAND()*2000); ROUND(300+RAND()*1000))" office:value-type="float" office:value="783" calcext:value-type="float">
            <text:p>783</text:p>
          </table:table-cell>
          <table:table-cell table:formula="of:=IF([.H426]; ROUND(1000+RAND()*1000); ROUND(RAND()*100))" office:value-type="float" office:value="91" calcext:value-type="float">
            <text:p>91</text:p>
          </table:table-cell>
          <table:table-cell table:formula="of:=IF([.H426]; ROUND(RAND()*100); ROUND(RAND()*30))" office:value-type="float" office:value="19" calcext:value-type="float">
            <text:p>19</text:p>
          </table:table-cell>
          <table:table-cell table:formula="of:=IF([.H426]; ROUND(RAND()*200); ROUND(RAND()*100))" office:value-type="float" office:value="27" calcext:value-type="float">
            <text:p>27</text:p>
          </table:table-cell>
          <table:table-cell table:formula="of:=18+ROUND(RAND()*40)" office:value-type="float" office:value="30" calcext:value-type="float">
            <text:p>30</text:p>
          </table:table-cell>
          <table:table-cell table:formula="of:=ROUND(RAND()*90)" office:value-type="float" office:value="12" calcext:value-type="float">
            <text:p>12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27] = 1; ROUND(1000+RAND()*2000); ROUND(300+RAND()*1000))" office:value-type="float" office:value="2145" calcext:value-type="float">
            <text:p>2145</text:p>
          </table:table-cell>
          <table:table-cell table:formula="of:=IF([.H427]; ROUND(1000+RAND()*1000); ROUND(RAND()*100))" office:value-type="float" office:value="1030" calcext:value-type="float">
            <text:p>1030</text:p>
          </table:table-cell>
          <table:table-cell table:formula="of:=IF([.H427]; ROUND(RAND()*100); ROUND(RAND()*30))" office:value-type="float" office:value="81" calcext:value-type="float">
            <text:p>81</text:p>
          </table:table-cell>
          <table:table-cell table:formula="of:=IF([.H427]; ROUND(RAND()*200); ROUND(RAND()*100))" office:value-type="float" office:value="27" calcext:value-type="float">
            <text:p>27</text:p>
          </table:table-cell>
          <table:table-cell table:formula="of:=18+ROUND(RAND()*40)" office:value-type="float" office:value="41" calcext:value-type="float">
            <text:p>41</text:p>
          </table:table-cell>
          <table:table-cell table:formula="of:=ROUND(RAND()*90)" office:value-type="float" office:value="30" calcext:value-type="float">
            <text:p>30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28] = 1; ROUND(1000+RAND()*2000); ROUND(300+RAND()*1000))" office:value-type="float" office:value="1761" calcext:value-type="float">
            <text:p>1761</text:p>
          </table:table-cell>
          <table:table-cell table:formula="of:=IF([.H428]; ROUND(1000+RAND()*1000); ROUND(RAND()*100))" office:value-type="float" office:value="1318" calcext:value-type="float">
            <text:p>1318</text:p>
          </table:table-cell>
          <table:table-cell table:formula="of:=IF([.H428]; ROUND(RAND()*100); ROUND(RAND()*30))" office:value-type="float" office:value="62" calcext:value-type="float">
            <text:p>62</text:p>
          </table:table-cell>
          <table:table-cell table:formula="of:=IF([.H428]; ROUND(RAND()*200); ROUND(RAND()*100))" office:value-type="float" office:value="30" calcext:value-type="float">
            <text:p>30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63" calcext:value-type="float">
            <text:p>63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29] = 1; ROUND(1000+RAND()*2000); ROUND(300+RAND()*1000))" office:value-type="float" office:value="1183" calcext:value-type="float">
            <text:p>1183</text:p>
          </table:table-cell>
          <table:table-cell table:formula="of:=IF([.H429]; ROUND(1000+RAND()*1000); ROUND(RAND()*100))" office:value-type="float" office:value="1573" calcext:value-type="float">
            <text:p>1573</text:p>
          </table:table-cell>
          <table:table-cell table:formula="of:=IF([.H429]; ROUND(RAND()*100); ROUND(RAND()*30))" office:value-type="float" office:value="73" calcext:value-type="float">
            <text:p>73</text:p>
          </table:table-cell>
          <table:table-cell table:formula="of:=IF([.H429]; ROUND(RAND()*200); ROUND(RAND()*100))" office:value-type="float" office:value="42" calcext:value-type="float">
            <text:p>42</text:p>
          </table:table-cell>
          <table:table-cell table:formula="of:=18+ROUND(RAND()*40)" office:value-type="float" office:value="56" calcext:value-type="float">
            <text:p>56</text:p>
          </table:table-cell>
          <table:table-cell table:formula="of:=ROUND(RAND()*90)" office:value-type="float" office:value="23" calcext:value-type="float">
            <text:p>23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30] = 1; ROUND(1000+RAND()*2000); ROUND(300+RAND()*1000))" office:value-type="float" office:value="2914" calcext:value-type="float">
            <text:p>2914</text:p>
          </table:table-cell>
          <table:table-cell table:formula="of:=IF([.H430]; ROUND(1000+RAND()*1000); ROUND(RAND()*100))" office:value-type="float" office:value="1484" calcext:value-type="float">
            <text:p>1484</text:p>
          </table:table-cell>
          <table:table-cell table:formula="of:=IF([.H430]; ROUND(RAND()*100); ROUND(RAND()*30))" office:value-type="float" office:value="86" calcext:value-type="float">
            <text:p>86</text:p>
          </table:table-cell>
          <table:table-cell table:formula="of:=IF([.H430]; ROUND(RAND()*200); ROUND(RAND()*100))" office:value-type="float" office:value="167" calcext:value-type="float">
            <text:p>167</text:p>
          </table:table-cell>
          <table:table-cell table:formula="of:=18+ROUND(RAND()*40)" office:value-type="float" office:value="38" calcext:value-type="float">
            <text:p>38</text:p>
          </table:table-cell>
          <table:table-cell table:formula="of:=ROUND(RAND()*90)" office:value-type="float" office:value="13" calcext:value-type="float">
            <text:p>13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31] = 1; ROUND(1000+RAND()*2000); ROUND(300+RAND()*1000))" office:value-type="float" office:value="582" calcext:value-type="float">
            <text:p>582</text:p>
          </table:table-cell>
          <table:table-cell table:formula="of:=IF([.H431]; ROUND(1000+RAND()*1000); ROUND(RAND()*100))" office:value-type="float" office:value="47" calcext:value-type="float">
            <text:p>47</text:p>
          </table:table-cell>
          <table:table-cell table:formula="of:=IF([.H431]; ROUND(RAND()*100); ROUND(RAND()*30))" office:value-type="float" office:value="20" calcext:value-type="float">
            <text:p>20</text:p>
          </table:table-cell>
          <table:table-cell table:formula="of:=IF([.H431]; ROUND(RAND()*200); ROUND(RAND()*100))" office:value-type="float" office:value="36" calcext:value-type="float">
            <text:p>36</text:p>
          </table:table-cell>
          <table:table-cell table:formula="of:=18+ROUND(RAND()*40)" office:value-type="float" office:value="38" calcext:value-type="float">
            <text:p>38</text:p>
          </table:table-cell>
          <table:table-cell table:formula="of:=ROUND(RAND()*90)" office:value-type="float" office:value="29" calcext:value-type="float">
            <text:p>29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32] = 1; ROUND(1000+RAND()*2000); ROUND(300+RAND()*1000))" office:value-type="float" office:value="733" calcext:value-type="float">
            <text:p>733</text:p>
          </table:table-cell>
          <table:table-cell table:formula="of:=IF([.H432]; ROUND(1000+RAND()*1000); ROUND(RAND()*100))" office:value-type="float" office:value="27" calcext:value-type="float">
            <text:p>27</text:p>
          </table:table-cell>
          <table:table-cell table:formula="of:=IF([.H432]; ROUND(RAND()*100); ROUND(RAND()*30))" office:value-type="float" office:value="17" calcext:value-type="float">
            <text:p>17</text:p>
          </table:table-cell>
          <table:table-cell table:formula="of:=IF([.H432]; ROUND(RAND()*200); ROUND(RAND()*100))" office:value-type="float" office:value="64" calcext:value-type="float">
            <text:p>64</text:p>
          </table:table-cell>
          <table:table-cell table:formula="of:=18+ROUND(RAND()*40)" office:value-type="float" office:value="21" calcext:value-type="float">
            <text:p>21</text:p>
          </table:table-cell>
          <table:table-cell table:formula="of:=ROUND(RAND()*90)" office:value-type="float" office:value="8" calcext:value-type="float">
            <text:p>8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33] = 1; ROUND(1000+RAND()*2000); ROUND(300+RAND()*1000))" office:value-type="float" office:value="603" calcext:value-type="float">
            <text:p>603</text:p>
          </table:table-cell>
          <table:table-cell table:formula="of:=IF([.H433]; ROUND(1000+RAND()*1000); ROUND(RAND()*100))" office:value-type="float" office:value="3" calcext:value-type="float">
            <text:p>3</text:p>
          </table:table-cell>
          <table:table-cell table:formula="of:=IF([.H433]; ROUND(RAND()*100); ROUND(RAND()*30))" office:value-type="float" office:value="17" calcext:value-type="float">
            <text:p>17</text:p>
          </table:table-cell>
          <table:table-cell table:formula="of:=IF([.H433]; ROUND(RAND()*200); ROUND(RAND()*100))" office:value-type="float" office:value="62" calcext:value-type="float">
            <text:p>62</text:p>
          </table:table-cell>
          <table:table-cell table:formula="of:=18+ROUND(RAND()*40)" office:value-type="float" office:value="20" calcext:value-type="float">
            <text:p>20</text:p>
          </table:table-cell>
          <table:table-cell table:formula="of:=ROUND(RAND()*90)" office:value-type="float" office:value="14" calcext:value-type="float">
            <text:p>14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34] = 1; ROUND(1000+RAND()*2000); ROUND(300+RAND()*1000))" office:value-type="float" office:value="1666" calcext:value-type="float">
            <text:p>1666</text:p>
          </table:table-cell>
          <table:table-cell table:formula="of:=IF([.H434]; ROUND(1000+RAND()*1000); ROUND(RAND()*100))" office:value-type="float" office:value="1258" calcext:value-type="float">
            <text:p>1258</text:p>
          </table:table-cell>
          <table:table-cell table:formula="of:=IF([.H434]; ROUND(RAND()*100); ROUND(RAND()*30))" office:value-type="float" office:value="58" calcext:value-type="float">
            <text:p>58</text:p>
          </table:table-cell>
          <table:table-cell table:formula="of:=IF([.H434]; ROUND(RAND()*200); ROUND(RAND()*100))" office:value-type="float" office:value="98" calcext:value-type="float">
            <text:p>98</text:p>
          </table:table-cell>
          <table:table-cell table:formula="of:=18+ROUND(RAND()*40)" office:value-type="float" office:value="18" calcext:value-type="float">
            <text:p>18</text:p>
          </table:table-cell>
          <table:table-cell table:formula="of:=ROUND(RAND()*90)" office:value-type="float" office:value="5" calcext:value-type="float">
            <text:p>5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35] = 1; ROUND(1000+RAND()*2000); ROUND(300+RAND()*1000))" office:value-type="float" office:value="1839" calcext:value-type="float">
            <text:p>1839</text:p>
          </table:table-cell>
          <table:table-cell table:formula="of:=IF([.H435]; ROUND(1000+RAND()*1000); ROUND(RAND()*100))" office:value-type="float" office:value="1671" calcext:value-type="float">
            <text:p>1671</text:p>
          </table:table-cell>
          <table:table-cell table:formula="of:=IF([.H435]; ROUND(RAND()*100); ROUND(RAND()*30))" office:value-type="float" office:value="69" calcext:value-type="float">
            <text:p>69</text:p>
          </table:table-cell>
          <table:table-cell table:formula="of:=IF([.H435]; ROUND(RAND()*200); ROUND(RAND()*100))" office:value-type="float" office:value="81" calcext:value-type="float">
            <text:p>81</text:p>
          </table:table-cell>
          <table:table-cell table:formula="of:=18+ROUND(RAND()*40)" office:value-type="float" office:value="38" calcext:value-type="float">
            <text:p>38</text:p>
          </table:table-cell>
          <table:table-cell table:formula="of:=ROUND(RAND()*90)" office:value-type="float" office:value="4" calcext:value-type="float">
            <text:p>4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36] = 1; ROUND(1000+RAND()*2000); ROUND(300+RAND()*1000))" office:value-type="float" office:value="777" calcext:value-type="float">
            <text:p>777</text:p>
          </table:table-cell>
          <table:table-cell table:formula="of:=IF([.H436]; ROUND(1000+RAND()*1000); ROUND(RAND()*100))" office:value-type="float" office:value="43" calcext:value-type="float">
            <text:p>43</text:p>
          </table:table-cell>
          <table:table-cell table:formula="of:=IF([.H436]; ROUND(RAND()*100); ROUND(RAND()*30))" office:value-type="float" office:value="9" calcext:value-type="float">
            <text:p>9</text:p>
          </table:table-cell>
          <table:table-cell table:formula="of:=IF([.H436]; ROUND(RAND()*200); ROUND(RAND()*100))" office:value-type="float" office:value="34" calcext:value-type="float">
            <text:p>34</text:p>
          </table:table-cell>
          <table:table-cell table:formula="of:=18+ROUND(RAND()*40)" office:value-type="float" office:value="39" calcext:value-type="float">
            <text:p>39</text:p>
          </table:table-cell>
          <table:table-cell table:formula="of:=ROUND(RAND()*90)" office:value-type="float" office:value="29" calcext:value-type="float">
            <text:p>29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37] = 1; ROUND(1000+RAND()*2000); ROUND(300+RAND()*1000))" office:value-type="float" office:value="747" calcext:value-type="float">
            <text:p>747</text:p>
          </table:table-cell>
          <table:table-cell table:formula="of:=IF([.H437]; ROUND(1000+RAND()*1000); ROUND(RAND()*100))" office:value-type="float" office:value="73" calcext:value-type="float">
            <text:p>73</text:p>
          </table:table-cell>
          <table:table-cell table:formula="of:=IF([.H437]; ROUND(RAND()*100); ROUND(RAND()*30))" office:value-type="float" office:value="10" calcext:value-type="float">
            <text:p>10</text:p>
          </table:table-cell>
          <table:table-cell table:formula="of:=IF([.H437]; ROUND(RAND()*200); ROUND(RAND()*100))" office:value-type="float" office:value="45" calcext:value-type="float">
            <text:p>45</text:p>
          </table:table-cell>
          <table:table-cell table:formula="of:=18+ROUND(RAND()*40)" office:value-type="float" office:value="46" calcext:value-type="float">
            <text:p>46</text:p>
          </table:table-cell>
          <table:table-cell table:formula="of:=ROUND(RAND()*90)" office:value-type="float" office:value="13" calcext:value-type="float">
            <text:p>13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38] = 1; ROUND(1000+RAND()*2000); ROUND(300+RAND()*1000))" office:value-type="float" office:value="713" calcext:value-type="float">
            <text:p>713</text:p>
          </table:table-cell>
          <table:table-cell table:formula="of:=IF([.H438]; ROUND(1000+RAND()*1000); ROUND(RAND()*100))" office:value-type="float" office:value="89" calcext:value-type="float">
            <text:p>89</text:p>
          </table:table-cell>
          <table:table-cell table:formula="of:=IF([.H438]; ROUND(RAND()*100); ROUND(RAND()*30))" office:value-type="float" office:value="30" calcext:value-type="float">
            <text:p>30</text:p>
          </table:table-cell>
          <table:table-cell table:formula="of:=IF([.H438]; ROUND(RAND()*200); ROUND(RAND()*100))" office:value-type="float" office:value="70" calcext:value-type="float">
            <text:p>70</text:p>
          </table:table-cell>
          <table:table-cell table:formula="of:=18+ROUND(RAND()*40)" office:value-type="float" office:value="46" calcext:value-type="float">
            <text:p>46</text:p>
          </table:table-cell>
          <table:table-cell table:formula="of:=ROUND(RAND()*90)" office:value-type="float" office:value="2" calcext:value-type="float">
            <text:p>2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39] = 1; ROUND(1000+RAND()*2000); ROUND(300+RAND()*1000))" office:value-type="float" office:value="315" calcext:value-type="float">
            <text:p>315</text:p>
          </table:table-cell>
          <table:table-cell table:formula="of:=IF([.H439]; ROUND(1000+RAND()*1000); ROUND(RAND()*100))" office:value-type="float" office:value="89" calcext:value-type="float">
            <text:p>89</text:p>
          </table:table-cell>
          <table:table-cell table:formula="of:=IF([.H439]; ROUND(RAND()*100); ROUND(RAND()*30))" office:value-type="float" office:value="22" calcext:value-type="float">
            <text:p>22</text:p>
          </table:table-cell>
          <table:table-cell table:formula="of:=IF([.H439]; ROUND(RAND()*200); ROUND(RAND()*100))" office:value-type="float" office:value="73" calcext:value-type="float">
            <text:p>73</text:p>
          </table:table-cell>
          <table:table-cell table:formula="of:=18+ROUND(RAND()*40)" office:value-type="float" office:value="36" calcext:value-type="float">
            <text:p>36</text:p>
          </table:table-cell>
          <table:table-cell table:formula="of:=ROUND(RAND()*90)" office:value-type="float" office:value="2" calcext:value-type="float">
            <text:p>2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40] = 1; ROUND(1000+RAND()*2000); ROUND(300+RAND()*1000))" office:value-type="float" office:value="804" calcext:value-type="float">
            <text:p>804</text:p>
          </table:table-cell>
          <table:table-cell table:formula="of:=IF([.H440]; ROUND(1000+RAND()*1000); ROUND(RAND()*100))" office:value-type="float" office:value="69" calcext:value-type="float">
            <text:p>69</text:p>
          </table:table-cell>
          <table:table-cell table:formula="of:=IF([.H440]; ROUND(RAND()*100); ROUND(RAND()*30))" office:value-type="float" office:value="8" calcext:value-type="float">
            <text:p>8</text:p>
          </table:table-cell>
          <table:table-cell table:formula="of:=IF([.H440]; ROUND(RAND()*200); ROUND(RAND()*100))" office:value-type="float" office:value="71" calcext:value-type="float">
            <text:p>71</text:p>
          </table:table-cell>
          <table:table-cell table:formula="of:=18+ROUND(RAND()*40)" office:value-type="float" office:value="31" calcext:value-type="float">
            <text:p>31</text:p>
          </table:table-cell>
          <table:table-cell table:formula="of:=ROUND(RAND()*90)" office:value-type="float" office:value="24" calcext:value-type="float">
            <text:p>24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41] = 1; ROUND(1000+RAND()*2000); ROUND(300+RAND()*1000))" office:value-type="float" office:value="2842" calcext:value-type="float">
            <text:p>2842</text:p>
          </table:table-cell>
          <table:table-cell table:formula="of:=IF([.H441]; ROUND(1000+RAND()*1000); ROUND(RAND()*100))" office:value-type="float" office:value="1639" calcext:value-type="float">
            <text:p>1639</text:p>
          </table:table-cell>
          <table:table-cell table:formula="of:=IF([.H441]; ROUND(RAND()*100); ROUND(RAND()*30))" office:value-type="float" office:value="62" calcext:value-type="float">
            <text:p>62</text:p>
          </table:table-cell>
          <table:table-cell table:formula="of:=IF([.H441]; ROUND(RAND()*200); ROUND(RAND()*100))" office:value-type="float" office:value="123" calcext:value-type="float">
            <text:p>123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44" calcext:value-type="float">
            <text:p>44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42] = 1; ROUND(1000+RAND()*2000); ROUND(300+RAND()*1000))" office:value-type="float" office:value="1608" calcext:value-type="float">
            <text:p>1608</text:p>
          </table:table-cell>
          <table:table-cell table:formula="of:=IF([.H442]; ROUND(1000+RAND()*1000); ROUND(RAND()*100))" office:value-type="float" office:value="1806" calcext:value-type="float">
            <text:p>1806</text:p>
          </table:table-cell>
          <table:table-cell table:formula="of:=IF([.H442]; ROUND(RAND()*100); ROUND(RAND()*30))" office:value-type="float" office:value="31" calcext:value-type="float">
            <text:p>31</text:p>
          </table:table-cell>
          <table:table-cell table:formula="of:=IF([.H442]; ROUND(RAND()*200); ROUND(RAND()*100))" office:value-type="float" office:value="70" calcext:value-type="float">
            <text:p>70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31" calcext:value-type="float">
            <text:p>31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43] = 1; ROUND(1000+RAND()*2000); ROUND(300+RAND()*1000))" office:value-type="float" office:value="1948" calcext:value-type="float">
            <text:p>1948</text:p>
          </table:table-cell>
          <table:table-cell table:formula="of:=IF([.H443]; ROUND(1000+RAND()*1000); ROUND(RAND()*100))" office:value-type="float" office:value="1859" calcext:value-type="float">
            <text:p>1859</text:p>
          </table:table-cell>
          <table:table-cell table:formula="of:=IF([.H443]; ROUND(RAND()*100); ROUND(RAND()*30))" office:value-type="float" office:value="25" calcext:value-type="float">
            <text:p>25</text:p>
          </table:table-cell>
          <table:table-cell table:formula="of:=IF([.H443]; ROUND(RAND()*200); ROUND(RAND()*100))" office:value-type="float" office:value="6" calcext:value-type="float">
            <text:p>6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26" calcext:value-type="float">
            <text:p>26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44] = 1; ROUND(1000+RAND()*2000); ROUND(300+RAND()*1000))" office:value-type="float" office:value="793" calcext:value-type="float">
            <text:p>793</text:p>
          </table:table-cell>
          <table:table-cell table:formula="of:=IF([.H444]; ROUND(1000+RAND()*1000); ROUND(RAND()*100))" office:value-type="float" office:value="19" calcext:value-type="float">
            <text:p>19</text:p>
          </table:table-cell>
          <table:table-cell table:formula="of:=IF([.H444]; ROUND(RAND()*100); ROUND(RAND()*30))" office:value-type="float" office:value="2" calcext:value-type="float">
            <text:p>2</text:p>
          </table:table-cell>
          <table:table-cell table:formula="of:=IF([.H444]; ROUND(RAND()*200); ROUND(RAND()*100))" office:value-type="float" office:value="29" calcext:value-type="float">
            <text:p>29</text:p>
          </table:table-cell>
          <table:table-cell table:formula="of:=18+ROUND(RAND()*40)" office:value-type="float" office:value="18" calcext:value-type="float">
            <text:p>18</text:p>
          </table:table-cell>
          <table:table-cell table:formula="of:=ROUND(RAND()*90)" office:value-type="float" office:value="78" calcext:value-type="float">
            <text:p>78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45] = 1; ROUND(1000+RAND()*2000); ROUND(300+RAND()*1000))" office:value-type="float" office:value="1699" calcext:value-type="float">
            <text:p>1699</text:p>
          </table:table-cell>
          <table:table-cell table:formula="of:=IF([.H445]; ROUND(1000+RAND()*1000); ROUND(RAND()*100))" office:value-type="float" office:value="1030" calcext:value-type="float">
            <text:p>1030</text:p>
          </table:table-cell>
          <table:table-cell table:formula="of:=IF([.H445]; ROUND(RAND()*100); ROUND(RAND()*30))" office:value-type="float" office:value="51" calcext:value-type="float">
            <text:p>51</text:p>
          </table:table-cell>
          <table:table-cell table:formula="of:=IF([.H445]; ROUND(RAND()*200); ROUND(RAND()*100))" office:value-type="float" office:value="30" calcext:value-type="float">
            <text:p>30</text:p>
          </table:table-cell>
          <table:table-cell table:formula="of:=18+ROUND(RAND()*40)" office:value-type="float" office:value="37" calcext:value-type="float">
            <text:p>37</text:p>
          </table:table-cell>
          <table:table-cell table:formula="of:=ROUND(RAND()*90)" office:value-type="float" office:value="28" calcext:value-type="float">
            <text:p>28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46] = 1; ROUND(1000+RAND()*2000); ROUND(300+RAND()*1000))" office:value-type="float" office:value="2810" calcext:value-type="float">
            <text:p>2810</text:p>
          </table:table-cell>
          <table:table-cell table:formula="of:=IF([.H446]; ROUND(1000+RAND()*1000); ROUND(RAND()*100))" office:value-type="float" office:value="1931" calcext:value-type="float">
            <text:p>1931</text:p>
          </table:table-cell>
          <table:table-cell table:formula="of:=IF([.H446]; ROUND(RAND()*100); ROUND(RAND()*30))" office:value-type="float" office:value="55" calcext:value-type="float">
            <text:p>55</text:p>
          </table:table-cell>
          <table:table-cell table:formula="of:=IF([.H446]; ROUND(RAND()*200); ROUND(RAND()*100))" office:value-type="float" office:value="26" calcext:value-type="float">
            <text:p>26</text:p>
          </table:table-cell>
          <table:table-cell table:formula="of:=18+ROUND(RAND()*40)" office:value-type="float" office:value="31" calcext:value-type="float">
            <text:p>31</text:p>
          </table:table-cell>
          <table:table-cell table:formula="of:=ROUND(RAND()*90)" office:value-type="float" office:value="68" calcext:value-type="float">
            <text:p>68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47] = 1; ROUND(1000+RAND()*2000); ROUND(300+RAND()*1000))" office:value-type="float" office:value="1527" calcext:value-type="float">
            <text:p>1527</text:p>
          </table:table-cell>
          <table:table-cell table:formula="of:=IF([.H447]; ROUND(1000+RAND()*1000); ROUND(RAND()*100))" office:value-type="float" office:value="1148" calcext:value-type="float">
            <text:p>1148</text:p>
          </table:table-cell>
          <table:table-cell table:formula="of:=IF([.H447]; ROUND(RAND()*100); ROUND(RAND()*30))" office:value-type="float" office:value="100" calcext:value-type="float">
            <text:p>100</text:p>
          </table:table-cell>
          <table:table-cell table:formula="of:=IF([.H447]; ROUND(RAND()*200); ROUND(RAND()*100))" office:value-type="float" office:value="125" calcext:value-type="float">
            <text:p>125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40" calcext:value-type="float">
            <text:p>40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48] = 1; ROUND(1000+RAND()*2000); ROUND(300+RAND()*1000))" office:value-type="float" office:value="2994" calcext:value-type="float">
            <text:p>2994</text:p>
          </table:table-cell>
          <table:table-cell table:formula="of:=IF([.H448]; ROUND(1000+RAND()*1000); ROUND(RAND()*100))" office:value-type="float" office:value="1237" calcext:value-type="float">
            <text:p>1237</text:p>
          </table:table-cell>
          <table:table-cell table:formula="of:=IF([.H448]; ROUND(RAND()*100); ROUND(RAND()*30))" office:value-type="float" office:value="25" calcext:value-type="float">
            <text:p>25</text:p>
          </table:table-cell>
          <table:table-cell table:formula="of:=IF([.H448]; ROUND(RAND()*200); ROUND(RAND()*100))" office:value-type="float" office:value="118" calcext:value-type="float">
            <text:p>118</text:p>
          </table:table-cell>
          <table:table-cell table:formula="of:=18+ROUND(RAND()*40)" office:value-type="float" office:value="55" calcext:value-type="float">
            <text:p>55</text:p>
          </table:table-cell>
          <table:table-cell table:formula="of:=ROUND(RAND()*90)" office:value-type="float" office:value="38" calcext:value-type="float">
            <text:p>38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49] = 1; ROUND(1000+RAND()*2000); ROUND(300+RAND()*1000))" office:value-type="float" office:value="1003" calcext:value-type="float">
            <text:p>1003</text:p>
          </table:table-cell>
          <table:table-cell table:formula="of:=IF([.H449]; ROUND(1000+RAND()*1000); ROUND(RAND()*100))" office:value-type="float" office:value="34" calcext:value-type="float">
            <text:p>34</text:p>
          </table:table-cell>
          <table:table-cell table:formula="of:=IF([.H449]; ROUND(RAND()*100); ROUND(RAND()*30))" office:value-type="float" office:value="25" calcext:value-type="float">
            <text:p>25</text:p>
          </table:table-cell>
          <table:table-cell table:formula="of:=IF([.H449]; ROUND(RAND()*200); ROUND(RAND()*100))" office:value-type="float" office:value="59" calcext:value-type="float">
            <text:p>59</text:p>
          </table:table-cell>
          <table:table-cell table:formula="of:=18+ROUND(RAND()*40)" office:value-type="float" office:value="39" calcext:value-type="float">
            <text:p>39</text:p>
          </table:table-cell>
          <table:table-cell table:formula="of:=ROUND(RAND()*90)" office:value-type="float" office:value="82" calcext:value-type="float">
            <text:p>82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50] = 1; ROUND(1000+RAND()*2000); ROUND(300+RAND()*1000))" office:value-type="float" office:value="2056" calcext:value-type="float">
            <text:p>2056</text:p>
          </table:table-cell>
          <table:table-cell table:formula="of:=IF([.H450]; ROUND(1000+RAND()*1000); ROUND(RAND()*100))" office:value-type="float" office:value="1531" calcext:value-type="float">
            <text:p>1531</text:p>
          </table:table-cell>
          <table:table-cell table:formula="of:=IF([.H450]; ROUND(RAND()*100); ROUND(RAND()*30))" office:value-type="float" office:value="93" calcext:value-type="float">
            <text:p>93</text:p>
          </table:table-cell>
          <table:table-cell table:formula="of:=IF([.H450]; ROUND(RAND()*200); ROUND(RAND()*100))" office:value-type="float" office:value="145" calcext:value-type="float">
            <text:p>145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5" calcext:value-type="float">
            <text:p>5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51] = 1; ROUND(1000+RAND()*2000); ROUND(300+RAND()*1000))" office:value-type="float" office:value="2434" calcext:value-type="float">
            <text:p>2434</text:p>
          </table:table-cell>
          <table:table-cell table:formula="of:=IF([.H451]; ROUND(1000+RAND()*1000); ROUND(RAND()*100))" office:value-type="float" office:value="1460" calcext:value-type="float">
            <text:p>1460</text:p>
          </table:table-cell>
          <table:table-cell table:formula="of:=IF([.H451]; ROUND(RAND()*100); ROUND(RAND()*30))" office:value-type="float" office:value="12" calcext:value-type="float">
            <text:p>12</text:p>
          </table:table-cell>
          <table:table-cell table:formula="of:=IF([.H451]; ROUND(RAND()*200); ROUND(RAND()*100))" office:value-type="float" office:value="162" calcext:value-type="float">
            <text:p>162</text:p>
          </table:table-cell>
          <table:table-cell table:formula="of:=18+ROUND(RAND()*40)" office:value-type="float" office:value="44" calcext:value-type="float">
            <text:p>44</text:p>
          </table:table-cell>
          <table:table-cell table:formula="of:=ROUND(RAND()*90)" office:value-type="float" office:value="35" calcext:value-type="float">
            <text:p>35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52] = 1; ROUND(1000+RAND()*2000); ROUND(300+RAND()*1000))" office:value-type="float" office:value="1919" calcext:value-type="float">
            <text:p>1919</text:p>
          </table:table-cell>
          <table:table-cell table:formula="of:=IF([.H452]; ROUND(1000+RAND()*1000); ROUND(RAND()*100))" office:value-type="float" office:value="1821" calcext:value-type="float">
            <text:p>1821</text:p>
          </table:table-cell>
          <table:table-cell table:formula="of:=IF([.H452]; ROUND(RAND()*100); ROUND(RAND()*30))" office:value-type="float" office:value="58" calcext:value-type="float">
            <text:p>58</text:p>
          </table:table-cell>
          <table:table-cell table:formula="of:=IF([.H452]; ROUND(RAND()*200); ROUND(RAND()*100))" office:value-type="float" office:value="28" calcext:value-type="float">
            <text:p>28</text:p>
          </table:table-cell>
          <table:table-cell table:formula="of:=18+ROUND(RAND()*40)" office:value-type="float" office:value="19" calcext:value-type="float">
            <text:p>19</text:p>
          </table:table-cell>
          <table:table-cell table:formula="of:=ROUND(RAND()*90)" office:value-type="float" office:value="86" calcext:value-type="float">
            <text:p>86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53] = 1; ROUND(1000+RAND()*2000); ROUND(300+RAND()*1000))" office:value-type="float" office:value="1389" calcext:value-type="float">
            <text:p>1389</text:p>
          </table:table-cell>
          <table:table-cell table:formula="of:=IF([.H453]; ROUND(1000+RAND()*1000); ROUND(RAND()*100))" office:value-type="float" office:value="1971" calcext:value-type="float">
            <text:p>1971</text:p>
          </table:table-cell>
          <table:table-cell table:formula="of:=IF([.H453]; ROUND(RAND()*100); ROUND(RAND()*30))" office:value-type="float" office:value="81" calcext:value-type="float">
            <text:p>81</text:p>
          </table:table-cell>
          <table:table-cell table:formula="of:=IF([.H453]; ROUND(RAND()*200); ROUND(RAND()*100))" office:value-type="float" office:value="33" calcext:value-type="float">
            <text:p>33</text:p>
          </table:table-cell>
          <table:table-cell table:formula="of:=18+ROUND(RAND()*40)" office:value-type="float" office:value="29" calcext:value-type="float">
            <text:p>29</text:p>
          </table:table-cell>
          <table:table-cell table:formula="of:=ROUND(RAND()*90)" office:value-type="float" office:value="89" calcext:value-type="float">
            <text:p>89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54] = 1; ROUND(1000+RAND()*2000); ROUND(300+RAND()*1000))" office:value-type="float" office:value="2836" calcext:value-type="float">
            <text:p>2836</text:p>
          </table:table-cell>
          <table:table-cell table:formula="of:=IF([.H454]; ROUND(1000+RAND()*1000); ROUND(RAND()*100))" office:value-type="float" office:value="1748" calcext:value-type="float">
            <text:p>1748</text:p>
          </table:table-cell>
          <table:table-cell table:formula="of:=IF([.H454]; ROUND(RAND()*100); ROUND(RAND()*30))" office:value-type="float" office:value="58" calcext:value-type="float">
            <text:p>58</text:p>
          </table:table-cell>
          <table:table-cell table:formula="of:=IF([.H454]; ROUND(RAND()*200); ROUND(RAND()*100))" office:value-type="float" office:value="89" calcext:value-type="float">
            <text:p>89</text:p>
          </table:table-cell>
          <table:table-cell table:formula="of:=18+ROUND(RAND()*40)" office:value-type="float" office:value="20" calcext:value-type="float">
            <text:p>20</text:p>
          </table:table-cell>
          <table:table-cell table:formula="of:=ROUND(RAND()*90)" office:value-type="float" office:value="74" calcext:value-type="float">
            <text:p>74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55] = 1; ROUND(1000+RAND()*2000); ROUND(300+RAND()*1000))" office:value-type="float" office:value="1105" calcext:value-type="float">
            <text:p>1105</text:p>
          </table:table-cell>
          <table:table-cell table:formula="of:=IF([.H455]; ROUND(1000+RAND()*1000); ROUND(RAND()*100))" office:value-type="float" office:value="23" calcext:value-type="float">
            <text:p>23</text:p>
          </table:table-cell>
          <table:table-cell table:formula="of:=IF([.H455]; ROUND(RAND()*100); ROUND(RAND()*30))" office:value-type="float" office:value="16" calcext:value-type="float">
            <text:p>16</text:p>
          </table:table-cell>
          <table:table-cell table:formula="of:=IF([.H455]; ROUND(RAND()*200); ROUND(RAND()*100))" office:value-type="float" office:value="55" calcext:value-type="float">
            <text:p>55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65" calcext:value-type="float">
            <text:p>65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56] = 1; ROUND(1000+RAND()*2000); ROUND(300+RAND()*1000))" office:value-type="float" office:value="883" calcext:value-type="float">
            <text:p>883</text:p>
          </table:table-cell>
          <table:table-cell table:formula="of:=IF([.H456]; ROUND(1000+RAND()*1000); ROUND(RAND()*100))" office:value-type="float" office:value="53" calcext:value-type="float">
            <text:p>53</text:p>
          </table:table-cell>
          <table:table-cell table:formula="of:=IF([.H456]; ROUND(RAND()*100); ROUND(RAND()*30))" office:value-type="float" office:value="27" calcext:value-type="float">
            <text:p>27</text:p>
          </table:table-cell>
          <table:table-cell table:formula="of:=IF([.H456]; ROUND(RAND()*200); ROUND(RAND()*100))" office:value-type="float" office:value="45" calcext:value-type="float">
            <text:p>45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84" calcext:value-type="float">
            <text:p>84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57] = 1; ROUND(1000+RAND()*2000); ROUND(300+RAND()*1000))" office:value-type="float" office:value="1150" calcext:value-type="float">
            <text:p>1150</text:p>
          </table:table-cell>
          <table:table-cell table:formula="of:=IF([.H457]; ROUND(1000+RAND()*1000); ROUND(RAND()*100))" office:value-type="float" office:value="1177" calcext:value-type="float">
            <text:p>1177</text:p>
          </table:table-cell>
          <table:table-cell table:formula="of:=IF([.H457]; ROUND(RAND()*100); ROUND(RAND()*30))" office:value-type="float" office:value="29" calcext:value-type="float">
            <text:p>29</text:p>
          </table:table-cell>
          <table:table-cell table:formula="of:=IF([.H457]; ROUND(RAND()*200); ROUND(RAND()*100))" office:value-type="float" office:value="87" calcext:value-type="float">
            <text:p>87</text:p>
          </table:table-cell>
          <table:table-cell table:formula="of:=18+ROUND(RAND()*40)" office:value-type="float" office:value="26" calcext:value-type="float">
            <text:p>26</text:p>
          </table:table-cell>
          <table:table-cell table:formula="of:=ROUND(RAND()*90)" office:value-type="float" office:value="42" calcext:value-type="float">
            <text:p>42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58] = 1; ROUND(1000+RAND()*2000); ROUND(300+RAND()*1000))" office:value-type="float" office:value="611" calcext:value-type="float">
            <text:p>611</text:p>
          </table:table-cell>
          <table:table-cell table:formula="of:=IF([.H458]; ROUND(1000+RAND()*1000); ROUND(RAND()*100))" office:value-type="float" office:value="70" calcext:value-type="float">
            <text:p>70</text:p>
          </table:table-cell>
          <table:table-cell table:formula="of:=IF([.H458]; ROUND(RAND()*100); ROUND(RAND()*30))" office:value-type="float" office:value="3" calcext:value-type="float">
            <text:p>3</text:p>
          </table:table-cell>
          <table:table-cell table:formula="of:=IF([.H458]; ROUND(RAND()*200); ROUND(RAND()*100))" office:value-type="float" office:value="4" calcext:value-type="float">
            <text:p>4</text:p>
          </table:table-cell>
          <table:table-cell table:formula="of:=18+ROUND(RAND()*40)" office:value-type="float" office:value="31" calcext:value-type="float">
            <text:p>31</text:p>
          </table:table-cell>
          <table:table-cell table:formula="of:=ROUND(RAND()*90)" office:value-type="float" office:value="39" calcext:value-type="float">
            <text:p>39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59] = 1; ROUND(1000+RAND()*2000); ROUND(300+RAND()*1000))" office:value-type="float" office:value="1991" calcext:value-type="float">
            <text:p>1991</text:p>
          </table:table-cell>
          <table:table-cell table:formula="of:=IF([.H459]; ROUND(1000+RAND()*1000); ROUND(RAND()*100))" office:value-type="float" office:value="1904" calcext:value-type="float">
            <text:p>1904</text:p>
          </table:table-cell>
          <table:table-cell table:formula="of:=IF([.H459]; ROUND(RAND()*100); ROUND(RAND()*30))" office:value-type="float" office:value="1" calcext:value-type="float">
            <text:p>1</text:p>
          </table:table-cell>
          <table:table-cell table:formula="of:=IF([.H459]; ROUND(RAND()*200); ROUND(RAND()*100))" office:value-type="float" office:value="34" calcext:value-type="float">
            <text:p>34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14" calcext:value-type="float">
            <text:p>14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60] = 1; ROUND(1000+RAND()*2000); ROUND(300+RAND()*1000))" office:value-type="float" office:value="2575" calcext:value-type="float">
            <text:p>2575</text:p>
          </table:table-cell>
          <table:table-cell table:formula="of:=IF([.H460]; ROUND(1000+RAND()*1000); ROUND(RAND()*100))" office:value-type="float" office:value="1479" calcext:value-type="float">
            <text:p>1479</text:p>
          </table:table-cell>
          <table:table-cell table:formula="of:=IF([.H460]; ROUND(RAND()*100); ROUND(RAND()*30))" office:value-type="float" office:value="13" calcext:value-type="float">
            <text:p>13</text:p>
          </table:table-cell>
          <table:table-cell table:formula="of:=IF([.H460]; ROUND(RAND()*200); ROUND(RAND()*100))" office:value-type="float" office:value="59" calcext:value-type="float">
            <text:p>59</text:p>
          </table:table-cell>
          <table:table-cell table:formula="of:=18+ROUND(RAND()*40)" office:value-type="float" office:value="55" calcext:value-type="float">
            <text:p>55</text:p>
          </table:table-cell>
          <table:table-cell table:formula="of:=ROUND(RAND()*90)" office:value-type="float" office:value="7" calcext:value-type="float">
            <text:p>7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61] = 1; ROUND(1000+RAND()*2000); ROUND(300+RAND()*1000))" office:value-type="float" office:value="2192" calcext:value-type="float">
            <text:p>2192</text:p>
          </table:table-cell>
          <table:table-cell table:formula="of:=IF([.H461]; ROUND(1000+RAND()*1000); ROUND(RAND()*100))" office:value-type="float" office:value="1350" calcext:value-type="float">
            <text:p>1350</text:p>
          </table:table-cell>
          <table:table-cell table:formula="of:=IF([.H461]; ROUND(RAND()*100); ROUND(RAND()*30))" office:value-type="float" office:value="50" calcext:value-type="float">
            <text:p>50</text:p>
          </table:table-cell>
          <table:table-cell table:formula="of:=IF([.H461]; ROUND(RAND()*200); ROUND(RAND()*100))" office:value-type="float" office:value="113" calcext:value-type="float">
            <text:p>113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2" calcext:value-type="float">
            <text:p>2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62] = 1; ROUND(1000+RAND()*2000); ROUND(300+RAND()*1000))" office:value-type="float" office:value="1206" calcext:value-type="float">
            <text:p>1206</text:p>
          </table:table-cell>
          <table:table-cell table:formula="of:=IF([.H462]; ROUND(1000+RAND()*1000); ROUND(RAND()*100))" office:value-type="float" office:value="1672" calcext:value-type="float">
            <text:p>1672</text:p>
          </table:table-cell>
          <table:table-cell table:formula="of:=IF([.H462]; ROUND(RAND()*100); ROUND(RAND()*30))" office:value-type="float" office:value="94" calcext:value-type="float">
            <text:p>94</text:p>
          </table:table-cell>
          <table:table-cell table:formula="of:=IF([.H462]; ROUND(RAND()*200); ROUND(RAND()*100))" office:value-type="float" office:value="148" calcext:value-type="float">
            <text:p>148</text:p>
          </table:table-cell>
          <table:table-cell table:formula="of:=18+ROUND(RAND()*40)" office:value-type="float" office:value="49" calcext:value-type="float">
            <text:p>49</text:p>
          </table:table-cell>
          <table:table-cell table:formula="of:=ROUND(RAND()*90)" office:value-type="float" office:value="81" calcext:value-type="float">
            <text:p>81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63] = 1; ROUND(1000+RAND()*2000); ROUND(300+RAND()*1000))" office:value-type="float" office:value="1209" calcext:value-type="float">
            <text:p>1209</text:p>
          </table:table-cell>
          <table:table-cell table:formula="of:=IF([.H463]; ROUND(1000+RAND()*1000); ROUND(RAND()*100))" office:value-type="float" office:value="20" calcext:value-type="float">
            <text:p>20</text:p>
          </table:table-cell>
          <table:table-cell table:formula="of:=IF([.H463]; ROUND(RAND()*100); ROUND(RAND()*30))" office:value-type="float" office:value="3" calcext:value-type="float">
            <text:p>3</text:p>
          </table:table-cell>
          <table:table-cell table:formula="of:=IF([.H463]; ROUND(RAND()*200); ROUND(RAND()*100))" office:value-type="float" office:value="7" calcext:value-type="float">
            <text:p>7</text:p>
          </table:table-cell>
          <table:table-cell table:formula="of:=18+ROUND(RAND()*40)" office:value-type="float" office:value="26" calcext:value-type="float">
            <text:p>26</text:p>
          </table:table-cell>
          <table:table-cell table:formula="of:=ROUND(RAND()*90)" office:value-type="float" office:value="62" calcext:value-type="float">
            <text:p>62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64] = 1; ROUND(1000+RAND()*2000); ROUND(300+RAND()*1000))" office:value-type="float" office:value="908" calcext:value-type="float">
            <text:p>908</text:p>
          </table:table-cell>
          <table:table-cell table:formula="of:=IF([.H464]; ROUND(1000+RAND()*1000); ROUND(RAND()*100))" office:value-type="float" office:value="33" calcext:value-type="float">
            <text:p>33</text:p>
          </table:table-cell>
          <table:table-cell table:formula="of:=IF([.H464]; ROUND(RAND()*100); ROUND(RAND()*30))" office:value-type="float" office:value="17" calcext:value-type="float">
            <text:p>17</text:p>
          </table:table-cell>
          <table:table-cell table:formula="of:=IF([.H464]; ROUND(RAND()*200); ROUND(RAND()*100))" office:value-type="float" office:value="18" calcext:value-type="float">
            <text:p>18</text:p>
          </table:table-cell>
          <table:table-cell table:formula="of:=18+ROUND(RAND()*40)" office:value-type="float" office:value="51" calcext:value-type="float">
            <text:p>51</text:p>
          </table:table-cell>
          <table:table-cell table:formula="of:=ROUND(RAND()*90)" office:value-type="float" office:value="19" calcext:value-type="float">
            <text:p>19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65] = 1; ROUND(1000+RAND()*2000); ROUND(300+RAND()*1000))" office:value-type="float" office:value="660" calcext:value-type="float">
            <text:p>660</text:p>
          </table:table-cell>
          <table:table-cell table:formula="of:=IF([.H465]; ROUND(1000+RAND()*1000); ROUND(RAND()*100))" office:value-type="float" office:value="87" calcext:value-type="float">
            <text:p>87</text:p>
          </table:table-cell>
          <table:table-cell table:formula="of:=IF([.H465]; ROUND(RAND()*100); ROUND(RAND()*30))" office:value-type="float" office:value="8" calcext:value-type="float">
            <text:p>8</text:p>
          </table:table-cell>
          <table:table-cell table:formula="of:=IF([.H465]; ROUND(RAND()*200); ROUND(RAND()*100))" office:value-type="float" office:value="89" calcext:value-type="float">
            <text:p>89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15" calcext:value-type="float">
            <text:p>15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66] = 1; ROUND(1000+RAND()*2000); ROUND(300+RAND()*1000))" office:value-type="float" office:value="311" calcext:value-type="float">
            <text:p>311</text:p>
          </table:table-cell>
          <table:table-cell table:formula="of:=IF([.H466]; ROUND(1000+RAND()*1000); ROUND(RAND()*100))" office:value-type="float" office:value="21" calcext:value-type="float">
            <text:p>21</text:p>
          </table:table-cell>
          <table:table-cell table:formula="of:=IF([.H466]; ROUND(RAND()*100); ROUND(RAND()*30))" office:value-type="float" office:value="10" calcext:value-type="float">
            <text:p>10</text:p>
          </table:table-cell>
          <table:table-cell table:formula="of:=IF([.H466]; ROUND(RAND()*200); ROUND(RAND()*100))" office:value-type="float" office:value="81" calcext:value-type="float">
            <text:p>81</text:p>
          </table:table-cell>
          <table:table-cell table:formula="of:=18+ROUND(RAND()*40)" office:value-type="float" office:value="42" calcext:value-type="float">
            <text:p>42</text:p>
          </table:table-cell>
          <table:table-cell table:formula="of:=ROUND(RAND()*90)" office:value-type="float" office:value="45" calcext:value-type="float">
            <text:p>45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67] = 1; ROUND(1000+RAND()*2000); ROUND(300+RAND()*1000))" office:value-type="float" office:value="1048" calcext:value-type="float">
            <text:p>1048</text:p>
          </table:table-cell>
          <table:table-cell table:formula="of:=IF([.H467]; ROUND(1000+RAND()*1000); ROUND(RAND()*100))" office:value-type="float" office:value="95" calcext:value-type="float">
            <text:p>95</text:p>
          </table:table-cell>
          <table:table-cell table:formula="of:=IF([.H467]; ROUND(RAND()*100); ROUND(RAND()*30))" office:value-type="float" office:value="14" calcext:value-type="float">
            <text:p>14</text:p>
          </table:table-cell>
          <table:table-cell table:formula="of:=IF([.H467]; ROUND(RAND()*200); ROUND(RAND()*100))" office:value-type="float" office:value="1" calcext:value-type="float">
            <text:p>1</text:p>
          </table:table-cell>
          <table:table-cell table:formula="of:=18+ROUND(RAND()*40)" office:value-type="float" office:value="41" calcext:value-type="float">
            <text:p>41</text:p>
          </table:table-cell>
          <table:table-cell table:formula="of:=ROUND(RAND()*90)" office:value-type="float" office:value="15" calcext:value-type="float">
            <text:p>15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68] = 1; ROUND(1000+RAND()*2000); ROUND(300+RAND()*1000))" office:value-type="float" office:value="2911" calcext:value-type="float">
            <text:p>2911</text:p>
          </table:table-cell>
          <table:table-cell table:formula="of:=IF([.H468]; ROUND(1000+RAND()*1000); ROUND(RAND()*100))" office:value-type="float" office:value="1440" calcext:value-type="float">
            <text:p>1440</text:p>
          </table:table-cell>
          <table:table-cell table:formula="of:=IF([.H468]; ROUND(RAND()*100); ROUND(RAND()*30))" office:value-type="float" office:value="63" calcext:value-type="float">
            <text:p>63</text:p>
          </table:table-cell>
          <table:table-cell table:formula="of:=IF([.H468]; ROUND(RAND()*200); ROUND(RAND()*100))" office:value-type="float" office:value="57" calcext:value-type="float">
            <text:p>57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32" calcext:value-type="float">
            <text:p>32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69] = 1; ROUND(1000+RAND()*2000); ROUND(300+RAND()*1000))" office:value-type="float" office:value="2800" calcext:value-type="float">
            <text:p>2800</text:p>
          </table:table-cell>
          <table:table-cell table:formula="of:=IF([.H469]; ROUND(1000+RAND()*1000); ROUND(RAND()*100))" office:value-type="float" office:value="1654" calcext:value-type="float">
            <text:p>1654</text:p>
          </table:table-cell>
          <table:table-cell table:formula="of:=IF([.H469]; ROUND(RAND()*100); ROUND(RAND()*30))" office:value-type="float" office:value="38" calcext:value-type="float">
            <text:p>38</text:p>
          </table:table-cell>
          <table:table-cell table:formula="of:=IF([.H469]; ROUND(RAND()*200); ROUND(RAND()*100))" office:value-type="float" office:value="157" calcext:value-type="float">
            <text:p>157</text:p>
          </table:table-cell>
          <table:table-cell table:formula="of:=18+ROUND(RAND()*40)" office:value-type="float" office:value="37" calcext:value-type="float">
            <text:p>37</text:p>
          </table:table-cell>
          <table:table-cell table:formula="of:=ROUND(RAND()*90)" office:value-type="float" office:value="86" calcext:value-type="float">
            <text:p>86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70] = 1; ROUND(1000+RAND()*2000); ROUND(300+RAND()*1000))" office:value-type="float" office:value="1288" calcext:value-type="float">
            <text:p>1288</text:p>
          </table:table-cell>
          <table:table-cell table:formula="of:=IF([.H470]; ROUND(1000+RAND()*1000); ROUND(RAND()*100))" office:value-type="float" office:value="63" calcext:value-type="float">
            <text:p>63</text:p>
          </table:table-cell>
          <table:table-cell table:formula="of:=IF([.H470]; ROUND(RAND()*100); ROUND(RAND()*30))" office:value-type="float" office:value="18" calcext:value-type="float">
            <text:p>18</text:p>
          </table:table-cell>
          <table:table-cell table:formula="of:=IF([.H470]; ROUND(RAND()*200); ROUND(RAND()*100))" office:value-type="float" office:value="98" calcext:value-type="float">
            <text:p>98</text:p>
          </table:table-cell>
          <table:table-cell table:formula="of:=18+ROUND(RAND()*40)" office:value-type="float" office:value="36" calcext:value-type="float">
            <text:p>36</text:p>
          </table:table-cell>
          <table:table-cell table:formula="of:=ROUND(RAND()*90)" office:value-type="float" office:value="42" calcext:value-type="float">
            <text:p>42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71] = 1; ROUND(1000+RAND()*2000); ROUND(300+RAND()*1000))" office:value-type="float" office:value="2219" calcext:value-type="float">
            <text:p>2219</text:p>
          </table:table-cell>
          <table:table-cell table:formula="of:=IF([.H471]; ROUND(1000+RAND()*1000); ROUND(RAND()*100))" office:value-type="float" office:value="1394" calcext:value-type="float">
            <text:p>1394</text:p>
          </table:table-cell>
          <table:table-cell table:formula="of:=IF([.H471]; ROUND(RAND()*100); ROUND(RAND()*30))" office:value-type="float" office:value="47" calcext:value-type="float">
            <text:p>47</text:p>
          </table:table-cell>
          <table:table-cell table:formula="of:=IF([.H471]; ROUND(RAND()*200); ROUND(RAND()*100))" office:value-type="float" office:value="41" calcext:value-type="float">
            <text:p>41</text:p>
          </table:table-cell>
          <table:table-cell table:formula="of:=18+ROUND(RAND()*40)" office:value-type="float" office:value="29" calcext:value-type="float">
            <text:p>29</text:p>
          </table:table-cell>
          <table:table-cell table:formula="of:=ROUND(RAND()*90)" office:value-type="float" office:value="77" calcext:value-type="float">
            <text:p>77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72] = 1; ROUND(1000+RAND()*2000); ROUND(300+RAND()*1000))" office:value-type="float" office:value="1719" calcext:value-type="float">
            <text:p>1719</text:p>
          </table:table-cell>
          <table:table-cell table:formula="of:=IF([.H472]; ROUND(1000+RAND()*1000); ROUND(RAND()*100))" office:value-type="float" office:value="1424" calcext:value-type="float">
            <text:p>1424</text:p>
          </table:table-cell>
          <table:table-cell table:formula="of:=IF([.H472]; ROUND(RAND()*100); ROUND(RAND()*30))" office:value-type="float" office:value="51" calcext:value-type="float">
            <text:p>51</text:p>
          </table:table-cell>
          <table:table-cell table:formula="of:=IF([.H472]; ROUND(RAND()*200); ROUND(RAND()*100))" office:value-type="float" office:value="126" calcext:value-type="float">
            <text:p>126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37" calcext:value-type="float">
            <text:p>37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73] = 1; ROUND(1000+RAND()*2000); ROUND(300+RAND()*1000))" office:value-type="float" office:value="680" calcext:value-type="float">
            <text:p>680</text:p>
          </table:table-cell>
          <table:table-cell table:formula="of:=IF([.H473]; ROUND(1000+RAND()*1000); ROUND(RAND()*100))" office:value-type="float" office:value="82" calcext:value-type="float">
            <text:p>82</text:p>
          </table:table-cell>
          <table:table-cell table:formula="of:=IF([.H473]; ROUND(RAND()*100); ROUND(RAND()*30))" office:value-type="float" office:value="28" calcext:value-type="float">
            <text:p>28</text:p>
          </table:table-cell>
          <table:table-cell table:formula="of:=IF([.H473]; ROUND(RAND()*200); ROUND(RAND()*100))" office:value-type="float" office:value="40" calcext:value-type="float">
            <text:p>40</text:p>
          </table:table-cell>
          <table:table-cell table:formula="of:=18+ROUND(RAND()*40)" office:value-type="float" office:value="46" calcext:value-type="float">
            <text:p>46</text:p>
          </table:table-cell>
          <table:table-cell table:formula="of:=ROUND(RAND()*90)" office:value-type="float" office:value="48" calcext:value-type="float">
            <text:p>48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74] = 1; ROUND(1000+RAND()*2000); ROUND(300+RAND()*1000))" office:value-type="float" office:value="1346" calcext:value-type="float">
            <text:p>1346</text:p>
          </table:table-cell>
          <table:table-cell table:formula="of:=IF([.H474]; ROUND(1000+RAND()*1000); ROUND(RAND()*100))" office:value-type="float" office:value="1885" calcext:value-type="float">
            <text:p>1885</text:p>
          </table:table-cell>
          <table:table-cell table:formula="of:=IF([.H474]; ROUND(RAND()*100); ROUND(RAND()*30))" office:value-type="float" office:value="98" calcext:value-type="float">
            <text:p>98</text:p>
          </table:table-cell>
          <table:table-cell table:formula="of:=IF([.H474]; ROUND(RAND()*200); ROUND(RAND()*100))" office:value-type="float" office:value="96" calcext:value-type="float">
            <text:p>96</text:p>
          </table:table-cell>
          <table:table-cell table:formula="of:=18+ROUND(RAND()*40)" office:value-type="float" office:value="18" calcext:value-type="float">
            <text:p>18</text:p>
          </table:table-cell>
          <table:table-cell table:formula="of:=ROUND(RAND()*90)" office:value-type="float" office:value="54" calcext:value-type="float">
            <text:p>54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75] = 1; ROUND(1000+RAND()*2000); ROUND(300+RAND()*1000))" office:value-type="float" office:value="1076" calcext:value-type="float">
            <text:p>1076</text:p>
          </table:table-cell>
          <table:table-cell table:formula="of:=IF([.H475]; ROUND(1000+RAND()*1000); ROUND(RAND()*100))" office:value-type="float" office:value="1655" calcext:value-type="float">
            <text:p>1655</text:p>
          </table:table-cell>
          <table:table-cell table:formula="of:=IF([.H475]; ROUND(RAND()*100); ROUND(RAND()*30))" office:value-type="float" office:value="93" calcext:value-type="float">
            <text:p>93</text:p>
          </table:table-cell>
          <table:table-cell table:formula="of:=IF([.H475]; ROUND(RAND()*200); ROUND(RAND()*100))" office:value-type="float" office:value="143" calcext:value-type="float">
            <text:p>143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80" calcext:value-type="float">
            <text:p>80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76] = 1; ROUND(1000+RAND()*2000); ROUND(300+RAND()*1000))" office:value-type="float" office:value="1188" calcext:value-type="float">
            <text:p>1188</text:p>
          </table:table-cell>
          <table:table-cell table:formula="of:=IF([.H476]; ROUND(1000+RAND()*1000); ROUND(RAND()*100))" office:value-type="float" office:value="93" calcext:value-type="float">
            <text:p>93</text:p>
          </table:table-cell>
          <table:table-cell table:formula="of:=IF([.H476]; ROUND(RAND()*100); ROUND(RAND()*30))" office:value-type="float" office:value="9" calcext:value-type="float">
            <text:p>9</text:p>
          </table:table-cell>
          <table:table-cell table:formula="of:=IF([.H476]; ROUND(RAND()*200); ROUND(RAND()*100))" office:value-type="float" office:value="65" calcext:value-type="float">
            <text:p>65</text:p>
          </table:table-cell>
          <table:table-cell table:formula="of:=18+ROUND(RAND()*40)" office:value-type="float" office:value="21" calcext:value-type="float">
            <text:p>21</text:p>
          </table:table-cell>
          <table:table-cell table:formula="of:=ROUND(RAND()*90)" office:value-type="float" office:value="76" calcext:value-type="float">
            <text:p>76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77] = 1; ROUND(1000+RAND()*2000); ROUND(300+RAND()*1000))" office:value-type="float" office:value="760" calcext:value-type="float">
            <text:p>760</text:p>
          </table:table-cell>
          <table:table-cell table:formula="of:=IF([.H477]; ROUND(1000+RAND()*1000); ROUND(RAND()*100))" office:value-type="float" office:value="89" calcext:value-type="float">
            <text:p>89</text:p>
          </table:table-cell>
          <table:table-cell table:formula="of:=IF([.H477]; ROUND(RAND()*100); ROUND(RAND()*30))" office:value-type="float" office:value="7" calcext:value-type="float">
            <text:p>7</text:p>
          </table:table-cell>
          <table:table-cell table:formula="of:=IF([.H477]; ROUND(RAND()*200); ROUND(RAND()*100))" office:value-type="float" office:value="22" calcext:value-type="float">
            <text:p>22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1" calcext:value-type="float">
            <text:p>1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78] = 1; ROUND(1000+RAND()*2000); ROUND(300+RAND()*1000))" office:value-type="float" office:value="1171" calcext:value-type="float">
            <text:p>1171</text:p>
          </table:table-cell>
          <table:table-cell table:formula="of:=IF([.H478]; ROUND(1000+RAND()*1000); ROUND(RAND()*100))" office:value-type="float" office:value="95" calcext:value-type="float">
            <text:p>95</text:p>
          </table:table-cell>
          <table:table-cell table:formula="of:=IF([.H478]; ROUND(RAND()*100); ROUND(RAND()*30))" office:value-type="float" office:value="20" calcext:value-type="float">
            <text:p>20</text:p>
          </table:table-cell>
          <table:table-cell table:formula="of:=IF([.H478]; ROUND(RAND()*200); ROUND(RAND()*100))" office:value-type="float" office:value="43" calcext:value-type="float">
            <text:p>43</text:p>
          </table:table-cell>
          <table:table-cell table:formula="of:=18+ROUND(RAND()*40)" office:value-type="float" office:value="47" calcext:value-type="float">
            <text:p>47</text:p>
          </table:table-cell>
          <table:table-cell table:formula="of:=ROUND(RAND()*90)" office:value-type="float" office:value="34" calcext:value-type="float">
            <text:p>34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79] = 1; ROUND(1000+RAND()*2000); ROUND(300+RAND()*1000))" office:value-type="float" office:value="1693" calcext:value-type="float">
            <text:p>1693</text:p>
          </table:table-cell>
          <table:table-cell table:formula="of:=IF([.H479]; ROUND(1000+RAND()*1000); ROUND(RAND()*100))" office:value-type="float" office:value="1639" calcext:value-type="float">
            <text:p>1639</text:p>
          </table:table-cell>
          <table:table-cell table:formula="of:=IF([.H479]; ROUND(RAND()*100); ROUND(RAND()*30))" office:value-type="float" office:value="75" calcext:value-type="float">
            <text:p>75</text:p>
          </table:table-cell>
          <table:table-cell table:formula="of:=IF([.H479]; ROUND(RAND()*200); ROUND(RAND()*100))" office:value-type="float" office:value="44" calcext:value-type="float">
            <text:p>44</text:p>
          </table:table-cell>
          <table:table-cell table:formula="of:=18+ROUND(RAND()*40)" office:value-type="float" office:value="43" calcext:value-type="float">
            <text:p>43</text:p>
          </table:table-cell>
          <table:table-cell table:formula="of:=ROUND(RAND()*90)" office:value-type="float" office:value="80" calcext:value-type="float">
            <text:p>80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80] = 1; ROUND(1000+RAND()*2000); ROUND(300+RAND()*1000))" office:value-type="float" office:value="625" calcext:value-type="float">
            <text:p>625</text:p>
          </table:table-cell>
          <table:table-cell table:formula="of:=IF([.H480]; ROUND(1000+RAND()*1000); ROUND(RAND()*100))" office:value-type="float" office:value="66" calcext:value-type="float">
            <text:p>66</text:p>
          </table:table-cell>
          <table:table-cell table:formula="of:=IF([.H480]; ROUND(RAND()*100); ROUND(RAND()*30))" office:value-type="float" office:value="24" calcext:value-type="float">
            <text:p>24</text:p>
          </table:table-cell>
          <table:table-cell table:formula="of:=IF([.H480]; ROUND(RAND()*200); ROUND(RAND()*100))" office:value-type="float" office:value="82" calcext:value-type="float">
            <text:p>82</text:p>
          </table:table-cell>
          <table:table-cell table:formula="of:=18+ROUND(RAND()*40)" office:value-type="float" office:value="43" calcext:value-type="float">
            <text:p>43</text:p>
          </table:table-cell>
          <table:table-cell table:formula="of:=ROUND(RAND()*90)" office:value-type="float" office:value="8" calcext:value-type="float">
            <text:p>8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81] = 1; ROUND(1000+RAND()*2000); ROUND(300+RAND()*1000))" office:value-type="float" office:value="837" calcext:value-type="float">
            <text:p>837</text:p>
          </table:table-cell>
          <table:table-cell table:formula="of:=IF([.H481]; ROUND(1000+RAND()*1000); ROUND(RAND()*100))" office:value-type="float" office:value="60" calcext:value-type="float">
            <text:p>60</text:p>
          </table:table-cell>
          <table:table-cell table:formula="of:=IF([.H481]; ROUND(RAND()*100); ROUND(RAND()*30))" office:value-type="float" office:value="6" calcext:value-type="float">
            <text:p>6</text:p>
          </table:table-cell>
          <table:table-cell table:formula="of:=IF([.H481]; ROUND(RAND()*200); ROUND(RAND()*100))" office:value-type="float" office:value="69" calcext:value-type="float">
            <text:p>69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76" calcext:value-type="float">
            <text:p>76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82] = 1; ROUND(1000+RAND()*2000); ROUND(300+RAND()*1000))" office:value-type="float" office:value="2890" calcext:value-type="float">
            <text:p>2890</text:p>
          </table:table-cell>
          <table:table-cell table:formula="of:=IF([.H482]; ROUND(1000+RAND()*1000); ROUND(RAND()*100))" office:value-type="float" office:value="1462" calcext:value-type="float">
            <text:p>1462</text:p>
          </table:table-cell>
          <table:table-cell table:formula="of:=IF([.H482]; ROUND(RAND()*100); ROUND(RAND()*30))" office:value-type="float" office:value="21" calcext:value-type="float">
            <text:p>21</text:p>
          </table:table-cell>
          <table:table-cell table:formula="of:=IF([.H482]; ROUND(RAND()*200); ROUND(RAND()*100))" office:value-type="float" office:value="59" calcext:value-type="float">
            <text:p>59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21" calcext:value-type="float">
            <text:p>21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83] = 1; ROUND(1000+RAND()*2000); ROUND(300+RAND()*1000))" office:value-type="float" office:value="704" calcext:value-type="float">
            <text:p>704</text:p>
          </table:table-cell>
          <table:table-cell table:formula="of:=IF([.H483]; ROUND(1000+RAND()*1000); ROUND(RAND()*100))" office:value-type="float" office:value="62" calcext:value-type="float">
            <text:p>62</text:p>
          </table:table-cell>
          <table:table-cell table:formula="of:=IF([.H483]; ROUND(RAND()*100); ROUND(RAND()*30))" office:value-type="float" office:value="12" calcext:value-type="float">
            <text:p>12</text:p>
          </table:table-cell>
          <table:table-cell table:formula="of:=IF([.H483]; ROUND(RAND()*200); ROUND(RAND()*100))" office:value-type="float" office:value="18" calcext:value-type="float">
            <text:p>18</text:p>
          </table:table-cell>
          <table:table-cell table:formula="of:=18+ROUND(RAND()*40)" office:value-type="float" office:value="55" calcext:value-type="float">
            <text:p>55</text:p>
          </table:table-cell>
          <table:table-cell table:formula="of:=ROUND(RAND()*90)" office:value-type="float" office:value="51" calcext:value-type="float">
            <text:p>51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84] = 1; ROUND(1000+RAND()*2000); ROUND(300+RAND()*1000))" office:value-type="float" office:value="1153" calcext:value-type="float">
            <text:p>1153</text:p>
          </table:table-cell>
          <table:table-cell table:formula="of:=IF([.H484]; ROUND(1000+RAND()*1000); ROUND(RAND()*100))" office:value-type="float" office:value="1004" calcext:value-type="float">
            <text:p>1004</text:p>
          </table:table-cell>
          <table:table-cell table:formula="of:=IF([.H484]; ROUND(RAND()*100); ROUND(RAND()*30))" office:value-type="float" office:value="7" calcext:value-type="float">
            <text:p>7</text:p>
          </table:table-cell>
          <table:table-cell table:formula="of:=IF([.H484]; ROUND(RAND()*200); ROUND(RAND()*100))" office:value-type="float" office:value="189" calcext:value-type="float">
            <text:p>189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71" calcext:value-type="float">
            <text:p>71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85] = 1; ROUND(1000+RAND()*2000); ROUND(300+RAND()*1000))" office:value-type="float" office:value="831" calcext:value-type="float">
            <text:p>831</text:p>
          </table:table-cell>
          <table:table-cell table:formula="of:=IF([.H485]; ROUND(1000+RAND()*1000); ROUND(RAND()*100))" office:value-type="float" office:value="29" calcext:value-type="float">
            <text:p>29</text:p>
          </table:table-cell>
          <table:table-cell table:formula="of:=IF([.H485]; ROUND(RAND()*100); ROUND(RAND()*30))" office:value-type="float" office:value="21" calcext:value-type="float">
            <text:p>21</text:p>
          </table:table-cell>
          <table:table-cell table:formula="of:=IF([.H485]; ROUND(RAND()*200); ROUND(RAND()*100))" office:value-type="float" office:value="15" calcext:value-type="float">
            <text:p>15</text:p>
          </table:table-cell>
          <table:table-cell table:formula="of:=18+ROUND(RAND()*40)" office:value-type="float" office:value="53" calcext:value-type="float">
            <text:p>53</text:p>
          </table:table-cell>
          <table:table-cell table:formula="of:=ROUND(RAND()*90)" office:value-type="float" office:value="56" calcext:value-type="float">
            <text:p>56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86] = 1; ROUND(1000+RAND()*2000); ROUND(300+RAND()*1000))" office:value-type="float" office:value="1860" calcext:value-type="float">
            <text:p>1860</text:p>
          </table:table-cell>
          <table:table-cell table:formula="of:=IF([.H486]; ROUND(1000+RAND()*1000); ROUND(RAND()*100))" office:value-type="float" office:value="1351" calcext:value-type="float">
            <text:p>1351</text:p>
          </table:table-cell>
          <table:table-cell table:formula="of:=IF([.H486]; ROUND(RAND()*100); ROUND(RAND()*30))" office:value-type="float" office:value="58" calcext:value-type="float">
            <text:p>58</text:p>
          </table:table-cell>
          <table:table-cell table:formula="of:=IF([.H486]; ROUND(RAND()*200); ROUND(RAND()*100))" office:value-type="float" office:value="36" calcext:value-type="float">
            <text:p>36</text:p>
          </table:table-cell>
          <table:table-cell table:formula="of:=18+ROUND(RAND()*40)" office:value-type="float" office:value="21" calcext:value-type="float">
            <text:p>21</text:p>
          </table:table-cell>
          <table:table-cell table:formula="of:=ROUND(RAND()*90)" office:value-type="float" office:value="42" calcext:value-type="float">
            <text:p>42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87] = 1; ROUND(1000+RAND()*2000); ROUND(300+RAND()*1000))" office:value-type="float" office:value="1732" calcext:value-type="float">
            <text:p>1732</text:p>
          </table:table-cell>
          <table:table-cell table:formula="of:=IF([.H487]; ROUND(1000+RAND()*1000); ROUND(RAND()*100))" office:value-type="float" office:value="1933" calcext:value-type="float">
            <text:p>1933</text:p>
          </table:table-cell>
          <table:table-cell table:formula="of:=IF([.H487]; ROUND(RAND()*100); ROUND(RAND()*30))" office:value-type="float" office:value="60" calcext:value-type="float">
            <text:p>60</text:p>
          </table:table-cell>
          <table:table-cell table:formula="of:=IF([.H487]; ROUND(RAND()*200); ROUND(RAND()*100))" office:value-type="float" office:value="12" calcext:value-type="float">
            <text:p>12</text:p>
          </table:table-cell>
          <table:table-cell table:formula="of:=18+ROUND(RAND()*40)" office:value-type="float" office:value="19" calcext:value-type="float">
            <text:p>19</text:p>
          </table:table-cell>
          <table:table-cell table:formula="of:=ROUND(RAND()*90)" office:value-type="float" office:value="35" calcext:value-type="float">
            <text:p>35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88] = 1; ROUND(1000+RAND()*2000); ROUND(300+RAND()*1000))" office:value-type="float" office:value="372" calcext:value-type="float">
            <text:p>372</text:p>
          </table:table-cell>
          <table:table-cell table:formula="of:=IF([.H488]; ROUND(1000+RAND()*1000); ROUND(RAND()*100))" office:value-type="float" office:value="76" calcext:value-type="float">
            <text:p>76</text:p>
          </table:table-cell>
          <table:table-cell table:formula="of:=IF([.H488]; ROUND(RAND()*100); ROUND(RAND()*30))" office:value-type="float" office:value="26" calcext:value-type="float">
            <text:p>26</text:p>
          </table:table-cell>
          <table:table-cell table:formula="of:=IF([.H488]; ROUND(RAND()*200); ROUND(RAND()*100))" office:value-type="float" office:value="91" calcext:value-type="float">
            <text:p>91</text:p>
          </table:table-cell>
          <table:table-cell table:formula="of:=18+ROUND(RAND()*40)" office:value-type="float" office:value="56" calcext:value-type="float">
            <text:p>56</text:p>
          </table:table-cell>
          <table:table-cell table:formula="of:=ROUND(RAND()*90)" office:value-type="float" office:value="79" calcext:value-type="float">
            <text:p>79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89] = 1; ROUND(1000+RAND()*2000); ROUND(300+RAND()*1000))" office:value-type="float" office:value="701" calcext:value-type="float">
            <text:p>701</text:p>
          </table:table-cell>
          <table:table-cell table:formula="of:=IF([.H489]; ROUND(1000+RAND()*1000); ROUND(RAND()*100))" office:value-type="float" office:value="5" calcext:value-type="float">
            <text:p>5</text:p>
          </table:table-cell>
          <table:table-cell table:formula="of:=IF([.H489]; ROUND(RAND()*100); ROUND(RAND()*30))" office:value-type="float" office:value="20" calcext:value-type="float">
            <text:p>20</text:p>
          </table:table-cell>
          <table:table-cell table:formula="of:=IF([.H489]; ROUND(RAND()*200); ROUND(RAND()*100))" office:value-type="float" office:value="34" calcext:value-type="float">
            <text:p>34</text:p>
          </table:table-cell>
          <table:table-cell table:formula="of:=18+ROUND(RAND()*40)" office:value-type="float" office:value="51" calcext:value-type="float">
            <text:p>51</text:p>
          </table:table-cell>
          <table:table-cell table:formula="of:=ROUND(RAND()*90)" office:value-type="float" office:value="58" calcext:value-type="float">
            <text:p>58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90] = 1; ROUND(1000+RAND()*2000); ROUND(300+RAND()*1000))" office:value-type="float" office:value="1123" calcext:value-type="float">
            <text:p>1123</text:p>
          </table:table-cell>
          <table:table-cell table:formula="of:=IF([.H490]; ROUND(1000+RAND()*1000); ROUND(RAND()*100))" office:value-type="float" office:value="1824" calcext:value-type="float">
            <text:p>1824</text:p>
          </table:table-cell>
          <table:table-cell table:formula="of:=IF([.H490]; ROUND(RAND()*100); ROUND(RAND()*30))" office:value-type="float" office:value="77" calcext:value-type="float">
            <text:p>77</text:p>
          </table:table-cell>
          <table:table-cell table:formula="of:=IF([.H490]; ROUND(RAND()*200); ROUND(RAND()*100))" office:value-type="float" office:value="168" calcext:value-type="float">
            <text:p>168</text:p>
          </table:table-cell>
          <table:table-cell table:formula="of:=18+ROUND(RAND()*40)" office:value-type="float" office:value="50" calcext:value-type="float">
            <text:p>50</text:p>
          </table:table-cell>
          <table:table-cell table:formula="of:=ROUND(RAND()*90)" office:value-type="float" office:value="39" calcext:value-type="float">
            <text:p>39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91] = 1; ROUND(1000+RAND()*2000); ROUND(300+RAND()*1000))" office:value-type="float" office:value="946" calcext:value-type="float">
            <text:p>946</text:p>
          </table:table-cell>
          <table:table-cell table:formula="of:=IF([.H491]; ROUND(1000+RAND()*1000); ROUND(RAND()*100))" office:value-type="float" office:value="53" calcext:value-type="float">
            <text:p>53</text:p>
          </table:table-cell>
          <table:table-cell table:formula="of:=IF([.H491]; ROUND(RAND()*100); ROUND(RAND()*30))" office:value-type="float" office:value="16" calcext:value-type="float">
            <text:p>16</text:p>
          </table:table-cell>
          <table:table-cell table:formula="of:=IF([.H491]; ROUND(RAND()*200); ROUND(RAND()*100))" office:value-type="float" office:value="52" calcext:value-type="float">
            <text:p>52</text:p>
          </table:table-cell>
          <table:table-cell table:formula="of:=18+ROUND(RAND()*40)" office:value-type="float" office:value="45" calcext:value-type="float">
            <text:p>45</text:p>
          </table:table-cell>
          <table:table-cell table:formula="of:=ROUND(RAND()*90)" office:value-type="float" office:value="86" calcext:value-type="float">
            <text:p>86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92] = 1; ROUND(1000+RAND()*2000); ROUND(300+RAND()*1000))" office:value-type="float" office:value="2174" calcext:value-type="float">
            <text:p>2174</text:p>
          </table:table-cell>
          <table:table-cell table:formula="of:=IF([.H492]; ROUND(1000+RAND()*1000); ROUND(RAND()*100))" office:value-type="float" office:value="1496" calcext:value-type="float">
            <text:p>1496</text:p>
          </table:table-cell>
          <table:table-cell table:formula="of:=IF([.H492]; ROUND(RAND()*100); ROUND(RAND()*30))" office:value-type="float" office:value="84" calcext:value-type="float">
            <text:p>84</text:p>
          </table:table-cell>
          <table:table-cell table:formula="of:=IF([.H492]; ROUND(RAND()*200); ROUND(RAND()*100))" office:value-type="float" office:value="136" calcext:value-type="float">
            <text:p>136</text:p>
          </table:table-cell>
          <table:table-cell table:formula="of:=18+ROUND(RAND()*40)" office:value-type="float" office:value="24" calcext:value-type="float">
            <text:p>24</text:p>
          </table:table-cell>
          <table:table-cell table:formula="of:=ROUND(RAND()*90)" office:value-type="float" office:value="66" calcext:value-type="float">
            <text:p>66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93] = 1; ROUND(1000+RAND()*2000); ROUND(300+RAND()*1000))" office:value-type="float" office:value="424" calcext:value-type="float">
            <text:p>424</text:p>
          </table:table-cell>
          <table:table-cell table:formula="of:=IF([.H493]; ROUND(1000+RAND()*1000); ROUND(RAND()*100))" office:value-type="float" office:value="73" calcext:value-type="float">
            <text:p>73</text:p>
          </table:table-cell>
          <table:table-cell table:formula="of:=IF([.H493]; ROUND(RAND()*100); ROUND(RAND()*30))" office:value-type="float" office:value="6" calcext:value-type="float">
            <text:p>6</text:p>
          </table:table-cell>
          <table:table-cell table:formula="of:=IF([.H493]; ROUND(RAND()*200); ROUND(RAND()*100))" office:value-type="float" office:value="31" calcext:value-type="float">
            <text:p>31</text:p>
          </table:table-cell>
          <table:table-cell table:formula="of:=18+ROUND(RAND()*40)" office:value-type="float" office:value="24" calcext:value-type="float">
            <text:p>24</text:p>
          </table:table-cell>
          <table:table-cell table:formula="of:=ROUND(RAND()*90)" office:value-type="float" office:value="59" calcext:value-type="float">
            <text:p>59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94] = 1; ROUND(1000+RAND()*2000); ROUND(300+RAND()*1000))" office:value-type="float" office:value="1959" calcext:value-type="float">
            <text:p>1959</text:p>
          </table:table-cell>
          <table:table-cell table:formula="of:=IF([.H494]; ROUND(1000+RAND()*1000); ROUND(RAND()*100))" office:value-type="float" office:value="1415" calcext:value-type="float">
            <text:p>1415</text:p>
          </table:table-cell>
          <table:table-cell table:formula="of:=IF([.H494]; ROUND(RAND()*100); ROUND(RAND()*30))" office:value-type="float" office:value="2" calcext:value-type="float">
            <text:p>2</text:p>
          </table:table-cell>
          <table:table-cell table:formula="of:=IF([.H494]; ROUND(RAND()*200); ROUND(RAND()*100))" office:value-type="float" office:value="33" calcext:value-type="float">
            <text:p>33</text:p>
          </table:table-cell>
          <table:table-cell table:formula="of:=18+ROUND(RAND()*40)" office:value-type="float" office:value="47" calcext:value-type="float">
            <text:p>47</text:p>
          </table:table-cell>
          <table:table-cell table:formula="of:=ROUND(RAND()*90)" office:value-type="float" office:value="88" calcext:value-type="float">
            <text:p>88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95] = 1; ROUND(1000+RAND()*2000); ROUND(300+RAND()*1000))" office:value-type="float" office:value="390" calcext:value-type="float">
            <text:p>390</text:p>
          </table:table-cell>
          <table:table-cell table:formula="of:=IF([.H495]; ROUND(1000+RAND()*1000); ROUND(RAND()*100))" office:value-type="float" office:value="79" calcext:value-type="float">
            <text:p>79</text:p>
          </table:table-cell>
          <table:table-cell table:formula="of:=IF([.H495]; ROUND(RAND()*100); ROUND(RAND()*30))" office:value-type="float" office:value="18" calcext:value-type="float">
            <text:p>18</text:p>
          </table:table-cell>
          <table:table-cell table:formula="of:=IF([.H495]; ROUND(RAND()*200); ROUND(RAND()*100))" office:value-type="float" office:value="93" calcext:value-type="float">
            <text:p>93</text:p>
          </table:table-cell>
          <table:table-cell table:formula="of:=18+ROUND(RAND()*40)" office:value-type="float" office:value="43" calcext:value-type="float">
            <text:p>43</text:p>
          </table:table-cell>
          <table:table-cell table:formula="of:=ROUND(RAND()*90)" office:value-type="float" office:value="16" calcext:value-type="float">
            <text:p>16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96] = 1; ROUND(1000+RAND()*2000); ROUND(300+RAND()*1000))" office:value-type="float" office:value="1035" calcext:value-type="float">
            <text:p>1035</text:p>
          </table:table-cell>
          <table:table-cell table:formula="of:=IF([.H496]; ROUND(1000+RAND()*1000); ROUND(RAND()*100))" office:value-type="float" office:value="1763" calcext:value-type="float">
            <text:p>1763</text:p>
          </table:table-cell>
          <table:table-cell table:formula="of:=IF([.H496]; ROUND(RAND()*100); ROUND(RAND()*30))" office:value-type="float" office:value="31" calcext:value-type="float">
            <text:p>31</text:p>
          </table:table-cell>
          <table:table-cell table:formula="of:=IF([.H496]; ROUND(RAND()*200); ROUND(RAND()*100))" office:value-type="float" office:value="4" calcext:value-type="float">
            <text:p>4</text:p>
          </table:table-cell>
          <table:table-cell table:formula="of:=18+ROUND(RAND()*40)" office:value-type="float" office:value="21" calcext:value-type="float">
            <text:p>21</text:p>
          </table:table-cell>
          <table:table-cell table:formula="of:=ROUND(RAND()*90)" office:value-type="float" office:value="1" calcext:value-type="float">
            <text:p>1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97] = 1; ROUND(1000+RAND()*2000); ROUND(300+RAND()*1000))" office:value-type="float" office:value="421" calcext:value-type="float">
            <text:p>421</text:p>
          </table:table-cell>
          <table:table-cell table:formula="of:=IF([.H497]; ROUND(1000+RAND()*1000); ROUND(RAND()*100))" office:value-type="float" office:value="83" calcext:value-type="float">
            <text:p>83</text:p>
          </table:table-cell>
          <table:table-cell table:formula="of:=IF([.H497]; ROUND(RAND()*100); ROUND(RAND()*30))" office:value-type="float" office:value="9" calcext:value-type="float">
            <text:p>9</text:p>
          </table:table-cell>
          <table:table-cell table:formula="of:=IF([.H497]; ROUND(RAND()*200); ROUND(RAND()*100))" office:value-type="float" office:value="75" calcext:value-type="float">
            <text:p>75</text:p>
          </table:table-cell>
          <table:table-cell table:formula="of:=18+ROUND(RAND()*40)" office:value-type="float" office:value="42" calcext:value-type="float">
            <text:p>42</text:p>
          </table:table-cell>
          <table:table-cell table:formula="of:=ROUND(RAND()*90)" office:value-type="float" office:value="25" calcext:value-type="float">
            <text:p>25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498] = 1; ROUND(1000+RAND()*2000); ROUND(300+RAND()*1000))" office:value-type="float" office:value="2711" calcext:value-type="float">
            <text:p>2711</text:p>
          </table:table-cell>
          <table:table-cell table:formula="of:=IF([.H498]; ROUND(1000+RAND()*1000); ROUND(RAND()*100))" office:value-type="float" office:value="1768" calcext:value-type="float">
            <text:p>1768</text:p>
          </table:table-cell>
          <table:table-cell table:formula="of:=IF([.H498]; ROUND(RAND()*100); ROUND(RAND()*30))" office:value-type="float" office:value="54" calcext:value-type="float">
            <text:p>54</text:p>
          </table:table-cell>
          <table:table-cell table:formula="of:=IF([.H498]; ROUND(RAND()*200); ROUND(RAND()*100))" office:value-type="float" office:value="34" calcext:value-type="float">
            <text:p>34</text:p>
          </table:table-cell>
          <table:table-cell table:formula="of:=18+ROUND(RAND()*40)" office:value-type="float" office:value="44" calcext:value-type="float">
            <text:p>44</text:p>
          </table:table-cell>
          <table:table-cell table:formula="of:=ROUND(RAND()*90)" office:value-type="float" office:value="43" calcext:value-type="float">
            <text:p>43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499] = 1; ROUND(1000+RAND()*2000); ROUND(300+RAND()*1000))" office:value-type="float" office:value="1223" calcext:value-type="float">
            <text:p>1223</text:p>
          </table:table-cell>
          <table:table-cell table:formula="of:=IF([.H499]; ROUND(1000+RAND()*1000); ROUND(RAND()*100))" office:value-type="float" office:value="1825" calcext:value-type="float">
            <text:p>1825</text:p>
          </table:table-cell>
          <table:table-cell table:formula="of:=IF([.H499]; ROUND(RAND()*100); ROUND(RAND()*30))" office:value-type="float" office:value="71" calcext:value-type="float">
            <text:p>71</text:p>
          </table:table-cell>
          <table:table-cell table:formula="of:=IF([.H499]; ROUND(RAND()*200); ROUND(RAND()*100))" office:value-type="float" office:value="60" calcext:value-type="float">
            <text:p>60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66" calcext:value-type="float">
            <text:p>66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00] = 1; ROUND(1000+RAND()*2000); ROUND(300+RAND()*1000))" office:value-type="float" office:value="1052" calcext:value-type="float">
            <text:p>1052</text:p>
          </table:table-cell>
          <table:table-cell table:formula="of:=IF([.H500]; ROUND(1000+RAND()*1000); ROUND(RAND()*100))" office:value-type="float" office:value="1" calcext:value-type="float">
            <text:p>1</text:p>
          </table:table-cell>
          <table:table-cell table:formula="of:=IF([.H500]; ROUND(RAND()*100); ROUND(RAND()*30))" office:value-type="float" office:value="0" calcext:value-type="float">
            <text:p>0</text:p>
          </table:table-cell>
          <table:table-cell table:formula="of:=IF([.H500]; ROUND(RAND()*200); ROUND(RAND()*100))" office:value-type="float" office:value="94" calcext:value-type="float">
            <text:p>94</text:p>
          </table:table-cell>
          <table:table-cell table:formula="of:=18+ROUND(RAND()*40)" office:value-type="float" office:value="51" calcext:value-type="float">
            <text:p>51</text:p>
          </table:table-cell>
          <table:table-cell table:formula="of:=ROUND(RAND()*90)" office:value-type="float" office:value="17" calcext:value-type="float">
            <text:p>17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01] = 1; ROUND(1000+RAND()*2000); ROUND(300+RAND()*1000))" office:value-type="float" office:value="1065" calcext:value-type="float">
            <text:p>1065</text:p>
          </table:table-cell>
          <table:table-cell table:formula="of:=IF([.H501]; ROUND(1000+RAND()*1000); ROUND(RAND()*100))" office:value-type="float" office:value="1792" calcext:value-type="float">
            <text:p>1792</text:p>
          </table:table-cell>
          <table:table-cell table:formula="of:=IF([.H501]; ROUND(RAND()*100); ROUND(RAND()*30))" office:value-type="float" office:value="80" calcext:value-type="float">
            <text:p>80</text:p>
          </table:table-cell>
          <table:table-cell table:formula="of:=IF([.H501]; ROUND(RAND()*200); ROUND(RAND()*100))" office:value-type="float" office:value="181" calcext:value-type="float">
            <text:p>181</text:p>
          </table:table-cell>
          <table:table-cell table:formula="of:=18+ROUND(RAND()*40)" office:value-type="float" office:value="30" calcext:value-type="float">
            <text:p>30</text:p>
          </table:table-cell>
          <table:table-cell table:formula="of:=ROUND(RAND()*90)" office:value-type="float" office:value="71" calcext:value-type="float">
            <text:p>71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02] = 1; ROUND(1000+RAND()*2000); ROUND(300+RAND()*1000))" office:value-type="float" office:value="2241" calcext:value-type="float">
            <text:p>2241</text:p>
          </table:table-cell>
          <table:table-cell table:formula="of:=IF([.H502]; ROUND(1000+RAND()*1000); ROUND(RAND()*100))" office:value-type="float" office:value="1354" calcext:value-type="float">
            <text:p>1354</text:p>
          </table:table-cell>
          <table:table-cell table:formula="of:=IF([.H502]; ROUND(RAND()*100); ROUND(RAND()*30))" office:value-type="float" office:value="15" calcext:value-type="float">
            <text:p>15</text:p>
          </table:table-cell>
          <table:table-cell table:formula="of:=IF([.H502]; ROUND(RAND()*200); ROUND(RAND()*100))" office:value-type="float" office:value="40" calcext:value-type="float">
            <text:p>40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49" calcext:value-type="float">
            <text:p>49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03] = 1; ROUND(1000+RAND()*2000); ROUND(300+RAND()*1000))" office:value-type="float" office:value="1788" calcext:value-type="float">
            <text:p>1788</text:p>
          </table:table-cell>
          <table:table-cell table:formula="of:=IF([.H503]; ROUND(1000+RAND()*1000); ROUND(RAND()*100))" office:value-type="float" office:value="1368" calcext:value-type="float">
            <text:p>1368</text:p>
          </table:table-cell>
          <table:table-cell table:formula="of:=IF([.H503]; ROUND(RAND()*100); ROUND(RAND()*30))" office:value-type="float" office:value="75" calcext:value-type="float">
            <text:p>75</text:p>
          </table:table-cell>
          <table:table-cell table:formula="of:=IF([.H503]; ROUND(RAND()*200); ROUND(RAND()*100))" office:value-type="float" office:value="10" calcext:value-type="float">
            <text:p>10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11" calcext:value-type="float">
            <text:p>11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04] = 1; ROUND(1000+RAND()*2000); ROUND(300+RAND()*1000))" office:value-type="float" office:value="1089" calcext:value-type="float">
            <text:p>1089</text:p>
          </table:table-cell>
          <table:table-cell table:formula="of:=IF([.H504]; ROUND(1000+RAND()*1000); ROUND(RAND()*100))" office:value-type="float" office:value="60" calcext:value-type="float">
            <text:p>60</text:p>
          </table:table-cell>
          <table:table-cell table:formula="of:=IF([.H504]; ROUND(RAND()*100); ROUND(RAND()*30))" office:value-type="float" office:value="8" calcext:value-type="float">
            <text:p>8</text:p>
          </table:table-cell>
          <table:table-cell table:formula="of:=IF([.H504]; ROUND(RAND()*200); ROUND(RAND()*100))" office:value-type="float" office:value="30" calcext:value-type="float">
            <text:p>30</text:p>
          </table:table-cell>
          <table:table-cell table:formula="of:=18+ROUND(RAND()*40)" office:value-type="float" office:value="39" calcext:value-type="float">
            <text:p>39</text:p>
          </table:table-cell>
          <table:table-cell table:formula="of:=ROUND(RAND()*90)" office:value-type="float" office:value="40" calcext:value-type="float">
            <text:p>40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05] = 1; ROUND(1000+RAND()*2000); ROUND(300+RAND()*1000))" office:value-type="float" office:value="906" calcext:value-type="float">
            <text:p>906</text:p>
          </table:table-cell>
          <table:table-cell table:formula="of:=IF([.H505]; ROUND(1000+RAND()*1000); ROUND(RAND()*100))" office:value-type="float" office:value="34" calcext:value-type="float">
            <text:p>34</text:p>
          </table:table-cell>
          <table:table-cell table:formula="of:=IF([.H505]; ROUND(RAND()*100); ROUND(RAND()*30))" office:value-type="float" office:value="18" calcext:value-type="float">
            <text:p>18</text:p>
          </table:table-cell>
          <table:table-cell table:formula="of:=IF([.H505]; ROUND(RAND()*200); ROUND(RAND()*100))" office:value-type="float" office:value="52" calcext:value-type="float">
            <text:p>52</text:p>
          </table:table-cell>
          <table:table-cell table:formula="of:=18+ROUND(RAND()*40)" office:value-type="float" office:value="44" calcext:value-type="float">
            <text:p>44</text:p>
          </table:table-cell>
          <table:table-cell table:formula="of:=ROUND(RAND()*90)" office:value-type="float" office:value="71" calcext:value-type="float">
            <text:p>71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06] = 1; ROUND(1000+RAND()*2000); ROUND(300+RAND()*1000))" office:value-type="float" office:value="2783" calcext:value-type="float">
            <text:p>2783</text:p>
          </table:table-cell>
          <table:table-cell table:formula="of:=IF([.H506]; ROUND(1000+RAND()*1000); ROUND(RAND()*100))" office:value-type="float" office:value="1529" calcext:value-type="float">
            <text:p>1529</text:p>
          </table:table-cell>
          <table:table-cell table:formula="of:=IF([.H506]; ROUND(RAND()*100); ROUND(RAND()*30))" office:value-type="float" office:value="96" calcext:value-type="float">
            <text:p>96</text:p>
          </table:table-cell>
          <table:table-cell table:formula="of:=IF([.H506]; ROUND(RAND()*200); ROUND(RAND()*100))" office:value-type="float" office:value="124" calcext:value-type="float">
            <text:p>124</text:p>
          </table:table-cell>
          <table:table-cell table:formula="of:=18+ROUND(RAND()*40)" office:value-type="float" office:value="35" calcext:value-type="float">
            <text:p>35</text:p>
          </table:table-cell>
          <table:table-cell table:formula="of:=ROUND(RAND()*90)" office:value-type="float" office:value="22" calcext:value-type="float">
            <text:p>22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07] = 1; ROUND(1000+RAND()*2000); ROUND(300+RAND()*1000))" office:value-type="float" office:value="2999" calcext:value-type="float">
            <text:p>2999</text:p>
          </table:table-cell>
          <table:table-cell table:formula="of:=IF([.H507]; ROUND(1000+RAND()*1000); ROUND(RAND()*100))" office:value-type="float" office:value="1695" calcext:value-type="float">
            <text:p>1695</text:p>
          </table:table-cell>
          <table:table-cell table:formula="of:=IF([.H507]; ROUND(RAND()*100); ROUND(RAND()*30))" office:value-type="float" office:value="100" calcext:value-type="float">
            <text:p>100</text:p>
          </table:table-cell>
          <table:table-cell table:formula="of:=IF([.H507]; ROUND(RAND()*200); ROUND(RAND()*100))" office:value-type="float" office:value="172" calcext:value-type="float">
            <text:p>172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11" calcext:value-type="float">
            <text:p>11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08] = 1; ROUND(1000+RAND()*2000); ROUND(300+RAND()*1000))" office:value-type="float" office:value="2826" calcext:value-type="float">
            <text:p>2826</text:p>
          </table:table-cell>
          <table:table-cell table:formula="of:=IF([.H508]; ROUND(1000+RAND()*1000); ROUND(RAND()*100))" office:value-type="float" office:value="1337" calcext:value-type="float">
            <text:p>1337</text:p>
          </table:table-cell>
          <table:table-cell table:formula="of:=IF([.H508]; ROUND(RAND()*100); ROUND(RAND()*30))" office:value-type="float" office:value="39" calcext:value-type="float">
            <text:p>39</text:p>
          </table:table-cell>
          <table:table-cell table:formula="of:=IF([.H508]; ROUND(RAND()*200); ROUND(RAND()*100))" office:value-type="float" office:value="158" calcext:value-type="float">
            <text:p>158</text:p>
          </table:table-cell>
          <table:table-cell table:formula="of:=18+ROUND(RAND()*40)" office:value-type="float" office:value="26" calcext:value-type="float">
            <text:p>26</text:p>
          </table:table-cell>
          <table:table-cell table:formula="of:=ROUND(RAND()*90)" office:value-type="float" office:value="63" calcext:value-type="float">
            <text:p>63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09] = 1; ROUND(1000+RAND()*2000); ROUND(300+RAND()*1000))" office:value-type="float" office:value="1333" calcext:value-type="float">
            <text:p>1333</text:p>
          </table:table-cell>
          <table:table-cell table:formula="of:=IF([.H509]; ROUND(1000+RAND()*1000); ROUND(RAND()*100))" office:value-type="float" office:value="1675" calcext:value-type="float">
            <text:p>1675</text:p>
          </table:table-cell>
          <table:table-cell table:formula="of:=IF([.H509]; ROUND(RAND()*100); ROUND(RAND()*30))" office:value-type="float" office:value="9" calcext:value-type="float">
            <text:p>9</text:p>
          </table:table-cell>
          <table:table-cell table:formula="of:=IF([.H509]; ROUND(RAND()*200); ROUND(RAND()*100))" office:value-type="float" office:value="45" calcext:value-type="float">
            <text:p>45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29" calcext:value-type="float">
            <text:p>29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10] = 1; ROUND(1000+RAND()*2000); ROUND(300+RAND()*1000))" office:value-type="float" office:value="569" calcext:value-type="float">
            <text:p>569</text:p>
          </table:table-cell>
          <table:table-cell table:formula="of:=IF([.H510]; ROUND(1000+RAND()*1000); ROUND(RAND()*100))" office:value-type="float" office:value="58" calcext:value-type="float">
            <text:p>58</text:p>
          </table:table-cell>
          <table:table-cell table:formula="of:=IF([.H510]; ROUND(RAND()*100); ROUND(RAND()*30))" office:value-type="float" office:value="8" calcext:value-type="float">
            <text:p>8</text:p>
          </table:table-cell>
          <table:table-cell table:formula="of:=IF([.H510]; ROUND(RAND()*200); ROUND(RAND()*100))" office:value-type="float" office:value="52" calcext:value-type="float">
            <text:p>52</text:p>
          </table:table-cell>
          <table:table-cell table:formula="of:=18+ROUND(RAND()*40)" office:value-type="float" office:value="42" calcext:value-type="float">
            <text:p>42</text:p>
          </table:table-cell>
          <table:table-cell table:formula="of:=ROUND(RAND()*90)" office:value-type="float" office:value="5" calcext:value-type="float">
            <text:p>5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11] = 1; ROUND(1000+RAND()*2000); ROUND(300+RAND()*1000))" office:value-type="float" office:value="2958" calcext:value-type="float">
            <text:p>2958</text:p>
          </table:table-cell>
          <table:table-cell table:formula="of:=IF([.H511]; ROUND(1000+RAND()*1000); ROUND(RAND()*100))" office:value-type="float" office:value="1818" calcext:value-type="float">
            <text:p>1818</text:p>
          </table:table-cell>
          <table:table-cell table:formula="of:=IF([.H511]; ROUND(RAND()*100); ROUND(RAND()*30))" office:value-type="float" office:value="32" calcext:value-type="float">
            <text:p>32</text:p>
          </table:table-cell>
          <table:table-cell table:formula="of:=IF([.H511]; ROUND(RAND()*200); ROUND(RAND()*100))" office:value-type="float" office:value="92" calcext:value-type="float">
            <text:p>92</text:p>
          </table:table-cell>
          <table:table-cell table:formula="of:=18+ROUND(RAND()*40)" office:value-type="float" office:value="50" calcext:value-type="float">
            <text:p>50</text:p>
          </table:table-cell>
          <table:table-cell table:formula="of:=ROUND(RAND()*90)" office:value-type="float" office:value="26" calcext:value-type="float">
            <text:p>26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12] = 1; ROUND(1000+RAND()*2000); ROUND(300+RAND()*1000))" office:value-type="float" office:value="2470" calcext:value-type="float">
            <text:p>2470</text:p>
          </table:table-cell>
          <table:table-cell table:formula="of:=IF([.H512]; ROUND(1000+RAND()*1000); ROUND(RAND()*100))" office:value-type="float" office:value="1545" calcext:value-type="float">
            <text:p>1545</text:p>
          </table:table-cell>
          <table:table-cell table:formula="of:=IF([.H512]; ROUND(RAND()*100); ROUND(RAND()*30))" office:value-type="float" office:value="94" calcext:value-type="float">
            <text:p>94</text:p>
          </table:table-cell>
          <table:table-cell table:formula="of:=IF([.H512]; ROUND(RAND()*200); ROUND(RAND()*100))" office:value-type="float" office:value="181" calcext:value-type="float">
            <text:p>181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39" calcext:value-type="float">
            <text:p>39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13] = 1; ROUND(1000+RAND()*2000); ROUND(300+RAND()*1000))" office:value-type="float" office:value="2233" calcext:value-type="float">
            <text:p>2233</text:p>
          </table:table-cell>
          <table:table-cell table:formula="of:=IF([.H513]; ROUND(1000+RAND()*1000); ROUND(RAND()*100))" office:value-type="float" office:value="1815" calcext:value-type="float">
            <text:p>1815</text:p>
          </table:table-cell>
          <table:table-cell table:formula="of:=IF([.H513]; ROUND(RAND()*100); ROUND(RAND()*30))" office:value-type="float" office:value="33" calcext:value-type="float">
            <text:p>33</text:p>
          </table:table-cell>
          <table:table-cell table:formula="of:=IF([.H513]; ROUND(RAND()*200); ROUND(RAND()*100))" office:value-type="float" office:value="38" calcext:value-type="float">
            <text:p>38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75" calcext:value-type="float">
            <text:p>75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14] = 1; ROUND(1000+RAND()*2000); ROUND(300+RAND()*1000))" office:value-type="float" office:value="1162" calcext:value-type="float">
            <text:p>1162</text:p>
          </table:table-cell>
          <table:table-cell table:formula="of:=IF([.H514]; ROUND(1000+RAND()*1000); ROUND(RAND()*100))" office:value-type="float" office:value="86" calcext:value-type="float">
            <text:p>86</text:p>
          </table:table-cell>
          <table:table-cell table:formula="of:=IF([.H514]; ROUND(RAND()*100); ROUND(RAND()*30))" office:value-type="float" office:value="14" calcext:value-type="float">
            <text:p>14</text:p>
          </table:table-cell>
          <table:table-cell table:formula="of:=IF([.H514]; ROUND(RAND()*200); ROUND(RAND()*100))" office:value-type="float" office:value="61" calcext:value-type="float">
            <text:p>61</text:p>
          </table:table-cell>
          <table:table-cell table:formula="of:=18+ROUND(RAND()*40)" office:value-type="float" office:value="39" calcext:value-type="float">
            <text:p>39</text:p>
          </table:table-cell>
          <table:table-cell table:formula="of:=ROUND(RAND()*90)" office:value-type="float" office:value="28" calcext:value-type="float">
            <text:p>28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15] = 1; ROUND(1000+RAND()*2000); ROUND(300+RAND()*1000))" office:value-type="float" office:value="2416" calcext:value-type="float">
            <text:p>2416</text:p>
          </table:table-cell>
          <table:table-cell table:formula="of:=IF([.H515]; ROUND(1000+RAND()*1000); ROUND(RAND()*100))" office:value-type="float" office:value="1254" calcext:value-type="float">
            <text:p>1254</text:p>
          </table:table-cell>
          <table:table-cell table:formula="of:=IF([.H515]; ROUND(RAND()*100); ROUND(RAND()*30))" office:value-type="float" office:value="62" calcext:value-type="float">
            <text:p>62</text:p>
          </table:table-cell>
          <table:table-cell table:formula="of:=IF([.H515]; ROUND(RAND()*200); ROUND(RAND()*100))" office:value-type="float" office:value="160" calcext:value-type="float">
            <text:p>160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74" calcext:value-type="float">
            <text:p>74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16] = 1; ROUND(1000+RAND()*2000); ROUND(300+RAND()*1000))" office:value-type="float" office:value="2300" calcext:value-type="float">
            <text:p>2300</text:p>
          </table:table-cell>
          <table:table-cell table:formula="of:=IF([.H516]; ROUND(1000+RAND()*1000); ROUND(RAND()*100))" office:value-type="float" office:value="1804" calcext:value-type="float">
            <text:p>1804</text:p>
          </table:table-cell>
          <table:table-cell table:formula="of:=IF([.H516]; ROUND(RAND()*100); ROUND(RAND()*30))" office:value-type="float" office:value="47" calcext:value-type="float">
            <text:p>47</text:p>
          </table:table-cell>
          <table:table-cell table:formula="of:=IF([.H516]; ROUND(RAND()*200); ROUND(RAND()*100))" office:value-type="float" office:value="198" calcext:value-type="float">
            <text:p>198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82" calcext:value-type="float">
            <text:p>82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17] = 1; ROUND(1000+RAND()*2000); ROUND(300+RAND()*1000))" office:value-type="float" office:value="2402" calcext:value-type="float">
            <text:p>2402</text:p>
          </table:table-cell>
          <table:table-cell table:formula="of:=IF([.H517]; ROUND(1000+RAND()*1000); ROUND(RAND()*100))" office:value-type="float" office:value="1034" calcext:value-type="float">
            <text:p>1034</text:p>
          </table:table-cell>
          <table:table-cell table:formula="of:=IF([.H517]; ROUND(RAND()*100); ROUND(RAND()*30))" office:value-type="float" office:value="7" calcext:value-type="float">
            <text:p>7</text:p>
          </table:table-cell>
          <table:table-cell table:formula="of:=IF([.H517]; ROUND(RAND()*200); ROUND(RAND()*100))" office:value-type="float" office:value="90" calcext:value-type="float">
            <text:p>90</text:p>
          </table:table-cell>
          <table:table-cell table:formula="of:=18+ROUND(RAND()*40)" office:value-type="float" office:value="47" calcext:value-type="float">
            <text:p>47</text:p>
          </table:table-cell>
          <table:table-cell table:formula="of:=ROUND(RAND()*90)" office:value-type="float" office:value="68" calcext:value-type="float">
            <text:p>68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18] = 1; ROUND(1000+RAND()*2000); ROUND(300+RAND()*1000))" office:value-type="float" office:value="2188" calcext:value-type="float">
            <text:p>2188</text:p>
          </table:table-cell>
          <table:table-cell table:formula="of:=IF([.H518]; ROUND(1000+RAND()*1000); ROUND(RAND()*100))" office:value-type="float" office:value="1538" calcext:value-type="float">
            <text:p>1538</text:p>
          </table:table-cell>
          <table:table-cell table:formula="of:=IF([.H518]; ROUND(RAND()*100); ROUND(RAND()*30))" office:value-type="float" office:value="29" calcext:value-type="float">
            <text:p>29</text:p>
          </table:table-cell>
          <table:table-cell table:formula="of:=IF([.H518]; ROUND(RAND()*200); ROUND(RAND()*100))" office:value-type="float" office:value="93" calcext:value-type="float">
            <text:p>93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74" calcext:value-type="float">
            <text:p>74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19] = 1; ROUND(1000+RAND()*2000); ROUND(300+RAND()*1000))" office:value-type="float" office:value="697" calcext:value-type="float">
            <text:p>697</text:p>
          </table:table-cell>
          <table:table-cell table:formula="of:=IF([.H519]; ROUND(1000+RAND()*1000); ROUND(RAND()*100))" office:value-type="float" office:value="10" calcext:value-type="float">
            <text:p>10</text:p>
          </table:table-cell>
          <table:table-cell table:formula="of:=IF([.H519]; ROUND(RAND()*100); ROUND(RAND()*30))" office:value-type="float" office:value="28" calcext:value-type="float">
            <text:p>28</text:p>
          </table:table-cell>
          <table:table-cell table:formula="of:=IF([.H519]; ROUND(RAND()*200); ROUND(RAND()*100))" office:value-type="float" office:value="99" calcext:value-type="float">
            <text:p>99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84" calcext:value-type="float">
            <text:p>84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20] = 1; ROUND(1000+RAND()*2000); ROUND(300+RAND()*1000))" office:value-type="float" office:value="2700" calcext:value-type="float">
            <text:p>2700</text:p>
          </table:table-cell>
          <table:table-cell table:formula="of:=IF([.H520]; ROUND(1000+RAND()*1000); ROUND(RAND()*100))" office:value-type="float" office:value="1637" calcext:value-type="float">
            <text:p>1637</text:p>
          </table:table-cell>
          <table:table-cell table:formula="of:=IF([.H520]; ROUND(RAND()*100); ROUND(RAND()*30))" office:value-type="float" office:value="33" calcext:value-type="float">
            <text:p>33</text:p>
          </table:table-cell>
          <table:table-cell table:formula="of:=IF([.H520]; ROUND(RAND()*200); ROUND(RAND()*100))" office:value-type="float" office:value="5" calcext:value-type="float">
            <text:p>5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9" calcext:value-type="float">
            <text:p>9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21] = 1; ROUND(1000+RAND()*2000); ROUND(300+RAND()*1000))" office:value-type="float" office:value="612" calcext:value-type="float">
            <text:p>612</text:p>
          </table:table-cell>
          <table:table-cell table:formula="of:=IF([.H521]; ROUND(1000+RAND()*1000); ROUND(RAND()*100))" office:value-type="float" office:value="10" calcext:value-type="float">
            <text:p>10</text:p>
          </table:table-cell>
          <table:table-cell table:formula="of:=IF([.H521]; ROUND(RAND()*100); ROUND(RAND()*30))" office:value-type="float" office:value="14" calcext:value-type="float">
            <text:p>14</text:p>
          </table:table-cell>
          <table:table-cell table:formula="of:=IF([.H521]; ROUND(RAND()*200); ROUND(RAND()*100))" office:value-type="float" office:value="89" calcext:value-type="float">
            <text:p>89</text:p>
          </table:table-cell>
          <table:table-cell table:formula="of:=18+ROUND(RAND()*40)" office:value-type="float" office:value="51" calcext:value-type="float">
            <text:p>51</text:p>
          </table:table-cell>
          <table:table-cell table:formula="of:=ROUND(RAND()*90)" office:value-type="float" office:value="39" calcext:value-type="float">
            <text:p>39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22] = 1; ROUND(1000+RAND()*2000); ROUND(300+RAND()*1000))" office:value-type="float" office:value="2030" calcext:value-type="float">
            <text:p>2030</text:p>
          </table:table-cell>
          <table:table-cell table:formula="of:=IF([.H522]; ROUND(1000+RAND()*1000); ROUND(RAND()*100))" office:value-type="float" office:value="1176" calcext:value-type="float">
            <text:p>1176</text:p>
          </table:table-cell>
          <table:table-cell table:formula="of:=IF([.H522]; ROUND(RAND()*100); ROUND(RAND()*30))" office:value-type="float" office:value="93" calcext:value-type="float">
            <text:p>93</text:p>
          </table:table-cell>
          <table:table-cell table:formula="of:=IF([.H522]; ROUND(RAND()*200); ROUND(RAND()*100))" office:value-type="float" office:value="9" calcext:value-type="float">
            <text:p>9</text:p>
          </table:table-cell>
          <table:table-cell table:formula="of:=18+ROUND(RAND()*40)" office:value-type="float" office:value="39" calcext:value-type="float">
            <text:p>39</text:p>
          </table:table-cell>
          <table:table-cell table:formula="of:=ROUND(RAND()*90)" office:value-type="float" office:value="51" calcext:value-type="float">
            <text:p>51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23] = 1; ROUND(1000+RAND()*2000); ROUND(300+RAND()*1000))" office:value-type="float" office:value="1235" calcext:value-type="float">
            <text:p>1235</text:p>
          </table:table-cell>
          <table:table-cell table:formula="of:=IF([.H523]; ROUND(1000+RAND()*1000); ROUND(RAND()*100))" office:value-type="float" office:value="11" calcext:value-type="float">
            <text:p>11</text:p>
          </table:table-cell>
          <table:table-cell table:formula="of:=IF([.H523]; ROUND(RAND()*100); ROUND(RAND()*30))" office:value-type="float" office:value="6" calcext:value-type="float">
            <text:p>6</text:p>
          </table:table-cell>
          <table:table-cell table:formula="of:=IF([.H523]; ROUND(RAND()*200); ROUND(RAND()*100))" office:value-type="float" office:value="99" calcext:value-type="float">
            <text:p>99</text:p>
          </table:table-cell>
          <table:table-cell table:formula="of:=18+ROUND(RAND()*40)" office:value-type="float" office:value="36" calcext:value-type="float">
            <text:p>36</text:p>
          </table:table-cell>
          <table:table-cell table:formula="of:=ROUND(RAND()*90)" office:value-type="float" office:value="83" calcext:value-type="float">
            <text:p>83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24] = 1; ROUND(1000+RAND()*2000); ROUND(300+RAND()*1000))" office:value-type="float" office:value="544" calcext:value-type="float">
            <text:p>544</text:p>
          </table:table-cell>
          <table:table-cell table:formula="of:=IF([.H524]; ROUND(1000+RAND()*1000); ROUND(RAND()*100))" office:value-type="float" office:value="89" calcext:value-type="float">
            <text:p>89</text:p>
          </table:table-cell>
          <table:table-cell table:formula="of:=IF([.H524]; ROUND(RAND()*100); ROUND(RAND()*30))" office:value-type="float" office:value="29" calcext:value-type="float">
            <text:p>29</text:p>
          </table:table-cell>
          <table:table-cell table:formula="of:=IF([.H524]; ROUND(RAND()*200); ROUND(RAND()*100))" office:value-type="float" office:value="94" calcext:value-type="float">
            <text:p>94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70" calcext:value-type="float">
            <text:p>70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25] = 1; ROUND(1000+RAND()*2000); ROUND(300+RAND()*1000))" office:value-type="float" office:value="1063" calcext:value-type="float">
            <text:p>1063</text:p>
          </table:table-cell>
          <table:table-cell table:formula="of:=IF([.H525]; ROUND(1000+RAND()*1000); ROUND(RAND()*100))" office:value-type="float" office:value="66" calcext:value-type="float">
            <text:p>66</text:p>
          </table:table-cell>
          <table:table-cell table:formula="of:=IF([.H525]; ROUND(RAND()*100); ROUND(RAND()*30))" office:value-type="float" office:value="18" calcext:value-type="float">
            <text:p>18</text:p>
          </table:table-cell>
          <table:table-cell table:formula="of:=IF([.H525]; ROUND(RAND()*200); ROUND(RAND()*100))" office:value-type="float" office:value="7" calcext:value-type="float">
            <text:p>7</text:p>
          </table:table-cell>
          <table:table-cell table:formula="of:=18+ROUND(RAND()*40)" office:value-type="float" office:value="55" calcext:value-type="float">
            <text:p>55</text:p>
          </table:table-cell>
          <table:table-cell table:formula="of:=ROUND(RAND()*90)" office:value-type="float" office:value="45" calcext:value-type="float">
            <text:p>45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26] = 1; ROUND(1000+RAND()*2000); ROUND(300+RAND()*1000))" office:value-type="float" office:value="2437" calcext:value-type="float">
            <text:p>2437</text:p>
          </table:table-cell>
          <table:table-cell table:formula="of:=IF([.H526]; ROUND(1000+RAND()*1000); ROUND(RAND()*100))" office:value-type="float" office:value="1583" calcext:value-type="float">
            <text:p>1583</text:p>
          </table:table-cell>
          <table:table-cell table:formula="of:=IF([.H526]; ROUND(RAND()*100); ROUND(RAND()*30))" office:value-type="float" office:value="29" calcext:value-type="float">
            <text:p>29</text:p>
          </table:table-cell>
          <table:table-cell table:formula="of:=IF([.H526]; ROUND(RAND()*200); ROUND(RAND()*100))" office:value-type="float" office:value="82" calcext:value-type="float">
            <text:p>82</text:p>
          </table:table-cell>
          <table:table-cell table:formula="of:=18+ROUND(RAND()*40)" office:value-type="float" office:value="23" calcext:value-type="float">
            <text:p>23</text:p>
          </table:table-cell>
          <table:table-cell table:formula="of:=ROUND(RAND()*90)" office:value-type="float" office:value="88" calcext:value-type="float">
            <text:p>88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27] = 1; ROUND(1000+RAND()*2000); ROUND(300+RAND()*1000))" office:value-type="float" office:value="399" calcext:value-type="float">
            <text:p>399</text:p>
          </table:table-cell>
          <table:table-cell table:formula="of:=IF([.H527]; ROUND(1000+RAND()*1000); ROUND(RAND()*100))" office:value-type="float" office:value="11" calcext:value-type="float">
            <text:p>11</text:p>
          </table:table-cell>
          <table:table-cell table:formula="of:=IF([.H527]; ROUND(RAND()*100); ROUND(RAND()*30))" office:value-type="float" office:value="13" calcext:value-type="float">
            <text:p>13</text:p>
          </table:table-cell>
          <table:table-cell table:formula="of:=IF([.H527]; ROUND(RAND()*200); ROUND(RAND()*100))" office:value-type="float" office:value="73" calcext:value-type="float">
            <text:p>73</text:p>
          </table:table-cell>
          <table:table-cell table:formula="of:=18+ROUND(RAND()*40)" office:value-type="float" office:value="50" calcext:value-type="float">
            <text:p>50</text:p>
          </table:table-cell>
          <table:table-cell table:formula="of:=ROUND(RAND()*90)" office:value-type="float" office:value="54" calcext:value-type="float">
            <text:p>54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28] = 1; ROUND(1000+RAND()*2000); ROUND(300+RAND()*1000))" office:value-type="float" office:value="1263" calcext:value-type="float">
            <text:p>1263</text:p>
          </table:table-cell>
          <table:table-cell table:formula="of:=IF([.H528]; ROUND(1000+RAND()*1000); ROUND(RAND()*100))" office:value-type="float" office:value="1643" calcext:value-type="float">
            <text:p>1643</text:p>
          </table:table-cell>
          <table:table-cell table:formula="of:=IF([.H528]; ROUND(RAND()*100); ROUND(RAND()*30))" office:value-type="float" office:value="91" calcext:value-type="float">
            <text:p>91</text:p>
          </table:table-cell>
          <table:table-cell table:formula="of:=IF([.H528]; ROUND(RAND()*200); ROUND(RAND()*100))" office:value-type="float" office:value="52" calcext:value-type="float">
            <text:p>52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14" calcext:value-type="float">
            <text:p>14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29] = 1; ROUND(1000+RAND()*2000); ROUND(300+RAND()*1000))" office:value-type="float" office:value="1938" calcext:value-type="float">
            <text:p>1938</text:p>
          </table:table-cell>
          <table:table-cell table:formula="of:=IF([.H529]; ROUND(1000+RAND()*1000); ROUND(RAND()*100))" office:value-type="float" office:value="1243" calcext:value-type="float">
            <text:p>1243</text:p>
          </table:table-cell>
          <table:table-cell table:formula="of:=IF([.H529]; ROUND(RAND()*100); ROUND(RAND()*30))" office:value-type="float" office:value="83" calcext:value-type="float">
            <text:p>83</text:p>
          </table:table-cell>
          <table:table-cell table:formula="of:=IF([.H529]; ROUND(RAND()*200); ROUND(RAND()*100))" office:value-type="float" office:value="189" calcext:value-type="float">
            <text:p>189</text:p>
          </table:table-cell>
          <table:table-cell table:formula="of:=18+ROUND(RAND()*40)" office:value-type="float" office:value="31" calcext:value-type="float">
            <text:p>31</text:p>
          </table:table-cell>
          <table:table-cell table:formula="of:=ROUND(RAND()*90)" office:value-type="float" office:value="68" calcext:value-type="float">
            <text:p>68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30] = 1; ROUND(1000+RAND()*2000); ROUND(300+RAND()*1000))" office:value-type="float" office:value="1048" calcext:value-type="float">
            <text:p>1048</text:p>
          </table:table-cell>
          <table:table-cell table:formula="of:=IF([.H530]; ROUND(1000+RAND()*1000); ROUND(RAND()*100))" office:value-type="float" office:value="53" calcext:value-type="float">
            <text:p>53</text:p>
          </table:table-cell>
          <table:table-cell table:formula="of:=IF([.H530]; ROUND(RAND()*100); ROUND(RAND()*30))" office:value-type="float" office:value="16" calcext:value-type="float">
            <text:p>16</text:p>
          </table:table-cell>
          <table:table-cell table:formula="of:=IF([.H530]; ROUND(RAND()*200); ROUND(RAND()*100))" office:value-type="float" office:value="44" calcext:value-type="float">
            <text:p>44</text:p>
          </table:table-cell>
          <table:table-cell table:formula="of:=18+ROUND(RAND()*40)" office:value-type="float" office:value="21" calcext:value-type="float">
            <text:p>21</text:p>
          </table:table-cell>
          <table:table-cell table:formula="of:=ROUND(RAND()*90)" office:value-type="float" office:value="19" calcext:value-type="float">
            <text:p>19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31] = 1; ROUND(1000+RAND()*2000); ROUND(300+RAND()*1000))" office:value-type="float" office:value="548" calcext:value-type="float">
            <text:p>548</text:p>
          </table:table-cell>
          <table:table-cell table:formula="of:=IF([.H531]; ROUND(1000+RAND()*1000); ROUND(RAND()*100))" office:value-type="float" office:value="1" calcext:value-type="float">
            <text:p>1</text:p>
          </table:table-cell>
          <table:table-cell table:formula="of:=IF([.H531]; ROUND(RAND()*100); ROUND(RAND()*30))" office:value-type="float" office:value="21" calcext:value-type="float">
            <text:p>21</text:p>
          </table:table-cell>
          <table:table-cell table:formula="of:=IF([.H531]; ROUND(RAND()*200); ROUND(RAND()*100))" office:value-type="float" office:value="10" calcext:value-type="float">
            <text:p>10</text:p>
          </table:table-cell>
          <table:table-cell table:formula="of:=18+ROUND(RAND()*40)" office:value-type="float" office:value="21" calcext:value-type="float">
            <text:p>21</text:p>
          </table:table-cell>
          <table:table-cell table:formula="of:=ROUND(RAND()*90)" office:value-type="float" office:value="14" calcext:value-type="float">
            <text:p>14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32] = 1; ROUND(1000+RAND()*2000); ROUND(300+RAND()*1000))" office:value-type="float" office:value="1723" calcext:value-type="float">
            <text:p>1723</text:p>
          </table:table-cell>
          <table:table-cell table:formula="of:=IF([.H532]; ROUND(1000+RAND()*1000); ROUND(RAND()*100))" office:value-type="float" office:value="1603" calcext:value-type="float">
            <text:p>1603</text:p>
          </table:table-cell>
          <table:table-cell table:formula="of:=IF([.H532]; ROUND(RAND()*100); ROUND(RAND()*30))" office:value-type="float" office:value="74" calcext:value-type="float">
            <text:p>74</text:p>
          </table:table-cell>
          <table:table-cell table:formula="of:=IF([.H532]; ROUND(RAND()*200); ROUND(RAND()*100))" office:value-type="float" office:value="159" calcext:value-type="float">
            <text:p>159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6" calcext:value-type="float">
            <text:p>6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33] = 1; ROUND(1000+RAND()*2000); ROUND(300+RAND()*1000))" office:value-type="float" office:value="867" calcext:value-type="float">
            <text:p>867</text:p>
          </table:table-cell>
          <table:table-cell table:formula="of:=IF([.H533]; ROUND(1000+RAND()*1000); ROUND(RAND()*100))" office:value-type="float" office:value="21" calcext:value-type="float">
            <text:p>21</text:p>
          </table:table-cell>
          <table:table-cell table:formula="of:=IF([.H533]; ROUND(RAND()*100); ROUND(RAND()*30))" office:value-type="float" office:value="23" calcext:value-type="float">
            <text:p>23</text:p>
          </table:table-cell>
          <table:table-cell table:formula="of:=IF([.H533]; ROUND(RAND()*200); ROUND(RAND()*100))" office:value-type="float" office:value="51" calcext:value-type="float">
            <text:p>51</text:p>
          </table:table-cell>
          <table:table-cell table:formula="of:=18+ROUND(RAND()*40)" office:value-type="float" office:value="44" calcext:value-type="float">
            <text:p>44</text:p>
          </table:table-cell>
          <table:table-cell table:formula="of:=ROUND(RAND()*90)" office:value-type="float" office:value="3" calcext:value-type="float">
            <text:p>3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34] = 1; ROUND(1000+RAND()*2000); ROUND(300+RAND()*1000))" office:value-type="float" office:value="2545" calcext:value-type="float">
            <text:p>2545</text:p>
          </table:table-cell>
          <table:table-cell table:formula="of:=IF([.H534]; ROUND(1000+RAND()*1000); ROUND(RAND()*100))" office:value-type="float" office:value="1425" calcext:value-type="float">
            <text:p>1425</text:p>
          </table:table-cell>
          <table:table-cell table:formula="of:=IF([.H534]; ROUND(RAND()*100); ROUND(RAND()*30))" office:value-type="float" office:value="25" calcext:value-type="float">
            <text:p>25</text:p>
          </table:table-cell>
          <table:table-cell table:formula="of:=IF([.H534]; ROUND(RAND()*200); ROUND(RAND()*100))" office:value-type="float" office:value="44" calcext:value-type="float">
            <text:p>44</text:p>
          </table:table-cell>
          <table:table-cell table:formula="of:=18+ROUND(RAND()*40)" office:value-type="float" office:value="44" calcext:value-type="float">
            <text:p>44</text:p>
          </table:table-cell>
          <table:table-cell table:formula="of:=ROUND(RAND()*90)" office:value-type="float" office:value="61" calcext:value-type="float">
            <text:p>61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35] = 1; ROUND(1000+RAND()*2000); ROUND(300+RAND()*1000))" office:value-type="float" office:value="708" calcext:value-type="float">
            <text:p>708</text:p>
          </table:table-cell>
          <table:table-cell table:formula="of:=IF([.H535]; ROUND(1000+RAND()*1000); ROUND(RAND()*100))" office:value-type="float" office:value="35" calcext:value-type="float">
            <text:p>35</text:p>
          </table:table-cell>
          <table:table-cell table:formula="of:=IF([.H535]; ROUND(RAND()*100); ROUND(RAND()*30))" office:value-type="float" office:value="19" calcext:value-type="float">
            <text:p>19</text:p>
          </table:table-cell>
          <table:table-cell table:formula="of:=IF([.H535]; ROUND(RAND()*200); ROUND(RAND()*100))" office:value-type="float" office:value="92" calcext:value-type="float">
            <text:p>92</text:p>
          </table:table-cell>
          <table:table-cell table:formula="of:=18+ROUND(RAND()*40)" office:value-type="float" office:value="42" calcext:value-type="float">
            <text:p>42</text:p>
          </table:table-cell>
          <table:table-cell table:formula="of:=ROUND(RAND()*90)" office:value-type="float" office:value="18" calcext:value-type="float">
            <text:p>18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36] = 1; ROUND(1000+RAND()*2000); ROUND(300+RAND()*1000))" office:value-type="float" office:value="2587" calcext:value-type="float">
            <text:p>2587</text:p>
          </table:table-cell>
          <table:table-cell table:formula="of:=IF([.H536]; ROUND(1000+RAND()*1000); ROUND(RAND()*100))" office:value-type="float" office:value="1927" calcext:value-type="float">
            <text:p>1927</text:p>
          </table:table-cell>
          <table:table-cell table:formula="of:=IF([.H536]; ROUND(RAND()*100); ROUND(RAND()*30))" office:value-type="float" office:value="60" calcext:value-type="float">
            <text:p>60</text:p>
          </table:table-cell>
          <table:table-cell table:formula="of:=IF([.H536]; ROUND(RAND()*200); ROUND(RAND()*100))" office:value-type="float" office:value="107" calcext:value-type="float">
            <text:p>107</text:p>
          </table:table-cell>
          <table:table-cell table:formula="of:=18+ROUND(RAND()*40)" office:value-type="float" office:value="53" calcext:value-type="float">
            <text:p>53</text:p>
          </table:table-cell>
          <table:table-cell table:formula="of:=ROUND(RAND()*90)" office:value-type="float" office:value="12" calcext:value-type="float">
            <text:p>12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37] = 1; ROUND(1000+RAND()*2000); ROUND(300+RAND()*1000))" office:value-type="float" office:value="310" calcext:value-type="float">
            <text:p>310</text:p>
          </table:table-cell>
          <table:table-cell table:formula="of:=IF([.H537]; ROUND(1000+RAND()*1000); ROUND(RAND()*100))" office:value-type="float" office:value="1" calcext:value-type="float">
            <text:p>1</text:p>
          </table:table-cell>
          <table:table-cell table:formula="of:=IF([.H537]; ROUND(RAND()*100); ROUND(RAND()*30))" office:value-type="float" office:value="28" calcext:value-type="float">
            <text:p>28</text:p>
          </table:table-cell>
          <table:table-cell table:formula="of:=IF([.H537]; ROUND(RAND()*200); ROUND(RAND()*100))" office:value-type="float" office:value="48" calcext:value-type="float">
            <text:p>48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2" calcext:value-type="float">
            <text:p>2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38] = 1; ROUND(1000+RAND()*2000); ROUND(300+RAND()*1000))" office:value-type="float" office:value="2147" calcext:value-type="float">
            <text:p>2147</text:p>
          </table:table-cell>
          <table:table-cell table:formula="of:=IF([.H538]; ROUND(1000+RAND()*1000); ROUND(RAND()*100))" office:value-type="float" office:value="1007" calcext:value-type="float">
            <text:p>1007</text:p>
          </table:table-cell>
          <table:table-cell table:formula="of:=IF([.H538]; ROUND(RAND()*100); ROUND(RAND()*30))" office:value-type="float" office:value="8" calcext:value-type="float">
            <text:p>8</text:p>
          </table:table-cell>
          <table:table-cell table:formula="of:=IF([.H538]; ROUND(RAND()*200); ROUND(RAND()*100))" office:value-type="float" office:value="51" calcext:value-type="float">
            <text:p>51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69" calcext:value-type="float">
            <text:p>69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39] = 1; ROUND(1000+RAND()*2000); ROUND(300+RAND()*1000))" office:value-type="float" office:value="457" calcext:value-type="float">
            <text:p>457</text:p>
          </table:table-cell>
          <table:table-cell table:formula="of:=IF([.H539]; ROUND(1000+RAND()*1000); ROUND(RAND()*100))" office:value-type="float" office:value="17" calcext:value-type="float">
            <text:p>17</text:p>
          </table:table-cell>
          <table:table-cell table:formula="of:=IF([.H539]; ROUND(RAND()*100); ROUND(RAND()*30))" office:value-type="float" office:value="21" calcext:value-type="float">
            <text:p>21</text:p>
          </table:table-cell>
          <table:table-cell table:formula="of:=IF([.H539]; ROUND(RAND()*200); ROUND(RAND()*100))" office:value-type="float" office:value="75" calcext:value-type="float">
            <text:p>75</text:p>
          </table:table-cell>
          <table:table-cell table:formula="of:=18+ROUND(RAND()*40)" office:value-type="float" office:value="54" calcext:value-type="float">
            <text:p>54</text:p>
          </table:table-cell>
          <table:table-cell table:formula="of:=ROUND(RAND()*90)" office:value-type="float" office:value="62" calcext:value-type="float">
            <text:p>62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40] = 1; ROUND(1000+RAND()*2000); ROUND(300+RAND()*1000))" office:value-type="float" office:value="739" calcext:value-type="float">
            <text:p>739</text:p>
          </table:table-cell>
          <table:table-cell table:formula="of:=IF([.H540]; ROUND(1000+RAND()*1000); ROUND(RAND()*100))" office:value-type="float" office:value="74" calcext:value-type="float">
            <text:p>74</text:p>
          </table:table-cell>
          <table:table-cell table:formula="of:=IF([.H540]; ROUND(RAND()*100); ROUND(RAND()*30))" office:value-type="float" office:value="20" calcext:value-type="float">
            <text:p>20</text:p>
          </table:table-cell>
          <table:table-cell table:formula="of:=IF([.H540]; ROUND(RAND()*200); ROUND(RAND()*100))" office:value-type="float" office:value="27" calcext:value-type="float">
            <text:p>27</text:p>
          </table:table-cell>
          <table:table-cell table:formula="of:=18+ROUND(RAND()*40)" office:value-type="float" office:value="19" calcext:value-type="float">
            <text:p>19</text:p>
          </table:table-cell>
          <table:table-cell table:formula="of:=ROUND(RAND()*90)" office:value-type="float" office:value="45" calcext:value-type="float">
            <text:p>45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41] = 1; ROUND(1000+RAND()*2000); ROUND(300+RAND()*1000))" office:value-type="float" office:value="355" calcext:value-type="float">
            <text:p>355</text:p>
          </table:table-cell>
          <table:table-cell table:formula="of:=IF([.H541]; ROUND(1000+RAND()*1000); ROUND(RAND()*100))" office:value-type="float" office:value="71" calcext:value-type="float">
            <text:p>71</text:p>
          </table:table-cell>
          <table:table-cell table:formula="of:=IF([.H541]; ROUND(RAND()*100); ROUND(RAND()*30))" office:value-type="float" office:value="30" calcext:value-type="float">
            <text:p>30</text:p>
          </table:table-cell>
          <table:table-cell table:formula="of:=IF([.H541]; ROUND(RAND()*200); ROUND(RAND()*100))" office:value-type="float" office:value="28" calcext:value-type="float">
            <text:p>28</text:p>
          </table:table-cell>
          <table:table-cell table:formula="of:=18+ROUND(RAND()*40)" office:value-type="float" office:value="43" calcext:value-type="float">
            <text:p>43</text:p>
          </table:table-cell>
          <table:table-cell table:formula="of:=ROUND(RAND()*90)" office:value-type="float" office:value="24" calcext:value-type="float">
            <text:p>24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42] = 1; ROUND(1000+RAND()*2000); ROUND(300+RAND()*1000))" office:value-type="float" office:value="1843" calcext:value-type="float">
            <text:p>1843</text:p>
          </table:table-cell>
          <table:table-cell table:formula="of:=IF([.H542]; ROUND(1000+RAND()*1000); ROUND(RAND()*100))" office:value-type="float" office:value="1942" calcext:value-type="float">
            <text:p>1942</text:p>
          </table:table-cell>
          <table:table-cell table:formula="of:=IF([.H542]; ROUND(RAND()*100); ROUND(RAND()*30))" office:value-type="float" office:value="20" calcext:value-type="float">
            <text:p>20</text:p>
          </table:table-cell>
          <table:table-cell table:formula="of:=IF([.H542]; ROUND(RAND()*200); ROUND(RAND()*100))" office:value-type="float" office:value="42" calcext:value-type="float">
            <text:p>42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14" calcext:value-type="float">
            <text:p>14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43] = 1; ROUND(1000+RAND()*2000); ROUND(300+RAND()*1000))" office:value-type="float" office:value="675" calcext:value-type="float">
            <text:p>675</text:p>
          </table:table-cell>
          <table:table-cell table:formula="of:=IF([.H543]; ROUND(1000+RAND()*1000); ROUND(RAND()*100))" office:value-type="float" office:value="30" calcext:value-type="float">
            <text:p>30</text:p>
          </table:table-cell>
          <table:table-cell table:formula="of:=IF([.H543]; ROUND(RAND()*100); ROUND(RAND()*30))" office:value-type="float" office:value="28" calcext:value-type="float">
            <text:p>28</text:p>
          </table:table-cell>
          <table:table-cell table:formula="of:=IF([.H543]; ROUND(RAND()*200); ROUND(RAND()*100))" office:value-type="float" office:value="56" calcext:value-type="float">
            <text:p>56</text:p>
          </table:table-cell>
          <table:table-cell table:formula="of:=18+ROUND(RAND()*40)" office:value-type="float" office:value="56" calcext:value-type="float">
            <text:p>56</text:p>
          </table:table-cell>
          <table:table-cell table:formula="of:=ROUND(RAND()*90)" office:value-type="float" office:value="83" calcext:value-type="float">
            <text:p>83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44] = 1; ROUND(1000+RAND()*2000); ROUND(300+RAND()*1000))" office:value-type="float" office:value="878" calcext:value-type="float">
            <text:p>878</text:p>
          </table:table-cell>
          <table:table-cell table:formula="of:=IF([.H544]; ROUND(1000+RAND()*1000); ROUND(RAND()*100))" office:value-type="float" office:value="1" calcext:value-type="float">
            <text:p>1</text:p>
          </table:table-cell>
          <table:table-cell table:formula="of:=IF([.H544]; ROUND(RAND()*100); ROUND(RAND()*30))" office:value-type="float" office:value="14" calcext:value-type="float">
            <text:p>14</text:p>
          </table:table-cell>
          <table:table-cell table:formula="of:=IF([.H544]; ROUND(RAND()*200); ROUND(RAND()*100))" office:value-type="float" office:value="69" calcext:value-type="float">
            <text:p>69</text:p>
          </table:table-cell>
          <table:table-cell table:formula="of:=18+ROUND(RAND()*40)" office:value-type="float" office:value="38" calcext:value-type="float">
            <text:p>38</text:p>
          </table:table-cell>
          <table:table-cell table:formula="of:=ROUND(RAND()*90)" office:value-type="float" office:value="23" calcext:value-type="float">
            <text:p>23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45] = 1; ROUND(1000+RAND()*2000); ROUND(300+RAND()*1000))" office:value-type="float" office:value="503" calcext:value-type="float">
            <text:p>503</text:p>
          </table:table-cell>
          <table:table-cell table:formula="of:=IF([.H545]; ROUND(1000+RAND()*1000); ROUND(RAND()*100))" office:value-type="float" office:value="51" calcext:value-type="float">
            <text:p>51</text:p>
          </table:table-cell>
          <table:table-cell table:formula="of:=IF([.H545]; ROUND(RAND()*100); ROUND(RAND()*30))" office:value-type="float" office:value="0" calcext:value-type="float">
            <text:p>0</text:p>
          </table:table-cell>
          <table:table-cell table:formula="of:=IF([.H545]; ROUND(RAND()*200); ROUND(RAND()*100))" office:value-type="float" office:value="9" calcext:value-type="float">
            <text:p>9</text:p>
          </table:table-cell>
          <table:table-cell table:formula="of:=18+ROUND(RAND()*40)" office:value-type="float" office:value="49" calcext:value-type="float">
            <text:p>49</text:p>
          </table:table-cell>
          <table:table-cell table:formula="of:=ROUND(RAND()*90)" office:value-type="float" office:value="20" calcext:value-type="float">
            <text:p>20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46] = 1; ROUND(1000+RAND()*2000); ROUND(300+RAND()*1000))" office:value-type="float" office:value="1305" calcext:value-type="float">
            <text:p>1305</text:p>
          </table:table-cell>
          <table:table-cell table:formula="of:=IF([.H546]; ROUND(1000+RAND()*1000); ROUND(RAND()*100))" office:value-type="float" office:value="1282" calcext:value-type="float">
            <text:p>1282</text:p>
          </table:table-cell>
          <table:table-cell table:formula="of:=IF([.H546]; ROUND(RAND()*100); ROUND(RAND()*30))" office:value-type="float" office:value="16" calcext:value-type="float">
            <text:p>16</text:p>
          </table:table-cell>
          <table:table-cell table:formula="of:=IF([.H546]; ROUND(RAND()*200); ROUND(RAND()*100))" office:value-type="float" office:value="63" calcext:value-type="float">
            <text:p>63</text:p>
          </table:table-cell>
          <table:table-cell table:formula="of:=18+ROUND(RAND()*40)" office:value-type="float" office:value="51" calcext:value-type="float">
            <text:p>51</text:p>
          </table:table-cell>
          <table:table-cell table:formula="of:=ROUND(RAND()*90)" office:value-type="float" office:value="4" calcext:value-type="float">
            <text:p>4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47] = 1; ROUND(1000+RAND()*2000); ROUND(300+RAND()*1000))" office:value-type="float" office:value="2037" calcext:value-type="float">
            <text:p>2037</text:p>
          </table:table-cell>
          <table:table-cell table:formula="of:=IF([.H547]; ROUND(1000+RAND()*1000); ROUND(RAND()*100))" office:value-type="float" office:value="1585" calcext:value-type="float">
            <text:p>1585</text:p>
          </table:table-cell>
          <table:table-cell table:formula="of:=IF([.H547]; ROUND(RAND()*100); ROUND(RAND()*30))" office:value-type="float" office:value="83" calcext:value-type="float">
            <text:p>83</text:p>
          </table:table-cell>
          <table:table-cell table:formula="of:=IF([.H547]; ROUND(RAND()*200); ROUND(RAND()*100))" office:value-type="float" office:value="114" calcext:value-type="float">
            <text:p>114</text:p>
          </table:table-cell>
          <table:table-cell table:formula="of:=18+ROUND(RAND()*40)" office:value-type="float" office:value="53" calcext:value-type="float">
            <text:p>53</text:p>
          </table:table-cell>
          <table:table-cell table:formula="of:=ROUND(RAND()*90)" office:value-type="float" office:value="6" calcext:value-type="float">
            <text:p>6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48] = 1; ROUND(1000+RAND()*2000); ROUND(300+RAND()*1000))" office:value-type="float" office:value="1059" calcext:value-type="float">
            <text:p>1059</text:p>
          </table:table-cell>
          <table:table-cell table:formula="of:=IF([.H548]; ROUND(1000+RAND()*1000); ROUND(RAND()*100))" office:value-type="float" office:value="95" calcext:value-type="float">
            <text:p>95</text:p>
          </table:table-cell>
          <table:table-cell table:formula="of:=IF([.H548]; ROUND(RAND()*100); ROUND(RAND()*30))" office:value-type="float" office:value="18" calcext:value-type="float">
            <text:p>18</text:p>
          </table:table-cell>
          <table:table-cell table:formula="of:=IF([.H548]; ROUND(RAND()*200); ROUND(RAND()*100))" office:value-type="float" office:value="47" calcext:value-type="float">
            <text:p>47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38" calcext:value-type="float">
            <text:p>38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49] = 1; ROUND(1000+RAND()*2000); ROUND(300+RAND()*1000))" office:value-type="float" office:value="2206" calcext:value-type="float">
            <text:p>2206</text:p>
          </table:table-cell>
          <table:table-cell table:formula="of:=IF([.H549]; ROUND(1000+RAND()*1000); ROUND(RAND()*100))" office:value-type="float" office:value="1533" calcext:value-type="float">
            <text:p>1533</text:p>
          </table:table-cell>
          <table:table-cell table:formula="of:=IF([.H549]; ROUND(RAND()*100); ROUND(RAND()*30))" office:value-type="float" office:value="47" calcext:value-type="float">
            <text:p>47</text:p>
          </table:table-cell>
          <table:table-cell table:formula="of:=IF([.H549]; ROUND(RAND()*200); ROUND(RAND()*100))" office:value-type="float" office:value="85" calcext:value-type="float">
            <text:p>85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55" calcext:value-type="float">
            <text:p>55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50] = 1; ROUND(1000+RAND()*2000); ROUND(300+RAND()*1000))" office:value-type="float" office:value="925" calcext:value-type="float">
            <text:p>925</text:p>
          </table:table-cell>
          <table:table-cell table:formula="of:=IF([.H550]; ROUND(1000+RAND()*1000); ROUND(RAND()*100))" office:value-type="float" office:value="87" calcext:value-type="float">
            <text:p>87</text:p>
          </table:table-cell>
          <table:table-cell table:formula="of:=IF([.H550]; ROUND(RAND()*100); ROUND(RAND()*30))" office:value-type="float" office:value="17" calcext:value-type="float">
            <text:p>17</text:p>
          </table:table-cell>
          <table:table-cell table:formula="of:=IF([.H550]; ROUND(RAND()*200); ROUND(RAND()*100))" office:value-type="float" office:value="84" calcext:value-type="float">
            <text:p>84</text:p>
          </table:table-cell>
          <table:table-cell table:formula="of:=18+ROUND(RAND()*40)" office:value-type="float" office:value="54" calcext:value-type="float">
            <text:p>54</text:p>
          </table:table-cell>
          <table:table-cell table:formula="of:=ROUND(RAND()*90)" office:value-type="float" office:value="14" calcext:value-type="float">
            <text:p>14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51] = 1; ROUND(1000+RAND()*2000); ROUND(300+RAND()*1000))" office:value-type="float" office:value="2908" calcext:value-type="float">
            <text:p>2908</text:p>
          </table:table-cell>
          <table:table-cell table:formula="of:=IF([.H551]; ROUND(1000+RAND()*1000); ROUND(RAND()*100))" office:value-type="float" office:value="1626" calcext:value-type="float">
            <text:p>1626</text:p>
          </table:table-cell>
          <table:table-cell table:formula="of:=IF([.H551]; ROUND(RAND()*100); ROUND(RAND()*30))" office:value-type="float" office:value="18" calcext:value-type="float">
            <text:p>18</text:p>
          </table:table-cell>
          <table:table-cell table:formula="of:=IF([.H551]; ROUND(RAND()*200); ROUND(RAND()*100))" office:value-type="float" office:value="8" calcext:value-type="float">
            <text:p>8</text:p>
          </table:table-cell>
          <table:table-cell table:formula="of:=18+ROUND(RAND()*40)" office:value-type="float" office:value="29" calcext:value-type="float">
            <text:p>29</text:p>
          </table:table-cell>
          <table:table-cell table:formula="of:=ROUND(RAND()*90)" office:value-type="float" office:value="79" calcext:value-type="float">
            <text:p>79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52] = 1; ROUND(1000+RAND()*2000); ROUND(300+RAND()*1000))" office:value-type="float" office:value="904" calcext:value-type="float">
            <text:p>904</text:p>
          </table:table-cell>
          <table:table-cell table:formula="of:=IF([.H552]; ROUND(1000+RAND()*1000); ROUND(RAND()*100))" office:value-type="float" office:value="58" calcext:value-type="float">
            <text:p>58</text:p>
          </table:table-cell>
          <table:table-cell table:formula="of:=IF([.H552]; ROUND(RAND()*100); ROUND(RAND()*30))" office:value-type="float" office:value="20" calcext:value-type="float">
            <text:p>20</text:p>
          </table:table-cell>
          <table:table-cell table:formula="of:=IF([.H552]; ROUND(RAND()*200); ROUND(RAND()*100))" office:value-type="float" office:value="39" calcext:value-type="float">
            <text:p>39</text:p>
          </table:table-cell>
          <table:table-cell table:formula="of:=18+ROUND(RAND()*40)" office:value-type="float" office:value="44" calcext:value-type="float">
            <text:p>44</text:p>
          </table:table-cell>
          <table:table-cell table:formula="of:=ROUND(RAND()*90)" office:value-type="float" office:value="57" calcext:value-type="float">
            <text:p>57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53] = 1; ROUND(1000+RAND()*2000); ROUND(300+RAND()*1000))" office:value-type="float" office:value="1174" calcext:value-type="float">
            <text:p>1174</text:p>
          </table:table-cell>
          <table:table-cell table:formula="of:=IF([.H553]; ROUND(1000+RAND()*1000); ROUND(RAND()*100))" office:value-type="float" office:value="84" calcext:value-type="float">
            <text:p>84</text:p>
          </table:table-cell>
          <table:table-cell table:formula="of:=IF([.H553]; ROUND(RAND()*100); ROUND(RAND()*30))" office:value-type="float" office:value="26" calcext:value-type="float">
            <text:p>26</text:p>
          </table:table-cell>
          <table:table-cell table:formula="of:=IF([.H553]; ROUND(RAND()*200); ROUND(RAND()*100))" office:value-type="float" office:value="87" calcext:value-type="float">
            <text:p>87</text:p>
          </table:table-cell>
          <table:table-cell table:formula="of:=18+ROUND(RAND()*40)" office:value-type="float" office:value="20" calcext:value-type="float">
            <text:p>20</text:p>
          </table:table-cell>
          <table:table-cell table:formula="of:=ROUND(RAND()*90)" office:value-type="float" office:value="86" calcext:value-type="float">
            <text:p>86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54] = 1; ROUND(1000+RAND()*2000); ROUND(300+RAND()*1000))" office:value-type="float" office:value="2355" calcext:value-type="float">
            <text:p>2355</text:p>
          </table:table-cell>
          <table:table-cell table:formula="of:=IF([.H554]; ROUND(1000+RAND()*1000); ROUND(RAND()*100))" office:value-type="float" office:value="1354" calcext:value-type="float">
            <text:p>1354</text:p>
          </table:table-cell>
          <table:table-cell table:formula="of:=IF([.H554]; ROUND(RAND()*100); ROUND(RAND()*30))" office:value-type="float" office:value="70" calcext:value-type="float">
            <text:p>70</text:p>
          </table:table-cell>
          <table:table-cell table:formula="of:=IF([.H554]; ROUND(RAND()*200); ROUND(RAND()*100))" office:value-type="float" office:value="132" calcext:value-type="float">
            <text:p>132</text:p>
          </table:table-cell>
          <table:table-cell table:formula="of:=18+ROUND(RAND()*40)" office:value-type="float" office:value="58" calcext:value-type="float">
            <text:p>58</text:p>
          </table:table-cell>
          <table:table-cell table:formula="of:=ROUND(RAND()*90)" office:value-type="float" office:value="84" calcext:value-type="float">
            <text:p>84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55] = 1; ROUND(1000+RAND()*2000); ROUND(300+RAND()*1000))" office:value-type="float" office:value="1650" calcext:value-type="float">
            <text:p>1650</text:p>
          </table:table-cell>
          <table:table-cell table:formula="of:=IF([.H555]; ROUND(1000+RAND()*1000); ROUND(RAND()*100))" office:value-type="float" office:value="1748" calcext:value-type="float">
            <text:p>1748</text:p>
          </table:table-cell>
          <table:table-cell table:formula="of:=IF([.H555]; ROUND(RAND()*100); ROUND(RAND()*30))" office:value-type="float" office:value="44" calcext:value-type="float">
            <text:p>44</text:p>
          </table:table-cell>
          <table:table-cell table:formula="of:=IF([.H555]; ROUND(RAND()*200); ROUND(RAND()*100))" office:value-type="float" office:value="176" calcext:value-type="float">
            <text:p>176</text:p>
          </table:table-cell>
          <table:table-cell table:formula="of:=18+ROUND(RAND()*40)" office:value-type="float" office:value="42" calcext:value-type="float">
            <text:p>42</text:p>
          </table:table-cell>
          <table:table-cell table:formula="of:=ROUND(RAND()*90)" office:value-type="float" office:value="13" calcext:value-type="float">
            <text:p>13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56] = 1; ROUND(1000+RAND()*2000); ROUND(300+RAND()*1000))" office:value-type="float" office:value="669" calcext:value-type="float">
            <text:p>669</text:p>
          </table:table-cell>
          <table:table-cell table:formula="of:=IF([.H556]; ROUND(1000+RAND()*1000); ROUND(RAND()*100))" office:value-type="float" office:value="58" calcext:value-type="float">
            <text:p>58</text:p>
          </table:table-cell>
          <table:table-cell table:formula="of:=IF([.H556]; ROUND(RAND()*100); ROUND(RAND()*30))" office:value-type="float" office:value="8" calcext:value-type="float">
            <text:p>8</text:p>
          </table:table-cell>
          <table:table-cell table:formula="of:=IF([.H556]; ROUND(RAND()*200); ROUND(RAND()*100))" office:value-type="float" office:value="17" calcext:value-type="float">
            <text:p>17</text:p>
          </table:table-cell>
          <table:table-cell table:formula="of:=18+ROUND(RAND()*40)" office:value-type="float" office:value="37" calcext:value-type="float">
            <text:p>37</text:p>
          </table:table-cell>
          <table:table-cell table:formula="of:=ROUND(RAND()*90)" office:value-type="float" office:value="82" calcext:value-type="float">
            <text:p>82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57] = 1; ROUND(1000+RAND()*2000); ROUND(300+RAND()*1000))" office:value-type="float" office:value="1159" calcext:value-type="float">
            <text:p>1159</text:p>
          </table:table-cell>
          <table:table-cell table:formula="of:=IF([.H557]; ROUND(1000+RAND()*1000); ROUND(RAND()*100))" office:value-type="float" office:value="1373" calcext:value-type="float">
            <text:p>1373</text:p>
          </table:table-cell>
          <table:table-cell table:formula="of:=IF([.H557]; ROUND(RAND()*100); ROUND(RAND()*30))" office:value-type="float" office:value="60" calcext:value-type="float">
            <text:p>60</text:p>
          </table:table-cell>
          <table:table-cell table:formula="of:=IF([.H557]; ROUND(RAND()*200); ROUND(RAND()*100))" office:value-type="float" office:value="42" calcext:value-type="float">
            <text:p>42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55" calcext:value-type="float">
            <text:p>55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58] = 1; ROUND(1000+RAND()*2000); ROUND(300+RAND()*1000))" office:value-type="float" office:value="782" calcext:value-type="float">
            <text:p>782</text:p>
          </table:table-cell>
          <table:table-cell table:formula="of:=IF([.H558]; ROUND(1000+RAND()*1000); ROUND(RAND()*100))" office:value-type="float" office:value="40" calcext:value-type="float">
            <text:p>40</text:p>
          </table:table-cell>
          <table:table-cell table:formula="of:=IF([.H558]; ROUND(RAND()*100); ROUND(RAND()*30))" office:value-type="float" office:value="16" calcext:value-type="float">
            <text:p>16</text:p>
          </table:table-cell>
          <table:table-cell table:formula="of:=IF([.H558]; ROUND(RAND()*200); ROUND(RAND()*100))" office:value-type="float" office:value="45" calcext:value-type="float">
            <text:p>45</text:p>
          </table:table-cell>
          <table:table-cell table:formula="of:=18+ROUND(RAND()*40)" office:value-type="float" office:value="55" calcext:value-type="float">
            <text:p>55</text:p>
          </table:table-cell>
          <table:table-cell table:formula="of:=ROUND(RAND()*90)" office:value-type="float" office:value="72" calcext:value-type="float">
            <text:p>72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59] = 1; ROUND(1000+RAND()*2000); ROUND(300+RAND()*1000))" office:value-type="float" office:value="1106" calcext:value-type="float">
            <text:p>1106</text:p>
          </table:table-cell>
          <table:table-cell table:formula="of:=IF([.H559]; ROUND(1000+RAND()*1000); ROUND(RAND()*100))" office:value-type="float" office:value="62" calcext:value-type="float">
            <text:p>62</text:p>
          </table:table-cell>
          <table:table-cell table:formula="of:=IF([.H559]; ROUND(RAND()*100); ROUND(RAND()*30))" office:value-type="float" office:value="30" calcext:value-type="float">
            <text:p>30</text:p>
          </table:table-cell>
          <table:table-cell table:formula="of:=IF([.H559]; ROUND(RAND()*200); ROUND(RAND()*100))" office:value-type="float" office:value="46" calcext:value-type="float">
            <text:p>46</text:p>
          </table:table-cell>
          <table:table-cell table:formula="of:=18+ROUND(RAND()*40)" office:value-type="float" office:value="53" calcext:value-type="float">
            <text:p>53</text:p>
          </table:table-cell>
          <table:table-cell table:formula="of:=ROUND(RAND()*90)" office:value-type="float" office:value="67" calcext:value-type="float">
            <text:p>67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60] = 1; ROUND(1000+RAND()*2000); ROUND(300+RAND()*1000))" office:value-type="float" office:value="1106" calcext:value-type="float">
            <text:p>1106</text:p>
          </table:table-cell>
          <table:table-cell table:formula="of:=IF([.H560]; ROUND(1000+RAND()*1000); ROUND(RAND()*100))" office:value-type="float" office:value="79" calcext:value-type="float">
            <text:p>79</text:p>
          </table:table-cell>
          <table:table-cell table:formula="of:=IF([.H560]; ROUND(RAND()*100); ROUND(RAND()*30))" office:value-type="float" office:value="14" calcext:value-type="float">
            <text:p>14</text:p>
          </table:table-cell>
          <table:table-cell table:formula="of:=IF([.H560]; ROUND(RAND()*200); ROUND(RAND()*100))" office:value-type="float" office:value="31" calcext:value-type="float">
            <text:p>31</text:p>
          </table:table-cell>
          <table:table-cell table:formula="of:=18+ROUND(RAND()*40)" office:value-type="float" office:value="43" calcext:value-type="float">
            <text:p>43</text:p>
          </table:table-cell>
          <table:table-cell table:formula="of:=ROUND(RAND()*90)" office:value-type="float" office:value="4" calcext:value-type="float">
            <text:p>4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61] = 1; ROUND(1000+RAND()*2000); ROUND(300+RAND()*1000))" office:value-type="float" office:value="1104" calcext:value-type="float">
            <text:p>1104</text:p>
          </table:table-cell>
          <table:table-cell table:formula="of:=IF([.H561]; ROUND(1000+RAND()*1000); ROUND(RAND()*100))" office:value-type="float" office:value="1569" calcext:value-type="float">
            <text:p>1569</text:p>
          </table:table-cell>
          <table:table-cell table:formula="of:=IF([.H561]; ROUND(RAND()*100); ROUND(RAND()*30))" office:value-type="float" office:value="22" calcext:value-type="float">
            <text:p>22</text:p>
          </table:table-cell>
          <table:table-cell table:formula="of:=IF([.H561]; ROUND(RAND()*200); ROUND(RAND()*100))" office:value-type="float" office:value="166" calcext:value-type="float">
            <text:p>166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1" calcext:value-type="float">
            <text:p>1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62] = 1; ROUND(1000+RAND()*2000); ROUND(300+RAND()*1000))" office:value-type="float" office:value="1074" calcext:value-type="float">
            <text:p>1074</text:p>
          </table:table-cell>
          <table:table-cell table:formula="of:=IF([.H562]; ROUND(1000+RAND()*1000); ROUND(RAND()*100))" office:value-type="float" office:value="1977" calcext:value-type="float">
            <text:p>1977</text:p>
          </table:table-cell>
          <table:table-cell table:formula="of:=IF([.H562]; ROUND(RAND()*100); ROUND(RAND()*30))" office:value-type="float" office:value="15" calcext:value-type="float">
            <text:p>15</text:p>
          </table:table-cell>
          <table:table-cell table:formula="of:=IF([.H562]; ROUND(RAND()*200); ROUND(RAND()*100))" office:value-type="float" office:value="123" calcext:value-type="float">
            <text:p>123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18" calcext:value-type="float">
            <text:p>18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63] = 1; ROUND(1000+RAND()*2000); ROUND(300+RAND()*1000))" office:value-type="float" office:value="1140" calcext:value-type="float">
            <text:p>1140</text:p>
          </table:table-cell>
          <table:table-cell table:formula="of:=IF([.H563]; ROUND(1000+RAND()*1000); ROUND(RAND()*100))" office:value-type="float" office:value="1040" calcext:value-type="float">
            <text:p>1040</text:p>
          </table:table-cell>
          <table:table-cell table:formula="of:=IF([.H563]; ROUND(RAND()*100); ROUND(RAND()*30))" office:value-type="float" office:value="85" calcext:value-type="float">
            <text:p>85</text:p>
          </table:table-cell>
          <table:table-cell table:formula="of:=IF([.H563]; ROUND(RAND()*200); ROUND(RAND()*100))" office:value-type="float" office:value="61" calcext:value-type="float">
            <text:p>61</text:p>
          </table:table-cell>
          <table:table-cell table:formula="of:=18+ROUND(RAND()*40)" office:value-type="float" office:value="51" calcext:value-type="float">
            <text:p>51</text:p>
          </table:table-cell>
          <table:table-cell table:formula="of:=ROUND(RAND()*90)" office:value-type="float" office:value="66" calcext:value-type="float">
            <text:p>66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64] = 1; ROUND(1000+RAND()*2000); ROUND(300+RAND()*1000))" office:value-type="float" office:value="1118" calcext:value-type="float">
            <text:p>1118</text:p>
          </table:table-cell>
          <table:table-cell table:formula="of:=IF([.H564]; ROUND(1000+RAND()*1000); ROUND(RAND()*100))" office:value-type="float" office:value="71" calcext:value-type="float">
            <text:p>71</text:p>
          </table:table-cell>
          <table:table-cell table:formula="of:=IF([.H564]; ROUND(RAND()*100); ROUND(RAND()*30))" office:value-type="float" office:value="15" calcext:value-type="float">
            <text:p>15</text:p>
          </table:table-cell>
          <table:table-cell table:formula="of:=IF([.H564]; ROUND(RAND()*200); ROUND(RAND()*100))" office:value-type="float" office:value="33" calcext:value-type="float">
            <text:p>33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37" calcext:value-type="float">
            <text:p>37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65] = 1; ROUND(1000+RAND()*2000); ROUND(300+RAND()*1000))" office:value-type="float" office:value="2813" calcext:value-type="float">
            <text:p>2813</text:p>
          </table:table-cell>
          <table:table-cell table:formula="of:=IF([.H565]; ROUND(1000+RAND()*1000); ROUND(RAND()*100))" office:value-type="float" office:value="1161" calcext:value-type="float">
            <text:p>1161</text:p>
          </table:table-cell>
          <table:table-cell table:formula="of:=IF([.H565]; ROUND(RAND()*100); ROUND(RAND()*30))" office:value-type="float" office:value="55" calcext:value-type="float">
            <text:p>55</text:p>
          </table:table-cell>
          <table:table-cell table:formula="of:=IF([.H565]; ROUND(RAND()*200); ROUND(RAND()*100))" office:value-type="float" office:value="125" calcext:value-type="float">
            <text:p>125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47" calcext:value-type="float">
            <text:p>47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66] = 1; ROUND(1000+RAND()*2000); ROUND(300+RAND()*1000))" office:value-type="float" office:value="1095" calcext:value-type="float">
            <text:p>1095</text:p>
          </table:table-cell>
          <table:table-cell table:formula="of:=IF([.H566]; ROUND(1000+RAND()*1000); ROUND(RAND()*100))" office:value-type="float" office:value="1551" calcext:value-type="float">
            <text:p>1551</text:p>
          </table:table-cell>
          <table:table-cell table:formula="of:=IF([.H566]; ROUND(RAND()*100); ROUND(RAND()*30))" office:value-type="float" office:value="25" calcext:value-type="float">
            <text:p>25</text:p>
          </table:table-cell>
          <table:table-cell table:formula="of:=IF([.H566]; ROUND(RAND()*200); ROUND(RAND()*100))" office:value-type="float" office:value="61" calcext:value-type="float">
            <text:p>61</text:p>
          </table:table-cell>
          <table:table-cell table:formula="of:=18+ROUND(RAND()*40)" office:value-type="float" office:value="41" calcext:value-type="float">
            <text:p>41</text:p>
          </table:table-cell>
          <table:table-cell table:formula="of:=ROUND(RAND()*90)" office:value-type="float" office:value="61" calcext:value-type="float">
            <text:p>61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67] = 1; ROUND(1000+RAND()*2000); ROUND(300+RAND()*1000))" office:value-type="float" office:value="828" calcext:value-type="float">
            <text:p>828</text:p>
          </table:table-cell>
          <table:table-cell table:formula="of:=IF([.H567]; ROUND(1000+RAND()*1000); ROUND(RAND()*100))" office:value-type="float" office:value="41" calcext:value-type="float">
            <text:p>41</text:p>
          </table:table-cell>
          <table:table-cell table:formula="of:=IF([.H567]; ROUND(RAND()*100); ROUND(RAND()*30))" office:value-type="float" office:value="2" calcext:value-type="float">
            <text:p>2</text:p>
          </table:table-cell>
          <table:table-cell table:formula="of:=IF([.H567]; ROUND(RAND()*200); ROUND(RAND()*100))" office:value-type="float" office:value="30" calcext:value-type="float">
            <text:p>30</text:p>
          </table:table-cell>
          <table:table-cell table:formula="of:=18+ROUND(RAND()*40)" office:value-type="float" office:value="56" calcext:value-type="float">
            <text:p>56</text:p>
          </table:table-cell>
          <table:table-cell table:formula="of:=ROUND(RAND()*90)" office:value-type="float" office:value="59" calcext:value-type="float">
            <text:p>59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68] = 1; ROUND(1000+RAND()*2000); ROUND(300+RAND()*1000))" office:value-type="float" office:value="1435" calcext:value-type="float">
            <text:p>1435</text:p>
          </table:table-cell>
          <table:table-cell table:formula="of:=IF([.H568]; ROUND(1000+RAND()*1000); ROUND(RAND()*100))" office:value-type="float" office:value="1080" calcext:value-type="float">
            <text:p>1080</text:p>
          </table:table-cell>
          <table:table-cell table:formula="of:=IF([.H568]; ROUND(RAND()*100); ROUND(RAND()*30))" office:value-type="float" office:value="29" calcext:value-type="float">
            <text:p>29</text:p>
          </table:table-cell>
          <table:table-cell table:formula="of:=IF([.H568]; ROUND(RAND()*200); ROUND(RAND()*100))" office:value-type="float" office:value="83" calcext:value-type="float">
            <text:p>83</text:p>
          </table:table-cell>
          <table:table-cell table:formula="of:=18+ROUND(RAND()*40)" office:value-type="float" office:value="46" calcext:value-type="float">
            <text:p>46</text:p>
          </table:table-cell>
          <table:table-cell table:formula="of:=ROUND(RAND()*90)" office:value-type="float" office:value="87" calcext:value-type="float">
            <text:p>87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69] = 1; ROUND(1000+RAND()*2000); ROUND(300+RAND()*1000))" office:value-type="float" office:value="444" calcext:value-type="float">
            <text:p>444</text:p>
          </table:table-cell>
          <table:table-cell table:formula="of:=IF([.H569]; ROUND(1000+RAND()*1000); ROUND(RAND()*100))" office:value-type="float" office:value="12" calcext:value-type="float">
            <text:p>12</text:p>
          </table:table-cell>
          <table:table-cell table:formula="of:=IF([.H569]; ROUND(RAND()*100); ROUND(RAND()*30))" office:value-type="float" office:value="16" calcext:value-type="float">
            <text:p>16</text:p>
          </table:table-cell>
          <table:table-cell table:formula="of:=IF([.H569]; ROUND(RAND()*200); ROUND(RAND()*100))" office:value-type="float" office:value="7" calcext:value-type="float">
            <text:p>7</text:p>
          </table:table-cell>
          <table:table-cell table:formula="of:=18+ROUND(RAND()*40)" office:value-type="float" office:value="26" calcext:value-type="float">
            <text:p>26</text:p>
          </table:table-cell>
          <table:table-cell table:formula="of:=ROUND(RAND()*90)" office:value-type="float" office:value="1" calcext:value-type="float">
            <text:p>1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70] = 1; ROUND(1000+RAND()*2000); ROUND(300+RAND()*1000))" office:value-type="float" office:value="924" calcext:value-type="float">
            <text:p>924</text:p>
          </table:table-cell>
          <table:table-cell table:formula="of:=IF([.H570]; ROUND(1000+RAND()*1000); ROUND(RAND()*100))" office:value-type="float" office:value="62" calcext:value-type="float">
            <text:p>62</text:p>
          </table:table-cell>
          <table:table-cell table:formula="of:=IF([.H570]; ROUND(RAND()*100); ROUND(RAND()*30))" office:value-type="float" office:value="4" calcext:value-type="float">
            <text:p>4</text:p>
          </table:table-cell>
          <table:table-cell table:formula="of:=IF([.H570]; ROUND(RAND()*200); ROUND(RAND()*100))" office:value-type="float" office:value="61" calcext:value-type="float">
            <text:p>61</text:p>
          </table:table-cell>
          <table:table-cell table:formula="of:=18+ROUND(RAND()*40)" office:value-type="float" office:value="23" calcext:value-type="float">
            <text:p>23</text:p>
          </table:table-cell>
          <table:table-cell table:formula="of:=ROUND(RAND()*90)" office:value-type="float" office:value="6" calcext:value-type="float">
            <text:p>6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71] = 1; ROUND(1000+RAND()*2000); ROUND(300+RAND()*1000))" office:value-type="float" office:value="2393" calcext:value-type="float">
            <text:p>2393</text:p>
          </table:table-cell>
          <table:table-cell table:formula="of:=IF([.H571]; ROUND(1000+RAND()*1000); ROUND(RAND()*100))" office:value-type="float" office:value="1390" calcext:value-type="float">
            <text:p>1390</text:p>
          </table:table-cell>
          <table:table-cell table:formula="of:=IF([.H571]; ROUND(RAND()*100); ROUND(RAND()*30))" office:value-type="float" office:value="97" calcext:value-type="float">
            <text:p>97</text:p>
          </table:table-cell>
          <table:table-cell table:formula="of:=IF([.H571]; ROUND(RAND()*200); ROUND(RAND()*100))" office:value-type="float" office:value="147" calcext:value-type="float">
            <text:p>147</text:p>
          </table:table-cell>
          <table:table-cell table:formula="of:=18+ROUND(RAND()*40)" office:value-type="float" office:value="43" calcext:value-type="float">
            <text:p>43</text:p>
          </table:table-cell>
          <table:table-cell table:formula="of:=ROUND(RAND()*90)" office:value-type="float" office:value="73" calcext:value-type="float">
            <text:p>73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72] = 1; ROUND(1000+RAND()*2000); ROUND(300+RAND()*1000))" office:value-type="float" office:value="1624" calcext:value-type="float">
            <text:p>1624</text:p>
          </table:table-cell>
          <table:table-cell table:formula="of:=IF([.H572]; ROUND(1000+RAND()*1000); ROUND(RAND()*100))" office:value-type="float" office:value="1078" calcext:value-type="float">
            <text:p>1078</text:p>
          </table:table-cell>
          <table:table-cell table:formula="of:=IF([.H572]; ROUND(RAND()*100); ROUND(RAND()*30))" office:value-type="float" office:value="19" calcext:value-type="float">
            <text:p>19</text:p>
          </table:table-cell>
          <table:table-cell table:formula="of:=IF([.H572]; ROUND(RAND()*200); ROUND(RAND()*100))" office:value-type="float" office:value="106" calcext:value-type="float">
            <text:p>106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14" calcext:value-type="float">
            <text:p>14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73] = 1; ROUND(1000+RAND()*2000); ROUND(300+RAND()*1000))" office:value-type="float" office:value="1007" calcext:value-type="float">
            <text:p>1007</text:p>
          </table:table-cell>
          <table:table-cell table:formula="of:=IF([.H573]; ROUND(1000+RAND()*1000); ROUND(RAND()*100))" office:value-type="float" office:value="1748" calcext:value-type="float">
            <text:p>1748</text:p>
          </table:table-cell>
          <table:table-cell table:formula="of:=IF([.H573]; ROUND(RAND()*100); ROUND(RAND()*30))" office:value-type="float" office:value="96" calcext:value-type="float">
            <text:p>96</text:p>
          </table:table-cell>
          <table:table-cell table:formula="of:=IF([.H573]; ROUND(RAND()*200); ROUND(RAND()*100))" office:value-type="float" office:value="162" calcext:value-type="float">
            <text:p>162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9" calcext:value-type="float">
            <text:p>9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74] = 1; ROUND(1000+RAND()*2000); ROUND(300+RAND()*1000))" office:value-type="float" office:value="554" calcext:value-type="float">
            <text:p>554</text:p>
          </table:table-cell>
          <table:table-cell table:formula="of:=IF([.H574]; ROUND(1000+RAND()*1000); ROUND(RAND()*100))" office:value-type="float" office:value="39" calcext:value-type="float">
            <text:p>39</text:p>
          </table:table-cell>
          <table:table-cell table:formula="of:=IF([.H574]; ROUND(RAND()*100); ROUND(RAND()*30))" office:value-type="float" office:value="30" calcext:value-type="float">
            <text:p>30</text:p>
          </table:table-cell>
          <table:table-cell table:formula="of:=IF([.H574]; ROUND(RAND()*200); ROUND(RAND()*100))" office:value-type="float" office:value="25" calcext:value-type="float">
            <text:p>25</text:p>
          </table:table-cell>
          <table:table-cell table:formula="of:=18+ROUND(RAND()*40)" office:value-type="float" office:value="42" calcext:value-type="float">
            <text:p>42</text:p>
          </table:table-cell>
          <table:table-cell table:formula="of:=ROUND(RAND()*90)" office:value-type="float" office:value="26" calcext:value-type="float">
            <text:p>26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75] = 1; ROUND(1000+RAND()*2000); ROUND(300+RAND()*1000))" office:value-type="float" office:value="732" calcext:value-type="float">
            <text:p>732</text:p>
          </table:table-cell>
          <table:table-cell table:formula="of:=IF([.H575]; ROUND(1000+RAND()*1000); ROUND(RAND()*100))" office:value-type="float" office:value="33" calcext:value-type="float">
            <text:p>33</text:p>
          </table:table-cell>
          <table:table-cell table:formula="of:=IF([.H575]; ROUND(RAND()*100); ROUND(RAND()*30))" office:value-type="float" office:value="1" calcext:value-type="float">
            <text:p>1</text:p>
          </table:table-cell>
          <table:table-cell table:formula="of:=IF([.H575]; ROUND(RAND()*200); ROUND(RAND()*100))" office:value-type="float" office:value="66" calcext:value-type="float">
            <text:p>66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69" calcext:value-type="float">
            <text:p>69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76] = 1; ROUND(1000+RAND()*2000); ROUND(300+RAND()*1000))" office:value-type="float" office:value="556" calcext:value-type="float">
            <text:p>556</text:p>
          </table:table-cell>
          <table:table-cell table:formula="of:=IF([.H576]; ROUND(1000+RAND()*1000); ROUND(RAND()*100))" office:value-type="float" office:value="3" calcext:value-type="float">
            <text:p>3</text:p>
          </table:table-cell>
          <table:table-cell table:formula="of:=IF([.H576]; ROUND(RAND()*100); ROUND(RAND()*30))" office:value-type="float" office:value="2" calcext:value-type="float">
            <text:p>2</text:p>
          </table:table-cell>
          <table:table-cell table:formula="of:=IF([.H576]; ROUND(RAND()*200); ROUND(RAND()*100))" office:value-type="float" office:value="16" calcext:value-type="float">
            <text:p>16</text:p>
          </table:table-cell>
          <table:table-cell table:formula="of:=18+ROUND(RAND()*40)" office:value-type="float" office:value="47" calcext:value-type="float">
            <text:p>47</text:p>
          </table:table-cell>
          <table:table-cell table:formula="of:=ROUND(RAND()*90)" office:value-type="float" office:value="9" calcext:value-type="float">
            <text:p>9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77] = 1; ROUND(1000+RAND()*2000); ROUND(300+RAND()*1000))" office:value-type="float" office:value="1096" calcext:value-type="float">
            <text:p>1096</text:p>
          </table:table-cell>
          <table:table-cell table:formula="of:=IF([.H577]; ROUND(1000+RAND()*1000); ROUND(RAND()*100))" office:value-type="float" office:value="68" calcext:value-type="float">
            <text:p>68</text:p>
          </table:table-cell>
          <table:table-cell table:formula="of:=IF([.H577]; ROUND(RAND()*100); ROUND(RAND()*30))" office:value-type="float" office:value="30" calcext:value-type="float">
            <text:p>30</text:p>
          </table:table-cell>
          <table:table-cell table:formula="of:=IF([.H577]; ROUND(RAND()*200); ROUND(RAND()*100))" office:value-type="float" office:value="21" calcext:value-type="float">
            <text:p>21</text:p>
          </table:table-cell>
          <table:table-cell table:formula="of:=18+ROUND(RAND()*40)" office:value-type="float" office:value="37" calcext:value-type="float">
            <text:p>37</text:p>
          </table:table-cell>
          <table:table-cell table:formula="of:=ROUND(RAND()*90)" office:value-type="float" office:value="72" calcext:value-type="float">
            <text:p>72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78] = 1; ROUND(1000+RAND()*2000); ROUND(300+RAND()*1000))" office:value-type="float" office:value="2435" calcext:value-type="float">
            <text:p>2435</text:p>
          </table:table-cell>
          <table:table-cell table:formula="of:=IF([.H578]; ROUND(1000+RAND()*1000); ROUND(RAND()*100))" office:value-type="float" office:value="1660" calcext:value-type="float">
            <text:p>1660</text:p>
          </table:table-cell>
          <table:table-cell table:formula="of:=IF([.H578]; ROUND(RAND()*100); ROUND(RAND()*30))" office:value-type="float" office:value="74" calcext:value-type="float">
            <text:p>74</text:p>
          </table:table-cell>
          <table:table-cell table:formula="of:=IF([.H578]; ROUND(RAND()*200); ROUND(RAND()*100))" office:value-type="float" office:value="36" calcext:value-type="float">
            <text:p>36</text:p>
          </table:table-cell>
          <table:table-cell table:formula="of:=18+ROUND(RAND()*40)" office:value-type="float" office:value="20" calcext:value-type="float">
            <text:p>20</text:p>
          </table:table-cell>
          <table:table-cell table:formula="of:=ROUND(RAND()*90)" office:value-type="float" office:value="32" calcext:value-type="float">
            <text:p>32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79] = 1; ROUND(1000+RAND()*2000); ROUND(300+RAND()*1000))" office:value-type="float" office:value="825" calcext:value-type="float">
            <text:p>825</text:p>
          </table:table-cell>
          <table:table-cell table:formula="of:=IF([.H579]; ROUND(1000+RAND()*1000); ROUND(RAND()*100))" office:value-type="float" office:value="5" calcext:value-type="float">
            <text:p>5</text:p>
          </table:table-cell>
          <table:table-cell table:formula="of:=IF([.H579]; ROUND(RAND()*100); ROUND(RAND()*30))" office:value-type="float" office:value="23" calcext:value-type="float">
            <text:p>23</text:p>
          </table:table-cell>
          <table:table-cell table:formula="of:=IF([.H579]; ROUND(RAND()*200); ROUND(RAND()*100))" office:value-type="float" office:value="85" calcext:value-type="float">
            <text:p>85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86" calcext:value-type="float">
            <text:p>86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80] = 1; ROUND(1000+RAND()*2000); ROUND(300+RAND()*1000))" office:value-type="float" office:value="2074" calcext:value-type="float">
            <text:p>2074</text:p>
          </table:table-cell>
          <table:table-cell table:formula="of:=IF([.H580]; ROUND(1000+RAND()*1000); ROUND(RAND()*100))" office:value-type="float" office:value="1590" calcext:value-type="float">
            <text:p>1590</text:p>
          </table:table-cell>
          <table:table-cell table:formula="of:=IF([.H580]; ROUND(RAND()*100); ROUND(RAND()*30))" office:value-type="float" office:value="6" calcext:value-type="float">
            <text:p>6</text:p>
          </table:table-cell>
          <table:table-cell table:formula="of:=IF([.H580]; ROUND(RAND()*200); ROUND(RAND()*100))" office:value-type="float" office:value="54" calcext:value-type="float">
            <text:p>54</text:p>
          </table:table-cell>
          <table:table-cell table:formula="of:=18+ROUND(RAND()*40)" office:value-type="float" office:value="35" calcext:value-type="float">
            <text:p>35</text:p>
          </table:table-cell>
          <table:table-cell table:formula="of:=ROUND(RAND()*90)" office:value-type="float" office:value="17" calcext:value-type="float">
            <text:p>17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81] = 1; ROUND(1000+RAND()*2000); ROUND(300+RAND()*1000))" office:value-type="float" office:value="465" calcext:value-type="float">
            <text:p>465</text:p>
          </table:table-cell>
          <table:table-cell table:formula="of:=IF([.H581]; ROUND(1000+RAND()*1000); ROUND(RAND()*100))" office:value-type="float" office:value="51" calcext:value-type="float">
            <text:p>51</text:p>
          </table:table-cell>
          <table:table-cell table:formula="of:=IF([.H581]; ROUND(RAND()*100); ROUND(RAND()*30))" office:value-type="float" office:value="16" calcext:value-type="float">
            <text:p>16</text:p>
          </table:table-cell>
          <table:table-cell table:formula="of:=IF([.H581]; ROUND(RAND()*200); ROUND(RAND()*100))" office:value-type="float" office:value="75" calcext:value-type="float">
            <text:p>75</text:p>
          </table:table-cell>
          <table:table-cell table:formula="of:=18+ROUND(RAND()*40)" office:value-type="float" office:value="51" calcext:value-type="float">
            <text:p>51</text:p>
          </table:table-cell>
          <table:table-cell table:formula="of:=ROUND(RAND()*90)" office:value-type="float" office:value="73" calcext:value-type="float">
            <text:p>73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82] = 1; ROUND(1000+RAND()*2000); ROUND(300+RAND()*1000))" office:value-type="float" office:value="1274" calcext:value-type="float">
            <text:p>1274</text:p>
          </table:table-cell>
          <table:table-cell table:formula="of:=IF([.H582]; ROUND(1000+RAND()*1000); ROUND(RAND()*100))" office:value-type="float" office:value="4" calcext:value-type="float">
            <text:p>4</text:p>
          </table:table-cell>
          <table:table-cell table:formula="of:=IF([.H582]; ROUND(RAND()*100); ROUND(RAND()*30))" office:value-type="float" office:value="22" calcext:value-type="float">
            <text:p>22</text:p>
          </table:table-cell>
          <table:table-cell table:formula="of:=IF([.H582]; ROUND(RAND()*200); ROUND(RAND()*100))" office:value-type="float" office:value="92" calcext:value-type="float">
            <text:p>92</text:p>
          </table:table-cell>
          <table:table-cell table:formula="of:=18+ROUND(RAND()*40)" office:value-type="float" office:value="58" calcext:value-type="float">
            <text:p>58</text:p>
          </table:table-cell>
          <table:table-cell table:formula="of:=ROUND(RAND()*90)" office:value-type="float" office:value="69" calcext:value-type="float">
            <text:p>69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83] = 1; ROUND(1000+RAND()*2000); ROUND(300+RAND()*1000))" office:value-type="float" office:value="665" calcext:value-type="float">
            <text:p>665</text:p>
          </table:table-cell>
          <table:table-cell table:formula="of:=IF([.H583]; ROUND(1000+RAND()*1000); ROUND(RAND()*100))" office:value-type="float" office:value="82" calcext:value-type="float">
            <text:p>82</text:p>
          </table:table-cell>
          <table:table-cell table:formula="of:=IF([.H583]; ROUND(RAND()*100); ROUND(RAND()*30))" office:value-type="float" office:value="22" calcext:value-type="float">
            <text:p>22</text:p>
          </table:table-cell>
          <table:table-cell table:formula="of:=IF([.H583]; ROUND(RAND()*200); ROUND(RAND()*100))" office:value-type="float" office:value="25" calcext:value-type="float">
            <text:p>25</text:p>
          </table:table-cell>
          <table:table-cell table:formula="of:=18+ROUND(RAND()*40)" office:value-type="float" office:value="36" calcext:value-type="float">
            <text:p>36</text:p>
          </table:table-cell>
          <table:table-cell table:formula="of:=ROUND(RAND()*90)" office:value-type="float" office:value="61" calcext:value-type="float">
            <text:p>61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84] = 1; ROUND(1000+RAND()*2000); ROUND(300+RAND()*1000))" office:value-type="float" office:value="1175" calcext:value-type="float">
            <text:p>1175</text:p>
          </table:table-cell>
          <table:table-cell table:formula="of:=IF([.H584]; ROUND(1000+RAND()*1000); ROUND(RAND()*100))" office:value-type="float" office:value="1762" calcext:value-type="float">
            <text:p>1762</text:p>
          </table:table-cell>
          <table:table-cell table:formula="of:=IF([.H584]; ROUND(RAND()*100); ROUND(RAND()*30))" office:value-type="float" office:value="47" calcext:value-type="float">
            <text:p>47</text:p>
          </table:table-cell>
          <table:table-cell table:formula="of:=IF([.H584]; ROUND(RAND()*200); ROUND(RAND()*100))" office:value-type="float" office:value="135" calcext:value-type="float">
            <text:p>135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23" calcext:value-type="float">
            <text:p>23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85] = 1; ROUND(1000+RAND()*2000); ROUND(300+RAND()*1000))" office:value-type="float" office:value="1064" calcext:value-type="float">
            <text:p>1064</text:p>
          </table:table-cell>
          <table:table-cell table:formula="of:=IF([.H585]; ROUND(1000+RAND()*1000); ROUND(RAND()*100))" office:value-type="float" office:value="58" calcext:value-type="float">
            <text:p>58</text:p>
          </table:table-cell>
          <table:table-cell table:formula="of:=IF([.H585]; ROUND(RAND()*100); ROUND(RAND()*30))" office:value-type="float" office:value="25" calcext:value-type="float">
            <text:p>25</text:p>
          </table:table-cell>
          <table:table-cell table:formula="of:=IF([.H585]; ROUND(RAND()*200); ROUND(RAND()*100))" office:value-type="float" office:value="93" calcext:value-type="float">
            <text:p>93</text:p>
          </table:table-cell>
          <table:table-cell table:formula="of:=18+ROUND(RAND()*40)" office:value-type="float" office:value="47" calcext:value-type="float">
            <text:p>47</text:p>
          </table:table-cell>
          <table:table-cell table:formula="of:=ROUND(RAND()*90)" office:value-type="float" office:value="83" calcext:value-type="float">
            <text:p>83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86] = 1; ROUND(1000+RAND()*2000); ROUND(300+RAND()*1000))" office:value-type="float" office:value="1214" calcext:value-type="float">
            <text:p>1214</text:p>
          </table:table-cell>
          <table:table-cell table:formula="of:=IF([.H586]; ROUND(1000+RAND()*1000); ROUND(RAND()*100))" office:value-type="float" office:value="87" calcext:value-type="float">
            <text:p>87</text:p>
          </table:table-cell>
          <table:table-cell table:formula="of:=IF([.H586]; ROUND(RAND()*100); ROUND(RAND()*30))" office:value-type="float" office:value="7" calcext:value-type="float">
            <text:p>7</text:p>
          </table:table-cell>
          <table:table-cell table:formula="of:=IF([.H586]; ROUND(RAND()*200); ROUND(RAND()*100))" office:value-type="float" office:value="81" calcext:value-type="float">
            <text:p>81</text:p>
          </table:table-cell>
          <table:table-cell table:formula="of:=18+ROUND(RAND()*40)" office:value-type="float" office:value="44" calcext:value-type="float">
            <text:p>44</text:p>
          </table:table-cell>
          <table:table-cell table:formula="of:=ROUND(RAND()*90)" office:value-type="float" office:value="62" calcext:value-type="float">
            <text:p>62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87] = 1; ROUND(1000+RAND()*2000); ROUND(300+RAND()*1000))" office:value-type="float" office:value="2735" calcext:value-type="float">
            <text:p>2735</text:p>
          </table:table-cell>
          <table:table-cell table:formula="of:=IF([.H587]; ROUND(1000+RAND()*1000); ROUND(RAND()*100))" office:value-type="float" office:value="1870" calcext:value-type="float">
            <text:p>1870</text:p>
          </table:table-cell>
          <table:table-cell table:formula="of:=IF([.H587]; ROUND(RAND()*100); ROUND(RAND()*30))" office:value-type="float" office:value="54" calcext:value-type="float">
            <text:p>54</text:p>
          </table:table-cell>
          <table:table-cell table:formula="of:=IF([.H587]; ROUND(RAND()*200); ROUND(RAND()*100))" office:value-type="float" office:value="4" calcext:value-type="float">
            <text:p>4</text:p>
          </table:table-cell>
          <table:table-cell table:formula="of:=18+ROUND(RAND()*40)" office:value-type="float" office:value="41" calcext:value-type="float">
            <text:p>41</text:p>
          </table:table-cell>
          <table:table-cell table:formula="of:=ROUND(RAND()*90)" office:value-type="float" office:value="72" calcext:value-type="float">
            <text:p>72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88] = 1; ROUND(1000+RAND()*2000); ROUND(300+RAND()*1000))" office:value-type="float" office:value="2621" calcext:value-type="float">
            <text:p>2621</text:p>
          </table:table-cell>
          <table:table-cell table:formula="of:=IF([.H588]; ROUND(1000+RAND()*1000); ROUND(RAND()*100))" office:value-type="float" office:value="1746" calcext:value-type="float">
            <text:p>1746</text:p>
          </table:table-cell>
          <table:table-cell table:formula="of:=IF([.H588]; ROUND(RAND()*100); ROUND(RAND()*30))" office:value-type="float" office:value="59" calcext:value-type="float">
            <text:p>59</text:p>
          </table:table-cell>
          <table:table-cell table:formula="of:=IF([.H588]; ROUND(RAND()*200); ROUND(RAND()*100))" office:value-type="float" office:value="33" calcext:value-type="float">
            <text:p>33</text:p>
          </table:table-cell>
          <table:table-cell table:formula="of:=18+ROUND(RAND()*40)" office:value-type="float" office:value="50" calcext:value-type="float">
            <text:p>50</text:p>
          </table:table-cell>
          <table:table-cell table:formula="of:=ROUND(RAND()*90)" office:value-type="float" office:value="28" calcext:value-type="float">
            <text:p>28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89] = 1; ROUND(1000+RAND()*2000); ROUND(300+RAND()*1000))" office:value-type="float" office:value="1210" calcext:value-type="float">
            <text:p>1210</text:p>
          </table:table-cell>
          <table:table-cell table:formula="of:=IF([.H589]; ROUND(1000+RAND()*1000); ROUND(RAND()*100))" office:value-type="float" office:value="41" calcext:value-type="float">
            <text:p>41</text:p>
          </table:table-cell>
          <table:table-cell table:formula="of:=IF([.H589]; ROUND(RAND()*100); ROUND(RAND()*30))" office:value-type="float" office:value="12" calcext:value-type="float">
            <text:p>12</text:p>
          </table:table-cell>
          <table:table-cell table:formula="of:=IF([.H589]; ROUND(RAND()*200); ROUND(RAND()*100))" office:value-type="float" office:value="8" calcext:value-type="float">
            <text:p>8</text:p>
          </table:table-cell>
          <table:table-cell table:formula="of:=18+ROUND(RAND()*40)" office:value-type="float" office:value="23" calcext:value-type="float">
            <text:p>23</text:p>
          </table:table-cell>
          <table:table-cell table:formula="of:=ROUND(RAND()*90)" office:value-type="float" office:value="71" calcext:value-type="float">
            <text:p>71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90] = 1; ROUND(1000+RAND()*2000); ROUND(300+RAND()*1000))" office:value-type="float" office:value="618" calcext:value-type="float">
            <text:p>618</text:p>
          </table:table-cell>
          <table:table-cell table:formula="of:=IF([.H590]; ROUND(1000+RAND()*1000); ROUND(RAND()*100))" office:value-type="float" office:value="50" calcext:value-type="float">
            <text:p>50</text:p>
          </table:table-cell>
          <table:table-cell table:formula="of:=IF([.H590]; ROUND(RAND()*100); ROUND(RAND()*30))" office:value-type="float" office:value="13" calcext:value-type="float">
            <text:p>13</text:p>
          </table:table-cell>
          <table:table-cell table:formula="of:=IF([.H590]; ROUND(RAND()*200); ROUND(RAND()*100))" office:value-type="float" office:value="40" calcext:value-type="float">
            <text:p>40</text:p>
          </table:table-cell>
          <table:table-cell table:formula="of:=18+ROUND(RAND()*40)" office:value-type="float" office:value="38" calcext:value-type="float">
            <text:p>38</text:p>
          </table:table-cell>
          <table:table-cell table:formula="of:=ROUND(RAND()*90)" office:value-type="float" office:value="20" calcext:value-type="float">
            <text:p>20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91] = 1; ROUND(1000+RAND()*2000); ROUND(300+RAND()*1000))" office:value-type="float" office:value="2819" calcext:value-type="float">
            <text:p>2819</text:p>
          </table:table-cell>
          <table:table-cell table:formula="of:=IF([.H591]; ROUND(1000+RAND()*1000); ROUND(RAND()*100))" office:value-type="float" office:value="1160" calcext:value-type="float">
            <text:p>1160</text:p>
          </table:table-cell>
          <table:table-cell table:formula="of:=IF([.H591]; ROUND(RAND()*100); ROUND(RAND()*30))" office:value-type="float" office:value="96" calcext:value-type="float">
            <text:p>96</text:p>
          </table:table-cell>
          <table:table-cell table:formula="of:=IF([.H591]; ROUND(RAND()*200); ROUND(RAND()*100))" office:value-type="float" office:value="96" calcext:value-type="float">
            <text:p>96</text:p>
          </table:table-cell>
          <table:table-cell table:formula="of:=18+ROUND(RAND()*40)" office:value-type="float" office:value="20" calcext:value-type="float">
            <text:p>20</text:p>
          </table:table-cell>
          <table:table-cell table:formula="of:=ROUND(RAND()*90)" office:value-type="float" office:value="11" calcext:value-type="float">
            <text:p>11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92] = 1; ROUND(1000+RAND()*2000); ROUND(300+RAND()*1000))" office:value-type="float" office:value="1025" calcext:value-type="float">
            <text:p>1025</text:p>
          </table:table-cell>
          <table:table-cell table:formula="of:=IF([.H592]; ROUND(1000+RAND()*1000); ROUND(RAND()*100))" office:value-type="float" office:value="59" calcext:value-type="float">
            <text:p>59</text:p>
          </table:table-cell>
          <table:table-cell table:formula="of:=IF([.H592]; ROUND(RAND()*100); ROUND(RAND()*30))" office:value-type="float" office:value="13" calcext:value-type="float">
            <text:p>13</text:p>
          </table:table-cell>
          <table:table-cell table:formula="of:=IF([.H592]; ROUND(RAND()*200); ROUND(RAND()*100))" office:value-type="float" office:value="8" calcext:value-type="float">
            <text:p>8</text:p>
          </table:table-cell>
          <table:table-cell table:formula="of:=18+ROUND(RAND()*40)" office:value-type="float" office:value="39" calcext:value-type="float">
            <text:p>39</text:p>
          </table:table-cell>
          <table:table-cell table:formula="of:=ROUND(RAND()*90)" office:value-type="float" office:value="21" calcext:value-type="float">
            <text:p>21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93] = 1; ROUND(1000+RAND()*2000); ROUND(300+RAND()*1000))" office:value-type="float" office:value="794" calcext:value-type="float">
            <text:p>794</text:p>
          </table:table-cell>
          <table:table-cell table:formula="of:=IF([.H593]; ROUND(1000+RAND()*1000); ROUND(RAND()*100))" office:value-type="float" office:value="48" calcext:value-type="float">
            <text:p>48</text:p>
          </table:table-cell>
          <table:table-cell table:formula="of:=IF([.H593]; ROUND(RAND()*100); ROUND(RAND()*30))" office:value-type="float" office:value="19" calcext:value-type="float">
            <text:p>19</text:p>
          </table:table-cell>
          <table:table-cell table:formula="of:=IF([.H593]; ROUND(RAND()*200); ROUND(RAND()*100))" office:value-type="float" office:value="96" calcext:value-type="float">
            <text:p>96</text:p>
          </table:table-cell>
          <table:table-cell table:formula="of:=18+ROUND(RAND()*40)" office:value-type="float" office:value="42" calcext:value-type="float">
            <text:p>42</text:p>
          </table:table-cell>
          <table:table-cell table:formula="of:=ROUND(RAND()*90)" office:value-type="float" office:value="36" calcext:value-type="float">
            <text:p>36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94] = 1; ROUND(1000+RAND()*2000); ROUND(300+RAND()*1000))" office:value-type="float" office:value="2522" calcext:value-type="float">
            <text:p>2522</text:p>
          </table:table-cell>
          <table:table-cell table:formula="of:=IF([.H594]; ROUND(1000+RAND()*1000); ROUND(RAND()*100))" office:value-type="float" office:value="1922" calcext:value-type="float">
            <text:p>1922</text:p>
          </table:table-cell>
          <table:table-cell table:formula="of:=IF([.H594]; ROUND(RAND()*100); ROUND(RAND()*30))" office:value-type="float" office:value="13" calcext:value-type="float">
            <text:p>13</text:p>
          </table:table-cell>
          <table:table-cell table:formula="of:=IF([.H594]; ROUND(RAND()*200); ROUND(RAND()*100))" office:value-type="float" office:value="121" calcext:value-type="float">
            <text:p>121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62" calcext:value-type="float">
            <text:p>62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95] = 1; ROUND(1000+RAND()*2000); ROUND(300+RAND()*1000))" office:value-type="float" office:value="1839" calcext:value-type="float">
            <text:p>1839</text:p>
          </table:table-cell>
          <table:table-cell table:formula="of:=IF([.H595]; ROUND(1000+RAND()*1000); ROUND(RAND()*100))" office:value-type="float" office:value="1557" calcext:value-type="float">
            <text:p>1557</text:p>
          </table:table-cell>
          <table:table-cell table:formula="of:=IF([.H595]; ROUND(RAND()*100); ROUND(RAND()*30))" office:value-type="float" office:value="52" calcext:value-type="float">
            <text:p>52</text:p>
          </table:table-cell>
          <table:table-cell table:formula="of:=IF([.H595]; ROUND(RAND()*200); ROUND(RAND()*100))" office:value-type="float" office:value="139" calcext:value-type="float">
            <text:p>139</text:p>
          </table:table-cell>
          <table:table-cell table:formula="of:=18+ROUND(RAND()*40)" office:value-type="float" office:value="39" calcext:value-type="float">
            <text:p>39</text:p>
          </table:table-cell>
          <table:table-cell table:formula="of:=ROUND(RAND()*90)" office:value-type="float" office:value="86" calcext:value-type="float">
            <text:p>86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96] = 1; ROUND(1000+RAND()*2000); ROUND(300+RAND()*1000))" office:value-type="float" office:value="819" calcext:value-type="float">
            <text:p>819</text:p>
          </table:table-cell>
          <table:table-cell table:formula="of:=IF([.H596]; ROUND(1000+RAND()*1000); ROUND(RAND()*100))" office:value-type="float" office:value="85" calcext:value-type="float">
            <text:p>85</text:p>
          </table:table-cell>
          <table:table-cell table:formula="of:=IF([.H596]; ROUND(RAND()*100); ROUND(RAND()*30))" office:value-type="float" office:value="1" calcext:value-type="float">
            <text:p>1</text:p>
          </table:table-cell>
          <table:table-cell table:formula="of:=IF([.H596]; ROUND(RAND()*200); ROUND(RAND()*100))" office:value-type="float" office:value="89" calcext:value-type="float">
            <text:p>89</text:p>
          </table:table-cell>
          <table:table-cell table:formula="of:=18+ROUND(RAND()*40)" office:value-type="float" office:value="54" calcext:value-type="float">
            <text:p>54</text:p>
          </table:table-cell>
          <table:table-cell table:formula="of:=ROUND(RAND()*90)" office:value-type="float" office:value="37" calcext:value-type="float">
            <text:p>37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97] = 1; ROUND(1000+RAND()*2000); ROUND(300+RAND()*1000))" office:value-type="float" office:value="1190" calcext:value-type="float">
            <text:p>1190</text:p>
          </table:table-cell>
          <table:table-cell table:formula="of:=IF([.H597]; ROUND(1000+RAND()*1000); ROUND(RAND()*100))" office:value-type="float" office:value="97" calcext:value-type="float">
            <text:p>97</text:p>
          </table:table-cell>
          <table:table-cell table:formula="of:=IF([.H597]; ROUND(RAND()*100); ROUND(RAND()*30))" office:value-type="float" office:value="12" calcext:value-type="float">
            <text:p>12</text:p>
          </table:table-cell>
          <table:table-cell table:formula="of:=IF([.H597]; ROUND(RAND()*200); ROUND(RAND()*100))" office:value-type="float" office:value="78" calcext:value-type="float">
            <text:p>78</text:p>
          </table:table-cell>
          <table:table-cell table:formula="of:=18+ROUND(RAND()*40)" office:value-type="float" office:value="20" calcext:value-type="float">
            <text:p>20</text:p>
          </table:table-cell>
          <table:table-cell table:formula="of:=ROUND(RAND()*90)" office:value-type="float" office:value="32" calcext:value-type="float">
            <text:p>32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598] = 1; ROUND(1000+RAND()*2000); ROUND(300+RAND()*1000))" office:value-type="float" office:value="2259" calcext:value-type="float">
            <text:p>2259</text:p>
          </table:table-cell>
          <table:table-cell table:formula="of:=IF([.H598]; ROUND(1000+RAND()*1000); ROUND(RAND()*100))" office:value-type="float" office:value="1245" calcext:value-type="float">
            <text:p>1245</text:p>
          </table:table-cell>
          <table:table-cell table:formula="of:=IF([.H598]; ROUND(RAND()*100); ROUND(RAND()*30))" office:value-type="float" office:value="71" calcext:value-type="float">
            <text:p>71</text:p>
          </table:table-cell>
          <table:table-cell table:formula="of:=IF([.H598]; ROUND(RAND()*200); ROUND(RAND()*100))" office:value-type="float" office:value="157" calcext:value-type="float">
            <text:p>157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62" calcext:value-type="float">
            <text:p>62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599] = 1; ROUND(1000+RAND()*2000); ROUND(300+RAND()*1000))" office:value-type="float" office:value="2020" calcext:value-type="float">
            <text:p>2020</text:p>
          </table:table-cell>
          <table:table-cell table:formula="of:=IF([.H599]; ROUND(1000+RAND()*1000); ROUND(RAND()*100))" office:value-type="float" office:value="1986" calcext:value-type="float">
            <text:p>1986</text:p>
          </table:table-cell>
          <table:table-cell table:formula="of:=IF([.H599]; ROUND(RAND()*100); ROUND(RAND()*30))" office:value-type="float" office:value="91" calcext:value-type="float">
            <text:p>91</text:p>
          </table:table-cell>
          <table:table-cell table:formula="of:=IF([.H599]; ROUND(RAND()*200); ROUND(RAND()*100))" office:value-type="float" office:value="90" calcext:value-type="float">
            <text:p>90</text:p>
          </table:table-cell>
          <table:table-cell table:formula="of:=18+ROUND(RAND()*40)" office:value-type="float" office:value="41" calcext:value-type="float">
            <text:p>41</text:p>
          </table:table-cell>
          <table:table-cell table:formula="of:=ROUND(RAND()*90)" office:value-type="float" office:value="20" calcext:value-type="float">
            <text:p>20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00] = 1; ROUND(1000+RAND()*2000); ROUND(300+RAND()*1000))" office:value-type="float" office:value="1535" calcext:value-type="float">
            <text:p>1535</text:p>
          </table:table-cell>
          <table:table-cell table:formula="of:=IF([.H600]; ROUND(1000+RAND()*1000); ROUND(RAND()*100))" office:value-type="float" office:value="1536" calcext:value-type="float">
            <text:p>1536</text:p>
          </table:table-cell>
          <table:table-cell table:formula="of:=IF([.H600]; ROUND(RAND()*100); ROUND(RAND()*30))" office:value-type="float" office:value="30" calcext:value-type="float">
            <text:p>30</text:p>
          </table:table-cell>
          <table:table-cell table:formula="of:=IF([.H600]; ROUND(RAND()*200); ROUND(RAND()*100))" office:value-type="float" office:value="47" calcext:value-type="float">
            <text:p>47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66" calcext:value-type="float">
            <text:p>66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01] = 1; ROUND(1000+RAND()*2000); ROUND(300+RAND()*1000))" office:value-type="float" office:value="1087" calcext:value-type="float">
            <text:p>1087</text:p>
          </table:table-cell>
          <table:table-cell table:formula="of:=IF([.H601]; ROUND(1000+RAND()*1000); ROUND(RAND()*100))" office:value-type="float" office:value="94" calcext:value-type="float">
            <text:p>94</text:p>
          </table:table-cell>
          <table:table-cell table:formula="of:=IF([.H601]; ROUND(RAND()*100); ROUND(RAND()*30))" office:value-type="float" office:value="13" calcext:value-type="float">
            <text:p>13</text:p>
          </table:table-cell>
          <table:table-cell table:formula="of:=IF([.H601]; ROUND(RAND()*200); ROUND(RAND()*100))" office:value-type="float" office:value="8" calcext:value-type="float">
            <text:p>8</text:p>
          </table:table-cell>
          <table:table-cell table:formula="of:=18+ROUND(RAND()*40)" office:value-type="float" office:value="36" calcext:value-type="float">
            <text:p>36</text:p>
          </table:table-cell>
          <table:table-cell table:formula="of:=ROUND(RAND()*90)" office:value-type="float" office:value="38" calcext:value-type="float">
            <text:p>38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02] = 1; ROUND(1000+RAND()*2000); ROUND(300+RAND()*1000))" office:value-type="float" office:value="1203" calcext:value-type="float">
            <text:p>1203</text:p>
          </table:table-cell>
          <table:table-cell table:formula="of:=IF([.H602]; ROUND(1000+RAND()*1000); ROUND(RAND()*100))" office:value-type="float" office:value="1343" calcext:value-type="float">
            <text:p>1343</text:p>
          </table:table-cell>
          <table:table-cell table:formula="of:=IF([.H602]; ROUND(RAND()*100); ROUND(RAND()*30))" office:value-type="float" office:value="23" calcext:value-type="float">
            <text:p>23</text:p>
          </table:table-cell>
          <table:table-cell table:formula="of:=IF([.H602]; ROUND(RAND()*200); ROUND(RAND()*100))" office:value-type="float" office:value="107" calcext:value-type="float">
            <text:p>107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36" calcext:value-type="float">
            <text:p>36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03] = 1; ROUND(1000+RAND()*2000); ROUND(300+RAND()*1000))" office:value-type="float" office:value="2564" calcext:value-type="float">
            <text:p>2564</text:p>
          </table:table-cell>
          <table:table-cell table:formula="of:=IF([.H603]; ROUND(1000+RAND()*1000); ROUND(RAND()*100))" office:value-type="float" office:value="1168" calcext:value-type="float">
            <text:p>1168</text:p>
          </table:table-cell>
          <table:table-cell table:formula="of:=IF([.H603]; ROUND(RAND()*100); ROUND(RAND()*30))" office:value-type="float" office:value="86" calcext:value-type="float">
            <text:p>86</text:p>
          </table:table-cell>
          <table:table-cell table:formula="of:=IF([.H603]; ROUND(RAND()*200); ROUND(RAND()*100))" office:value-type="float" office:value="68" calcext:value-type="float">
            <text:p>68</text:p>
          </table:table-cell>
          <table:table-cell table:formula="of:=18+ROUND(RAND()*40)" office:value-type="float" office:value="43" calcext:value-type="float">
            <text:p>43</text:p>
          </table:table-cell>
          <table:table-cell table:formula="of:=ROUND(RAND()*90)" office:value-type="float" office:value="75" calcext:value-type="float">
            <text:p>75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04] = 1; ROUND(1000+RAND()*2000); ROUND(300+RAND()*1000))" office:value-type="float" office:value="1240" calcext:value-type="float">
            <text:p>1240</text:p>
          </table:table-cell>
          <table:table-cell table:formula="of:=IF([.H604]; ROUND(1000+RAND()*1000); ROUND(RAND()*100))" office:value-type="float" office:value="1929" calcext:value-type="float">
            <text:p>1929</text:p>
          </table:table-cell>
          <table:table-cell table:formula="of:=IF([.H604]; ROUND(RAND()*100); ROUND(RAND()*30))" office:value-type="float" office:value="65" calcext:value-type="float">
            <text:p>65</text:p>
          </table:table-cell>
          <table:table-cell table:formula="of:=IF([.H604]; ROUND(RAND()*200); ROUND(RAND()*100))" office:value-type="float" office:value="183" calcext:value-type="float">
            <text:p>183</text:p>
          </table:table-cell>
          <table:table-cell table:formula="of:=18+ROUND(RAND()*40)" office:value-type="float" office:value="54" calcext:value-type="float">
            <text:p>54</text:p>
          </table:table-cell>
          <table:table-cell table:formula="of:=ROUND(RAND()*90)" office:value-type="float" office:value="29" calcext:value-type="float">
            <text:p>29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05] = 1; ROUND(1000+RAND()*2000); ROUND(300+RAND()*1000))" office:value-type="float" office:value="1133" calcext:value-type="float">
            <text:p>1133</text:p>
          </table:table-cell>
          <table:table-cell table:formula="of:=IF([.H605]; ROUND(1000+RAND()*1000); ROUND(RAND()*100))" office:value-type="float" office:value="91" calcext:value-type="float">
            <text:p>91</text:p>
          </table:table-cell>
          <table:table-cell table:formula="of:=IF([.H605]; ROUND(RAND()*100); ROUND(RAND()*30))" office:value-type="float" office:value="22" calcext:value-type="float">
            <text:p>22</text:p>
          </table:table-cell>
          <table:table-cell table:formula="of:=IF([.H605]; ROUND(RAND()*200); ROUND(RAND()*100))" office:value-type="float" office:value="74" calcext:value-type="float">
            <text:p>74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66" calcext:value-type="float">
            <text:p>66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06] = 1; ROUND(1000+RAND()*2000); ROUND(300+RAND()*1000))" office:value-type="float" office:value="983" calcext:value-type="float">
            <text:p>983</text:p>
          </table:table-cell>
          <table:table-cell table:formula="of:=IF([.H606]; ROUND(1000+RAND()*1000); ROUND(RAND()*100))" office:value-type="float" office:value="84" calcext:value-type="float">
            <text:p>84</text:p>
          </table:table-cell>
          <table:table-cell table:formula="of:=IF([.H606]; ROUND(RAND()*100); ROUND(RAND()*30))" office:value-type="float" office:value="8" calcext:value-type="float">
            <text:p>8</text:p>
          </table:table-cell>
          <table:table-cell table:formula="of:=IF([.H606]; ROUND(RAND()*200); ROUND(RAND()*100))" office:value-type="float" office:value="42" calcext:value-type="float">
            <text:p>42</text:p>
          </table:table-cell>
          <table:table-cell table:formula="of:=18+ROUND(RAND()*40)" office:value-type="float" office:value="35" calcext:value-type="float">
            <text:p>35</text:p>
          </table:table-cell>
          <table:table-cell table:formula="of:=ROUND(RAND()*90)" office:value-type="float" office:value="69" calcext:value-type="float">
            <text:p>69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07] = 1; ROUND(1000+RAND()*2000); ROUND(300+RAND()*1000))" office:value-type="float" office:value="1141" calcext:value-type="float">
            <text:p>1141</text:p>
          </table:table-cell>
          <table:table-cell table:formula="of:=IF([.H607]; ROUND(1000+RAND()*1000); ROUND(RAND()*100))" office:value-type="float" office:value="51" calcext:value-type="float">
            <text:p>51</text:p>
          </table:table-cell>
          <table:table-cell table:formula="of:=IF([.H607]; ROUND(RAND()*100); ROUND(RAND()*30))" office:value-type="float" office:value="12" calcext:value-type="float">
            <text:p>12</text:p>
          </table:table-cell>
          <table:table-cell table:formula="of:=IF([.H607]; ROUND(RAND()*200); ROUND(RAND()*100))" office:value-type="float" office:value="53" calcext:value-type="float">
            <text:p>53</text:p>
          </table:table-cell>
          <table:table-cell table:formula="of:=18+ROUND(RAND()*40)" office:value-type="float" office:value="24" calcext:value-type="float">
            <text:p>24</text:p>
          </table:table-cell>
          <table:table-cell table:formula="of:=ROUND(RAND()*90)" office:value-type="float" office:value="17" calcext:value-type="float">
            <text:p>17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08] = 1; ROUND(1000+RAND()*2000); ROUND(300+RAND()*1000))" office:value-type="float" office:value="1030" calcext:value-type="float">
            <text:p>1030</text:p>
          </table:table-cell>
          <table:table-cell table:formula="of:=IF([.H608]; ROUND(1000+RAND()*1000); ROUND(RAND()*100))" office:value-type="float" office:value="1964" calcext:value-type="float">
            <text:p>1964</text:p>
          </table:table-cell>
          <table:table-cell table:formula="of:=IF([.H608]; ROUND(RAND()*100); ROUND(RAND()*30))" office:value-type="float" office:value="17" calcext:value-type="float">
            <text:p>17</text:p>
          </table:table-cell>
          <table:table-cell table:formula="of:=IF([.H608]; ROUND(RAND()*200); ROUND(RAND()*100))" office:value-type="float" office:value="183" calcext:value-type="float">
            <text:p>183</text:p>
          </table:table-cell>
          <table:table-cell table:formula="of:=18+ROUND(RAND()*40)" office:value-type="float" office:value="30" calcext:value-type="float">
            <text:p>30</text:p>
          </table:table-cell>
          <table:table-cell table:formula="of:=ROUND(RAND()*90)" office:value-type="float" office:value="50" calcext:value-type="float">
            <text:p>50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09] = 1; ROUND(1000+RAND()*2000); ROUND(300+RAND()*1000))" office:value-type="float" office:value="685" calcext:value-type="float">
            <text:p>685</text:p>
          </table:table-cell>
          <table:table-cell table:formula="of:=IF([.H609]; ROUND(1000+RAND()*1000); ROUND(RAND()*100))" office:value-type="float" office:value="57" calcext:value-type="float">
            <text:p>57</text:p>
          </table:table-cell>
          <table:table-cell table:formula="of:=IF([.H609]; ROUND(RAND()*100); ROUND(RAND()*30))" office:value-type="float" office:value="27" calcext:value-type="float">
            <text:p>27</text:p>
          </table:table-cell>
          <table:table-cell table:formula="of:=IF([.H609]; ROUND(RAND()*200); ROUND(RAND()*100))" office:value-type="float" office:value="92" calcext:value-type="float">
            <text:p>92</text:p>
          </table:table-cell>
          <table:table-cell table:formula="of:=18+ROUND(RAND()*40)" office:value-type="float" office:value="44" calcext:value-type="float">
            <text:p>44</text:p>
          </table:table-cell>
          <table:table-cell table:formula="of:=ROUND(RAND()*90)" office:value-type="float" office:value="38" calcext:value-type="float">
            <text:p>38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10] = 1; ROUND(1000+RAND()*2000); ROUND(300+RAND()*1000))" office:value-type="float" office:value="1978" calcext:value-type="float">
            <text:p>1978</text:p>
          </table:table-cell>
          <table:table-cell table:formula="of:=IF([.H610]; ROUND(1000+RAND()*1000); ROUND(RAND()*100))" office:value-type="float" office:value="1677" calcext:value-type="float">
            <text:p>1677</text:p>
          </table:table-cell>
          <table:table-cell table:formula="of:=IF([.H610]; ROUND(RAND()*100); ROUND(RAND()*30))" office:value-type="float" office:value="46" calcext:value-type="float">
            <text:p>46</text:p>
          </table:table-cell>
          <table:table-cell table:formula="of:=IF([.H610]; ROUND(RAND()*200); ROUND(RAND()*100))" office:value-type="float" office:value="52" calcext:value-type="float">
            <text:p>52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12" calcext:value-type="float">
            <text:p>12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11] = 1; ROUND(1000+RAND()*2000); ROUND(300+RAND()*1000))" office:value-type="float" office:value="571" calcext:value-type="float">
            <text:p>571</text:p>
          </table:table-cell>
          <table:table-cell table:formula="of:=IF([.H611]; ROUND(1000+RAND()*1000); ROUND(RAND()*100))" office:value-type="float" office:value="57" calcext:value-type="float">
            <text:p>57</text:p>
          </table:table-cell>
          <table:table-cell table:formula="of:=IF([.H611]; ROUND(RAND()*100); ROUND(RAND()*30))" office:value-type="float" office:value="0" calcext:value-type="float">
            <text:p>0</text:p>
          </table:table-cell>
          <table:table-cell table:formula="of:=IF([.H611]; ROUND(RAND()*200); ROUND(RAND()*100))" office:value-type="float" office:value="79" calcext:value-type="float">
            <text:p>79</text:p>
          </table:table-cell>
          <table:table-cell table:formula="of:=18+ROUND(RAND()*40)" office:value-type="float" office:value="45" calcext:value-type="float">
            <text:p>45</text:p>
          </table:table-cell>
          <table:table-cell table:formula="of:=ROUND(RAND()*90)" office:value-type="float" office:value="63" calcext:value-type="float">
            <text:p>63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12] = 1; ROUND(1000+RAND()*2000); ROUND(300+RAND()*1000))" office:value-type="float" office:value="2974" calcext:value-type="float">
            <text:p>2974</text:p>
          </table:table-cell>
          <table:table-cell table:formula="of:=IF([.H612]; ROUND(1000+RAND()*1000); ROUND(RAND()*100))" office:value-type="float" office:value="1924" calcext:value-type="float">
            <text:p>1924</text:p>
          </table:table-cell>
          <table:table-cell table:formula="of:=IF([.H612]; ROUND(RAND()*100); ROUND(RAND()*30))" office:value-type="float" office:value="77" calcext:value-type="float">
            <text:p>77</text:p>
          </table:table-cell>
          <table:table-cell table:formula="of:=IF([.H612]; ROUND(RAND()*200); ROUND(RAND()*100))" office:value-type="float" office:value="18" calcext:value-type="float">
            <text:p>18</text:p>
          </table:table-cell>
          <table:table-cell table:formula="of:=18+ROUND(RAND()*40)" office:value-type="float" office:value="21" calcext:value-type="float">
            <text:p>21</text:p>
          </table:table-cell>
          <table:table-cell table:formula="of:=ROUND(RAND()*90)" office:value-type="float" office:value="69" calcext:value-type="float">
            <text:p>69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13] = 1; ROUND(1000+RAND()*2000); ROUND(300+RAND()*1000))" office:value-type="float" office:value="708" calcext:value-type="float">
            <text:p>708</text:p>
          </table:table-cell>
          <table:table-cell table:formula="of:=IF([.H613]; ROUND(1000+RAND()*1000); ROUND(RAND()*100))" office:value-type="float" office:value="36" calcext:value-type="float">
            <text:p>36</text:p>
          </table:table-cell>
          <table:table-cell table:formula="of:=IF([.H613]; ROUND(RAND()*100); ROUND(RAND()*30))" office:value-type="float" office:value="4" calcext:value-type="float">
            <text:p>4</text:p>
          </table:table-cell>
          <table:table-cell table:formula="of:=IF([.H613]; ROUND(RAND()*200); ROUND(RAND()*100))" office:value-type="float" office:value="17" calcext:value-type="float">
            <text:p>17</text:p>
          </table:table-cell>
          <table:table-cell table:formula="of:=18+ROUND(RAND()*40)" office:value-type="float" office:value="53" calcext:value-type="float">
            <text:p>53</text:p>
          </table:table-cell>
          <table:table-cell table:formula="of:=ROUND(RAND()*90)" office:value-type="float" office:value="38" calcext:value-type="float">
            <text:p>38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14] = 1; ROUND(1000+RAND()*2000); ROUND(300+RAND()*1000))" office:value-type="float" office:value="1092" calcext:value-type="float">
            <text:p>1092</text:p>
          </table:table-cell>
          <table:table-cell table:formula="of:=IF([.H614]; ROUND(1000+RAND()*1000); ROUND(RAND()*100))" office:value-type="float" office:value="1958" calcext:value-type="float">
            <text:p>1958</text:p>
          </table:table-cell>
          <table:table-cell table:formula="of:=IF([.H614]; ROUND(RAND()*100); ROUND(RAND()*30))" office:value-type="float" office:value="76" calcext:value-type="float">
            <text:p>76</text:p>
          </table:table-cell>
          <table:table-cell table:formula="of:=IF([.H614]; ROUND(RAND()*200); ROUND(RAND()*100))" office:value-type="float" office:value="2" calcext:value-type="float">
            <text:p>2</text:p>
          </table:table-cell>
          <table:table-cell table:formula="of:=18+ROUND(RAND()*40)" office:value-type="float" office:value="18" calcext:value-type="float">
            <text:p>18</text:p>
          </table:table-cell>
          <table:table-cell table:formula="of:=ROUND(RAND()*90)" office:value-type="float" office:value="81" calcext:value-type="float">
            <text:p>81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15] = 1; ROUND(1000+RAND()*2000); ROUND(300+RAND()*1000))" office:value-type="float" office:value="830" calcext:value-type="float">
            <text:p>830</text:p>
          </table:table-cell>
          <table:table-cell table:formula="of:=IF([.H615]; ROUND(1000+RAND()*1000); ROUND(RAND()*100))" office:value-type="float" office:value="2" calcext:value-type="float">
            <text:p>2</text:p>
          </table:table-cell>
          <table:table-cell table:formula="of:=IF([.H615]; ROUND(RAND()*100); ROUND(RAND()*30))" office:value-type="float" office:value="16" calcext:value-type="float">
            <text:p>16</text:p>
          </table:table-cell>
          <table:table-cell table:formula="of:=IF([.H615]; ROUND(RAND()*200); ROUND(RAND()*100))" office:value-type="float" office:value="55" calcext:value-type="float">
            <text:p>55</text:p>
          </table:table-cell>
          <table:table-cell table:formula="of:=18+ROUND(RAND()*40)" office:value-type="float" office:value="38" calcext:value-type="float">
            <text:p>38</text:p>
          </table:table-cell>
          <table:table-cell table:formula="of:=ROUND(RAND()*90)" office:value-type="float" office:value="9" calcext:value-type="float">
            <text:p>9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16] = 1; ROUND(1000+RAND()*2000); ROUND(300+RAND()*1000))" office:value-type="float" office:value="1008" calcext:value-type="float">
            <text:p>1008</text:p>
          </table:table-cell>
          <table:table-cell table:formula="of:=IF([.H616]; ROUND(1000+RAND()*1000); ROUND(RAND()*100))" office:value-type="float" office:value="1157" calcext:value-type="float">
            <text:p>1157</text:p>
          </table:table-cell>
          <table:table-cell table:formula="of:=IF([.H616]; ROUND(RAND()*100); ROUND(RAND()*30))" office:value-type="float" office:value="88" calcext:value-type="float">
            <text:p>88</text:p>
          </table:table-cell>
          <table:table-cell table:formula="of:=IF([.H616]; ROUND(RAND()*200); ROUND(RAND()*100))" office:value-type="float" office:value="77" calcext:value-type="float">
            <text:p>77</text:p>
          </table:table-cell>
          <table:table-cell table:formula="of:=18+ROUND(RAND()*40)" office:value-type="float" office:value="53" calcext:value-type="float">
            <text:p>53</text:p>
          </table:table-cell>
          <table:table-cell table:formula="of:=ROUND(RAND()*90)" office:value-type="float" office:value="78" calcext:value-type="float">
            <text:p>78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17] = 1; ROUND(1000+RAND()*2000); ROUND(300+RAND()*1000))" office:value-type="float" office:value="2753" calcext:value-type="float">
            <text:p>2753</text:p>
          </table:table-cell>
          <table:table-cell table:formula="of:=IF([.H617]; ROUND(1000+RAND()*1000); ROUND(RAND()*100))" office:value-type="float" office:value="1177" calcext:value-type="float">
            <text:p>1177</text:p>
          </table:table-cell>
          <table:table-cell table:formula="of:=IF([.H617]; ROUND(RAND()*100); ROUND(RAND()*30))" office:value-type="float" office:value="26" calcext:value-type="float">
            <text:p>26</text:p>
          </table:table-cell>
          <table:table-cell table:formula="of:=IF([.H617]; ROUND(RAND()*200); ROUND(RAND()*100))" office:value-type="float" office:value="47" calcext:value-type="float">
            <text:p>47</text:p>
          </table:table-cell>
          <table:table-cell table:formula="of:=18+ROUND(RAND()*40)" office:value-type="float" office:value="22" calcext:value-type="float">
            <text:p>22</text:p>
          </table:table-cell>
          <table:table-cell table:formula="of:=ROUND(RAND()*90)" office:value-type="float" office:value="14" calcext:value-type="float">
            <text:p>14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18] = 1; ROUND(1000+RAND()*2000); ROUND(300+RAND()*1000))" office:value-type="float" office:value="1217" calcext:value-type="float">
            <text:p>1217</text:p>
          </table:table-cell>
          <table:table-cell table:formula="of:=IF([.H618]; ROUND(1000+RAND()*1000); ROUND(RAND()*100))" office:value-type="float" office:value="1258" calcext:value-type="float">
            <text:p>1258</text:p>
          </table:table-cell>
          <table:table-cell table:formula="of:=IF([.H618]; ROUND(RAND()*100); ROUND(RAND()*30))" office:value-type="float" office:value="74" calcext:value-type="float">
            <text:p>74</text:p>
          </table:table-cell>
          <table:table-cell table:formula="of:=IF([.H618]; ROUND(RAND()*200); ROUND(RAND()*100))" office:value-type="float" office:value="183" calcext:value-type="float">
            <text:p>183</text:p>
          </table:table-cell>
          <table:table-cell table:formula="of:=18+ROUND(RAND()*40)" office:value-type="float" office:value="35" calcext:value-type="float">
            <text:p>35</text:p>
          </table:table-cell>
          <table:table-cell table:formula="of:=ROUND(RAND()*90)" office:value-type="float" office:value="4" calcext:value-type="float">
            <text:p>4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19] = 1; ROUND(1000+RAND()*2000); ROUND(300+RAND()*1000))" office:value-type="float" office:value="627" calcext:value-type="float">
            <text:p>627</text:p>
          </table:table-cell>
          <table:table-cell table:formula="of:=IF([.H619]; ROUND(1000+RAND()*1000); ROUND(RAND()*100))" office:value-type="float" office:value="55" calcext:value-type="float">
            <text:p>55</text:p>
          </table:table-cell>
          <table:table-cell table:formula="of:=IF([.H619]; ROUND(RAND()*100); ROUND(RAND()*30))" office:value-type="float" office:value="4" calcext:value-type="float">
            <text:p>4</text:p>
          </table:table-cell>
          <table:table-cell table:formula="of:=IF([.H619]; ROUND(RAND()*200); ROUND(RAND()*100))" office:value-type="float" office:value="20" calcext:value-type="float">
            <text:p>20</text:p>
          </table:table-cell>
          <table:table-cell table:formula="of:=18+ROUND(RAND()*40)" office:value-type="float" office:value="24" calcext:value-type="float">
            <text:p>24</text:p>
          </table:table-cell>
          <table:table-cell table:formula="of:=ROUND(RAND()*90)" office:value-type="float" office:value="19" calcext:value-type="float">
            <text:p>19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20] = 1; ROUND(1000+RAND()*2000); ROUND(300+RAND()*1000))" office:value-type="float" office:value="2742" calcext:value-type="float">
            <text:p>2742</text:p>
          </table:table-cell>
          <table:table-cell table:formula="of:=IF([.H620]; ROUND(1000+RAND()*1000); ROUND(RAND()*100))" office:value-type="float" office:value="1514" calcext:value-type="float">
            <text:p>1514</text:p>
          </table:table-cell>
          <table:table-cell table:formula="of:=IF([.H620]; ROUND(RAND()*100); ROUND(RAND()*30))" office:value-type="float" office:value="46" calcext:value-type="float">
            <text:p>46</text:p>
          </table:table-cell>
          <table:table-cell table:formula="of:=IF([.H620]; ROUND(RAND()*200); ROUND(RAND()*100))" office:value-type="float" office:value="128" calcext:value-type="float">
            <text:p>128</text:p>
          </table:table-cell>
          <table:table-cell table:formula="of:=18+ROUND(RAND()*40)" office:value-type="float" office:value="18" calcext:value-type="float">
            <text:p>18</text:p>
          </table:table-cell>
          <table:table-cell table:formula="of:=ROUND(RAND()*90)" office:value-type="float" office:value="1" calcext:value-type="float">
            <text:p>1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21] = 1; ROUND(1000+RAND()*2000); ROUND(300+RAND()*1000))" office:value-type="float" office:value="2094" calcext:value-type="float">
            <text:p>2094</text:p>
          </table:table-cell>
          <table:table-cell table:formula="of:=IF([.H621]; ROUND(1000+RAND()*1000); ROUND(RAND()*100))" office:value-type="float" office:value="1208" calcext:value-type="float">
            <text:p>1208</text:p>
          </table:table-cell>
          <table:table-cell table:formula="of:=IF([.H621]; ROUND(RAND()*100); ROUND(RAND()*30))" office:value-type="float" office:value="17" calcext:value-type="float">
            <text:p>17</text:p>
          </table:table-cell>
          <table:table-cell table:formula="of:=IF([.H621]; ROUND(RAND()*200); ROUND(RAND()*100))" office:value-type="float" office:value="184" calcext:value-type="float">
            <text:p>184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38" calcext:value-type="float">
            <text:p>38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22] = 1; ROUND(1000+RAND()*2000); ROUND(300+RAND()*1000))" office:value-type="float" office:value="2785" calcext:value-type="float">
            <text:p>2785</text:p>
          </table:table-cell>
          <table:table-cell table:formula="of:=IF([.H622]; ROUND(1000+RAND()*1000); ROUND(RAND()*100))" office:value-type="float" office:value="1646" calcext:value-type="float">
            <text:p>1646</text:p>
          </table:table-cell>
          <table:table-cell table:formula="of:=IF([.H622]; ROUND(RAND()*100); ROUND(RAND()*30))" office:value-type="float" office:value="17" calcext:value-type="float">
            <text:p>17</text:p>
          </table:table-cell>
          <table:table-cell table:formula="of:=IF([.H622]; ROUND(RAND()*200); ROUND(RAND()*100))" office:value-type="float" office:value="129" calcext:value-type="float">
            <text:p>129</text:p>
          </table:table-cell>
          <table:table-cell table:formula="of:=18+ROUND(RAND()*40)" office:value-type="float" office:value="38" calcext:value-type="float">
            <text:p>38</text:p>
          </table:table-cell>
          <table:table-cell table:formula="of:=ROUND(RAND()*90)" office:value-type="float" office:value="19" calcext:value-type="float">
            <text:p>19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23] = 1; ROUND(1000+RAND()*2000); ROUND(300+RAND()*1000))" office:value-type="float" office:value="1105" calcext:value-type="float">
            <text:p>1105</text:p>
          </table:table-cell>
          <table:table-cell table:formula="of:=IF([.H623]; ROUND(1000+RAND()*1000); ROUND(RAND()*100))" office:value-type="float" office:value="2" calcext:value-type="float">
            <text:p>2</text:p>
          </table:table-cell>
          <table:table-cell table:formula="of:=IF([.H623]; ROUND(RAND()*100); ROUND(RAND()*30))" office:value-type="float" office:value="26" calcext:value-type="float">
            <text:p>26</text:p>
          </table:table-cell>
          <table:table-cell table:formula="of:=IF([.H623]; ROUND(RAND()*200); ROUND(RAND()*100))" office:value-type="float" office:value="75" calcext:value-type="float">
            <text:p>75</text:p>
          </table:table-cell>
          <table:table-cell table:formula="of:=18+ROUND(RAND()*40)" office:value-type="float" office:value="26" calcext:value-type="float">
            <text:p>26</text:p>
          </table:table-cell>
          <table:table-cell table:formula="of:=ROUND(RAND()*90)" office:value-type="float" office:value="73" calcext:value-type="float">
            <text:p>73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24] = 1; ROUND(1000+RAND()*2000); ROUND(300+RAND()*1000))" office:value-type="float" office:value="1283" calcext:value-type="float">
            <text:p>1283</text:p>
          </table:table-cell>
          <table:table-cell table:formula="of:=IF([.H624]; ROUND(1000+RAND()*1000); ROUND(RAND()*100))" office:value-type="float" office:value="1727" calcext:value-type="float">
            <text:p>1727</text:p>
          </table:table-cell>
          <table:table-cell table:formula="of:=IF([.H624]; ROUND(RAND()*100); ROUND(RAND()*30))" office:value-type="float" office:value="89" calcext:value-type="float">
            <text:p>89</text:p>
          </table:table-cell>
          <table:table-cell table:formula="of:=IF([.H624]; ROUND(RAND()*200); ROUND(RAND()*100))" office:value-type="float" office:value="171" calcext:value-type="float">
            <text:p>171</text:p>
          </table:table-cell>
          <table:table-cell table:formula="of:=18+ROUND(RAND()*40)" office:value-type="float" office:value="41" calcext:value-type="float">
            <text:p>41</text:p>
          </table:table-cell>
          <table:table-cell table:formula="of:=ROUND(RAND()*90)" office:value-type="float" office:value="6" calcext:value-type="float">
            <text:p>6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25] = 1; ROUND(1000+RAND()*2000); ROUND(300+RAND()*1000))" office:value-type="float" office:value="828" calcext:value-type="float">
            <text:p>828</text:p>
          </table:table-cell>
          <table:table-cell table:formula="of:=IF([.H625]; ROUND(1000+RAND()*1000); ROUND(RAND()*100))" office:value-type="float" office:value="67" calcext:value-type="float">
            <text:p>67</text:p>
          </table:table-cell>
          <table:table-cell table:formula="of:=IF([.H625]; ROUND(RAND()*100); ROUND(RAND()*30))" office:value-type="float" office:value="5" calcext:value-type="float">
            <text:p>5</text:p>
          </table:table-cell>
          <table:table-cell table:formula="of:=IF([.H625]; ROUND(RAND()*200); ROUND(RAND()*100))" office:value-type="float" office:value="54" calcext:value-type="float">
            <text:p>54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32" calcext:value-type="float">
            <text:p>32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26] = 1; ROUND(1000+RAND()*2000); ROUND(300+RAND()*1000))" office:value-type="float" office:value="651" calcext:value-type="float">
            <text:p>651</text:p>
          </table:table-cell>
          <table:table-cell table:formula="of:=IF([.H626]; ROUND(1000+RAND()*1000); ROUND(RAND()*100))" office:value-type="float" office:value="76" calcext:value-type="float">
            <text:p>76</text:p>
          </table:table-cell>
          <table:table-cell table:formula="of:=IF([.H626]; ROUND(RAND()*100); ROUND(RAND()*30))" office:value-type="float" office:value="10" calcext:value-type="float">
            <text:p>10</text:p>
          </table:table-cell>
          <table:table-cell table:formula="of:=IF([.H626]; ROUND(RAND()*200); ROUND(RAND()*100))" office:value-type="float" office:value="20" calcext:value-type="float">
            <text:p>20</text:p>
          </table:table-cell>
          <table:table-cell table:formula="of:=18+ROUND(RAND()*40)" office:value-type="float" office:value="30" calcext:value-type="float">
            <text:p>30</text:p>
          </table:table-cell>
          <table:table-cell table:formula="of:=ROUND(RAND()*90)" office:value-type="float" office:value="63" calcext:value-type="float">
            <text:p>63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27] = 1; ROUND(1000+RAND()*2000); ROUND(300+RAND()*1000))" office:value-type="float" office:value="2302" calcext:value-type="float">
            <text:p>2302</text:p>
          </table:table-cell>
          <table:table-cell table:formula="of:=IF([.H627]; ROUND(1000+RAND()*1000); ROUND(RAND()*100))" office:value-type="float" office:value="1572" calcext:value-type="float">
            <text:p>1572</text:p>
          </table:table-cell>
          <table:table-cell table:formula="of:=IF([.H627]; ROUND(RAND()*100); ROUND(RAND()*30))" office:value-type="float" office:value="37" calcext:value-type="float">
            <text:p>37</text:p>
          </table:table-cell>
          <table:table-cell table:formula="of:=IF([.H627]; ROUND(RAND()*200); ROUND(RAND()*100))" office:value-type="float" office:value="6" calcext:value-type="float">
            <text:p>6</text:p>
          </table:table-cell>
          <table:table-cell table:formula="of:=18+ROUND(RAND()*40)" office:value-type="float" office:value="22" calcext:value-type="float">
            <text:p>22</text:p>
          </table:table-cell>
          <table:table-cell table:formula="of:=ROUND(RAND()*90)" office:value-type="float" office:value="21" calcext:value-type="float">
            <text:p>21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28] = 1; ROUND(1000+RAND()*2000); ROUND(300+RAND()*1000))" office:value-type="float" office:value="1260" calcext:value-type="float">
            <text:p>1260</text:p>
          </table:table-cell>
          <table:table-cell table:formula="of:=IF([.H628]; ROUND(1000+RAND()*1000); ROUND(RAND()*100))" office:value-type="float" office:value="1273" calcext:value-type="float">
            <text:p>1273</text:p>
          </table:table-cell>
          <table:table-cell table:formula="of:=IF([.H628]; ROUND(RAND()*100); ROUND(RAND()*30))" office:value-type="float" office:value="15" calcext:value-type="float">
            <text:p>15</text:p>
          </table:table-cell>
          <table:table-cell table:formula="of:=IF([.H628]; ROUND(RAND()*200); ROUND(RAND()*100))" office:value-type="float" office:value="70" calcext:value-type="float">
            <text:p>70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67" calcext:value-type="float">
            <text:p>67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29] = 1; ROUND(1000+RAND()*2000); ROUND(300+RAND()*1000))" office:value-type="float" office:value="2664" calcext:value-type="float">
            <text:p>2664</text:p>
          </table:table-cell>
          <table:table-cell table:formula="of:=IF([.H629]; ROUND(1000+RAND()*1000); ROUND(RAND()*100))" office:value-type="float" office:value="1923" calcext:value-type="float">
            <text:p>1923</text:p>
          </table:table-cell>
          <table:table-cell table:formula="of:=IF([.H629]; ROUND(RAND()*100); ROUND(RAND()*30))" office:value-type="float" office:value="20" calcext:value-type="float">
            <text:p>20</text:p>
          </table:table-cell>
          <table:table-cell table:formula="of:=IF([.H629]; ROUND(RAND()*200); ROUND(RAND()*100))" office:value-type="float" office:value="23" calcext:value-type="float">
            <text:p>23</text:p>
          </table:table-cell>
          <table:table-cell table:formula="of:=18+ROUND(RAND()*40)" office:value-type="float" office:value="43" calcext:value-type="float">
            <text:p>43</text:p>
          </table:table-cell>
          <table:table-cell table:formula="of:=ROUND(RAND()*90)" office:value-type="float" office:value="10" calcext:value-type="float">
            <text:p>10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30] = 1; ROUND(1000+RAND()*2000); ROUND(300+RAND()*1000))" office:value-type="float" office:value="592" calcext:value-type="float">
            <text:p>592</text:p>
          </table:table-cell>
          <table:table-cell table:formula="of:=IF([.H630]; ROUND(1000+RAND()*1000); ROUND(RAND()*100))" office:value-type="float" office:value="82" calcext:value-type="float">
            <text:p>82</text:p>
          </table:table-cell>
          <table:table-cell table:formula="of:=IF([.H630]; ROUND(RAND()*100); ROUND(RAND()*30))" office:value-type="float" office:value="24" calcext:value-type="float">
            <text:p>24</text:p>
          </table:table-cell>
          <table:table-cell table:formula="of:=IF([.H630]; ROUND(RAND()*200); ROUND(RAND()*100))" office:value-type="float" office:value="16" calcext:value-type="float">
            <text:p>16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65" calcext:value-type="float">
            <text:p>65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31] = 1; ROUND(1000+RAND()*2000); ROUND(300+RAND()*1000))" office:value-type="float" office:value="1036" calcext:value-type="float">
            <text:p>1036</text:p>
          </table:table-cell>
          <table:table-cell table:formula="of:=IF([.H631]; ROUND(1000+RAND()*1000); ROUND(RAND()*100))" office:value-type="float" office:value="7" calcext:value-type="float">
            <text:p>7</text:p>
          </table:table-cell>
          <table:table-cell table:formula="of:=IF([.H631]; ROUND(RAND()*100); ROUND(RAND()*30))" office:value-type="float" office:value="10" calcext:value-type="float">
            <text:p>10</text:p>
          </table:table-cell>
          <table:table-cell table:formula="of:=IF([.H631]; ROUND(RAND()*200); ROUND(RAND()*100))" office:value-type="float" office:value="8" calcext:value-type="float">
            <text:p>8</text:p>
          </table:table-cell>
          <table:table-cell table:formula="of:=18+ROUND(RAND()*40)" office:value-type="float" office:value="47" calcext:value-type="float">
            <text:p>47</text:p>
          </table:table-cell>
          <table:table-cell table:formula="of:=ROUND(RAND()*90)" office:value-type="float" office:value="17" calcext:value-type="float">
            <text:p>17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32] = 1; ROUND(1000+RAND()*2000); ROUND(300+RAND()*1000))" office:value-type="float" office:value="856" calcext:value-type="float">
            <text:p>856</text:p>
          </table:table-cell>
          <table:table-cell table:formula="of:=IF([.H632]; ROUND(1000+RAND()*1000); ROUND(RAND()*100))" office:value-type="float" office:value="93" calcext:value-type="float">
            <text:p>93</text:p>
          </table:table-cell>
          <table:table-cell table:formula="of:=IF([.H632]; ROUND(RAND()*100); ROUND(RAND()*30))" office:value-type="float" office:value="18" calcext:value-type="float">
            <text:p>18</text:p>
          </table:table-cell>
          <table:table-cell table:formula="of:=IF([.H632]; ROUND(RAND()*200); ROUND(RAND()*100))" office:value-type="float" office:value="35" calcext:value-type="float">
            <text:p>35</text:p>
          </table:table-cell>
          <table:table-cell table:formula="of:=18+ROUND(RAND()*40)" office:value-type="float" office:value="50" calcext:value-type="float">
            <text:p>50</text:p>
          </table:table-cell>
          <table:table-cell table:formula="of:=ROUND(RAND()*90)" office:value-type="float" office:value="78" calcext:value-type="float">
            <text:p>78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33] = 1; ROUND(1000+RAND()*2000); ROUND(300+RAND()*1000))" office:value-type="float" office:value="2590" calcext:value-type="float">
            <text:p>2590</text:p>
          </table:table-cell>
          <table:table-cell table:formula="of:=IF([.H633]; ROUND(1000+RAND()*1000); ROUND(RAND()*100))" office:value-type="float" office:value="1257" calcext:value-type="float">
            <text:p>1257</text:p>
          </table:table-cell>
          <table:table-cell table:formula="of:=IF([.H633]; ROUND(RAND()*100); ROUND(RAND()*30))" office:value-type="float" office:value="51" calcext:value-type="float">
            <text:p>51</text:p>
          </table:table-cell>
          <table:table-cell table:formula="of:=IF([.H633]; ROUND(RAND()*200); ROUND(RAND()*100))" office:value-type="float" office:value="54" calcext:value-type="float">
            <text:p>54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82" calcext:value-type="float">
            <text:p>82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34] = 1; ROUND(1000+RAND()*2000); ROUND(300+RAND()*1000))" office:value-type="float" office:value="976" calcext:value-type="float">
            <text:p>976</text:p>
          </table:table-cell>
          <table:table-cell table:formula="of:=IF([.H634]; ROUND(1000+RAND()*1000); ROUND(RAND()*100))" office:value-type="float" office:value="15" calcext:value-type="float">
            <text:p>15</text:p>
          </table:table-cell>
          <table:table-cell table:formula="of:=IF([.H634]; ROUND(RAND()*100); ROUND(RAND()*30))" office:value-type="float" office:value="24" calcext:value-type="float">
            <text:p>24</text:p>
          </table:table-cell>
          <table:table-cell table:formula="of:=IF([.H634]; ROUND(RAND()*200); ROUND(RAND()*100))" office:value-type="float" office:value="70" calcext:value-type="float">
            <text:p>70</text:p>
          </table:table-cell>
          <table:table-cell table:formula="of:=18+ROUND(RAND()*40)" office:value-type="float" office:value="38" calcext:value-type="float">
            <text:p>38</text:p>
          </table:table-cell>
          <table:table-cell table:formula="of:=ROUND(RAND()*90)" office:value-type="float" office:value="23" calcext:value-type="float">
            <text:p>23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35] = 1; ROUND(1000+RAND()*2000); ROUND(300+RAND()*1000))" office:value-type="float" office:value="2769" calcext:value-type="float">
            <text:p>2769</text:p>
          </table:table-cell>
          <table:table-cell table:formula="of:=IF([.H635]; ROUND(1000+RAND()*1000); ROUND(RAND()*100))" office:value-type="float" office:value="1552" calcext:value-type="float">
            <text:p>1552</text:p>
          </table:table-cell>
          <table:table-cell table:formula="of:=IF([.H635]; ROUND(RAND()*100); ROUND(RAND()*30))" office:value-type="float" office:value="65" calcext:value-type="float">
            <text:p>65</text:p>
          </table:table-cell>
          <table:table-cell table:formula="of:=IF([.H635]; ROUND(RAND()*200); ROUND(RAND()*100))" office:value-type="float" office:value="60" calcext:value-type="float">
            <text:p>60</text:p>
          </table:table-cell>
          <table:table-cell table:formula="of:=18+ROUND(RAND()*40)" office:value-type="float" office:value="50" calcext:value-type="float">
            <text:p>50</text:p>
          </table:table-cell>
          <table:table-cell table:formula="of:=ROUND(RAND()*90)" office:value-type="float" office:value="5" calcext:value-type="float">
            <text:p>5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36] = 1; ROUND(1000+RAND()*2000); ROUND(300+RAND()*1000))" office:value-type="float" office:value="1799" calcext:value-type="float">
            <text:p>1799</text:p>
          </table:table-cell>
          <table:table-cell table:formula="of:=IF([.H636]; ROUND(1000+RAND()*1000); ROUND(RAND()*100))" office:value-type="float" office:value="1527" calcext:value-type="float">
            <text:p>1527</text:p>
          </table:table-cell>
          <table:table-cell table:formula="of:=IF([.H636]; ROUND(RAND()*100); ROUND(RAND()*30))" office:value-type="float" office:value="73" calcext:value-type="float">
            <text:p>73</text:p>
          </table:table-cell>
          <table:table-cell table:formula="of:=IF([.H636]; ROUND(RAND()*200); ROUND(RAND()*100))" office:value-type="float" office:value="38" calcext:value-type="float">
            <text:p>38</text:p>
          </table:table-cell>
          <table:table-cell table:formula="of:=18+ROUND(RAND()*40)" office:value-type="float" office:value="45" calcext:value-type="float">
            <text:p>45</text:p>
          </table:table-cell>
          <table:table-cell table:formula="of:=ROUND(RAND()*90)" office:value-type="float" office:value="84" calcext:value-type="float">
            <text:p>84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37] = 1; ROUND(1000+RAND()*2000); ROUND(300+RAND()*1000))" office:value-type="float" office:value="2306" calcext:value-type="float">
            <text:p>2306</text:p>
          </table:table-cell>
          <table:table-cell table:formula="of:=IF([.H637]; ROUND(1000+RAND()*1000); ROUND(RAND()*100))" office:value-type="float" office:value="1536" calcext:value-type="float">
            <text:p>1536</text:p>
          </table:table-cell>
          <table:table-cell table:formula="of:=IF([.H637]; ROUND(RAND()*100); ROUND(RAND()*30))" office:value-type="float" office:value="14" calcext:value-type="float">
            <text:p>14</text:p>
          </table:table-cell>
          <table:table-cell table:formula="of:=IF([.H637]; ROUND(RAND()*200); ROUND(RAND()*100))" office:value-type="float" office:value="124" calcext:value-type="float">
            <text:p>124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53" calcext:value-type="float">
            <text:p>53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38] = 1; ROUND(1000+RAND()*2000); ROUND(300+RAND()*1000))" office:value-type="float" office:value="1869" calcext:value-type="float">
            <text:p>1869</text:p>
          </table:table-cell>
          <table:table-cell table:formula="of:=IF([.H638]; ROUND(1000+RAND()*1000); ROUND(RAND()*100))" office:value-type="float" office:value="1391" calcext:value-type="float">
            <text:p>1391</text:p>
          </table:table-cell>
          <table:table-cell table:formula="of:=IF([.H638]; ROUND(RAND()*100); ROUND(RAND()*30))" office:value-type="float" office:value="88" calcext:value-type="float">
            <text:p>88</text:p>
          </table:table-cell>
          <table:table-cell table:formula="of:=IF([.H638]; ROUND(RAND()*200); ROUND(RAND()*100))" office:value-type="float" office:value="134" calcext:value-type="float">
            <text:p>134</text:p>
          </table:table-cell>
          <table:table-cell table:formula="of:=18+ROUND(RAND()*40)" office:value-type="float" office:value="45" calcext:value-type="float">
            <text:p>45</text:p>
          </table:table-cell>
          <table:table-cell table:formula="of:=ROUND(RAND()*90)" office:value-type="float" office:value="34" calcext:value-type="float">
            <text:p>34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39] = 1; ROUND(1000+RAND()*2000); ROUND(300+RAND()*1000))" office:value-type="float" office:value="2261" calcext:value-type="float">
            <text:p>2261</text:p>
          </table:table-cell>
          <table:table-cell table:formula="of:=IF([.H639]; ROUND(1000+RAND()*1000); ROUND(RAND()*100))" office:value-type="float" office:value="1643" calcext:value-type="float">
            <text:p>1643</text:p>
          </table:table-cell>
          <table:table-cell table:formula="of:=IF([.H639]; ROUND(RAND()*100); ROUND(RAND()*30))" office:value-type="float" office:value="89" calcext:value-type="float">
            <text:p>89</text:p>
          </table:table-cell>
          <table:table-cell table:formula="of:=IF([.H639]; ROUND(RAND()*200); ROUND(RAND()*100))" office:value-type="float" office:value="60" calcext:value-type="float">
            <text:p>60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76" calcext:value-type="float">
            <text:p>76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40] = 1; ROUND(1000+RAND()*2000); ROUND(300+RAND()*1000))" office:value-type="float" office:value="431" calcext:value-type="float">
            <text:p>431</text:p>
          </table:table-cell>
          <table:table-cell table:formula="of:=IF([.H640]; ROUND(1000+RAND()*1000); ROUND(RAND()*100))" office:value-type="float" office:value="8" calcext:value-type="float">
            <text:p>8</text:p>
          </table:table-cell>
          <table:table-cell table:formula="of:=IF([.H640]; ROUND(RAND()*100); ROUND(RAND()*30))" office:value-type="float" office:value="6" calcext:value-type="float">
            <text:p>6</text:p>
          </table:table-cell>
          <table:table-cell table:formula="of:=IF([.H640]; ROUND(RAND()*200); ROUND(RAND()*100))" office:value-type="float" office:value="31" calcext:value-type="float">
            <text:p>31</text:p>
          </table:table-cell>
          <table:table-cell table:formula="of:=18+ROUND(RAND()*40)" office:value-type="float" office:value="50" calcext:value-type="float">
            <text:p>50</text:p>
          </table:table-cell>
          <table:table-cell table:formula="of:=ROUND(RAND()*90)" office:value-type="float" office:value="19" calcext:value-type="float">
            <text:p>19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41] = 1; ROUND(1000+RAND()*2000); ROUND(300+RAND()*1000))" office:value-type="float" office:value="321" calcext:value-type="float">
            <text:p>321</text:p>
          </table:table-cell>
          <table:table-cell table:formula="of:=IF([.H641]; ROUND(1000+RAND()*1000); ROUND(RAND()*100))" office:value-type="float" office:value="64" calcext:value-type="float">
            <text:p>64</text:p>
          </table:table-cell>
          <table:table-cell table:formula="of:=IF([.H641]; ROUND(RAND()*100); ROUND(RAND()*30))" office:value-type="float" office:value="8" calcext:value-type="float">
            <text:p>8</text:p>
          </table:table-cell>
          <table:table-cell table:formula="of:=IF([.H641]; ROUND(RAND()*200); ROUND(RAND()*100))" office:value-type="float" office:value="64" calcext:value-type="float">
            <text:p>64</text:p>
          </table:table-cell>
          <table:table-cell table:formula="of:=18+ROUND(RAND()*40)" office:value-type="float" office:value="26" calcext:value-type="float">
            <text:p>26</text:p>
          </table:table-cell>
          <table:table-cell table:formula="of:=ROUND(RAND()*90)" office:value-type="float" office:value="63" calcext:value-type="float">
            <text:p>63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42] = 1; ROUND(1000+RAND()*2000); ROUND(300+RAND()*1000))" office:value-type="float" office:value="2214" calcext:value-type="float">
            <text:p>2214</text:p>
          </table:table-cell>
          <table:table-cell table:formula="of:=IF([.H642]; ROUND(1000+RAND()*1000); ROUND(RAND()*100))" office:value-type="float" office:value="1102" calcext:value-type="float">
            <text:p>1102</text:p>
          </table:table-cell>
          <table:table-cell table:formula="of:=IF([.H642]; ROUND(RAND()*100); ROUND(RAND()*30))" office:value-type="float" office:value="48" calcext:value-type="float">
            <text:p>48</text:p>
          </table:table-cell>
          <table:table-cell table:formula="of:=IF([.H642]; ROUND(RAND()*200); ROUND(RAND()*100))" office:value-type="float" office:value="163" calcext:value-type="float">
            <text:p>163</text:p>
          </table:table-cell>
          <table:table-cell table:formula="of:=18+ROUND(RAND()*40)" office:value-type="float" office:value="23" calcext:value-type="float">
            <text:p>23</text:p>
          </table:table-cell>
          <table:table-cell table:formula="of:=ROUND(RAND()*90)" office:value-type="float" office:value="63" calcext:value-type="float">
            <text:p>63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43] = 1; ROUND(1000+RAND()*2000); ROUND(300+RAND()*1000))" office:value-type="float" office:value="2094" calcext:value-type="float">
            <text:p>2094</text:p>
          </table:table-cell>
          <table:table-cell table:formula="of:=IF([.H643]; ROUND(1000+RAND()*1000); ROUND(RAND()*100))" office:value-type="float" office:value="1322" calcext:value-type="float">
            <text:p>1322</text:p>
          </table:table-cell>
          <table:table-cell table:formula="of:=IF([.H643]; ROUND(RAND()*100); ROUND(RAND()*30))" office:value-type="float" office:value="31" calcext:value-type="float">
            <text:p>31</text:p>
          </table:table-cell>
          <table:table-cell table:formula="of:=IF([.H643]; ROUND(RAND()*200); ROUND(RAND()*100))" office:value-type="float" office:value="83" calcext:value-type="float">
            <text:p>83</text:p>
          </table:table-cell>
          <table:table-cell table:formula="of:=18+ROUND(RAND()*40)" office:value-type="float" office:value="37" calcext:value-type="float">
            <text:p>37</text:p>
          </table:table-cell>
          <table:table-cell table:formula="of:=ROUND(RAND()*90)" office:value-type="float" office:value="28" calcext:value-type="float">
            <text:p>28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44] = 1; ROUND(1000+RAND()*2000); ROUND(300+RAND()*1000))" office:value-type="float" office:value="1979" calcext:value-type="float">
            <text:p>1979</text:p>
          </table:table-cell>
          <table:table-cell table:formula="of:=IF([.H644]; ROUND(1000+RAND()*1000); ROUND(RAND()*100))" office:value-type="float" office:value="1974" calcext:value-type="float">
            <text:p>1974</text:p>
          </table:table-cell>
          <table:table-cell table:formula="of:=IF([.H644]; ROUND(RAND()*100); ROUND(RAND()*30))" office:value-type="float" office:value="39" calcext:value-type="float">
            <text:p>39</text:p>
          </table:table-cell>
          <table:table-cell table:formula="of:=IF([.H644]; ROUND(RAND()*200); ROUND(RAND()*100))" office:value-type="float" office:value="153" calcext:value-type="float">
            <text:p>153</text:p>
          </table:table-cell>
          <table:table-cell table:formula="of:=18+ROUND(RAND()*40)" office:value-type="float" office:value="31" calcext:value-type="float">
            <text:p>31</text:p>
          </table:table-cell>
          <table:table-cell table:formula="of:=ROUND(RAND()*90)" office:value-type="float" office:value="84" calcext:value-type="float">
            <text:p>84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45] = 1; ROUND(1000+RAND()*2000); ROUND(300+RAND()*1000))" office:value-type="float" office:value="783" calcext:value-type="float">
            <text:p>783</text:p>
          </table:table-cell>
          <table:table-cell table:formula="of:=IF([.H645]; ROUND(1000+RAND()*1000); ROUND(RAND()*100))" office:value-type="float" office:value="73" calcext:value-type="float">
            <text:p>73</text:p>
          </table:table-cell>
          <table:table-cell table:formula="of:=IF([.H645]; ROUND(RAND()*100); ROUND(RAND()*30))" office:value-type="float" office:value="12" calcext:value-type="float">
            <text:p>12</text:p>
          </table:table-cell>
          <table:table-cell table:formula="of:=IF([.H645]; ROUND(RAND()*200); ROUND(RAND()*100))" office:value-type="float" office:value="64" calcext:value-type="float">
            <text:p>64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79" calcext:value-type="float">
            <text:p>79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46] = 1; ROUND(1000+RAND()*2000); ROUND(300+RAND()*1000))" office:value-type="float" office:value="410" calcext:value-type="float">
            <text:p>410</text:p>
          </table:table-cell>
          <table:table-cell table:formula="of:=IF([.H646]; ROUND(1000+RAND()*1000); ROUND(RAND()*100))" office:value-type="float" office:value="73" calcext:value-type="float">
            <text:p>73</text:p>
          </table:table-cell>
          <table:table-cell table:formula="of:=IF([.H646]; ROUND(RAND()*100); ROUND(RAND()*30))" office:value-type="float" office:value="2" calcext:value-type="float">
            <text:p>2</text:p>
          </table:table-cell>
          <table:table-cell table:formula="of:=IF([.H646]; ROUND(RAND()*200); ROUND(RAND()*100))" office:value-type="float" office:value="44" calcext:value-type="float">
            <text:p>44</text:p>
          </table:table-cell>
          <table:table-cell table:formula="of:=18+ROUND(RAND()*40)" office:value-type="float" office:value="22" calcext:value-type="float">
            <text:p>22</text:p>
          </table:table-cell>
          <table:table-cell table:formula="of:=ROUND(RAND()*90)" office:value-type="float" office:value="46" calcext:value-type="float">
            <text:p>46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47] = 1; ROUND(1000+RAND()*2000); ROUND(300+RAND()*1000))" office:value-type="float" office:value="2039" calcext:value-type="float">
            <text:p>2039</text:p>
          </table:table-cell>
          <table:table-cell table:formula="of:=IF([.H647]; ROUND(1000+RAND()*1000); ROUND(RAND()*100))" office:value-type="float" office:value="1943" calcext:value-type="float">
            <text:p>1943</text:p>
          </table:table-cell>
          <table:table-cell table:formula="of:=IF([.H647]; ROUND(RAND()*100); ROUND(RAND()*30))" office:value-type="float" office:value="47" calcext:value-type="float">
            <text:p>47</text:p>
          </table:table-cell>
          <table:table-cell table:formula="of:=IF([.H647]; ROUND(RAND()*200); ROUND(RAND()*100))" office:value-type="float" office:value="84" calcext:value-type="float">
            <text:p>84</text:p>
          </table:table-cell>
          <table:table-cell table:formula="of:=18+ROUND(RAND()*40)" office:value-type="float" office:value="46" calcext:value-type="float">
            <text:p>46</text:p>
          </table:table-cell>
          <table:table-cell table:formula="of:=ROUND(RAND()*90)" office:value-type="float" office:value="0" calcext:value-type="float">
            <text:p>0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48] = 1; ROUND(1000+RAND()*2000); ROUND(300+RAND()*1000))" office:value-type="float" office:value="1340" calcext:value-type="float">
            <text:p>1340</text:p>
          </table:table-cell>
          <table:table-cell table:formula="of:=IF([.H648]; ROUND(1000+RAND()*1000); ROUND(RAND()*100))" office:value-type="float" office:value="1065" calcext:value-type="float">
            <text:p>1065</text:p>
          </table:table-cell>
          <table:table-cell table:formula="of:=IF([.H648]; ROUND(RAND()*100); ROUND(RAND()*30))" office:value-type="float" office:value="72" calcext:value-type="float">
            <text:p>72</text:p>
          </table:table-cell>
          <table:table-cell table:formula="of:=IF([.H648]; ROUND(RAND()*200); ROUND(RAND()*100))" office:value-type="float" office:value="196" calcext:value-type="float">
            <text:p>196</text:p>
          </table:table-cell>
          <table:table-cell table:formula="of:=18+ROUND(RAND()*40)" office:value-type="float" office:value="30" calcext:value-type="float">
            <text:p>30</text:p>
          </table:table-cell>
          <table:table-cell table:formula="of:=ROUND(RAND()*90)" office:value-type="float" office:value="80" calcext:value-type="float">
            <text:p>80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49] = 1; ROUND(1000+RAND()*2000); ROUND(300+RAND()*1000))" office:value-type="float" office:value="1785" calcext:value-type="float">
            <text:p>1785</text:p>
          </table:table-cell>
          <table:table-cell table:formula="of:=IF([.H649]; ROUND(1000+RAND()*1000); ROUND(RAND()*100))" office:value-type="float" office:value="1700" calcext:value-type="float">
            <text:p>1700</text:p>
          </table:table-cell>
          <table:table-cell table:formula="of:=IF([.H649]; ROUND(RAND()*100); ROUND(RAND()*30))" office:value-type="float" office:value="98" calcext:value-type="float">
            <text:p>98</text:p>
          </table:table-cell>
          <table:table-cell table:formula="of:=IF([.H649]; ROUND(RAND()*200); ROUND(RAND()*100))" office:value-type="float" office:value="36" calcext:value-type="float">
            <text:p>36</text:p>
          </table:table-cell>
          <table:table-cell table:formula="of:=18+ROUND(RAND()*40)" office:value-type="float" office:value="37" calcext:value-type="float">
            <text:p>37</text:p>
          </table:table-cell>
          <table:table-cell table:formula="of:=ROUND(RAND()*90)" office:value-type="float" office:value="67" calcext:value-type="float">
            <text:p>67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50] = 1; ROUND(1000+RAND()*2000); ROUND(300+RAND()*1000))" office:value-type="float" office:value="1853" calcext:value-type="float">
            <text:p>1853</text:p>
          </table:table-cell>
          <table:table-cell table:formula="of:=IF([.H650]; ROUND(1000+RAND()*1000); ROUND(RAND()*100))" office:value-type="float" office:value="1387" calcext:value-type="float">
            <text:p>1387</text:p>
          </table:table-cell>
          <table:table-cell table:formula="of:=IF([.H650]; ROUND(RAND()*100); ROUND(RAND()*30))" office:value-type="float" office:value="91" calcext:value-type="float">
            <text:p>91</text:p>
          </table:table-cell>
          <table:table-cell table:formula="of:=IF([.H650]; ROUND(RAND()*200); ROUND(RAND()*100))" office:value-type="float" office:value="168" calcext:value-type="float">
            <text:p>168</text:p>
          </table:table-cell>
          <table:table-cell table:formula="of:=18+ROUND(RAND()*40)" office:value-type="float" office:value="51" calcext:value-type="float">
            <text:p>51</text:p>
          </table:table-cell>
          <table:table-cell table:formula="of:=ROUND(RAND()*90)" office:value-type="float" office:value="24" calcext:value-type="float">
            <text:p>24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51] = 1; ROUND(1000+RAND()*2000); ROUND(300+RAND()*1000))" office:value-type="float" office:value="1681" calcext:value-type="float">
            <text:p>1681</text:p>
          </table:table-cell>
          <table:table-cell table:formula="of:=IF([.H651]; ROUND(1000+RAND()*1000); ROUND(RAND()*100))" office:value-type="float" office:value="1490" calcext:value-type="float">
            <text:p>1490</text:p>
          </table:table-cell>
          <table:table-cell table:formula="of:=IF([.H651]; ROUND(RAND()*100); ROUND(RAND()*30))" office:value-type="float" office:value="92" calcext:value-type="float">
            <text:p>92</text:p>
          </table:table-cell>
          <table:table-cell table:formula="of:=IF([.H651]; ROUND(RAND()*200); ROUND(RAND()*100))" office:value-type="float" office:value="179" calcext:value-type="float">
            <text:p>179</text:p>
          </table:table-cell>
          <table:table-cell table:formula="of:=18+ROUND(RAND()*40)" office:value-type="float" office:value="41" calcext:value-type="float">
            <text:p>41</text:p>
          </table:table-cell>
          <table:table-cell table:formula="of:=ROUND(RAND()*90)" office:value-type="float" office:value="58" calcext:value-type="float">
            <text:p>58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52] = 1; ROUND(1000+RAND()*2000); ROUND(300+RAND()*1000))" office:value-type="float" office:value="947" calcext:value-type="float">
            <text:p>947</text:p>
          </table:table-cell>
          <table:table-cell table:formula="of:=IF([.H652]; ROUND(1000+RAND()*1000); ROUND(RAND()*100))" office:value-type="float" office:value="46" calcext:value-type="float">
            <text:p>46</text:p>
          </table:table-cell>
          <table:table-cell table:formula="of:=IF([.H652]; ROUND(RAND()*100); ROUND(RAND()*30))" office:value-type="float" office:value="22" calcext:value-type="float">
            <text:p>22</text:p>
          </table:table-cell>
          <table:table-cell table:formula="of:=IF([.H652]; ROUND(RAND()*200); ROUND(RAND()*100))" office:value-type="float" office:value="9" calcext:value-type="float">
            <text:p>9</text:p>
          </table:table-cell>
          <table:table-cell table:formula="of:=18+ROUND(RAND()*40)" office:value-type="float" office:value="30" calcext:value-type="float">
            <text:p>30</text:p>
          </table:table-cell>
          <table:table-cell table:formula="of:=ROUND(RAND()*90)" office:value-type="float" office:value="85" calcext:value-type="float">
            <text:p>85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53] = 1; ROUND(1000+RAND()*2000); ROUND(300+RAND()*1000))" office:value-type="float" office:value="377" calcext:value-type="float">
            <text:p>377</text:p>
          </table:table-cell>
          <table:table-cell table:formula="of:=IF([.H653]; ROUND(1000+RAND()*1000); ROUND(RAND()*100))" office:value-type="float" office:value="31" calcext:value-type="float">
            <text:p>31</text:p>
          </table:table-cell>
          <table:table-cell table:formula="of:=IF([.H653]; ROUND(RAND()*100); ROUND(RAND()*30))" office:value-type="float" office:value="8" calcext:value-type="float">
            <text:p>8</text:p>
          </table:table-cell>
          <table:table-cell table:formula="of:=IF([.H653]; ROUND(RAND()*200); ROUND(RAND()*100))" office:value-type="float" office:value="70" calcext:value-type="float">
            <text:p>70</text:p>
          </table:table-cell>
          <table:table-cell table:formula="of:=18+ROUND(RAND()*40)" office:value-type="float" office:value="26" calcext:value-type="float">
            <text:p>26</text:p>
          </table:table-cell>
          <table:table-cell table:formula="of:=ROUND(RAND()*90)" office:value-type="float" office:value="31" calcext:value-type="float">
            <text:p>31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54] = 1; ROUND(1000+RAND()*2000); ROUND(300+RAND()*1000))" office:value-type="float" office:value="984" calcext:value-type="float">
            <text:p>984</text:p>
          </table:table-cell>
          <table:table-cell table:formula="of:=IF([.H654]; ROUND(1000+RAND()*1000); ROUND(RAND()*100))" office:value-type="float" office:value="26" calcext:value-type="float">
            <text:p>26</text:p>
          </table:table-cell>
          <table:table-cell table:formula="of:=IF([.H654]; ROUND(RAND()*100); ROUND(RAND()*30))" office:value-type="float" office:value="27" calcext:value-type="float">
            <text:p>27</text:p>
          </table:table-cell>
          <table:table-cell table:formula="of:=IF([.H654]; ROUND(RAND()*200); ROUND(RAND()*100))" office:value-type="float" office:value="37" calcext:value-type="float">
            <text:p>37</text:p>
          </table:table-cell>
          <table:table-cell table:formula="of:=18+ROUND(RAND()*40)" office:value-type="float" office:value="23" calcext:value-type="float">
            <text:p>23</text:p>
          </table:table-cell>
          <table:table-cell table:formula="of:=ROUND(RAND()*90)" office:value-type="float" office:value="33" calcext:value-type="float">
            <text:p>33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55] = 1; ROUND(1000+RAND()*2000); ROUND(300+RAND()*1000))" office:value-type="float" office:value="1292" calcext:value-type="float">
            <text:p>1292</text:p>
          </table:table-cell>
          <table:table-cell table:formula="of:=IF([.H655]; ROUND(1000+RAND()*1000); ROUND(RAND()*100))" office:value-type="float" office:value="29" calcext:value-type="float">
            <text:p>29</text:p>
          </table:table-cell>
          <table:table-cell table:formula="of:=IF([.H655]; ROUND(RAND()*100); ROUND(RAND()*30))" office:value-type="float" office:value="24" calcext:value-type="float">
            <text:p>24</text:p>
          </table:table-cell>
          <table:table-cell table:formula="of:=IF([.H655]; ROUND(RAND()*200); ROUND(RAND()*100))" office:value-type="float" office:value="74" calcext:value-type="float">
            <text:p>74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17" calcext:value-type="float">
            <text:p>17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56] = 1; ROUND(1000+RAND()*2000); ROUND(300+RAND()*1000))" office:value-type="float" office:value="1246" calcext:value-type="float">
            <text:p>1246</text:p>
          </table:table-cell>
          <table:table-cell table:formula="of:=IF([.H656]; ROUND(1000+RAND()*1000); ROUND(RAND()*100))" office:value-type="float" office:value="1270" calcext:value-type="float">
            <text:p>1270</text:p>
          </table:table-cell>
          <table:table-cell table:formula="of:=IF([.H656]; ROUND(RAND()*100); ROUND(RAND()*30))" office:value-type="float" office:value="40" calcext:value-type="float">
            <text:p>40</text:p>
          </table:table-cell>
          <table:table-cell table:formula="of:=IF([.H656]; ROUND(RAND()*200); ROUND(RAND()*100))" office:value-type="float" office:value="9" calcext:value-type="float">
            <text:p>9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44" calcext:value-type="float">
            <text:p>44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57] = 1; ROUND(1000+RAND()*2000); ROUND(300+RAND()*1000))" office:value-type="float" office:value="2403" calcext:value-type="float">
            <text:p>2403</text:p>
          </table:table-cell>
          <table:table-cell table:formula="of:=IF([.H657]; ROUND(1000+RAND()*1000); ROUND(RAND()*100))" office:value-type="float" office:value="1920" calcext:value-type="float">
            <text:p>1920</text:p>
          </table:table-cell>
          <table:table-cell table:formula="of:=IF([.H657]; ROUND(RAND()*100); ROUND(RAND()*30))" office:value-type="float" office:value="21" calcext:value-type="float">
            <text:p>21</text:p>
          </table:table-cell>
          <table:table-cell table:formula="of:=IF([.H657]; ROUND(RAND()*200); ROUND(RAND()*100))" office:value-type="float" office:value="102" calcext:value-type="float">
            <text:p>102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60" calcext:value-type="float">
            <text:p>60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58] = 1; ROUND(1000+RAND()*2000); ROUND(300+RAND()*1000))" office:value-type="float" office:value="2031" calcext:value-type="float">
            <text:p>2031</text:p>
          </table:table-cell>
          <table:table-cell table:formula="of:=IF([.H658]; ROUND(1000+RAND()*1000); ROUND(RAND()*100))" office:value-type="float" office:value="1147" calcext:value-type="float">
            <text:p>1147</text:p>
          </table:table-cell>
          <table:table-cell table:formula="of:=IF([.H658]; ROUND(RAND()*100); ROUND(RAND()*30))" office:value-type="float" office:value="13" calcext:value-type="float">
            <text:p>13</text:p>
          </table:table-cell>
          <table:table-cell table:formula="of:=IF([.H658]; ROUND(RAND()*200); ROUND(RAND()*100))" office:value-type="float" office:value="82" calcext:value-type="float">
            <text:p>82</text:p>
          </table:table-cell>
          <table:table-cell table:formula="of:=18+ROUND(RAND()*40)" office:value-type="float" office:value="38" calcext:value-type="float">
            <text:p>38</text:p>
          </table:table-cell>
          <table:table-cell table:formula="of:=ROUND(RAND()*90)" office:value-type="float" office:value="78" calcext:value-type="float">
            <text:p>78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59] = 1; ROUND(1000+RAND()*2000); ROUND(300+RAND()*1000))" office:value-type="float" office:value="923" calcext:value-type="float">
            <text:p>923</text:p>
          </table:table-cell>
          <table:table-cell table:formula="of:=IF([.H659]; ROUND(1000+RAND()*1000); ROUND(RAND()*100))" office:value-type="float" office:value="9" calcext:value-type="float">
            <text:p>9</text:p>
          </table:table-cell>
          <table:table-cell table:formula="of:=IF([.H659]; ROUND(RAND()*100); ROUND(RAND()*30))" office:value-type="float" office:value="4" calcext:value-type="float">
            <text:p>4</text:p>
          </table:table-cell>
          <table:table-cell table:formula="of:=IF([.H659]; ROUND(RAND()*200); ROUND(RAND()*100))" office:value-type="float" office:value="59" calcext:value-type="float">
            <text:p>59</text:p>
          </table:table-cell>
          <table:table-cell table:formula="of:=18+ROUND(RAND()*40)" office:value-type="float" office:value="53" calcext:value-type="float">
            <text:p>53</text:p>
          </table:table-cell>
          <table:table-cell table:formula="of:=ROUND(RAND()*90)" office:value-type="float" office:value="5" calcext:value-type="float">
            <text:p>5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60] = 1; ROUND(1000+RAND()*2000); ROUND(300+RAND()*1000))" office:value-type="float" office:value="555" calcext:value-type="float">
            <text:p>555</text:p>
          </table:table-cell>
          <table:table-cell table:formula="of:=IF([.H660]; ROUND(1000+RAND()*1000); ROUND(RAND()*100))" office:value-type="float" office:value="35" calcext:value-type="float">
            <text:p>35</text:p>
          </table:table-cell>
          <table:table-cell table:formula="of:=IF([.H660]; ROUND(RAND()*100); ROUND(RAND()*30))" office:value-type="float" office:value="21" calcext:value-type="float">
            <text:p>21</text:p>
          </table:table-cell>
          <table:table-cell table:formula="of:=IF([.H660]; ROUND(RAND()*200); ROUND(RAND()*100))" office:value-type="float" office:value="29" calcext:value-type="float">
            <text:p>29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85" calcext:value-type="float">
            <text:p>85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61] = 1; ROUND(1000+RAND()*2000); ROUND(300+RAND()*1000))" office:value-type="float" office:value="1202" calcext:value-type="float">
            <text:p>1202</text:p>
          </table:table-cell>
          <table:table-cell table:formula="of:=IF([.H661]; ROUND(1000+RAND()*1000); ROUND(RAND()*100))" office:value-type="float" office:value="97" calcext:value-type="float">
            <text:p>97</text:p>
          </table:table-cell>
          <table:table-cell table:formula="of:=IF([.H661]; ROUND(RAND()*100); ROUND(RAND()*30))" office:value-type="float" office:value="27" calcext:value-type="float">
            <text:p>27</text:p>
          </table:table-cell>
          <table:table-cell table:formula="of:=IF([.H661]; ROUND(RAND()*200); ROUND(RAND()*100))" office:value-type="float" office:value="71" calcext:value-type="float">
            <text:p>71</text:p>
          </table:table-cell>
          <table:table-cell table:formula="of:=18+ROUND(RAND()*40)" office:value-type="float" office:value="29" calcext:value-type="float">
            <text:p>29</text:p>
          </table:table-cell>
          <table:table-cell table:formula="of:=ROUND(RAND()*90)" office:value-type="float" office:value="30" calcext:value-type="float">
            <text:p>30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62] = 1; ROUND(1000+RAND()*2000); ROUND(300+RAND()*1000))" office:value-type="float" office:value="357" calcext:value-type="float">
            <text:p>357</text:p>
          </table:table-cell>
          <table:table-cell table:formula="of:=IF([.H662]; ROUND(1000+RAND()*1000); ROUND(RAND()*100))" office:value-type="float" office:value="9" calcext:value-type="float">
            <text:p>9</text:p>
          </table:table-cell>
          <table:table-cell table:formula="of:=IF([.H662]; ROUND(RAND()*100); ROUND(RAND()*30))" office:value-type="float" office:value="2" calcext:value-type="float">
            <text:p>2</text:p>
          </table:table-cell>
          <table:table-cell table:formula="of:=IF([.H662]; ROUND(RAND()*200); ROUND(RAND()*100))" office:value-type="float" office:value="34" calcext:value-type="float">
            <text:p>34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66" calcext:value-type="float">
            <text:p>66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63] = 1; ROUND(1000+RAND()*2000); ROUND(300+RAND()*1000))" office:value-type="float" office:value="1113" calcext:value-type="float">
            <text:p>1113</text:p>
          </table:table-cell>
          <table:table-cell table:formula="of:=IF([.H663]; ROUND(1000+RAND()*1000); ROUND(RAND()*100))" office:value-type="float" office:value="1846" calcext:value-type="float">
            <text:p>1846</text:p>
          </table:table-cell>
          <table:table-cell table:formula="of:=IF([.H663]; ROUND(RAND()*100); ROUND(RAND()*30))" office:value-type="float" office:value="87" calcext:value-type="float">
            <text:p>87</text:p>
          </table:table-cell>
          <table:table-cell table:formula="of:=IF([.H663]; ROUND(RAND()*200); ROUND(RAND()*100))" office:value-type="float" office:value="122" calcext:value-type="float">
            <text:p>122</text:p>
          </table:table-cell>
          <table:table-cell table:formula="of:=18+ROUND(RAND()*40)" office:value-type="float" office:value="45" calcext:value-type="float">
            <text:p>45</text:p>
          </table:table-cell>
          <table:table-cell table:formula="of:=ROUND(RAND()*90)" office:value-type="float" office:value="58" calcext:value-type="float">
            <text:p>58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64] = 1; ROUND(1000+RAND()*2000); ROUND(300+RAND()*1000))" office:value-type="float" office:value="1076" calcext:value-type="float">
            <text:p>1076</text:p>
          </table:table-cell>
          <table:table-cell table:formula="of:=IF([.H664]; ROUND(1000+RAND()*1000); ROUND(RAND()*100))" office:value-type="float" office:value="61" calcext:value-type="float">
            <text:p>61</text:p>
          </table:table-cell>
          <table:table-cell table:formula="of:=IF([.H664]; ROUND(RAND()*100); ROUND(RAND()*30))" office:value-type="float" office:value="20" calcext:value-type="float">
            <text:p>20</text:p>
          </table:table-cell>
          <table:table-cell table:formula="of:=IF([.H664]; ROUND(RAND()*200); ROUND(RAND()*100))" office:value-type="float" office:value="16" calcext:value-type="float">
            <text:p>16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63" calcext:value-type="float">
            <text:p>63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65] = 1; ROUND(1000+RAND()*2000); ROUND(300+RAND()*1000))" office:value-type="float" office:value="1722" calcext:value-type="float">
            <text:p>1722</text:p>
          </table:table-cell>
          <table:table-cell table:formula="of:=IF([.H665]; ROUND(1000+RAND()*1000); ROUND(RAND()*100))" office:value-type="float" office:value="1738" calcext:value-type="float">
            <text:p>1738</text:p>
          </table:table-cell>
          <table:table-cell table:formula="of:=IF([.H665]; ROUND(RAND()*100); ROUND(RAND()*30))" office:value-type="float" office:value="59" calcext:value-type="float">
            <text:p>59</text:p>
          </table:table-cell>
          <table:table-cell table:formula="of:=IF([.H665]; ROUND(RAND()*200); ROUND(RAND()*100))" office:value-type="float" office:value="185" calcext:value-type="float">
            <text:p>185</text:p>
          </table:table-cell>
          <table:table-cell table:formula="of:=18+ROUND(RAND()*40)" office:value-type="float" office:value="44" calcext:value-type="float">
            <text:p>44</text:p>
          </table:table-cell>
          <table:table-cell table:formula="of:=ROUND(RAND()*90)" office:value-type="float" office:value="52" calcext:value-type="float">
            <text:p>52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66] = 1; ROUND(1000+RAND()*2000); ROUND(300+RAND()*1000))" office:value-type="float" office:value="1340" calcext:value-type="float">
            <text:p>1340</text:p>
          </table:table-cell>
          <table:table-cell table:formula="of:=IF([.H666]; ROUND(1000+RAND()*1000); ROUND(RAND()*100))" office:value-type="float" office:value="1850" calcext:value-type="float">
            <text:p>1850</text:p>
          </table:table-cell>
          <table:table-cell table:formula="of:=IF([.H666]; ROUND(RAND()*100); ROUND(RAND()*30))" office:value-type="float" office:value="24" calcext:value-type="float">
            <text:p>24</text:p>
          </table:table-cell>
          <table:table-cell table:formula="of:=IF([.H666]; ROUND(RAND()*200); ROUND(RAND()*100))" office:value-type="float" office:value="118" calcext:value-type="float">
            <text:p>118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75" calcext:value-type="float">
            <text:p>75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67] = 1; ROUND(1000+RAND()*2000); ROUND(300+RAND()*1000))" office:value-type="float" office:value="2347" calcext:value-type="float">
            <text:p>2347</text:p>
          </table:table-cell>
          <table:table-cell table:formula="of:=IF([.H667]; ROUND(1000+RAND()*1000); ROUND(RAND()*100))" office:value-type="float" office:value="1931" calcext:value-type="float">
            <text:p>1931</text:p>
          </table:table-cell>
          <table:table-cell table:formula="of:=IF([.H667]; ROUND(RAND()*100); ROUND(RAND()*30))" office:value-type="float" office:value="41" calcext:value-type="float">
            <text:p>41</text:p>
          </table:table-cell>
          <table:table-cell table:formula="of:=IF([.H667]; ROUND(RAND()*200); ROUND(RAND()*100))" office:value-type="float" office:value="50" calcext:value-type="float">
            <text:p>50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66" calcext:value-type="float">
            <text:p>66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68] = 1; ROUND(1000+RAND()*2000); ROUND(300+RAND()*1000))" office:value-type="float" office:value="1628" calcext:value-type="float">
            <text:p>1628</text:p>
          </table:table-cell>
          <table:table-cell table:formula="of:=IF([.H668]; ROUND(1000+RAND()*1000); ROUND(RAND()*100))" office:value-type="float" office:value="1123" calcext:value-type="float">
            <text:p>1123</text:p>
          </table:table-cell>
          <table:table-cell table:formula="of:=IF([.H668]; ROUND(RAND()*100); ROUND(RAND()*30))" office:value-type="float" office:value="44" calcext:value-type="float">
            <text:p>44</text:p>
          </table:table-cell>
          <table:table-cell table:formula="of:=IF([.H668]; ROUND(RAND()*200); ROUND(RAND()*100))" office:value-type="float" office:value="156" calcext:value-type="float">
            <text:p>156</text:p>
          </table:table-cell>
          <table:table-cell table:formula="of:=18+ROUND(RAND()*40)" office:value-type="float" office:value="46" calcext:value-type="float">
            <text:p>46</text:p>
          </table:table-cell>
          <table:table-cell table:formula="of:=ROUND(RAND()*90)" office:value-type="float" office:value="25" calcext:value-type="float">
            <text:p>25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69] = 1; ROUND(1000+RAND()*2000); ROUND(300+RAND()*1000))" office:value-type="float" office:value="1080" calcext:value-type="float">
            <text:p>1080</text:p>
          </table:table-cell>
          <table:table-cell table:formula="of:=IF([.H669]; ROUND(1000+RAND()*1000); ROUND(RAND()*100))" office:value-type="float" office:value="59" calcext:value-type="float">
            <text:p>59</text:p>
          </table:table-cell>
          <table:table-cell table:formula="of:=IF([.H669]; ROUND(RAND()*100); ROUND(RAND()*30))" office:value-type="float" office:value="23" calcext:value-type="float">
            <text:p>23</text:p>
          </table:table-cell>
          <table:table-cell table:formula="of:=IF([.H669]; ROUND(RAND()*200); ROUND(RAND()*100))" office:value-type="float" office:value="55" calcext:value-type="float">
            <text:p>55</text:p>
          </table:table-cell>
          <table:table-cell table:formula="of:=18+ROUND(RAND()*40)" office:value-type="float" office:value="51" calcext:value-type="float">
            <text:p>51</text:p>
          </table:table-cell>
          <table:table-cell table:formula="of:=ROUND(RAND()*90)" office:value-type="float" office:value="25" calcext:value-type="float">
            <text:p>25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70] = 1; ROUND(1000+RAND()*2000); ROUND(300+RAND()*1000))" office:value-type="float" office:value="832" calcext:value-type="float">
            <text:p>832</text:p>
          </table:table-cell>
          <table:table-cell table:formula="of:=IF([.H670]; ROUND(1000+RAND()*1000); ROUND(RAND()*100))" office:value-type="float" office:value="86" calcext:value-type="float">
            <text:p>86</text:p>
          </table:table-cell>
          <table:table-cell table:formula="of:=IF([.H670]; ROUND(RAND()*100); ROUND(RAND()*30))" office:value-type="float" office:value="22" calcext:value-type="float">
            <text:p>22</text:p>
          </table:table-cell>
          <table:table-cell table:formula="of:=IF([.H670]; ROUND(RAND()*200); ROUND(RAND()*100))" office:value-type="float" office:value="26" calcext:value-type="float">
            <text:p>26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12" calcext:value-type="float">
            <text:p>12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71] = 1; ROUND(1000+RAND()*2000); ROUND(300+RAND()*1000))" office:value-type="float" office:value="486" calcext:value-type="float">
            <text:p>486</text:p>
          </table:table-cell>
          <table:table-cell table:formula="of:=IF([.H671]; ROUND(1000+RAND()*1000); ROUND(RAND()*100))" office:value-type="float" office:value="98" calcext:value-type="float">
            <text:p>98</text:p>
          </table:table-cell>
          <table:table-cell table:formula="of:=IF([.H671]; ROUND(RAND()*100); ROUND(RAND()*30))" office:value-type="float" office:value="17" calcext:value-type="float">
            <text:p>17</text:p>
          </table:table-cell>
          <table:table-cell table:formula="of:=IF([.H671]; ROUND(RAND()*200); ROUND(RAND()*100))" office:value-type="float" office:value="49" calcext:value-type="float">
            <text:p>49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46" calcext:value-type="float">
            <text:p>46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72] = 1; ROUND(1000+RAND()*2000); ROUND(300+RAND()*1000))" office:value-type="float" office:value="2688" calcext:value-type="float">
            <text:p>2688</text:p>
          </table:table-cell>
          <table:table-cell table:formula="of:=IF([.H672]; ROUND(1000+RAND()*1000); ROUND(RAND()*100))" office:value-type="float" office:value="1991" calcext:value-type="float">
            <text:p>1991</text:p>
          </table:table-cell>
          <table:table-cell table:formula="of:=IF([.H672]; ROUND(RAND()*100); ROUND(RAND()*30))" office:value-type="float" office:value="99" calcext:value-type="float">
            <text:p>99</text:p>
          </table:table-cell>
          <table:table-cell table:formula="of:=IF([.H672]; ROUND(RAND()*200); ROUND(RAND()*100))" office:value-type="float" office:value="20" calcext:value-type="float">
            <text:p>20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74" calcext:value-type="float">
            <text:p>74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73] = 1; ROUND(1000+RAND()*2000); ROUND(300+RAND()*1000))" office:value-type="float" office:value="2455" calcext:value-type="float">
            <text:p>2455</text:p>
          </table:table-cell>
          <table:table-cell table:formula="of:=IF([.H673]; ROUND(1000+RAND()*1000); ROUND(RAND()*100))" office:value-type="float" office:value="1060" calcext:value-type="float">
            <text:p>1060</text:p>
          </table:table-cell>
          <table:table-cell table:formula="of:=IF([.H673]; ROUND(RAND()*100); ROUND(RAND()*30))" office:value-type="float" office:value="12" calcext:value-type="float">
            <text:p>12</text:p>
          </table:table-cell>
          <table:table-cell table:formula="of:=IF([.H673]; ROUND(RAND()*200); ROUND(RAND()*100))" office:value-type="float" office:value="153" calcext:value-type="float">
            <text:p>153</text:p>
          </table:table-cell>
          <table:table-cell table:formula="of:=18+ROUND(RAND()*40)" office:value-type="float" office:value="39" calcext:value-type="float">
            <text:p>39</text:p>
          </table:table-cell>
          <table:table-cell table:formula="of:=ROUND(RAND()*90)" office:value-type="float" office:value="60" calcext:value-type="float">
            <text:p>60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74] = 1; ROUND(1000+RAND()*2000); ROUND(300+RAND()*1000))" office:value-type="float" office:value="1173" calcext:value-type="float">
            <text:p>1173</text:p>
          </table:table-cell>
          <table:table-cell table:formula="of:=IF([.H674]; ROUND(1000+RAND()*1000); ROUND(RAND()*100))" office:value-type="float" office:value="1341" calcext:value-type="float">
            <text:p>1341</text:p>
          </table:table-cell>
          <table:table-cell table:formula="of:=IF([.H674]; ROUND(RAND()*100); ROUND(RAND()*30))" office:value-type="float" office:value="72" calcext:value-type="float">
            <text:p>72</text:p>
          </table:table-cell>
          <table:table-cell table:formula="of:=IF([.H674]; ROUND(RAND()*200); ROUND(RAND()*100))" office:value-type="float" office:value="72" calcext:value-type="float">
            <text:p>72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4" calcext:value-type="float">
            <text:p>4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75] = 1; ROUND(1000+RAND()*2000); ROUND(300+RAND()*1000))" office:value-type="float" office:value="1153" calcext:value-type="float">
            <text:p>1153</text:p>
          </table:table-cell>
          <table:table-cell table:formula="of:=IF([.H675]; ROUND(1000+RAND()*1000); ROUND(RAND()*100))" office:value-type="float" office:value="1031" calcext:value-type="float">
            <text:p>1031</text:p>
          </table:table-cell>
          <table:table-cell table:formula="of:=IF([.H675]; ROUND(RAND()*100); ROUND(RAND()*30))" office:value-type="float" office:value="9" calcext:value-type="float">
            <text:p>9</text:p>
          </table:table-cell>
          <table:table-cell table:formula="of:=IF([.H675]; ROUND(RAND()*200); ROUND(RAND()*100))" office:value-type="float" office:value="109" calcext:value-type="float">
            <text:p>109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52" calcext:value-type="float">
            <text:p>52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76] = 1; ROUND(1000+RAND()*2000); ROUND(300+RAND()*1000))" office:value-type="float" office:value="1053" calcext:value-type="float">
            <text:p>1053</text:p>
          </table:table-cell>
          <table:table-cell table:formula="of:=IF([.H676]; ROUND(1000+RAND()*1000); ROUND(RAND()*100))" office:value-type="float" office:value="1847" calcext:value-type="float">
            <text:p>1847</text:p>
          </table:table-cell>
          <table:table-cell table:formula="of:=IF([.H676]; ROUND(RAND()*100); ROUND(RAND()*30))" office:value-type="float" office:value="89" calcext:value-type="float">
            <text:p>89</text:p>
          </table:table-cell>
          <table:table-cell table:formula="of:=IF([.H676]; ROUND(RAND()*200); ROUND(RAND()*100))" office:value-type="float" office:value="139" calcext:value-type="float">
            <text:p>139</text:p>
          </table:table-cell>
          <table:table-cell table:formula="of:=18+ROUND(RAND()*40)" office:value-type="float" office:value="49" calcext:value-type="float">
            <text:p>49</text:p>
          </table:table-cell>
          <table:table-cell table:formula="of:=ROUND(RAND()*90)" office:value-type="float" office:value="19" calcext:value-type="float">
            <text:p>19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77] = 1; ROUND(1000+RAND()*2000); ROUND(300+RAND()*1000))" office:value-type="float" office:value="1104" calcext:value-type="float">
            <text:p>1104</text:p>
          </table:table-cell>
          <table:table-cell table:formula="of:=IF([.H677]; ROUND(1000+RAND()*1000); ROUND(RAND()*100))" office:value-type="float" office:value="1957" calcext:value-type="float">
            <text:p>1957</text:p>
          </table:table-cell>
          <table:table-cell table:formula="of:=IF([.H677]; ROUND(RAND()*100); ROUND(RAND()*30))" office:value-type="float" office:value="48" calcext:value-type="float">
            <text:p>48</text:p>
          </table:table-cell>
          <table:table-cell table:formula="of:=IF([.H677]; ROUND(RAND()*200); ROUND(RAND()*100))" office:value-type="float" office:value="40" calcext:value-type="float">
            <text:p>40</text:p>
          </table:table-cell>
          <table:table-cell table:formula="of:=18+ROUND(RAND()*40)" office:value-type="float" office:value="41" calcext:value-type="float">
            <text:p>41</text:p>
          </table:table-cell>
          <table:table-cell table:formula="of:=ROUND(RAND()*90)" office:value-type="float" office:value="66" calcext:value-type="float">
            <text:p>66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78] = 1; ROUND(1000+RAND()*2000); ROUND(300+RAND()*1000))" office:value-type="float" office:value="2277" calcext:value-type="float">
            <text:p>2277</text:p>
          </table:table-cell>
          <table:table-cell table:formula="of:=IF([.H678]; ROUND(1000+RAND()*1000); ROUND(RAND()*100))" office:value-type="float" office:value="1144" calcext:value-type="float">
            <text:p>1144</text:p>
          </table:table-cell>
          <table:table-cell table:formula="of:=IF([.H678]; ROUND(RAND()*100); ROUND(RAND()*30))" office:value-type="float" office:value="25" calcext:value-type="float">
            <text:p>25</text:p>
          </table:table-cell>
          <table:table-cell table:formula="of:=IF([.H678]; ROUND(RAND()*200); ROUND(RAND()*100))" office:value-type="float" office:value="183" calcext:value-type="float">
            <text:p>183</text:p>
          </table:table-cell>
          <table:table-cell table:formula="of:=18+ROUND(RAND()*40)" office:value-type="float" office:value="22" calcext:value-type="float">
            <text:p>22</text:p>
          </table:table-cell>
          <table:table-cell table:formula="of:=ROUND(RAND()*90)" office:value-type="float" office:value="45" calcext:value-type="float">
            <text:p>45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79] = 1; ROUND(1000+RAND()*2000); ROUND(300+RAND()*1000))" office:value-type="float" office:value="787" calcext:value-type="float">
            <text:p>787</text:p>
          </table:table-cell>
          <table:table-cell table:formula="of:=IF([.H679]; ROUND(1000+RAND()*1000); ROUND(RAND()*100))" office:value-type="float" office:value="20" calcext:value-type="float">
            <text:p>20</text:p>
          </table:table-cell>
          <table:table-cell table:formula="of:=IF([.H679]; ROUND(RAND()*100); ROUND(RAND()*30))" office:value-type="float" office:value="11" calcext:value-type="float">
            <text:p>11</text:p>
          </table:table-cell>
          <table:table-cell table:formula="of:=IF([.H679]; ROUND(RAND()*200); ROUND(RAND()*100))" office:value-type="float" office:value="39" calcext:value-type="float">
            <text:p>39</text:p>
          </table:table-cell>
          <table:table-cell table:formula="of:=18+ROUND(RAND()*40)" office:value-type="float" office:value="19" calcext:value-type="float">
            <text:p>19</text:p>
          </table:table-cell>
          <table:table-cell table:formula="of:=ROUND(RAND()*90)" office:value-type="float" office:value="65" calcext:value-type="float">
            <text:p>65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80] = 1; ROUND(1000+RAND()*2000); ROUND(300+RAND()*1000))" office:value-type="float" office:value="1276" calcext:value-type="float">
            <text:p>1276</text:p>
          </table:table-cell>
          <table:table-cell table:formula="of:=IF([.H680]; ROUND(1000+RAND()*1000); ROUND(RAND()*100))" office:value-type="float" office:value="36" calcext:value-type="float">
            <text:p>36</text:p>
          </table:table-cell>
          <table:table-cell table:formula="of:=IF([.H680]; ROUND(RAND()*100); ROUND(RAND()*30))" office:value-type="float" office:value="18" calcext:value-type="float">
            <text:p>18</text:p>
          </table:table-cell>
          <table:table-cell table:formula="of:=IF([.H680]; ROUND(RAND()*200); ROUND(RAND()*100))" office:value-type="float" office:value="10" calcext:value-type="float">
            <text:p>10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77" calcext:value-type="float">
            <text:p>77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81] = 1; ROUND(1000+RAND()*2000); ROUND(300+RAND()*1000))" office:value-type="float" office:value="1745" calcext:value-type="float">
            <text:p>1745</text:p>
          </table:table-cell>
          <table:table-cell table:formula="of:=IF([.H681]; ROUND(1000+RAND()*1000); ROUND(RAND()*100))" office:value-type="float" office:value="1818" calcext:value-type="float">
            <text:p>1818</text:p>
          </table:table-cell>
          <table:table-cell table:formula="of:=IF([.H681]; ROUND(RAND()*100); ROUND(RAND()*30))" office:value-type="float" office:value="97" calcext:value-type="float">
            <text:p>97</text:p>
          </table:table-cell>
          <table:table-cell table:formula="of:=IF([.H681]; ROUND(RAND()*200); ROUND(RAND()*100))" office:value-type="float" office:value="139" calcext:value-type="float">
            <text:p>139</text:p>
          </table:table-cell>
          <table:table-cell table:formula="of:=18+ROUND(RAND()*40)" office:value-type="float" office:value="49" calcext:value-type="float">
            <text:p>49</text:p>
          </table:table-cell>
          <table:table-cell table:formula="of:=ROUND(RAND()*90)" office:value-type="float" office:value="61" calcext:value-type="float">
            <text:p>61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82] = 1; ROUND(1000+RAND()*2000); ROUND(300+RAND()*1000))" office:value-type="float" office:value="1135" calcext:value-type="float">
            <text:p>1135</text:p>
          </table:table-cell>
          <table:table-cell table:formula="of:=IF([.H682]; ROUND(1000+RAND()*1000); ROUND(RAND()*100))" office:value-type="float" office:value="1057" calcext:value-type="float">
            <text:p>1057</text:p>
          </table:table-cell>
          <table:table-cell table:formula="of:=IF([.H682]; ROUND(RAND()*100); ROUND(RAND()*30))" office:value-type="float" office:value="92" calcext:value-type="float">
            <text:p>92</text:p>
          </table:table-cell>
          <table:table-cell table:formula="of:=IF([.H682]; ROUND(RAND()*200); ROUND(RAND()*100))" office:value-type="float" office:value="138" calcext:value-type="float">
            <text:p>138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23" calcext:value-type="float">
            <text:p>23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83] = 1; ROUND(1000+RAND()*2000); ROUND(300+RAND()*1000))" office:value-type="float" office:value="2101" calcext:value-type="float">
            <text:p>2101</text:p>
          </table:table-cell>
          <table:table-cell table:formula="of:=IF([.H683]; ROUND(1000+RAND()*1000); ROUND(RAND()*100))" office:value-type="float" office:value="1329" calcext:value-type="float">
            <text:p>1329</text:p>
          </table:table-cell>
          <table:table-cell table:formula="of:=IF([.H683]; ROUND(RAND()*100); ROUND(RAND()*30))" office:value-type="float" office:value="8" calcext:value-type="float">
            <text:p>8</text:p>
          </table:table-cell>
          <table:table-cell table:formula="of:=IF([.H683]; ROUND(RAND()*200); ROUND(RAND()*100))" office:value-type="float" office:value="17" calcext:value-type="float">
            <text:p>17</text:p>
          </table:table-cell>
          <table:table-cell table:formula="of:=18+ROUND(RAND()*40)" office:value-type="float" office:value="56" calcext:value-type="float">
            <text:p>56</text:p>
          </table:table-cell>
          <table:table-cell table:formula="of:=ROUND(RAND()*90)" office:value-type="float" office:value="32" calcext:value-type="float">
            <text:p>32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84] = 1; ROUND(1000+RAND()*2000); ROUND(300+RAND()*1000))" office:value-type="float" office:value="1150" calcext:value-type="float">
            <text:p>1150</text:p>
          </table:table-cell>
          <table:table-cell table:formula="of:=IF([.H684]; ROUND(1000+RAND()*1000); ROUND(RAND()*100))" office:value-type="float" office:value="1435" calcext:value-type="float">
            <text:p>1435</text:p>
          </table:table-cell>
          <table:table-cell table:formula="of:=IF([.H684]; ROUND(RAND()*100); ROUND(RAND()*30))" office:value-type="float" office:value="73" calcext:value-type="float">
            <text:p>73</text:p>
          </table:table-cell>
          <table:table-cell table:formula="of:=IF([.H684]; ROUND(RAND()*200); ROUND(RAND()*100))" office:value-type="float" office:value="6" calcext:value-type="float">
            <text:p>6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78" calcext:value-type="float">
            <text:p>78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85] = 1; ROUND(1000+RAND()*2000); ROUND(300+RAND()*1000))" office:value-type="float" office:value="1914" calcext:value-type="float">
            <text:p>1914</text:p>
          </table:table-cell>
          <table:table-cell table:formula="of:=IF([.H685]; ROUND(1000+RAND()*1000); ROUND(RAND()*100))" office:value-type="float" office:value="1637" calcext:value-type="float">
            <text:p>1637</text:p>
          </table:table-cell>
          <table:table-cell table:formula="of:=IF([.H685]; ROUND(RAND()*100); ROUND(RAND()*30))" office:value-type="float" office:value="15" calcext:value-type="float">
            <text:p>15</text:p>
          </table:table-cell>
          <table:table-cell table:formula="of:=IF([.H685]; ROUND(RAND()*200); ROUND(RAND()*100))" office:value-type="float" office:value="56" calcext:value-type="float">
            <text:p>56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17" calcext:value-type="float">
            <text:p>17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86] = 1; ROUND(1000+RAND()*2000); ROUND(300+RAND()*1000))" office:value-type="float" office:value="305" calcext:value-type="float">
            <text:p>305</text:p>
          </table:table-cell>
          <table:table-cell table:formula="of:=IF([.H686]; ROUND(1000+RAND()*1000); ROUND(RAND()*100))" office:value-type="float" office:value="15" calcext:value-type="float">
            <text:p>15</text:p>
          </table:table-cell>
          <table:table-cell table:formula="of:=IF([.H686]; ROUND(RAND()*100); ROUND(RAND()*30))" office:value-type="float" office:value="11" calcext:value-type="float">
            <text:p>11</text:p>
          </table:table-cell>
          <table:table-cell table:formula="of:=IF([.H686]; ROUND(RAND()*200); ROUND(RAND()*100))" office:value-type="float" office:value="29" calcext:value-type="float">
            <text:p>29</text:p>
          </table:table-cell>
          <table:table-cell table:formula="of:=18+ROUND(RAND()*40)" office:value-type="float" office:value="54" calcext:value-type="float">
            <text:p>54</text:p>
          </table:table-cell>
          <table:table-cell table:formula="of:=ROUND(RAND()*90)" office:value-type="float" office:value="77" calcext:value-type="float">
            <text:p>77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87] = 1; ROUND(1000+RAND()*2000); ROUND(300+RAND()*1000))" office:value-type="float" office:value="2524" calcext:value-type="float">
            <text:p>2524</text:p>
          </table:table-cell>
          <table:table-cell table:formula="of:=IF([.H687]; ROUND(1000+RAND()*1000); ROUND(RAND()*100))" office:value-type="float" office:value="1679" calcext:value-type="float">
            <text:p>1679</text:p>
          </table:table-cell>
          <table:table-cell table:formula="of:=IF([.H687]; ROUND(RAND()*100); ROUND(RAND()*30))" office:value-type="float" office:value="48" calcext:value-type="float">
            <text:p>48</text:p>
          </table:table-cell>
          <table:table-cell table:formula="of:=IF([.H687]; ROUND(RAND()*200); ROUND(RAND()*100))" office:value-type="float" office:value="142" calcext:value-type="float">
            <text:p>142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34" calcext:value-type="float">
            <text:p>34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88] = 1; ROUND(1000+RAND()*2000); ROUND(300+RAND()*1000))" office:value-type="float" office:value="1105" calcext:value-type="float">
            <text:p>1105</text:p>
          </table:table-cell>
          <table:table-cell table:formula="of:=IF([.H688]; ROUND(1000+RAND()*1000); ROUND(RAND()*100))" office:value-type="float" office:value="44" calcext:value-type="float">
            <text:p>44</text:p>
          </table:table-cell>
          <table:table-cell table:formula="of:=IF([.H688]; ROUND(RAND()*100); ROUND(RAND()*30))" office:value-type="float" office:value="8" calcext:value-type="float">
            <text:p>8</text:p>
          </table:table-cell>
          <table:table-cell table:formula="of:=IF([.H688]; ROUND(RAND()*200); ROUND(RAND()*100))" office:value-type="float" office:value="34" calcext:value-type="float">
            <text:p>34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2" calcext:value-type="float">
            <text:p>2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89] = 1; ROUND(1000+RAND()*2000); ROUND(300+RAND()*1000))" office:value-type="float" office:value="967" calcext:value-type="float">
            <text:p>967</text:p>
          </table:table-cell>
          <table:table-cell table:formula="of:=IF([.H689]; ROUND(1000+RAND()*1000); ROUND(RAND()*100))" office:value-type="float" office:value="55" calcext:value-type="float">
            <text:p>55</text:p>
          </table:table-cell>
          <table:table-cell table:formula="of:=IF([.H689]; ROUND(RAND()*100); ROUND(RAND()*30))" office:value-type="float" office:value="29" calcext:value-type="float">
            <text:p>29</text:p>
          </table:table-cell>
          <table:table-cell table:formula="of:=IF([.H689]; ROUND(RAND()*200); ROUND(RAND()*100))" office:value-type="float" office:value="14" calcext:value-type="float">
            <text:p>14</text:p>
          </table:table-cell>
          <table:table-cell table:formula="of:=18+ROUND(RAND()*40)" office:value-type="float" office:value="37" calcext:value-type="float">
            <text:p>37</text:p>
          </table:table-cell>
          <table:table-cell table:formula="of:=ROUND(RAND()*90)" office:value-type="float" office:value="90" calcext:value-type="float">
            <text:p>90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90] = 1; ROUND(1000+RAND()*2000); ROUND(300+RAND()*1000))" office:value-type="float" office:value="1397" calcext:value-type="float">
            <text:p>1397</text:p>
          </table:table-cell>
          <table:table-cell table:formula="of:=IF([.H690]; ROUND(1000+RAND()*1000); ROUND(RAND()*100))" office:value-type="float" office:value="1426" calcext:value-type="float">
            <text:p>1426</text:p>
          </table:table-cell>
          <table:table-cell table:formula="of:=IF([.H690]; ROUND(RAND()*100); ROUND(RAND()*30))" office:value-type="float" office:value="17" calcext:value-type="float">
            <text:p>17</text:p>
          </table:table-cell>
          <table:table-cell table:formula="of:=IF([.H690]; ROUND(RAND()*200); ROUND(RAND()*100))" office:value-type="float" office:value="109" calcext:value-type="float">
            <text:p>109</text:p>
          </table:table-cell>
          <table:table-cell table:formula="of:=18+ROUND(RAND()*40)" office:value-type="float" office:value="44" calcext:value-type="float">
            <text:p>44</text:p>
          </table:table-cell>
          <table:table-cell table:formula="of:=ROUND(RAND()*90)" office:value-type="float" office:value="49" calcext:value-type="float">
            <text:p>49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91] = 1; ROUND(1000+RAND()*2000); ROUND(300+RAND()*1000))" office:value-type="float" office:value="543" calcext:value-type="float">
            <text:p>543</text:p>
          </table:table-cell>
          <table:table-cell table:formula="of:=IF([.H691]; ROUND(1000+RAND()*1000); ROUND(RAND()*100))" office:value-type="float" office:value="5" calcext:value-type="float">
            <text:p>5</text:p>
          </table:table-cell>
          <table:table-cell table:formula="of:=IF([.H691]; ROUND(RAND()*100); ROUND(RAND()*30))" office:value-type="float" office:value="26" calcext:value-type="float">
            <text:p>26</text:p>
          </table:table-cell>
          <table:table-cell table:formula="of:=IF([.H691]; ROUND(RAND()*200); ROUND(RAND()*100))" office:value-type="float" office:value="86" calcext:value-type="float">
            <text:p>86</text:p>
          </table:table-cell>
          <table:table-cell table:formula="of:=18+ROUND(RAND()*40)" office:value-type="float" office:value="43" calcext:value-type="float">
            <text:p>43</text:p>
          </table:table-cell>
          <table:table-cell table:formula="of:=ROUND(RAND()*90)" office:value-type="float" office:value="69" calcext:value-type="float">
            <text:p>69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92] = 1; ROUND(1000+RAND()*2000); ROUND(300+RAND()*1000))" office:value-type="float" office:value="844" calcext:value-type="float">
            <text:p>844</text:p>
          </table:table-cell>
          <table:table-cell table:formula="of:=IF([.H692]; ROUND(1000+RAND()*1000); ROUND(RAND()*100))" office:value-type="float" office:value="27" calcext:value-type="float">
            <text:p>27</text:p>
          </table:table-cell>
          <table:table-cell table:formula="of:=IF([.H692]; ROUND(RAND()*100); ROUND(RAND()*30))" office:value-type="float" office:value="2" calcext:value-type="float">
            <text:p>2</text:p>
          </table:table-cell>
          <table:table-cell table:formula="of:=IF([.H692]; ROUND(RAND()*200); ROUND(RAND()*100))" office:value-type="float" office:value="94" calcext:value-type="float">
            <text:p>94</text:p>
          </table:table-cell>
          <table:table-cell table:formula="of:=18+ROUND(RAND()*40)" office:value-type="float" office:value="29" calcext:value-type="float">
            <text:p>29</text:p>
          </table:table-cell>
          <table:table-cell table:formula="of:=ROUND(RAND()*90)" office:value-type="float" office:value="28" calcext:value-type="float">
            <text:p>28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93] = 1; ROUND(1000+RAND()*2000); ROUND(300+RAND()*1000))" office:value-type="float" office:value="1233" calcext:value-type="float">
            <text:p>1233</text:p>
          </table:table-cell>
          <table:table-cell table:formula="of:=IF([.H693]; ROUND(1000+RAND()*1000); ROUND(RAND()*100))" office:value-type="float" office:value="1072" calcext:value-type="float">
            <text:p>1072</text:p>
          </table:table-cell>
          <table:table-cell table:formula="of:=IF([.H693]; ROUND(RAND()*100); ROUND(RAND()*30))" office:value-type="float" office:value="76" calcext:value-type="float">
            <text:p>76</text:p>
          </table:table-cell>
          <table:table-cell table:formula="of:=IF([.H693]; ROUND(RAND()*200); ROUND(RAND()*100))" office:value-type="float" office:value="89" calcext:value-type="float">
            <text:p>89</text:p>
          </table:table-cell>
          <table:table-cell table:formula="of:=18+ROUND(RAND()*40)" office:value-type="float" office:value="29" calcext:value-type="float">
            <text:p>29</text:p>
          </table:table-cell>
          <table:table-cell table:formula="of:=ROUND(RAND()*90)" office:value-type="float" office:value="65" calcext:value-type="float">
            <text:p>65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94] = 1; ROUND(1000+RAND()*2000); ROUND(300+RAND()*1000))" office:value-type="float" office:value="881" calcext:value-type="float">
            <text:p>881</text:p>
          </table:table-cell>
          <table:table-cell table:formula="of:=IF([.H694]; ROUND(1000+RAND()*1000); ROUND(RAND()*100))" office:value-type="float" office:value="6" calcext:value-type="float">
            <text:p>6</text:p>
          </table:table-cell>
          <table:table-cell table:formula="of:=IF([.H694]; ROUND(RAND()*100); ROUND(RAND()*30))" office:value-type="float" office:value="5" calcext:value-type="float">
            <text:p>5</text:p>
          </table:table-cell>
          <table:table-cell table:formula="of:=IF([.H694]; ROUND(RAND()*200); ROUND(RAND()*100))" office:value-type="float" office:value="20" calcext:value-type="float">
            <text:p>20</text:p>
          </table:table-cell>
          <table:table-cell table:formula="of:=18+ROUND(RAND()*40)" office:value-type="float" office:value="53" calcext:value-type="float">
            <text:p>53</text:p>
          </table:table-cell>
          <table:table-cell table:formula="of:=ROUND(RAND()*90)" office:value-type="float" office:value="67" calcext:value-type="float">
            <text:p>67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95] = 1; ROUND(1000+RAND()*2000); ROUND(300+RAND()*1000))" office:value-type="float" office:value="2403" calcext:value-type="float">
            <text:p>2403</text:p>
          </table:table-cell>
          <table:table-cell table:formula="of:=IF([.H695]; ROUND(1000+RAND()*1000); ROUND(RAND()*100))" office:value-type="float" office:value="1532" calcext:value-type="float">
            <text:p>1532</text:p>
          </table:table-cell>
          <table:table-cell table:formula="of:=IF([.H695]; ROUND(RAND()*100); ROUND(RAND()*30))" office:value-type="float" office:value="60" calcext:value-type="float">
            <text:p>60</text:p>
          </table:table-cell>
          <table:table-cell table:formula="of:=IF([.H695]; ROUND(RAND()*200); ROUND(RAND()*100))" office:value-type="float" office:value="92" calcext:value-type="float">
            <text:p>92</text:p>
          </table:table-cell>
          <table:table-cell table:formula="of:=18+ROUND(RAND()*40)" office:value-type="float" office:value="36" calcext:value-type="float">
            <text:p>36</text:p>
          </table:table-cell>
          <table:table-cell table:formula="of:=ROUND(RAND()*90)" office:value-type="float" office:value="10" calcext:value-type="float">
            <text:p>10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696] = 1; ROUND(1000+RAND()*2000); ROUND(300+RAND()*1000))" office:value-type="float" office:value="441" calcext:value-type="float">
            <text:p>441</text:p>
          </table:table-cell>
          <table:table-cell table:formula="of:=IF([.H696]; ROUND(1000+RAND()*1000); ROUND(RAND()*100))" office:value-type="float" office:value="59" calcext:value-type="float">
            <text:p>59</text:p>
          </table:table-cell>
          <table:table-cell table:formula="of:=IF([.H696]; ROUND(RAND()*100); ROUND(RAND()*30))" office:value-type="float" office:value="12" calcext:value-type="float">
            <text:p>12</text:p>
          </table:table-cell>
          <table:table-cell table:formula="of:=IF([.H696]; ROUND(RAND()*200); ROUND(RAND()*100))" office:value-type="float" office:value="23" calcext:value-type="float">
            <text:p>23</text:p>
          </table:table-cell>
          <table:table-cell table:formula="of:=18+ROUND(RAND()*40)" office:value-type="float" office:value="50" calcext:value-type="float">
            <text:p>50</text:p>
          </table:table-cell>
          <table:table-cell table:formula="of:=ROUND(RAND()*90)" office:value-type="float" office:value="57" calcext:value-type="float">
            <text:p>57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97] = 1; ROUND(1000+RAND()*2000); ROUND(300+RAND()*1000))" office:value-type="float" office:value="707" calcext:value-type="float">
            <text:p>707</text:p>
          </table:table-cell>
          <table:table-cell table:formula="of:=IF([.H697]; ROUND(1000+RAND()*1000); ROUND(RAND()*100))" office:value-type="float" office:value="71" calcext:value-type="float">
            <text:p>71</text:p>
          </table:table-cell>
          <table:table-cell table:formula="of:=IF([.H697]; ROUND(RAND()*100); ROUND(RAND()*30))" office:value-type="float" office:value="3" calcext:value-type="float">
            <text:p>3</text:p>
          </table:table-cell>
          <table:table-cell table:formula="of:=IF([.H697]; ROUND(RAND()*200); ROUND(RAND()*100))" office:value-type="float" office:value="29" calcext:value-type="float">
            <text:p>29</text:p>
          </table:table-cell>
          <table:table-cell table:formula="of:=18+ROUND(RAND()*40)" office:value-type="float" office:value="54" calcext:value-type="float">
            <text:p>54</text:p>
          </table:table-cell>
          <table:table-cell table:formula="of:=ROUND(RAND()*90)" office:value-type="float" office:value="79" calcext:value-type="float">
            <text:p>79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98] = 1; ROUND(1000+RAND()*2000); ROUND(300+RAND()*1000))" office:value-type="float" office:value="697" calcext:value-type="float">
            <text:p>697</text:p>
          </table:table-cell>
          <table:table-cell table:formula="of:=IF([.H698]; ROUND(1000+RAND()*1000); ROUND(RAND()*100))" office:value-type="float" office:value="25" calcext:value-type="float">
            <text:p>25</text:p>
          </table:table-cell>
          <table:table-cell table:formula="of:=IF([.H698]; ROUND(RAND()*100); ROUND(RAND()*30))" office:value-type="float" office:value="23" calcext:value-type="float">
            <text:p>23</text:p>
          </table:table-cell>
          <table:table-cell table:formula="of:=IF([.H698]; ROUND(RAND()*200); ROUND(RAND()*100))" office:value-type="float" office:value="70" calcext:value-type="float">
            <text:p>70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63" calcext:value-type="float">
            <text:p>63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699] = 1; ROUND(1000+RAND()*2000); ROUND(300+RAND()*1000))" office:value-type="float" office:value="1116" calcext:value-type="float">
            <text:p>1116</text:p>
          </table:table-cell>
          <table:table-cell table:formula="of:=IF([.H699]; ROUND(1000+RAND()*1000); ROUND(RAND()*100))" office:value-type="float" office:value="5" calcext:value-type="float">
            <text:p>5</text:p>
          </table:table-cell>
          <table:table-cell table:formula="of:=IF([.H699]; ROUND(RAND()*100); ROUND(RAND()*30))" office:value-type="float" office:value="2" calcext:value-type="float">
            <text:p>2</text:p>
          </table:table-cell>
          <table:table-cell table:formula="of:=IF([.H699]; ROUND(RAND()*200); ROUND(RAND()*100))" office:value-type="float" office:value="63" calcext:value-type="float">
            <text:p>63</text:p>
          </table:table-cell>
          <table:table-cell table:formula="of:=18+ROUND(RAND()*40)" office:value-type="float" office:value="38" calcext:value-type="float">
            <text:p>38</text:p>
          </table:table-cell>
          <table:table-cell table:formula="of:=ROUND(RAND()*90)" office:value-type="float" office:value="16" calcext:value-type="float">
            <text:p>16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00] = 1; ROUND(1000+RAND()*2000); ROUND(300+RAND()*1000))" office:value-type="float" office:value="2984" calcext:value-type="float">
            <text:p>2984</text:p>
          </table:table-cell>
          <table:table-cell table:formula="of:=IF([.H700]; ROUND(1000+RAND()*1000); ROUND(RAND()*100))" office:value-type="float" office:value="1854" calcext:value-type="float">
            <text:p>1854</text:p>
          </table:table-cell>
          <table:table-cell table:formula="of:=IF([.H700]; ROUND(RAND()*100); ROUND(RAND()*30))" office:value-type="float" office:value="82" calcext:value-type="float">
            <text:p>82</text:p>
          </table:table-cell>
          <table:table-cell table:formula="of:=IF([.H700]; ROUND(RAND()*200); ROUND(RAND()*100))" office:value-type="float" office:value="129" calcext:value-type="float">
            <text:p>129</text:p>
          </table:table-cell>
          <table:table-cell table:formula="of:=18+ROUND(RAND()*40)" office:value-type="float" office:value="37" calcext:value-type="float">
            <text:p>37</text:p>
          </table:table-cell>
          <table:table-cell table:formula="of:=ROUND(RAND()*90)" office:value-type="float" office:value="89" calcext:value-type="float">
            <text:p>89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01] = 1; ROUND(1000+RAND()*2000); ROUND(300+RAND()*1000))" office:value-type="float" office:value="2247" calcext:value-type="float">
            <text:p>2247</text:p>
          </table:table-cell>
          <table:table-cell table:formula="of:=IF([.H701]; ROUND(1000+RAND()*1000); ROUND(RAND()*100))" office:value-type="float" office:value="1432" calcext:value-type="float">
            <text:p>1432</text:p>
          </table:table-cell>
          <table:table-cell table:formula="of:=IF([.H701]; ROUND(RAND()*100); ROUND(RAND()*30))" office:value-type="float" office:value="76" calcext:value-type="float">
            <text:p>76</text:p>
          </table:table-cell>
          <table:table-cell table:formula="of:=IF([.H701]; ROUND(RAND()*200); ROUND(RAND()*100))" office:value-type="float" office:value="72" calcext:value-type="float">
            <text:p>72</text:p>
          </table:table-cell>
          <table:table-cell table:formula="of:=18+ROUND(RAND()*40)" office:value-type="float" office:value="42" calcext:value-type="float">
            <text:p>42</text:p>
          </table:table-cell>
          <table:table-cell table:formula="of:=ROUND(RAND()*90)" office:value-type="float" office:value="20" calcext:value-type="float">
            <text:p>20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02] = 1; ROUND(1000+RAND()*2000); ROUND(300+RAND()*1000))" office:value-type="float" office:value="2005" calcext:value-type="float">
            <text:p>2005</text:p>
          </table:table-cell>
          <table:table-cell table:formula="of:=IF([.H702]; ROUND(1000+RAND()*1000); ROUND(RAND()*100))" office:value-type="float" office:value="1750" calcext:value-type="float">
            <text:p>1750</text:p>
          </table:table-cell>
          <table:table-cell table:formula="of:=IF([.H702]; ROUND(RAND()*100); ROUND(RAND()*30))" office:value-type="float" office:value="63" calcext:value-type="float">
            <text:p>63</text:p>
          </table:table-cell>
          <table:table-cell table:formula="of:=IF([.H702]; ROUND(RAND()*200); ROUND(RAND()*100))" office:value-type="float" office:value="39" calcext:value-type="float">
            <text:p>39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66" calcext:value-type="float">
            <text:p>66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03] = 1; ROUND(1000+RAND()*2000); ROUND(300+RAND()*1000))" office:value-type="float" office:value="1284" calcext:value-type="float">
            <text:p>1284</text:p>
          </table:table-cell>
          <table:table-cell table:formula="of:=IF([.H703]; ROUND(1000+RAND()*1000); ROUND(RAND()*100))" office:value-type="float" office:value="49" calcext:value-type="float">
            <text:p>49</text:p>
          </table:table-cell>
          <table:table-cell table:formula="of:=IF([.H703]; ROUND(RAND()*100); ROUND(RAND()*30))" office:value-type="float" office:value="14" calcext:value-type="float">
            <text:p>14</text:p>
          </table:table-cell>
          <table:table-cell table:formula="of:=IF([.H703]; ROUND(RAND()*200); ROUND(RAND()*100))" office:value-type="float" office:value="24" calcext:value-type="float">
            <text:p>24</text:p>
          </table:table-cell>
          <table:table-cell table:formula="of:=18+ROUND(RAND()*40)" office:value-type="float" office:value="36" calcext:value-type="float">
            <text:p>36</text:p>
          </table:table-cell>
          <table:table-cell table:formula="of:=ROUND(RAND()*90)" office:value-type="float" office:value="59" calcext:value-type="float">
            <text:p>59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04] = 1; ROUND(1000+RAND()*2000); ROUND(300+RAND()*1000))" office:value-type="float" office:value="2723" calcext:value-type="float">
            <text:p>2723</text:p>
          </table:table-cell>
          <table:table-cell table:formula="of:=IF([.H704]; ROUND(1000+RAND()*1000); ROUND(RAND()*100))" office:value-type="float" office:value="1885" calcext:value-type="float">
            <text:p>1885</text:p>
          </table:table-cell>
          <table:table-cell table:formula="of:=IF([.H704]; ROUND(RAND()*100); ROUND(RAND()*30))" office:value-type="float" office:value="69" calcext:value-type="float">
            <text:p>69</text:p>
          </table:table-cell>
          <table:table-cell table:formula="of:=IF([.H704]; ROUND(RAND()*200); ROUND(RAND()*100))" office:value-type="float" office:value="116" calcext:value-type="float">
            <text:p>116</text:p>
          </table:table-cell>
          <table:table-cell table:formula="of:=18+ROUND(RAND()*40)" office:value-type="float" office:value="39" calcext:value-type="float">
            <text:p>39</text:p>
          </table:table-cell>
          <table:table-cell table:formula="of:=ROUND(RAND()*90)" office:value-type="float" office:value="24" calcext:value-type="float">
            <text:p>24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05] = 1; ROUND(1000+RAND()*2000); ROUND(300+RAND()*1000))" office:value-type="float" office:value="2779" calcext:value-type="float">
            <text:p>2779</text:p>
          </table:table-cell>
          <table:table-cell table:formula="of:=IF([.H705]; ROUND(1000+RAND()*1000); ROUND(RAND()*100))" office:value-type="float" office:value="1215" calcext:value-type="float">
            <text:p>1215</text:p>
          </table:table-cell>
          <table:table-cell table:formula="of:=IF([.H705]; ROUND(RAND()*100); ROUND(RAND()*30))" office:value-type="float" office:value="72" calcext:value-type="float">
            <text:p>72</text:p>
          </table:table-cell>
          <table:table-cell table:formula="of:=IF([.H705]; ROUND(RAND()*200); ROUND(RAND()*100))" office:value-type="float" office:value="31" calcext:value-type="float">
            <text:p>31</text:p>
          </table:table-cell>
          <table:table-cell table:formula="of:=18+ROUND(RAND()*40)" office:value-type="float" office:value="29" calcext:value-type="float">
            <text:p>29</text:p>
          </table:table-cell>
          <table:table-cell table:formula="of:=ROUND(RAND()*90)" office:value-type="float" office:value="5" calcext:value-type="float">
            <text:p>5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06] = 1; ROUND(1000+RAND()*2000); ROUND(300+RAND()*1000))" office:value-type="float" office:value="2568" calcext:value-type="float">
            <text:p>2568</text:p>
          </table:table-cell>
          <table:table-cell table:formula="of:=IF([.H706]; ROUND(1000+RAND()*1000); ROUND(RAND()*100))" office:value-type="float" office:value="1863" calcext:value-type="float">
            <text:p>1863</text:p>
          </table:table-cell>
          <table:table-cell table:formula="of:=IF([.H706]; ROUND(RAND()*100); ROUND(RAND()*30))" office:value-type="float" office:value="27" calcext:value-type="float">
            <text:p>27</text:p>
          </table:table-cell>
          <table:table-cell table:formula="of:=IF([.H706]; ROUND(RAND()*200); ROUND(RAND()*100))" office:value-type="float" office:value="111" calcext:value-type="float">
            <text:p>111</text:p>
          </table:table-cell>
          <table:table-cell table:formula="of:=18+ROUND(RAND()*40)" office:value-type="float" office:value="45" calcext:value-type="float">
            <text:p>45</text:p>
          </table:table-cell>
          <table:table-cell table:formula="of:=ROUND(RAND()*90)" office:value-type="float" office:value="48" calcext:value-type="float">
            <text:p>48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07] = 1; ROUND(1000+RAND()*2000); ROUND(300+RAND()*1000))" office:value-type="float" office:value="1226" calcext:value-type="float">
            <text:p>1226</text:p>
          </table:table-cell>
          <table:table-cell table:formula="of:=IF([.H707]; ROUND(1000+RAND()*1000); ROUND(RAND()*100))" office:value-type="float" office:value="1641" calcext:value-type="float">
            <text:p>1641</text:p>
          </table:table-cell>
          <table:table-cell table:formula="of:=IF([.H707]; ROUND(RAND()*100); ROUND(RAND()*30))" office:value-type="float" office:value="32" calcext:value-type="float">
            <text:p>32</text:p>
          </table:table-cell>
          <table:table-cell table:formula="of:=IF([.H707]; ROUND(RAND()*200); ROUND(RAND()*100))" office:value-type="float" office:value="121" calcext:value-type="float">
            <text:p>121</text:p>
          </table:table-cell>
          <table:table-cell table:formula="of:=18+ROUND(RAND()*40)" office:value-type="float" office:value="19" calcext:value-type="float">
            <text:p>19</text:p>
          </table:table-cell>
          <table:table-cell table:formula="of:=ROUND(RAND()*90)" office:value-type="float" office:value="8" calcext:value-type="float">
            <text:p>8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08] = 1; ROUND(1000+RAND()*2000); ROUND(300+RAND()*1000))" office:value-type="float" office:value="693" calcext:value-type="float">
            <text:p>693</text:p>
          </table:table-cell>
          <table:table-cell table:formula="of:=IF([.H708]; ROUND(1000+RAND()*1000); ROUND(RAND()*100))" office:value-type="float" office:value="3" calcext:value-type="float">
            <text:p>3</text:p>
          </table:table-cell>
          <table:table-cell table:formula="of:=IF([.H708]; ROUND(RAND()*100); ROUND(RAND()*30))" office:value-type="float" office:value="16" calcext:value-type="float">
            <text:p>16</text:p>
          </table:table-cell>
          <table:table-cell table:formula="of:=IF([.H708]; ROUND(RAND()*200); ROUND(RAND()*100))" office:value-type="float" office:value="78" calcext:value-type="float">
            <text:p>78</text:p>
          </table:table-cell>
          <table:table-cell table:formula="of:=18+ROUND(RAND()*40)" office:value-type="float" office:value="18" calcext:value-type="float">
            <text:p>18</text:p>
          </table:table-cell>
          <table:table-cell table:formula="of:=ROUND(RAND()*90)" office:value-type="float" office:value="90" calcext:value-type="float">
            <text:p>90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09] = 1; ROUND(1000+RAND()*2000); ROUND(300+RAND()*1000))" office:value-type="float" office:value="2541" calcext:value-type="float">
            <text:p>2541</text:p>
          </table:table-cell>
          <table:table-cell table:formula="of:=IF([.H709]; ROUND(1000+RAND()*1000); ROUND(RAND()*100))" office:value-type="float" office:value="1034" calcext:value-type="float">
            <text:p>1034</text:p>
          </table:table-cell>
          <table:table-cell table:formula="of:=IF([.H709]; ROUND(RAND()*100); ROUND(RAND()*30))" office:value-type="float" office:value="46" calcext:value-type="float">
            <text:p>46</text:p>
          </table:table-cell>
          <table:table-cell table:formula="of:=IF([.H709]; ROUND(RAND()*200); ROUND(RAND()*100))" office:value-type="float" office:value="156" calcext:value-type="float">
            <text:p>156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43" calcext:value-type="float">
            <text:p>43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10] = 1; ROUND(1000+RAND()*2000); ROUND(300+RAND()*1000))" office:value-type="float" office:value="834" calcext:value-type="float">
            <text:p>834</text:p>
          </table:table-cell>
          <table:table-cell table:formula="of:=IF([.H710]; ROUND(1000+RAND()*1000); ROUND(RAND()*100))" office:value-type="float" office:value="29" calcext:value-type="float">
            <text:p>29</text:p>
          </table:table-cell>
          <table:table-cell table:formula="of:=IF([.H710]; ROUND(RAND()*100); ROUND(RAND()*30))" office:value-type="float" office:value="27" calcext:value-type="float">
            <text:p>27</text:p>
          </table:table-cell>
          <table:table-cell table:formula="of:=IF([.H710]; ROUND(RAND()*200); ROUND(RAND()*100))" office:value-type="float" office:value="59" calcext:value-type="float">
            <text:p>59</text:p>
          </table:table-cell>
          <table:table-cell table:formula="of:=18+ROUND(RAND()*40)" office:value-type="float" office:value="58" calcext:value-type="float">
            <text:p>58</text:p>
          </table:table-cell>
          <table:table-cell table:formula="of:=ROUND(RAND()*90)" office:value-type="float" office:value="3" calcext:value-type="float">
            <text:p>3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11] = 1; ROUND(1000+RAND()*2000); ROUND(300+RAND()*1000))" office:value-type="float" office:value="1060" calcext:value-type="float">
            <text:p>1060</text:p>
          </table:table-cell>
          <table:table-cell table:formula="of:=IF([.H711]; ROUND(1000+RAND()*1000); ROUND(RAND()*100))" office:value-type="float" office:value="1358" calcext:value-type="float">
            <text:p>1358</text:p>
          </table:table-cell>
          <table:table-cell table:formula="of:=IF([.H711]; ROUND(RAND()*100); ROUND(RAND()*30))" office:value-type="float" office:value="5" calcext:value-type="float">
            <text:p>5</text:p>
          </table:table-cell>
          <table:table-cell table:formula="of:=IF([.H711]; ROUND(RAND()*200); ROUND(RAND()*100))" office:value-type="float" office:value="21" calcext:value-type="float">
            <text:p>21</text:p>
          </table:table-cell>
          <table:table-cell table:formula="of:=18+ROUND(RAND()*40)" office:value-type="float" office:value="36" calcext:value-type="float">
            <text:p>36</text:p>
          </table:table-cell>
          <table:table-cell table:formula="of:=ROUND(RAND()*90)" office:value-type="float" office:value="85" calcext:value-type="float">
            <text:p>85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12] = 1; ROUND(1000+RAND()*2000); ROUND(300+RAND()*1000))" office:value-type="float" office:value="2449" calcext:value-type="float">
            <text:p>2449</text:p>
          </table:table-cell>
          <table:table-cell table:formula="of:=IF([.H712]; ROUND(1000+RAND()*1000); ROUND(RAND()*100))" office:value-type="float" office:value="1480" calcext:value-type="float">
            <text:p>1480</text:p>
          </table:table-cell>
          <table:table-cell table:formula="of:=IF([.H712]; ROUND(RAND()*100); ROUND(RAND()*30))" office:value-type="float" office:value="13" calcext:value-type="float">
            <text:p>13</text:p>
          </table:table-cell>
          <table:table-cell table:formula="of:=IF([.H712]; ROUND(RAND()*200); ROUND(RAND()*100))" office:value-type="float" office:value="190" calcext:value-type="float">
            <text:p>190</text:p>
          </table:table-cell>
          <table:table-cell table:formula="of:=18+ROUND(RAND()*40)" office:value-type="float" office:value="46" calcext:value-type="float">
            <text:p>46</text:p>
          </table:table-cell>
          <table:table-cell table:formula="of:=ROUND(RAND()*90)" office:value-type="float" office:value="37" calcext:value-type="float">
            <text:p>37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13] = 1; ROUND(1000+RAND()*2000); ROUND(300+RAND()*1000))" office:value-type="float" office:value="665" calcext:value-type="float">
            <text:p>665</text:p>
          </table:table-cell>
          <table:table-cell table:formula="of:=IF([.H713]; ROUND(1000+RAND()*1000); ROUND(RAND()*100))" office:value-type="float" office:value="87" calcext:value-type="float">
            <text:p>87</text:p>
          </table:table-cell>
          <table:table-cell table:formula="of:=IF([.H713]; ROUND(RAND()*100); ROUND(RAND()*30))" office:value-type="float" office:value="7" calcext:value-type="float">
            <text:p>7</text:p>
          </table:table-cell>
          <table:table-cell table:formula="of:=IF([.H713]; ROUND(RAND()*200); ROUND(RAND()*100))" office:value-type="float" office:value="20" calcext:value-type="float">
            <text:p>20</text:p>
          </table:table-cell>
          <table:table-cell table:formula="of:=18+ROUND(RAND()*40)" office:value-type="float" office:value="24" calcext:value-type="float">
            <text:p>24</text:p>
          </table:table-cell>
          <table:table-cell table:formula="of:=ROUND(RAND()*90)" office:value-type="float" office:value="6" calcext:value-type="float">
            <text:p>6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14] = 1; ROUND(1000+RAND()*2000); ROUND(300+RAND()*1000))" office:value-type="float" office:value="1005" calcext:value-type="float">
            <text:p>1005</text:p>
          </table:table-cell>
          <table:table-cell table:formula="of:=IF([.H714]; ROUND(1000+RAND()*1000); ROUND(RAND()*100))" office:value-type="float" office:value="1353" calcext:value-type="float">
            <text:p>1353</text:p>
          </table:table-cell>
          <table:table-cell table:formula="of:=IF([.H714]; ROUND(RAND()*100); ROUND(RAND()*30))" office:value-type="float" office:value="44" calcext:value-type="float">
            <text:p>44</text:p>
          </table:table-cell>
          <table:table-cell table:formula="of:=IF([.H714]; ROUND(RAND()*200); ROUND(RAND()*100))" office:value-type="float" office:value="157" calcext:value-type="float">
            <text:p>157</text:p>
          </table:table-cell>
          <table:table-cell table:formula="of:=18+ROUND(RAND()*40)" office:value-type="float" office:value="20" calcext:value-type="float">
            <text:p>20</text:p>
          </table:table-cell>
          <table:table-cell table:formula="of:=ROUND(RAND()*90)" office:value-type="float" office:value="83" calcext:value-type="float">
            <text:p>83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15] = 1; ROUND(1000+RAND()*2000); ROUND(300+RAND()*1000))" office:value-type="float" office:value="2635" calcext:value-type="float">
            <text:p>2635</text:p>
          </table:table-cell>
          <table:table-cell table:formula="of:=IF([.H715]; ROUND(1000+RAND()*1000); ROUND(RAND()*100))" office:value-type="float" office:value="1853" calcext:value-type="float">
            <text:p>1853</text:p>
          </table:table-cell>
          <table:table-cell table:formula="of:=IF([.H715]; ROUND(RAND()*100); ROUND(RAND()*30))" office:value-type="float" office:value="38" calcext:value-type="float">
            <text:p>38</text:p>
          </table:table-cell>
          <table:table-cell table:formula="of:=IF([.H715]; ROUND(RAND()*200); ROUND(RAND()*100))" office:value-type="float" office:value="8" calcext:value-type="float">
            <text:p>8</text:p>
          </table:table-cell>
          <table:table-cell table:formula="of:=18+ROUND(RAND()*40)" office:value-type="float" office:value="50" calcext:value-type="float">
            <text:p>50</text:p>
          </table:table-cell>
          <table:table-cell table:formula="of:=ROUND(RAND()*90)" office:value-type="float" office:value="13" calcext:value-type="float">
            <text:p>13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16] = 1; ROUND(1000+RAND()*2000); ROUND(300+RAND()*1000))" office:value-type="float" office:value="2082" calcext:value-type="float">
            <text:p>2082</text:p>
          </table:table-cell>
          <table:table-cell table:formula="of:=IF([.H716]; ROUND(1000+RAND()*1000); ROUND(RAND()*100))" office:value-type="float" office:value="1524" calcext:value-type="float">
            <text:p>1524</text:p>
          </table:table-cell>
          <table:table-cell table:formula="of:=IF([.H716]; ROUND(RAND()*100); ROUND(RAND()*30))" office:value-type="float" office:value="83" calcext:value-type="float">
            <text:p>83</text:p>
          </table:table-cell>
          <table:table-cell table:formula="of:=IF([.H716]; ROUND(RAND()*200); ROUND(RAND()*100))" office:value-type="float" office:value="43" calcext:value-type="float">
            <text:p>43</text:p>
          </table:table-cell>
          <table:table-cell table:formula="of:=18+ROUND(RAND()*40)" office:value-type="float" office:value="42" calcext:value-type="float">
            <text:p>42</text:p>
          </table:table-cell>
          <table:table-cell table:formula="of:=ROUND(RAND()*90)" office:value-type="float" office:value="48" calcext:value-type="float">
            <text:p>48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17] = 1; ROUND(1000+RAND()*2000); ROUND(300+RAND()*1000))" office:value-type="float" office:value="972" calcext:value-type="float">
            <text:p>972</text:p>
          </table:table-cell>
          <table:table-cell table:formula="of:=IF([.H717]; ROUND(1000+RAND()*1000); ROUND(RAND()*100))" office:value-type="float" office:value="85" calcext:value-type="float">
            <text:p>85</text:p>
          </table:table-cell>
          <table:table-cell table:formula="of:=IF([.H717]; ROUND(RAND()*100); ROUND(RAND()*30))" office:value-type="float" office:value="14" calcext:value-type="float">
            <text:p>14</text:p>
          </table:table-cell>
          <table:table-cell table:formula="of:=IF([.H717]; ROUND(RAND()*200); ROUND(RAND()*100))" office:value-type="float" office:value="58" calcext:value-type="float">
            <text:p>58</text:p>
          </table:table-cell>
          <table:table-cell table:formula="of:=18+ROUND(RAND()*40)" office:value-type="float" office:value="46" calcext:value-type="float">
            <text:p>46</text:p>
          </table:table-cell>
          <table:table-cell table:formula="of:=ROUND(RAND()*90)" office:value-type="float" office:value="61" calcext:value-type="float">
            <text:p>61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18] = 1; ROUND(1000+RAND()*2000); ROUND(300+RAND()*1000))" office:value-type="float" office:value="1000" calcext:value-type="float">
            <text:p>1000</text:p>
          </table:table-cell>
          <table:table-cell table:formula="of:=IF([.H718]; ROUND(1000+RAND()*1000); ROUND(RAND()*100))" office:value-type="float" office:value="17" calcext:value-type="float">
            <text:p>17</text:p>
          </table:table-cell>
          <table:table-cell table:formula="of:=IF([.H718]; ROUND(RAND()*100); ROUND(RAND()*30))" office:value-type="float" office:value="24" calcext:value-type="float">
            <text:p>24</text:p>
          </table:table-cell>
          <table:table-cell table:formula="of:=IF([.H718]; ROUND(RAND()*200); ROUND(RAND()*100))" office:value-type="float" office:value="37" calcext:value-type="float">
            <text:p>37</text:p>
          </table:table-cell>
          <table:table-cell table:formula="of:=18+ROUND(RAND()*40)" office:value-type="float" office:value="51" calcext:value-type="float">
            <text:p>51</text:p>
          </table:table-cell>
          <table:table-cell table:formula="of:=ROUND(RAND()*90)" office:value-type="float" office:value="6" calcext:value-type="float">
            <text:p>6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19] = 1; ROUND(1000+RAND()*2000); ROUND(300+RAND()*1000))" office:value-type="float" office:value="499" calcext:value-type="float">
            <text:p>499</text:p>
          </table:table-cell>
          <table:table-cell table:formula="of:=IF([.H719]; ROUND(1000+RAND()*1000); ROUND(RAND()*100))" office:value-type="float" office:value="62" calcext:value-type="float">
            <text:p>62</text:p>
          </table:table-cell>
          <table:table-cell table:formula="of:=IF([.H719]; ROUND(RAND()*100); ROUND(RAND()*30))" office:value-type="float" office:value="12" calcext:value-type="float">
            <text:p>12</text:p>
          </table:table-cell>
          <table:table-cell table:formula="of:=IF([.H719]; ROUND(RAND()*200); ROUND(RAND()*100))" office:value-type="float" office:value="78" calcext:value-type="float">
            <text:p>78</text:p>
          </table:table-cell>
          <table:table-cell table:formula="of:=18+ROUND(RAND()*40)" office:value-type="float" office:value="45" calcext:value-type="float">
            <text:p>45</text:p>
          </table:table-cell>
          <table:table-cell table:formula="of:=ROUND(RAND()*90)" office:value-type="float" office:value="15" calcext:value-type="float">
            <text:p>15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20] = 1; ROUND(1000+RAND()*2000); ROUND(300+RAND()*1000))" office:value-type="float" office:value="2664" calcext:value-type="float">
            <text:p>2664</text:p>
          </table:table-cell>
          <table:table-cell table:formula="of:=IF([.H720]; ROUND(1000+RAND()*1000); ROUND(RAND()*100))" office:value-type="float" office:value="1784" calcext:value-type="float">
            <text:p>1784</text:p>
          </table:table-cell>
          <table:table-cell table:formula="of:=IF([.H720]; ROUND(RAND()*100); ROUND(RAND()*30))" office:value-type="float" office:value="22" calcext:value-type="float">
            <text:p>22</text:p>
          </table:table-cell>
          <table:table-cell table:formula="of:=IF([.H720]; ROUND(RAND()*200); ROUND(RAND()*100))" office:value-type="float" office:value="50" calcext:value-type="float">
            <text:p>50</text:p>
          </table:table-cell>
          <table:table-cell table:formula="of:=18+ROUND(RAND()*40)" office:value-type="float" office:value="30" calcext:value-type="float">
            <text:p>30</text:p>
          </table:table-cell>
          <table:table-cell table:formula="of:=ROUND(RAND()*90)" office:value-type="float" office:value="21" calcext:value-type="float">
            <text:p>21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21] = 1; ROUND(1000+RAND()*2000); ROUND(300+RAND()*1000))" office:value-type="float" office:value="1252" calcext:value-type="float">
            <text:p>1252</text:p>
          </table:table-cell>
          <table:table-cell table:formula="of:=IF([.H721]; ROUND(1000+RAND()*1000); ROUND(RAND()*100))" office:value-type="float" office:value="57" calcext:value-type="float">
            <text:p>57</text:p>
          </table:table-cell>
          <table:table-cell table:formula="of:=IF([.H721]; ROUND(RAND()*100); ROUND(RAND()*30))" office:value-type="float" office:value="26" calcext:value-type="float">
            <text:p>26</text:p>
          </table:table-cell>
          <table:table-cell table:formula="of:=IF([.H721]; ROUND(RAND()*200); ROUND(RAND()*100))" office:value-type="float" office:value="51" calcext:value-type="float">
            <text:p>51</text:p>
          </table:table-cell>
          <table:table-cell table:formula="of:=18+ROUND(RAND()*40)" office:value-type="float" office:value="43" calcext:value-type="float">
            <text:p>43</text:p>
          </table:table-cell>
          <table:table-cell table:formula="of:=ROUND(RAND()*90)" office:value-type="float" office:value="1" calcext:value-type="float">
            <text:p>1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22] = 1; ROUND(1000+RAND()*2000); ROUND(300+RAND()*1000))" office:value-type="float" office:value="2950" calcext:value-type="float">
            <text:p>2950</text:p>
          </table:table-cell>
          <table:table-cell table:formula="of:=IF([.H722]; ROUND(1000+RAND()*1000); ROUND(RAND()*100))" office:value-type="float" office:value="1559" calcext:value-type="float">
            <text:p>1559</text:p>
          </table:table-cell>
          <table:table-cell table:formula="of:=IF([.H722]; ROUND(RAND()*100); ROUND(RAND()*30))" office:value-type="float" office:value="38" calcext:value-type="float">
            <text:p>38</text:p>
          </table:table-cell>
          <table:table-cell table:formula="of:=IF([.H722]; ROUND(RAND()*200); ROUND(RAND()*100))" office:value-type="float" office:value="27" calcext:value-type="float">
            <text:p>27</text:p>
          </table:table-cell>
          <table:table-cell table:formula="of:=18+ROUND(RAND()*40)" office:value-type="float" office:value="24" calcext:value-type="float">
            <text:p>24</text:p>
          </table:table-cell>
          <table:table-cell table:formula="of:=ROUND(RAND()*90)" office:value-type="float" office:value="89" calcext:value-type="float">
            <text:p>89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23] = 1; ROUND(1000+RAND()*2000); ROUND(300+RAND()*1000))" office:value-type="float" office:value="2218" calcext:value-type="float">
            <text:p>2218</text:p>
          </table:table-cell>
          <table:table-cell table:formula="of:=IF([.H723]; ROUND(1000+RAND()*1000); ROUND(RAND()*100))" office:value-type="float" office:value="1064" calcext:value-type="float">
            <text:p>1064</text:p>
          </table:table-cell>
          <table:table-cell table:formula="of:=IF([.H723]; ROUND(RAND()*100); ROUND(RAND()*30))" office:value-type="float" office:value="87" calcext:value-type="float">
            <text:p>87</text:p>
          </table:table-cell>
          <table:table-cell table:formula="of:=IF([.H723]; ROUND(RAND()*200); ROUND(RAND()*100))" office:value-type="float" office:value="104" calcext:value-type="float">
            <text:p>104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76" calcext:value-type="float">
            <text:p>76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24] = 1; ROUND(1000+RAND()*2000); ROUND(300+RAND()*1000))" office:value-type="float" office:value="1189" calcext:value-type="float">
            <text:p>1189</text:p>
          </table:table-cell>
          <table:table-cell table:formula="of:=IF([.H724]; ROUND(1000+RAND()*1000); ROUND(RAND()*100))" office:value-type="float" office:value="12" calcext:value-type="float">
            <text:p>12</text:p>
          </table:table-cell>
          <table:table-cell table:formula="of:=IF([.H724]; ROUND(RAND()*100); ROUND(RAND()*30))" office:value-type="float" office:value="20" calcext:value-type="float">
            <text:p>20</text:p>
          </table:table-cell>
          <table:table-cell table:formula="of:=IF([.H724]; ROUND(RAND()*200); ROUND(RAND()*100))" office:value-type="float" office:value="9" calcext:value-type="float">
            <text:p>9</text:p>
          </table:table-cell>
          <table:table-cell table:formula="of:=18+ROUND(RAND()*40)" office:value-type="float" office:value="56" calcext:value-type="float">
            <text:p>56</text:p>
          </table:table-cell>
          <table:table-cell table:formula="of:=ROUND(RAND()*90)" office:value-type="float" office:value="86" calcext:value-type="float">
            <text:p>86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25] = 1; ROUND(1000+RAND()*2000); ROUND(300+RAND()*1000))" office:value-type="float" office:value="1396" calcext:value-type="float">
            <text:p>1396</text:p>
          </table:table-cell>
          <table:table-cell table:formula="of:=IF([.H725]; ROUND(1000+RAND()*1000); ROUND(RAND()*100))" office:value-type="float" office:value="1631" calcext:value-type="float">
            <text:p>1631</text:p>
          </table:table-cell>
          <table:table-cell table:formula="of:=IF([.H725]; ROUND(RAND()*100); ROUND(RAND()*30))" office:value-type="float" office:value="80" calcext:value-type="float">
            <text:p>80</text:p>
          </table:table-cell>
          <table:table-cell table:formula="of:=IF([.H725]; ROUND(RAND()*200); ROUND(RAND()*100))" office:value-type="float" office:value="75" calcext:value-type="float">
            <text:p>75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43" calcext:value-type="float">
            <text:p>43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26] = 1; ROUND(1000+RAND()*2000); ROUND(300+RAND()*1000))" office:value-type="float" office:value="1010" calcext:value-type="float">
            <text:p>1010</text:p>
          </table:table-cell>
          <table:table-cell table:formula="of:=IF([.H726]; ROUND(1000+RAND()*1000); ROUND(RAND()*100))" office:value-type="float" office:value="88" calcext:value-type="float">
            <text:p>88</text:p>
          </table:table-cell>
          <table:table-cell table:formula="of:=IF([.H726]; ROUND(RAND()*100); ROUND(RAND()*30))" office:value-type="float" office:value="19" calcext:value-type="float">
            <text:p>19</text:p>
          </table:table-cell>
          <table:table-cell table:formula="of:=IF([.H726]; ROUND(RAND()*200); ROUND(RAND()*100))" office:value-type="float" office:value="19" calcext:value-type="float">
            <text:p>19</text:p>
          </table:table-cell>
          <table:table-cell table:formula="of:=18+ROUND(RAND()*40)" office:value-type="float" office:value="20" calcext:value-type="float">
            <text:p>20</text:p>
          </table:table-cell>
          <table:table-cell table:formula="of:=ROUND(RAND()*90)" office:value-type="float" office:value="49" calcext:value-type="float">
            <text:p>49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27] = 1; ROUND(1000+RAND()*2000); ROUND(300+RAND()*1000))" office:value-type="float" office:value="2169" calcext:value-type="float">
            <text:p>2169</text:p>
          </table:table-cell>
          <table:table-cell table:formula="of:=IF([.H727]; ROUND(1000+RAND()*1000); ROUND(RAND()*100))" office:value-type="float" office:value="1697" calcext:value-type="float">
            <text:p>1697</text:p>
          </table:table-cell>
          <table:table-cell table:formula="of:=IF([.H727]; ROUND(RAND()*100); ROUND(RAND()*30))" office:value-type="float" office:value="47" calcext:value-type="float">
            <text:p>47</text:p>
          </table:table-cell>
          <table:table-cell table:formula="of:=IF([.H727]; ROUND(RAND()*200); ROUND(RAND()*100))" office:value-type="float" office:value="58" calcext:value-type="float">
            <text:p>58</text:p>
          </table:table-cell>
          <table:table-cell table:formula="of:=18+ROUND(RAND()*40)" office:value-type="float" office:value="46" calcext:value-type="float">
            <text:p>46</text:p>
          </table:table-cell>
          <table:table-cell table:formula="of:=ROUND(RAND()*90)" office:value-type="float" office:value="21" calcext:value-type="float">
            <text:p>21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28] = 1; ROUND(1000+RAND()*2000); ROUND(300+RAND()*1000))" office:value-type="float" office:value="2815" calcext:value-type="float">
            <text:p>2815</text:p>
          </table:table-cell>
          <table:table-cell table:formula="of:=IF([.H728]; ROUND(1000+RAND()*1000); ROUND(RAND()*100))" office:value-type="float" office:value="1738" calcext:value-type="float">
            <text:p>1738</text:p>
          </table:table-cell>
          <table:table-cell table:formula="of:=IF([.H728]; ROUND(RAND()*100); ROUND(RAND()*30))" office:value-type="float" office:value="14" calcext:value-type="float">
            <text:p>14</text:p>
          </table:table-cell>
          <table:table-cell table:formula="of:=IF([.H728]; ROUND(RAND()*200); ROUND(RAND()*100))" office:value-type="float" office:value="156" calcext:value-type="float">
            <text:p>156</text:p>
          </table:table-cell>
          <table:table-cell table:formula="of:=18+ROUND(RAND()*40)" office:value-type="float" office:value="47" calcext:value-type="float">
            <text:p>47</text:p>
          </table:table-cell>
          <table:table-cell table:formula="of:=ROUND(RAND()*90)" office:value-type="float" office:value="71" calcext:value-type="float">
            <text:p>71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29] = 1; ROUND(1000+RAND()*2000); ROUND(300+RAND()*1000))" office:value-type="float" office:value="2655" calcext:value-type="float">
            <text:p>2655</text:p>
          </table:table-cell>
          <table:table-cell table:formula="of:=IF([.H729]; ROUND(1000+RAND()*1000); ROUND(RAND()*100))" office:value-type="float" office:value="1977" calcext:value-type="float">
            <text:p>1977</text:p>
          </table:table-cell>
          <table:table-cell table:formula="of:=IF([.H729]; ROUND(RAND()*100); ROUND(RAND()*30))" office:value-type="float" office:value="33" calcext:value-type="float">
            <text:p>33</text:p>
          </table:table-cell>
          <table:table-cell table:formula="of:=IF([.H729]; ROUND(RAND()*200); ROUND(RAND()*100))" office:value-type="float" office:value="6" calcext:value-type="float">
            <text:p>6</text:p>
          </table:table-cell>
          <table:table-cell table:formula="of:=18+ROUND(RAND()*40)" office:value-type="float" office:value="22" calcext:value-type="float">
            <text:p>22</text:p>
          </table:table-cell>
          <table:table-cell table:formula="of:=ROUND(RAND()*90)" office:value-type="float" office:value="34" calcext:value-type="float">
            <text:p>34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30] = 1; ROUND(1000+RAND()*2000); ROUND(300+RAND()*1000))" office:value-type="float" office:value="2911" calcext:value-type="float">
            <text:p>2911</text:p>
          </table:table-cell>
          <table:table-cell table:formula="of:=IF([.H730]; ROUND(1000+RAND()*1000); ROUND(RAND()*100))" office:value-type="float" office:value="1908" calcext:value-type="float">
            <text:p>1908</text:p>
          </table:table-cell>
          <table:table-cell table:formula="of:=IF([.H730]; ROUND(RAND()*100); ROUND(RAND()*30))" office:value-type="float" office:value="48" calcext:value-type="float">
            <text:p>48</text:p>
          </table:table-cell>
          <table:table-cell table:formula="of:=IF([.H730]; ROUND(RAND()*200); ROUND(RAND()*100))" office:value-type="float" office:value="178" calcext:value-type="float">
            <text:p>178</text:p>
          </table:table-cell>
          <table:table-cell table:formula="of:=18+ROUND(RAND()*40)" office:value-type="float" office:value="46" calcext:value-type="float">
            <text:p>46</text:p>
          </table:table-cell>
          <table:table-cell table:formula="of:=ROUND(RAND()*90)" office:value-type="float" office:value="55" calcext:value-type="float">
            <text:p>55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31] = 1; ROUND(1000+RAND()*2000); ROUND(300+RAND()*1000))" office:value-type="float" office:value="351" calcext:value-type="float">
            <text:p>351</text:p>
          </table:table-cell>
          <table:table-cell table:formula="of:=IF([.H731]; ROUND(1000+RAND()*1000); ROUND(RAND()*100))" office:value-type="float" office:value="50" calcext:value-type="float">
            <text:p>50</text:p>
          </table:table-cell>
          <table:table-cell table:formula="of:=IF([.H731]; ROUND(RAND()*100); ROUND(RAND()*30))" office:value-type="float" office:value="4" calcext:value-type="float">
            <text:p>4</text:p>
          </table:table-cell>
          <table:table-cell table:formula="of:=IF([.H731]; ROUND(RAND()*200); ROUND(RAND()*100))" office:value-type="float" office:value="22" calcext:value-type="float">
            <text:p>22</text:p>
          </table:table-cell>
          <table:table-cell table:formula="of:=18+ROUND(RAND()*40)" office:value-type="float" office:value="58" calcext:value-type="float">
            <text:p>58</text:p>
          </table:table-cell>
          <table:table-cell table:formula="of:=ROUND(RAND()*90)" office:value-type="float" office:value="50" calcext:value-type="float">
            <text:p>50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32] = 1; ROUND(1000+RAND()*2000); ROUND(300+RAND()*1000))" office:value-type="float" office:value="1338" calcext:value-type="float">
            <text:p>1338</text:p>
          </table:table-cell>
          <table:table-cell table:formula="of:=IF([.H732]; ROUND(1000+RAND()*1000); ROUND(RAND()*100))" office:value-type="float" office:value="1450" calcext:value-type="float">
            <text:p>1450</text:p>
          </table:table-cell>
          <table:table-cell table:formula="of:=IF([.H732]; ROUND(RAND()*100); ROUND(RAND()*30))" office:value-type="float" office:value="25" calcext:value-type="float">
            <text:p>25</text:p>
          </table:table-cell>
          <table:table-cell table:formula="of:=IF([.H732]; ROUND(RAND()*200); ROUND(RAND()*100))" office:value-type="float" office:value="7" calcext:value-type="float">
            <text:p>7</text:p>
          </table:table-cell>
          <table:table-cell table:formula="of:=18+ROUND(RAND()*40)" office:value-type="float" office:value="30" calcext:value-type="float">
            <text:p>30</text:p>
          </table:table-cell>
          <table:table-cell table:formula="of:=ROUND(RAND()*90)" office:value-type="float" office:value="28" calcext:value-type="float">
            <text:p>28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33] = 1; ROUND(1000+RAND()*2000); ROUND(300+RAND()*1000))" office:value-type="float" office:value="2744" calcext:value-type="float">
            <text:p>2744</text:p>
          </table:table-cell>
          <table:table-cell table:formula="of:=IF([.H733]; ROUND(1000+RAND()*1000); ROUND(RAND()*100))" office:value-type="float" office:value="1838" calcext:value-type="float">
            <text:p>1838</text:p>
          </table:table-cell>
          <table:table-cell table:formula="of:=IF([.H733]; ROUND(RAND()*100); ROUND(RAND()*30))" office:value-type="float" office:value="55" calcext:value-type="float">
            <text:p>55</text:p>
          </table:table-cell>
          <table:table-cell table:formula="of:=IF([.H733]; ROUND(RAND()*200); ROUND(RAND()*100))" office:value-type="float" office:value="15" calcext:value-type="float">
            <text:p>15</text:p>
          </table:table-cell>
          <table:table-cell table:formula="of:=18+ROUND(RAND()*40)" office:value-type="float" office:value="53" calcext:value-type="float">
            <text:p>53</text:p>
          </table:table-cell>
          <table:table-cell table:formula="of:=ROUND(RAND()*90)" office:value-type="float" office:value="57" calcext:value-type="float">
            <text:p>57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34] = 1; ROUND(1000+RAND()*2000); ROUND(300+RAND()*1000))" office:value-type="float" office:value="1265" calcext:value-type="float">
            <text:p>1265</text:p>
          </table:table-cell>
          <table:table-cell table:formula="of:=IF([.H734]; ROUND(1000+RAND()*1000); ROUND(RAND()*100))" office:value-type="float" office:value="8" calcext:value-type="float">
            <text:p>8</text:p>
          </table:table-cell>
          <table:table-cell table:formula="of:=IF([.H734]; ROUND(RAND()*100); ROUND(RAND()*30))" office:value-type="float" office:value="4" calcext:value-type="float">
            <text:p>4</text:p>
          </table:table-cell>
          <table:table-cell table:formula="of:=IF([.H734]; ROUND(RAND()*200); ROUND(RAND()*100))" office:value-type="float" office:value="44" calcext:value-type="float">
            <text:p>44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9" calcext:value-type="float">
            <text:p>9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35] = 1; ROUND(1000+RAND()*2000); ROUND(300+RAND()*1000))" office:value-type="float" office:value="2325" calcext:value-type="float">
            <text:p>2325</text:p>
          </table:table-cell>
          <table:table-cell table:formula="of:=IF([.H735]; ROUND(1000+RAND()*1000); ROUND(RAND()*100))" office:value-type="float" office:value="1257" calcext:value-type="float">
            <text:p>1257</text:p>
          </table:table-cell>
          <table:table-cell table:formula="of:=IF([.H735]; ROUND(RAND()*100); ROUND(RAND()*30))" office:value-type="float" office:value="60" calcext:value-type="float">
            <text:p>60</text:p>
          </table:table-cell>
          <table:table-cell table:formula="of:=IF([.H735]; ROUND(RAND()*200); ROUND(RAND()*100))" office:value-type="float" office:value="46" calcext:value-type="float">
            <text:p>46</text:p>
          </table:table-cell>
          <table:table-cell table:formula="of:=18+ROUND(RAND()*40)" office:value-type="float" office:value="26" calcext:value-type="float">
            <text:p>26</text:p>
          </table:table-cell>
          <table:table-cell table:formula="of:=ROUND(RAND()*90)" office:value-type="float" office:value="65" calcext:value-type="float">
            <text:p>65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36] = 1; ROUND(1000+RAND()*2000); ROUND(300+RAND()*1000))" office:value-type="float" office:value="1576" calcext:value-type="float">
            <text:p>1576</text:p>
          </table:table-cell>
          <table:table-cell table:formula="of:=IF([.H736]; ROUND(1000+RAND()*1000); ROUND(RAND()*100))" office:value-type="float" office:value="1258" calcext:value-type="float">
            <text:p>1258</text:p>
          </table:table-cell>
          <table:table-cell table:formula="of:=IF([.H736]; ROUND(RAND()*100); ROUND(RAND()*30))" office:value-type="float" office:value="40" calcext:value-type="float">
            <text:p>40</text:p>
          </table:table-cell>
          <table:table-cell table:formula="of:=IF([.H736]; ROUND(RAND()*200); ROUND(RAND()*100))" office:value-type="float" office:value="80" calcext:value-type="float">
            <text:p>80</text:p>
          </table:table-cell>
          <table:table-cell table:formula="of:=18+ROUND(RAND()*40)" office:value-type="float" office:value="56" calcext:value-type="float">
            <text:p>56</text:p>
          </table:table-cell>
          <table:table-cell table:formula="of:=ROUND(RAND()*90)" office:value-type="float" office:value="42" calcext:value-type="float">
            <text:p>42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37] = 1; ROUND(1000+RAND()*2000); ROUND(300+RAND()*1000))" office:value-type="float" office:value="1789" calcext:value-type="float">
            <text:p>1789</text:p>
          </table:table-cell>
          <table:table-cell table:formula="of:=IF([.H737]; ROUND(1000+RAND()*1000); ROUND(RAND()*100))" office:value-type="float" office:value="1467" calcext:value-type="float">
            <text:p>1467</text:p>
          </table:table-cell>
          <table:table-cell table:formula="of:=IF([.H737]; ROUND(RAND()*100); ROUND(RAND()*30))" office:value-type="float" office:value="18" calcext:value-type="float">
            <text:p>18</text:p>
          </table:table-cell>
          <table:table-cell table:formula="of:=IF([.H737]; ROUND(RAND()*200); ROUND(RAND()*100))" office:value-type="float" office:value="86" calcext:value-type="float">
            <text:p>86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66" calcext:value-type="float">
            <text:p>66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38] = 1; ROUND(1000+RAND()*2000); ROUND(300+RAND()*1000))" office:value-type="float" office:value="1195" calcext:value-type="float">
            <text:p>1195</text:p>
          </table:table-cell>
          <table:table-cell table:formula="of:=IF([.H738]; ROUND(1000+RAND()*1000); ROUND(RAND()*100))" office:value-type="float" office:value="23" calcext:value-type="float">
            <text:p>23</text:p>
          </table:table-cell>
          <table:table-cell table:formula="of:=IF([.H738]; ROUND(RAND()*100); ROUND(RAND()*30))" office:value-type="float" office:value="3" calcext:value-type="float">
            <text:p>3</text:p>
          </table:table-cell>
          <table:table-cell table:formula="of:=IF([.H738]; ROUND(RAND()*200); ROUND(RAND()*100))" office:value-type="float" office:value="56" calcext:value-type="float">
            <text:p>56</text:p>
          </table:table-cell>
          <table:table-cell table:formula="of:=18+ROUND(RAND()*40)" office:value-type="float" office:value="20" calcext:value-type="float">
            <text:p>20</text:p>
          </table:table-cell>
          <table:table-cell table:formula="of:=ROUND(RAND()*90)" office:value-type="float" office:value="17" calcext:value-type="float">
            <text:p>17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39] = 1; ROUND(1000+RAND()*2000); ROUND(300+RAND()*1000))" office:value-type="float" office:value="920" calcext:value-type="float">
            <text:p>920</text:p>
          </table:table-cell>
          <table:table-cell table:formula="of:=IF([.H739]; ROUND(1000+RAND()*1000); ROUND(RAND()*100))" office:value-type="float" office:value="41" calcext:value-type="float">
            <text:p>41</text:p>
          </table:table-cell>
          <table:table-cell table:formula="of:=IF([.H739]; ROUND(RAND()*100); ROUND(RAND()*30))" office:value-type="float" office:value="1" calcext:value-type="float">
            <text:p>1</text:p>
          </table:table-cell>
          <table:table-cell table:formula="of:=IF([.H739]; ROUND(RAND()*200); ROUND(RAND()*100))" office:value-type="float" office:value="84" calcext:value-type="float">
            <text:p>84</text:p>
          </table:table-cell>
          <table:table-cell table:formula="of:=18+ROUND(RAND()*40)" office:value-type="float" office:value="43" calcext:value-type="float">
            <text:p>43</text:p>
          </table:table-cell>
          <table:table-cell table:formula="of:=ROUND(RAND()*90)" office:value-type="float" office:value="30" calcext:value-type="float">
            <text:p>30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40] = 1; ROUND(1000+RAND()*2000); ROUND(300+RAND()*1000))" office:value-type="float" office:value="1913" calcext:value-type="float">
            <text:p>1913</text:p>
          </table:table-cell>
          <table:table-cell table:formula="of:=IF([.H740]; ROUND(1000+RAND()*1000); ROUND(RAND()*100))" office:value-type="float" office:value="1954" calcext:value-type="float">
            <text:p>1954</text:p>
          </table:table-cell>
          <table:table-cell table:formula="of:=IF([.H740]; ROUND(RAND()*100); ROUND(RAND()*30))" office:value-type="float" office:value="88" calcext:value-type="float">
            <text:p>88</text:p>
          </table:table-cell>
          <table:table-cell table:formula="of:=IF([.H740]; ROUND(RAND()*200); ROUND(RAND()*100))" office:value-type="float" office:value="61" calcext:value-type="float">
            <text:p>61</text:p>
          </table:table-cell>
          <table:table-cell table:formula="of:=18+ROUND(RAND()*40)" office:value-type="float" office:value="36" calcext:value-type="float">
            <text:p>36</text:p>
          </table:table-cell>
          <table:table-cell table:formula="of:=ROUND(RAND()*90)" office:value-type="float" office:value="28" calcext:value-type="float">
            <text:p>28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41] = 1; ROUND(1000+RAND()*2000); ROUND(300+RAND()*1000))" office:value-type="float" office:value="394" calcext:value-type="float">
            <text:p>394</text:p>
          </table:table-cell>
          <table:table-cell table:formula="of:=IF([.H741]; ROUND(1000+RAND()*1000); ROUND(RAND()*100))" office:value-type="float" office:value="89" calcext:value-type="float">
            <text:p>89</text:p>
          </table:table-cell>
          <table:table-cell table:formula="of:=IF([.H741]; ROUND(RAND()*100); ROUND(RAND()*30))" office:value-type="float" office:value="8" calcext:value-type="float">
            <text:p>8</text:p>
          </table:table-cell>
          <table:table-cell table:formula="of:=IF([.H741]; ROUND(RAND()*200); ROUND(RAND()*100))" office:value-type="float" office:value="59" calcext:value-type="float">
            <text:p>59</text:p>
          </table:table-cell>
          <table:table-cell table:formula="of:=18+ROUND(RAND()*40)" office:value-type="float" office:value="54" calcext:value-type="float">
            <text:p>54</text:p>
          </table:table-cell>
          <table:table-cell table:formula="of:=ROUND(RAND()*90)" office:value-type="float" office:value="40" calcext:value-type="float">
            <text:p>40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42] = 1; ROUND(1000+RAND()*2000); ROUND(300+RAND()*1000))" office:value-type="float" office:value="2331" calcext:value-type="float">
            <text:p>2331</text:p>
          </table:table-cell>
          <table:table-cell table:formula="of:=IF([.H742]; ROUND(1000+RAND()*1000); ROUND(RAND()*100))" office:value-type="float" office:value="1404" calcext:value-type="float">
            <text:p>1404</text:p>
          </table:table-cell>
          <table:table-cell table:formula="of:=IF([.H742]; ROUND(RAND()*100); ROUND(RAND()*30))" office:value-type="float" office:value="67" calcext:value-type="float">
            <text:p>67</text:p>
          </table:table-cell>
          <table:table-cell table:formula="of:=IF([.H742]; ROUND(RAND()*200); ROUND(RAND()*100))" office:value-type="float" office:value="43" calcext:value-type="float">
            <text:p>43</text:p>
          </table:table-cell>
          <table:table-cell table:formula="of:=18+ROUND(RAND()*40)" office:value-type="float" office:value="57" calcext:value-type="float">
            <text:p>57</text:p>
          </table:table-cell>
          <table:table-cell table:formula="of:=ROUND(RAND()*90)" office:value-type="float" office:value="76" calcext:value-type="float">
            <text:p>76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43] = 1; ROUND(1000+RAND()*2000); ROUND(300+RAND()*1000))" office:value-type="float" office:value="768" calcext:value-type="float">
            <text:p>768</text:p>
          </table:table-cell>
          <table:table-cell table:formula="of:=IF([.H743]; ROUND(1000+RAND()*1000); ROUND(RAND()*100))" office:value-type="float" office:value="89" calcext:value-type="float">
            <text:p>89</text:p>
          </table:table-cell>
          <table:table-cell table:formula="of:=IF([.H743]; ROUND(RAND()*100); ROUND(RAND()*30))" office:value-type="float" office:value="6" calcext:value-type="float">
            <text:p>6</text:p>
          </table:table-cell>
          <table:table-cell table:formula="of:=IF([.H743]; ROUND(RAND()*200); ROUND(RAND()*100))" office:value-type="float" office:value="98" calcext:value-type="float">
            <text:p>98</text:p>
          </table:table-cell>
          <table:table-cell table:formula="of:=18+ROUND(RAND()*40)" office:value-type="float" office:value="28" calcext:value-type="float">
            <text:p>28</text:p>
          </table:table-cell>
          <table:table-cell table:formula="of:=ROUND(RAND()*90)" office:value-type="float" office:value="85" calcext:value-type="float">
            <text:p>85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44] = 1; ROUND(1000+RAND()*2000); ROUND(300+RAND()*1000))" office:value-type="float" office:value="1884" calcext:value-type="float">
            <text:p>1884</text:p>
          </table:table-cell>
          <table:table-cell table:formula="of:=IF([.H744]; ROUND(1000+RAND()*1000); ROUND(RAND()*100))" office:value-type="float" office:value="1510" calcext:value-type="float">
            <text:p>1510</text:p>
          </table:table-cell>
          <table:table-cell table:formula="of:=IF([.H744]; ROUND(RAND()*100); ROUND(RAND()*30))" office:value-type="float" office:value="17" calcext:value-type="float">
            <text:p>17</text:p>
          </table:table-cell>
          <table:table-cell table:formula="of:=IF([.H744]; ROUND(RAND()*200); ROUND(RAND()*100))" office:value-type="float" office:value="162" calcext:value-type="float">
            <text:p>162</text:p>
          </table:table-cell>
          <table:table-cell table:formula="of:=18+ROUND(RAND()*40)" office:value-type="float" office:value="46" calcext:value-type="float">
            <text:p>46</text:p>
          </table:table-cell>
          <table:table-cell table:formula="of:=ROUND(RAND()*90)" office:value-type="float" office:value="5" calcext:value-type="float">
            <text:p>5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45] = 1; ROUND(1000+RAND()*2000); ROUND(300+RAND()*1000))" office:value-type="float" office:value="2846" calcext:value-type="float">
            <text:p>2846</text:p>
          </table:table-cell>
          <table:table-cell table:formula="of:=IF([.H745]; ROUND(1000+RAND()*1000); ROUND(RAND()*100))" office:value-type="float" office:value="1598" calcext:value-type="float">
            <text:p>1598</text:p>
          </table:table-cell>
          <table:table-cell table:formula="of:=IF([.H745]; ROUND(RAND()*100); ROUND(RAND()*30))" office:value-type="float" office:value="94" calcext:value-type="float">
            <text:p>94</text:p>
          </table:table-cell>
          <table:table-cell table:formula="of:=IF([.H745]; ROUND(RAND()*200); ROUND(RAND()*100))" office:value-type="float" office:value="192" calcext:value-type="float">
            <text:p>192</text:p>
          </table:table-cell>
          <table:table-cell table:formula="of:=18+ROUND(RAND()*40)" office:value-type="float" office:value="30" calcext:value-type="float">
            <text:p>30</text:p>
          </table:table-cell>
          <table:table-cell table:formula="of:=ROUND(RAND()*90)" office:value-type="float" office:value="3" calcext:value-type="float">
            <text:p>3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46] = 1; ROUND(1000+RAND()*2000); ROUND(300+RAND()*1000))" office:value-type="float" office:value="1255" calcext:value-type="float">
            <text:p>1255</text:p>
          </table:table-cell>
          <table:table-cell table:formula="of:=IF([.H746]; ROUND(1000+RAND()*1000); ROUND(RAND()*100))" office:value-type="float" office:value="38" calcext:value-type="float">
            <text:p>38</text:p>
          </table:table-cell>
          <table:table-cell table:formula="of:=IF([.H746]; ROUND(RAND()*100); ROUND(RAND()*30))" office:value-type="float" office:value="29" calcext:value-type="float">
            <text:p>29</text:p>
          </table:table-cell>
          <table:table-cell table:formula="of:=IF([.H746]; ROUND(RAND()*200); ROUND(RAND()*100))" office:value-type="float" office:value="67" calcext:value-type="float">
            <text:p>67</text:p>
          </table:table-cell>
          <table:table-cell table:formula="of:=18+ROUND(RAND()*40)" office:value-type="float" office:value="22" calcext:value-type="float">
            <text:p>22</text:p>
          </table:table-cell>
          <table:table-cell table:formula="of:=ROUND(RAND()*90)" office:value-type="float" office:value="39" calcext:value-type="float">
            <text:p>39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47] = 1; ROUND(1000+RAND()*2000); ROUND(300+RAND()*1000))" office:value-type="float" office:value="2830" calcext:value-type="float">
            <text:p>2830</text:p>
          </table:table-cell>
          <table:table-cell table:formula="of:=IF([.H747]; ROUND(1000+RAND()*1000); ROUND(RAND()*100))" office:value-type="float" office:value="1095" calcext:value-type="float">
            <text:p>1095</text:p>
          </table:table-cell>
          <table:table-cell table:formula="of:=IF([.H747]; ROUND(RAND()*100); ROUND(RAND()*30))" office:value-type="float" office:value="71" calcext:value-type="float">
            <text:p>71</text:p>
          </table:table-cell>
          <table:table-cell table:formula="of:=IF([.H747]; ROUND(RAND()*200); ROUND(RAND()*100))" office:value-type="float" office:value="19" calcext:value-type="float">
            <text:p>19</text:p>
          </table:table-cell>
          <table:table-cell table:formula="of:=18+ROUND(RAND()*40)" office:value-type="float" office:value="31" calcext:value-type="float">
            <text:p>31</text:p>
          </table:table-cell>
          <table:table-cell table:formula="of:=ROUND(RAND()*90)" office:value-type="float" office:value="62" calcext:value-type="float">
            <text:p>62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48] = 1; ROUND(1000+RAND()*2000); ROUND(300+RAND()*1000))" office:value-type="float" office:value="1206" calcext:value-type="float">
            <text:p>1206</text:p>
          </table:table-cell>
          <table:table-cell table:formula="of:=IF([.H748]; ROUND(1000+RAND()*1000); ROUND(RAND()*100))" office:value-type="float" office:value="61" calcext:value-type="float">
            <text:p>61</text:p>
          </table:table-cell>
          <table:table-cell table:formula="of:=IF([.H748]; ROUND(RAND()*100); ROUND(RAND()*30))" office:value-type="float" office:value="11" calcext:value-type="float">
            <text:p>11</text:p>
          </table:table-cell>
          <table:table-cell table:formula="of:=IF([.H748]; ROUND(RAND()*200); ROUND(RAND()*100))" office:value-type="float" office:value="96" calcext:value-type="float">
            <text:p>96</text:p>
          </table:table-cell>
          <table:table-cell table:formula="of:=18+ROUND(RAND()*40)" office:value-type="float" office:value="56" calcext:value-type="float">
            <text:p>56</text:p>
          </table:table-cell>
          <table:table-cell table:formula="of:=ROUND(RAND()*90)" office:value-type="float" office:value="54" calcext:value-type="float">
            <text:p>54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49] = 1; ROUND(1000+RAND()*2000); ROUND(300+RAND()*1000))" office:value-type="float" office:value="1127" calcext:value-type="float">
            <text:p>1127</text:p>
          </table:table-cell>
          <table:table-cell table:formula="of:=IF([.H749]; ROUND(1000+RAND()*1000); ROUND(RAND()*100))" office:value-type="float" office:value="60" calcext:value-type="float">
            <text:p>60</text:p>
          </table:table-cell>
          <table:table-cell table:formula="of:=IF([.H749]; ROUND(RAND()*100); ROUND(RAND()*30))" office:value-type="float" office:value="0" calcext:value-type="float">
            <text:p>0</text:p>
          </table:table-cell>
          <table:table-cell table:formula="of:=IF([.H749]; ROUND(RAND()*200); ROUND(RAND()*100))" office:value-type="float" office:value="38" calcext:value-type="float">
            <text:p>38</text:p>
          </table:table-cell>
          <table:table-cell table:formula="of:=18+ROUND(RAND()*40)" office:value-type="float" office:value="39" calcext:value-type="float">
            <text:p>39</text:p>
          </table:table-cell>
          <table:table-cell table:formula="of:=ROUND(RAND()*90)" office:value-type="float" office:value="37" calcext:value-type="float">
            <text:p>37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50] = 1; ROUND(1000+RAND()*2000); ROUND(300+RAND()*1000))" office:value-type="float" office:value="460" calcext:value-type="float">
            <text:p>460</text:p>
          </table:table-cell>
          <table:table-cell table:formula="of:=IF([.H750]; ROUND(1000+RAND()*1000); ROUND(RAND()*100))" office:value-type="float" office:value="80" calcext:value-type="float">
            <text:p>80</text:p>
          </table:table-cell>
          <table:table-cell table:formula="of:=IF([.H750]; ROUND(RAND()*100); ROUND(RAND()*30))" office:value-type="float" office:value="8" calcext:value-type="float">
            <text:p>8</text:p>
          </table:table-cell>
          <table:table-cell table:formula="of:=IF([.H750]; ROUND(RAND()*200); ROUND(RAND()*100))" office:value-type="float" office:value="57" calcext:value-type="float">
            <text:p>57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4" calcext:value-type="float">
            <text:p>4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51] = 1; ROUND(1000+RAND()*2000); ROUND(300+RAND()*1000))" office:value-type="float" office:value="2418" calcext:value-type="float">
            <text:p>2418</text:p>
          </table:table-cell>
          <table:table-cell table:formula="of:=IF([.H751]; ROUND(1000+RAND()*1000); ROUND(RAND()*100))" office:value-type="float" office:value="1971" calcext:value-type="float">
            <text:p>1971</text:p>
          </table:table-cell>
          <table:table-cell table:formula="of:=IF([.H751]; ROUND(RAND()*100); ROUND(RAND()*30))" office:value-type="float" office:value="12" calcext:value-type="float">
            <text:p>12</text:p>
          </table:table-cell>
          <table:table-cell table:formula="of:=IF([.H751]; ROUND(RAND()*200); ROUND(RAND()*100))" office:value-type="float" office:value="95" calcext:value-type="float">
            <text:p>95</text:p>
          </table:table-cell>
          <table:table-cell table:formula="of:=18+ROUND(RAND()*40)" office:value-type="float" office:value="50" calcext:value-type="float">
            <text:p>50</text:p>
          </table:table-cell>
          <table:table-cell table:formula="of:=ROUND(RAND()*90)" office:value-type="float" office:value="9" calcext:value-type="float">
            <text:p>9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52] = 1; ROUND(1000+RAND()*2000); ROUND(300+RAND()*1000))" office:value-type="float" office:value="831" calcext:value-type="float">
            <text:p>831</text:p>
          </table:table-cell>
          <table:table-cell table:formula="of:=IF([.H752]; ROUND(1000+RAND()*1000); ROUND(RAND()*100))" office:value-type="float" office:value="94" calcext:value-type="float">
            <text:p>94</text:p>
          </table:table-cell>
          <table:table-cell table:formula="of:=IF([.H752]; ROUND(RAND()*100); ROUND(RAND()*30))" office:value-type="float" office:value="13" calcext:value-type="float">
            <text:p>13</text:p>
          </table:table-cell>
          <table:table-cell table:formula="of:=IF([.H752]; ROUND(RAND()*200); ROUND(RAND()*100))" office:value-type="float" office:value="51" calcext:value-type="float">
            <text:p>51</text:p>
          </table:table-cell>
          <table:table-cell table:formula="of:=18+ROUND(RAND()*40)" office:value-type="float" office:value="35" calcext:value-type="float">
            <text:p>35</text:p>
          </table:table-cell>
          <table:table-cell table:formula="of:=ROUND(RAND()*90)" office:value-type="float" office:value="46" calcext:value-type="float">
            <text:p>46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53] = 1; ROUND(1000+RAND()*2000); ROUND(300+RAND()*1000))" office:value-type="float" office:value="2975" calcext:value-type="float">
            <text:p>2975</text:p>
          </table:table-cell>
          <table:table-cell table:formula="of:=IF([.H753]; ROUND(1000+RAND()*1000); ROUND(RAND()*100))" office:value-type="float" office:value="1984" calcext:value-type="float">
            <text:p>1984</text:p>
          </table:table-cell>
          <table:table-cell table:formula="of:=IF([.H753]; ROUND(RAND()*100); ROUND(RAND()*30))" office:value-type="float" office:value="55" calcext:value-type="float">
            <text:p>55</text:p>
          </table:table-cell>
          <table:table-cell table:formula="of:=IF([.H753]; ROUND(RAND()*200); ROUND(RAND()*100))" office:value-type="float" office:value="191" calcext:value-type="float">
            <text:p>191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60" calcext:value-type="float">
            <text:p>60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54] = 1; ROUND(1000+RAND()*2000); ROUND(300+RAND()*1000))" office:value-type="float" office:value="2986" calcext:value-type="float">
            <text:p>2986</text:p>
          </table:table-cell>
          <table:table-cell table:formula="of:=IF([.H754]; ROUND(1000+RAND()*1000); ROUND(RAND()*100))" office:value-type="float" office:value="1761" calcext:value-type="float">
            <text:p>1761</text:p>
          </table:table-cell>
          <table:table-cell table:formula="of:=IF([.H754]; ROUND(RAND()*100); ROUND(RAND()*30))" office:value-type="float" office:value="88" calcext:value-type="float">
            <text:p>88</text:p>
          </table:table-cell>
          <table:table-cell table:formula="of:=IF([.H754]; ROUND(RAND()*200); ROUND(RAND()*100))" office:value-type="float" office:value="90" calcext:value-type="float">
            <text:p>90</text:p>
          </table:table-cell>
          <table:table-cell table:formula="of:=18+ROUND(RAND()*40)" office:value-type="float" office:value="22" calcext:value-type="float">
            <text:p>22</text:p>
          </table:table-cell>
          <table:table-cell table:formula="of:=ROUND(RAND()*90)" office:value-type="float" office:value="40" calcext:value-type="float">
            <text:p>40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55] = 1; ROUND(1000+RAND()*2000); ROUND(300+RAND()*1000))" office:value-type="float" office:value="663" calcext:value-type="float">
            <text:p>663</text:p>
          </table:table-cell>
          <table:table-cell table:formula="of:=IF([.H755]; ROUND(1000+RAND()*1000); ROUND(RAND()*100))" office:value-type="float" office:value="68" calcext:value-type="float">
            <text:p>68</text:p>
          </table:table-cell>
          <table:table-cell table:formula="of:=IF([.H755]; ROUND(RAND()*100); ROUND(RAND()*30))" office:value-type="float" office:value="17" calcext:value-type="float">
            <text:p>17</text:p>
          </table:table-cell>
          <table:table-cell table:formula="of:=IF([.H755]; ROUND(RAND()*200); ROUND(RAND()*100))" office:value-type="float" office:value="8" calcext:value-type="float">
            <text:p>8</text:p>
          </table:table-cell>
          <table:table-cell table:formula="of:=18+ROUND(RAND()*40)" office:value-type="float" office:value="58" calcext:value-type="float">
            <text:p>58</text:p>
          </table:table-cell>
          <table:table-cell table:formula="of:=ROUND(RAND()*90)" office:value-type="float" office:value="3" calcext:value-type="float">
            <text:p>3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56] = 1; ROUND(1000+RAND()*2000); ROUND(300+RAND()*1000))" office:value-type="float" office:value="1068" calcext:value-type="float">
            <text:p>1068</text:p>
          </table:table-cell>
          <table:table-cell table:formula="of:=IF([.H756]; ROUND(1000+RAND()*1000); ROUND(RAND()*100))" office:value-type="float" office:value="1068" calcext:value-type="float">
            <text:p>1068</text:p>
          </table:table-cell>
          <table:table-cell table:formula="of:=IF([.H756]; ROUND(RAND()*100); ROUND(RAND()*30))" office:value-type="float" office:value="73" calcext:value-type="float">
            <text:p>73</text:p>
          </table:table-cell>
          <table:table-cell table:formula="of:=IF([.H756]; ROUND(RAND()*200); ROUND(RAND()*100))" office:value-type="float" office:value="17" calcext:value-type="float">
            <text:p>17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19" calcext:value-type="float">
            <text:p>19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57] = 1; ROUND(1000+RAND()*2000); ROUND(300+RAND()*1000))" office:value-type="float" office:value="580" calcext:value-type="float">
            <text:p>580</text:p>
          </table:table-cell>
          <table:table-cell table:formula="of:=IF([.H757]; ROUND(1000+RAND()*1000); ROUND(RAND()*100))" office:value-type="float" office:value="43" calcext:value-type="float">
            <text:p>43</text:p>
          </table:table-cell>
          <table:table-cell table:formula="of:=IF([.H757]; ROUND(RAND()*100); ROUND(RAND()*30))" office:value-type="float" office:value="18" calcext:value-type="float">
            <text:p>18</text:p>
          </table:table-cell>
          <table:table-cell table:formula="of:=IF([.H757]; ROUND(RAND()*200); ROUND(RAND()*100))" office:value-type="float" office:value="15" calcext:value-type="float">
            <text:p>15</text:p>
          </table:table-cell>
          <table:table-cell table:formula="of:=18+ROUND(RAND()*40)" office:value-type="float" office:value="54" calcext:value-type="float">
            <text:p>54</text:p>
          </table:table-cell>
          <table:table-cell table:formula="of:=ROUND(RAND()*90)" office:value-type="float" office:value="2" calcext:value-type="float">
            <text:p>2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58] = 1; ROUND(1000+RAND()*2000); ROUND(300+RAND()*1000))" office:value-type="float" office:value="1140" calcext:value-type="float">
            <text:p>1140</text:p>
          </table:table-cell>
          <table:table-cell table:formula="of:=IF([.H758]; ROUND(1000+RAND()*1000); ROUND(RAND()*100))" office:value-type="float" office:value="50" calcext:value-type="float">
            <text:p>50</text:p>
          </table:table-cell>
          <table:table-cell table:formula="of:=IF([.H758]; ROUND(RAND()*100); ROUND(RAND()*30))" office:value-type="float" office:value="12" calcext:value-type="float">
            <text:p>12</text:p>
          </table:table-cell>
          <table:table-cell table:formula="of:=IF([.H758]; ROUND(RAND()*200); ROUND(RAND()*100))" office:value-type="float" office:value="89" calcext:value-type="float">
            <text:p>89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53" calcext:value-type="float">
            <text:p>53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59] = 1; ROUND(1000+RAND()*2000); ROUND(300+RAND()*1000))" office:value-type="float" office:value="2611" calcext:value-type="float">
            <text:p>2611</text:p>
          </table:table-cell>
          <table:table-cell table:formula="of:=IF([.H759]; ROUND(1000+RAND()*1000); ROUND(RAND()*100))" office:value-type="float" office:value="1212" calcext:value-type="float">
            <text:p>1212</text:p>
          </table:table-cell>
          <table:table-cell table:formula="of:=IF([.H759]; ROUND(RAND()*100); ROUND(RAND()*30))" office:value-type="float" office:value="46" calcext:value-type="float">
            <text:p>46</text:p>
          </table:table-cell>
          <table:table-cell table:formula="of:=IF([.H759]; ROUND(RAND()*200); ROUND(RAND()*100))" office:value-type="float" office:value="116" calcext:value-type="float">
            <text:p>116</text:p>
          </table:table-cell>
          <table:table-cell table:formula="of:=18+ROUND(RAND()*40)" office:value-type="float" office:value="21" calcext:value-type="float">
            <text:p>21</text:p>
          </table:table-cell>
          <table:table-cell table:formula="of:=ROUND(RAND()*90)" office:value-type="float" office:value="58" calcext:value-type="float">
            <text:p>58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60] = 1; ROUND(1000+RAND()*2000); ROUND(300+RAND()*1000))" office:value-type="float" office:value="1056" calcext:value-type="float">
            <text:p>1056</text:p>
          </table:table-cell>
          <table:table-cell table:formula="of:=IF([.H760]; ROUND(1000+RAND()*1000); ROUND(RAND()*100))" office:value-type="float" office:value="63" calcext:value-type="float">
            <text:p>63</text:p>
          </table:table-cell>
          <table:table-cell table:formula="of:=IF([.H760]; ROUND(RAND()*100); ROUND(RAND()*30))" office:value-type="float" office:value="11" calcext:value-type="float">
            <text:p>11</text:p>
          </table:table-cell>
          <table:table-cell table:formula="of:=IF([.H760]; ROUND(RAND()*200); ROUND(RAND()*100))" office:value-type="float" office:value="57" calcext:value-type="float">
            <text:p>57</text:p>
          </table:table-cell>
          <table:table-cell table:formula="of:=18+ROUND(RAND()*40)" office:value-type="float" office:value="38" calcext:value-type="float">
            <text:p>38</text:p>
          </table:table-cell>
          <table:table-cell table:formula="of:=ROUND(RAND()*90)" office:value-type="float" office:value="29" calcext:value-type="float">
            <text:p>29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61] = 1; ROUND(1000+RAND()*2000); ROUND(300+RAND()*1000))" office:value-type="float" office:value="1770" calcext:value-type="float">
            <text:p>1770</text:p>
          </table:table-cell>
          <table:table-cell table:formula="of:=IF([.H761]; ROUND(1000+RAND()*1000); ROUND(RAND()*100))" office:value-type="float" office:value="1045" calcext:value-type="float">
            <text:p>1045</text:p>
          </table:table-cell>
          <table:table-cell table:formula="of:=IF([.H761]; ROUND(RAND()*100); ROUND(RAND()*30))" office:value-type="float" office:value="91" calcext:value-type="float">
            <text:p>91</text:p>
          </table:table-cell>
          <table:table-cell table:formula="of:=IF([.H761]; ROUND(RAND()*200); ROUND(RAND()*100))" office:value-type="float" office:value="134" calcext:value-type="float">
            <text:p>134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19" calcext:value-type="float">
            <text:p>19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62] = 1; ROUND(1000+RAND()*2000); ROUND(300+RAND()*1000))" office:value-type="float" office:value="2735" calcext:value-type="float">
            <text:p>2735</text:p>
          </table:table-cell>
          <table:table-cell table:formula="of:=IF([.H762]; ROUND(1000+RAND()*1000); ROUND(RAND()*100))" office:value-type="float" office:value="1311" calcext:value-type="float">
            <text:p>1311</text:p>
          </table:table-cell>
          <table:table-cell table:formula="of:=IF([.H762]; ROUND(RAND()*100); ROUND(RAND()*30))" office:value-type="float" office:value="10" calcext:value-type="float">
            <text:p>10</text:p>
          </table:table-cell>
          <table:table-cell table:formula="of:=IF([.H762]; ROUND(RAND()*200); ROUND(RAND()*100))" office:value-type="float" office:value="144" calcext:value-type="float">
            <text:p>144</text:p>
          </table:table-cell>
          <table:table-cell table:formula="of:=18+ROUND(RAND()*40)" office:value-type="float" office:value="42" calcext:value-type="float">
            <text:p>42</text:p>
          </table:table-cell>
          <table:table-cell table:formula="of:=ROUND(RAND()*90)" office:value-type="float" office:value="73" calcext:value-type="float">
            <text:p>73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63] = 1; ROUND(1000+RAND()*2000); ROUND(300+RAND()*1000))" office:value-type="float" office:value="2945" calcext:value-type="float">
            <text:p>2945</text:p>
          </table:table-cell>
          <table:table-cell table:formula="of:=IF([.H763]; ROUND(1000+RAND()*1000); ROUND(RAND()*100))" office:value-type="float" office:value="1713" calcext:value-type="float">
            <text:p>1713</text:p>
          </table:table-cell>
          <table:table-cell table:formula="of:=IF([.H763]; ROUND(RAND()*100); ROUND(RAND()*30))" office:value-type="float" office:value="48" calcext:value-type="float">
            <text:p>48</text:p>
          </table:table-cell>
          <table:table-cell table:formula="of:=IF([.H763]; ROUND(RAND()*200); ROUND(RAND()*100))" office:value-type="float" office:value="108" calcext:value-type="float">
            <text:p>108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17" calcext:value-type="float">
            <text:p>17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64] = 1; ROUND(1000+RAND()*2000); ROUND(300+RAND()*1000))" office:value-type="float" office:value="1807" calcext:value-type="float">
            <text:p>1807</text:p>
          </table:table-cell>
          <table:table-cell table:formula="of:=IF([.H764]; ROUND(1000+RAND()*1000); ROUND(RAND()*100))" office:value-type="float" office:value="1013" calcext:value-type="float">
            <text:p>1013</text:p>
          </table:table-cell>
          <table:table-cell table:formula="of:=IF([.H764]; ROUND(RAND()*100); ROUND(RAND()*30))" office:value-type="float" office:value="72" calcext:value-type="float">
            <text:p>72</text:p>
          </table:table-cell>
          <table:table-cell table:formula="of:=IF([.H764]; ROUND(RAND()*200); ROUND(RAND()*100))" office:value-type="float" office:value="170" calcext:value-type="float">
            <text:p>170</text:p>
          </table:table-cell>
          <table:table-cell table:formula="of:=18+ROUND(RAND()*40)" office:value-type="float" office:value="22" calcext:value-type="float">
            <text:p>22</text:p>
          </table:table-cell>
          <table:table-cell table:formula="of:=ROUND(RAND()*90)" office:value-type="float" office:value="89" calcext:value-type="float">
            <text:p>89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65] = 1; ROUND(1000+RAND()*2000); ROUND(300+RAND()*1000))" office:value-type="float" office:value="549" calcext:value-type="float">
            <text:p>549</text:p>
          </table:table-cell>
          <table:table-cell table:formula="of:=IF([.H765]; ROUND(1000+RAND()*1000); ROUND(RAND()*100))" office:value-type="float" office:value="69" calcext:value-type="float">
            <text:p>69</text:p>
          </table:table-cell>
          <table:table-cell table:formula="of:=IF([.H765]; ROUND(RAND()*100); ROUND(RAND()*30))" office:value-type="float" office:value="13" calcext:value-type="float">
            <text:p>13</text:p>
          </table:table-cell>
          <table:table-cell table:formula="of:=IF([.H765]; ROUND(RAND()*200); ROUND(RAND()*100))" office:value-type="float" office:value="68" calcext:value-type="float">
            <text:p>68</text:p>
          </table:table-cell>
          <table:table-cell table:formula="of:=18+ROUND(RAND()*40)" office:value-type="float" office:value="31" calcext:value-type="float">
            <text:p>31</text:p>
          </table:table-cell>
          <table:table-cell table:formula="of:=ROUND(RAND()*90)" office:value-type="float" office:value="82" calcext:value-type="float">
            <text:p>82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66] = 1; ROUND(1000+RAND()*2000); ROUND(300+RAND()*1000))" office:value-type="float" office:value="1745" calcext:value-type="float">
            <text:p>1745</text:p>
          </table:table-cell>
          <table:table-cell table:formula="of:=IF([.H766]; ROUND(1000+RAND()*1000); ROUND(RAND()*100))" office:value-type="float" office:value="1907" calcext:value-type="float">
            <text:p>1907</text:p>
          </table:table-cell>
          <table:table-cell table:formula="of:=IF([.H766]; ROUND(RAND()*100); ROUND(RAND()*30))" office:value-type="float" office:value="86" calcext:value-type="float">
            <text:p>86</text:p>
          </table:table-cell>
          <table:table-cell table:formula="of:=IF([.H766]; ROUND(RAND()*200); ROUND(RAND()*100))" office:value-type="float" office:value="89" calcext:value-type="float">
            <text:p>89</text:p>
          </table:table-cell>
          <table:table-cell table:formula="of:=18+ROUND(RAND()*40)" office:value-type="float" office:value="51" calcext:value-type="float">
            <text:p>51</text:p>
          </table:table-cell>
          <table:table-cell table:formula="of:=ROUND(RAND()*90)" office:value-type="float" office:value="32" calcext:value-type="float">
            <text:p>32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67] = 1; ROUND(1000+RAND()*2000); ROUND(300+RAND()*1000))" office:value-type="float" office:value="1439" calcext:value-type="float">
            <text:p>1439</text:p>
          </table:table-cell>
          <table:table-cell table:formula="of:=IF([.H767]; ROUND(1000+RAND()*1000); ROUND(RAND()*100))" office:value-type="float" office:value="1754" calcext:value-type="float">
            <text:p>1754</text:p>
          </table:table-cell>
          <table:table-cell table:formula="of:=IF([.H767]; ROUND(RAND()*100); ROUND(RAND()*30))" office:value-type="float" office:value="97" calcext:value-type="float">
            <text:p>97</text:p>
          </table:table-cell>
          <table:table-cell table:formula="of:=IF([.H767]; ROUND(RAND()*200); ROUND(RAND()*100))" office:value-type="float" office:value="199" calcext:value-type="float">
            <text:p>199</text:p>
          </table:table-cell>
          <table:table-cell table:formula="of:=18+ROUND(RAND()*40)" office:value-type="float" office:value="31" calcext:value-type="float">
            <text:p>31</text:p>
          </table:table-cell>
          <table:table-cell table:formula="of:=ROUND(RAND()*90)" office:value-type="float" office:value="65" calcext:value-type="float">
            <text:p>65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68] = 1; ROUND(1000+RAND()*2000); ROUND(300+RAND()*1000))" office:value-type="float" office:value="2938" calcext:value-type="float">
            <text:p>2938</text:p>
          </table:table-cell>
          <table:table-cell table:formula="of:=IF([.H768]; ROUND(1000+RAND()*1000); ROUND(RAND()*100))" office:value-type="float" office:value="1421" calcext:value-type="float">
            <text:p>1421</text:p>
          </table:table-cell>
          <table:table-cell table:formula="of:=IF([.H768]; ROUND(RAND()*100); ROUND(RAND()*30))" office:value-type="float" office:value="57" calcext:value-type="float">
            <text:p>57</text:p>
          </table:table-cell>
          <table:table-cell table:formula="of:=IF([.H768]; ROUND(RAND()*200); ROUND(RAND()*100))" office:value-type="float" office:value="1" calcext:value-type="float">
            <text:p>1</text:p>
          </table:table-cell>
          <table:table-cell table:formula="of:=18+ROUND(RAND()*40)" office:value-type="float" office:value="19" calcext:value-type="float">
            <text:p>19</text:p>
          </table:table-cell>
          <table:table-cell table:formula="of:=ROUND(RAND()*90)" office:value-type="float" office:value="67" calcext:value-type="float">
            <text:p>67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69] = 1; ROUND(1000+RAND()*2000); ROUND(300+RAND()*1000))" office:value-type="float" office:value="409" calcext:value-type="float">
            <text:p>409</text:p>
          </table:table-cell>
          <table:table-cell table:formula="of:=IF([.H769]; ROUND(1000+RAND()*1000); ROUND(RAND()*100))" office:value-type="float" office:value="61" calcext:value-type="float">
            <text:p>61</text:p>
          </table:table-cell>
          <table:table-cell table:formula="of:=IF([.H769]; ROUND(RAND()*100); ROUND(RAND()*30))" office:value-type="float" office:value="16" calcext:value-type="float">
            <text:p>16</text:p>
          </table:table-cell>
          <table:table-cell table:formula="of:=IF([.H769]; ROUND(RAND()*200); ROUND(RAND()*100))" office:value-type="float" office:value="79" calcext:value-type="float">
            <text:p>79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71" calcext:value-type="float">
            <text:p>71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70] = 1; ROUND(1000+RAND()*2000); ROUND(300+RAND()*1000))" office:value-type="float" office:value="726" calcext:value-type="float">
            <text:p>726</text:p>
          </table:table-cell>
          <table:table-cell table:formula="of:=IF([.H770]; ROUND(1000+RAND()*1000); ROUND(RAND()*100))" office:value-type="float" office:value="85" calcext:value-type="float">
            <text:p>85</text:p>
          </table:table-cell>
          <table:table-cell table:formula="of:=IF([.H770]; ROUND(RAND()*100); ROUND(RAND()*30))" office:value-type="float" office:value="2" calcext:value-type="float">
            <text:p>2</text:p>
          </table:table-cell>
          <table:table-cell table:formula="of:=IF([.H770]; ROUND(RAND()*200); ROUND(RAND()*100))" office:value-type="float" office:value="21" calcext:value-type="float">
            <text:p>21</text:p>
          </table:table-cell>
          <table:table-cell table:formula="of:=18+ROUND(RAND()*40)" office:value-type="float" office:value="58" calcext:value-type="float">
            <text:p>58</text:p>
          </table:table-cell>
          <table:table-cell table:formula="of:=ROUND(RAND()*90)" office:value-type="float" office:value="18" calcext:value-type="float">
            <text:p>18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71] = 1; ROUND(1000+RAND()*2000); ROUND(300+RAND()*1000))" office:value-type="float" office:value="356" calcext:value-type="float">
            <text:p>356</text:p>
          </table:table-cell>
          <table:table-cell table:formula="of:=IF([.H771]; ROUND(1000+RAND()*1000); ROUND(RAND()*100))" office:value-type="float" office:value="96" calcext:value-type="float">
            <text:p>96</text:p>
          </table:table-cell>
          <table:table-cell table:formula="of:=IF([.H771]; ROUND(RAND()*100); ROUND(RAND()*30))" office:value-type="float" office:value="6" calcext:value-type="float">
            <text:p>6</text:p>
          </table:table-cell>
          <table:table-cell table:formula="of:=IF([.H771]; ROUND(RAND()*200); ROUND(RAND()*100))" office:value-type="float" office:value="74" calcext:value-type="float">
            <text:p>74</text:p>
          </table:table-cell>
          <table:table-cell table:formula="of:=18+ROUND(RAND()*40)" office:value-type="float" office:value="44" calcext:value-type="float">
            <text:p>44</text:p>
          </table:table-cell>
          <table:table-cell table:formula="of:=ROUND(RAND()*90)" office:value-type="float" office:value="68" calcext:value-type="float">
            <text:p>68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72] = 1; ROUND(1000+RAND()*2000); ROUND(300+RAND()*1000))" office:value-type="float" office:value="437" calcext:value-type="float">
            <text:p>437</text:p>
          </table:table-cell>
          <table:table-cell table:formula="of:=IF([.H772]; ROUND(1000+RAND()*1000); ROUND(RAND()*100))" office:value-type="float" office:value="26" calcext:value-type="float">
            <text:p>26</text:p>
          </table:table-cell>
          <table:table-cell table:formula="of:=IF([.H772]; ROUND(RAND()*100); ROUND(RAND()*30))" office:value-type="float" office:value="20" calcext:value-type="float">
            <text:p>20</text:p>
          </table:table-cell>
          <table:table-cell table:formula="of:=IF([.H772]; ROUND(RAND()*200); ROUND(RAND()*100))" office:value-type="float" office:value="93" calcext:value-type="float">
            <text:p>93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18" calcext:value-type="float">
            <text:p>18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73] = 1; ROUND(1000+RAND()*2000); ROUND(300+RAND()*1000))" office:value-type="float" office:value="730" calcext:value-type="float">
            <text:p>730</text:p>
          </table:table-cell>
          <table:table-cell table:formula="of:=IF([.H773]; ROUND(1000+RAND()*1000); ROUND(RAND()*100))" office:value-type="float" office:value="13" calcext:value-type="float">
            <text:p>13</text:p>
          </table:table-cell>
          <table:table-cell table:formula="of:=IF([.H773]; ROUND(RAND()*100); ROUND(RAND()*30))" office:value-type="float" office:value="10" calcext:value-type="float">
            <text:p>10</text:p>
          </table:table-cell>
          <table:table-cell table:formula="of:=IF([.H773]; ROUND(RAND()*200); ROUND(RAND()*100))" office:value-type="float" office:value="10" calcext:value-type="float">
            <text:p>10</text:p>
          </table:table-cell>
          <table:table-cell table:formula="of:=18+ROUND(RAND()*40)" office:value-type="float" office:value="58" calcext:value-type="float">
            <text:p>58</text:p>
          </table:table-cell>
          <table:table-cell table:formula="of:=ROUND(RAND()*90)" office:value-type="float" office:value="22" calcext:value-type="float">
            <text:p>22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74] = 1; ROUND(1000+RAND()*2000); ROUND(300+RAND()*1000))" office:value-type="float" office:value="876" calcext:value-type="float">
            <text:p>876</text:p>
          </table:table-cell>
          <table:table-cell table:formula="of:=IF([.H774]; ROUND(1000+RAND()*1000); ROUND(RAND()*100))" office:value-type="float" office:value="80" calcext:value-type="float">
            <text:p>80</text:p>
          </table:table-cell>
          <table:table-cell table:formula="of:=IF([.H774]; ROUND(RAND()*100); ROUND(RAND()*30))" office:value-type="float" office:value="6" calcext:value-type="float">
            <text:p>6</text:p>
          </table:table-cell>
          <table:table-cell table:formula="of:=IF([.H774]; ROUND(RAND()*200); ROUND(RAND()*100))" office:value-type="float" office:value="76" calcext:value-type="float">
            <text:p>76</text:p>
          </table:table-cell>
          <table:table-cell table:formula="of:=18+ROUND(RAND()*40)" office:value-type="float" office:value="49" calcext:value-type="float">
            <text:p>49</text:p>
          </table:table-cell>
          <table:table-cell table:formula="of:=ROUND(RAND()*90)" office:value-type="float" office:value="35" calcext:value-type="float">
            <text:p>35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75] = 1; ROUND(1000+RAND()*2000); ROUND(300+RAND()*1000))" office:value-type="float" office:value="681" calcext:value-type="float">
            <text:p>681</text:p>
          </table:table-cell>
          <table:table-cell table:formula="of:=IF([.H775]; ROUND(1000+RAND()*1000); ROUND(RAND()*100))" office:value-type="float" office:value="70" calcext:value-type="float">
            <text:p>70</text:p>
          </table:table-cell>
          <table:table-cell table:formula="of:=IF([.H775]; ROUND(RAND()*100); ROUND(RAND()*30))" office:value-type="float" office:value="21" calcext:value-type="float">
            <text:p>21</text:p>
          </table:table-cell>
          <table:table-cell table:formula="of:=IF([.H775]; ROUND(RAND()*200); ROUND(RAND()*100))" office:value-type="float" office:value="67" calcext:value-type="float">
            <text:p>67</text:p>
          </table:table-cell>
          <table:table-cell table:formula="of:=18+ROUND(RAND()*40)" office:value-type="float" office:value="38" calcext:value-type="float">
            <text:p>38</text:p>
          </table:table-cell>
          <table:table-cell table:formula="of:=ROUND(RAND()*90)" office:value-type="float" office:value="69" calcext:value-type="float">
            <text:p>69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76] = 1; ROUND(1000+RAND()*2000); ROUND(300+RAND()*1000))" office:value-type="float" office:value="763" calcext:value-type="float">
            <text:p>763</text:p>
          </table:table-cell>
          <table:table-cell table:formula="of:=IF([.H776]; ROUND(1000+RAND()*1000); ROUND(RAND()*100))" office:value-type="float" office:value="38" calcext:value-type="float">
            <text:p>38</text:p>
          </table:table-cell>
          <table:table-cell table:formula="of:=IF([.H776]; ROUND(RAND()*100); ROUND(RAND()*30))" office:value-type="float" office:value="1" calcext:value-type="float">
            <text:p>1</text:p>
          </table:table-cell>
          <table:table-cell table:formula="of:=IF([.H776]; ROUND(RAND()*200); ROUND(RAND()*100))" office:value-type="float" office:value="18" calcext:value-type="float">
            <text:p>18</text:p>
          </table:table-cell>
          <table:table-cell table:formula="of:=18+ROUND(RAND()*40)" office:value-type="float" office:value="19" calcext:value-type="float">
            <text:p>19</text:p>
          </table:table-cell>
          <table:table-cell table:formula="of:=ROUND(RAND()*90)" office:value-type="float" office:value="43" calcext:value-type="float">
            <text:p>43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77] = 1; ROUND(1000+RAND()*2000); ROUND(300+RAND()*1000))" office:value-type="float" office:value="2310" calcext:value-type="float">
            <text:p>2310</text:p>
          </table:table-cell>
          <table:table-cell table:formula="of:=IF([.H777]; ROUND(1000+RAND()*1000); ROUND(RAND()*100))" office:value-type="float" office:value="1104" calcext:value-type="float">
            <text:p>1104</text:p>
          </table:table-cell>
          <table:table-cell table:formula="of:=IF([.H777]; ROUND(RAND()*100); ROUND(RAND()*30))" office:value-type="float" office:value="69" calcext:value-type="float">
            <text:p>69</text:p>
          </table:table-cell>
          <table:table-cell table:formula="of:=IF([.H777]; ROUND(RAND()*200); ROUND(RAND()*100))" office:value-type="float" office:value="121" calcext:value-type="float">
            <text:p>121</text:p>
          </table:table-cell>
          <table:table-cell table:formula="of:=18+ROUND(RAND()*40)" office:value-type="float" office:value="38" calcext:value-type="float">
            <text:p>38</text:p>
          </table:table-cell>
          <table:table-cell table:formula="of:=ROUND(RAND()*90)" office:value-type="float" office:value="78" calcext:value-type="float">
            <text:p>78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78] = 1; ROUND(1000+RAND()*2000); ROUND(300+RAND()*1000))" office:value-type="float" office:value="1039" calcext:value-type="float">
            <text:p>1039</text:p>
          </table:table-cell>
          <table:table-cell table:formula="of:=IF([.H778]; ROUND(1000+RAND()*1000); ROUND(RAND()*100))" office:value-type="float" office:value="1333" calcext:value-type="float">
            <text:p>1333</text:p>
          </table:table-cell>
          <table:table-cell table:formula="of:=IF([.H778]; ROUND(RAND()*100); ROUND(RAND()*30))" office:value-type="float" office:value="28" calcext:value-type="float">
            <text:p>28</text:p>
          </table:table-cell>
          <table:table-cell table:formula="of:=IF([.H778]; ROUND(RAND()*200); ROUND(RAND()*100))" office:value-type="float" office:value="133" calcext:value-type="float">
            <text:p>133</text:p>
          </table:table-cell>
          <table:table-cell table:formula="of:=18+ROUND(RAND()*40)" office:value-type="float" office:value="58" calcext:value-type="float">
            <text:p>58</text:p>
          </table:table-cell>
          <table:table-cell table:formula="of:=ROUND(RAND()*90)" office:value-type="float" office:value="6" calcext:value-type="float">
            <text:p>6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79] = 1; ROUND(1000+RAND()*2000); ROUND(300+RAND()*1000))" office:value-type="float" office:value="416" calcext:value-type="float">
            <text:p>416</text:p>
          </table:table-cell>
          <table:table-cell table:formula="of:=IF([.H779]; ROUND(1000+RAND()*1000); ROUND(RAND()*100))" office:value-type="float" office:value="33" calcext:value-type="float">
            <text:p>33</text:p>
          </table:table-cell>
          <table:table-cell table:formula="of:=IF([.H779]; ROUND(RAND()*100); ROUND(RAND()*30))" office:value-type="float" office:value="22" calcext:value-type="float">
            <text:p>22</text:p>
          </table:table-cell>
          <table:table-cell table:formula="of:=IF([.H779]; ROUND(RAND()*200); ROUND(RAND()*100))" office:value-type="float" office:value="37" calcext:value-type="float">
            <text:p>37</text:p>
          </table:table-cell>
          <table:table-cell table:formula="of:=18+ROUND(RAND()*40)" office:value-type="float" office:value="24" calcext:value-type="float">
            <text:p>24</text:p>
          </table:table-cell>
          <table:table-cell table:formula="of:=ROUND(RAND()*90)" office:value-type="float" office:value="15" calcext:value-type="float">
            <text:p>15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80] = 1; ROUND(1000+RAND()*2000); ROUND(300+RAND()*1000))" office:value-type="float" office:value="468" calcext:value-type="float">
            <text:p>468</text:p>
          </table:table-cell>
          <table:table-cell table:formula="of:=IF([.H780]; ROUND(1000+RAND()*1000); ROUND(RAND()*100))" office:value-type="float" office:value="90" calcext:value-type="float">
            <text:p>90</text:p>
          </table:table-cell>
          <table:table-cell table:formula="of:=IF([.H780]; ROUND(RAND()*100); ROUND(RAND()*30))" office:value-type="float" office:value="6" calcext:value-type="float">
            <text:p>6</text:p>
          </table:table-cell>
          <table:table-cell table:formula="of:=IF([.H780]; ROUND(RAND()*200); ROUND(RAND()*100))" office:value-type="float" office:value="72" calcext:value-type="float">
            <text:p>72</text:p>
          </table:table-cell>
          <table:table-cell table:formula="of:=18+ROUND(RAND()*40)" office:value-type="float" office:value="21" calcext:value-type="float">
            <text:p>21</text:p>
          </table:table-cell>
          <table:table-cell table:formula="of:=ROUND(RAND()*90)" office:value-type="float" office:value="59" calcext:value-type="float">
            <text:p>59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81] = 1; ROUND(1000+RAND()*2000); ROUND(300+RAND()*1000))" office:value-type="float" office:value="526" calcext:value-type="float">
            <text:p>526</text:p>
          </table:table-cell>
          <table:table-cell table:formula="of:=IF([.H781]; ROUND(1000+RAND()*1000); ROUND(RAND()*100))" office:value-type="float" office:value="34" calcext:value-type="float">
            <text:p>34</text:p>
          </table:table-cell>
          <table:table-cell table:formula="of:=IF([.H781]; ROUND(RAND()*100); ROUND(RAND()*30))" office:value-type="float" office:value="23" calcext:value-type="float">
            <text:p>23</text:p>
          </table:table-cell>
          <table:table-cell table:formula="of:=IF([.H781]; ROUND(RAND()*200); ROUND(RAND()*100))" office:value-type="float" office:value="33" calcext:value-type="float">
            <text:p>33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35" calcext:value-type="float">
            <text:p>35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82] = 1; ROUND(1000+RAND()*2000); ROUND(300+RAND()*1000))" office:value-type="float" office:value="752" calcext:value-type="float">
            <text:p>752</text:p>
          </table:table-cell>
          <table:table-cell table:formula="of:=IF([.H782]; ROUND(1000+RAND()*1000); ROUND(RAND()*100))" office:value-type="float" office:value="83" calcext:value-type="float">
            <text:p>83</text:p>
          </table:table-cell>
          <table:table-cell table:formula="of:=IF([.H782]; ROUND(RAND()*100); ROUND(RAND()*30))" office:value-type="float" office:value="3" calcext:value-type="float">
            <text:p>3</text:p>
          </table:table-cell>
          <table:table-cell table:formula="of:=IF([.H782]; ROUND(RAND()*200); ROUND(RAND()*100))" office:value-type="float" office:value="26" calcext:value-type="float">
            <text:p>26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87" calcext:value-type="float">
            <text:p>87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83] = 1; ROUND(1000+RAND()*2000); ROUND(300+RAND()*1000))" office:value-type="float" office:value="1941" calcext:value-type="float">
            <text:p>1941</text:p>
          </table:table-cell>
          <table:table-cell table:formula="of:=IF([.H783]; ROUND(1000+RAND()*1000); ROUND(RAND()*100))" office:value-type="float" office:value="1041" calcext:value-type="float">
            <text:p>1041</text:p>
          </table:table-cell>
          <table:table-cell table:formula="of:=IF([.H783]; ROUND(RAND()*100); ROUND(RAND()*30))" office:value-type="float" office:value="19" calcext:value-type="float">
            <text:p>19</text:p>
          </table:table-cell>
          <table:table-cell table:formula="of:=IF([.H783]; ROUND(RAND()*200); ROUND(RAND()*100))" office:value-type="float" office:value="17" calcext:value-type="float">
            <text:p>17</text:p>
          </table:table-cell>
          <table:table-cell table:formula="of:=18+ROUND(RAND()*40)" office:value-type="float" office:value="45" calcext:value-type="float">
            <text:p>45</text:p>
          </table:table-cell>
          <table:table-cell table:formula="of:=ROUND(RAND()*90)" office:value-type="float" office:value="56" calcext:value-type="float">
            <text:p>56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84] = 1; ROUND(1000+RAND()*2000); ROUND(300+RAND()*1000))" office:value-type="float" office:value="2642" calcext:value-type="float">
            <text:p>2642</text:p>
          </table:table-cell>
          <table:table-cell table:formula="of:=IF([.H784]; ROUND(1000+RAND()*1000); ROUND(RAND()*100))" office:value-type="float" office:value="1805" calcext:value-type="float">
            <text:p>1805</text:p>
          </table:table-cell>
          <table:table-cell table:formula="of:=IF([.H784]; ROUND(RAND()*100); ROUND(RAND()*30))" office:value-type="float" office:value="58" calcext:value-type="float">
            <text:p>58</text:p>
          </table:table-cell>
          <table:table-cell table:formula="of:=IF([.H784]; ROUND(RAND()*200); ROUND(RAND()*100))" office:value-type="float" office:value="152" calcext:value-type="float">
            <text:p>152</text:p>
          </table:table-cell>
          <table:table-cell table:formula="of:=18+ROUND(RAND()*40)" office:value-type="float" office:value="53" calcext:value-type="float">
            <text:p>53</text:p>
          </table:table-cell>
          <table:table-cell table:formula="of:=ROUND(RAND()*90)" office:value-type="float" office:value="42" calcext:value-type="float">
            <text:p>42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85] = 1; ROUND(1000+RAND()*2000); ROUND(300+RAND()*1000))" office:value-type="float" office:value="909" calcext:value-type="float">
            <text:p>909</text:p>
          </table:table-cell>
          <table:table-cell table:formula="of:=IF([.H785]; ROUND(1000+RAND()*1000); ROUND(RAND()*100))" office:value-type="float" office:value="9" calcext:value-type="float">
            <text:p>9</text:p>
          </table:table-cell>
          <table:table-cell table:formula="of:=IF([.H785]; ROUND(RAND()*100); ROUND(RAND()*30))" office:value-type="float" office:value="28" calcext:value-type="float">
            <text:p>28</text:p>
          </table:table-cell>
          <table:table-cell table:formula="of:=IF([.H785]; ROUND(RAND()*200); ROUND(RAND()*100))" office:value-type="float" office:value="37" calcext:value-type="float">
            <text:p>37</text:p>
          </table:table-cell>
          <table:table-cell table:formula="of:=18+ROUND(RAND()*40)" office:value-type="float" office:value="35" calcext:value-type="float">
            <text:p>35</text:p>
          </table:table-cell>
          <table:table-cell table:formula="of:=ROUND(RAND()*90)" office:value-type="float" office:value="48" calcext:value-type="float">
            <text:p>48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86] = 1; ROUND(1000+RAND()*2000); ROUND(300+RAND()*1000))" office:value-type="float" office:value="1342" calcext:value-type="float">
            <text:p>1342</text:p>
          </table:table-cell>
          <table:table-cell table:formula="of:=IF([.H786]; ROUND(1000+RAND()*1000); ROUND(RAND()*100))" office:value-type="float" office:value="1714" calcext:value-type="float">
            <text:p>1714</text:p>
          </table:table-cell>
          <table:table-cell table:formula="of:=IF([.H786]; ROUND(RAND()*100); ROUND(RAND()*30))" office:value-type="float" office:value="41" calcext:value-type="float">
            <text:p>41</text:p>
          </table:table-cell>
          <table:table-cell table:formula="of:=IF([.H786]; ROUND(RAND()*200); ROUND(RAND()*100))" office:value-type="float" office:value="69" calcext:value-type="float">
            <text:p>69</text:p>
          </table:table-cell>
          <table:table-cell table:formula="of:=18+ROUND(RAND()*40)" office:value-type="float" office:value="48" calcext:value-type="float">
            <text:p>48</text:p>
          </table:table-cell>
          <table:table-cell table:formula="of:=ROUND(RAND()*90)" office:value-type="float" office:value="72" calcext:value-type="float">
            <text:p>72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87] = 1; ROUND(1000+RAND()*2000); ROUND(300+RAND()*1000))" office:value-type="float" office:value="2934" calcext:value-type="float">
            <text:p>2934</text:p>
          </table:table-cell>
          <table:table-cell table:formula="of:=IF([.H787]; ROUND(1000+RAND()*1000); ROUND(RAND()*100))" office:value-type="float" office:value="1672" calcext:value-type="float">
            <text:p>1672</text:p>
          </table:table-cell>
          <table:table-cell table:formula="of:=IF([.H787]; ROUND(RAND()*100); ROUND(RAND()*30))" office:value-type="float" office:value="96" calcext:value-type="float">
            <text:p>96</text:p>
          </table:table-cell>
          <table:table-cell table:formula="of:=IF([.H787]; ROUND(RAND()*200); ROUND(RAND()*100))" office:value-type="float" office:value="185" calcext:value-type="float">
            <text:p>185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64" calcext:value-type="float">
            <text:p>64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88] = 1; ROUND(1000+RAND()*2000); ROUND(300+RAND()*1000))" office:value-type="float" office:value="903" calcext:value-type="float">
            <text:p>903</text:p>
          </table:table-cell>
          <table:table-cell table:formula="of:=IF([.H788]; ROUND(1000+RAND()*1000); ROUND(RAND()*100))" office:value-type="float" office:value="92" calcext:value-type="float">
            <text:p>92</text:p>
          </table:table-cell>
          <table:table-cell table:formula="of:=IF([.H788]; ROUND(RAND()*100); ROUND(RAND()*30))" office:value-type="float" office:value="26" calcext:value-type="float">
            <text:p>26</text:p>
          </table:table-cell>
          <table:table-cell table:formula="of:=IF([.H788]; ROUND(RAND()*200); ROUND(RAND()*100))" office:value-type="float" office:value="11" calcext:value-type="float">
            <text:p>11</text:p>
          </table:table-cell>
          <table:table-cell table:formula="of:=18+ROUND(RAND()*40)" office:value-type="float" office:value="55" calcext:value-type="float">
            <text:p>55</text:p>
          </table:table-cell>
          <table:table-cell table:formula="of:=ROUND(RAND()*90)" office:value-type="float" office:value="5" calcext:value-type="float">
            <text:p>5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89] = 1; ROUND(1000+RAND()*2000); ROUND(300+RAND()*1000))" office:value-type="float" office:value="1356" calcext:value-type="float">
            <text:p>1356</text:p>
          </table:table-cell>
          <table:table-cell table:formula="of:=IF([.H789]; ROUND(1000+RAND()*1000); ROUND(RAND()*100))" office:value-type="float" office:value="1424" calcext:value-type="float">
            <text:p>1424</text:p>
          </table:table-cell>
          <table:table-cell table:formula="of:=IF([.H789]; ROUND(RAND()*100); ROUND(RAND()*30))" office:value-type="float" office:value="59" calcext:value-type="float">
            <text:p>59</text:p>
          </table:table-cell>
          <table:table-cell table:formula="of:=IF([.H789]; ROUND(RAND()*200); ROUND(RAND()*100))" office:value-type="float" office:value="162" calcext:value-type="float">
            <text:p>162</text:p>
          </table:table-cell>
          <table:table-cell table:formula="of:=18+ROUND(RAND()*40)" office:value-type="float" office:value="53" calcext:value-type="float">
            <text:p>53</text:p>
          </table:table-cell>
          <table:table-cell table:formula="of:=ROUND(RAND()*90)" office:value-type="float" office:value="66" calcext:value-type="float">
            <text:p>66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90] = 1; ROUND(1000+RAND()*2000); ROUND(300+RAND()*1000))" office:value-type="float" office:value="426" calcext:value-type="float">
            <text:p>426</text:p>
          </table:table-cell>
          <table:table-cell table:formula="of:=IF([.H790]; ROUND(1000+RAND()*1000); ROUND(RAND()*100))" office:value-type="float" office:value="2" calcext:value-type="float">
            <text:p>2</text:p>
          </table:table-cell>
          <table:table-cell table:formula="of:=IF([.H790]; ROUND(RAND()*100); ROUND(RAND()*30))" office:value-type="float" office:value="12" calcext:value-type="float">
            <text:p>12</text:p>
          </table:table-cell>
          <table:table-cell table:formula="of:=IF([.H790]; ROUND(RAND()*200); ROUND(RAND()*100))" office:value-type="float" office:value="8" calcext:value-type="float">
            <text:p>8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2" calcext:value-type="float">
            <text:p>2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91] = 1; ROUND(1000+RAND()*2000); ROUND(300+RAND()*1000))" office:value-type="float" office:value="2703" calcext:value-type="float">
            <text:p>2703</text:p>
          </table:table-cell>
          <table:table-cell table:formula="of:=IF([.H791]; ROUND(1000+RAND()*1000); ROUND(RAND()*100))" office:value-type="float" office:value="1299" calcext:value-type="float">
            <text:p>1299</text:p>
          </table:table-cell>
          <table:table-cell table:formula="of:=IF([.H791]; ROUND(RAND()*100); ROUND(RAND()*30))" office:value-type="float" office:value="48" calcext:value-type="float">
            <text:p>48</text:p>
          </table:table-cell>
          <table:table-cell table:formula="of:=IF([.H791]; ROUND(RAND()*200); ROUND(RAND()*100))" office:value-type="float" office:value="138" calcext:value-type="float">
            <text:p>138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29" calcext:value-type="float">
            <text:p>29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92] = 1; ROUND(1000+RAND()*2000); ROUND(300+RAND()*1000))" office:value-type="float" office:value="1273" calcext:value-type="float">
            <text:p>1273</text:p>
          </table:table-cell>
          <table:table-cell table:formula="of:=IF([.H792]; ROUND(1000+RAND()*1000); ROUND(RAND()*100))" office:value-type="float" office:value="65" calcext:value-type="float">
            <text:p>65</text:p>
          </table:table-cell>
          <table:table-cell table:formula="of:=IF([.H792]; ROUND(RAND()*100); ROUND(RAND()*30))" office:value-type="float" office:value="8" calcext:value-type="float">
            <text:p>8</text:p>
          </table:table-cell>
          <table:table-cell table:formula="of:=IF([.H792]; ROUND(RAND()*200); ROUND(RAND()*100))" office:value-type="float" office:value="31" calcext:value-type="float">
            <text:p>31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89" calcext:value-type="float">
            <text:p>89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93] = 1; ROUND(1000+RAND()*2000); ROUND(300+RAND()*1000))" office:value-type="float" office:value="2570" calcext:value-type="float">
            <text:p>2570</text:p>
          </table:table-cell>
          <table:table-cell table:formula="of:=IF([.H793]; ROUND(1000+RAND()*1000); ROUND(RAND()*100))" office:value-type="float" office:value="1821" calcext:value-type="float">
            <text:p>1821</text:p>
          </table:table-cell>
          <table:table-cell table:formula="of:=IF([.H793]; ROUND(RAND()*100); ROUND(RAND()*30))" office:value-type="float" office:value="14" calcext:value-type="float">
            <text:p>14</text:p>
          </table:table-cell>
          <table:table-cell table:formula="of:=IF([.H793]; ROUND(RAND()*200); ROUND(RAND()*100))" office:value-type="float" office:value="68" calcext:value-type="float">
            <text:p>68</text:p>
          </table:table-cell>
          <table:table-cell table:formula="of:=18+ROUND(RAND()*40)" office:value-type="float" office:value="20" calcext:value-type="float">
            <text:p>20</text:p>
          </table:table-cell>
          <table:table-cell table:formula="of:=ROUND(RAND()*90)" office:value-type="float" office:value="33" calcext:value-type="float">
            <text:p>33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94] = 1; ROUND(1000+RAND()*2000); ROUND(300+RAND()*1000))" office:value-type="float" office:value="2491" calcext:value-type="float">
            <text:p>2491</text:p>
          </table:table-cell>
          <table:table-cell table:formula="of:=IF([.H794]; ROUND(1000+RAND()*1000); ROUND(RAND()*100))" office:value-type="float" office:value="1629" calcext:value-type="float">
            <text:p>1629</text:p>
          </table:table-cell>
          <table:table-cell table:formula="of:=IF([.H794]; ROUND(RAND()*100); ROUND(RAND()*30))" office:value-type="float" office:value="71" calcext:value-type="float">
            <text:p>71</text:p>
          </table:table-cell>
          <table:table-cell table:formula="of:=IF([.H794]; ROUND(RAND()*200); ROUND(RAND()*100))" office:value-type="float" office:value="106" calcext:value-type="float">
            <text:p>106</text:p>
          </table:table-cell>
          <table:table-cell table:formula="of:=18+ROUND(RAND()*40)" office:value-type="float" office:value="46" calcext:value-type="float">
            <text:p>46</text:p>
          </table:table-cell>
          <table:table-cell table:formula="of:=ROUND(RAND()*90)" office:value-type="float" office:value="5" calcext:value-type="float">
            <text:p>5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95] = 1; ROUND(1000+RAND()*2000); ROUND(300+RAND()*1000))" office:value-type="float" office:value="1536" calcext:value-type="float">
            <text:p>1536</text:p>
          </table:table-cell>
          <table:table-cell table:formula="of:=IF([.H795]; ROUND(1000+RAND()*1000); ROUND(RAND()*100))" office:value-type="float" office:value="1203" calcext:value-type="float">
            <text:p>1203</text:p>
          </table:table-cell>
          <table:table-cell table:formula="of:=IF([.H795]; ROUND(RAND()*100); ROUND(RAND()*30))" office:value-type="float" office:value="23" calcext:value-type="float">
            <text:p>23</text:p>
          </table:table-cell>
          <table:table-cell table:formula="of:=IF([.H795]; ROUND(RAND()*200); ROUND(RAND()*100))" office:value-type="float" office:value="67" calcext:value-type="float">
            <text:p>67</text:p>
          </table:table-cell>
          <table:table-cell table:formula="of:=18+ROUND(RAND()*40)" office:value-type="float" office:value="42" calcext:value-type="float">
            <text:p>42</text:p>
          </table:table-cell>
          <table:table-cell table:formula="of:=ROUND(RAND()*90)" office:value-type="float" office:value="22" calcext:value-type="float">
            <text:p>22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96] = 1; ROUND(1000+RAND()*2000); ROUND(300+RAND()*1000))" office:value-type="float" office:value="1509" calcext:value-type="float">
            <text:p>1509</text:p>
          </table:table-cell>
          <table:table-cell table:formula="of:=IF([.H796]; ROUND(1000+RAND()*1000); ROUND(RAND()*100))" office:value-type="float" office:value="1012" calcext:value-type="float">
            <text:p>1012</text:p>
          </table:table-cell>
          <table:table-cell table:formula="of:=IF([.H796]; ROUND(RAND()*100); ROUND(RAND()*30))" office:value-type="float" office:value="94" calcext:value-type="float">
            <text:p>94</text:p>
          </table:table-cell>
          <table:table-cell table:formula="of:=IF([.H796]; ROUND(RAND()*200); ROUND(RAND()*100))" office:value-type="float" office:value="67" calcext:value-type="float">
            <text:p>67</text:p>
          </table:table-cell>
          <table:table-cell table:formula="of:=18+ROUND(RAND()*40)" office:value-type="float" office:value="26" calcext:value-type="float">
            <text:p>26</text:p>
          </table:table-cell>
          <table:table-cell table:formula="of:=ROUND(RAND()*90)" office:value-type="float" office:value="19" calcext:value-type="float">
            <text:p>19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97] = 1; ROUND(1000+RAND()*2000); ROUND(300+RAND()*1000))" office:value-type="float" office:value="417" calcext:value-type="float">
            <text:p>417</text:p>
          </table:table-cell>
          <table:table-cell table:formula="of:=IF([.H797]; ROUND(1000+RAND()*1000); ROUND(RAND()*100))" office:value-type="float" office:value="99" calcext:value-type="float">
            <text:p>99</text:p>
          </table:table-cell>
          <table:table-cell table:formula="of:=IF([.H797]; ROUND(RAND()*100); ROUND(RAND()*30))" office:value-type="float" office:value="2" calcext:value-type="float">
            <text:p>2</text:p>
          </table:table-cell>
          <table:table-cell table:formula="of:=IF([.H797]; ROUND(RAND()*200); ROUND(RAND()*100))" office:value-type="float" office:value="24" calcext:value-type="float">
            <text:p>24</text:p>
          </table:table-cell>
          <table:table-cell table:formula="of:=18+ROUND(RAND()*40)" office:value-type="float" office:value="21" calcext:value-type="float">
            <text:p>21</text:p>
          </table:table-cell>
          <table:table-cell table:formula="of:=ROUND(RAND()*90)" office:value-type="float" office:value="46" calcext:value-type="float">
            <text:p>46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798] = 1; ROUND(1000+RAND()*2000); ROUND(300+RAND()*1000))" office:value-type="float" office:value="2633" calcext:value-type="float">
            <text:p>2633</text:p>
          </table:table-cell>
          <table:table-cell table:formula="of:=IF([.H798]; ROUND(1000+RAND()*1000); ROUND(RAND()*100))" office:value-type="float" office:value="1629" calcext:value-type="float">
            <text:p>1629</text:p>
          </table:table-cell>
          <table:table-cell table:formula="of:=IF([.H798]; ROUND(RAND()*100); ROUND(RAND()*30))" office:value-type="float" office:value="75" calcext:value-type="float">
            <text:p>75</text:p>
          </table:table-cell>
          <table:table-cell table:formula="of:=IF([.H798]; ROUND(RAND()*200); ROUND(RAND()*100))" office:value-type="float" office:value="53" calcext:value-type="float">
            <text:p>53</text:p>
          </table:table-cell>
          <table:table-cell table:formula="of:=18+ROUND(RAND()*40)" office:value-type="float" office:value="51" calcext:value-type="float">
            <text:p>51</text:p>
          </table:table-cell>
          <table:table-cell table:formula="of:=ROUND(RAND()*90)" office:value-type="float" office:value="41" calcext:value-type="float">
            <text:p>41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799] = 1; ROUND(1000+RAND()*2000); ROUND(300+RAND()*1000))" office:value-type="float" office:value="1778" calcext:value-type="float">
            <text:p>1778</text:p>
          </table:table-cell>
          <table:table-cell table:formula="of:=IF([.H799]; ROUND(1000+RAND()*1000); ROUND(RAND()*100))" office:value-type="float" office:value="1589" calcext:value-type="float">
            <text:p>1589</text:p>
          </table:table-cell>
          <table:table-cell table:formula="of:=IF([.H799]; ROUND(RAND()*100); ROUND(RAND()*30))" office:value-type="float" office:value="45" calcext:value-type="float">
            <text:p>45</text:p>
          </table:table-cell>
          <table:table-cell table:formula="of:=IF([.H799]; ROUND(RAND()*200); ROUND(RAND()*100))" office:value-type="float" office:value="7" calcext:value-type="float">
            <text:p>7</text:p>
          </table:table-cell>
          <table:table-cell table:formula="of:=18+ROUND(RAND()*40)" office:value-type="float" office:value="37" calcext:value-type="float">
            <text:p>37</text:p>
          </table:table-cell>
          <table:table-cell table:formula="of:=ROUND(RAND()*90)" office:value-type="float" office:value="66" calcext:value-type="float">
            <text:p>66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00] = 1; ROUND(1000+RAND()*2000); ROUND(300+RAND()*1000))" office:value-type="float" office:value="1142" calcext:value-type="float">
            <text:p>1142</text:p>
          </table:table-cell>
          <table:table-cell table:formula="of:=IF([.H800]; ROUND(1000+RAND()*1000); ROUND(RAND()*100))" office:value-type="float" office:value="56" calcext:value-type="float">
            <text:p>56</text:p>
          </table:table-cell>
          <table:table-cell table:formula="of:=IF([.H800]; ROUND(RAND()*100); ROUND(RAND()*30))" office:value-type="float" office:value="2" calcext:value-type="float">
            <text:p>2</text:p>
          </table:table-cell>
          <table:table-cell table:formula="of:=IF([.H800]; ROUND(RAND()*200); ROUND(RAND()*100))" office:value-type="float" office:value="5" calcext:value-type="float">
            <text:p>5</text:p>
          </table:table-cell>
          <table:table-cell table:formula="of:=18+ROUND(RAND()*40)" office:value-type="float" office:value="42" calcext:value-type="float">
            <text:p>42</text:p>
          </table:table-cell>
          <table:table-cell table:formula="of:=ROUND(RAND()*90)" office:value-type="float" office:value="13" calcext:value-type="float">
            <text:p>13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01] = 1; ROUND(1000+RAND()*2000); ROUND(300+RAND()*1000))" office:value-type="float" office:value="707" calcext:value-type="float">
            <text:p>707</text:p>
          </table:table-cell>
          <table:table-cell table:formula="of:=IF([.H801]; ROUND(1000+RAND()*1000); ROUND(RAND()*100))" office:value-type="float" office:value="17" calcext:value-type="float">
            <text:p>17</text:p>
          </table:table-cell>
          <table:table-cell table:formula="of:=IF([.H801]; ROUND(RAND()*100); ROUND(RAND()*30))" office:value-type="float" office:value="23" calcext:value-type="float">
            <text:p>23</text:p>
          </table:table-cell>
          <table:table-cell table:formula="of:=IF([.H801]; ROUND(RAND()*200); ROUND(RAND()*100))" office:value-type="float" office:value="66" calcext:value-type="float">
            <text:p>66</text:p>
          </table:table-cell>
          <table:table-cell table:formula="of:=18+ROUND(RAND()*40)" office:value-type="float" office:value="34" calcext:value-type="float">
            <text:p>34</text:p>
          </table:table-cell>
          <table:table-cell table:formula="of:=ROUND(RAND()*90)" office:value-type="float" office:value="68" calcext:value-type="float">
            <text:p>68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02] = 1; ROUND(1000+RAND()*2000); ROUND(300+RAND()*1000))" office:value-type="float" office:value="731" calcext:value-type="float">
            <text:p>731</text:p>
          </table:table-cell>
          <table:table-cell table:formula="of:=IF([.H802]; ROUND(1000+RAND()*1000); ROUND(RAND()*100))" office:value-type="float" office:value="11" calcext:value-type="float">
            <text:p>11</text:p>
          </table:table-cell>
          <table:table-cell table:formula="of:=IF([.H802]; ROUND(RAND()*100); ROUND(RAND()*30))" office:value-type="float" office:value="8" calcext:value-type="float">
            <text:p>8</text:p>
          </table:table-cell>
          <table:table-cell table:formula="of:=IF([.H802]; ROUND(RAND()*200); ROUND(RAND()*100))" office:value-type="float" office:value="60" calcext:value-type="float">
            <text:p>60</text:p>
          </table:table-cell>
          <table:table-cell table:formula="of:=18+ROUND(RAND()*40)" office:value-type="float" office:value="36" calcext:value-type="float">
            <text:p>36</text:p>
          </table:table-cell>
          <table:table-cell table:formula="of:=ROUND(RAND()*90)" office:value-type="float" office:value="22" calcext:value-type="float">
            <text:p>22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03] = 1; ROUND(1000+RAND()*2000); ROUND(300+RAND()*1000))" office:value-type="float" office:value="2241" calcext:value-type="float">
            <text:p>2241</text:p>
          </table:table-cell>
          <table:table-cell table:formula="of:=IF([.H803]; ROUND(1000+RAND()*1000); ROUND(RAND()*100))" office:value-type="float" office:value="1279" calcext:value-type="float">
            <text:p>1279</text:p>
          </table:table-cell>
          <table:table-cell table:formula="of:=IF([.H803]; ROUND(RAND()*100); ROUND(RAND()*30))" office:value-type="float" office:value="42" calcext:value-type="float">
            <text:p>42</text:p>
          </table:table-cell>
          <table:table-cell table:formula="of:=IF([.H803]; ROUND(RAND()*200); ROUND(RAND()*100))" office:value-type="float" office:value="182" calcext:value-type="float">
            <text:p>182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48" calcext:value-type="float">
            <text:p>48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04] = 1; ROUND(1000+RAND()*2000); ROUND(300+RAND()*1000))" office:value-type="float" office:value="1044" calcext:value-type="float">
            <text:p>1044</text:p>
          </table:table-cell>
          <table:table-cell table:formula="of:=IF([.H804]; ROUND(1000+RAND()*1000); ROUND(RAND()*100))" office:value-type="float" office:value="76" calcext:value-type="float">
            <text:p>76</text:p>
          </table:table-cell>
          <table:table-cell table:formula="of:=IF([.H804]; ROUND(RAND()*100); ROUND(RAND()*30))" office:value-type="float" office:value="9" calcext:value-type="float">
            <text:p>9</text:p>
          </table:table-cell>
          <table:table-cell table:formula="of:=IF([.H804]; ROUND(RAND()*200); ROUND(RAND()*100))" office:value-type="float" office:value="23" calcext:value-type="float">
            <text:p>23</text:p>
          </table:table-cell>
          <table:table-cell table:formula="of:=18+ROUND(RAND()*40)" office:value-type="float" office:value="56" calcext:value-type="float">
            <text:p>56</text:p>
          </table:table-cell>
          <table:table-cell table:formula="of:=ROUND(RAND()*90)" office:value-type="float" office:value="11" calcext:value-type="float">
            <text:p>11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05] = 1; ROUND(1000+RAND()*2000); ROUND(300+RAND()*1000))" office:value-type="float" office:value="2246" calcext:value-type="float">
            <text:p>2246</text:p>
          </table:table-cell>
          <table:table-cell table:formula="of:=IF([.H805]; ROUND(1000+RAND()*1000); ROUND(RAND()*100))" office:value-type="float" office:value="1544" calcext:value-type="float">
            <text:p>1544</text:p>
          </table:table-cell>
          <table:table-cell table:formula="of:=IF([.H805]; ROUND(RAND()*100); ROUND(RAND()*30))" office:value-type="float" office:value="82" calcext:value-type="float">
            <text:p>82</text:p>
          </table:table-cell>
          <table:table-cell table:formula="of:=IF([.H805]; ROUND(RAND()*200); ROUND(RAND()*100))" office:value-type="float" office:value="76" calcext:value-type="float">
            <text:p>76</text:p>
          </table:table-cell>
          <table:table-cell table:formula="of:=18+ROUND(RAND()*40)" office:value-type="float" office:value="31" calcext:value-type="float">
            <text:p>31</text:p>
          </table:table-cell>
          <table:table-cell table:formula="of:=ROUND(RAND()*90)" office:value-type="float" office:value="1" calcext:value-type="float">
            <text:p>1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06] = 1; ROUND(1000+RAND()*2000); ROUND(300+RAND()*1000))" office:value-type="float" office:value="2944" calcext:value-type="float">
            <text:p>2944</text:p>
          </table:table-cell>
          <table:table-cell table:formula="of:=IF([.H806]; ROUND(1000+RAND()*1000); ROUND(RAND()*100))" office:value-type="float" office:value="1403" calcext:value-type="float">
            <text:p>1403</text:p>
          </table:table-cell>
          <table:table-cell table:formula="of:=IF([.H806]; ROUND(RAND()*100); ROUND(RAND()*30))" office:value-type="float" office:value="13" calcext:value-type="float">
            <text:p>13</text:p>
          </table:table-cell>
          <table:table-cell table:formula="of:=IF([.H806]; ROUND(RAND()*200); ROUND(RAND()*100))" office:value-type="float" office:value="144" calcext:value-type="float">
            <text:p>144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68" calcext:value-type="float">
            <text:p>68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07] = 1; ROUND(1000+RAND()*2000); ROUND(300+RAND()*1000))" office:value-type="float" office:value="1890" calcext:value-type="float">
            <text:p>1890</text:p>
          </table:table-cell>
          <table:table-cell table:formula="of:=IF([.H807]; ROUND(1000+RAND()*1000); ROUND(RAND()*100))" office:value-type="float" office:value="1001" calcext:value-type="float">
            <text:p>1001</text:p>
          </table:table-cell>
          <table:table-cell table:formula="of:=IF([.H807]; ROUND(RAND()*100); ROUND(RAND()*30))" office:value-type="float" office:value="85" calcext:value-type="float">
            <text:p>85</text:p>
          </table:table-cell>
          <table:table-cell table:formula="of:=IF([.H807]; ROUND(RAND()*200); ROUND(RAND()*100))" office:value-type="float" office:value="144" calcext:value-type="float">
            <text:p>144</text:p>
          </table:table-cell>
          <table:table-cell table:formula="of:=18+ROUND(RAND()*40)" office:value-type="float" office:value="35" calcext:value-type="float">
            <text:p>35</text:p>
          </table:table-cell>
          <table:table-cell table:formula="of:=ROUND(RAND()*90)" office:value-type="float" office:value="8" calcext:value-type="float">
            <text:p>8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08] = 1; ROUND(1000+RAND()*2000); ROUND(300+RAND()*1000))" office:value-type="float" office:value="2141" calcext:value-type="float">
            <text:p>2141</text:p>
          </table:table-cell>
          <table:table-cell table:formula="of:=IF([.H808]; ROUND(1000+RAND()*1000); ROUND(RAND()*100))" office:value-type="float" office:value="1707" calcext:value-type="float">
            <text:p>1707</text:p>
          </table:table-cell>
          <table:table-cell table:formula="of:=IF([.H808]; ROUND(RAND()*100); ROUND(RAND()*30))" office:value-type="float" office:value="13" calcext:value-type="float">
            <text:p>13</text:p>
          </table:table-cell>
          <table:table-cell table:formula="of:=IF([.H808]; ROUND(RAND()*200); ROUND(RAND()*100))" office:value-type="float" office:value="15" calcext:value-type="float">
            <text:p>15</text:p>
          </table:table-cell>
          <table:table-cell table:formula="of:=18+ROUND(RAND()*40)" office:value-type="float" office:value="40" calcext:value-type="float">
            <text:p>40</text:p>
          </table:table-cell>
          <table:table-cell table:formula="of:=ROUND(RAND()*90)" office:value-type="float" office:value="64" calcext:value-type="float">
            <text:p>64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09] = 1; ROUND(1000+RAND()*2000); ROUND(300+RAND()*1000))" office:value-type="float" office:value="1230" calcext:value-type="float">
            <text:p>1230</text:p>
          </table:table-cell>
          <table:table-cell table:formula="of:=IF([.H809]; ROUND(1000+RAND()*1000); ROUND(RAND()*100))" office:value-type="float" office:value="53" calcext:value-type="float">
            <text:p>53</text:p>
          </table:table-cell>
          <table:table-cell table:formula="of:=IF([.H809]; ROUND(RAND()*100); ROUND(RAND()*30))" office:value-type="float" office:value="16" calcext:value-type="float">
            <text:p>16</text:p>
          </table:table-cell>
          <table:table-cell table:formula="of:=IF([.H809]; ROUND(RAND()*200); ROUND(RAND()*100))" office:value-type="float" office:value="14" calcext:value-type="float">
            <text:p>14</text:p>
          </table:table-cell>
          <table:table-cell table:formula="of:=18+ROUND(RAND()*40)" office:value-type="float" office:value="46" calcext:value-type="float">
            <text:p>46</text:p>
          </table:table-cell>
          <table:table-cell table:formula="of:=ROUND(RAND()*90)" office:value-type="float" office:value="11" calcext:value-type="float">
            <text:p>11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10] = 1; ROUND(1000+RAND()*2000); ROUND(300+RAND()*1000))" office:value-type="float" office:value="768" calcext:value-type="float">
            <text:p>768</text:p>
          </table:table-cell>
          <table:table-cell table:formula="of:=IF([.H810]; ROUND(1000+RAND()*1000); ROUND(RAND()*100))" office:value-type="float" office:value="20" calcext:value-type="float">
            <text:p>20</text:p>
          </table:table-cell>
          <table:table-cell table:formula="of:=IF([.H810]; ROUND(RAND()*100); ROUND(RAND()*30))" office:value-type="float" office:value="14" calcext:value-type="float">
            <text:p>14</text:p>
          </table:table-cell>
          <table:table-cell table:formula="of:=IF([.H810]; ROUND(RAND()*200); ROUND(RAND()*100))" office:value-type="float" office:value="30" calcext:value-type="float">
            <text:p>30</text:p>
          </table:table-cell>
          <table:table-cell table:formula="of:=18+ROUND(RAND()*40)" office:value-type="float" office:value="35" calcext:value-type="float">
            <text:p>35</text:p>
          </table:table-cell>
          <table:table-cell table:formula="of:=ROUND(RAND()*90)" office:value-type="float" office:value="16" calcext:value-type="float">
            <text:p>16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11] = 1; ROUND(1000+RAND()*2000); ROUND(300+RAND()*1000))" office:value-type="float" office:value="1380" calcext:value-type="float">
            <text:p>1380</text:p>
          </table:table-cell>
          <table:table-cell table:formula="of:=IF([.H811]; ROUND(1000+RAND()*1000); ROUND(RAND()*100))" office:value-type="float" office:value="1426" calcext:value-type="float">
            <text:p>1426</text:p>
          </table:table-cell>
          <table:table-cell table:formula="of:=IF([.H811]; ROUND(RAND()*100); ROUND(RAND()*30))" office:value-type="float" office:value="6" calcext:value-type="float">
            <text:p>6</text:p>
          </table:table-cell>
          <table:table-cell table:formula="of:=IF([.H811]; ROUND(RAND()*200); ROUND(RAND()*100))" office:value-type="float" office:value="40" calcext:value-type="float">
            <text:p>40</text:p>
          </table:table-cell>
          <table:table-cell table:formula="of:=18+ROUND(RAND()*40)" office:value-type="float" office:value="52" calcext:value-type="float">
            <text:p>52</text:p>
          </table:table-cell>
          <table:table-cell table:formula="of:=ROUND(RAND()*90)" office:value-type="float" office:value="85" calcext:value-type="float">
            <text:p>85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12] = 1; ROUND(1000+RAND()*2000); ROUND(300+RAND()*1000))" office:value-type="float" office:value="350" calcext:value-type="float">
            <text:p>350</text:p>
          </table:table-cell>
          <table:table-cell table:formula="of:=IF([.H812]; ROUND(1000+RAND()*1000); ROUND(RAND()*100))" office:value-type="float" office:value="74" calcext:value-type="float">
            <text:p>74</text:p>
          </table:table-cell>
          <table:table-cell table:formula="of:=IF([.H812]; ROUND(RAND()*100); ROUND(RAND()*30))" office:value-type="float" office:value="6" calcext:value-type="float">
            <text:p>6</text:p>
          </table:table-cell>
          <table:table-cell table:formula="of:=IF([.H812]; ROUND(RAND()*200); ROUND(RAND()*100))" office:value-type="float" office:value="60" calcext:value-type="float">
            <text:p>60</text:p>
          </table:table-cell>
          <table:table-cell table:formula="of:=18+ROUND(RAND()*40)" office:value-type="float" office:value="35" calcext:value-type="float">
            <text:p>35</text:p>
          </table:table-cell>
          <table:table-cell table:formula="of:=ROUND(RAND()*90)" office:value-type="float" office:value="40" calcext:value-type="float">
            <text:p>40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13] = 1; ROUND(1000+RAND()*2000); ROUND(300+RAND()*1000))" office:value-type="float" office:value="2455" calcext:value-type="float">
            <text:p>2455</text:p>
          </table:table-cell>
          <table:table-cell table:formula="of:=IF([.H813]; ROUND(1000+RAND()*1000); ROUND(RAND()*100))" office:value-type="float" office:value="1721" calcext:value-type="float">
            <text:p>1721</text:p>
          </table:table-cell>
          <table:table-cell table:formula="of:=IF([.H813]; ROUND(RAND()*100); ROUND(RAND()*30))" office:value-type="float" office:value="88" calcext:value-type="float">
            <text:p>88</text:p>
          </table:table-cell>
          <table:table-cell table:formula="of:=IF([.H813]; ROUND(RAND()*200); ROUND(RAND()*100))" office:value-type="float" office:value="59" calcext:value-type="float">
            <text:p>59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68" calcext:value-type="float">
            <text:p>68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14] = 1; ROUND(1000+RAND()*2000); ROUND(300+RAND()*1000))" office:value-type="float" office:value="962" calcext:value-type="float">
            <text:p>962</text:p>
          </table:table-cell>
          <table:table-cell table:formula="of:=IF([.H814]; ROUND(1000+RAND()*1000); ROUND(RAND()*100))" office:value-type="float" office:value="3" calcext:value-type="float">
            <text:p>3</text:p>
          </table:table-cell>
          <table:table-cell table:formula="of:=IF([.H814]; ROUND(RAND()*100); ROUND(RAND()*30))" office:value-type="float" office:value="28" calcext:value-type="float">
            <text:p>28</text:p>
          </table:table-cell>
          <table:table-cell table:formula="of:=IF([.H814]; ROUND(RAND()*200); ROUND(RAND()*100))" office:value-type="float" office:value="72" calcext:value-type="float">
            <text:p>72</text:p>
          </table:table-cell>
          <table:table-cell table:formula="of:=18+ROUND(RAND()*40)" office:value-type="float" office:value="56" calcext:value-type="float">
            <text:p>56</text:p>
          </table:table-cell>
          <table:table-cell table:formula="of:=ROUND(RAND()*90)" office:value-type="float" office:value="19" calcext:value-type="float">
            <text:p>19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15] = 1; ROUND(1000+RAND()*2000); ROUND(300+RAND()*1000))" office:value-type="float" office:value="1157" calcext:value-type="float">
            <text:p>1157</text:p>
          </table:table-cell>
          <table:table-cell table:formula="of:=IF([.H815]; ROUND(1000+RAND()*1000); ROUND(RAND()*100))" office:value-type="float" office:value="77" calcext:value-type="float">
            <text:p>77</text:p>
          </table:table-cell>
          <table:table-cell table:formula="of:=IF([.H815]; ROUND(RAND()*100); ROUND(RAND()*30))" office:value-type="float" office:value="27" calcext:value-type="float">
            <text:p>27</text:p>
          </table:table-cell>
          <table:table-cell table:formula="of:=IF([.H815]; ROUND(RAND()*200); ROUND(RAND()*100))" office:value-type="float" office:value="2" calcext:value-type="float">
            <text:p>2</text:p>
          </table:table-cell>
          <table:table-cell table:formula="of:=18+ROUND(RAND()*40)" office:value-type="float" office:value="50" calcext:value-type="float">
            <text:p>50</text:p>
          </table:table-cell>
          <table:table-cell table:formula="of:=ROUND(RAND()*90)" office:value-type="float" office:value="37" calcext:value-type="float">
            <text:p>37</text:p>
          </table:table-cell>
          <table:table-cell table:formula="of:=ROUND(RAND()*10)" office:value-type="float" office:value="10" calcext:value-type="float">
            <text:p>10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16] = 1; ROUND(1000+RAND()*2000); ROUND(300+RAND()*1000))" office:value-type="float" office:value="882" calcext:value-type="float">
            <text:p>882</text:p>
          </table:table-cell>
          <table:table-cell table:formula="of:=IF([.H816]; ROUND(1000+RAND()*1000); ROUND(RAND()*100))" office:value-type="float" office:value="42" calcext:value-type="float">
            <text:p>42</text:p>
          </table:table-cell>
          <table:table-cell table:formula="of:=IF([.H816]; ROUND(RAND()*100); ROUND(RAND()*30))" office:value-type="float" office:value="6" calcext:value-type="float">
            <text:p>6</text:p>
          </table:table-cell>
          <table:table-cell table:formula="of:=IF([.H816]; ROUND(RAND()*200); ROUND(RAND()*100))" office:value-type="float" office:value="93" calcext:value-type="float">
            <text:p>93</text:p>
          </table:table-cell>
          <table:table-cell table:formula="of:=18+ROUND(RAND()*40)" office:value-type="float" office:value="55" calcext:value-type="float">
            <text:p>55</text:p>
          </table:table-cell>
          <table:table-cell table:formula="of:=ROUND(RAND()*90)" office:value-type="float" office:value="39" calcext:value-type="float">
            <text:p>39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17] = 1; ROUND(1000+RAND()*2000); ROUND(300+RAND()*1000))" office:value-type="float" office:value="2945" calcext:value-type="float">
            <text:p>2945</text:p>
          </table:table-cell>
          <table:table-cell table:formula="of:=IF([.H817]; ROUND(1000+RAND()*1000); ROUND(RAND()*100))" office:value-type="float" office:value="1354" calcext:value-type="float">
            <text:p>1354</text:p>
          </table:table-cell>
          <table:table-cell table:formula="of:=IF([.H817]; ROUND(RAND()*100); ROUND(RAND()*30))" office:value-type="float" office:value="7" calcext:value-type="float">
            <text:p>7</text:p>
          </table:table-cell>
          <table:table-cell table:formula="of:=IF([.H817]; ROUND(RAND()*200); ROUND(RAND()*100))" office:value-type="float" office:value="103" calcext:value-type="float">
            <text:p>103</text:p>
          </table:table-cell>
          <table:table-cell table:formula="of:=18+ROUND(RAND()*40)" office:value-type="float" office:value="18" calcext:value-type="float">
            <text:p>18</text:p>
          </table:table-cell>
          <table:table-cell table:formula="of:=ROUND(RAND()*90)" office:value-type="float" office:value="77" calcext:value-type="float">
            <text:p>77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18] = 1; ROUND(1000+RAND()*2000); ROUND(300+RAND()*1000))" office:value-type="float" office:value="849" calcext:value-type="float">
            <text:p>849</text:p>
          </table:table-cell>
          <table:table-cell table:formula="of:=IF([.H818]; ROUND(1000+RAND()*1000); ROUND(RAND()*100))" office:value-type="float" office:value="81" calcext:value-type="float">
            <text:p>81</text:p>
          </table:table-cell>
          <table:table-cell table:formula="of:=IF([.H818]; ROUND(RAND()*100); ROUND(RAND()*30))" office:value-type="float" office:value="19" calcext:value-type="float">
            <text:p>19</text:p>
          </table:table-cell>
          <table:table-cell table:formula="of:=IF([.H818]; ROUND(RAND()*200); ROUND(RAND()*100))" office:value-type="float" office:value="99" calcext:value-type="float">
            <text:p>99</text:p>
          </table:table-cell>
          <table:table-cell table:formula="of:=18+ROUND(RAND()*40)" office:value-type="float" office:value="31" calcext:value-type="float">
            <text:p>31</text:p>
          </table:table-cell>
          <table:table-cell table:formula="of:=ROUND(RAND()*90)" office:value-type="float" office:value="0" calcext:value-type="float">
            <text:p>0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19] = 1; ROUND(1000+RAND()*2000); ROUND(300+RAND()*1000))" office:value-type="float" office:value="2439" calcext:value-type="float">
            <text:p>2439</text:p>
          </table:table-cell>
          <table:table-cell table:formula="of:=IF([.H819]; ROUND(1000+RAND()*1000); ROUND(RAND()*100))" office:value-type="float" office:value="1850" calcext:value-type="float">
            <text:p>1850</text:p>
          </table:table-cell>
          <table:table-cell table:formula="of:=IF([.H819]; ROUND(RAND()*100); ROUND(RAND()*30))" office:value-type="float" office:value="3" calcext:value-type="float">
            <text:p>3</text:p>
          </table:table-cell>
          <table:table-cell table:formula="of:=IF([.H819]; ROUND(RAND()*200); ROUND(RAND()*100))" office:value-type="float" office:value="190" calcext:value-type="float">
            <text:p>190</text:p>
          </table:table-cell>
          <table:table-cell table:formula="of:=18+ROUND(RAND()*40)" office:value-type="float" office:value="38" calcext:value-type="float">
            <text:p>38</text:p>
          </table:table-cell>
          <table:table-cell table:formula="of:=ROUND(RAND()*90)" office:value-type="float" office:value="39" calcext:value-type="float">
            <text:p>39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20] = 1; ROUND(1000+RAND()*2000); ROUND(300+RAND()*1000))" office:value-type="float" office:value="909" calcext:value-type="float">
            <text:p>909</text:p>
          </table:table-cell>
          <table:table-cell table:formula="of:=IF([.H820]; ROUND(1000+RAND()*1000); ROUND(RAND()*100))" office:value-type="float" office:value="22" calcext:value-type="float">
            <text:p>22</text:p>
          </table:table-cell>
          <table:table-cell table:formula="of:=IF([.H820]; ROUND(RAND()*100); ROUND(RAND()*30))" office:value-type="float" office:value="8" calcext:value-type="float">
            <text:p>8</text:p>
          </table:table-cell>
          <table:table-cell table:formula="of:=IF([.H820]; ROUND(RAND()*200); ROUND(RAND()*100))" office:value-type="float" office:value="50" calcext:value-type="float">
            <text:p>50</text:p>
          </table:table-cell>
          <table:table-cell table:formula="of:=18+ROUND(RAND()*40)" office:value-type="float" office:value="32" calcext:value-type="float">
            <text:p>32</text:p>
          </table:table-cell>
          <table:table-cell table:formula="of:=ROUND(RAND()*90)" office:value-type="float" office:value="40" calcext:value-type="float">
            <text:p>40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21] = 1; ROUND(1000+RAND()*2000); ROUND(300+RAND()*1000))" office:value-type="float" office:value="2263" calcext:value-type="float">
            <text:p>2263</text:p>
          </table:table-cell>
          <table:table-cell table:formula="of:=IF([.H821]; ROUND(1000+RAND()*1000); ROUND(RAND()*100))" office:value-type="float" office:value="1114" calcext:value-type="float">
            <text:p>1114</text:p>
          </table:table-cell>
          <table:table-cell table:formula="of:=IF([.H821]; ROUND(RAND()*100); ROUND(RAND()*30))" office:value-type="float" office:value="48" calcext:value-type="float">
            <text:p>48</text:p>
          </table:table-cell>
          <table:table-cell table:formula="of:=IF([.H821]; ROUND(RAND()*200); ROUND(RAND()*100))" office:value-type="float" office:value="3" calcext:value-type="float">
            <text:p>3</text:p>
          </table:table-cell>
          <table:table-cell table:formula="of:=18+ROUND(RAND()*40)" office:value-type="float" office:value="56" calcext:value-type="float">
            <text:p>56</text:p>
          </table:table-cell>
          <table:table-cell table:formula="of:=ROUND(RAND()*90)" office:value-type="float" office:value="55" calcext:value-type="float">
            <text:p>55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22] = 1; ROUND(1000+RAND()*2000); ROUND(300+RAND()*1000))" office:value-type="float" office:value="1754" calcext:value-type="float">
            <text:p>1754</text:p>
          </table:table-cell>
          <table:table-cell table:formula="of:=IF([.H822]; ROUND(1000+RAND()*1000); ROUND(RAND()*100))" office:value-type="float" office:value="1298" calcext:value-type="float">
            <text:p>1298</text:p>
          </table:table-cell>
          <table:table-cell table:formula="of:=IF([.H822]; ROUND(RAND()*100); ROUND(RAND()*30))" office:value-type="float" office:value="55" calcext:value-type="float">
            <text:p>55</text:p>
          </table:table-cell>
          <table:table-cell table:formula="of:=IF([.H822]; ROUND(RAND()*200); ROUND(RAND()*100))" office:value-type="float" office:value="146" calcext:value-type="float">
            <text:p>146</text:p>
          </table:table-cell>
          <table:table-cell table:formula="of:=18+ROUND(RAND()*40)" office:value-type="float" office:value="50" calcext:value-type="float">
            <text:p>50</text:p>
          </table:table-cell>
          <table:table-cell table:formula="of:=ROUND(RAND()*90)" office:value-type="float" office:value="33" calcext:value-type="float">
            <text:p>33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23] = 1; ROUND(1000+RAND()*2000); ROUND(300+RAND()*1000))" office:value-type="float" office:value="1149" calcext:value-type="float">
            <text:p>1149</text:p>
          </table:table-cell>
          <table:table-cell table:formula="of:=IF([.H823]; ROUND(1000+RAND()*1000); ROUND(RAND()*100))" office:value-type="float" office:value="1835" calcext:value-type="float">
            <text:p>1835</text:p>
          </table:table-cell>
          <table:table-cell table:formula="of:=IF([.H823]; ROUND(RAND()*100); ROUND(RAND()*30))" office:value-type="float" office:value="54" calcext:value-type="float">
            <text:p>54</text:p>
          </table:table-cell>
          <table:table-cell table:formula="of:=IF([.H823]; ROUND(RAND()*200); ROUND(RAND()*100))" office:value-type="float" office:value="156" calcext:value-type="float">
            <text:p>156</text:p>
          </table:table-cell>
          <table:table-cell table:formula="of:=18+ROUND(RAND()*40)" office:value-type="float" office:value="38" calcext:value-type="float">
            <text:p>38</text:p>
          </table:table-cell>
          <table:table-cell table:formula="of:=ROUND(RAND()*90)" office:value-type="float" office:value="34" calcext:value-type="float">
            <text:p>34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24] = 1; ROUND(1000+RAND()*2000); ROUND(300+RAND()*1000))" office:value-type="float" office:value="1094" calcext:value-type="float">
            <text:p>1094</text:p>
          </table:table-cell>
          <table:table-cell table:formula="of:=IF([.H824]; ROUND(1000+RAND()*1000); ROUND(RAND()*100))" office:value-type="float" office:value="1" calcext:value-type="float">
            <text:p>1</text:p>
          </table:table-cell>
          <table:table-cell table:formula="of:=IF([.H824]; ROUND(RAND()*100); ROUND(RAND()*30))" office:value-type="float" office:value="16" calcext:value-type="float">
            <text:p>16</text:p>
          </table:table-cell>
          <table:table-cell table:formula="of:=IF([.H824]; ROUND(RAND()*200); ROUND(RAND()*100))" office:value-type="float" office:value="20" calcext:value-type="float">
            <text:p>20</text:p>
          </table:table-cell>
          <table:table-cell table:formula="of:=18+ROUND(RAND()*40)" office:value-type="float" office:value="45" calcext:value-type="float">
            <text:p>45</text:p>
          </table:table-cell>
          <table:table-cell table:formula="of:=ROUND(RAND()*90)" office:value-type="float" office:value="26" calcext:value-type="float">
            <text:p>26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25] = 1; ROUND(1000+RAND()*2000); ROUND(300+RAND()*1000))" office:value-type="float" office:value="844" calcext:value-type="float">
            <text:p>844</text:p>
          </table:table-cell>
          <table:table-cell table:formula="of:=IF([.H825]; ROUND(1000+RAND()*1000); ROUND(RAND()*100))" office:value-type="float" office:value="8" calcext:value-type="float">
            <text:p>8</text:p>
          </table:table-cell>
          <table:table-cell table:formula="of:=IF([.H825]; ROUND(RAND()*100); ROUND(RAND()*30))" office:value-type="float" office:value="17" calcext:value-type="float">
            <text:p>17</text:p>
          </table:table-cell>
          <table:table-cell table:formula="of:=IF([.H825]; ROUND(RAND()*200); ROUND(RAND()*100))" office:value-type="float" office:value="72" calcext:value-type="float">
            <text:p>72</text:p>
          </table:table-cell>
          <table:table-cell table:formula="of:=18+ROUND(RAND()*40)" office:value-type="float" office:value="19" calcext:value-type="float">
            <text:p>19</text:p>
          </table:table-cell>
          <table:table-cell table:formula="of:=ROUND(RAND()*90)" office:value-type="float" office:value="48" calcext:value-type="float">
            <text:p>48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26] = 1; ROUND(1000+RAND()*2000); ROUND(300+RAND()*1000))" office:value-type="float" office:value="1021" calcext:value-type="float">
            <text:p>1021</text:p>
          </table:table-cell>
          <table:table-cell table:formula="of:=IF([.H826]; ROUND(1000+RAND()*1000); ROUND(RAND()*100))" office:value-type="float" office:value="13" calcext:value-type="float">
            <text:p>13</text:p>
          </table:table-cell>
          <table:table-cell table:formula="of:=IF([.H826]; ROUND(RAND()*100); ROUND(RAND()*30))" office:value-type="float" office:value="7" calcext:value-type="float">
            <text:p>7</text:p>
          </table:table-cell>
          <table:table-cell table:formula="of:=IF([.H826]; ROUND(RAND()*200); ROUND(RAND()*100))" office:value-type="float" office:value="50" calcext:value-type="float">
            <text:p>50</text:p>
          </table:table-cell>
          <table:table-cell table:formula="of:=18+ROUND(RAND()*40)" office:value-type="float" office:value="55" calcext:value-type="float">
            <text:p>55</text:p>
          </table:table-cell>
          <table:table-cell table:formula="of:=ROUND(RAND()*90)" office:value-type="float" office:value="5" calcext:value-type="float">
            <text:p>5</text:p>
          </table:table-cell>
          <table:table-cell table:formula="of:=ROUND(RAND()*10)" office:value-type="float" office:value="4" calcext:value-type="float">
            <text:p>4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27] = 1; ROUND(1000+RAND()*2000); ROUND(300+RAND()*1000))" office:value-type="float" office:value="757" calcext:value-type="float">
            <text:p>757</text:p>
          </table:table-cell>
          <table:table-cell table:formula="of:=IF([.H827]; ROUND(1000+RAND()*1000); ROUND(RAND()*100))" office:value-type="float" office:value="85" calcext:value-type="float">
            <text:p>85</text:p>
          </table:table-cell>
          <table:table-cell table:formula="of:=IF([.H827]; ROUND(RAND()*100); ROUND(RAND()*30))" office:value-type="float" office:value="28" calcext:value-type="float">
            <text:p>28</text:p>
          </table:table-cell>
          <table:table-cell table:formula="of:=IF([.H827]; ROUND(RAND()*200); ROUND(RAND()*100))" office:value-type="float" office:value="20" calcext:value-type="float">
            <text:p>20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69" calcext:value-type="float">
            <text:p>69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28] = 1; ROUND(1000+RAND()*2000); ROUND(300+RAND()*1000))" office:value-type="float" office:value="679" calcext:value-type="float">
            <text:p>679</text:p>
          </table:table-cell>
          <table:table-cell table:formula="of:=IF([.H828]; ROUND(1000+RAND()*1000); ROUND(RAND()*100))" office:value-type="float" office:value="78" calcext:value-type="float">
            <text:p>78</text:p>
          </table:table-cell>
          <table:table-cell table:formula="of:=IF([.H828]; ROUND(RAND()*100); ROUND(RAND()*30))" office:value-type="float" office:value="11" calcext:value-type="float">
            <text:p>11</text:p>
          </table:table-cell>
          <table:table-cell table:formula="of:=IF([.H828]; ROUND(RAND()*200); ROUND(RAND()*100))" office:value-type="float" office:value="1" calcext:value-type="float">
            <text:p>1</text:p>
          </table:table-cell>
          <table:table-cell table:formula="of:=18+ROUND(RAND()*40)" office:value-type="float" office:value="37" calcext:value-type="float">
            <text:p>37</text:p>
          </table:table-cell>
          <table:table-cell table:formula="of:=ROUND(RAND()*90)" office:value-type="float" office:value="52" calcext:value-type="float">
            <text:p>52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29] = 1; ROUND(1000+RAND()*2000); ROUND(300+RAND()*1000))" office:value-type="float" office:value="1128" calcext:value-type="float">
            <text:p>1128</text:p>
          </table:table-cell>
          <table:table-cell table:formula="of:=IF([.H829]; ROUND(1000+RAND()*1000); ROUND(RAND()*100))" office:value-type="float" office:value="66" calcext:value-type="float">
            <text:p>66</text:p>
          </table:table-cell>
          <table:table-cell table:formula="of:=IF([.H829]; ROUND(RAND()*100); ROUND(RAND()*30))" office:value-type="float" office:value="28" calcext:value-type="float">
            <text:p>28</text:p>
          </table:table-cell>
          <table:table-cell table:formula="of:=IF([.H829]; ROUND(RAND()*200); ROUND(RAND()*100))" office:value-type="float" office:value="14" calcext:value-type="float">
            <text:p>14</text:p>
          </table:table-cell>
          <table:table-cell table:formula="of:=18+ROUND(RAND()*40)" office:value-type="float" office:value="25" calcext:value-type="float">
            <text:p>25</text:p>
          </table:table-cell>
          <table:table-cell table:formula="of:=ROUND(RAND()*90)" office:value-type="float" office:value="46" calcext:value-type="float">
            <text:p>46</text:p>
          </table:table-cell>
          <table:table-cell table:formula="of:=ROUND(RAND()*10)" office:value-type="float" office:value="2" calcext:value-type="float">
            <text:p>2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30] = 1; ROUND(1000+RAND()*2000); ROUND(300+RAND()*1000))" office:value-type="float" office:value="504" calcext:value-type="float">
            <text:p>504</text:p>
          </table:table-cell>
          <table:table-cell table:formula="of:=IF([.H830]; ROUND(1000+RAND()*1000); ROUND(RAND()*100))" office:value-type="float" office:value="95" calcext:value-type="float">
            <text:p>95</text:p>
          </table:table-cell>
          <table:table-cell table:formula="of:=IF([.H830]; ROUND(RAND()*100); ROUND(RAND()*30))" office:value-type="float" office:value="18" calcext:value-type="float">
            <text:p>18</text:p>
          </table:table-cell>
          <table:table-cell table:formula="of:=IF([.H830]; ROUND(RAND()*200); ROUND(RAND()*100))" office:value-type="float" office:value="43" calcext:value-type="float">
            <text:p>43</text:p>
          </table:table-cell>
          <table:table-cell table:formula="of:=18+ROUND(RAND()*40)" office:value-type="float" office:value="46" calcext:value-type="float">
            <text:p>46</text:p>
          </table:table-cell>
          <table:table-cell table:formula="of:=ROUND(RAND()*90)" office:value-type="float" office:value="18" calcext:value-type="float">
            <text:p>18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31] = 1; ROUND(1000+RAND()*2000); ROUND(300+RAND()*1000))" office:value-type="float" office:value="1280" calcext:value-type="float">
            <text:p>1280</text:p>
          </table:table-cell>
          <table:table-cell table:formula="of:=IF([.H831]; ROUND(1000+RAND()*1000); ROUND(RAND()*100))" office:value-type="float" office:value="1096" calcext:value-type="float">
            <text:p>1096</text:p>
          </table:table-cell>
          <table:table-cell table:formula="of:=IF([.H831]; ROUND(RAND()*100); ROUND(RAND()*30))" office:value-type="float" office:value="49" calcext:value-type="float">
            <text:p>49</text:p>
          </table:table-cell>
          <table:table-cell table:formula="of:=IF([.H831]; ROUND(RAND()*200); ROUND(RAND()*100))" office:value-type="float" office:value="189" calcext:value-type="float">
            <text:p>189</text:p>
          </table:table-cell>
          <table:table-cell table:formula="of:=18+ROUND(RAND()*40)" office:value-type="float" office:value="44" calcext:value-type="float">
            <text:p>44</text:p>
          </table:table-cell>
          <table:table-cell table:formula="of:=ROUND(RAND()*90)" office:value-type="float" office:value="14" calcext:value-type="float">
            <text:p>14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32] = 1; ROUND(1000+RAND()*2000); ROUND(300+RAND()*1000))" office:value-type="float" office:value="2301" calcext:value-type="float">
            <text:p>2301</text:p>
          </table:table-cell>
          <table:table-cell table:formula="of:=IF([.H832]; ROUND(1000+RAND()*1000); ROUND(RAND()*100))" office:value-type="float" office:value="1301" calcext:value-type="float">
            <text:p>1301</text:p>
          </table:table-cell>
          <table:table-cell table:formula="of:=IF([.H832]; ROUND(RAND()*100); ROUND(RAND()*30))" office:value-type="float" office:value="45" calcext:value-type="float">
            <text:p>45</text:p>
          </table:table-cell>
          <table:table-cell table:formula="of:=IF([.H832]; ROUND(RAND()*200); ROUND(RAND()*100))" office:value-type="float" office:value="127" calcext:value-type="float">
            <text:p>127</text:p>
          </table:table-cell>
          <table:table-cell table:formula="of:=18+ROUND(RAND()*40)" office:value-type="float" office:value="47" calcext:value-type="float">
            <text:p>47</text:p>
          </table:table-cell>
          <table:table-cell table:formula="of:=ROUND(RAND()*90)" office:value-type="float" office:value="53" calcext:value-type="float">
            <text:p>53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33] = 1; ROUND(1000+RAND()*2000); ROUND(300+RAND()*1000))" office:value-type="float" office:value="907" calcext:value-type="float">
            <text:p>907</text:p>
          </table:table-cell>
          <table:table-cell table:formula="of:=IF([.H833]; ROUND(1000+RAND()*1000); ROUND(RAND()*100))" office:value-type="float" office:value="92" calcext:value-type="float">
            <text:p>92</text:p>
          </table:table-cell>
          <table:table-cell table:formula="of:=IF([.H833]; ROUND(RAND()*100); ROUND(RAND()*30))" office:value-type="float" office:value="30" calcext:value-type="float">
            <text:p>30</text:p>
          </table:table-cell>
          <table:table-cell table:formula="of:=IF([.H833]; ROUND(RAND()*200); ROUND(RAND()*100))" office:value-type="float" office:value="89" calcext:value-type="float">
            <text:p>89</text:p>
          </table:table-cell>
          <table:table-cell table:formula="of:=18+ROUND(RAND()*40)" office:value-type="float" office:value="30" calcext:value-type="float">
            <text:p>30</text:p>
          </table:table-cell>
          <table:table-cell table:formula="of:=ROUND(RAND()*90)" office:value-type="float" office:value="13" calcext:value-type="float">
            <text:p>13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34] = 1; ROUND(1000+RAND()*2000); ROUND(300+RAND()*1000))" office:value-type="float" office:value="1446" calcext:value-type="float">
            <text:p>1446</text:p>
          </table:table-cell>
          <table:table-cell table:formula="of:=IF([.H834]; ROUND(1000+RAND()*1000); ROUND(RAND()*100))" office:value-type="float" office:value="1375" calcext:value-type="float">
            <text:p>1375</text:p>
          </table:table-cell>
          <table:table-cell table:formula="of:=IF([.H834]; ROUND(RAND()*100); ROUND(RAND()*30))" office:value-type="float" office:value="54" calcext:value-type="float">
            <text:p>54</text:p>
          </table:table-cell>
          <table:table-cell table:formula="of:=IF([.H834]; ROUND(RAND()*200); ROUND(RAND()*100))" office:value-type="float" office:value="196" calcext:value-type="float">
            <text:p>196</text:p>
          </table:table-cell>
          <table:table-cell table:formula="of:=18+ROUND(RAND()*40)" office:value-type="float" office:value="36" calcext:value-type="float">
            <text:p>36</text:p>
          </table:table-cell>
          <table:table-cell table:formula="of:=ROUND(RAND()*90)" office:value-type="float" office:value="15" calcext:value-type="float">
            <text:p>15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35] = 1; ROUND(1000+RAND()*2000); ROUND(300+RAND()*1000))" office:value-type="float" office:value="1131" calcext:value-type="float">
            <text:p>1131</text:p>
          </table:table-cell>
          <table:table-cell table:formula="of:=IF([.H835]; ROUND(1000+RAND()*1000); ROUND(RAND()*100))" office:value-type="float" office:value="37" calcext:value-type="float">
            <text:p>37</text:p>
          </table:table-cell>
          <table:table-cell table:formula="of:=IF([.H835]; ROUND(RAND()*100); ROUND(RAND()*30))" office:value-type="float" office:value="6" calcext:value-type="float">
            <text:p>6</text:p>
          </table:table-cell>
          <table:table-cell table:formula="of:=IF([.H835]; ROUND(RAND()*200); ROUND(RAND()*100))" office:value-type="float" office:value="26" calcext:value-type="float">
            <text:p>26</text:p>
          </table:table-cell>
          <table:table-cell table:formula="of:=18+ROUND(RAND()*40)" office:value-type="float" office:value="55" calcext:value-type="float">
            <text:p>55</text:p>
          </table:table-cell>
          <table:table-cell table:formula="of:=ROUND(RAND()*90)" office:value-type="float" office:value="60" calcext:value-type="float">
            <text:p>60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36] = 1; ROUND(1000+RAND()*2000); ROUND(300+RAND()*1000))" office:value-type="float" office:value="1101" calcext:value-type="float">
            <text:p>1101</text:p>
          </table:table-cell>
          <table:table-cell table:formula="of:=IF([.H836]; ROUND(1000+RAND()*1000); ROUND(RAND()*100))" office:value-type="float" office:value="7" calcext:value-type="float">
            <text:p>7</text:p>
          </table:table-cell>
          <table:table-cell table:formula="of:=IF([.H836]; ROUND(RAND()*100); ROUND(RAND()*30))" office:value-type="float" office:value="9" calcext:value-type="float">
            <text:p>9</text:p>
          </table:table-cell>
          <table:table-cell table:formula="of:=IF([.H836]; ROUND(RAND()*200); ROUND(RAND()*100))" office:value-type="float" office:value="33" calcext:value-type="float">
            <text:p>33</text:p>
          </table:table-cell>
          <table:table-cell table:formula="of:=18+ROUND(RAND()*40)" office:value-type="float" office:value="49" calcext:value-type="float">
            <text:p>49</text:p>
          </table:table-cell>
          <table:table-cell table:formula="of:=ROUND(RAND()*90)" office:value-type="float" office:value="35" calcext:value-type="float">
            <text:p>35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37] = 1; ROUND(1000+RAND()*2000); ROUND(300+RAND()*1000))" office:value-type="float" office:value="1483" calcext:value-type="float">
            <text:p>1483</text:p>
          </table:table-cell>
          <table:table-cell table:formula="of:=IF([.H837]; ROUND(1000+RAND()*1000); ROUND(RAND()*100))" office:value-type="float" office:value="1166" calcext:value-type="float">
            <text:p>1166</text:p>
          </table:table-cell>
          <table:table-cell table:formula="of:=IF([.H837]; ROUND(RAND()*100); ROUND(RAND()*30))" office:value-type="float" office:value="80" calcext:value-type="float">
            <text:p>80</text:p>
          </table:table-cell>
          <table:table-cell table:formula="of:=IF([.H837]; ROUND(RAND()*200); ROUND(RAND()*100))" office:value-type="float" office:value="3" calcext:value-type="float">
            <text:p>3</text:p>
          </table:table-cell>
          <table:table-cell table:formula="of:=18+ROUND(RAND()*40)" office:value-type="float" office:value="31" calcext:value-type="float">
            <text:p>31</text:p>
          </table:table-cell>
          <table:table-cell table:formula="of:=ROUND(RAND()*90)" office:value-type="float" office:value="14" calcext:value-type="float">
            <text:p>14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38] = 1; ROUND(1000+RAND()*2000); ROUND(300+RAND()*1000))" office:value-type="float" office:value="746" calcext:value-type="float">
            <text:p>746</text:p>
          </table:table-cell>
          <table:table-cell table:formula="of:=IF([.H838]; ROUND(1000+RAND()*1000); ROUND(RAND()*100))" office:value-type="float" office:value="56" calcext:value-type="float">
            <text:p>56</text:p>
          </table:table-cell>
          <table:table-cell table:formula="of:=IF([.H838]; ROUND(RAND()*100); ROUND(RAND()*30))" office:value-type="float" office:value="19" calcext:value-type="float">
            <text:p>19</text:p>
          </table:table-cell>
          <table:table-cell table:formula="of:=IF([.H838]; ROUND(RAND()*200); ROUND(RAND()*100))" office:value-type="float" office:value="90" calcext:value-type="float">
            <text:p>90</text:p>
          </table:table-cell>
          <table:table-cell table:formula="of:=18+ROUND(RAND()*40)" office:value-type="float" office:value="29" calcext:value-type="float">
            <text:p>29</text:p>
          </table:table-cell>
          <table:table-cell table:formula="of:=ROUND(RAND()*90)" office:value-type="float" office:value="18" calcext:value-type="float">
            <text:p>18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39] = 1; ROUND(1000+RAND()*2000); ROUND(300+RAND()*1000))" office:value-type="float" office:value="630" calcext:value-type="float">
            <text:p>630</text:p>
          </table:table-cell>
          <table:table-cell table:formula="of:=IF([.H839]; ROUND(1000+RAND()*1000); ROUND(RAND()*100))" office:value-type="float" office:value="44" calcext:value-type="float">
            <text:p>44</text:p>
          </table:table-cell>
          <table:table-cell table:formula="of:=IF([.H839]; ROUND(RAND()*100); ROUND(RAND()*30))" office:value-type="float" office:value="21" calcext:value-type="float">
            <text:p>21</text:p>
          </table:table-cell>
          <table:table-cell table:formula="of:=IF([.H839]; ROUND(RAND()*200); ROUND(RAND()*100))" office:value-type="float" office:value="46" calcext:value-type="float">
            <text:p>46</text:p>
          </table:table-cell>
          <table:table-cell table:formula="of:=18+ROUND(RAND()*40)" office:value-type="float" office:value="33" calcext:value-type="float">
            <text:p>33</text:p>
          </table:table-cell>
          <table:table-cell table:formula="of:=ROUND(RAND()*90)" office:value-type="float" office:value="31" calcext:value-type="float">
            <text:p>31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40] = 1; ROUND(1000+RAND()*2000); ROUND(300+RAND()*1000))" office:value-type="float" office:value="2217" calcext:value-type="float">
            <text:p>2217</text:p>
          </table:table-cell>
          <table:table-cell table:formula="of:=IF([.H840]; ROUND(1000+RAND()*1000); ROUND(RAND()*100))" office:value-type="float" office:value="1131" calcext:value-type="float">
            <text:p>1131</text:p>
          </table:table-cell>
          <table:table-cell table:formula="of:=IF([.H840]; ROUND(RAND()*100); ROUND(RAND()*30))" office:value-type="float" office:value="19" calcext:value-type="float">
            <text:p>19</text:p>
          </table:table-cell>
          <table:table-cell table:formula="of:=IF([.H840]; ROUND(RAND()*200); ROUND(RAND()*100))" office:value-type="float" office:value="64" calcext:value-type="float">
            <text:p>64</text:p>
          </table:table-cell>
          <table:table-cell table:formula="of:=18+ROUND(RAND()*40)" office:value-type="float" office:value="22" calcext:value-type="float">
            <text:p>22</text:p>
          </table:table-cell>
          <table:table-cell table:formula="of:=ROUND(RAND()*90)" office:value-type="float" office:value="52" calcext:value-type="float">
            <text:p>52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41] = 1; ROUND(1000+RAND()*2000); ROUND(300+RAND()*1000))" office:value-type="float" office:value="2268" calcext:value-type="float">
            <text:p>2268</text:p>
          </table:table-cell>
          <table:table-cell table:formula="of:=IF([.H841]; ROUND(1000+RAND()*1000); ROUND(RAND()*100))" office:value-type="float" office:value="1609" calcext:value-type="float">
            <text:p>1609</text:p>
          </table:table-cell>
          <table:table-cell table:formula="of:=IF([.H841]; ROUND(RAND()*100); ROUND(RAND()*30))" office:value-type="float" office:value="64" calcext:value-type="float">
            <text:p>64</text:p>
          </table:table-cell>
          <table:table-cell table:formula="of:=IF([.H841]; ROUND(RAND()*200); ROUND(RAND()*100))" office:value-type="float" office:value="107" calcext:value-type="float">
            <text:p>107</text:p>
          </table:table-cell>
          <table:table-cell table:formula="of:=18+ROUND(RAND()*40)" office:value-type="float" office:value="26" calcext:value-type="float">
            <text:p>26</text:p>
          </table:table-cell>
          <table:table-cell table:formula="of:=ROUND(RAND()*90)" office:value-type="float" office:value="87" calcext:value-type="float">
            <text:p>87</text:p>
          </table:table-cell>
          <table:table-cell table:formula="of:=ROUND(RAND()*10)" office:value-type="float" office:value="8" calcext:value-type="float">
            <text:p>8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42] = 1; ROUND(1000+RAND()*2000); ROUND(300+RAND()*1000))" office:value-type="float" office:value="1142" calcext:value-type="float">
            <text:p>1142</text:p>
          </table:table-cell>
          <table:table-cell table:formula="of:=IF([.H842]; ROUND(1000+RAND()*1000); ROUND(RAND()*100))" office:value-type="float" office:value="1773" calcext:value-type="float">
            <text:p>1773</text:p>
          </table:table-cell>
          <table:table-cell table:formula="of:=IF([.H842]; ROUND(RAND()*100); ROUND(RAND()*30))" office:value-type="float" office:value="80" calcext:value-type="float">
            <text:p>80</text:p>
          </table:table-cell>
          <table:table-cell table:formula="of:=IF([.H842]; ROUND(RAND()*200); ROUND(RAND()*100))" office:value-type="float" office:value="54" calcext:value-type="float">
            <text:p>54</text:p>
          </table:table-cell>
          <table:table-cell table:formula="of:=18+ROUND(RAND()*40)" office:value-type="float" office:value="58" calcext:value-type="float">
            <text:p>58</text:p>
          </table:table-cell>
          <table:table-cell table:formula="of:=ROUND(RAND()*90)" office:value-type="float" office:value="50" calcext:value-type="float">
            <text:p>50</text:p>
          </table:table-cell>
          <table:table-cell table:formula="of:=ROUND(RAND()*10)" office:value-type="float" office:value="7" calcext:value-type="float">
            <text:p>7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43] = 1; ROUND(1000+RAND()*2000); ROUND(300+RAND()*1000))" office:value-type="float" office:value="1130" calcext:value-type="float">
            <text:p>1130</text:p>
          </table:table-cell>
          <table:table-cell table:formula="of:=IF([.H843]; ROUND(1000+RAND()*1000); ROUND(RAND()*100))" office:value-type="float" office:value="2" calcext:value-type="float">
            <text:p>2</text:p>
          </table:table-cell>
          <table:table-cell table:formula="of:=IF([.H843]; ROUND(RAND()*100); ROUND(RAND()*30))" office:value-type="float" office:value="22" calcext:value-type="float">
            <text:p>22</text:p>
          </table:table-cell>
          <table:table-cell table:formula="of:=IF([.H843]; ROUND(RAND()*200); ROUND(RAND()*100))" office:value-type="float" office:value="34" calcext:value-type="float">
            <text:p>34</text:p>
          </table:table-cell>
          <table:table-cell table:formula="of:=18+ROUND(RAND()*40)" office:value-type="float" office:value="27" calcext:value-type="float">
            <text:p>27</text:p>
          </table:table-cell>
          <table:table-cell table:formula="of:=ROUND(RAND()*90)" office:value-type="float" office:value="2" calcext:value-type="float">
            <text:p>2</text:p>
          </table:table-cell>
          <table:table-cell table:formula="of:=ROUND(RAND()*10)" office:value-type="float" office:value="6" calcext:value-type="float">
            <text:p>6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44] = 1; ROUND(1000+RAND()*2000); ROUND(300+RAND()*1000))" office:value-type="float" office:value="2721" calcext:value-type="float">
            <text:p>2721</text:p>
          </table:table-cell>
          <table:table-cell table:formula="of:=IF([.H844]; ROUND(1000+RAND()*1000); ROUND(RAND()*100))" office:value-type="float" office:value="1737" calcext:value-type="float">
            <text:p>1737</text:p>
          </table:table-cell>
          <table:table-cell table:formula="of:=IF([.H844]; ROUND(RAND()*100); ROUND(RAND()*30))" office:value-type="float" office:value="57" calcext:value-type="float">
            <text:p>57</text:p>
          </table:table-cell>
          <table:table-cell table:formula="of:=IF([.H844]; ROUND(RAND()*200); ROUND(RAND()*100))" office:value-type="float" office:value="136" calcext:value-type="float">
            <text:p>136</text:p>
          </table:table-cell>
          <table:table-cell table:formula="of:=18+ROUND(RAND()*40)" office:value-type="float" office:value="35" calcext:value-type="float">
            <text:p>35</text:p>
          </table:table-cell>
          <table:table-cell table:formula="of:=ROUND(RAND()*90)" office:value-type="float" office:value="69" calcext:value-type="float">
            <text:p>69</text:p>
          </table:table-cell>
          <table:table-cell table:formula="of:=ROUND(RAND()*10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45] = 1; ROUND(1000+RAND()*2000); ROUND(300+RAND()*1000))" office:value-type="float" office:value="465" calcext:value-type="float">
            <text:p>465</text:p>
          </table:table-cell>
          <table:table-cell table:formula="of:=IF([.H845]; ROUND(1000+RAND()*1000); ROUND(RAND()*100))" office:value-type="float" office:value="37" calcext:value-type="float">
            <text:p>37</text:p>
          </table:table-cell>
          <table:table-cell table:formula="of:=IF([.H845]; ROUND(RAND()*100); ROUND(RAND()*30))" office:value-type="float" office:value="10" calcext:value-type="float">
            <text:p>10</text:p>
          </table:table-cell>
          <table:table-cell table:formula="of:=IF([.H845]; ROUND(RAND()*200); ROUND(RAND()*100))" office:value-type="float" office:value="18" calcext:value-type="float">
            <text:p>18</text:p>
          </table:table-cell>
          <table:table-cell table:formula="of:=18+ROUND(RAND()*40)" office:value-type="float" office:value="54" calcext:value-type="float">
            <text:p>54</text:p>
          </table:table-cell>
          <table:table-cell table:formula="of:=ROUND(RAND()*90)" office:value-type="float" office:value="69" calcext:value-type="float">
            <text:p>69</text:p>
          </table:table-cell>
          <table:table-cell table:formula="of:=ROUND(RAND()*10)" office:value-type="float" office:value="5" calcext:value-type="float">
            <text:p>5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46] = 1; ROUND(1000+RAND()*2000); ROUND(300+RAND()*1000))" office:value-type="float" office:value="899" calcext:value-type="float">
            <text:p>899</text:p>
          </table:table-cell>
          <table:table-cell table:formula="of:=IF([.H846]; ROUND(1000+RAND()*1000); ROUND(RAND()*100))" office:value-type="float" office:value="38" calcext:value-type="float">
            <text:p>38</text:p>
          </table:table-cell>
          <table:table-cell table:formula="of:=IF([.H846]; ROUND(RAND()*100); ROUND(RAND()*30))" office:value-type="float" office:value="7" calcext:value-type="float">
            <text:p>7</text:p>
          </table:table-cell>
          <table:table-cell table:formula="of:=IF([.H846]; ROUND(RAND()*200); ROUND(RAND()*100))" office:value-type="float" office:value="90" calcext:value-type="float">
            <text:p>90</text:p>
          </table:table-cell>
          <table:table-cell table:formula="of:=18+ROUND(RAND()*40)" office:value-type="float" office:value="46" calcext:value-type="float">
            <text:p>46</text:p>
          </table:table-cell>
          <table:table-cell table:formula="of:=ROUND(RAND()*90)" office:value-type="float" office:value="35" calcext:value-type="float">
            <text:p>35</text:p>
          </table:table-cell>
          <table:table-cell table:formula="of:=ROUND(RAND()*10)" office:value-type="float" office:value="3" calcext:value-type="float">
            <text:p>3</text:p>
          </table:table-cell>
          <table:table-cell table:formula="of:=ROUND(RAND())" office:value-type="float" office:value="0" calcext:value-type="float">
            <text:p>0</text:p>
          </table:table-cell>
        </table:table-row>
        <table:table-row table:style-name="ro1">
          <table:table-cell table:formula="of:=IF([.H847] = 1; ROUND(1000+RAND()*2000); ROUND(300+RAND()*1000))" office:value-type="float" office:value="1055" calcext:value-type="float">
            <text:p>1055</text:p>
          </table:table-cell>
          <table:table-cell table:formula="of:=IF([.H847]; ROUND(1000+RAND()*1000); ROUND(RAND()*100))" office:value-type="float" office:value="1998" calcext:value-type="float">
            <text:p>1998</text:p>
          </table:table-cell>
          <table:table-cell table:formula="of:=IF([.H847]; ROUND(RAND()*100); ROUND(RAND()*30))" office:value-type="float" office:value="72" calcext:value-type="float">
            <text:p>72</text:p>
          </table:table-cell>
          <table:table-cell table:formula="of:=IF([.H847]; ROUND(RAND()*200); ROUND(RAND()*100))" office:value-type="float" office:value="130" calcext:value-type="float">
            <text:p>130</text:p>
          </table:table-cell>
          <table:table-cell table:formula="of:=18+ROUND(RAND()*40)" office:value-type="float" office:value="42" calcext:value-type="float">
            <text:p>42</text:p>
          </table:table-cell>
          <table:table-cell table:formula="of:=ROUND(RAND()*90)" office:value-type="float" office:value="38" calcext:value-type="float">
            <text:p>38</text:p>
          </table:table-cell>
          <table:table-cell table:formula="of:=ROUND(RAND()*10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</table:table-row>
        <table:table-row table:style-name="ro1">
          <table:table-cell table:formula="of:=IF([.H848] = 1; ROUND(1000+RAND()*2000); ROUND(300+RAND()*1000))" office:value-type="float" office:value="2934" calcext:value-type="float">
            <text:p>2934</text:p>
          </table:table-cell>
          <table:table-cell table:formula="of:=IF([.H848]; ROUND(1000+RAND()*1000); ROUND(RAND()*100))" office:value-type="float" office:value="1616" calcext:value-type="float">
            <text:p>1616</text:p>
          </table:table-cell>
          <table:table-cell table:formula="of:=IF([.H848]; ROUND(RAND()*100); ROUND(RAND()*30))" office:value-type="float" office:value="69" calcext:value-type="float">
            <text:p>69</text:p>
          </table:table-cell>
          <table:table-cell table:formula="of:=IF([.H848]; ROUND(RAND()*200); ROUND(RAND()*100))" office:value-type="float" office:value="36" calcext:value-type="float">
            <text:p>36</text:p>
          </table:table-cell>
          <table:table-cell table:formula="of:=18+ROUND(RAND()*40)" office:value-type="float" office:value="45" calcext:value-type="float">
            <text:p>45</text:p>
          </table:table-cell>
          <table:table-cell table:formula="of:=ROUND(RAND()*90)" office:value-type="float" office:value="45" calcext:value-type="float">
            <text:p>45</text:p>
          </table:table-cell>
          <table:table-cell table:formula="of:=ROUND(RAND()*10)" office:value-type="float" office:value="9" calcext:value-type="float">
            <text:p>9</text:p>
          </table:table-cell>
          <table:table-cell table:formula="of:=ROUND(RAND()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 style:data-style-name="N2" text:time-value="14:56:59.3292269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9T20:44:53.851921648</meta:creation-date>
    <dc:date>2017-10-02T14:57:38.070399097</dc:date>
    <meta:editing-duration>PT35M9S</meta:editing-duration>
    <meta:editing-cycles>10</meta:editing-cycles>
    <meta:generator>LibreOffice/5.1.6.2$Linux_X86_64 LibreOffice_project/10m0$Build-2</meta:generator>
    <meta:document-statistic meta:table-count="1" meta:cell-count="6784" meta:object-count="0"/>
  </office:meta>
</office:document-meta>
</file>